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1.7398in"/>
    </style:style>
    <style:style style:name="co3" style:family="table-column">
      <style:table-column-properties fo:break-before="auto" style:column-width="1.2445in"/>
    </style:style>
    <style:style style:name="co4" style:family="table-column">
      <style:table-column-properties fo:break-before="auto" style:column-width="1.0134in"/>
    </style:style>
    <style:style style:name="co5" style:family="table-column">
      <style:table-column-properties fo:break-before="auto" style:column-width="1.4311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0.7709in"/>
    </style:style>
    <style:style style:name="co9" style:family="table-column">
      <style:table-column-properties fo:break-before="auto" style:column-width="0.7929in"/>
    </style:style>
    <style:style style:name="co10" style:family="table-column">
      <style:table-column-properties fo:break-before="auto" style:column-width="1.1339in"/>
    </style:style>
    <style:style style:name="co11" style:family="table-column">
      <style:table-column-properties fo:break-before="auto" style:column-width="0.3744in"/>
    </style:style>
    <style:style style:name="co12" style:family="table-column">
      <style:table-column-properties fo:break-before="auto" style:column-width="0.8591in"/>
    </style:style>
    <style:style style:name="co13" style:family="table-column">
      <style:table-column-properties fo:break-before="auto" style:column-width="0.7598in"/>
    </style:style>
    <style:style style:name="co14" style:family="table-column">
      <style:table-column-properties fo:break-before="auto" style:column-width="0.7161in"/>
    </style:style>
    <style:style style:name="co15" style:family="table-column">
      <style:table-column-properties fo:break-before="auto" style:column-width="0.4402in"/>
    </style:style>
    <style:style style:name="co16" style:family="table-column">
      <style:table-column-properties fo:break-before="auto" style:column-width="0.6717in"/>
    </style:style>
    <style:style style:name="co17" style:family="table-column">
      <style:table-column-properties fo:break-before="auto" style:column-width="1.4098in"/>
    </style:style>
    <style:style style:name="co18" style:family="table-column">
      <style:table-column-properties fo:break-before="auto" style:column-width="0.6492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352in"/>
    </style:style>
    <style:style style:name="co21" style:family="table-column">
      <style:table-column-properties fo:break-before="auto" style:column-width="0.2091in"/>
    </style:style>
    <style:style style:name="co22" style:family="table-column">
      <style:table-column-properties fo:break-before="auto" style:column-width="0.3634in"/>
    </style:style>
    <style:style style:name="co23" style:family="table-column">
      <style:table-column-properties fo:break-before="auto" style:column-width="0.7047in"/>
    </style:style>
    <style:style style:name="co24" style:family="table-column">
      <style:table-column-properties fo:break-before="auto" style:column-width="1.1453in"/>
    </style:style>
    <style:style style:name="co25" style:family="table-column">
      <style:table-column-properties fo:break-before="auto" style:column-width="0.9138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4626in"/>
    </style:style>
    <style:style style:name="co28" style:family="table-column">
      <style:table-column-properties fo:break-before="auto" style:column-width="0.4736in"/>
    </style:style>
    <style:style style:name="co29" style:family="table-column">
      <style:table-column-properties fo:break-before="auto" style:column-width="0.4953in"/>
    </style:style>
    <style:style style:name="co30" style:family="table-column">
      <style:table-column-properties fo:break-before="auto" style:column-width="0.2972in"/>
    </style:style>
    <style:style style:name="co31" style:family="table-column">
      <style:table-column-properties fo:break-before="auto" style:column-width="0.8146in"/>
    </style:style>
    <style:style style:name="co32" style:family="table-column">
      <style:table-column-properties fo:break-before="auto" style:column-width="1.2661in"/>
    </style:style>
    <style:style style:name="co33" style:family="table-column">
      <style:table-column-properties fo:break-before="auto" style:column-width="0.4291in"/>
    </style:style>
    <style:style style:name="co34" style:family="table-column">
      <style:table-column-properties fo:break-before="auto" style:column-width="0.4516in"/>
    </style:style>
    <style:style style:name="co35" style:family="table-column">
      <style:table-column-properties fo:break-before="auto" style:column-width="0.9362in"/>
    </style:style>
    <style:style style:name="co36" style:family="table-column">
      <style:table-column-properties fo:break-before="auto" style:column-width="0.5835in"/>
    </style:style>
    <style:style style:name="co37" style:family="table-column">
      <style:table-column-properties fo:break-before="auto" style:column-width="1.1783in"/>
    </style:style>
    <style:style style:name="co38" style:family="table-column">
      <style:table-column-properties fo:break-before="auto" style:column-width="0.628in"/>
    </style:style>
    <style:style style:name="co39" style:family="table-column">
      <style:table-column-properties fo:break-before="auto" style:column-width="0.4075in"/>
    </style:style>
    <style:style style:name="co40" style:family="table-column">
      <style:table-column-properties fo:break-before="auto" style:column-width="1.189in"/>
    </style:style>
    <style:style style:name="co41" style:family="table-column">
      <style:table-column-properties fo:break-before="auto" style:column-width="1.3764in"/>
    </style:style>
    <style:style style:name="co42" style:family="table-column">
      <style:table-column-properties fo:break-before="auto" style:column-width="0.6937in"/>
    </style:style>
    <style:style style:name="co43" style:family="table-column">
      <style:table-column-properties fo:break-before="auto" style:column-width="0.848in"/>
    </style:style>
    <style:style style:name="co44" style:family="table-column">
      <style:table-column-properties fo:break-before="auto" style:column-width="0.4181in"/>
    </style:style>
    <style:style style:name="co45" style:family="table-column">
      <style:table-column-properties fo:break-before="auto" style:column-width="0.5398in"/>
    </style:style>
    <style:style style:name="co46" style:family="table-column">
      <style:table-column-properties fo:break-before="auto" style:column-width="0.4846in"/>
    </style:style>
    <style:style style:name="co47" style:family="table-column">
      <style:table-column-properties fo:break-before="auto" style:column-width="0.3307in"/>
    </style:style>
    <style:style style:name="co48" style:family="table-column">
      <style:table-column-properties fo:break-before="auto" style:column-width="0.6165in"/>
    </style:style>
    <style:style style:name="co49" style:family="table-column">
      <style:table-column-properties fo:break-before="auto" style:column-width="0.2862in"/>
    </style:style>
    <style:style style:name="co50" style:family="table-column">
      <style:table-column-properties fo:break-before="auto" style:column-width="0.5945in"/>
    </style:style>
    <style:style style:name="co51" style:family="table-column">
      <style:table-column-properties fo:break-before="auto" style:column-width="0.639in"/>
    </style:style>
    <style:style style:name="co52" style:family="table-column">
      <style:table-column-properties fo:break-before="auto" style:column-width="1.2772in"/>
    </style:style>
    <style:style style:name="co53" style:family="table-column">
      <style:table-column-properties fo:break-before="auto" style:column-width="0.7374in"/>
    </style:style>
    <style:style style:name="co54" style:family="table-column">
      <style:table-column-properties fo:break-before="auto" style:column-width="0.3083in"/>
    </style:style>
    <style:style style:name="co55" style:family="table-column">
      <style:table-column-properties fo:break-before="page" style:column-width="0.6827in"/>
    </style:style>
    <style:style style:name="co56" style:family="table-column">
      <style:table-column-properties fo:break-before="auto" style:column-width="0.6827in"/>
    </style:style>
    <style:style style:name="co57" style:family="table-column">
      <style:table-column-properties fo:break-before="auto" style:column-width="0.5508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0.5173in"/>
    </style:style>
    <style:style style:name="co60" style:family="table-column">
      <style:table-column-properties fo:break-before="auto" style:column-width="1.3543in"/>
    </style:style>
    <style:style style:name="co61" style:family="table-column">
      <style:table-column-properties fo:break-before="auto" style:column-width="1.2992in"/>
    </style:style>
    <style:style style:name="co62" style:family="table-column">
      <style:table-column-properties fo:break-before="auto" style:column-width="1.5083in"/>
    </style:style>
    <style:style style:name="co63" style:family="table-column">
      <style:table-column-properties fo:break-before="auto" style:column-width="0.6055in"/>
    </style:style>
    <style:style style:name="co64" style:family="table-column">
      <style:table-column-properties fo:break-before="auto" style:column-width="1.7283in"/>
    </style:style>
    <style:style style:name="co65" style:family="table-column">
      <style:table-column-properties fo:break-before="auto" style:column-width="1.2555in"/>
    </style:style>
    <style:style style:name="co66" style:family="table-column">
      <style:table-column-properties fo:break-before="page" style:column-width="1.4098in"/>
    </style:style>
    <style:style style:name="co67" style:family="table-column">
      <style:table-column-properties fo:break-before="auto" style:column-width="0.5618in"/>
    </style:style>
    <style:style style:name="co68" style:family="table-column">
      <style:table-column-properties fo:break-before="auto" style:column-width="0.9472in"/>
    </style:style>
    <style:style style:name="co69" style:family="table-column">
      <style:table-column-properties fo:break-before="auto" style:column-width="1.4425in"/>
    </style:style>
    <style:style style:name="co70" style:family="table-column">
      <style:table-column-properties fo:break-before="auto" style:column-width="0.8701in"/>
    </style:style>
    <style:style style:name="co71" style:family="table-column">
      <style:table-column-properties fo:break-before="auto" style:column-width="1.39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3752in" fo:break-before="auto" style:use-optimal-row-height="false"/>
    </style:style>
    <style:style style:name="ro7" style:family="table-row">
      <style:table-row-properties style:row-height="0.4583in" fo:break-before="auto" style:use-optimal-row-height="false"/>
    </style:style>
    <style:style style:name="ro8" style:family="table-row">
      <style:table-row-properties style:row-height="0.3335in" fo:break-before="auto" style:use-optimal-row-height="false"/>
    </style:style>
    <style:style style:name="ro9" style:family="table-row">
      <style:table-row-properties style:row-height="0.4165in" fo:break-before="auto" style:use-optimal-row-height="false"/>
    </style:style>
    <style:style style:name="ro10" style:family="table-row">
      <style:table-row-properties style:row-height="0.3646in" fo:break-before="auto" style:use-optimal-row-height="false"/>
    </style:style>
    <style:style style:name="ro11" style:family="table-row">
      <style:table-row-properties style:row-height="0.198in" fo:break-before="auto" style:use-optimal-row-height="false"/>
    </style:style>
    <style:style style:name="ro12" style:family="table-row">
      <style:table-row-properties style:row-height="0.4063in" fo:break-before="auto" style:use-optimal-row-height="false"/>
    </style:style>
    <style:style style:name="ro13" style:family="table-row">
      <style:table-row-properties style:row-height="0.3854in" fo:break-before="auto" style:use-optimal-row-height="false"/>
    </style:style>
    <style:style style:name="ro14" style:family="table-row">
      <style:table-row-properties style:row-height="0.1953in" fo:break-before="auto" style:use-optimal-row-height="true"/>
    </style:style>
    <style:style style:name="ta1" style:family="table" style:master-page-name="PageStyle_5f_1st_20_Tasting">
      <style:table-properties table:display="true" style:writing-mode="lr-tb"/>
    </style:style>
    <style:style style:name="ta2" style:family="table" style:master-page-name="PageStyle_5f_May_20_2">
      <style:table-properties table:display="true" style:writing-mode="lr-tb"/>
    </style:style>
    <style:style style:name="ta3" style:family="table" style:master-page-name="PageStyle_5f_Aug_20_1st">
      <style:table-properties table:display="true" style:writing-mode="lr-tb"/>
    </style:style>
    <style:style style:name="ta4" style:family="table" style:master-page-name="PageStyle_5f_wines">
      <style:table-properties table:display="true" style:writing-mode="lr-tb"/>
    </style:style>
    <style:style style:name="ta5" style:family="table" style:master-page-name="PageStyle_5f_Sheet2">
      <style:table-properties table:display="true" style:writing-mode="lr-tb"/>
    </style:style>
    <style:style style:name="ta6" style:family="table" style:master-page-name="PageStyle_5f_Ben_20_Farewell">
      <style:table-properties table:display="true" style:writing-mode="lr-tb"/>
    </style:style>
    <style:style style:name="ta7" style:family="table" style:master-page-name="PageStyle_5f_Summary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2">
      <style:table-cell-properties style:diagonal-bl-tr="none" style:diagonal-tl-br="none" fo:border="none"/>
    </style:style>
    <style:style style:name="ce3" style:family="table-cell" style:parent-style-name="Default">
      <style:table-cell-properties style:diagonal-bl-tr="none" style:diagonal-tl-br="none" fo:border="none"/>
    </style:style>
    <style:style style:name="ce4" style:family="table-cell" style:parent-style-name="Default" style:data-style-name="N128"/>
    <style:style style:name="ce5" style:family="table-cell" style:parent-style-name="Default" style:data-style-name="N2"/>
    <style:style style:name="ce6" style:family="table-cell" style:parent-style-name="Default" style:data-style-name="N128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0138in solid #000000" fo:border-right="none" fo:border-top="none"/>
    </style:style>
    <style:style style:name="ce8" style:family="table-cell" style:parent-style-name="Default" style:data-style-name="N128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138in solid #000000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fo:border-bottom="0.0138in solid #000000" style:diagonal-bl-tr="none" style:diagonal-tl-br="none" fo:border-left="0.0138in solid #000000" fo:border-right="none" fo:border-top="none"/>
    </style:style>
    <style:style style:name="ce14" style:family="table-cell" style:parent-style-name="Default" style:data-style-name="N2">
      <style:table-cell-properties fo:border-bottom="none" style:diagonal-bl-tr="none" style:diagonal-tl-br="none" fo:border-left="none" fo:border-right="none" fo:border-top="0.0138in solid #000000"/>
    </style:style>
    <style:style style:name="ce15" style:family="table-cell" style:parent-style-name="Default" style:data-style-name="N2">
      <style:table-cell-properties fo:border-bottom="0.0138in solid #000000" style:diagonal-bl-tr="none" style:diagonal-tl-br="none" fo:border-left="none" fo:border-right="none" fo:border-top="none"/>
    </style:style>
    <style:style style:name="ce16" style:family="table-cell" style:parent-style-name="Default" style:data-style-name="N2">
      <style:table-cell-properties fo:border-bottom="none" style:diagonal-bl-tr="none" style:diagonal-tl-br="none" fo:border-left="none" fo:border-right="0.0138in solid #000000" fo:border-top="0.0138in solid #000000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0138in solid #000000" fo:border-top="none"/>
    </style:style>
    <style:style style:name="ce18" style:family="table-cell" style:parent-style-name="Default" style:data-style-name="N2">
      <style:table-cell-properties fo:border-bottom="0.0138in solid #000000" style:diagonal-bl-tr="none" style:diagonal-tl-br="none" fo:border-left="none" fo:border-right="0.0138in solid #000000" fo:border-top="none"/>
    </style:style>
    <style:style style:name="ce19" style:family="table-cell" style:parent-style-name="Default">
      <style:table-cell-properties fo:border-bottom="none" style:diagonal-bl-tr="none" style:diagonal-tl-br="none" fo:border-left="0.0138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fo:border-bottom="none" style:diagonal-bl-tr="none" style:diagonal-tl-br="none" fo:border-left="0.0138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fo:border-bottom="0.0138in solid #000000" style:diagonal-bl-tr="none" style:diagonal-tl-br="none" fo:background-color="transparent" fo:border-left="0.0138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border-bottom="none" style:diagonal-bl-tr="none" style:diagonal-tl-br="none" fo:border-left="0.0138in solid #000000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 style:data-style-name="N2">
      <style:table-cell-properties fo:border-bottom="none" style:diagonal-bl-tr="none" style:diagonal-tl-br="none" fo:border-left="0.0138in solid #000000" fo:border-right="none" fo:border-top="none"/>
    </style:style>
    <style:style style:name="ce24" style:family="table-cell" style:parent-style-name="Default" style:data-style-name="N2">
      <style:table-cell-properties fo:border-bottom="0.0138in solid #000000" style:diagonal-bl-tr="none" style:diagonal-tl-br="none" fo:border-left="0.0138in solid #000000" fo:border-right="none" fo:border-top="none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fo:border-bottom="none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border-right="0.0138in solid #000000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 style:data-style-name="N2">
      <style:table-cell-properties fo:border-bottom="none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fo:border-bottom="none" style:diagonal-bl-tr="none" style:diagonal-tl-br="none" fo:border-left="none" fo:border-right="0.0138in solid #000000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 style:data-style-name="N2">
      <style:table-cell-properties fo:background-color="#ffcc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 style:data-style-name="N2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 style:data-style-name="N2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 style:data-style-name="N2">
      <style:text-properties fo:color="#ff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ackground-color="#ffcc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ackground-color="#ffcc99"/>
      <style:text-properties fo:color="#808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 style:data-style-name="N2">
      <style:table-cell-properties fo:background-color="#ffcc99"/>
      <style:text-properties fo:color="#808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fo:background-color="#ffcc99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 style:data-style-name="N2">
      <style:table-cell-properties fo:background-color="#ffcc00"/>
      <style:map style:condition="cell-content-is-between(-1,-0.3)" style:apply-style-name="Excel_5f_CondFormat_5f_2_5f_1_5f_1" style:base-cell-address="'May 2'.AP2"/>
      <style:map style:condition="cell-content-is-between(1,0.8)" style:apply-style-name="Excel_5f_CondFormat_5f_2_5f_1_5f_2" style:base-cell-address="'May 2'.AP2"/>
    </style:style>
    <style:style style:name="ce48" style:family="table-cell" style:parent-style-name="Default" style:data-style-name="N2">
      <style:table-cell-properties fo:background-color="#ffcc99"/>
      <style:map style:condition="cell-content-is-between(-1,-0.3)" style:apply-style-name="Excel_5f_CondFormat_5f_2_5f_2_5f_1" style:base-cell-address="'May 2'.AQ47"/>
      <style:map style:condition="cell-content-is-between(1,0.7)" style:apply-style-name="Excel_5f_CondFormat_5f_2_5f_2_5f_2" style:base-cell-address="'May 2'.AQ47"/>
    </style:style>
    <style:style style:name="ce49" style:family="table-cell" style:parent-style-name="Default" style:data-style-name="N2">
      <style:table-cell-properties fo:background-color="#ffcc99"/>
      <style:text-properties style:use-window-font-color="true" style:text-outline="false" style:text-line-through-style="none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  <style:map style:condition="cell-content-is-between(-1,-0.3)" style:apply-style-name="Excel_5f_CondFormat_5f_2_5f_2_5f_1" style:base-cell-address="'May 2'.AQ47"/>
      <style:map style:condition="cell-content-is-between(1,0.7)" style:apply-style-name="Excel_5f_CondFormat_5f_2_5f_2_5f_2" style:base-cell-address="'May 2'.AQ47"/>
    </style:style>
    <style:style style:name="ce50" style:family="table-cell" style:parent-style-name="Default" style:data-style-name="N2">
      <style:table-cell-properties style:glyph-orientation-vertical="0" fo:background-color="#ffcc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cell-content-is-between(-1,-0.3)" style:apply-style-name="Excel_5f_CondFormat_5f_2_5f_1_5f_1" style:base-cell-address="'May 2'.AP2"/>
      <style:map style:condition="cell-content-is-between(1,0.8)" style:apply-style-name="Excel_5f_CondFormat_5f_2_5f_1_5f_2" style:base-cell-address="'May 2'.AP2"/>
    </style:style>
    <style:style style:name="ce51" style:family="table-cell" style:parent-style-name="Default" style:data-style-name="N2">
      <style:table-cell-properties fo:background-color="#ffcc99"/>
      <style:map style:condition="cell-content()&gt;0.7" style:apply-style-name="Excel_5f_CondFormat_5f_2_5f_3_5f_1" style:base-cell-address="'May 2'.AQ3"/>
    </style:style>
    <style:style style:name="ce52" style:family="table-cell" style:parent-style-name="Default" style:data-style-name="N2">
      <style:table-cell-properties fo:background-color="#ffcc99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53" style:family="table-cell" style:parent-style-name="Default" style:data-style-name="N2">
      <style:table-cell-properties fo:background-color="#ffff00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54" style:family="table-cell" style:parent-style-name="Default" style:data-style-name="N2">
      <style:table-cell-properties fo:background-color="#ffcc99"/>
      <style:text-properties fo:color="#993300" style:text-outline="false" style:text-line-through-style="none" style:font-name="Arial1" fo:font-size="1pt" fo:font-style="normal" fo:text-shadow="none" style:text-underline-style="none" fo:font-weight="bold" style:font-size-asian="1pt" style:font-style-asian="normal" style:font-weight-asian="bold" style:font-name-complex="Arial1" style:font-size-complex="1pt" style:font-style-complex="normal" style:font-weight-complex="bold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55" style:family="table-cell" style:parent-style-name="Default" style:data-style-name="N2">
      <style:table-cell-properties fo:background-color="#ffcc99"/>
      <style:text-properties style:use-window-font-color="true" style:text-outline="false" style:text-line-through-style="none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56" style:family="table-cell" style:parent-style-name="Default" style:data-style-name="N2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57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58" style:family="table-cell" style:parent-style-name="Default" style:data-style-name="N2">
      <style:table-cell-properties fo:background-color="transparent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59" style:family="table-cell" style:parent-style-name="Default" style:data-style-name="N2">
      <style:table-cell-properties style:diagonal-bl-tr="none" style:diagonal-tl-br="none" fo:background-color="transparent" fo:border="none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60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61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62" style:family="table-cell" style:parent-style-name="Default" style:data-style-name="N2">
      <style:table-cell-properties fo:background-color="transparent"/>
      <style:map style:condition="cell-content-is-between(-1,-0.3)" style:apply-style-name="Excel_5f_CondFormat_5f_2_5f_2_5f_1" style:base-cell-address="'May 2'.AQ47"/>
      <style:map style:condition="cell-content-is-between(1,0.7)" style:apply-style-name="Excel_5f_CondFormat_5f_2_5f_2_5f_2" style:base-cell-address="'May 2'.AQ47"/>
    </style:style>
    <style:style style:name="ce63" style:family="table-cell" style:parent-style-name="Default" style:data-style-name="N2">
      <style:table-cell-properties style:diagonal-bl-tr="none" style:diagonal-tl-br="none" fo:background-color="transparent" fo:border="none"/>
      <style:map style:condition="cell-content-is-between(-1,-0.3)" style:apply-style-name="Excel_5f_CondFormat_5f_2_5f_2_5f_1" style:base-cell-address="'May 2'.AQ47"/>
      <style:map style:condition="cell-content-is-between(1,0.7)" style:apply-style-name="Excel_5f_CondFormat_5f_2_5f_2_5f_2" style:base-cell-address="'May 2'.AQ47"/>
    </style:style>
    <style:style style:name="ce64" style:family="table-cell" style:parent-style-name="Default" style:data-style-name="N2">
      <style:text-properties style:use-window-font-color="true" style:text-outline="false" style:text-line-through-style="none" style:font-name="Arial2" fo:font-size="1pt" fo:font-style="normal" fo:text-shadow="none" style:text-underline-style="none" fo:font-weight="normal" style:font-size-asian="1pt" style:font-style-asian="normal" style:font-weight-asian="normal" style:font-name-complex="Arial2" style:font-size-complex="1pt" style:font-style-complex="normal" style:font-weight-complex="normal"/>
    </style:style>
    <style:style style:name="ce65" style:family="table-cell" style:parent-style-name="Default" style:data-style-name="N2">
      <style:table-cell-properties style:glyph-orientation-vertical="0" fo:background-color="#ffcc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pt" fo:font-style="normal" fo:text-shadow="none" style:text-underline-style="none" fo:font-weight="normal" style:font-size-asian="1pt" style:font-style-asian="normal" style:font-weight-asian="normal" style:font-name-complex="Arial2" style:font-size-complex="1pt" style:font-style-complex="normal" style:font-weight-complex="normal"/>
      <style:map style:condition="cell-content-is-between(-1,-0.3)" style:apply-style-name="Excel_5f_CondFormat_5f_2_5f_1_5f_1" style:base-cell-address="'May 2'.AP2"/>
      <style:map style:condition="cell-content-is-between(1,0.8)" style:apply-style-name="Excel_5f_CondFormat_5f_2_5f_1_5f_2" style:base-cell-address="'May 2'.AP2"/>
    </style:style>
    <style:style style:name="ce66" style:family="table-cell" style:parent-style-name="Default" style:data-style-name="N2">
      <style:table-cell-properties fo:background-color="#ffcc99"/>
      <style:text-properties style:use-window-font-color="true" style:text-outline="false" style:text-line-through-style="none" style:font-name="Arial2" fo:font-size="1pt" fo:font-style="normal" fo:text-shadow="none" style:text-underline-style="none" fo:font-weight="normal" style:font-size-asian="1pt" style:font-style-asian="normal" style:font-weight-asian="normal" style:font-name-complex="Arial2" style:font-size-complex="1pt" style:font-style-complex="normal" style:font-weight-complex="normal"/>
      <style:map style:condition="cell-content()&gt;0.7" style:apply-style-name="Excel_5f_CondFormat_5f_2_5f_3_5f_1" style:base-cell-address="'May 2'.AQ3"/>
    </style:style>
    <style:style style:name="ce67" style:family="table-cell" style:parent-style-name="Default" style:data-style-name="N2">
      <style:table-cell-properties fo:background-color="#ffcc99"/>
      <style:text-properties style:use-window-font-color="true" style:text-outline="false" style:text-line-through-style="none" style:font-name="Arial2" fo:font-size="1pt" fo:font-style="normal" fo:text-shadow="none" style:text-underline-style="none" fo:font-weight="normal" style:font-size-asian="1pt" style:font-style-asian="normal" style:font-weight-asian="normal" style:font-name-complex="Arial2" style:font-size-complex="1pt" style:font-style-complex="normal" style:font-weight-complex="normal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68" style:family="table-cell" style:parent-style-name="Default" style:data-style-name="N2">
      <style:text-properties style:use-window-font-color="true" style:text-outline="false" style:text-line-through-style="none" style:font-name="Arial2" fo:font-size="1pt" fo:font-style="normal" fo:text-shadow="none" style:text-underline-style="none" fo:font-weight="normal" style:font-size-asian="1pt" style:font-style-asian="normal" style:font-weight-asian="normal" style:font-name-complex="Arial2" style:font-size-complex="1pt" style:font-style-complex="normal" style:font-weight-complex="normal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69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2" fo:font-size="1pt" fo:font-style="normal" fo:text-shadow="none" style:text-underline-style="none" fo:font-weight="normal" style:font-size-asian="1pt" style:font-style-asian="normal" style:font-weight-asian="normal" style:font-name-complex="Arial2" style:font-size-complex="1pt" style:font-style-complex="normal" style:font-weight-complex="normal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70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pt" fo:font-style="normal" fo:text-shadow="none" style:text-underline-style="none" fo:font-weight="normal" style:font-size-asian="1pt" style:font-style-asian="normal" style:font-weight-asian="normal" style:font-name-complex="Arial2" style:font-size-complex="1pt" style:font-style-complex="normal" style:font-weight-complex="normal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71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pt" fo:font-style="normal" fo:text-shadow="none" style:text-underline-style="none" fo:font-weight="normal" style:font-size-asian="1pt" style:font-style-asian="normal" style:font-weight-asian="normal" style:font-name-complex="Arial2" style:font-size-complex="1pt" style:font-style-complex="normal" style:font-weight-complex="normal"/>
    </style:style>
    <style:style style:name="ce72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pt" fo:font-style="normal" fo:text-shadow="none" style:text-underline-style="none" fo:font-weight="normal" style:font-size-asian="1pt" style:font-style-asian="normal" style:font-weight-asian="normal" style:font-name-complex="Arial2" style:font-size-complex="1pt" style:font-style-complex="normal" style:font-weight-complex="normal"/>
      <style:map style:condition="cell-content-is-between(-1,-0.3)" style:apply-style-name="Excel_5f_CondFormat_5f_2_5f_2_5f_1" style:base-cell-address="'May 2'.AQ47"/>
      <style:map style:condition="cell-content-is-between(1,0.7)" style:apply-style-name="Excel_5f_CondFormat_5f_2_5f_2_5f_2" style:base-cell-address="'May 2'.AQ47"/>
    </style:style>
    <style:style style:name="ce73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2" fo:font-size="1pt" fo:font-style="normal" fo:text-shadow="none" style:text-underline-style="none" fo:font-weight="normal" style:font-size-asian="1pt" style:font-style-asian="normal" style:font-weight-asian="normal" style:font-name-complex="Arial2" style:font-size-complex="1pt" style:font-style-complex="normal" style:font-weight-complex="normal"/>
      <style:map style:condition="cell-content-is-between(-1,-0.3)" style:apply-style-name="Excel_5f_CondFormat_5f_2_5f_2_5f_1" style:base-cell-address="'May 2'.AQ47"/>
      <style:map style:condition="cell-content-is-between(1,0.7)" style:apply-style-name="Excel_5f_CondFormat_5f_2_5f_2_5f_2" style:base-cell-address="'May 2'.AQ47"/>
    </style:style>
    <style:style style:name="ce74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75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76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&gt;0.7" style:apply-style-name="Excel_5f_CondFormat_5f_2_5f_4_5f_1" style:base-cell-address="'May 2'.AQ4"/>
      <style:map style:condition="cell-content()&lt;-0.3" style:apply-style-name="Excel_5f_CondFormat_5f_2_5f_4_5f_2" style:base-cell-address="'May 2'.AQ4"/>
    </style:style>
    <style:style style:name="ce77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2_5f_2_5f_1" style:base-cell-address="'May 2'.AQ47"/>
      <style:map style:condition="cell-content-is-between(1,0.7)" style:apply-style-name="Excel_5f_CondFormat_5f_2_5f_2_5f_2" style:base-cell-address="'May 2'.AQ47"/>
    </style:style>
    <style:style style:name="ce78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  <style:map style:condition="cell-content-is-between(-1,-0.3)" style:apply-style-name="Excel_5f_CondFormat_5f_2_5f_2_5f_1" style:base-cell-address="'May 2'.AQ47"/>
      <style:map style:condition="cell-content-is-between(1,0.7)" style:apply-style-name="Excel_5f_CondFormat_5f_2_5f_2_5f_2" style:base-cell-address="'May 2'.AQ47"/>
    </style:style>
    <style:style style:name="ce79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  <style:map style:condition="cell-content-is-between(-1,-0.3)" style:apply-style-name="Excel_5f_CondFormat_5f_2_5f_2_5f_1" style:base-cell-address="'May 2'.AQ47"/>
      <style:map style:condition="cell-content-is-between(1,0.7)" style:apply-style-name="Excel_5f_CondFormat_5f_2_5f_2_5f_2" style:base-cell-address="'May 2'.AQ47"/>
    </style:style>
    <style:style style:name="ce80" style:family="table-cell" style:parent-style-name="Default" style:data-style-name="N2">
      <style:table-cell-properties style:glyph-orientation-vertical="0" fo:background-color="#ffcc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  <style:map style:condition="cell-content-is-between(-1,-0.3)" style:apply-style-name="Excel_5f_CondFormat_5f_2_5f_1_5f_1" style:base-cell-address="'May 2'.AP2"/>
      <style:map style:condition="cell-content-is-between(1,0.8)" style:apply-style-name="Excel_5f_CondFormat_5f_2_5f_1_5f_2" style:base-cell-address="'May 2'.AP2"/>
    </style:style>
    <style:style style:name="ce81" style:family="table-cell" style:parent-style-name="Default" style:data-style-name="N2">
      <style:table-cell-properties fo:background-color="#ffcc99"/>
      <style:text-properties style:use-window-font-color="true" style:text-outline="false" style:text-line-through-style="none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  <style:map style:condition="cell-content()&gt;0.7" style:apply-style-name="Excel_5f_CondFormat_5f_2_5f_3_5f_1" style:base-cell-address="'May 2'.AQ3"/>
    </style:style>
    <style:style style:name="ce82" style:family="table-cell" style:parent-style-name="Default" style:data-style-name="N2"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 style:data-style-name="N2">
      <style:table-cell-properties fo:border-bottom="none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 style:data-style-name="N2">
      <style:table-cell-properties fo:border-bottom="0.0138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5" style:family="table-cell" style:parent-style-name="Default" style:data-style-name="N2">
      <style:table-cell-properties fo:border-bottom="none" style:diagonal-bl-tr="none" style:diagonal-tl-br="none" fo:border-left="none" fo:border-right="0.0138in solid #000000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6" style:family="table-cell" style:parent-style-name="Default" style:data-style-name="N2">
      <style:table-cell-properties fo:border-bottom="0.0138in solid #000000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 style:data-style-name="N2">
      <style:table-cell-properties fo:border-bottom="none" style:diagonal-bl-tr="none" style:diagonal-tl-br="none" fo:border-left="0.0138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 style:data-style-name="N2">
      <style:table-cell-properties fo:border-bottom="0.0138in solid #000000" style:diagonal-bl-tr="none" style:diagonal-tl-br="none" fo:border-left="0.0138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 style:data-style-name="N2">
      <style:table-cell-properties fo:background-color="#ffcc99"/>
      <style:text-properties fo:color="#969696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0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91" style:family="table-cell" style:parent-style-name="Default" style:data-style-name="N2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92" style:family="table-cell" style:parent-style-name="Default" style:data-style-name="N2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93" style:family="table-cell" style:parent-style-name="Default" style:data-style-name="N2">
      <style:table-cell-properties style:glyph-orientation-vertical="0" fo:border-bottom="0.0138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94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96" style:family="table-cell" style:parent-style-name="Default" style:data-style-name="N2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97" style:family="table-cell" style:parent-style-name="Default" style:data-style-name="N2">
      <style:table-cell-properties fo:background-color="#99cc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98" style:family="table-cell" style:parent-style-name="Default" style:data-style-name="N2">
      <style:table-cell-properties fo:border-bottom="0.0413in double #000000" style:border-line-width-bottom="0.0138in 0.0138in 0.0138in" fo:background-color="#99cc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99" style:family="table-cell" style:parent-style-name="Default" style:data-style-name="N2">
      <style:table-cell-properties fo:border-bottom="none" fo:background-color="#99ccff" style:diagonal-bl-tr="none" style:diagonal-tl-br="none" fo:border-left="none" fo:border-right="none" fo:border-top="0.0413in double #000000" style:border-line-width-top="0.0138in 0.0138in 0.013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00" style:family="table-cell" style:parent-style-name="Default" style:data-style-name="N2">
      <style:table-cell-properties fo:background-color="#ffff99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01" style:family="table-cell" style:parent-style-name="Default" style:data-style-name="N2">
      <style:table-cell-properties fo:border-bottom="0.0138in solid #000000" fo:background-color="#99cc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02" style:family="table-cell" style:parent-style-name="Default" style:data-style-name="N2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03" style:family="table-cell" style:parent-style-name="Default" style:data-style-name="N2">
      <style:table-cell-properties fo:border-bottom="none" fo:background-color="#99ccff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04" style:family="table-cell" style:parent-style-name="Default" style:data-style-name="N2">
      <style:table-cell-properties fo:border-bottom="0.0413in double #000000" style:border-line-width-bottom="0.0138in 0.0138in 0.0138in" fo:background-color="#99ccff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05" style:family="table-cell" style:parent-style-name="Default" style:data-style-name="N2">
      <style:table-cell-properties fo:border-bottom="none" fo:background-color="#99ccff" style:diagonal-bl-tr="none" style:diagonal-tl-br="none" fo:border-left="none" fo:border-right="0.0138in solid #000000" fo:border-top="0.0413in double #000000" style:border-line-width-top="0.0138in 0.0138in 0.013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06" style:family="table-cell" style:parent-style-name="Default" style:data-style-name="N2">
      <style:table-cell-properties fo:border-bottom="none" fo:background-color="#99ccff" style:diagonal-bl-tr="none" style:diagonal-tl-br="none" fo:border-left="0.0138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07" style:family="table-cell" style:parent-style-name="Default" style:data-style-name="N2">
      <style:table-cell-properties fo:border-bottom="0.0413in double #000000" style:border-line-width-bottom="0.0138in 0.0138in 0.0138in" fo:background-color="#99ccff" style:diagonal-bl-tr="none" style:diagonal-tl-br="none" fo:border-left="0.0138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08" style:family="table-cell" style:parent-style-name="Default" style:data-style-name="N2">
      <style:table-cell-properties fo:border-bottom="none" fo:background-color="#99ccff" style:diagonal-bl-tr="none" style:diagonal-tl-br="none" fo:border-left="0.0138in solid #000000" fo:border-right="none" fo:border-top="0.0413in double #000000" style:border-line-width-top="0.0138in 0.0138in 0.013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09" style:family="table-cell" style:parent-style-name="Default" style:data-style-name="N2">
      <style:table-cell-properties fo:border-bottom="none" fo:background-color="#ffff99" style:diagonal-bl-tr="none" style:diagonal-tl-br="none" fo:border-left="0.0138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10" style:family="table-cell" style:parent-style-name="Default" style:data-style-name="N2">
      <style:table-cell-properties fo:border-bottom="0.0413in double #000000" style:border-line-width-bottom="0.0138in 0.0138in 0.0138in" fo:background-color="#ffff99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11" style:family="table-cell" style:parent-style-name="Default" style:data-style-name="N2">
      <style:table-cell-properties fo:background-color="#99cc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 style:data-style-name="N2">
      <style:table-cell-properties fo:border-bottom="none" fo:background-color="#99ccff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 style:data-style-name="N2">
      <style:table-cell-properties fo:border-bottom="none" fo:background-color="#99ccff" style:diagonal-bl-tr="none" style:diagonal-tl-br="none" fo:border-left="0.0138in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 style:data-style-name="N2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Default" style:data-style-name="N2">
      <style:table-cell-properties fo:border-bottom="0.0413in double #000000" style:border-line-width-bottom="0.0138in 0.0138in 0.0138in" fo:background-color="#99cc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 style:data-style-name="N2">
      <style:table-cell-properties fo:border-bottom="0.0138in solid #000000" fo:background-color="#99cc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 style:data-style-name="N2">
      <style:table-cell-properties fo:border-bottom="none" fo:background-color="#ffff99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18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2_5f_1" style:base-cell-address="'Aug 1st'.CR1"/>
      <style:map style:condition="cell-content-is-between(1,0.7)" style:apply-style-name="Excel_5f_CondFormat_5f_3_5f_2_5f_2" style:base-cell-address="'Aug 1st'.CR1"/>
    </style:style>
    <style:style style:name="ce119" style:family="table-cell" style:parent-style-name="Default" style:data-style-name="N2">
      <style:table-cell-properties fo:border-bottom="none" fo:background-color="#00ccff" style:diagonal-bl-tr="none" style:diagonal-tl-br="none" fo:border-left="none" fo:border-right="0.0138in solid #000000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-1,-0.3)" style:apply-style-name="Excel_5f_CondFormat_5f_3_5f_1_5f_1" style:base-cell-address="'Aug 1st'.CT66"/>
      <style:map style:condition="cell-content-is-between(1,0.8)" style:apply-style-name="Excel_5f_CondFormat_5f_3_5f_1_5f_2" style:base-cell-address="'Aug 1st'.CT66"/>
    </style:style>
    <style:style style:name="ce120" style:family="table-cell" style:parent-style-name="Default" style:data-style-name="N2">
      <style:table-cell-properties fo:border-bottom="0.0138in solid #000000" fo:background-color="#99ccff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 style:data-style-name="N133"/>
    <style:style style:name="ce122" style:family="table-cell" style:parent-style-name="Default" style:data-style-name="N133">
      <style:table-cell-properties fo:border-bottom="none" style:diagonal-bl-tr="none" style:diagonal-tl-br="none" fo:border-left="0.0138in solid #000000" fo:border-right="none" fo:border-top="none"/>
    </style:style>
    <style:style style:name="ce123" style:family="table-cell" style:parent-style-name="Default" style:data-style-name="N133"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4" style:family="table-cell" style:parent-style-name="Default" style:data-style-name="N133">
      <style:table-cell-properties fo:border-bottom="0.0138in solid #000000" style:diagonal-bl-tr="none" style:diagonal-tl-br="none" fo:border-left="0.0138in solid #000000" fo:border-right="none" fo:border-top="0.013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5" style:family="table-cell" style:parent-style-name="Default" style:data-style-name="N133">
      <style:table-cell-properties fo:border-bottom="0.0008in solid #000000" style:diagonal-bl-tr="none" style:diagonal-tl-br="none" fo:border-left="0.0138in solid #000000" fo:border-right="0.0008in solid #000000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6" style:family="table-cell" style:parent-style-name="Default" style:data-style-name="N133">
      <style:table-cell-properties fo:border-bottom="0.0008in solid #000000" style:diagonal-bl-tr="none" style:diagonal-tl-br="none" fo:border-left="0.0138in solid #000000" fo:border-right="0.0008in solid #000000" fo:border-top="0.000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Default">
      <style:table-cell-properties fo:border-bottom="0.0008in solid #000000" style:diagonal-bl-tr="none" style:diagonal-tl-br="none" fo:border-left="0.0138in solid #000000" fo:border-right="0.0008in solid #000000" fo:border-top="0.000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8" style:family="table-cell" style:parent-style-name="Default">
      <style:table-cell-properties fo:border-bottom="0.0138in solid #000000" style:diagonal-bl-tr="none" style:diagonal-tl-br="none" fo:border-left="0.0138in solid #000000" fo:border-right="0.0008in solid #000000" fo:border-top="0.000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9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0" style:family="table-cell" style:parent-style-name="Default">
      <style:table-cell-properties fo:border-bottom="0.0138in solid #000000" style:diagonal-bl-tr="none" style:diagonal-tl-br="none" fo:border-left="0.0138in solid #000000" fo:border-right="none" fo:border-top="0.013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1" style:family="table-cell" style:parent-style-name="Default">
      <style:table-cell-properties fo:border-bottom="0.0008in solid #000000" style:diagonal-bl-tr="none" style:diagonal-tl-br="none" fo:border-left="0.0138in solid #000000" fo:border-right="0.0008in solid #000000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3" style:family="table-cell" style:parent-style-name="Default" style:data-style-name="N133">
      <style:table-cell-properties fo:border-bottom="0.0138in solid #000000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Default" style:data-style-name="N133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8" style:family="table-cell" style:parent-style-name="Default">
      <style:table-cell-properties fo:border-bottom="0.0138in solid #000000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order-bottom="0.0008in solid #000000" style:diagonal-bl-tr="none" style:diagonal-tl-br="none" fo:border-left="0.0008in solid #000000" fo:border-right="0.0008in solid #000000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1" style:family="table-cell" style:parent-style-name="Default">
      <style:table-cell-properties fo:border-bottom="0.0138in solid #000000" style:diagonal-bl-tr="none" style:diagonal-tl-br="none" fo:border-left="0.0008in solid #000000" fo:border-right="0.0008in solid #000000" fo:border-top="0.000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2" style:family="table-cell" style:parent-style-name="Default" style:data-style-name="N133"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3" style:family="table-cell" style:parent-style-name="Default">
      <style:table-cell-properties fo:border-bottom="0.0008in solid #000000" style:diagonal-bl-tr="none" style:diagonal-tl-br="none" fo:border-left="0.0008in solid #000000" fo:border-right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4" style:family="table-cell" style:parent-style-name="Default">
      <style:table-cell-properties fo:border-bottom="0.0008in solid #000000" style:diagonal-bl-tr="none" style:diagonal-tl-br="none" fo:border-left="0.0008in solid #000000" fo:border-right="none" fo:border-top="0.000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5" style:family="table-cell" style:parent-style-name="Default">
      <style:table-cell-properties fo:border-bottom="0.0138in solid #000000" style:diagonal-bl-tr="none" style:diagonal-tl-br="none" fo:border-left="0.0008in solid #000000" fo:border-right="none" fo:border-top="0.000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8" style:family="table-cell" style:parent-style-name="Default">
      <style:table-cell-properties fo:border-bottom="0.0138in solid #000000" style:diagonal-bl-tr="none" style:diagonal-tl-br="none" fo:border-left="none" fo:border-right="0.0138in solid #000000" fo:border-top="0.0138in solid #000000"/>
    </style:style>
    <style:style style:name="ce1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5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15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152" style:family="table-cell" style:parent-style-name="Default">
      <style:table-cell-properties fo:border-bottom="none" style:diagonal-bl-tr="none" style:diagonal-tl-br="none" fo:border-left="none" fo:border-right="0.0138in solid #000000" fo:border-top="0.0138in solid #000000"/>
    </style:style>
    <style:style style:name="ce153" style:family="table-cell" style:parent-style-name="Default">
      <style:table-cell-properties fo:border-bottom="0.0008in solid #000000" style:diagonal-bl-tr="none" style:diagonal-tl-br="none" fo:border-left="0.0008in solid #000000" fo:border-right="0.0138in solid #000000" fo:border-top="0.0008in solid #000000"/>
    </style:style>
    <style:style style:name="ce154" style:family="table-cell" style:parent-style-name="Default">
      <style:table-cell-properties fo:border-bottom="0.0138in solid #000000" style:diagonal-bl-tr="none" style:diagonal-tl-br="none" fo:border-left="0.0008in solid #000000" fo:border-right="0.0138in solid #000000" fo:border-top="0.0008in solid #000000"/>
    </style:style>
    <style:style style:name="ce155" style:family="table-cell" style:parent-style-name="Default" style:data-style-name="N128">
      <style:table-cell-properties fo:border-bottom="none" style:diagonal-bl-tr="none" style:diagonal-tl-br="none" fo:border-left="0.0138in solid #000000" fo:border-right="none" fo:border-top="0.0138in solid #000000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fo:border-top="0.0138in solid #000000"/>
    </style:style>
    <style:style style:name="ce157" style:family="table-cell" style:parent-style-name="Default">
      <style:table-cell-properties fo:border-bottom="0.0138in solid #000000" style:diagonal-bl-tr="none" style:diagonal-tl-br="none" fo:border-left="none" fo:border-right="none" fo:border-top="none"/>
    </style:style>
    <style:style style:name="ce158" style:family="table-cell" style:parent-style-name="Default">
      <style:table-cell-properties fo:border-bottom="none" style:diagonal-bl-tr="none" style:diagonal-tl-br="none" fo:border-left="0.0138in solid #000000" fo:border-right="none" fo:border-top="0.0138in solid #000000"/>
    </style:style>
    <style:style style:name="ce159" style:family="table-cell" style:parent-style-name="Default" style:data-style-name="N128">
      <style:table-cell-properties style:diagonal-bl-tr="none" style:diagonal-tl-br="none" fo:border="none"/>
    </style:style>
    <style:style style:name="ce160" style:family="table-cell" style:parent-style-name="Default">
      <style:table-cell-properties fo:border-bottom="none" style:diagonal-bl-tr="none" style:diagonal-tl-br="none" fo:border-left="none" fo:border-right="0.0138in solid #000000" fo:border-top="none"/>
    </style:style>
    <style:style style:name="ce161" style:family="table-cell" style:parent-style-name="Default">
      <style:table-cell-properties fo:border-bottom="0.0138in solid #000000" style:diagonal-bl-tr="none" style:diagonal-tl-br="none" fo:border-left="none" fo:border-right="0.0138in solid #000000" fo:border-top="none"/>
    </style:style>
    <style:style style:name="ce162" style:family="table-cell" style:parent-style-name="Default" style:data-style-name="N128">
      <style:table-cell-properties fo:border-bottom="none" style:diagonal-bl-tr="none" style:diagonal-tl-br="none" fo:border-left="none" fo:border-right="none" fo:border-top="0.0138in solid #000000"/>
    </style:style>
    <style:style style:name="ce163" style:family="table-cell" style:parent-style-name="Default">
      <style:table-cell-properties fo:border-bottom="0.0138in solid #000000" style:diagonal-bl-tr="none" style:diagonal-tl-br="none" fo:border-left="0.0138in solid #000000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4" style:family="table-cell" style:parent-style-name="Default">
      <style:table-cell-properties fo:border-bottom="0.0008in solid #000000" style:diagonal-bl-tr="none" style:diagonal-tl-br="none" fo:border-left="0.0138in solid #000000" fo:border-right="none" fo:border-top="none"/>
    </style:style>
    <style:style style:name="ce165" style:family="table-cell" style:parent-style-name="Default">
      <style:table-cell-properties fo:border-bottom="0.0008in solid #000000" style:diagonal-bl-tr="none" style:diagonal-tl-br="none" fo:border-left="0.0138in solid #000000" fo:border-right="none" fo:border-top="0.0008in solid #000000"/>
    </style:style>
    <style:style style:name="ce166" style:family="table-cell" style:parent-style-name="Default">
      <style:table-cell-properties fo:border-bottom="0.0138in solid #000000" style:diagonal-bl-tr="none" style:diagonal-tl-br="none" fo:border-left="0.0138in solid #000000" fo:border-right="none" fo:border-top="0.0008in solid #000000"/>
    </style:style>
    <style:style style:name="ce167" style:family="table-cell" style:parent-style-name="Default">
      <style:table-cell-properties fo:border-bottom="0.0138in solid #000000" style:diagonal-bl-tr="none" style:diagonal-tl-br="none" fo:border-left="0.0138in solid #000000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9" style:family="table-cell" style:parent-style-name="Default" style:data-style-name="N2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170" style:family="table-cell" style:parent-style-name="Default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71" style:family="table-cell" style:parent-style-name="Default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172" style:family="table-cell" style:parent-style-name="Default" style:data-style-name="N2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76" style:family="table-cell" style:parent-style-name="Default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177" style:family="table-cell" style:parent-style-name="Default" style:data-style-name="N2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178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9" style:family="table-cell" style:parent-style-name="Default" style:data-style-name="N2">
      <style:table-cell-properties fo:border-bottom="0.0138in solid #000000" style:diagonal-bl-tr="none" style:diagonal-tl-br="none" fo:border-left="none" fo:border-right="none" fo:border-top="0.0138in solid #000000"/>
    </style:style>
    <style:style style:name="ce180" style:family="table-cell" style:parent-style-name="Default" style:data-style-name="N2">
      <style:table-cell-properties fo:border-bottom="0.0008in solid #000000" style:diagonal-bl-tr="none" style:diagonal-tl-br="none" fo:border-left="none" fo:border-right="none" fo:border-top="none"/>
    </style:style>
    <style:style style:name="ce181" style:family="table-cell" style:parent-style-name="Default" style:data-style-name="N2">
      <style:table-cell-properties fo:border-bottom="0.0008in solid #000000" style:diagonal-bl-tr="none" style:diagonal-tl-br="none" fo:border-left="none" fo:border-right="none" fo:border-top="0.0008in solid #000000"/>
    </style:style>
    <style:style style:name="ce182" style:family="table-cell" style:parent-style-name="Default" style:data-style-name="N2">
      <style:table-cell-properties fo:border-bottom="0.0138in solid #000000" style:diagonal-bl-tr="none" style:diagonal-tl-br="none" fo:border-left="none" fo:border-right="none" fo:border-top="0.0008in solid #000000"/>
    </style:style>
    <style:style style:name="ce183" style:family="table-cell" style:parent-style-name="Default">
      <style:table-cell-properties fo:border-bottom="0.0138in solid #000000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 style:data-style-name="N2">
      <style:table-cell-properties fo:border-bottom="0.0008in solid #000000" style:diagonal-bl-tr="none" style:diagonal-tl-br="none" fo:border-left="0.0138in solid #000000" fo:border-right="none" fo:border-top="none"/>
    </style:style>
    <style:style style:name="ce185" style:family="table-cell" style:parent-style-name="Default" style:data-style-name="N2">
      <style:table-cell-properties fo:border-bottom="0.0008in solid #000000" style:diagonal-bl-tr="none" style:diagonal-tl-br="none" fo:border-left="0.0138in solid #000000" fo:border-right="none" fo:border-top="0.0008in solid #000000"/>
    </style:style>
    <style:style style:name="ce186" style:family="table-cell" style:parent-style-name="Default" style:data-style-name="N2">
      <style:table-cell-properties fo:border-bottom="0.0138in solid #000000" style:diagonal-bl-tr="none" style:diagonal-tl-br="none" fo:border-left="0.0138in solid #000000" fo:border-right="none" fo:border-top="0.0008in solid #000000"/>
    </style:style>
    <style:style style:name="ce187" style:family="table-cell" style:parent-style-name="Default">
      <style:table-cell-properties fo:border-bottom="0.0138in solid #000000" style:diagonal-bl-tr="none" style:diagonal-tl-br="none" fo:border-left="none" fo:border-right="0.0138in solid #000000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8" style:family="table-cell" style:parent-style-name="Default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end" fo:margin-left="0.139in" style:writing-mode="page"/>
    </style:style>
    <style:style style:name="ce189" style:family="table-cell" style:parent-style-name="Default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008in solid #000000" style:vertical-align="automatic"/>
      <style:paragraph-properties fo:text-align="end" fo:margin-left="0.139in" style:writing-mode="page"/>
    </style:style>
    <style:style style:name="ce190" style:family="table-cell" style:parent-style-name="Default" style:data-style-name="N2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008in solid #000000" style:vertical-align="automatic"/>
      <style:paragraph-properties fo:text-align="end" fo:margin-left="0.139in" style:writing-mode="page"/>
    </style:style>
    <style:style style:name="ce191" style:family="table-cell" style:parent-style-name="Default" style:data-style-name="N2">
      <style:table-cell-properties fo:border-bottom="0.0138in solid #000000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2" style:family="table-cell" style:parent-style-name="Default">
      <style:table-cell-properties fo:border-bottom="0.0138in solid #000000" style:diagonal-bl-tr="none" style:diagonal-tl-br="none" fo:border-left="0.0138in solid #000000" fo:border-right="none" fo:border-top="0.0138in solid #000000"/>
    </style:style>
    <style:style style:name="ce193" style:family="table-cell" style:parent-style-name="Default" style:data-style-name="N128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194" style:family="table-cell" style:parent-style-name="Default">
      <style:table-cell-properties fo:border-bottom="0.0138in solid #000000" style:diagonal-bl-tr="none" style:diagonal-tl-br="none" fo:border-left="none" fo:border-right="none" fo:border-top="0.0138in solid #000000"/>
    </style:style>
    <style:style style:name="ce195" style:family="table-cell" style:parent-style-name="Default" style:data-style-name="N2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196" style:family="table-cell" style:parent-style-name="Default">
      <style:table-cell-properties fo:border-bottom="0.0008in solid #000000" style:diagonal-bl-tr="none" style:diagonal-tl-br="none" fo:border-left="0.0138in solid #000000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19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99" style:family="table-cell" style:parent-style-name="Default" style:data-style-name="N2">
      <style:table-cell-properties fo:border-bottom="0.0008in solid #000000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2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02" style:family="table-cell" style:parent-style-name="Default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03" style:family="table-cell" style:parent-style-name="Default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04" style:family="table-cell" style:parent-style-name="Default" style:data-style-name="N2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05" style:family="table-cell" style:parent-style-name="Default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7" style:family="table-cell" style:parent-style-name="Default" style:data-style-name="N2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08" style:family="table-cell" style:parent-style-name="Default" style:data-style-name="N2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10" style:family="table-cell" style:parent-style-name="Default" style:data-style-name="N2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11" style:family="table-cell" style:parent-style-name="Default" style:data-style-name="N2">
      <style:table-cell-properties fo:border-bottom="0.0008in solid #000000" style:diagonal-bl-tr="none" style:diagonal-tl-br="none" fo:border-left="none" fo:border-right="0.0138in solid #000000" fo:border-top="none"/>
    </style:style>
    <style:style style:name="ce212" style:family="table-cell" style:parent-style-name="Default" style:data-style-name="N2">
      <style:table-cell-properties fo:border-bottom="0.0008in solid #000000" style:diagonal-bl-tr="none" style:diagonal-tl-br="none" fo:border-left="none" fo:border-right="0.0138in solid #000000" fo:border-top="0.0008in solid #000000"/>
    </style:style>
    <style:style style:name="ce213" style:family="table-cell" style:parent-style-name="Default" style:data-style-name="N2">
      <style:table-cell-properties fo:border-bottom="0.0138in solid #000000" style:diagonal-bl-tr="none" style:diagonal-tl-br="none" fo:border-left="none" fo:border-right="0.0138in solid #000000" fo:border-top="0.0008in solid #000000"/>
    </style:style>
  </office:automatic-styles>
  <office:body>
    <office:spreadsheet>
      <table:calculation-settings table:case-sensitive="false" table:automatic-find-labels="false" table:use-regular-expressions="false"/>
      <table:table table:name="1st Tasting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25" table:default-cell-style-name="Default"/>
        <table:table-row table:style-name="ro1">
          <table:table-cell table:number-columns-repeated="19"/>
          <table:table-cell table:style-name="Default"/>
          <table:table-cell table:number-columns-repeated="236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9"/>
          <table:table-cell table:style-name="ce25" table:number-columns-repeated="3"/>
          <table:table-cell table:number-columns-repeated="224"/>
        </table:table-row>
        <table:table-row table:style-name="ro1">
          <table:table-cell/>
          <table:table-cell office:value-type="string">
            <text:p>Reisling</text:p>
          </table:table-cell>
          <table:table-cell office:value-type="string">
            <text:p>Chardonnay</text:p>
          </table:table-cell>
          <table:table-cell office:value-type="string">
            <text:p>Sauvignon Blanc</text:p>
          </table:table-cell>
          <table:table-cell office:value-type="string">
            <text:p>Shiraz</text:p>
          </table:table-cell>
          <table:table-cell office:value-type="string">
            <text:p>Zinfandel</text:p>
          </table:table-cell>
          <table:table-cell office:value-type="string">
            <text:p>Red</text:p>
          </table:table-cell>
          <table:table-cell office:value-type="string">
            <text:p>Cabernet Suvignon</text:p>
          </table:table-cell>
          <table:table-cell office:value-type="string">
            <text:p>Bermet</text:p>
          </table:table-cell>
          <table:table-cell office:value-type="string">
            <text:p>Sparkling Shiraz</text:p>
          </table:table-cell>
          <table:table-cell office:value-type="string">
            <text:p>Icewine-cabernet</text:p>
          </table:table-cell>
          <table:table-cell office:value-type="string">
            <text:p>Icewine-chenin</text:p>
          </table:table-cell>
          <table:table-cell office:value-type="string">
            <text:p>tokaji</text:p>
          </table:table-cell>
          <table:table-cell table:number-columns-repeated="6"/>
          <table:table-cell table:style-name="Default"/>
          <table:table-cell table:number-columns-repeated="3"/>
          <table:table-cell table:style-name="ce3" table:number-columns-repeated="4"/>
          <table:table-cell/>
          <table:table-cell table:style-name="ce12" office:value-type="string">
            <text:p>Correlation Between Price and Rating</text:p>
          </table:table-cell>
          <table:table-cell table:style-name="ce26"/>
          <table:table-cell table:style-name="ce29"/>
          <table:table-cell table:number-columns-repeated="225"/>
        </table:table-row>
        <table:table-row table:style-name="ro1">
          <table:table-cell table:number-columns-repeated="19"/>
          <table:table-cell table:style-name="Default"/>
          <table:table-cell table:number-columns-repeated="3"/>
          <table:table-cell table:style-name="ce11" office:value-type="string">
            <text:p>Non-Standerdized Findings</text:p>
          </table:table-cell>
          <table:table-cell table:style-name="ce3" table:number-columns-repeated="3"/>
          <table:table-cell/>
          <table:table-cell table:style-name="ce19"/>
          <table:table-cell table:style-name="ce11" office:value-type="string">
            <text:p>Coefficient</text:p>
          </table:table-cell>
          <table:table-cell table:style-name="ce30" office:value-type="string">
            <text:p>Pvalue</text:p>
          </table:table-cell>
          <table:table-cell table:number-columns-repeated="225"/>
        </table:table-row>
        <table:table-row table:style-name="ro1">
          <table:table-cell table:number-columns-repeated="19"/>
          <table:table-cell table:style-name="Default"/>
          <table:table-cell table:number-columns-repeated="3"/>
          <table:table-cell table:style-name="ce3" office:value-type="string">
            <text:p>Standard Deviations in Rating</text:p>
          </table:table-cell>
          <table:table-cell table:style-name="ce3"/>
          <table:table-cell table:style-name="ce3" office:value-type="string">
            <text:p>Average Rating</text:p>
          </table:table-cell>
          <table:table-cell table:number-columns-repeated="2"/>
          <table:table-cell table:style-name="ce19" office:value-type="string">
            <text:p>marissa</text:p>
          </table:table-cell>
          <table:table-cell table:style-name="ce27" office:value-type="float" office:value="-12.5989">
            <text:p>-12.60</text:p>
          </table:table-cell>
          <table:table-cell table:style-name="ce31" office:value-type="float" office:value="0.021">
            <text:p>0.02</text:p>
          </table:table-cell>
          <table:table-cell table:number-columns-repeated="225"/>
        </table:table-row>
        <table:table-row table:style-name="ro1">
          <table:table-cell table:number-columns-repeated="19"/>
          <table:table-cell table:style-name="Default"/>
          <table:table-cell table:number-columns-repeated="3"/>
          <table:table-cell table:style-name="ce3" office:value-type="string">
            <text:p>Tanja</text:p>
          </table:table-cell>
          <table:table-cell table:style-name="ce2" office:value-type="float" office:value="0.281231059968325">
            <text:p>0.28</text:p>
          </table:table-cell>
          <table:table-cell table:style-name="ce2" office:value-type="string">
            <text:p>Beau</text:p>
          </table:table-cell>
          <table:table-cell table:style-name="ce2" office:value-type="float" office:value="1.73636363636364">
            <text:p>1.74</text:p>
          </table:table-cell>
          <table:table-cell/>
          <table:table-cell table:style-name="ce19" office:value-type="string">
            <text:p>gayle</text:p>
          </table:table-cell>
          <table:table-cell table:style-name="ce27" office:value-type="float" office:value="-8.770121">
            <text:p>-8.77</text:p>
          </table:table-cell>
          <table:table-cell table:style-name="ce31" office:value-type="float" office:value="0.065">
            <text:p>0.07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1" office:value-type="string">
            <text:p>Raw Inputs</text:p>
          </table:table-cell>
          <table:table-cell table:number-columns-repeated="15"/>
          <table:table-cell table:style-name="Default"/>
          <table:table-cell table:number-columns-repeated="3"/>
          <table:table-cell table:style-name="ce3" office:value-type="string">
            <text:p>Ben</text:p>
          </table:table-cell>
          <table:table-cell table:style-name="ce2" office:value-type="float" office:value="0.287538817255291">
            <text:p>0.29</text:p>
          </table:table-cell>
          <table:table-cell table:style-name="ce2" office:value-type="string">
            <text:p>Gayle</text:p>
          </table:table-cell>
          <table:table-cell table:style-name="ce2" office:value-type="float" office:value="1.78333333333333">
            <text:p>1.78</text:p>
          </table:table-cell>
          <table:table-cell/>
          <table:table-cell table:style-name="ce19" office:value-type="string">
            <text:p>aiguo</text:p>
          </table:table-cell>
          <table:table-cell table:style-name="ce27" office:value-type="float" office:value="-7.52501">
            <text:p>-7.53</text:p>
          </table:table-cell>
          <table:table-cell table:style-name="ce31" office:value-type="float" office:value="0.193">
            <text:p>0.19</text:p>
          </table:table-cell>
          <table:table-cell table:number-columns-repeated="225"/>
        </table:table-row>
        <table:table-row table:style-name="ro1">
          <table:table-cell table:number-columns-repeated="3"/>
          <table:table-cell office:value-type="string">
            <text:p>Vinery</text:p>
          </table:table-cell>
          <table:table-cell office:value-type="string">
            <text:p>Tanja</text:p>
          </table:table-cell>
          <table:table-cell office:value-type="string">
            <text:p>Gayle</text:p>
          </table:table-cell>
          <table:table-cell office:value-type="string">
            <text:p>marissa</text:p>
          </table:table-cell>
          <table:table-cell office:value-type="string">
            <text:p>Christine</text:p>
          </table:table-cell>
          <table:table-cell office:value-type="string">
            <text:p>Basia</text:p>
          </table:table-cell>
          <table:table-cell office:value-type="string">
            <text:p>Ted</text:p>
          </table:table-cell>
          <table:table-cell office:value-type="string">
            <text:p>Dave</text:p>
          </table:table-cell>
          <table:table-cell office:value-type="string">
            <text:p>Jinju</text:p>
          </table:table-cell>
          <table:table-cell office:value-type="string">
            <text:p>Aiguo</text:p>
          </table:table-cell>
          <table:table-cell office:value-type="string">
            <text:p>Eric</text:p>
          </table:table-cell>
          <table:table-cell office:value-type="string">
            <text:p>Beau</text:p>
          </table:table-cell>
          <table:table-cell office:value-type="string">
            <text:p>Ben</text:p>
          </table:table-cell>
          <table:table-cell office:value-type="string">
            <text:p>Country</text:p>
          </table:table-cell>
          <table:table-cell office:value-type="string">
            <text:p>Grape</text:p>
          </table:table-cell>
          <table:table-cell office:value-type="string">
            <text:p>Type</text:p>
          </table:table-cell>
          <table:table-cell table:style-name="Default"/>
          <table:table-cell table:number-columns-repeated="3"/>
          <table:table-cell table:style-name="ce3" office:value-type="string">
            <text:p>Dave</text:p>
          </table:table-cell>
          <table:table-cell table:style-name="ce2" office:value-type="float" office:value="0.298068275684779">
            <text:p>0.30</text:p>
          </table:table-cell>
          <table:table-cell table:style-name="ce2" office:value-type="string">
            <text:p>Tanja</text:p>
          </table:table-cell>
          <table:table-cell table:style-name="ce2" office:value-type="float" office:value="1.85">
            <text:p>1.85</text:p>
          </table:table-cell>
          <table:table-cell/>
          <table:table-cell table:style-name="ce19" office:value-type="string">
            <text:p>jinju</text:p>
          </table:table-cell>
          <table:table-cell table:style-name="ce27" office:value-type="float" office:value="-7.044876">
            <text:p>-7.04</text:p>
          </table:table-cell>
          <table:table-cell table:style-name="ce31" office:value-type="float" office:value="0.077">
            <text:p>0.08</text:p>
          </table:table-cell>
          <table:table-cell table:number-columns-repeated="225"/>
        </table:table-row>
        <table:table-row table:style-name="ro1">
          <table:table-cell table:number-columns-repeated="3"/>
          <table:table-cell office:value-type="string">
            <text:p>Domaine Bind Humbrecht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2">
            <text:p>2.0</text:p>
          </table:table-cell>
          <table:table-cell table:style-name="ce6" office:value-type="float" office:value="2.5">
            <text:p>2.5</text:p>
          </table:table-cell>
          <table:table-cell table:style-name="ce4" office:value-type="float" office:value="3">
            <text:p>3.0</text:p>
          </table:table-cell>
          <table:table-cell table:style-name="ce4" office:value-type="float" office:value="1.5">
            <text:p>1.5</text:p>
          </table:table-cell>
          <table:table-cell table:style-name="ce6" office:value-type="float" office:value="2.25">
            <text:p>2.3</text:p>
          </table:table-cell>
          <table:table-cell table:style-name="ce4" office:value-type="float" office:value="1.5">
            <text:p>1.5</text:p>
          </table:table-cell>
          <table:table-cell table:style-name="ce6" office:value-type="float" office:value="1.75">
            <text:p>1.8</text:p>
          </table:table-cell>
          <table:table-cell table:style-name="ce4" office:value-type="float" office:value="3">
            <text:p>3.0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2.1">
            <text:p>2.1</text:p>
          </table:table-cell>
          <table:table-cell office:value-type="string">
            <text:p>France</text:p>
          </table:table-cell>
          <table:table-cell office:value-type="string">
            <text:p>Reisling</text:p>
          </table:table-cell>
          <table:table-cell office:value-type="string">
            <text:p>white</text:p>
          </table:table-cell>
          <table:table-cell table:style-name="Default"/>
          <table:table-cell table:number-columns-repeated="3"/>
          <table:table-cell table:style-name="ce3" office:value-type="string">
            <text:p>Ted</text:p>
          </table:table-cell>
          <table:table-cell table:style-name="ce2" office:value-type="float" office:value="0.377692355166892">
            <text:p>0.38</text:p>
          </table:table-cell>
          <table:table-cell table:style-name="ce2" office:value-type="string">
            <text:p>Ben</text:p>
          </table:table-cell>
          <table:table-cell table:style-name="ce2" office:value-type="float" office:value="1.8625">
            <text:p>1.86</text:p>
          </table:table-cell>
          <table:table-cell/>
          <table:table-cell table:style-name="ce19" office:value-type="string">
            <text:p>beau</text:p>
          </table:table-cell>
          <table:table-cell table:style-name="ce27" office:value-type="float" office:value="-6.753305">
            <text:p>-6.75</text:p>
          </table:table-cell>
          <table:table-cell table:style-name="ce31" office:value-type="float" office:value="0.111">
            <text:p>0.11</text:p>
          </table:table-cell>
          <table:table-cell table:number-columns-repeated="225"/>
        </table:table-row>
        <table:table-row table:style-name="ro1">
          <table:table-cell table:number-columns-repeated="3"/>
          <table:table-cell office:value-type="string">
            <text:p>Alamos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5">
            <text:p>5.0</text:p>
          </table:table-cell>
          <table:table-cell table:style-name="ce4" office:value-type="float" office:value="3">
            <text:p>3.0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3">
            <text:p>3.0</text:p>
          </table:table-cell>
          <table:table-cell table:style-name="ce4"/>
          <table:table-cell table:style-name="ce4" office:value-type="float" office:value="3.5">
            <text:p>3.5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9">
            <text:p>1.9</text:p>
          </table:table-cell>
          <table:table-cell office:value-type="string">
            <text:p>US</text:p>
          </table:table-cell>
          <table:table-cell office:value-type="string">
            <text:p>Chardonnay</text:p>
          </table:table-cell>
          <table:table-cell office:value-type="string">
            <text:p>white</text:p>
          </table:table-cell>
          <table:table-cell table:style-name="Default"/>
          <table:table-cell table:number-columns-repeated="3"/>
          <table:table-cell table:style-name="ce3" office:value-type="string">
            <text:p>Gayle</text:p>
          </table:table-cell>
          <table:table-cell table:style-name="ce2" office:value-type="float" office:value="0.401889476740996">
            <text:p>0.40</text:p>
          </table:table-cell>
          <table:table-cell table:style-name="ce2" office:value-type="string">
            <text:p>Eric</text:p>
          </table:table-cell>
          <table:table-cell table:style-name="ce2" office:value-type="float" office:value="2.07777777777778">
            <text:p>2.08</text:p>
          </table:table-cell>
          <table:table-cell/>
          <table:table-cell table:style-name="ce19" office:value-type="string">
            <text:p>ted</text:p>
          </table:table-cell>
          <table:table-cell table:style-name="ce27" office:value-type="float" office:value="-6.339269">
            <text:p>-6.34</text:p>
          </table:table-cell>
          <table:table-cell table:style-name="ce31" office:value-type="float" office:value="0.117">
            <text:p>0.12</text:p>
          </table:table-cell>
          <table:table-cell table:number-columns-repeated="225"/>
        </table:table-row>
        <table:table-row table:style-name="ro1">
          <table:table-cell table:number-columns-repeated="3"/>
          <table:table-cell office:value-type="string">
            <text:p>Kovacevic</text:p>
          </table:table-cell>
          <table:table-cell table:number-columns-repeated="2" table:style-name="ce4" office:value-type="float" office:value="1.9">
            <text:p>1.9</text:p>
          </table:table-cell>
          <table:table-cell table:style-name="ce4"/>
          <table:table-cell table:style-name="ce6" office:value-type="float" office:value="3.25">
            <text:p>3.3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">
            <text:p>2.0</text:p>
          </table:table-cell>
          <table:table-cell table:style-name="ce4"/>
          <table:table-cell table:style-name="ce4" office:value-type="float" office:value="2.5">
            <text:p>2.5</text:p>
          </table:table-cell>
          <table:table-cell table:style-name="ce4" office:value-type="float" office:value="3.1">
            <text:p>3.1</text:p>
          </table:table-cell>
          <table:table-cell table:style-name="ce4" office:value-type="float" office:value="2.4">
            <text:p>2.4</text:p>
          </table:table-cell>
          <table:table-cell office:value-type="string">
            <text:p>Serbia</text:p>
          </table:table-cell>
          <table:table-cell office:value-type="string">
            <text:p>Sauvignon Blanc</text:p>
          </table:table-cell>
          <table:table-cell office:value-type="string">
            <text:p>white</text:p>
          </table:table-cell>
          <table:table-cell table:style-name="Default"/>
          <table:table-cell table:number-columns-repeated="3"/>
          <table:table-cell table:style-name="ce3" office:value-type="string">
            <text:p>marissa</text:p>
          </table:table-cell>
          <table:table-cell table:style-name="ce2" office:value-type="float" office:value="0.496655480858377">
            <text:p>0.50</text:p>
          </table:table-cell>
          <table:table-cell table:style-name="ce2" office:value-type="string">
            <text:p>Aiguo</text:p>
          </table:table-cell>
          <table:table-cell table:style-name="ce2" office:value-type="float" office:value="2.08125">
            <text:p>2.08</text:p>
          </table:table-cell>
          <table:table-cell/>
          <table:table-cell table:style-name="ce19" office:value-type="string">
            <text:p>christine</text:p>
          </table:table-cell>
          <table:table-cell table:style-name="ce27" office:value-type="float" office:value="-6.185751">
            <text:p>-6.19</text:p>
          </table:table-cell>
          <table:table-cell table:style-name="ce31" office:value-type="float" office:value="0.25">
            <text:p>0.25</text:p>
          </table:table-cell>
          <table:table-cell table:number-columns-repeated="225"/>
        </table:table-row>
        <table:table-row table:style-name="ro1">
          <table:table-cell table:number-columns-repeated="3"/>
          <table:table-cell office:value-type="string">
            <text:p>Banrock Station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3.2">
            <text:p>3.2</text:p>
          </table:table-cell>
          <table:table-cell table:style-name="ce4"/>
          <table:table-cell table:style-name="ce4" office:value-type="float" office:value="1.1">
            <text:p>1.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8">
            <text:p>2.8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office:value-type="string">
            <text:p>Australia</text:p>
          </table:table-cell>
          <table:table-cell office:value-type="string">
            <text:p>Shiraz</text:p>
          </table:table-cell>
          <table:table-cell office:value-type="string">
            <text:p>red</text:p>
          </table:table-cell>
          <table:table-cell table:style-name="Default"/>
          <table:table-cell table:number-columns-repeated="3"/>
          <table:table-cell table:style-name="ce3" office:value-type="string">
            <text:p>Aiguo</text:p>
          </table:table-cell>
          <table:table-cell table:style-name="ce2" office:value-type="float" office:value="0.523680314150315">
            <text:p>0.52</text:p>
          </table:table-cell>
          <table:table-cell table:style-name="ce2" office:value-type="string">
            <text:p>Ted</text:p>
          </table:table-cell>
          <table:table-cell table:style-name="ce2" office:value-type="float" office:value="2.09166666666667">
            <text:p>2.09</text:p>
          </table:table-cell>
          <table:table-cell/>
          <table:table-cell table:style-name="ce19" office:value-type="string">
            <text:p>tanja</text:p>
          </table:table-cell>
          <table:table-cell table:style-name="ce27" office:value-type="float" office:value="-4.774439">
            <text:p>-4.77</text:p>
          </table:table-cell>
          <table:table-cell table:style-name="ce31" office:value-type="float" office:value="0.443">
            <text:p>0.44</text:p>
          </table:table-cell>
          <table:table-cell table:number-columns-repeated="225"/>
        </table:table-row>
        <table:table-row table:style-name="ro1">
          <table:table-cell table:number-columns-repeated="3"/>
          <table:table-cell office:value-type="string">
            <text:p>Sausal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2.1">
            <text:p>2.1</text:p>
          </table:table-cell>
          <table:table-cell table:number-columns-repeated="2" table:style-name="ce4" office:value-type="float" office:value="2.6">
            <text:p>2.6</text:p>
          </table:table-cell>
          <table:table-cell table:style-name="ce4" office:value-type="float" office:value="3">
            <text:p>3.0</text:p>
          </table:table-cell>
          <table:table-cell table:number-columns-repeated="2" table:style-name="ce4" office:value-type="float" office:value="2">
            <text:p>2.0</text:p>
          </table:table-cell>
          <table:table-cell table:style-name="ce4" office:value-type="float" office:value="1.7">
            <text:p>1.7</text:p>
          </table:table-cell>
          <table:table-cell office:value-type="string">
            <text:p>US</text:p>
          </table:table-cell>
          <table:table-cell office:value-type="string">
            <text:p>Zinfandel</text:p>
          </table:table-cell>
          <table:table-cell office:value-type="string">
            <text:p>red</text:p>
          </table:table-cell>
          <table:table-cell table:style-name="Default"/>
          <table:table-cell table:number-columns-repeated="3"/>
          <table:table-cell table:style-name="ce3" office:value-type="string">
            <text:p>Beau</text:p>
          </table:table-cell>
          <table:table-cell table:style-name="ce2" office:value-type="float" office:value="0.607079446650483">
            <text:p>0.61</text:p>
          </table:table-cell>
          <table:table-cell table:style-name="ce2" office:value-type="string">
            <text:p>Christine</text:p>
          </table:table-cell>
          <table:table-cell table:style-name="ce2" office:value-type="float" office:value="2.17222222222222">
            <text:p>2.17</text:p>
          </table:table-cell>
          <table:table-cell/>
          <table:table-cell table:style-name="ce19" office:value-type="string">
            <text:p>dave</text:p>
          </table:table-cell>
          <table:table-cell table:style-name="ce27" office:value-type="float" office:value="-4.690008">
            <text:p>-4.69</text:p>
          </table:table-cell>
          <table:table-cell table:style-name="ce31" office:value-type="float" office:value="0.266">
            <text:p>0.27</text:p>
          </table:table-cell>
          <table:table-cell table:number-columns-repeated="225"/>
        </table:table-row>
        <table:table-row table:style-name="ro1">
          <table:table-cell table:number-columns-repeated="3"/>
          <table:table-cell office:value-type="string">
            <text:p>AN/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style-name="ce4"/>
          <table:table-cell table:style-name="ce4"/>
          <table:table-cell table:style-name="ce4" office:value-type="float" office:value="1.3">
            <text:p>1.3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">
            <text:p>3.0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5">
            <text:p>2.5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9">
            <text:p>1.9</text:p>
          </table:table-cell>
          <table:table-cell office:value-type="string">
            <text:p>Spain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  <table:table-cell table:style-name="Default"/>
          <table:table-cell table:number-columns-repeated="3"/>
          <table:table-cell table:style-name="ce3" office:value-type="string">
            <text:p>Jinju</text:p>
          </table:table-cell>
          <table:table-cell table:style-name="ce2" office:value-type="float" office:value="0.702376916856849">
            <text:p>0.70</text:p>
          </table:table-cell>
          <table:table-cell table:style-name="ce2" office:value-type="string">
            <text:p>Basia</text:p>
          </table:table-cell>
          <table:table-cell table:style-name="ce2" office:value-type="float" office:value="2.35">
            <text:p>2.35</text:p>
          </table:table-cell>
          <table:table-cell/>
          <table:table-cell table:style-name="ce19" office:value-type="string">
            <text:p>basia</text:p>
          </table:table-cell>
          <table:table-cell table:style-name="ce27" office:value-type="float" office:value="-2.502996">
            <text:p>-2.50</text:p>
          </table:table-cell>
          <table:table-cell table:style-name="ce31" office:value-type="float" office:value="0.851">
            <text:p>0.85</text:p>
          </table:table-cell>
          <table:table-cell table:number-columns-repeated="225"/>
        </table:table-row>
        <table:table-row table:style-name="ro1">
          <table:table-cell table:number-columns-repeated="3"/>
          <table:table-cell office:value-type="string">
            <text:p>Jordan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/>
          <table:table-cell table:style-name="ce4" office:value-type="float" office:value="1">
            <text:p>1.0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6">
            <text:p>1.6</text:p>
          </table:table-cell>
          <table:table-cell office:value-type="string">
            <text:p>US</text:p>
          </table:table-cell>
          <table:table-cell office:value-type="string">
            <text:p>Cabernet Suvignon</text:p>
          </table:table-cell>
          <table:table-cell office:value-type="string">
            <text:p>red</text:p>
          </table:table-cell>
          <table:table-cell table:style-name="Default"/>
          <table:table-cell table:number-columns-repeated="3"/>
          <table:table-cell table:style-name="ce3" office:value-type="string">
            <text:p>Eric</text:p>
          </table:table-cell>
          <table:table-cell table:style-name="ce2" office:value-type="float" office:value="0.816666666666666">
            <text:p>0.82</text:p>
          </table:table-cell>
          <table:table-cell table:style-name="ce2" office:value-type="string">
            <text:p>Dave</text:p>
          </table:table-cell>
          <table:table-cell table:style-name="ce2" office:value-type="float" office:value="2.42083333333333">
            <text:p>2.42</text:p>
          </table:table-cell>
          <table:table-cell/>
          <table:table-cell table:style-name="ce19" office:value-type="string">
            <text:p>eric</text:p>
          </table:table-cell>
          <table:table-cell table:style-name="ce27" office:value-type="float" office:value="-2.456061">
            <text:p>-2.46</text:p>
          </table:table-cell>
          <table:table-cell table:style-name="ce31" office:value-type="float" office:value="0.656">
            <text:p>0.66</text:p>
          </table:table-cell>
          <table:table-cell table:number-columns-repeated="225"/>
        </table:table-row>
        <table:table-row table:style-name="ro1">
          <table:table-cell table:number-columns-repeated="3"/>
          <table:table-cell office:value-type="string">
            <text:p>Kovacevic</text:p>
          </table:table-cell>
          <table:table-cell table:number-columns-repeated="2" table:style-name="ce4" office:value-type="float" office:value="2">
            <text:p>2.0</text:p>
          </table:table-cell>
          <table:table-cell table:style-name="ce4"/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4">
            <text:p>4.0</text:p>
          </table:table-cell>
          <table:table-cell table:style-name="ce4"/>
          <table:table-cell table:style-name="ce4" office:value-type="float" office:value="1">
            <text:p>1.0</text:p>
          </table:table-cell>
          <table:table-cell table:style-name="ce4" office:value-type="float" office:value="1.8">
            <text:p>1.8</text:p>
          </table:table-cell>
          <table:table-cell table:style-name="ce4"/>
          <table:table-cell office:value-type="string">
            <text:p>Serbia</text:p>
          </table:table-cell>
          <table:table-cell office:value-type="string">
            <text:p>Bermet</text:p>
          </table:table-cell>
          <table:table-cell office:value-type="string">
            <text:p>red</text:p>
          </table:table-cell>
          <table:table-cell table:style-name="Default"/>
          <table:table-cell table:number-columns-repeated="3"/>
          <table:table-cell table:style-name="ce3" office:value-type="string">
            <text:p>Christine</text:p>
          </table:table-cell>
          <table:table-cell table:style-name="ce2" office:value-type="float" office:value="1.13388466981631">
            <text:p>1.13</text:p>
          </table:table-cell>
          <table:table-cell table:style-name="ce2" office:value-type="string">
            <text:p>Jinju</text:p>
          </table:table-cell>
          <table:table-cell table:style-name="ce2" office:value-type="float" office:value="2.53333333333333">
            <text:p>2.53</text:p>
          </table:table-cell>
          <table:table-cell/>
          <table:table-cell table:style-name="ce19" office:value-type="string">
            <text:p>ben</text:p>
          </table:table-cell>
          <table:table-cell table:style-name="ce27" office:value-type="float" office:value="-1.533271">
            <text:p>-1.53</text:p>
          </table:table-cell>
          <table:table-cell table:style-name="ce31" office:value-type="float" office:value="0.805">
            <text:p>0.81</text:p>
          </table:table-cell>
          <table:table-cell table:number-columns-repeated="225"/>
        </table:table-row>
        <table:table-row table:style-name="ro1">
          <table:table-cell table:number-columns-repeated="3"/>
          <table:table-cell office:value-type="string">
            <text:p>The Red Brute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2.5">
            <text:p>2.5</text:p>
          </table:table-cell>
          <table:table-cell table:style-name="ce4"/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5">
            <text:p>2.5</text:p>
          </table:table-cell>
          <table:table-cell table:style-name="ce4"/>
          <table:table-cell table:style-name="ce4" office:value-type="float" office:value="2">
            <text:p>2.0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8">
            <text:p>1.8</text:p>
          </table:table-cell>
          <table:table-cell office:value-type="string">
            <text:p>Australia</text:p>
          </table:table-cell>
          <table:table-cell office:value-type="string">
            <text:p>Sparkling Shiraz</text:p>
          </table:table-cell>
          <table:table-cell office:value-type="string">
            <text:p>desert</text:p>
          </table:table-cell>
          <table:table-cell table:style-name="Default"/>
          <table:table-cell table:number-columns-repeated="3"/>
          <table:table-cell table:style-name="ce3" office:value-type="string">
            <text:p>Basia</text:p>
          </table:table-cell>
          <table:table-cell table:style-name="ce2" office:value-type="float" office:value="1.36747943311773">
            <text:p>1.37</text:p>
          </table:table-cell>
          <table:table-cell table:style-name="ce2" office:value-type="string">
            <text:p>marissa</text:p>
          </table:table-cell>
          <table:table-cell table:style-name="ce2" office:value-type="float" office:value="2.6">
            <text:p>2.60</text:p>
          </table:table-cell>
          <table:table-cell/>
          <table:table-cell table:style-name="ce20" office:value-type="string">
            <text:p>all</text:p>
          </table:table-cell>
          <table:table-cell table:style-name="ce27" office:value-type="float" office:value="-20.83555">
            <text:p>-20.84</text:p>
          </table:table-cell>
          <table:table-cell table:style-name="ce31" office:value-type="float" office:value="0.006">
            <text:p>0.01</text:p>
          </table:table-cell>
          <table:table-cell table:number-columns-repeated="225"/>
        </table:table-row>
        <table:table-row table:style-name="ro1">
          <table:table-cell table:number-columns-repeated="3"/>
          <table:table-cell office:value-type="string">
            <text:p>Reif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1.5">
            <text:p>1.5</text:p>
          </table:table-cell>
          <table:table-cell table:number-columns-repeated="2" table:style-name="ce4"/>
          <table:table-cell table:style-name="ce4" office:value-type="float" office:value="1">
            <text:p>1.0</text:p>
          </table:table-cell>
          <table:table-cell table:style-name="ce4" office:value-type="float" office:value="1.9">
            <text:p>1.9</text:p>
          </table:table-cell>
          <table:table-cell table:number-columns-repeated="2" table:style-name="ce4" office:value-type="float" office:value="2.1">
            <text:p>2.1</text:p>
          </table:table-cell>
          <table:table-cell table:style-name="ce4" office:value-type="float" office:value="1.6">
            <text:p>1.6</text:p>
          </table:table-cell>
          <table:table-cell table:style-name="ce4"/>
          <table:table-cell table:style-name="ce4" office:value-type="float" office:value="1.4">
            <text:p>1.4</text:p>
          </table:table-cell>
          <table:table-cell table:style-name="ce4"/>
          <table:table-cell office:value-type="string">
            <text:p>Canada</text:p>
          </table:table-cell>
          <table:table-cell office:value-type="string">
            <text:p>Icewine-cabernet</text:p>
          </table:table-cell>
          <table:table-cell office:value-type="string">
            <text:p>desert</text:p>
          </table:table-cell>
          <table:table-cell table:style-name="Default"/>
          <table:table-cell table:number-columns-repeated="3"/>
          <table:table-cell table:style-name="ce3"/>
          <table:table-cell table:style-name="ce2" table:number-columns-repeated="3"/>
          <table:table-cell/>
          <table:table-cell table:style-name="ce20" office:value-type="string">
            <text:p>men</text:p>
          </table:table-cell>
          <table:table-cell table:style-name="ce2" office:value-type="float" office:value="-9.681416">
            <text:p>-9.68</text:p>
          </table:table-cell>
          <table:table-cell table:style-name="ce17" office:value-type="float" office:value="0.103">
            <text:p>0.10</text:p>
          </table:table-cell>
          <table:table-cell table:number-columns-repeated="225"/>
        </table:table-row>
        <table:table-row table:style-name="ro1">
          <table:table-cell table:number-columns-repeated="3"/>
          <table:table-cell office:value-type="string">
            <text:p>Kiona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1.5">
            <text:p>1.5</text:p>
          </table:table-cell>
          <table:table-cell table:style-name="ce4"/>
          <table:table-cell table:style-name="ce4" office:value-type="float" office:value="1.3">
            <text:p>1.3</text:p>
          </table:table-cell>
          <table:table-cell table:style-name="ce4" office:value-type="float" office:value="1.9">
            <text:p>1.9</text:p>
          </table:table-cell>
          <table:table-cell table:number-columns-repeated="2" table:style-name="ce4" office:value-type="float" office:value="2">
            <text:p>2.0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style-name="ce4"/>
          <table:table-cell table:style-name="ce4" office:value-type="float" office:value="1.9">
            <text:p>1.9</text:p>
          </table:table-cell>
          <table:table-cell table:style-name="ce4"/>
          <table:table-cell office:value-type="string">
            <text:p>US</text:p>
          </table:table-cell>
          <table:table-cell office:value-type="string">
            <text:p>Icewine-chenin</text:p>
          </table:table-cell>
          <table:table-cell office:value-type="string">
            <text:p>desert</text:p>
          </table:table-cell>
          <table:table-cell table:style-name="Default"/>
          <table:table-cell table:number-columns-repeated="3"/>
          <table:table-cell table:style-name="ce3"/>
          <table:table-cell table:style-name="ce2" table:number-columns-repeated="3"/>
          <table:table-cell/>
          <table:table-cell table:style-name="ce21" office:value-type="string">
            <text:p>women</text:p>
          </table:table-cell>
          <table:table-cell table:style-name="ce15" office:value-type="float" office:value="-26.29263">
            <text:p>-26.29</text:p>
          </table:table-cell>
          <table:table-cell table:style-name="ce18" office:value-type="float" office:value="0.001">
            <text:p>0.00</text:p>
          </table:table-cell>
          <table:table-cell table:number-columns-repeated="225"/>
        </table:table-row>
        <table:table-row table:style-name="ro1">
          <table:table-cell table:number-columns-repeated="3"/>
          <table:table-cell office:value-type="string">
            <text:p>Tokaji</text:p>
          </table:table-cell>
          <table:table-cell table:number-columns-repeated="2" table:style-name="ce4" office:value-type="float" office:value="2.5">
            <text:p>2.5</text:p>
          </table:table-cell>
          <table:table-cell table:style-name="ce4"/>
          <table:table-cell table:style-name="ce4" office:value-type="float" office:value="2.5">
            <text:p>2.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7">
            <text:p>1.7</text:p>
          </table:table-cell>
          <table:table-cell table:style-name="ce4" table:number-columns-repeated="3"/>
          <table:table-cell office:value-type="string">
            <text:p>Hungary</text:p>
          </table:table-cell>
          <table:table-cell office:value-type="string">
            <text:p>tokaji</text:p>
          </table:table-cell>
          <table:table-cell office:value-type="string">
            <text:p>desert</text:p>
          </table:table-cell>
          <table:table-cell table:style-name="Default"/>
          <table:table-cell table:number-columns-repeated="4"/>
          <table:table-cell table:style-name="ce5" table:number-columns-repeated="8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Std Dev</text:p>
          </table:table-cell>
          <table:table-cell table:formula="oooc:=STDEV([.E10:.E21])" office:value-type="float" office:value="0.281231059968328">
            <text:p>0.28</text:p>
          </table:table-cell>
          <table:table-cell table:formula="oooc:=STDEV([.F10:.F21])" office:value-type="float" office:value="0.401889476740996">
            <text:p>0.4</text:p>
          </table:table-cell>
          <table:table-cell table:formula="oooc:=STDEV([.G10:.G21])" office:value-type="float" office:value="0.496655480858378">
            <text:p>0.5</text:p>
          </table:table-cell>
          <table:table-cell table:formula="oooc:=STDEV([.H10:.H21])" office:value-type="float" office:value="1.13388466981631">
            <text:p>1.13</text:p>
          </table:table-cell>
          <table:table-cell table:formula="oooc:=STDEV([.I10:.I21])" office:value-type="float" office:value="1.36747943311773">
            <text:p>1.37</text:p>
          </table:table-cell>
          <table:table-cell table:formula="oooc:=STDEV([.J10:.J21])" office:value-type="float" office:value="0.377692355166894">
            <text:p>0.38</text:p>
          </table:table-cell>
          <table:table-cell table:formula="oooc:=STDEV([.K10:.K21])" office:value-type="float" office:value="0.298068275684778">
            <text:p>0.3</text:p>
          </table:table-cell>
          <table:table-cell table:formula="oooc:=STDEV([.L10:.L21])" office:value-type="float" office:value="0.702376916856849">
            <text:p>0.7</text:p>
          </table:table-cell>
          <table:table-cell table:formula="oooc:=STDEV([.M10:.M21])" office:value-type="float" office:value="0.523680314150314">
            <text:p>0.52</text:p>
          </table:table-cell>
          <table:table-cell table:formula="oooc:=STDEV([.N10:.N21])" office:value-type="float" office:value="0.816666666666667">
            <text:p>0.82</text:p>
          </table:table-cell>
          <table:table-cell table:formula="oooc:=STDEV([.O10:.O21])" office:value-type="float" office:value="0.607079446650481">
            <text:p>0.61</text:p>
          </table:table-cell>
          <table:table-cell table:formula="oooc:=STDEV([.P10:.P21])" office:value-type="float" office:value="0.287538817255291">
            <text:p>0.29</text:p>
          </table:table-cell>
          <table:table-cell table:number-columns-repeated="3"/>
          <table:table-cell table:style-name="Default"/>
          <table:table-cell table:number-columns-repeated="4"/>
          <table:table-cell table:style-name="ce5" table:number-columns-repeated="8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AvgAll</text:p>
          </table:table-cell>
          <table:table-cell table:formula="oooc:=AVERAGE([.E10:.E21])" office:value-type="float" office:value="1.85">
            <text:p>1.85</text:p>
          </table:table-cell>
          <table:table-cell table:formula="oooc:=AVERAGE([.F10:.F21])" office:value-type="float" office:value="1.78333333333333">
            <text:p>1.78</text:p>
          </table:table-cell>
          <table:table-cell table:formula="oooc:=AVERAGE([.G10:.G21])" office:value-type="float" office:value="2.6">
            <text:p>2.6</text:p>
          </table:table-cell>
          <table:table-cell table:formula="oooc:=AVERAGE([.H10:.H21])" office:value-type="float" office:value="2.17222222222222">
            <text:p>2.17</text:p>
          </table:table-cell>
          <table:table-cell table:formula="oooc:=AVERAGE([.I10:.I21])" office:value-type="float" office:value="2.35">
            <text:p>2.35</text:p>
          </table:table-cell>
          <table:table-cell table:formula="oooc:=AVERAGE([.J10:.J21])" office:value-type="float" office:value="2.09166666666667">
            <text:p>2.09</text:p>
          </table:table-cell>
          <table:table-cell table:formula="oooc:=AVERAGE([.K10:.K21])" office:value-type="float" office:value="2.42083333333333">
            <text:p>2.42</text:p>
          </table:table-cell>
          <table:table-cell table:formula="oooc:=AVERAGE([.L10:.L21])" office:value-type="float" office:value="2.53333333333333">
            <text:p>2.53</text:p>
          </table:table-cell>
          <table:table-cell table:formula="oooc:=AVERAGE([.M10:.M21])" office:value-type="float" office:value="2.08125">
            <text:p>2.08</text:p>
          </table:table-cell>
          <table:table-cell table:formula="oooc:=AVERAGE([.N10:.N21])" office:value-type="float" office:value="2.07777777777778">
            <text:p>2.08</text:p>
          </table:table-cell>
          <table:table-cell table:formula="oooc:=AVERAGE([.O10:.O21])" office:value-type="float" office:value="1.73636363636364">
            <text:p>1.74</text:p>
          </table:table-cell>
          <table:table-cell table:formula="oooc:=AVERAGE([.P10:.P21])" office:value-type="float" office:value="1.8625">
            <text:p>1.86</text:p>
          </table:table-cell>
          <table:table-cell table:number-columns-repeated="3"/>
          <table:table-cell table:style-name="Default"/>
          <table:table-cell table:number-columns-repeated="3"/>
          <table:table-cell table:style-name="ce12" office:value-type="string">
            <text:p>Most Popular Wines (Normalized)</text:p>
          </table:table-cell>
          <table:table-cell table:style-name="ce14" table:number-columns-repeated="3"/>
          <table:table-cell table:style-name="ce16"/>
          <table:table-cell table:style-name="ce22" office:value-type="string">
            <text:p>Male only</text:p>
          </table:table-cell>
          <table:table-cell table:style-name="ce16"/>
          <table:table-cell table:style-name="ce22" office:value-type="string">
            <text:p>Female Only</text:p>
          </table:table-cell>
          <table:table-cell table:style-name="ce16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AvgWhite</text:p>
          </table:table-cell>
          <table:table-cell table:formula="oooc:=AVERAGE([.E10:.E12])" office:value-type="float" office:value="1.76666666666667">
            <text:p>1.77</text:p>
          </table:table-cell>
          <table:table-cell table:formula="oooc:=AVERAGE([.F10:.F12])" office:value-type="float" office:value="1.83333333333333">
            <text:p>1.83</text:p>
          </table:table-cell>
          <table:table-cell table:formula="oooc:=AVERAGE([.G10:.G12])" office:value-type="float" office:value="2.35">
            <text:p>2.35</text:p>
          </table:table-cell>
          <table:table-cell table:formula="oooc:=AVERAGE([.H10:.H12])" office:value-type="float" office:value="3.41666666666667">
            <text:p>3.42</text:p>
          </table:table-cell>
          <table:table-cell table:formula="oooc:=AVERAGE([.I10:.I12])" office:value-type="float" office:value="4.16666666666667">
            <text:p>4.17</text:p>
          </table:table-cell>
          <table:table-cell table:formula="oooc:=AVERAGE([.J10:.J12])" office:value-type="float" office:value="2.33333333333333">
            <text:p>2.33</text:p>
          </table:table-cell>
          <table:table-cell table:formula="oooc:=AVERAGE([.K10:.K12])" office:value-type="float" office:value="2.45">
            <text:p>2.45</text:p>
          </table:table-cell>
          <table:table-cell table:formula="oooc:=AVERAGE([.L10:.L12])" office:value-type="float" office:value="2.16666666666667">
            <text:p>2.17</text:p>
          </table:table-cell>
          <table:table-cell table:formula="oooc:=AVERAGE([.M10:.M12])" office:value-type="float" office:value="1.75">
            <text:p>1.75</text:p>
          </table:table-cell>
          <table:table-cell table:formula="oooc:=AVERAGE([.N10:.N12])" office:value-type="float" office:value="3">
            <text:p>3</text:p>
          </table:table-cell>
          <table:table-cell table:formula="oooc:=AVERAGE([.O10:.O12])" office:value-type="float" office:value="2.23333333333333">
            <text:p>2.23</text:p>
          </table:table-cell>
          <table:table-cell table:formula="oooc:=AVERAGE([.P10:.P12])" office:value-type="float" office:value="2.13333333333333">
            <text:p>2.13</text:p>
          </table:table-cell>
          <table:table-cell table:number-columns-repeated="3"/>
          <table:table-cell table:style-name="Default"/>
          <table:table-cell table:number-columns-repeated="3"/>
          <table:table-cell table:style-name="ce7" office:value-type="string">
            <text:p>Jordan</text:p>
          </table:table-cell>
          <table:table-cell table:style-name="ce2" office:value-type="float" office:value="1.8093563772587">
            <text:p>1.81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Cabernet Suvignon</text:p>
          </table:table-cell>
          <table:table-cell table:style-name="ce17" office:value-type="string">
            <text:p>red</text:p>
          </table:table-cell>
          <table:table-cell table:style-name="ce23" office:value-type="string">
            <text:p>Reif</text:p>
          </table:table-cell>
          <table:table-cell table:style-name="ce17" office:value-type="float" office:value="1.73684166598275">
            <text:p>1.74</text:p>
          </table:table-cell>
          <table:table-cell table:style-name="ce23" office:value-type="string">
            <text:p>Jordan</text:p>
          </table:table-cell>
          <table:table-cell table:style-name="ce17" office:value-type="float" office:value="1.78420657243755">
            <text:p>1.78</text:p>
          </table:table-cell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AvgRed</text:p>
          </table:table-cell>
          <table:table-cell table:formula="oooc:=AVERAGE([.E13:.E17])" office:value-type="float" office:value="1.68">
            <text:p>1.68</text:p>
          </table:table-cell>
          <table:table-cell table:formula="oooc:=AVERAGE([.F13:.F17])" office:value-type="float" office:value="1.58">
            <text:p>1.58</text:p>
          </table:table-cell>
          <table:table-cell table:formula="oooc:=AVERAGE([.G13:.G17])" office:value-type="float" office:value="2.85">
            <text:p>2.85</text:p>
          </table:table-cell>
          <table:table-cell table:formula="oooc:=AVERAGE([.H13:.H17])" office:value-type="float" office:value="1.33333333333333">
            <text:p>1.33</text:p>
          </table:table-cell>
          <table:table-cell table:formula="oooc:=AVERAGE([.I13:.I17])" office:value-type="float" office:value="1.98">
            <text:p>1.98</text:p>
          </table:table-cell>
          <table:table-cell table:formula="oooc:=AVERAGE([.J13:.J17])" office:value-type="float" office:value="2.02">
            <text:p>2.02</text:p>
          </table:table-cell>
          <table:table-cell table:formula="oooc:=AVERAGE([.K13:.K17])" office:value-type="float" office:value="2.62">
            <text:p>2.62</text:p>
          </table:table-cell>
          <table:table-cell table:formula="oooc:=AVERAGE([.L13:.L17])" office:value-type="float" office:value="3.02">
            <text:p>3.02</text:p>
          </table:table-cell>
          <table:table-cell table:formula="oooc:=AVERAGE([.M13:.M17])" office:value-type="float" office:value="2.5">
            <text:p>2.5</text:p>
          </table:table-cell>
          <table:table-cell table:formula="oooc:=AVERAGE([.N13:.N17])" office:value-type="float" office:value="1.54">
            <text:p>1.54</text:p>
          </table:table-cell>
          <table:table-cell table:formula="oooc:=AVERAGE([.O13:.O17])" office:value-type="float" office:value="1.6">
            <text:p>1.6</text:p>
          </table:table-cell>
          <table:table-cell table:formula="oooc:=AVERAGE([.P13:.P17])" office:value-type="float" office:value="1.675">
            <text:p>1.68</text:p>
          </table:table-cell>
          <table:table-cell table:number-columns-repeated="3"/>
          <table:table-cell table:style-name="Default"/>
          <table:table-cell table:number-columns-repeated="3"/>
          <table:table-cell table:style-name="ce7" office:value-type="string">
            <text:p>Reif</text:p>
          </table:table-cell>
          <table:table-cell table:style-name="ce2" office:value-type="float" office:value="1.98104755755592">
            <text:p>1.98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Icewine-cabernet</text:p>
          </table:table-cell>
          <table:table-cell table:style-name="ce17" office:value-type="string">
            <text:p>desert</text:p>
          </table:table-cell>
          <table:table-cell table:style-name="ce23" office:value-type="string">
            <text:p>Jordan</text:p>
          </table:table-cell>
          <table:table-cell table:style-name="ce17" office:value-type="float" office:value="1.83031454794299">
            <text:p>1.83</text:p>
          </table:table-cell>
          <table:table-cell table:style-name="ce23" office:value-type="string">
            <text:p>Domaine Bind Humbrecht</text:p>
          </table:table-cell>
          <table:table-cell table:style-name="ce17" office:value-type="float" office:value="2.00634270861063">
            <text:p>2.01</text:p>
          </table:table-cell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AvgDesert</text:p>
          </table:table-cell>
          <table:table-cell table:formula="oooc:=AVERAGE([.E18:.E21])" office:value-type="float" office:value="2.125">
            <text:p>2.13</text:p>
          </table:table-cell>
          <table:table-cell table:formula="oooc:=AVERAGE([.F18:.F21])" office:value-type="float" office:value="2">
            <text:p>2</text:p>
          </table:table-cell>
          <table:table-cell office:value-type="string">
            <text:p>.</text:p>
          </table:table-cell>
          <table:table-cell table:formula="oooc:=AVERAGE([.H18:.H21])" office:value-type="float" office:value="1.76666666666667">
            <text:p>1.77</text:p>
          </table:table-cell>
          <table:table-cell table:formula="oooc:=AVERAGE([.I18:.I21])" office:value-type="float" office:value="1.45">
            <text:p>1.45</text:p>
          </table:table-cell>
          <table:table-cell table:formula="oooc:=AVERAGE([.J18:.J21])" office:value-type="float" office:value="2">
            <text:p>2</text:p>
          </table:table-cell>
          <table:table-cell table:formula="oooc:=AVERAGE([.K18:.K21])" office:value-type="float" office:value="2.15">
            <text:p>2.15</text:p>
          </table:table-cell>
          <table:table-cell table:formula="oooc:=AVERAGE([.L18:.L21])" office:value-type="float" office:value="2.2">
            <text:p>2.2</text:p>
          </table:table-cell>
          <table:table-cell table:formula="oooc:=AVERAGE([.M18:.M21])" office:value-type="float" office:value="1.63333333333333">
            <text:p>1.63</text:p>
          </table:table-cell>
          <table:table-cell table:formula="oooc:=AVERAGE([.N18:.N21])" office:value-type="float" office:value="2">
            <text:p>2</text:p>
          </table:table-cell>
          <table:table-cell table:formula="oooc:=AVERAGE([.O18:.O21])" office:value-type="float" office:value="1.46666666666667">
            <text:p>1.47</text:p>
          </table:table-cell>
          <table:table-cell table:formula="oooc:=AVERAGE([.P18:.P21])" office:value-type="float" office:value="1.8">
            <text:p>1.8</text:p>
          </table:table-cell>
          <table:table-cell table:number-columns-repeated="3"/>
          <table:table-cell table:style-name="Default"/>
          <table:table-cell table:number-columns-repeated="3"/>
          <table:table-cell table:style-name="ce7" office:value-type="string">
            <text:p>Kiona</text:p>
          </table:table-cell>
          <table:table-cell table:style-name="ce2" office:value-type="float" office:value="2.01404472224847">
            <text:p>2.01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Icewine-chenin</text:p>
          </table:table-cell>
          <table:table-cell table:style-name="ce17" office:value-type="string">
            <text:p>desert</text:p>
          </table:table-cell>
          <table:table-cell table:style-name="ce23" office:value-type="string">
            <text:p>Kiona</text:p>
          </table:table-cell>
          <table:table-cell table:style-name="ce17" office:value-type="float" office:value="1.92501742191942">
            <text:p>1.93</text:p>
          </table:table-cell>
          <table:table-cell table:style-name="ce23" office:value-type="string">
            <text:p>AN/2</text:p>
          </table:table-cell>
          <table:table-cell table:style-name="ce17" office:value-type="float" office:value="2.02961491927897">
            <text:p>2.03</text:p>
          </table:table-cell>
          <table:table-cell table:number-columns-repeated="224"/>
        </table:table-row>
        <table:table-row table:style-name="ro1">
          <table:table-cell table:number-columns-repeated="19"/>
          <table:table-cell table:style-name="Default"/>
          <table:table-cell table:number-columns-repeated="3"/>
          <table:table-cell table:style-name="ce7" office:value-type="string">
            <text:p>Domaine Bind Humbrecht</text:p>
          </table:table-cell>
          <table:table-cell table:style-name="ce2" office:value-type="float" office:value="2.11198905257501">
            <text:p>2.11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Reisling</text:p>
          </table:table-cell>
          <table:table-cell table:style-name="ce17" office:value-type="string">
            <text:p>white</text:p>
          </table:table-cell>
          <table:table-cell table:style-name="ce23" office:value-type="string">
            <text:p>The Red Brute</text:p>
          </table:table-cell>
          <table:table-cell table:style-name="ce17" office:value-type="float" office:value="2.03275046436807">
            <text:p>2.03</text:p>
          </table:table-cell>
          <table:table-cell table:style-name="ce23" office:value-type="string">
            <text:p>Kiona</text:p>
          </table:table-cell>
          <table:table-cell table:style-name="ce17" office:value-type="float" office:value="2.08526656251171">
            <text:p>2.09</text:p>
          </table:table-cell>
          <table:table-cell table:number-columns-repeated="224"/>
        </table:table-row>
        <table:table-row table:style-name="ro1">
          <table:table-cell table:number-columns-repeated="3"/>
          <table:table-cell table:style-name="ce1" office:value-type="string">
            <text:p>Standardized</text:p>
          </table:table-cell>
          <table:table-cell table:number-columns-repeated="15"/>
          <table:table-cell table:style-name="Default"/>
          <table:table-cell table:number-columns-repeated="3"/>
          <table:table-cell table:style-name="ce7" office:value-type="string">
            <text:p>The Red Brute</text:p>
          </table:table-cell>
          <table:table-cell table:style-name="ce2" office:value-type="float" office:value="2.40823712096618">
            <text:p>2.41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Sparkling Shiraz</text:p>
          </table:table-cell>
          <table:table-cell table:style-name="ce17" office:value-type="string">
            <text:p>desert</text:p>
          </table:table-cell>
          <table:table-cell table:style-name="ce23" office:value-type="string">
            <text:p>Kovacevic Red</text:p>
          </table:table-cell>
          <table:table-cell table:style-name="ce17" office:value-type="float" office:value="2.03403939022529">
            <text:p>2.03</text:p>
          </table:table-cell>
          <table:table-cell table:style-name="ce23" office:value-type="string">
            <text:p>Reif</text:p>
          </table:table-cell>
          <table:table-cell table:style-name="ce17" office:value-type="float" office:value="2.22525344912908">
            <text:p>2.23</text:p>
          </table:table-cell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Vinery</text:p>
          </table:table-cell>
          <table:table-cell office:value-type="string">
            <text:p>Tanja</text:p>
          </table:table-cell>
          <table:table-cell office:value-type="string">
            <text:p>Gayle</text:p>
          </table:table-cell>
          <table:table-cell office:value-type="string">
            <text:p>marissa</text:p>
          </table:table-cell>
          <table:table-cell office:value-type="string">
            <text:p>Christine</text:p>
          </table:table-cell>
          <table:table-cell office:value-type="string">
            <text:p>Basia</text:p>
          </table:table-cell>
          <table:table-cell office:value-type="string">
            <text:p>Ted</text:p>
          </table:table-cell>
          <table:table-cell office:value-type="string">
            <text:p>Dave</text:p>
          </table:table-cell>
          <table:table-cell office:value-type="string">
            <text:p>Jinju</text:p>
          </table:table-cell>
          <table:table-cell office:value-type="string">
            <text:p>Aiguo</text:p>
          </table:table-cell>
          <table:table-cell office:value-type="string">
            <text:p>Eric</text:p>
          </table:table-cell>
          <table:table-cell office:value-type="string">
            <text:p>Beau</text:p>
          </table:table-cell>
          <table:table-cell office:value-type="string">
            <text:p>Ben</text:p>
          </table:table-cell>
          <table:table-cell office:value-type="string">
            <text:p>Country</text:p>
          </table:table-cell>
          <table:table-cell office:value-type="string">
            <text:p>Grape</text:p>
          </table:table-cell>
          <table:table-cell office:value-type="string">
            <text:p>Type</text:p>
          </table:table-cell>
          <table:table-cell table:style-name="ce9" office:value-type="string">
            <text:p>Price</text:p>
          </table:table-cell>
          <table:table-cell table:number-columns-repeated="3"/>
          <table:table-cell table:style-name="ce7" office:value-type="string">
            <text:p>AN/2</text:p>
          </table:table-cell>
          <table:table-cell table:style-name="ce2" office:value-type="float" office:value="2.54549575089561">
            <text:p>2.55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Red</text:p>
          </table:table-cell>
          <table:table-cell table:style-name="ce17" office:value-type="string">
            <text:p>red</text:p>
          </table:table-cell>
          <table:table-cell table:style-name="ce23" office:value-type="string">
            <text:p>Tokaji</text:p>
          </table:table-cell>
          <table:table-cell table:style-name="ce17" office:value-type="float" office:value="2.13285987433399">
            <text:p>2.13</text:p>
          </table:table-cell>
          <table:table-cell table:style-name="ce23" office:value-type="string">
            <text:p>Sausal</text:p>
          </table:table-cell>
          <table:table-cell table:style-name="ce17" office:value-type="float" office:value="2.28535242975195">
            <text:p>2.29</text:p>
          </table:table-cell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Alamos</text:p>
          </table:table-cell>
          <table:table-cell table:formula="oooc:=STANDARDIZE([.E10];1.85;0.281)" office:value-type="float" office:value="-0.533807829181495">
            <text:p>-0.53</text:p>
          </table:table-cell>
          <table:table-cell table:formula="oooc:=STANDARDIZE([.F10];1.78;0.402)" office:value-type="float" office:value="-0.199004975124378">
            <text:p>-0.2</text:p>
          </table:table-cell>
          <table:table-cell table:formula="oooc:=STANDARDIZE([.G10];2.6;0.497)" office:value-type="float" office:value="-1.20724346076459">
            <text:p>-1.21</text:p>
          </table:table-cell>
          <table:table-cell table:formula="oooc:=STANDARDIZE([.H10];2.17;1.14)" office:value-type="float" office:value="0.289473684210526">
            <text:p>0.29</text:p>
          </table:table-cell>
          <table:table-cell table:formula="oooc:=STANDARDIZE([.I10];2.35;4.17)" office:value-type="float" office:value="0.155875299760192">
            <text:p>0.16</text:p>
          </table:table-cell>
          <table:table-cell table:formula="oooc:=STANDARDIZE([.J10];2.09;0.378)" office:value-type="float" office:value="-1.56084656084656">
            <text:p>-1.56</text:p>
          </table:table-cell>
          <table:table-cell table:formula="oooc:=STANDARDIZE([.K10];2.42;0.298)" office:value-type="float" office:value="-0.570469798657718">
            <text:p>-0.57</text:p>
          </table:table-cell>
          <table:table-cell table:formula="oooc:=STANDARDIZE([.L10];2.53;0.702)" office:value-type="float" office:value="-1.46723646723647">
            <text:p>-1.47</text:p>
          </table:table-cell>
          <table:table-cell/>
          <table:table-cell table:formula="oooc:=STANDARDIZE([.N10];2.08;0.817)" office:value-type="float" office:value="1.12607099143207">
            <text:p>1.13</text:p>
          </table:table-cell>
          <table:table-cell table:formula="oooc:=STANDARDIZE([.O10];1.74;0.607)" office:value-type="float" office:value="-0.889621087314662">
            <text:p>-0.89</text:p>
          </table:table-cell>
          <table:table-cell table:formula="oooc:=STANDARDIZE([.P10];1.86;0.289)" office:value-type="float" office:value="0.830449826989619">
            <text:p>0.83</text:p>
          </table:table-cell>
          <table:table-cell office:value-type="string">
            <text:p>US</text:p>
          </table:table-cell>
          <table:table-cell office:value-type="string">
            <text:p>Chardonnay</text:p>
          </table:table-cell>
          <table:table-cell office:value-type="string">
            <text:p>white</text:p>
          </table:table-cell>
          <table:table-cell office:value-type="float" office:value="12">
            <text:p>12.00</text:p>
          </table:table-cell>
          <table:table-cell table:number-columns-repeated="3"/>
          <table:table-cell table:style-name="ce7" office:value-type="string">
            <text:p>Kovacevic</text:p>
          </table:table-cell>
          <table:table-cell table:style-name="ce2" office:value-type="float" office:value="2.55774332633228">
            <text:p>2.56</text:p>
          </table:table-cell>
          <table:table-cell table:style-name="ce2" office:value-type="string">
            <text:p>Serbia</text:p>
          </table:table-cell>
          <table:table-cell table:style-name="ce2" office:value-type="string">
            <text:p>Bermet</text:p>
          </table:table-cell>
          <table:table-cell table:style-name="ce17" office:value-type="string">
            <text:p>red</text:p>
          </table:table-cell>
          <table:table-cell table:style-name="ce23" office:value-type="string">
            <text:p>Domaine Bind Humbrecht</text:p>
          </table:table-cell>
          <table:table-cell table:style-name="ce17" office:value-type="float" office:value="2.21763539653939">
            <text:p>2.22</text:p>
          </table:table-cell>
          <table:table-cell table:style-name="ce23" office:value-type="string">
            <text:p>Banrock Station</text:p>
          </table:table-cell>
          <table:table-cell table:style-name="ce17" office:value-type="float" office:value="2.64061050448933">
            <text:p>2.64</text:p>
          </table:table-cell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AN/2</text:p>
          </table:table-cell>
          <table:table-cell table:formula="oooc:=STANDARDIZE([.E11];1.85;0.281)" office:value-type="float" office:value="-0.533807829181495">
            <text:p>-0.53</text:p>
          </table:table-cell>
          <table:table-cell table:formula="oooc:=STANDARDIZE([.F11];1.78;0.402)" office:value-type="float" office:value="0.298507462686567">
            <text:p>0.3</text:p>
          </table:table-cell>
          <table:table-cell table:number-columns-repeated="2"/>
          <table:table-cell table:formula="oooc:=STANDARDIZE([.I11];2.35;4.17)" office:value-type="float" office:value="0.635491606714628">
            <text:p>0.64</text:p>
          </table:table-cell>
          <table:table-cell table:formula="oooc:=STANDARDIZE([.J11];2.09;0.378)" office:value-type="float" office:value="2.40740740740741">
            <text:p>2.41</text:p>
          </table:table-cell>
          <table:table-cell table:formula="oooc:=STANDARDIZE([.K11];2.42;0.298)" office:value-type="float" office:value="-0.0671140939597316">
            <text:p>-0.07</text:p>
          </table:table-cell>
          <table:table-cell table:formula="oooc:=STANDARDIZE([.L11];2.53;0.702)" office:value-type="float" office:value="0.66951566951567">
            <text:p>0.67</text:p>
          </table:table-cell>
          <table:table-cell table:formula="oooc:=STANDARDIZE([.M11];2.08;0.524)" office:value-type="float" office:value="-3.96946564885496">
            <text:p>-3.97</text:p>
          </table:table-cell>
          <table:table-cell table:formula="oooc:=STANDARDIZE([.N11];2.08;0.817)" office:value-type="float" office:value="1.73806609547124">
            <text:p>1.74</text:p>
          </table:table-cell>
          <table:table-cell table:formula="oooc:=STANDARDIZE([.O11];1.74;0.607)" office:value-type="float" office:value="1.08731466227348">
            <text:p>1.09</text:p>
          </table:table-cell>
          <table:table-cell table:formula="oooc:=STANDARDIZE([.P11];1.86;0.289)" office:value-type="float" office:value="0.13840830449827">
            <text:p>0.14</text:p>
          </table:table-cell>
          <table:table-cell office:value-type="string">
            <text:p>Spain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float" office:value="22">
            <text:p>22.00</text:p>
          </table:table-cell>
          <table:table-cell table:number-columns-repeated="3"/>
          <table:table-cell table:style-name="ce7" office:value-type="string">
            <text:p>Banrock Station</text:p>
          </table:table-cell>
          <table:table-cell table:style-name="ce2" office:value-type="float" office:value="2.56389682375854">
            <text:p>2.56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Shiraz</text:p>
          </table:table-cell>
          <table:table-cell table:style-name="ce17" office:value-type="string">
            <text:p>red</text:p>
          </table:table-cell>
          <table:table-cell table:style-name="ce23" office:value-type="string">
            <text:p>Banrock Station</text:p>
          </table:table-cell>
          <table:table-cell table:style-name="ce17" office:value-type="float" office:value="2.49996875648289">
            <text:p>2.50</text:p>
          </table:table-cell>
          <table:table-cell table:style-name="ce23" office:value-type="string">
            <text:p>Kovacevic</text:p>
          </table:table-cell>
          <table:table-cell table:style-name="ce17" office:value-type="float" office:value="2.73688272035799">
            <text:p>2.74</text:p>
          </table:table-cell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Banrock Station</text:p>
          </table:table-cell>
          <table:table-cell table:formula="oooc:=STANDARDIZE([.E12];1.85;0.281)" office:value-type="float" office:value="0.177935943060498">
            <text:p>0.18</text:p>
          </table:table-cell>
          <table:table-cell table:formula="oooc:=STANDARDIZE([.F12];1.78;0.402)" office:value-type="float" office:value="0.298507462686567">
            <text:p>0.3</text:p>
          </table:table-cell>
          <table:table-cell table:formula="oooc:=STANDARDIZE([.G12];2.6;0.497)" office:value-type="float" office:value="-5.23138832997988">
            <text:p>-5.23</text:p>
          </table:table-cell>
          <table:table-cell/>
          <table:table-cell table:formula="oooc:=STANDARDIZE([.I12];2.35;4.17)" office:value-type="float" office:value="0.515587529976019">
            <text:p>0.52</text:p>
          </table:table-cell>
          <table:table-cell table:formula="oooc:=STANDARDIZE([.J12];2.09;0.378)" office:value-type="float" office:value="1.08465608465609">
            <text:p>1.08</text:p>
          </table:table-cell>
          <table:table-cell table:formula="oooc:=STANDARDIZE([.K12];2.42;0.298)" office:value-type="float" office:value="0.939597315436243">
            <text:p>0.94</text:p>
          </table:table-cell>
          <table:table-cell table:formula="oooc:=STANDARDIZE([.L12];2.53;0.702)" office:value-type="float" office:value="-0.754985754985755">
            <text:p>-0.75</text:p>
          </table:table-cell>
          <table:table-cell table:formula="oooc:=STANDARDIZE([.M12];2.08;0.524)" office:value-type="float" office:value="-3.96946564885496">
            <text:p>-3.97</text:p>
          </table:table-cell>
          <table:table-cell table:formula="oooc:=STANDARDIZE([.N12];2.08;0.817)" office:value-type="float" office:value="0.514075887392901">
            <text:p>0.51</text:p>
          </table:table-cell>
          <table:table-cell table:formula="oooc:=STANDARDIZE([.O12];1.74;0.607)" office:value-type="float" office:value="2.24052718286656">
            <text:p>2.24</text:p>
          </table:table-cell>
          <table:table-cell table:formula="oooc:=STANDARDIZE([.P12];1.86;0.289)" office:value-type="float" office:value="1.86851211072664">
            <text:p>1.87</text:p>
          </table:table-cell>
          <table:table-cell office:value-type="string">
            <text:p>Australia</text:p>
          </table:table-cell>
          <table:table-cell office:value-type="string">
            <text:p>Shiraz</text:p>
          </table:table-cell>
          <table:table-cell office:value-type="string">
            <text:p>red</text:p>
          </table:table-cell>
          <table:table-cell office:value-type="float" office:value="5">
            <text:p>5.00</text:p>
          </table:table-cell>
          <table:table-cell table:number-columns-repeated="3"/>
          <table:table-cell table:style-name="ce7" office:value-type="string">
            <text:p>Sausal</text:p>
          </table:table-cell>
          <table:table-cell table:style-name="ce2" office:value-type="float" office:value="2.57292544049017">
            <text:p>2.57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Zinfandel</text:p>
          </table:table-cell>
          <table:table-cell table:style-name="ce17" office:value-type="string">
            <text:p>red</text:p>
          </table:table-cell>
          <table:table-cell table:style-name="ce23" office:value-type="string">
            <text:p>Sausal</text:p>
          </table:table-cell>
          <table:table-cell table:style-name="ce17" office:value-type="float" office:value="2.8604984512284">
            <text:p>2.86</text:p>
          </table:table-cell>
          <table:table-cell table:style-name="ce23" office:value-type="string">
            <text:p>The Red Brute</text:p>
          </table:table-cell>
          <table:table-cell table:style-name="ce17" office:value-type="float" office:value="2.78372377756429">
            <text:p>2.78</text:p>
          </table:table-cell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Domaine Bind Humbrecht</text:p>
          </table:table-cell>
          <table:table-cell table:formula="oooc:=STANDARDIZE([.E13];1.85;0.281)" office:value-type="float" office:value="-0.889679715302491">
            <text:p>-0.89</text:p>
          </table:table-cell>
          <table:table-cell table:formula="oooc:=STANDARDIZE([.F13];1.78;0.402)" office:value-type="float" office:value="-0.696517412935323">
            <text:p>-0.7</text:p>
          </table:table-cell>
          <table:table-cell table:formula="oooc:=STANDARDIZE([.G13];2.6;0.497)" office:value-type="float" office:value="1.20724346076459">
            <text:p>1.21</text:p>
          </table:table-cell>
          <table:table-cell table:formula="oooc:=STANDARDIZE([.H13];2.17;1.14)" office:value-type="float" office:value="-1.90350877192982">
            <text:p>-1.9</text:p>
          </table:table-cell>
          <table:table-cell table:formula="oooc:=STANDARDIZE([.I13];2.35;4.17)" office:value-type="float" office:value="-0.299760191846523">
            <text:p>-0.3</text:p>
          </table:table-cell>
          <table:table-cell table:formula="oooc:=STANDARDIZE([.J13];2.09;0.378)" office:value-type="float" office:value="-0.502645502645502">
            <text:p>-0.5</text:p>
          </table:table-cell>
          <table:table-cell table:formula="oooc:=STANDARDIZE([.K13];2.42;0.298)" office:value-type="float" office:value="1.2751677852349">
            <text:p>1.28</text:p>
          </table:table-cell>
          <table:table-cell table:formula="oooc:=STANDARDIZE([.L13];2.53;0.702)" office:value-type="float" office:value="1.38176638176638">
            <text:p>1.38</text:p>
          </table:table-cell>
          <table:table-cell table:formula="oooc:=STANDARDIZE([.M13];2.08;0.524)" office:value-type="float" office:value="0.801526717557252">
            <text:p>0.8</text:p>
          </table:table-cell>
          <table:table-cell table:formula="oooc:=STANDARDIZE([.N13];2.08;0.817)" office:value-type="float" office:value="-0.0979192166462669">
            <text:p>-0.1</text:p>
          </table:table-cell>
          <table:table-cell table:formula="oooc:=STANDARDIZE([.O13];1.74;0.607)" office:value-type="float" office:value="-0.230642504118616">
            <text:p>-0.23</text:p>
          </table:table-cell>
          <table:table-cell table:formula="oooc:=STANDARDIZE([.P13];1.86;0.289)" office:value-type="float" office:value="-1.24567474048443">
            <text:p>-1.25</text:p>
          </table:table-cell>
          <table:table-cell office:value-type="string">
            <text:p>France</text:p>
          </table:table-cell>
          <table:table-cell office:value-type="string">
            <text:p>Reisling</text:p>
          </table:table-cell>
          <table:table-cell office:value-type="string">
            <text:p>white</text:p>
          </table:table-cell>
          <table:table-cell office:value-type="float" office:value="35">
            <text:p>35.00</text:p>
          </table:table-cell>
          <table:table-cell table:number-columns-repeated="3"/>
          <table:table-cell table:style-name="ce7" office:value-type="string">
            <text:p>Tokaji</text:p>
          </table:table-cell>
          <table:table-cell table:style-name="ce2" office:value-type="float" office:value="2.86890060727163">
            <text:p>2.87</text:p>
          </table:table-cell>
          <table:table-cell table:style-name="ce2" office:value-type="string">
            <text:p>Hungary</text:p>
          </table:table-cell>
          <table:table-cell table:style-name="ce2" office:value-type="string">
            <text:p>tokaji</text:p>
          </table:table-cell>
          <table:table-cell table:style-name="ce17" office:value-type="string">
            <text:p>desert</text:p>
          </table:table-cell>
          <table:table-cell table:style-name="ce23" office:value-type="string">
            <text:p>AN/2</text:p>
          </table:table-cell>
          <table:table-cell table:style-name="ce17" office:value-type="float" office:value="2.8894163053067">
            <text:p>2.89</text:p>
          </table:table-cell>
          <table:table-cell table:style-name="ce23" office:value-type="string">
            <text:p>Kovacevic</text:p>
          </table:table-cell>
          <table:table-cell table:style-name="ce17" office:value-type="float" office:value="2.97670647521788">
            <text:p>2.98</text:p>
          </table:table-cell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Jordan</text:p>
          </table:table-cell>
          <table:table-cell table:formula="oooc:=STANDARDIZE([.E14];1.85;0.281)" office:value-type="float" office:value="-0.177935943060498">
            <text:p>-0.18</text:p>
          </table:table-cell>
          <table:table-cell table:formula="oooc:=STANDARDIZE([.F14];1.78;0.402)" office:value-type="float" office:value="-0.696517412935323">
            <text:p>-0.7</text:p>
          </table:table-cell>
          <table:table-cell/>
          <table:table-cell table:formula="oooc:=STANDARDIZE([.H14];2.17;1.14)" office:value-type="float" office:value="-0.587719298245614">
            <text:p>-0.59</text:p>
          </table:table-cell>
          <table:table-cell table:formula="oooc:=STANDARDIZE([.I14];2.35;4.17)" office:value-type="float" office:value="0.275779376498801">
            <text:p>0.28</text:p>
          </table:table-cell>
          <table:table-cell table:formula="oooc:=STANDARDIZE([.J14];2.09;0.378)" office:value-type="float" office:value="0.0264550264550271">
            <text:p>0.03</text:p>
          </table:table-cell>
          <table:table-cell table:formula="oooc:=STANDARDIZE([.K14];2.42;0.298)" office:value-type="float" office:value="0.604026845637584">
            <text:p>0.6</text:p>
          </table:table-cell>
          <table:table-cell table:formula="oooc:=STANDARDIZE([.L14];2.53;0.702)" office:value-type="float" office:value="0.0997150997151001">
            <text:p>0.1</text:p>
          </table:table-cell>
          <table:table-cell table:formula="oooc:=STANDARDIZE([.M14];2.08;0.524)" office:value-type="float" office:value="1.75572519083969">
            <text:p>1.76</text:p>
          </table:table-cell>
          <table:table-cell table:formula="oooc:=STANDARDIZE([.N14];2.08;0.817)" office:value-type="float" office:value="-0.0979192166462669">
            <text:p>-0.1</text:p>
          </table:table-cell>
          <table:table-cell table:formula="oooc:=STANDARDIZE([.O14];1.74;0.607)" office:value-type="float" office:value="0.42833607907743">
            <text:p>0.43</text:p>
          </table:table-cell>
          <table:table-cell table:formula="oooc:=STANDARDIZE([.P14];1.86;0.289)" office:value-type="float" office:value="-0.55363321799308">
            <text:p>-0.55</text:p>
          </table:table-cell>
          <table:table-cell office:value-type="string">
            <text:p>US</text:p>
          </table:table-cell>
          <table:table-cell office:value-type="string">
            <text:p>Cabernet Suvignon</text:p>
          </table:table-cell>
          <table:table-cell office:value-type="string">
            <text:p>red</text:p>
          </table:table-cell>
          <table:table-cell office:value-type="float" office:value="50">
            <text:p>50.00</text:p>
          </table:table-cell>
          <table:table-cell table:number-columns-repeated="3"/>
          <table:table-cell table:style-name="ce7" office:value-type="string">
            <text:p>Kovacevic</text:p>
          </table:table-cell>
          <table:table-cell table:style-name="ce2" office:value-type="float" office:value="3.28317821828684">
            <text:p>3.28</text:p>
          </table:table-cell>
          <table:table-cell table:style-name="ce2" office:value-type="string">
            <text:p>Serbia</text:p>
          </table:table-cell>
          <table:table-cell table:style-name="ce2" office:value-type="string">
            <text:p>Sauvignon Blanc</text:p>
          </table:table-cell>
          <table:table-cell table:style-name="ce17" office:value-type="string">
            <text:p>white</text:p>
          </table:table-cell>
          <table:table-cell table:style-name="ce23" office:value-type="string">
            <text:p>Alamos</text:p>
          </table:table-cell>
          <table:table-cell table:style-name="ce17" office:value-type="float" office:value="3.56081647513813">
            <text:p>3.56</text:p>
          </table:table-cell>
          <table:table-cell table:style-name="ce23" office:value-type="string">
            <text:p>Alamos</text:p>
          </table:table-cell>
          <table:table-cell table:style-name="ce17" office:value-type="float" office:value="3.05246230038649">
            <text:p>3.05</text:p>
          </table:table-cell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Kiona</text:p>
          </table:table-cell>
          <table:table-cell table:formula="oooc:=STANDARDIZE([.E15];1.85;0.281)" office:value-type="float" office:value="-1.24555160142349">
            <text:p>-1.25</text:p>
          </table:table-cell>
          <table:table-cell table:formula="oooc:=STANDARDIZE([.F15];1.78;0.402)" office:value-type="float" office:value="-0.199004975124378">
            <text:p>-0.2</text:p>
          </table:table-cell>
          <table:table-cell/>
          <table:table-cell table:formula="oooc:=STANDARDIZE([.H15];2.17;1.14)" office:value-type="float" office:value="-1.90350877192982">
            <text:p>-1.9</text:p>
          </table:table-cell>
          <table:table-cell table:formula="oooc:=STANDARDIZE([.I15];2.35;4.17)" office:value-type="float" office:value="-0.251798561151079">
            <text:p>-0.25</text:p>
          </table:table-cell>
          <table:table-cell table:formula="oooc:=STANDARDIZE([.J15];2.09;0.378)" office:value-type="float" office:value="0.555555555555557">
            <text:p>0.56</text:p>
          </table:table-cell>
          <table:table-cell table:formula="oooc:=STANDARDIZE([.K15];2.42;0.298)" office:value-type="float" office:value="1.94630872483222">
            <text:p>1.95</text:p>
          </table:table-cell>
          <table:table-cell table:formula="oooc:=STANDARDIZE([.L15];2.53;0.702)" office:value-type="float" office:value="-0.185185185185185">
            <text:p>-0.19</text:p>
          </table:table-cell>
          <table:table-cell table:formula="oooc:=STANDARDIZE([.M15];2.08;0.524)" office:value-type="float" office:value="0.801526717557252">
            <text:p>0.8</text:p>
          </table:table-cell>
          <table:table-cell/>
          <table:table-cell table:formula="oooc:=STANDARDIZE([.O15];1.74;0.607)" office:value-type="float" office:value="-0.395387149917628">
            <text:p>-0.4</text:p>
          </table:table-cell>
          <table:table-cell/>
          <table:table-cell office:value-type="string">
            <text:p>US</text:p>
          </table:table-cell>
          <table:table-cell office:value-type="string">
            <text:p>Icewine-chenin</text:p>
          </table:table-cell>
          <table:table-cell office:value-type="string">
            <text:p>desert</text:p>
          </table:table-cell>
          <table:table-cell office:value-type="float" office:value="30">
            <text:p>30.00</text:p>
          </table:table-cell>
          <table:table-cell table:number-columns-repeated="3"/>
          <table:table-cell table:style-name="ce13" office:value-type="string">
            <text:p>Alamos</text:p>
          </table:table-cell>
          <table:table-cell table:style-name="ce15" office:value-type="float" office:value="3.28353237981905">
            <text:p>3.28</text:p>
          </table:table-cell>
          <table:table-cell table:style-name="ce15" office:value-type="string">
            <text:p>US</text:p>
          </table:table-cell>
          <table:table-cell table:style-name="ce15" office:value-type="string">
            <text:p>Chardonnay</text:p>
          </table:table-cell>
          <table:table-cell table:style-name="ce18" office:value-type="string">
            <text:p>white</text:p>
          </table:table-cell>
          <table:table-cell table:style-name="ce24" office:value-type="string">
            <text:p>Kovacevic White</text:p>
          </table:table-cell>
          <table:table-cell table:style-name="ce18" office:value-type="float" office:value="3.82947371621569">
            <text:p>3.83</text:p>
          </table:table-cell>
          <table:table-cell table:style-name="ce24" office:value-type="string">
            <text:p>Tokaji</text:p>
          </table:table-cell>
          <table:table-cell table:style-name="ce18" office:value-type="float" office:value="3.31052504703421">
            <text:p>3.31</text:p>
          </table:table-cell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Kovacevic</text:p>
          </table:table-cell>
          <table:table-cell table:formula="oooc:=STANDARDIZE([.E16];1.85;0.281)" office:value-type="float" office:value="-1.24555160142349">
            <text:p>-1.25</text:p>
          </table:table-cell>
          <table:table-cell table:formula="oooc:=STANDARDIZE([.F16];1.78;0.402)" office:value-type="float" office:value="-1.44278606965174">
            <text:p>-1.44</text:p>
          </table:table-cell>
          <table:table-cell/>
          <table:table-cell table:formula="oooc:=STANDARDIZE([.H16];2.17;1.14)" office:value-type="float" office:value="-1.02631578947368">
            <text:p>-1.03</text:p>
          </table:table-cell>
          <table:table-cell table:formula="oooc:=STANDARDIZE([.I16];2.35;4.17)" office:value-type="float" office:value="0.0359712230215827">
            <text:p>0.04</text:p>
          </table:table-cell>
          <table:table-cell table:formula="oooc:=STANDARDIZE([.J16];2.09;0.378)" office:value-type="float" office:value="-0.767195767195767">
            <text:p>-0.77</text:p>
          </table:table-cell>
          <table:table-cell table:formula="oooc:=STANDARDIZE([.K16];2.42;0.298)" office:value-type="float" office:value="-0.0671140939597316">
            <text:p>-0.07</text:p>
          </table:table-cell>
          <table:table-cell table:formula="oooc:=STANDARDIZE([.L16];2.53;0.702)" office:value-type="float" office:value="0.0997150997151001">
            <text:p>0.1</text:p>
          </table:table-cell>
          <table:table-cell/>
          <table:table-cell table:formula="oooc:=STANDARDIZE([.N16];2.08;0.817)" office:value-type="float" office:value="-1.07711138310894">
            <text:p>-1.08</text:p>
          </table:table-cell>
          <table:table-cell table:formula="oooc:=STANDARDIZE([.O16];1.74;0.607)" office:value-type="float" office:value="-1.05436573311367">
            <text:p>-1.05</text:p>
          </table:table-cell>
          <table:table-cell table:formula="oooc:=STANDARDIZE([.P16];1.86;0.289)" office:value-type="float" office:value="-0.899653979238754">
            <text:p>-0.9</text:p>
          </table:table-cell>
          <table:table-cell office:value-type="string">
            <text:p>Serbia</text:p>
          </table:table-cell>
          <table:table-cell office:value-type="string">
            <text:p>Sauvignon Blanc</text:p>
          </table:table-cell>
          <table:table-cell office:value-type="string">
            <text:p>white</text:p>
          </table:table-cell>
          <table:table-cell office:value-type="float" office:value="10">
            <text:p>10.00</text:p>
          </table:table-cell>
          <table:table-cell table:number-columns-repeated="4"/>
          <table:table-cell table:style-name="ce5" table:number-columns-repeated="8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Kovacevic</text:p>
          </table:table-cell>
          <table:table-cell table:formula="oooc:=STANDARDIZE([.E17];1.85;0.281)" office:value-type="float" office:value="0.533807829181494">
            <text:p>0.53</text:p>
          </table:table-cell>
          <table:table-cell table:formula="oooc:=STANDARDIZE([.F17];1.78;0.402)" office:value-type="float" office:value="0.54726368159204">
            <text:p>0.55</text:p>
          </table:table-cell>
          <table:table-cell/>
          <table:table-cell table:formula="oooc:=STANDARDIZE([.H17];2.17;1.14)" office:value-type="float" office:value="-0.587719298245614">
            <text:p>-0.59</text:p>
          </table:table-cell>
          <table:table-cell table:formula="oooc:=STANDARDIZE([.I17];2.35;4.17)" office:value-type="float" office:value="-0.203836930455636">
            <text:p>-0.2</text:p>
          </table:table-cell>
          <table:table-cell table:formula="oooc:=STANDARDIZE([.J17];2.09;0.378)" office:value-type="float" office:value="-0.238095238095238">
            <text:p>-0.24</text:p>
          </table:table-cell>
          <table:table-cell table:formula="oooc:=STANDARDIZE([.K17];2.42;0.298)" office:value-type="float" office:value="-0.402684563758388">
            <text:p>-0.4</text:p>
          </table:table-cell>
          <table:table-cell table:formula="oooc:=STANDARDIZE([.L17];2.53;0.702)" office:value-type="float" office:value="2.09401709401709">
            <text:p>2.09</text:p>
          </table:table-cell>
          <table:table-cell/>
          <table:table-cell table:formula="oooc:=STANDARDIZE([.N17];2.08;0.817)" office:value-type="float" office:value="-1.3219094247246">
            <text:p>-1.32</text:p>
          </table:table-cell>
          <table:table-cell table:formula="oooc:=STANDARDIZE([.O17];1.74;0.607)" office:value-type="float" office:value="0.098846787479407">
            <text:p>0.1</text:p>
          </table:table-cell>
          <table:table-cell/>
          <table:table-cell office:value-type="string">
            <text:p>Serbia</text:p>
          </table:table-cell>
          <table:table-cell office:value-type="string">
            <text:p>Bermet</text:p>
          </table:table-cell>
          <table:table-cell office:value-type="string">
            <text:p>red</text:p>
          </table:table-cell>
          <table:table-cell office:value-type="float" office:value="12">
            <text:p>12.00</text:p>
          </table:table-cell>
          <table:table-cell table:number-columns-repeated="3"/>
          <table:table-cell table:style-name="ce12" office:value-type="string">
            <text:p>Most Popular Types of Wine (Normalized)</text:p>
          </table:table-cell>
          <table:table-cell table:style-name="ce14" table:number-columns-repeated="3"/>
          <table:table-cell table:style-name="ce16"/>
          <table:table-cell table:style-name="ce22" office:value-type="string">
            <text:p>By Gender</text:p>
          </table:table-cell>
          <table:table-cell table:style-name="ce28" office:value-type="string">
            <text:p>Male</text:p>
          </table:table-cell>
          <table:table-cell table:style-name="ce32" office:value-type="string">
            <text:p>Female</text:p>
          </table:table-cell>
          <table:table-cell table:style-name="ce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Reif</text:p>
          </table:table-cell>
          <table:table-cell table:formula="oooc:=STANDARDIZE([.E18];1.85;0.281)" office:value-type="float" office:value="0.533807829181494">
            <text:p>0.53</text:p>
          </table:table-cell>
          <table:table-cell table:formula="oooc:=STANDARDIZE([.F18];1.78;0.402)" office:value-type="float" office:value="1.7910447761194">
            <text:p>1.79</text:p>
          </table:table-cell>
          <table:table-cell table:number-columns-repeated="2"/>
          <table:table-cell table:formula="oooc:=STANDARDIZE([.I18];2.35;4.17)" office:value-type="float" office:value="-0.275779376498801">
            <text:p>-0.28</text:p>
          </table:table-cell>
          <table:table-cell table:formula="oooc:=STANDARDIZE([.J18];2.09;0.378)" office:value-type="float" office:value="-0.238095238095238">
            <text:p>-0.24</text:p>
          </table:table-cell>
          <table:table-cell table:formula="oooc:=STANDARDIZE([.K18];2.42;0.298)" office:value-type="float" office:value="-0.738255033557046">
            <text:p>-0.74</text:p>
          </table:table-cell>
          <table:table-cell table:formula="oooc:=STANDARDIZE([.L18];2.53;0.702)" office:value-type="float" office:value="-0.0427350427350425">
            <text:p>-0.04</text:p>
          </table:table-cell>
          <table:table-cell table:formula="oooc:=STANDARDIZE([.M18];2.08;0.524)" office:value-type="float" office:value="-3.96946564885496">
            <text:p>-3.97</text:p>
          </table:table-cell>
          <table:table-cell/>
          <table:table-cell table:formula="oooc:=STANDARDIZE([.O18];1.74;0.607)" office:value-type="float" office:value="-1.05436573311367">
            <text:p>-1.05</text:p>
          </table:table-cell>
          <table:table-cell/>
          <table:table-cell office:value-type="string">
            <text:p>Canada</text:p>
          </table:table-cell>
          <table:table-cell office:value-type="string">
            <text:p>Icewine-cabernet</text:p>
          </table:table-cell>
          <table:table-cell office:value-type="string">
            <text:p>desert</text:p>
          </table:table-cell>
          <table:table-cell office:value-type="float" office:value="30">
            <text:p>30.00</text:p>
          </table:table-cell>
          <table:table-cell table:number-columns-repeated="3"/>
          <table:table-cell table:style-name="ce7" office:value-type="string">
            <text:p>desert</text:p>
          </table:table-cell>
          <table:table-cell table:style-name="ce2" office:value-type="float" office:value="2.31805750201055">
            <text:p>2.32</text:p>
          </table:table-cell>
          <table:table-cell table:style-name="ce2" table:number-columns-repeated="2"/>
          <table:table-cell table:style-name="ce17"/>
          <table:table-cell table:style-name="ce23" office:value-type="string">
            <text:p>desert</text:p>
          </table:table-cell>
          <table:table-cell table:style-name="ce2" office:value-type="float" office:value="1.95686735665106">
            <text:p>1.96</text:p>
          </table:table-cell>
          <table:table-cell table:style-name="ce17" office:value-type="float" office:value="2.60119220905982">
            <text:p>2.60</text:p>
          </table:table-cell>
          <table:table-cell table:style-name="ce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Sausal</text:p>
          </table:table-cell>
          <table:table-cell table:formula="oooc:=STANDARDIZE([.E19];1.85;0.281)" office:value-type="float" office:value="0.533807829181494">
            <text:p>0.53</text:p>
          </table:table-cell>
          <table:table-cell table:formula="oooc:=STANDARDIZE([.F19];1.78;0.402)" office:value-type="float" office:value="-0.696517412935323">
            <text:p>-0.7</text:p>
          </table:table-cell>
          <table:table-cell table:formula="oooc:=STANDARDIZE([.G19];2.6;0.497)" office:value-type="float" office:value="-5.23138832997988">
            <text:p>-5.23</text:p>
          </table:table-cell>
          <table:table-cell table:formula="oooc:=STANDARDIZE([.H19];2.17;1.14)" office:value-type="float" office:value="-1.90350877192982">
            <text:p>-1.9</text:p>
          </table:table-cell>
          <table:table-cell table:formula="oooc:=STANDARDIZE([.I19];2.35;4.17)" office:value-type="float" office:value="-0.323741007194245">
            <text:p>-0.32</text:p>
          </table:table-cell>
          <table:table-cell table:formula="oooc:=STANDARDIZE([.J19];2.09;0.378)" office:value-type="float" office:value="-0.502645502645502">
            <text:p>-0.5</text:p>
          </table:table-cell>
          <table:table-cell table:formula="oooc:=STANDARDIZE([.K19];2.42;0.298)" office:value-type="float" office:value="-1.0738255033557">
            <text:p>-1.07</text:p>
          </table:table-cell>
          <table:table-cell table:formula="oooc:=STANDARDIZE([.L19];2.53;0.702)" office:value-type="float" office:value="-0.612535612535612">
            <text:p>-0.61</text:p>
          </table:table-cell>
          <table:table-cell table:formula="oooc:=STANDARDIZE([.M19];2.08;0.524)" office:value-type="float" office:value="-0.916030534351145">
            <text:p>-0.92</text:p>
          </table:table-cell>
          <table:table-cell table:formula="oooc:=STANDARDIZE([.N19];2.08;0.817)" office:value-type="float" office:value="-2.54589963280294">
            <text:p>-2.55</text:p>
          </table:table-cell>
          <table:table-cell table:formula="oooc:=STANDARDIZE([.O19];1.74;0.607)" office:value-type="float" office:value="-0.560131795716639">
            <text:p>-0.56</text:p>
          </table:table-cell>
          <table:table-cell table:formula="oooc:=STANDARDIZE([.P19];1.86;0.289)" office:value-type="float" office:value="-6.43598615916955">
            <text:p>-6.44</text:p>
          </table:table-cell>
          <table:table-cell office:value-type="string">
            <text:p>US</text:p>
          </table:table-cell>
          <table:table-cell office:value-type="string">
            <text:p>Zinfandel</text:p>
          </table:table-cell>
          <table:table-cell office:value-type="string">
            <text:p>red</text:p>
          </table:table-cell>
          <table:table-cell office:value-type="float" office:value="20">
            <text:p>20.00</text:p>
          </table:table-cell>
          <table:table-cell table:number-columns-repeated="3"/>
          <table:table-cell table:style-name="ce7" office:value-type="string">
            <text:p>red</text:p>
          </table:table-cell>
          <table:table-cell table:style-name="ce2" office:value-type="float" office:value="2.40988354374706">
            <text:p>2.41</text:p>
          </table:table-cell>
          <table:table-cell table:style-name="ce2" table:number-columns-repeated="2"/>
          <table:table-cell table:style-name="ce17"/>
          <table:table-cell table:style-name="ce23" office:value-type="string">
            <text:p>red</text:p>
          </table:table-cell>
          <table:table-cell table:style-name="ce2" office:value-type="float" office:value="2.42284749023726">
            <text:p>2.42</text:p>
          </table:table-cell>
          <table:table-cell table:style-name="ce17" office:value-type="float" office:value="2.34329818023514">
            <text:p>2.34</text:p>
          </table:table-cell>
          <table:table-cell table:style-name="ce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The Red Brute</text:p>
          </table:table-cell>
          <table:table-cell table:formula="oooc:=STANDARDIZE([.E20];1.85;0.281)" office:value-type="float" office:value="0.533807829181494">
            <text:p>0.53</text:p>
          </table:table-cell>
          <table:table-cell table:formula="oooc:=STANDARDIZE([.F20];1.78;0.402)" office:value-type="float" office:value="-0.696517412935323">
            <text:p>-0.7</text:p>
          </table:table-cell>
          <table:table-cell/>
          <table:table-cell table:formula="oooc:=STANDARDIZE([.H20];2.17;1.14)" office:value-type="float" office:value="-0.763157894736842">
            <text:p>-0.76</text:p>
          </table:table-cell>
          <table:table-cell table:formula="oooc:=STANDARDIZE([.I20];2.35;4.17)" office:value-type="float" office:value="-0.107913669064748">
            <text:p>-0.11</text:p>
          </table:table-cell>
          <table:table-cell table:formula="oooc:=STANDARDIZE([.J20];2.09;0.378)" office:value-type="float" office:value="-0.238095238095238">
            <text:p>-0.24</text:p>
          </table:table-cell>
          <table:table-cell table:formula="oooc:=STANDARDIZE([.K20];2.42;0.298)" office:value-type="float" office:value="-1.40939597315436">
            <text:p>-1.41</text:p>
          </table:table-cell>
          <table:table-cell table:formula="oooc:=STANDARDIZE([.L20];2.53;0.702)" office:value-type="float" office:value="-1.03988603988604">
            <text:p>-1.04</text:p>
          </table:table-cell>
          <table:table-cell/>
          <table:table-cell table:formula="oooc:=STANDARDIZE([.N20];2.08;0.817)" office:value-type="float" office:value="-2.54589963280294">
            <text:p>-2.55</text:p>
          </table:table-cell>
          <table:table-cell table:formula="oooc:=STANDARDIZE([.O20];1.74;0.607)" office:value-type="float" office:value="0.263591433278419">
            <text:p>0.26</text:p>
          </table:table-cell>
          <table:table-cell table:formula="oooc:=STANDARDIZE([.P20];1.86;0.289)" office:value-type="float" office:value="-6.43598615916955">
            <text:p>-6.44</text:p>
          </table:table-cell>
          <table:table-cell office:value-type="string">
            <text:p>Australia</text:p>
          </table:table-cell>
          <table:table-cell office:value-type="string">
            <text:p>Sparkling Shiraz</text:p>
          </table:table-cell>
          <table:table-cell office:value-type="string">
            <text:p>desert</text:p>
          </table:table-cell>
          <table:table-cell office:value-type="float" office:value="15">
            <text:p>15.00</text:p>
          </table:table-cell>
          <table:table-cell table:number-columns-repeated="3"/>
          <table:table-cell table:style-name="ce13" office:value-type="string">
            <text:p>white</text:p>
          </table:table-cell>
          <table:table-cell table:style-name="ce15" office:value-type="float" office:value="2.8928998835603">
            <text:p>2.89</text:p>
          </table:table-cell>
          <table:table-cell table:style-name="ce15" table:number-columns-repeated="2"/>
          <table:table-cell table:style-name="ce18"/>
          <table:table-cell table:style-name="ce24" office:value-type="string">
            <text:p>white</text:p>
          </table:table-cell>
          <table:table-cell table:style-name="ce15" office:value-type="float" office:value="3.20264186263107">
            <text:p>3.20</text:p>
          </table:table-cell>
          <table:table-cell table:style-name="ce18" office:value-type="float" office:value="2.5985625764517">
            <text:p>2.60</text:p>
          </table:table-cell>
          <table:table-cell table:style-name="ce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Tokaji</text:p>
          </table:table-cell>
          <table:table-cell table:formula="oooc:=STANDARDIZE([.E21];1.85;0.281)" office:value-type="float" office:value="2.31316725978648">
            <text:p>2.31</text:p>
          </table:table-cell>
          <table:table-cell table:formula="oooc:=STANDARDIZE([.F21];1.78;0.402)" office:value-type="float" office:value="1.7910447761194">
            <text:p>1.79</text:p>
          </table:table-cell>
          <table:table-cell/>
          <table:table-cell table:formula="oooc:=STANDARDIZE([.H21];2.17;1.14)" office:value-type="float" office:value="0.289473684210526">
            <text:p>0.29</text:p>
          </table:table-cell>
          <table:table-cell table:formula="oooc:=STANDARDIZE([.I21];2.35;4.17)" office:value-type="float" office:value="-0.155875299760192">
            <text:p>-0.16</text:p>
          </table:table-cell>
          <table:table-cell table:formula="oooc:=STANDARDIZE([.J21];2.09;0.378)" office:value-type="float" office:value="0.0264550264550271">
            <text:p>0.03</text:p>
          </table:table-cell>
          <table:table-cell table:formula="oooc:=STANDARDIZE([.K21];2.42;0.298)" office:value-type="float" office:value="-0.402684563758388">
            <text:p>-0.4</text:p>
          </table:table-cell>
          <table:table-cell table:formula="oooc:=STANDARDIZE([.L21];2.53;0.702)" office:value-type="float" office:value="-0.185185185185185">
            <text:p>-0.19</text:p>
          </table:table-cell>
          <table:table-cell table:formula="oooc:=STANDARDIZE([.M21];2.08;0.524)" office:value-type="float" office:value="-0.725190839694657">
            <text:p>-0.73</text:p>
          </table:table-cell>
          <table:table-cell table:number-columns-repeated="3"/>
          <table:table-cell office:value-type="string">
            <text:p>Hungary</text:p>
          </table:table-cell>
          <table:table-cell office:value-type="string">
            <text:p>tokaji</text:p>
          </table:table-cell>
          <table:table-cell office:value-type="string">
            <text:p>desert</text:p>
          </table:table-cell>
          <table:table-cell table:style-name="ce5"/>
          <table:table-cell table:number-columns-repeated="236"/>
        </table:table-row>
        <table:table-row table:style-name="ro1">
          <table:table-cell table:number-columns-repeated="19"/>
          <table:table-cell table:style-name="Default"/>
          <table:table-cell table:number-columns-repeated="236"/>
        </table:table-row>
        <table:table-row table:style-name="ro1">
          <table:table-cell table:number-columns-repeated="3"/>
          <table:table-cell table:style-name="ce1" office:value-type="string">
            <text:p>Standardized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1">
          <table:table-cell table:number-columns-repeated="3"/>
          <table:table-cell office:value-type="string">
            <text:p>Vinery</text:p>
          </table:table-cell>
          <table:table-cell office:value-type="string">
            <text:p>Tanja</text:p>
          </table:table-cell>
          <table:table-cell office:value-type="string">
            <text:p>Gayle</text:p>
          </table:table-cell>
          <table:table-cell office:value-type="string">
            <text:p>marissa</text:p>
          </table:table-cell>
          <table:table-cell office:value-type="string">
            <text:p>Christine</text:p>
          </table:table-cell>
          <table:table-cell office:value-type="string">
            <text:p>Basia</text:p>
          </table:table-cell>
          <table:table-cell office:value-type="string">
            <text:p>Jinju</text:p>
          </table:table-cell>
          <table:table-cell table:style-name="ce7" office:value-type="string">
            <text:p>Aiguo</text:p>
          </table:table-cell>
          <table:table-cell office:value-type="string">
            <text:p>Ted</text:p>
          </table:table-cell>
          <table:table-cell office:value-type="string">
            <text:p>Dave</text:p>
          </table:table-cell>
          <table:table-cell office:value-type="string">
            <text:p>Eric</text:p>
          </table:table-cell>
          <table:table-cell office:value-type="string">
            <text:p>Beau</text:p>
          </table:table-cell>
          <table:table-cell office:value-type="string">
            <text:p>Ben</text:p>
          </table:table-cell>
          <table:table-cell office:value-type="string">
            <text:p>Country</text:p>
          </table:table-cell>
          <table:table-cell office:value-type="string">
            <text:p>Grape</text:p>
          </table:table-cell>
          <table:table-cell office:value-type="string">
            <text:p>Type</text:p>
          </table:table-cell>
          <table:table-cell table:style-name="ce9" office:value-type="string">
            <text:p>Price</text:p>
          </table:table-cell>
          <table:table-cell office:value-type="string">
            <text:p>AvgRating</text:p>
          </table:table-cell>
          <table:table-cell office:value-type="string">
            <text:p>Male Rating</text:p>
          </table:table-cell>
          <table:table-cell office:value-type="string">
            <text:p>Female Rating</text:p>
          </table:table-cell>
          <table:table-cell table:number-columns-repeated="8"/>
          <table:table-cell table:style-name="ce2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Alamos</text:p>
          </table:table-cell>
          <table:table-cell office:value-type="float" office:value="1.96619217081851">
            <text:p>1.97</text:p>
          </table:table-cell>
          <table:table-cell office:value-type="float" office:value="2.79850746268657">
            <text:p>2.8</text:p>
          </table:table-cell>
          <table:table-cell office:value-type="float" office:value="2.70120724346076">
            <text:p>2.7</text:p>
          </table:table-cell>
          <table:table-cell office:value-type="float" office:value="4.54385964912281">
            <text:p>4.54</text:p>
          </table:table-cell>
          <table:table-cell office:value-type="float" office:value="3.13549160671463">
            <text:p>3.14</text:p>
          </table:table-cell>
          <table:table-cell office:value-type="float" office:value="3.16951566951567">
            <text:p>3.17</text:p>
          </table:table-cell>
          <table:table-cell table:style-name="ce7"/>
          <table:table-cell office:value-type="float" office:value="4.90740740740741">
            <text:p>4.91</text:p>
          </table:table-cell>
          <table:table-cell office:value-type="float" office:value="2.43288590604027">
            <text:p>2.43</text:p>
          </table:table-cell>
          <table:table-cell office:value-type="float" office:value="4.23806609547124">
            <text:p>4.24</text:p>
          </table:table-cell>
          <table:table-cell office:value-type="float" office:value="3.58731466227348">
            <text:p>3.59</text:p>
          </table:table-cell>
          <table:table-cell office:value-type="float" office:value="2.63840830449827">
            <text:p>2.64</text:p>
          </table:table-cell>
          <table:table-cell office:value-type="string">
            <text:p>US</text:p>
          </table:table-cell>
          <table:table-cell office:value-type="string">
            <text:p>Chardonnay</text:p>
          </table:table-cell>
          <table:table-cell office:value-type="string">
            <text:p>white</text:p>
          </table:table-cell>
          <table:table-cell office:value-type="float" office:value="12">
            <text:p>12.00</text:p>
          </table:table-cell>
          <table:table-cell table:formula="oooc:=AVERAGE([.E45:.P45])" office:value-type="float" office:value="3.28353237981905">
            <text:p>3.28</text:p>
          </table:table-cell>
          <table:table-cell table:formula="oooc:=AVERAGE([.K45:.P45])" office:value-type="float" office:value="3.56081647513813">
            <text:p>3.56</text:p>
          </table:table-cell>
          <table:table-cell table:formula="oooc:=AVERAGE([.E45:.J45])" office:value-type="float" office:value="3.05246230038649">
            <text:p>3.05</text:p>
          </table:table-cell>
          <table:table-cell table:number-columns-repeated="8"/>
          <table:table-cell table:style-name="ce2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AN/2</text:p>
          </table:table-cell>
          <table:table-cell office:value-type="float" office:value="1.25444839857651">
            <text:p>1.25</text:p>
          </table:table-cell>
          <table:table-cell office:value-type="float" office:value="2.30099502487562">
            <text:p>2.3</text:p>
          </table:table-cell>
          <table:table-cell table:number-columns-repeated="2"/>
          <table:table-cell office:value-type="float" office:value="2.24820143884892">
            <text:p>2.25</text:p>
          </table:table-cell>
          <table:table-cell office:value-type="float" office:value="2.31481481481481">
            <text:p>2.31</text:p>
          </table:table-cell>
          <table:table-cell table:style-name="ce7" office:value-type="float" office:value="3.30152671755725">
            <text:p>3.3</text:p>
          </table:table-cell>
          <table:table-cell office:value-type="float" office:value="3.05555555555556">
            <text:p>3.06</text:p>
          </table:table-cell>
          <table:table-cell office:value-type="float" office:value="4.44630872483222">
            <text:p>4.45</text:p>
          </table:table-cell>
          <table:table-cell office:value-type="float" office:value="1.79008567931457">
            <text:p>1.79</text:p>
          </table:table-cell>
          <table:table-cell office:value-type="float" office:value="2.10461285008237">
            <text:p>2.1</text:p>
          </table:table-cell>
          <table:table-cell office:value-type="float" office:value="2.63840830449827">
            <text:p>2.64</text:p>
          </table:table-cell>
          <table:table-cell office:value-type="string">
            <text:p>Spain</text:p>
          </table:table-cell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float" office:value="22">
            <text:p>22.00</text:p>
          </table:table-cell>
          <table:table-cell table:formula="oooc:=AVERAGE([.E46:.P46])" office:value-type="float" office:value="2.54549575089561">
            <text:p>2.55</text:p>
          </table:table-cell>
          <table:table-cell table:formula="oooc:=AVERAGE([.K46:.P46])" office:value-type="float" office:value="2.8894163053067">
            <text:p>2.89</text:p>
          </table:table-cell>
          <table:table-cell table:formula="oooc:=AVERAGE([.E46:.J46])" office:value-type="float" office:value="2.02961491927897">
            <text:p>2.03</text:p>
          </table:table-cell>
          <table:table-cell table:number-columns-repeated="8"/>
          <table:table-cell table:style-name="ce2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Banrock Station</text:p>
          </table:table-cell>
          <table:table-cell office:value-type="float" office:value="1.61032028469751">
            <text:p>1.61</text:p>
          </table:table-cell>
          <table:table-cell office:value-type="float" office:value="1.80348258706468">
            <text:p>1.8</text:p>
          </table:table-cell>
          <table:table-cell office:value-type="float" office:value="3.70724346076459">
            <text:p>3.71</text:p>
          </table:table-cell>
          <table:table-cell/>
          <table:table-cell office:value-type="float" office:value="2.20023980815348">
            <text:p>2.2</text:p>
          </table:table-cell>
          <table:table-cell office:value-type="float" office:value="3.88176638176638">
            <text:p>3.88</text:p>
          </table:table-cell>
          <table:table-cell table:style-name="ce7" office:value-type="float" office:value="3.30152671755725">
            <text:p>3.3</text:p>
          </table:table-cell>
          <table:table-cell office:value-type="float" office:value="1.9973544973545">
            <text:p>2</text:p>
          </table:table-cell>
          <table:table-cell office:value-type="float" office:value="3.7751677852349">
            <text:p>3.78</text:p>
          </table:table-cell>
          <table:table-cell office:value-type="float" office:value="2.40208078335373">
            <text:p>2.4</text:p>
          </table:table-cell>
          <table:table-cell office:value-type="float" office:value="2.26935749588138">
            <text:p>2.27</text:p>
          </table:table-cell>
          <table:table-cell office:value-type="float" office:value="1.25432525951557">
            <text:p>1.25</text:p>
          </table:table-cell>
          <table:table-cell office:value-type="string">
            <text:p>Australia</text:p>
          </table:table-cell>
          <table:table-cell office:value-type="string">
            <text:p>Shiraz</text:p>
          </table:table-cell>
          <table:table-cell office:value-type="string">
            <text:p>red</text:p>
          </table:table-cell>
          <table:table-cell office:value-type="float" office:value="5">
            <text:p>5.00</text:p>
          </table:table-cell>
          <table:table-cell table:formula="oooc:=AVERAGE([.E47:.P47])" office:value-type="float" office:value="2.56389682375854">
            <text:p>2.56</text:p>
          </table:table-cell>
          <table:table-cell table:formula="oooc:=AVERAGE([.K47:.P47])" office:value-type="float" office:value="2.49996875648289">
            <text:p>2.5</text:p>
          </table:table-cell>
          <table:table-cell table:formula="oooc:=AVERAGE([.E47:.J47])" office:value-type="float" office:value="2.64061050448933">
            <text:p>2.64</text:p>
          </table:table-cell>
          <table:table-cell table:number-columns-repeated="8"/>
          <table:table-cell table:style-name="ce2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Domaine Bind Humbrecht</text:p>
          </table:table-cell>
          <table:table-cell office:value-type="float" office:value="1.96619217081851">
            <text:p>1.97</text:p>
          </table:table-cell>
          <table:table-cell office:value-type="float" office:value="2.30099502487562">
            <text:p>2.3</text:p>
          </table:table-cell>
          <table:table-cell office:value-type="float" office:value="1.29275653923541">
            <text:p>1.29</text:p>
          </table:table-cell>
          <table:table-cell office:value-type="float" office:value="2.78947368421053">
            <text:p>2.79</text:p>
          </table:table-cell>
          <table:table-cell office:value-type="float" office:value="2.65587529976019">
            <text:p>2.66</text:p>
          </table:table-cell>
          <table:table-cell office:value-type="float" office:value="1.03276353276353">
            <text:p>1.03</text:p>
          </table:table-cell>
          <table:table-cell table:style-name="ce7" office:value-type="float" office:value="1.87022900763359">
            <text:p>1.87</text:p>
          </table:table-cell>
          <table:table-cell office:value-type="float" office:value="0.939153439153439">
            <text:p>0.94</text:p>
          </table:table-cell>
          <table:table-cell office:value-type="float" office:value="1.92953020134228">
            <text:p>1.93</text:p>
          </table:table-cell>
          <table:table-cell office:value-type="float" office:value="3.62607099143207">
            <text:p>3.63</text:p>
          </table:table-cell>
          <table:table-cell office:value-type="float" office:value="1.61037891268534">
            <text:p>1.61</text:p>
          </table:table-cell>
          <table:table-cell office:value-type="float" office:value="3.33044982698962">
            <text:p>3.33</text:p>
          </table:table-cell>
          <table:table-cell office:value-type="string">
            <text:p>France</text:p>
          </table:table-cell>
          <table:table-cell office:value-type="string">
            <text:p>Reisling</text:p>
          </table:table-cell>
          <table:table-cell office:value-type="string">
            <text:p>white</text:p>
          </table:table-cell>
          <table:table-cell office:value-type="float" office:value="35">
            <text:p>35.00</text:p>
          </table:table-cell>
          <table:table-cell table:formula="oooc:=AVERAGE([.E48:.P48])" office:value-type="float" office:value="2.11198905257501">
            <text:p>2.11</text:p>
          </table:table-cell>
          <table:table-cell table:formula="oooc:=AVERAGE([.K48:.P48])" office:value-type="float" office:value="2.21763539653939">
            <text:p>2.22</text:p>
          </table:table-cell>
          <table:table-cell table:formula="oooc:=AVERAGE([.E48:.J48])" office:value-type="float" office:value="2.00634270861063">
            <text:p>2.01</text:p>
          </table:table-cell>
          <table:table-cell table:formula="oooc:=AVERAGE([.V48:.V50])" office:value-type="float" office:value="1.99098912213393">
            <text:p>1.99</text:p>
          </table:table-cell>
          <table:table-cell table:formula="oooc:=AVERAGE([.W48:.W50])" office:value-type="float" office:value="1.95860528118663">
            <text:p>1.96</text:p>
          </table:table-cell>
          <table:table-cell table:number-columns-repeated="6"/>
          <table:table-cell table:style-name="ce2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Jordan</text:p>
          </table:table-cell>
          <table:table-cell office:value-type="float" office:value="1.25444839857651">
            <text:p>1.25</text:p>
          </table:table-cell>
          <table:table-cell office:value-type="float" office:value="1.05721393034826">
            <text:p>1.06</text:p>
          </table:table-cell>
          <table:table-cell/>
          <table:table-cell office:value-type="float" office:value="1.47368421052632">
            <text:p>1.47</text:p>
          </table:table-cell>
          <table:table-cell office:value-type="float" office:value="2.53597122302158">
            <text:p>2.54</text:p>
          </table:table-cell>
          <table:table-cell office:value-type="float" office:value="2.5997150997151">
            <text:p>2.6</text:p>
          </table:table-cell>
          <table:table-cell table:style-name="ce7" office:value-type="float" office:value="2.34732824427481">
            <text:p>2.35</text:p>
          </table:table-cell>
          <table:table-cell office:value-type="float" office:value="1.73280423280423">
            <text:p>1.73</text:p>
          </table:table-cell>
          <table:table-cell office:value-type="float" office:value="2.43288590604027">
            <text:p>2.43</text:p>
          </table:table-cell>
          <table:table-cell office:value-type="float" office:value="1.42288861689106">
            <text:p>1.42</text:p>
          </table:table-cell>
          <table:table-cell office:value-type="float" office:value="1.44563426688633">
            <text:p>1.45</text:p>
          </table:table-cell>
          <table:table-cell office:value-type="float" office:value="1.60034602076125">
            <text:p>1.6</text:p>
          </table:table-cell>
          <table:table-cell office:value-type="string">
            <text:p>US</text:p>
          </table:table-cell>
          <table:table-cell office:value-type="string">
            <text:p>Cabernet Suvignon</text:p>
          </table:table-cell>
          <table:table-cell office:value-type="string">
            <text:p>red</text:p>
          </table:table-cell>
          <table:table-cell office:value-type="float" office:value="50">
            <text:p>50.00</text:p>
          </table:table-cell>
          <table:table-cell table:formula="oooc:=AVERAGE([.E49:.P49])" office:value-type="float" office:value="1.8093563772587">
            <text:p>1.81</text:p>
          </table:table-cell>
          <table:table-cell table:formula="oooc:=AVERAGE([.K49:.P49])" office:value-type="float" office:value="1.83031454794299">
            <text:p>1.83</text:p>
          </table:table-cell>
          <table:table-cell table:formula="oooc:=AVERAGE([.E49:.J49])" office:value-type="float" office:value="1.78420657243755">
            <text:p>1.78</text:p>
          </table:table-cell>
          <table:table-cell table:formula="oooc:=AVERAGE([.V49:.V53])" office:value-type="float" office:value="2.27113734845723">
            <text:p>2.27</text:p>
          </table:table-cell>
          <table:table-cell table:formula="oooc:=AVERAGE([.W49:.W53])" office:value-type="float" office:value="2.36166315593084">
            <text:p>2.36</text:p>
          </table:table-cell>
          <table:table-cell table:number-columns-repeated="6"/>
          <table:table-cell table:style-name="ce2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Kiona</text:p>
          </table:table-cell>
          <table:table-cell office:value-type="float" office:value="3.03380782918149">
            <text:p>3.03</text:p>
          </table:table-cell>
          <table:table-cell office:value-type="float" office:value="1.80348258706468">
            <text:p>1.8</text:p>
          </table:table-cell>
          <table:table-cell/>
          <table:table-cell office:value-type="float" office:value="1.73684210526316">
            <text:p>1.74</text:p>
          </table:table-cell>
          <table:table-cell office:value-type="float" office:value="2.39208633093525">
            <text:p>2.39</text:p>
          </table:table-cell>
          <table:table-cell office:value-type="float" office:value="1.46011396011396">
            <text:p>1.46</text:p>
          </table:table-cell>
          <table:table-cell table:style-name="ce7" office:value-type="float" office:value="1.58396946564886">
            <text:p>1.58</text:p>
          </table:table-cell>
          <table:table-cell office:value-type="float" office:value="2.26190476190476">
            <text:p>2.26</text:p>
          </table:table-cell>
          <table:table-cell office:value-type="float" office:value="1.09060402684564">
            <text:p>1.09</text:p>
          </table:table-cell>
          <table:table-cell/>
          <table:table-cell office:value-type="float" office:value="2.76359143327842">
            <text:p>2.76</text:p>
          </table:table-cell>
          <table:table-cell/>
          <table:table-cell office:value-type="string">
            <text:p>US</text:p>
          </table:table-cell>
          <table:table-cell office:value-type="string">
            <text:p>Icewine-chenin</text:p>
          </table:table-cell>
          <table:table-cell office:value-type="string">
            <text:p>desert</text:p>
          </table:table-cell>
          <table:table-cell office:value-type="float" office:value="30">
            <text:p>30.00</text:p>
          </table:table-cell>
          <table:table-cell table:formula="oooc:=AVERAGE([.E50:.P50])" office:value-type="float" office:value="2.01404472224847">
            <text:p>2.01</text:p>
          </table:table-cell>
          <table:table-cell table:formula="oooc:=AVERAGE([.K50:.P50])" office:value-type="float" office:value="1.92501742191942">
            <text:p>1.93</text:p>
          </table:table-cell>
          <table:table-cell table:formula="oooc:=AVERAGE([.E50:.J50])" office:value-type="float" office:value="2.08526656251171">
            <text:p>2.09</text:p>
          </table:table-cell>
          <table:table-cell table:number-columns-repeated="8"/>
          <table:table-cell table:style-name="ce2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Kovacevic</text:p>
          </table:table-cell>
          <table:table-cell office:value-type="float" office:value="3.03380782918149">
            <text:p>3.03</text:p>
          </table:table-cell>
          <table:table-cell office:value-type="float" office:value="3.04726368159204">
            <text:p>3.05</text:p>
          </table:table-cell>
          <table:table-cell/>
          <table:table-cell office:value-type="float" office:value="1.91228070175439">
            <text:p>1.91</text:p>
          </table:table-cell>
          <table:table-cell office:value-type="float" office:value="2.29616306954436">
            <text:p>2.3</text:p>
          </table:table-cell>
          <table:table-cell office:value-type="float" office:value="4.59401709401709">
            <text:p>4.59</text:p>
          </table:table-cell>
          <table:table-cell table:style-name="ce7"/>
          <table:table-cell office:value-type="float" office:value="2.26190476190476">
            <text:p>2.26</text:p>
          </table:table-cell>
          <table:table-cell office:value-type="float" office:value="2.09731543624161">
            <text:p>2.1</text:p>
          </table:table-cell>
          <table:table-cell office:value-type="float" office:value="1.1780905752754">
            <text:p>1.18</text:p>
          </table:table-cell>
          <table:table-cell office:value-type="float" office:value="2.59884678747941">
            <text:p>2.6</text:p>
          </table:table-cell>
          <table:table-cell/>
          <table:table-cell office:value-type="string">
            <text:p>Serbia</text:p>
          </table:table-cell>
          <table:table-cell office:value-type="string">
            <text:p>Bermet</text:p>
          </table:table-cell>
          <table:table-cell office:value-type="string">
            <text:p>red</text:p>
          </table:table-cell>
          <table:table-cell office:value-type="float" office:value="10">
            <text:p>10.00</text:p>
          </table:table-cell>
          <table:table-cell table:formula="oooc:=AVERAGE([.E51:.P51])" office:value-type="float" office:value="2.55774332633228">
            <text:p>2.56</text:p>
          </table:table-cell>
          <table:table-cell table:formula="oooc:=AVERAGE([.K51:.P51])" office:value-type="float" office:value="2.03403939022529">
            <text:p>2.03</text:p>
          </table:table-cell>
          <table:table-cell table:formula="oooc:=AVERAGE([.E51:.J51])" office:value-type="float" office:value="2.97670647521788">
            <text:p>2.98</text:p>
          </table:table-cell>
          <table:table-cell table:number-columns-repeated="8"/>
          <table:table-cell table:style-name="ce2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Kovacevic</text:p>
          </table:table-cell>
          <table:table-cell office:value-type="float" office:value="2.6779359430605">
            <text:p>2.68</text:p>
          </table:table-cell>
          <table:table-cell office:value-type="float" office:value="2.79850746268657">
            <text:p>2.8</text:p>
          </table:table-cell>
          <table:table-cell/>
          <table:table-cell office:value-type="float" office:value="3.44736842105263">
            <text:p>3.45</text:p>
          </table:table-cell>
          <table:table-cell office:value-type="float" office:value="3.01558752997602">
            <text:p>3.02</text:p>
          </table:table-cell>
          <table:table-cell office:value-type="float" office:value="1.74501424501425">
            <text:p>1.75</text:p>
          </table:table-cell>
          <table:table-cell table:style-name="ce7"/>
          <table:table-cell office:value-type="float" office:value="3.58465608465608">
            <text:p>3.58</text:p>
          </table:table-cell>
          <table:table-cell office:value-type="float" office:value="3.43959731543624">
            <text:p>3.44</text:p>
          </table:table-cell>
          <table:table-cell office:value-type="float" office:value="3.0140758873929">
            <text:p>3.01</text:p>
          </table:table-cell>
          <table:table-cell office:value-type="float" office:value="4.74052718286656">
            <text:p>4.74</text:p>
          </table:table-cell>
          <table:table-cell office:value-type="float" office:value="4.36851211072664">
            <text:p>4.37</text:p>
          </table:table-cell>
          <table:table-cell office:value-type="string">
            <text:p>Serbia</text:p>
          </table:table-cell>
          <table:table-cell office:value-type="string">
            <text:p>Sauvignon Blanc</text:p>
          </table:table-cell>
          <table:table-cell office:value-type="string">
            <text:p>white</text:p>
          </table:table-cell>
          <table:table-cell office:value-type="float" office:value="12">
            <text:p>12.00</text:p>
          </table:table-cell>
          <table:table-cell table:formula="oooc:=AVERAGE([.E52:.P52])" office:value-type="float" office:value="3.28317821828684">
            <text:p>3.28</text:p>
          </table:table-cell>
          <table:table-cell table:formula="oooc:=AVERAGE([.K52:.P52])" office:value-type="float" office:value="3.82947371621569">
            <text:p>3.83</text:p>
          </table:table-cell>
          <table:table-cell table:formula="oooc:=AVERAGE([.E52:.J52])" office:value-type="float" office:value="2.73688272035799">
            <text:p>2.74</text:p>
          </table:table-cell>
          <table:table-cell table:number-columns-repeated="8"/>
          <table:table-cell table:style-name="ce2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Reif</text:p>
          </table:table-cell>
          <table:table-cell office:value-type="float" office:value="3.03380782918149">
            <text:p>3.03</text:p>
          </table:table-cell>
          <table:table-cell office:value-type="float" office:value="1.80348258706468">
            <text:p>1.8</text:p>
          </table:table-cell>
          <table:table-cell table:number-columns-repeated="2"/>
          <table:table-cell office:value-type="float" office:value="2.17625899280576">
            <text:p>2.18</text:p>
          </table:table-cell>
          <table:table-cell office:value-type="float" office:value="1.88746438746439">
            <text:p>1.89</text:p>
          </table:table-cell>
          <table:table-cell table:style-name="ce7" office:value-type="float" office:value="1.58396946564886">
            <text:p>1.58</text:p>
          </table:table-cell>
          <table:table-cell office:value-type="float" office:value="1.9973544973545">
            <text:p>2</text:p>
          </table:table-cell>
          <table:table-cell office:value-type="float" office:value="1.4261744966443">
            <text:p>1.43</text:p>
          </table:table-cell>
          <table:table-cell/>
          <table:table-cell office:value-type="float" office:value="1.93986820428336">
            <text:p>1.94</text:p>
          </table:table-cell>
          <table:table-cell/>
          <table:table-cell office:value-type="string">
            <text:p>Canada</text:p>
          </table:table-cell>
          <table:table-cell office:value-type="string">
            <text:p>Icewine-cabernet</text:p>
          </table:table-cell>
          <table:table-cell office:value-type="string">
            <text:p>desert</text:p>
          </table:table-cell>
          <table:table-cell office:value-type="float" office:value="30">
            <text:p>30.00</text:p>
          </table:table-cell>
          <table:table-cell table:formula="oooc:=AVERAGE([.E53:.P53])" office:value-type="float" office:value="1.98104755755592">
            <text:p>1.98</text:p>
          </table:table-cell>
          <table:table-cell table:formula="oooc:=AVERAGE([.K53:.P53])" office:value-type="float" office:value="1.73684166598275">
            <text:p>1.74</text:p>
          </table:table-cell>
          <table:table-cell table:formula="oooc:=AVERAGE([.E53:.J53])" office:value-type="float" office:value="2.22525344912908">
            <text:p>2.23</text:p>
          </table:table-cell>
          <table:table-cell table:formula="oooc:=AVERAGE([.U53:.U56])" office:value-type="float" office:value="2.45777768157097">
            <text:p>2.46</text:p>
          </table:table-cell>
          <table:table-cell table:formula="oooc:=AVERAGE([.V53:.V56])" office:value-type="float" office:value="2.1907376139783">
            <text:p>2.19</text:p>
          </table:table-cell>
          <table:table-cell table:number-columns-repeated="6"/>
          <table:table-cell table:style-name="ce2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Sausal</text:p>
          </table:table-cell>
          <table:table-cell office:value-type="float" office:value="2.3220640569395">
            <text:p>2.32</text:p>
          </table:table-cell>
          <table:table-cell office:value-type="float" office:value="1.80348258706468">
            <text:p>1.8</text:p>
          </table:table-cell>
          <table:table-cell office:value-type="float" office:value="2.29879275653924">
            <text:p>2.3</text:p>
          </table:table-cell>
          <table:table-cell office:value-type="float" office:value="1.91228070175439">
            <text:p>1.91</text:p>
          </table:table-cell>
          <table:table-cell office:value-type="float" office:value="2.7757793764988">
            <text:p>2.78</text:p>
          </table:table-cell>
          <table:table-cell office:value-type="float" office:value="2.5997150997151">
            <text:p>2.6</text:p>
          </table:table-cell>
          <table:table-cell table:style-name="ce7" office:value-type="float" office:value="4.25572519083969">
            <text:p>4.26</text:p>
          </table:table-cell>
          <table:table-cell office:value-type="float" office:value="2.52645502645503">
            <text:p>2.53</text:p>
          </table:table-cell>
          <table:table-cell office:value-type="float" office:value="3.10402684563758">
            <text:p>3.1</text:p>
          </table:table-cell>
          <table:table-cell office:value-type="float" office:value="2.40208078335373">
            <text:p>2.4</text:p>
          </table:table-cell>
          <table:table-cell office:value-type="float" office:value="2.92833607907743">
            <text:p>2.93</text:p>
          </table:table-cell>
          <table:table-cell office:value-type="float" office:value="1.94636678200692">
            <text:p>1.95</text:p>
          </table:table-cell>
          <table:table-cell office:value-type="string">
            <text:p>US</text:p>
          </table:table-cell>
          <table:table-cell office:value-type="string">
            <text:p>Zinfandel</text:p>
          </table:table-cell>
          <table:table-cell office:value-type="string">
            <text:p>red</text:p>
          </table:table-cell>
          <table:table-cell office:value-type="float" office:value="20">
            <text:p>20.00</text:p>
          </table:table-cell>
          <table:table-cell table:formula="oooc:=AVERAGE([.E54:.P54])" office:value-type="float" office:value="2.57292544049017">
            <text:p>2.57</text:p>
          </table:table-cell>
          <table:table-cell table:formula="oooc:=AVERAGE([.K54:.P54])" office:value-type="float" office:value="2.8604984512284">
            <text:p>2.86</text:p>
          </table:table-cell>
          <table:table-cell table:formula="oooc:=AVERAGE([.E54:.J54])" office:value-type="float" office:value="2.28535242975195">
            <text:p>2.29</text:p>
          </table:table-cell>
          <table:table-cell table:number-columns-repeated="8"/>
          <table:table-cell table:style-name="ce2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The Red Brute</text:p>
          </table:table-cell>
          <table:table-cell office:value-type="float" office:value="3.03380782918149">
            <text:p>3.03</text:p>
          </table:table-cell>
          <table:table-cell office:value-type="float" office:value="4.2910447761194">
            <text:p>4.29</text:p>
          </table:table-cell>
          <table:table-cell/>
          <table:table-cell office:value-type="float" office:value="1.91228070175439">
            <text:p>1.91</text:p>
          </table:table-cell>
          <table:table-cell office:value-type="float" office:value="2.2242206235012">
            <text:p>2.22</text:p>
          </table:table-cell>
          <table:table-cell office:value-type="float" office:value="2.45726495726496">
            <text:p>2.46</text:p>
          </table:table-cell>
          <table:table-cell table:style-name="ce7"/>
          <table:table-cell office:value-type="float" office:value="2.26190476190476">
            <text:p>2.26</text:p>
          </table:table-cell>
          <table:table-cell office:value-type="float" office:value="1.76174496644295">
            <text:p>1.76</text:p>
          </table:table-cell>
          <table:table-cell office:value-type="float" office:value="2.40208078335373">
            <text:p>2.4</text:p>
          </table:table-cell>
          <table:table-cell office:value-type="float" office:value="1.44563426688633">
            <text:p>1.45</text:p>
          </table:table-cell>
          <table:table-cell office:value-type="float" office:value="2.29238754325259">
            <text:p>2.29</text:p>
          </table:table-cell>
          <table:table-cell office:value-type="string">
            <text:p>Australia</text:p>
          </table:table-cell>
          <table:table-cell office:value-type="string">
            <text:p>Sparkling Shiraz</text:p>
          </table:table-cell>
          <table:table-cell office:value-type="string">
            <text:p>desert</text:p>
          </table:table-cell>
          <table:table-cell office:value-type="float" office:value="15">
            <text:p>15.00</text:p>
          </table:table-cell>
          <table:table-cell table:formula="oooc:=AVERAGE([.E55:.P55])" office:value-type="float" office:value="2.40823712096618">
            <text:p>2.41</text:p>
          </table:table-cell>
          <table:table-cell table:formula="oooc:=AVERAGE([.K55:.P55])" office:value-type="float" office:value="2.03275046436807">
            <text:p>2.03</text:p>
          </table:table-cell>
          <table:table-cell table:formula="oooc:=AVERAGE([.E55:.J55])" office:value-type="float" office:value="2.78372377756429">
            <text:p>2.78</text:p>
          </table:table-cell>
          <table:table-cell table:number-columns-repeated="8"/>
          <table:table-cell table:style-name="ce25"/>
          <table:table-cell table:number-columns-repeated="224"/>
        </table:table-row>
        <table:table-row table:style-name="ro1">
          <table:table-cell table:number-columns-repeated="3"/>
          <table:table-cell office:value-type="string">
            <text:p>Tokaji</text:p>
          </table:table-cell>
          <table:table-cell office:value-type="float" office:value="4.81316725978648">
            <text:p>4.81</text:p>
          </table:table-cell>
          <table:table-cell office:value-type="float" office:value="4.2910447761194">
            <text:p>4.29</text:p>
          </table:table-cell>
          <table:table-cell/>
          <table:table-cell office:value-type="float" office:value="2.78947368421053">
            <text:p>2.79</text:p>
          </table:table-cell>
          <table:table-cell office:value-type="float" office:value="2.34412470023981">
            <text:p>2.34</text:p>
          </table:table-cell>
          <table:table-cell office:value-type="float" office:value="2.31481481481481">
            <text:p>2.31</text:p>
          </table:table-cell>
          <table:table-cell table:style-name="ce7" office:value-type="float" office:value="1.77480916030534">
            <text:p>1.77</text:p>
          </table:table-cell>
          <table:table-cell office:value-type="float" office:value="2.52645502645503">
            <text:p>2.53</text:p>
          </table:table-cell>
          <table:table-cell office:value-type="float" office:value="2.09731543624161">
            <text:p>2.1</text:p>
          </table:table-cell>
          <table:table-cell table:number-columns-repeated="3"/>
          <table:table-cell office:value-type="string">
            <text:p>Hungary</text:p>
          </table:table-cell>
          <table:table-cell office:value-type="string">
            <text:p>tokaji</text:p>
          </table:table-cell>
          <table:table-cell office:value-type="string">
            <text:p>desert</text:p>
          </table:table-cell>
          <table:table-cell table:style-name="Default"/>
          <table:table-cell table:formula="oooc:=AVERAGE([.E56:.P56])" office:value-type="float" office:value="2.86890060727163">
            <text:p>2.87</text:p>
          </table:table-cell>
          <table:table-cell table:formula="oooc:=AVERAGE([.K56:.P56])" office:value-type="float" office:value="2.13285987433399">
            <text:p>2.13</text:p>
          </table:table-cell>
          <table:table-cell table:formula="oooc:=AVERAGE([.E56:.J56])" office:value-type="float" office:value="3.31052504703421">
            <text:p>3.31</text:p>
          </table:table-cell>
          <table:table-cell table:number-columns-repeated="8"/>
          <table:table-cell table:style-name="ce25"/>
          <table:table-cell table:number-columns-repeated="224"/>
        </table:table-row>
        <table:table-row table:style-name="ro1">
          <table:table-cell table:number-columns-repeated="19"/>
          <table:table-cell table:style-name="Default"/>
          <table:table-cell table:number-columns-repeated="11"/>
          <table:table-cell table:style-name="ce25"/>
          <table:table-cell table:number-columns-repeated="224"/>
        </table:table-row>
        <table:table-row table:style-name="ro1" table:number-rows-repeated="2">
          <table:table-cell table:number-columns-repeated="3"/>
          <table:table-cell table:style-name="ce2" table:number-columns-repeated="8"/>
          <table:table-cell table:style-name="ce5" table:number-columns-repeated="9"/>
          <table:table-cell table:number-columns-repeated="11"/>
          <table:table-cell table:style-name="ce25"/>
          <table:table-cell table:number-columns-repeated="224"/>
        </table:table-row>
        <table:table-row table:style-name="ro1" table:number-rows-repeated="2">
          <table:table-cell table:number-columns-repeated="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5" table:number-columns-repeated="8"/>
          <table:table-cell table:number-columns-repeated="12"/>
          <table:table-cell table:style-name="ce25"/>
          <table:table-cell table:number-columns-repeated="224"/>
        </table:table-row>
        <table:table-row table:style-name="ro1" table:number-rows-repeated="9">
          <table:table-cell table:number-columns-repeated="4"/>
          <table:table-cell table:style-name="ce2" table:number-columns-repeated="2"/>
          <table:table-cell table:style-name="ce5"/>
          <table:table-cell table:style-name="ce2" table:number-columns-repeated="4"/>
          <table:table-cell table:style-name="ce5" table:number-columns-repeated="8"/>
          <table:table-cell table:number-columns-repeated="237"/>
        </table:table-row>
        <table:table-row table:style-name="ro1">
          <table:table-cell table:number-columns-repeated="4"/>
          <table:table-cell table:style-name="ce2" table:number-columns-repeated="2"/>
          <table:table-cell table:style-name="ce5"/>
          <table:table-cell table:style-name="ce2"/>
          <table:table-cell table:style-name="ce3" table:number-columns-repeated="3"/>
          <table:table-cell table:number-columns-repeated="245"/>
        </table:table-row>
        <table:table-row table:style-name="ro1">
          <table:table-cell table:number-columns-repeated="3"/>
          <table:table-cell table:style-name="ce3" table:number-columns-repeated="8"/>
          <table:table-cell table:number-columns-repeated="8"/>
          <table:table-cell table:style-name="Default"/>
          <table:table-cell table:number-columns-repeated="236"/>
        </table:table-row>
      </table:table>
      <table:table table:name="May 2" table:style-name="ta2">
        <table:table-column table:style-name="co5" table:default-cell-style-name="ce33"/>
        <table:table-column table:style-name="co6" table:number-columns-repeated="15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2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1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19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14" table:default-cell-style-name="ce33"/>
        <table:table-column table:style-name="co19" table:default-cell-style-name="ce33"/>
        <table:table-column table:style-name="co10" table:default-cell-style-name="ce33"/>
        <table:table-column table:style-name="co22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default-cell-style-name="ce33"/>
        <table:table-column table:style-name="co26" table:number-columns-repeated="3" table:default-cell-style-name="ce33"/>
        <table:table-column table:style-name="co26" table:default-cell-style-name="ce64"/>
        <table:table-column table:style-name="co28" table:default-cell-style-name="ce33"/>
        <table:table-column table:style-name="co29" table:default-cell-style-name="ce33"/>
        <table:table-column table:style-name="co26" table:number-columns-repeated="4" table:default-cell-style-name="ce33"/>
        <table:table-column table:style-name="co15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14" table:default-cell-style-name="ce33"/>
        <table:table-column table:style-name="co31" table:default-cell-style-name="ce33"/>
        <table:table-column table:style-name="co23" table:number-columns-repeated="196" table:default-cell-style-name="ce33"/>
        <table:table-row table:style-name="ro1">
          <table:table-cell table:number-columns-repeated="256"/>
        </table:table-row>
        <table:table-row table:style-name="ro2">
          <table:table-cell table:style-name="ce34" office:value-type="string">
            <text:p>Raw Inputs</text:p>
          </table:table-cell>
          <table:table-cell table:number-columns-repeated="9" office:value-type="string">
            <text:p>f</text:p>
          </table:table-cell>
          <table:table-cell table:number-columns-repeated="3" office:value-type="string">
            <text:p>m</text:p>
          </table:table-cell>
          <table:table-cell table:number-columns-repeated="8"/>
          <table:table-cell table:style-name="ce35" office:value-type="string">
            <text:p>REPORT</text:p>
          </table:table-cell>
          <table:table-cell table:style-name="ce41" table:number-columns-repeated="19"/>
          <table:table-cell table:style-name="ce47"/>
          <table:table-cell table:style-name="ce50" office:value-type="string">
            <text:p>tanja</text:p>
          </table:table-cell>
          <table:table-cell table:style-name="ce50" office:value-type="string">
            <text:p>gayle</text:p>
          </table:table-cell>
          <table:table-cell table:style-name="ce50" office:value-type="string">
            <text:p>elonda</text:p>
          </table:table-cell>
          <table:table-cell table:style-name="ce50" office:value-type="string">
            <text:p>lea</text:p>
          </table:table-cell>
          <table:table-cell table:style-name="ce50" office:value-type="string">
            <text:p>phil</text:p>
          </table:table-cell>
          <table:table-cell table:style-name="ce65" office:value-type="string">
            <text:p>deb</text:p>
          </table:table-cell>
          <table:table-cell table:style-name="ce50" office:value-type="string">
            <text:p>carol</text:p>
          </table:table-cell>
          <table:table-cell table:style-name="ce50" office:value-type="string">
            <text:p>neva</text:p>
          </table:table-cell>
          <table:table-cell table:style-name="ce50" office:value-type="string">
            <text:p>dana</text:p>
          </table:table-cell>
          <table:table-cell table:style-name="ce50" office:value-type="string">
            <text:p>john</text:p>
          </table:table-cell>
          <table:table-cell table:style-name="ce50" office:value-type="string">
            <text:p>matt</text:p>
          </table:table-cell>
          <table:table-cell table:style-name="ce50" office:value-type="string">
            <text:p>daveg</text:p>
          </table:table-cell>
          <table:table-cell table:style-name="ce80" office:value-type="string">
            <text:p>nonameiv</text:p>
          </table:table-cell>
          <table:table-cell table:style-name="ce80" office:value-type="string">
            <text:p>noname</text:p>
          </table:table-cell>
          <table:table-cell table:style-name="ce80" office:value-type="string">
            <text:p>nonameii</text:p>
          </table:table-cell>
          <table:table-cell table:style-name="ce50" office:value-type="string">
            <text:p>average</text:p>
          </table:table-cell>
          <table:table-cell table:style-name="ce50" office:value-type="string">
            <text:p>male</text:p>
          </table:table-cell>
          <table:table-cell table:style-name="ce50" office:value-type="string">
            <text:p>female</text:p>
          </table:table-cell>
          <table:table-cell table:number-columns-repeated="196"/>
        </table:table-row>
        <table:table-row table:style-name="ro1">
          <table:table-cell office:value-type="string">
            <text:p>Vinery</text:p>
          </table:table-cell>
          <table:table-cell office:value-type="string">
            <text:p>Tanja</text:p>
          </table:table-cell>
          <table:table-cell office:value-type="string">
            <text:p>Gayle</text:p>
          </table:table-cell>
          <table:table-cell office:value-type="string">
            <text:p>Elonda</text:p>
          </table:table-cell>
          <table:table-cell office:value-type="string">
            <text:p>Lea</text:p>
          </table:table-cell>
          <table:table-cell office:value-type="string">
            <text:p>Phil</text:p>
          </table:table-cell>
          <table:table-cell office:value-type="string">
            <text:p>Deb</text:p>
          </table:table-cell>
          <table:table-cell office:value-type="string">
            <text:p>Carol</text:p>
          </table:table-cell>
          <table:table-cell office:value-type="string">
            <text:p>Neva</text:p>
          </table:table-cell>
          <table:table-cell office:value-type="string">
            <text:p>Dana</text:p>
          </table:table-cell>
          <table:table-cell office:value-type="string">
            <text:p>John</text:p>
          </table:table-cell>
          <table:table-cell office:value-type="string">
            <text:p>Matt</text:p>
          </table:table-cell>
          <table:table-cell office:value-type="string">
            <text:p>Dave G.</text:p>
          </table:table-cell>
          <table:table-cell office:value-type="string">
            <text:p>No Name IV</text:p>
          </table:table-cell>
          <table:table-cell office:value-type="string">
            <text:p>No Name</text:p>
          </table:table-cell>
          <table:table-cell office:value-type="string">
            <text:p>No NameII</text:p>
          </table:table-cell>
          <table:table-cell office:value-type="string">
            <text:p>Averag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Type</text:p>
          </table:table-cell>
          <table:table-cell/>
          <table:table-cell table:style-name="ce36" office:value-type="string">
            <text:p>Most Deviant Person</text:p>
          </table:table-cell>
          <table:table-cell table:style-name="ce37" table:number-columns-repeated="2"/>
          <table:table-cell table:style-name="ce36" office:value-type="string">
            <text:p>Softest Reviewer</text:p>
          </table:table-cell>
          <table:table-cell table:style-name="ce37" table:number-columns-repeated="2"/>
          <table:table-cell table:style-name="ce36" office:value-type="string">
            <text:p>Top Wines (normalized)</text:p>
          </table:table-cell>
          <table:table-cell table:style-name="ce37" table:number-columns-repeated="2"/>
          <table:table-cell table:style-name="ce36" office:value-type="string">
            <text:p>Male</text:p>
          </table:table-cell>
          <table:table-cell table:style-name="ce37" table:number-columns-repeated="2"/>
          <table:table-cell table:style-name="ce36" office:value-type="string">
            <text:p>Female</text:p>
          </table:table-cell>
          <table:table-cell table:style-name="ce37" table:number-columns-repeated="2"/>
          <table:table-cell table:style-name="ce42" office:value-type="string">
            <text:p>Vinery</text:p>
          </table:table-cell>
          <table:table-cell table:style-name="ce42" office:value-type="string">
            <text:p>Country</text:p>
          </table:table-cell>
          <table:table-cell table:style-name="ce42" office:value-type="string">
            <text:p>Grape</text:p>
          </table:table-cell>
          <table:table-cell table:style-name="ce42" office:value-type="string">
            <text:p>Type</text:p>
          </table:table-cell>
          <table:table-cell table:style-name="ce37"/>
          <table:table-cell table:style-name="ce48"/>
          <table:table-cell table:style-name="ce51" table:number-columns-repeated="5"/>
          <table:table-cell table:style-name="ce66"/>
          <table:table-cell table:style-name="ce51" table:number-columns-repeated="6"/>
          <table:table-cell table:style-name="ce81" table:number-columns-repeated="3"/>
          <table:table-cell table:style-name="ce51" table:number-columns-repeated="3"/>
          <table:table-cell table:number-columns-repeated="196"/>
        </table:table-row>
        <table:table-row table:style-name="ro2">
          <table:table-cell office:value-type="string">
            <text:p>Rodney Strong</text:p>
          </table:table-cell>
          <table:table-cell office:value-type="float" office:value="2.4">
            <text:p>2.40</text:p>
          </table:table-cell>
          <table:table-cell office:value-type="float" office:value="2">
            <text:p>2.00</text:p>
          </table:table-cell>
          <table:table-cell table:number-columns-repeated="3" office:value-type="float" office:value="3">
            <text:p>3.00</text:p>
          </table:table-cell>
          <table:table-cell/>
          <table:table-cell office:value-type="float" office:value="2.5">
            <text:p>2.50</text:p>
          </table:table-cell>
          <table:table-cell office:value-type="float" office:value="1">
            <text:p>1.00</text:p>
          </table:table-cell>
          <table:table-cell office:value-type="float" office:value="3">
            <text:p>3.00</text:p>
          </table:table-cell>
          <table:table-cell table:number-columns-repeated="3"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table:formula="oooc:=AVERAGE([.B4:.P4])" office:value-type="float" office:value="2.42142857142857">
            <text:p>2.42</text:p>
          </table:table-cell>
          <table:table-cell table:formula="oooc:=AVERAGE([.K4:.M4])" office:value-type="float" office:value="2">
            <text:p>2.00</text:p>
          </table:table-cell>
          <table:table-cell table:formula="oooc:=AVERAGE([.B4:.J4])" office:value-type="float" office:value="2.4875">
            <text:p>2.49</text:p>
          </table:table-cell>
          <table:table-cell office:value-type="string">
            <text:p>white</text:p>
          </table:table-cell>
          <table:table-cell/>
          <table:table-cell table:style-name="ce37" office:value-type="string">
            <text:p>Deb</text:p>
          </table:table-cell>
          <table:table-cell table:style-name="ce37" office:value-type="float" office:value="1.4142135623731">
            <text:p>1.41</text:p>
          </table:table-cell>
          <table:table-cell table:style-name="ce37"/>
          <table:table-cell table:style-name="ce37" office:value-type="string">
            <text:p>Gayle</text:p>
          </table:table-cell>
          <table:table-cell table:style-name="ce37" office:value-type="float" office:value="1.775">
            <text:p>1.78</text:p>
          </table:table-cell>
          <table:table-cell table:style-name="ce37"/>
          <table:table-cell table:style-name="ce37" office:value-type="string">
            <text:p>Opolo</text:p>
          </table:table-cell>
          <table:table-cell table:style-name="ce37" office:value-type="float" office:value="0.739998321446715">
            <text:p>0.74</text:p>
          </table:table-cell>
          <table:table-cell table:style-name="ce37"/>
          <table:table-cell table:style-name="ce37" office:value-type="string">
            <text:p>Opolo</text:p>
          </table:table-cell>
          <table:table-cell table:style-name="ce37" office:value-type="float" office:value="0.710925587750961">
            <text:p>0.71</text:p>
          </table:table-cell>
          <table:table-cell table:style-name="ce37"/>
          <table:table-cell table:style-name="ce37" office:value-type="string">
            <text:p>Opolo</text:p>
          </table:table-cell>
          <table:table-cell table:style-name="ce37" office:value-type="float" office:value="0.898546777718814">
            <text:p>0.90</text:p>
          </table:table-cell>
          <table:table-cell table:style-name="ce37"/>
          <table:table-cell table:style-name="ce43" office:value-type="string">
            <text:p>Opolo</text:p>
          </table:table-cell>
          <table:table-cell table:style-name="ce43" office:value-type="string">
            <text:p>US</text:p>
          </table:table-cell>
          <table:table-cell table:style-name="ce43" office:value-type="string">
            <text:p>Rhapsody</text:p>
          </table:table-cell>
          <table:table-cell table:style-name="ce43" office:value-type="string">
            <text:p>red</text:p>
          </table:table-cell>
          <table:table-cell table:style-name="ce37"/>
          <table:table-cell table:style-name="ce48" office:value-type="string">
            <text:p>tanja</text:p>
          </table:table-cell>
          <table:table-cell table:style-name="ce52" table:number-columns-repeated="4"/>
          <table:table-cell table:style-name="ce52" office:value-type="float" office:value="0.7949">
            <text:p>0.79</text:p>
          </table:table-cell>
          <table:table-cell table:style-name="ce67" office:value-type="float" office:value="-0.9642">
            <text:p>-0.96</text:p>
          </table:table-cell>
          <table:table-cell table:style-name="ce52" table:number-columns-repeated="3"/>
          <table:table-cell table:style-name="ce52" office:value-type="float" office:value="0.5524">
            <text:p>0.55</text:p>
          </table:table-cell>
          <table:table-cell table:style-name="ce52" table:number-columns-repeated="2"/>
          <table:table-cell table:style-name="ce55" office:value-type="float" office:value="0.7074">
            <text:p>0.71</text:p>
          </table:table-cell>
          <table:table-cell table:style-name="ce55" table:number-columns-repeated="2"/>
          <table:table-cell table:style-name="ce52" table:number-columns-repeated="3"/>
          <table:table-cell table:number-columns-repeated="196"/>
        </table:table-row>
        <table:table-row table:style-name="ro2">
          <table:table-cell office:value-type="string">
            <text:p>Gustave Lorentz</text:p>
          </table:table-cell>
          <table:table-cell office:value-type="float" office:value="2.1">
            <text:p>2.10</text:p>
          </table:table-cell>
          <table:table-cell office:value-type="float" office:value="1.8">
            <text:p>1.80</text:p>
          </table:table-cell>
          <table:table-cell/>
          <table:table-cell office:value-type="float" office:value="2.3">
            <text:p>2.30</text:p>
          </table:table-cell>
          <table:table-cell office:value-type="float" office:value="2">
            <text:p>2.00</text:p>
          </table:table-cell>
          <table:table-cell/>
          <table:table-cell office:value-type="float" office:value="1.5">
            <text:p>1.50</text:p>
          </table:table-cell>
          <table:table-cell office:value-type="float" office:value="1">
            <text:p>1.00</text:p>
          </table:table-cell>
          <table:table-cell table:number-columns-repeated="2" office:value-type="float" office:value="2">
            <text:p>2.00</text:p>
          </table:table-cell>
          <table:table-cell table:number-columns-repeated="2" office:value-type="float" office:value="3">
            <text:p>3.00</text:p>
          </table:table-cell>
          <table:table-cell table:number-columns-repeated="2" office:value-type="float" office:value="2">
            <text:p>2.00</text:p>
          </table:table-cell>
          <table:table-cell/>
          <table:table-cell table:formula="oooc:=AVERAGE([.B5:.P5])" office:value-type="float" office:value="2.05833333333333">
            <text:p>2.06</text:p>
          </table:table-cell>
          <table:table-cell table:formula="oooc:=AVERAGE([.K5:.M5])" office:value-type="float" office:value="2.66666666666667">
            <text:p>2.67</text:p>
          </table:table-cell>
          <table:table-cell table:formula="oooc:=AVERAGE([.B5:.J5])" office:value-type="float" office:value="1.81428571428571">
            <text:p>1.81</text:p>
          </table:table-cell>
          <table:table-cell office:value-type="string">
            <text:p>white</text:p>
          </table:table-cell>
          <table:table-cell/>
          <table:table-cell table:style-name="ce37" office:value-type="string">
            <text:p>Dana</text:p>
          </table:table-cell>
          <table:table-cell table:style-name="ce37" office:value-type="float" office:value="1.21231059126652">
            <text:p>1.21</text:p>
          </table:table-cell>
          <table:table-cell table:style-name="ce37"/>
          <table:table-cell table:style-name="ce37" office:value-type="string">
            <text:p>Elonda</text:p>
          </table:table-cell>
          <table:table-cell table:style-name="ce37" office:value-type="float" office:value="1.85714285714286">
            <text:p>1.86</text:p>
          </table:table-cell>
          <table:table-cell table:style-name="ce37"/>
          <table:table-cell table:style-name="ce37" office:value-type="string">
            <text:p>Matanzas Creek</text:p>
          </table:table-cell>
          <table:table-cell table:style-name="ce37" office:value-type="float" office:value="1.59415252483692">
            <text:p>1.59</text:p>
          </table:table-cell>
          <table:table-cell table:style-name="ce37"/>
          <table:table-cell table:style-name="ce37" office:value-type="string">
            <text:p>Ferrante</text:p>
          </table:table-cell>
          <table:table-cell table:style-name="ce37" office:value-type="float" office:value="0.710925587750961">
            <text:p>0.71</text:p>
          </table:table-cell>
          <table:table-cell table:style-name="ce37"/>
          <table:table-cell table:style-name="ce37" office:value-type="string">
            <text:p>Matanzas Creek</text:p>
          </table:table-cell>
          <table:table-cell table:style-name="ce37" office:value-type="float" office:value="1.51963133917851">
            <text:p>1.52</text:p>
          </table:table-cell>
          <table:table-cell table:style-name="ce37"/>
          <table:table-cell table:style-name="ce43" office:value-type="string">
            <text:p>Matanzas Creek</text:p>
          </table:table-cell>
          <table:table-cell table:style-name="ce43" office:value-type="string">
            <text:p>US</text:p>
          </table:table-cell>
          <table:table-cell table:style-name="ce43" office:value-type="string">
            <text:p>Merlot</text:p>
          </table:table-cell>
          <table:table-cell table:style-name="ce43" office:value-type="string">
            <text:p>red</text:p>
          </table:table-cell>
          <table:table-cell table:style-name="ce45"/>
          <table:table-cell table:style-name="ce48" office:value-type="string">
            <text:p>gayle</text:p>
          </table:table-cell>
          <table:table-cell table:style-name="ce52" table:number-columns-repeated="2"/>
          <table:table-cell table:style-name="ce52" office:value-type="float" office:value="0.7825">
            <text:p>0.78</text:p>
          </table:table-cell>
          <table:table-cell table:style-name="ce52" office:value-type="float" office:value="0.5591">
            <text:p>0.56</text:p>
          </table:table-cell>
          <table:table-cell table:style-name="ce52" office:value-type="float" office:value="0.775">
            <text:p>0.78</text:p>
          </table:table-cell>
          <table:table-cell table:style-name="ce67" office:value-type="float" office:value="-0.9994">
            <text:p>-1.00</text:p>
          </table:table-cell>
          <table:table-cell table:style-name="ce52" office:value-type="float" office:value="0.6618">
            <text:p>0.66</text:p>
          </table:table-cell>
          <table:table-cell table:style-name="ce52"/>
          <table:table-cell table:style-name="ce52" office:value-type="float" office:value="0.6074">
            <text:p>0.61</text:p>
          </table:table-cell>
          <table:table-cell table:style-name="ce52" table:number-columns-repeated="3"/>
          <table:table-cell table:style-name="ce55" office:value-type="float" office:value="0.6345">
            <text:p>0.63</text:p>
          </table:table-cell>
          <table:table-cell table:style-name="ce55"/>
          <table:table-cell table:style-name="ce55" office:value-type="float" office:value="0.6684">
            <text:p>0.67</text:p>
          </table:table-cell>
          <table:table-cell table:style-name="ce52" office:value-type="float" office:value="0.8659">
            <text:p>0.87</text:p>
          </table:table-cell>
          <table:table-cell table:style-name="ce52" office:value-type="float" office:value="0.547">
            <text:p>0.55</text:p>
          </table:table-cell>
          <table:table-cell table:style-name="ce52" office:value-type="float" office:value="0.8234">
            <text:p>0.82</text:p>
          </table:table-cell>
          <table:table-cell table:number-columns-repeated="196"/>
        </table:table-row>
        <table:table-row table:style-name="ro2">
          <table:table-cell office:value-type="string">
            <text:p>Geyser Peak</text:p>
          </table:table-cell>
          <table:table-cell office:value-type="float" office:value="2.35">
            <text:p>2.35</text:p>
          </table:table-cell>
          <table:table-cell table:number-columns-repeated="3" office:value-type="float" office:value="2">
            <text:p>2.00</text:p>
          </table:table-cell>
          <table:table-cell office:value-type="float" office:value="1.5">
            <text:p>1.50</text:p>
          </table:table-cell>
          <table:table-cell/>
          <table:table-cell office:value-type="float" office:value="3.5">
            <text:p>3.50</text:p>
          </table:table-cell>
          <table:table-cell office:value-type="float" office:value="2">
            <text:p>2.00</text:p>
          </table:table-cell>
          <table:table-cell office:value-type="float" office:value="1.5">
            <text:p>1.50</text:p>
          </table:table-cell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office:value-type="float" office:value="3.5">
            <text:p>3.50</text:p>
          </table:table-cell>
          <table:table-cell table:number-columns-repeated="2" office:value-type="float" office:value="3">
            <text:p>3.00</text:p>
          </table:table-cell>
          <table:table-cell/>
          <table:table-cell table:formula="oooc:=AVERAGE([.B6:.P6])" office:value-type="float" office:value="2.41153846153846">
            <text:p>2.41</text:p>
          </table:table-cell>
          <table:table-cell table:formula="oooc:=AVERAGE([.K6:.M6])" office:value-type="float" office:value="2.83333333333333">
            <text:p>2.83</text:p>
          </table:table-cell>
          <table:table-cell table:formula="oooc:=AVERAGE([.B6:.J6])" office:value-type="float" office:value="2.10625">
            <text:p>2.11</text:p>
          </table:table-cell>
          <table:table-cell office:value-type="string">
            <text:p>white</text:p>
          </table:table-cell>
          <table:table-cell/>
          <table:table-cell table:style-name="ce37" office:value-type="string">
            <text:p>Neva</text:p>
          </table:table-cell>
          <table:table-cell table:style-name="ce37" office:value-type="float" office:value="1.16450015288131">
            <text:p>1.16</text:p>
          </table:table-cell>
          <table:table-cell table:style-name="ce37"/>
          <table:table-cell table:style-name="ce37" office:value-type="string">
            <text:p>Neva</text:p>
          </table:table-cell>
          <table:table-cell table:style-name="ce37" office:value-type="float" office:value="1.91666666666667">
            <text:p>1.92</text:p>
          </table:table-cell>
          <table:table-cell table:style-name="ce37"/>
          <table:table-cell table:style-name="ce37" office:value-type="string">
            <text:p>Ferrante</text:p>
          </table:table-cell>
          <table:table-cell table:style-name="ce37" office:value-type="float" office:value="1.63633297932533">
            <text:p>1.64</text:p>
          </table:table-cell>
          <table:table-cell table:style-name="ce37"/>
          <table:table-cell table:style-name="ce37" office:value-type="string">
            <text:p>Matanzas Creek</text:p>
          </table:table-cell>
          <table:table-cell table:style-name="ce37" office:value-type="float" office:value="1.76417100786531">
            <text:p>1.76</text:p>
          </table:table-cell>
          <table:table-cell table:style-name="ce37"/>
          <table:table-cell table:style-name="ce37" office:value-type="string">
            <text:p>Gustave Lorentz</text:p>
          </table:table-cell>
          <table:table-cell table:style-name="ce37" office:value-type="float" office:value="1.82671266237236">
            <text:p>1.83</text:p>
          </table:table-cell>
          <table:table-cell table:style-name="ce37"/>
          <table:table-cell table:style-name="ce43" office:value-type="string">
            <text:p>Ferrante</text:p>
          </table:table-cell>
          <table:table-cell table:style-name="ce43" office:value-type="string">
            <text:p>US</text:p>
          </table:table-cell>
          <table:table-cell table:style-name="ce43" office:value-type="string">
            <text:p>Cabernet Franc</text:p>
          </table:table-cell>
          <table:table-cell table:style-name="ce43" office:value-type="string">
            <text:p>Sweet/Sparkling</text:p>
          </table:table-cell>
          <table:table-cell table:style-name="ce45"/>
          <table:table-cell table:style-name="ce48" office:value-type="string">
            <text:p>elonda</text:p>
          </table:table-cell>
          <table:table-cell table:style-name="ce52"/>
          <table:table-cell table:style-name="ce53" office:value-type="float" office:value="0.7825">
            <text:p>0.78</text:p>
          </table:table-cell>
          <table:table-cell table:style-name="ce52" table:number-columns-repeated="2"/>
          <table:table-cell table:style-name="ce52" office:value-type="float" office:value="0.9313">
            <text:p>0.93</text:p>
          </table:table-cell>
          <table:table-cell table:style-name="ce67" office:value-type="string">
            <text:p>.</text:p>
          </table:table-cell>
          <table:table-cell table:style-name="ce52" table:number-columns-repeated="6"/>
          <table:table-cell table:style-name="ce55" table:number-columns-repeated="3"/>
          <table:table-cell table:style-name="ce52" office:value-type="float" office:value="0.6352">
            <text:p>0.64</text:p>
          </table:table-cell>
          <table:table-cell table:style-name="ce52" table:number-columns-repeated="2"/>
          <table:table-cell table:number-columns-repeated="196"/>
        </table:table-row>
        <table:table-row table:style-name="ro2">
          <table:table-cell office:value-type="string">
            <text:p>Moseland</text:p>
          </table:table-cell>
          <table:table-cell office:value-type="float" office:value="2.3">
            <text:p>2.30</text:p>
          </table:table-cell>
          <table:table-cell office:value-type="float" office:value="1.8">
            <text:p>1.80</text:p>
          </table:table-cell>
          <table:table-cell/>
          <table:table-cell office:value-type="float" office:value="1.8">
            <text:p>1.80</text:p>
          </table:table-cell>
          <table:table-cell office:value-type="float" office:value="1.5">
            <text:p>1.50</text:p>
          </table:table-cell>
          <table:table-cell/>
          <table:table-cell office:value-type="float" office:value="1.2">
            <text:p>1.20</text:p>
          </table:table-cell>
          <table:table-cell office:value-type="float" office:value="3">
            <text:p>3.00</text:p>
          </table:table-cell>
          <table:table-cell office:value-type="float" office:value="2.5">
            <text:p>2.50</text:p>
          </table:table-cell>
          <table:table-cell office:value-type="float" office:value="1">
            <text:p>1.00</text:p>
          </table:table-cell>
          <table:table-cell office:value-type="float" office:value="3">
            <text:p>3.00</text:p>
          </table:table-cell>
          <table:table-cell office:value-type="float" office:value="3.5">
            <text:p>3.50</text:p>
          </table:table-cell>
          <table:table-cell table:number-columns-repeated="3" office:value-type="float" office:value="2">
            <text:p>2.00</text:p>
          </table:table-cell>
          <table:table-cell table:formula="oooc:=AVERAGE([.B7:.P7])" office:value-type="float" office:value="2.12307692307692">
            <text:p>2.12</text:p>
          </table:table-cell>
          <table:table-cell table:formula="oooc:=AVERAGE([.K7:.M7])" office:value-type="float" office:value="2.5">
            <text:p>2.50</text:p>
          </table:table-cell>
          <table:table-cell table:formula="oooc:=AVERAGE([.B7:.J7])" office:value-type="float" office:value="2.01428571428571">
            <text:p>2.01</text:p>
          </table:table-cell>
          <table:table-cell office:value-type="string">
            <text:p>white</text:p>
          </table:table-cell>
          <table:table-cell/>
          <table:table-cell table:style-name="ce37" office:value-type="string">
            <text:p>No NameII</text:p>
          </table:table-cell>
          <table:table-cell table:style-name="ce37" office:value-type="float" office:value="1.14017542509914">
            <text:p>1.14</text:p>
          </table:table-cell>
          <table:table-cell table:style-name="ce37"/>
          <table:table-cell table:style-name="ce37" office:value-type="string">
            <text:p>John</text:p>
          </table:table-cell>
          <table:table-cell table:style-name="ce37" office:value-type="float" office:value="1.91666666666667">
            <text:p>1.92</text:p>
          </table:table-cell>
          <table:table-cell table:style-name="ce37"/>
          <table:table-cell table:style-name="ce37" office:value-type="string">
            <text:p>No Name</text:p>
          </table:table-cell>
          <table:table-cell table:style-name="ce37" office:value-type="float" office:value="2.20521410893869">
            <text:p>2.21</text:p>
          </table:table-cell>
          <table:table-cell table:style-name="ce37"/>
          <table:table-cell table:style-name="ce37" office:value-type="string">
            <text:p>Rodney Strong</text:p>
          </table:table-cell>
          <table:table-cell table:style-name="ce37" office:value-type="float" office:value="2.2258676303812">
            <text:p>2.23</text:p>
          </table:table-cell>
          <table:table-cell table:style-name="ce37"/>
          <table:table-cell table:style-name="ce37" office:value-type="string">
            <text:p>Ferrante</text:p>
          </table:table-cell>
          <table:table-cell table:style-name="ce37" office:value-type="float" office:value="2.05324806472848">
            <text:p>2.05</text:p>
          </table:table-cell>
          <table:table-cell table:style-name="ce37"/>
          <table:table-cell table:style-name="ce43" office:value-type="string">
            <text:p>No Name</text:p>
          </table:table-cell>
          <table:table-cell table:style-name="ce43" office:value-type="string">
            <text:p>Croatia</text:p>
          </table:table-cell>
          <table:table-cell table:style-name="ce43" office:value-type="string">
            <text:p>Dingac</text:p>
          </table:table-cell>
          <table:table-cell table:style-name="ce43" office:value-type="string">
            <text:p>red</text:p>
          </table:table-cell>
          <table:table-cell table:style-name="ce45"/>
          <table:table-cell table:style-name="ce48" office:value-type="string">
            <text:p>lea</text:p>
          </table:table-cell>
          <table:table-cell table:style-name="ce52"/>
          <table:table-cell table:style-name="ce52" office:value-type="float" office:value="0.5591">
            <text:p>0.56</text:p>
          </table:table-cell>
          <table:table-cell table:style-name="ce52" table:number-columns-repeated="2"/>
          <table:table-cell table:style-name="ce52" office:value-type="float" office:value="0.7894">
            <text:p>0.79</text:p>
          </table:table-cell>
          <table:table-cell table:style-name="ce67" office:value-type="float" office:value="-0.9901">
            <text:p>-0.99</text:p>
          </table:table-cell>
          <table:table-cell table:style-name="ce52"/>
          <table:table-cell table:style-name="ce52" office:value-type="float" office:value="0.7278">
            <text:p>0.73</text:p>
          </table:table-cell>
          <table:table-cell table:style-name="ce52" office:value-type="float" office:value="0.5679">
            <text:p>0.57</text:p>
          </table:table-cell>
          <table:table-cell table:style-name="ce52" office:value-type="float" office:value="0.6663">
            <text:p>0.67</text:p>
          </table:table-cell>
          <table:table-cell table:style-name="ce52" table:number-columns-repeated="2"/>
          <table:table-cell table:style-name="ce55" office:value-type="float" office:value="0.674">
            <text:p>0.67</text:p>
          </table:table-cell>
          <table:table-cell table:style-name="ce55" office:value-type="float" office:value="0.6336">
            <text:p>0.63</text:p>
          </table:table-cell>
          <table:table-cell table:style-name="ce55"/>
          <table:table-cell table:style-name="ce52" office:value-type="float" office:value="0.8133">
            <text:p>0.81</text:p>
          </table:table-cell>
          <table:table-cell table:style-name="ce52"/>
          <table:table-cell table:style-name="ce52" office:value-type="float" office:value="0.867">
            <text:p>0.87</text:p>
          </table:table-cell>
          <table:table-cell table:number-columns-repeated="196"/>
        </table:table-row>
        <table:table-row table:style-name="ro2">
          <table:table-cell office:value-type="string">
            <text:p>Wilhelm</text:p>
          </table:table-cell>
          <table:table-cell office:value-type="float" office:value="2.5">
            <text:p>2.50</text:p>
          </table:table-cell>
          <table:table-cell office:value-type="float" office:value="2.2">
            <text:p>2.20</text:p>
          </table:table-cell>
          <table:table-cell/>
          <table:table-cell office:value-type="float" office:value="4.5">
            <text:p>4.50</text:p>
          </table:table-cell>
          <table:table-cell office:value-type="float" office:value="2.5">
            <text:p>2.50</text:p>
          </table:table-cell>
          <table:table-cell office:value-type="float" office:value="2">
            <text:p>2.00</text:p>
          </table:table-cell>
          <table:table-cell office:value-type="float" office:value="2.5">
            <text:p>2.50</text:p>
          </table:table-cell>
          <table:table-cell office:value-type="float" office:value="5">
            <text:p>5.00</text:p>
          </table:table-cell>
          <table:table-cell office:value-type="float" office:value="4">
            <text:p>4.00</text:p>
          </table:table-cell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table:number-columns-repeated="3" office:value-type="float" office:value="3">
            <text:p>3.00</text:p>
          </table:table-cell>
          <table:table-cell office:value-type="float" office:value="2">
            <text:p>2.00</text:p>
          </table:table-cell>
          <table:table-cell table:formula="oooc:=AVERAGE([.B8:.P8])" office:value-type="float" office:value="2.94285714285714">
            <text:p>2.94</text:p>
          </table:table-cell>
          <table:table-cell table:formula="oooc:=AVERAGE([.K8:.M8])" office:value-type="float" office:value="2.66666666666667">
            <text:p>2.67</text:p>
          </table:table-cell>
          <table:table-cell table:formula="oooc:=AVERAGE([.B8:.J8])" office:value-type="float" office:value="3.15">
            <text:p>3.15</text:p>
          </table:table-cell>
          <table:table-cell office:value-type="string">
            <text:p>rose</text:p>
          </table:table-cell>
          <table:table-cell/>
          <table:table-cell table:style-name="ce37" office:value-type="string">
            <text:p>Lea</text:p>
          </table:table-cell>
          <table:table-cell table:style-name="ce37" office:value-type="float" office:value="0.897572483778532">
            <text:p>0.90</text:p>
          </table:table-cell>
          <table:table-cell table:style-name="ce37"/>
          <table:table-cell table:style-name="ce37" office:value-type="string">
            <text:p>Phil</text:p>
          </table:table-cell>
          <table:table-cell table:style-name="ce37" office:value-type="float" office:value="1.9625">
            <text:p>1.96</text:p>
          </table:table-cell>
          <table:table-cell table:style-name="ce37"/>
          <table:table-cell table:style-name="ce37" office:value-type="string">
            <text:p>Paringa</text:p>
          </table:table-cell>
          <table:table-cell table:style-name="ce37" office:value-type="float" office:value="2.21353919864034">
            <text:p>2.21</text:p>
          </table:table-cell>
          <table:table-cell table:style-name="ce37"/>
          <table:table-cell table:style-name="ce37" office:value-type="string">
            <text:p>No Name</text:p>
          </table:table-cell>
          <table:table-cell table:style-name="ce37" office:value-type="float" office:value="2.37014782491741">
            <text:p>2.37</text:p>
          </table:table-cell>
          <table:table-cell table:style-name="ce37"/>
          <table:table-cell table:style-name="ce37" office:value-type="string">
            <text:p>Moseland</text:p>
          </table:table-cell>
          <table:table-cell table:style-name="ce37" office:value-type="float" office:value="2.17910106603744">
            <text:p>2.18</text:p>
          </table:table-cell>
          <table:table-cell table:style-name="ce37"/>
          <table:table-cell table:style-name="ce43" office:value-type="string">
            <text:p>Paringa</text:p>
          </table:table-cell>
          <table:table-cell table:style-name="ce43" office:value-type="string">
            <text:p>Australia</text:p>
          </table:table-cell>
          <table:table-cell table:style-name="ce43" office:value-type="string">
            <text:p>Shiraz</text:p>
          </table:table-cell>
          <table:table-cell table:style-name="ce43" office:value-type="string">
            <text:p>Sweet/Sparkling</text:p>
          </table:table-cell>
          <table:table-cell table:style-name="ce45"/>
          <table:table-cell table:style-name="ce48" office:value-type="string">
            <text:p>phil</text:p>
          </table:table-cell>
          <table:table-cell table:style-name="ce53" office:value-type="float" office:value="0.7949">
            <text:p>0.79</text:p>
          </table:table-cell>
          <table:table-cell table:style-name="ce53" office:value-type="float" office:value="0.775">
            <text:p>0.78</text:p>
          </table:table-cell>
          <table:table-cell table:style-name="ce53" office:value-type="float" office:value="0.9313">
            <text:p>0.93</text:p>
          </table:table-cell>
          <table:table-cell table:style-name="ce53" office:value-type="float" office:value="0.7894">
            <text:p>0.79</text:p>
          </table:table-cell>
          <table:table-cell table:style-name="ce52"/>
          <table:table-cell table:style-name="ce67"/>
          <table:table-cell table:style-name="ce52" table:number-columns-repeated="2"/>
          <table:table-cell table:style-name="ce52" office:value-type="float" office:value="0.678">
            <text:p>0.68</text:p>
          </table:table-cell>
          <table:table-cell table:style-name="ce52" table:number-columns-repeated="3"/>
          <table:table-cell table:style-name="ce55" office:value-type="float" office:value="0.8083">
            <text:p>0.81</text:p>
          </table:table-cell>
          <table:table-cell table:style-name="ce55" table:number-columns-repeated="2"/>
          <table:table-cell table:style-name="ce52" office:value-type="float" office:value="0.8102">
            <text:p>0.81</text:p>
          </table:table-cell>
          <table:table-cell table:style-name="ce52" office:value-type="string">
            <text:p>.</text:p>
          </table:table-cell>
          <table:table-cell table:style-name="ce52" office:value-type="float" office:value="0.7848">
            <text:p>0.78</text:p>
          </table:table-cell>
          <table:table-cell table:number-columns-repeated="196"/>
        </table:table-row>
        <table:table-row table:style-name="ro1">
          <table:table-cell office:value-type="string">
            <text:p>Tabor Hill</text:p>
          </table:table-cell>
          <table:table-cell office:value-type="float" office:value="3.3">
            <text:p>3.30</text:p>
          </table:table-cell>
          <table:table-cell office:value-type="float" office:value="3">
            <text:p>3.00</text:p>
          </table:table-cell>
          <table:table-cell/>
          <table:table-cell office:value-type="float" office:value="3.5">
            <text:p>3.50</text:p>
          </table:table-cell>
          <table:table-cell office:value-type="float" office:value="3">
            <text:p>3.00</text:p>
          </table:table-cell>
          <table:table-cell/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office:value-type="float" office:value="5">
            <text:p>5.00</text:p>
          </table:table-cell>
          <table:table-cell office:value-type="float" office:value="2">
            <text:p>2.00</text:p>
          </table:table-cell>
          <table:table-cell office:value-type="float" office:value="2.5">
            <text:p>2.50</text:p>
          </table:table-cell>
          <table:table-cell table:number-columns-repeated="2" office:value-type="float" office:value="3">
            <text:p>3.00</text:p>
          </table:table-cell>
          <table:table-cell/>
          <table:table-cell office:value-type="float" office:value="4">
            <text:p>4.00</text:p>
          </table:table-cell>
          <table:table-cell table:formula="oooc:=AVERAGE([.B9:.P9])" office:value-type="float" office:value="3.10833333333333">
            <text:p>3.11</text:p>
          </table:table-cell>
          <table:table-cell table:formula="oooc:=AVERAGE([.K9:.M9])" office:value-type="float" office:value="2.5">
            <text:p>2.50</text:p>
          </table:table-cell>
          <table:table-cell table:formula="oooc:=AVERAGE([.B9:.J9])" office:value-type="float" office:value="3.25714285714286">
            <text:p>3.26</text:p>
          </table:table-cell>
          <table:table-cell office:value-type="string">
            <text:p>red</text:p>
          </table:table-cell>
          <table:table-cell/>
          <table:table-cell table:style-name="ce37" office:value-type="string">
            <text:p>Carol</text:p>
          </table:table-cell>
          <table:table-cell table:style-name="ce37" office:value-type="float" office:value="0.801457006540795">
            <text:p>0.80</text:p>
          </table:table-cell>
          <table:table-cell table:style-name="ce37"/>
          <table:table-cell table:style-name="ce37" office:value-type="string">
            <text:p>Matt</text:p>
          </table:table-cell>
          <table:table-cell table:style-name="ce37" office:value-type="float" office:value="2.02083333333333">
            <text:p>2.02</text:p>
          </table:table-cell>
          <table:table-cell table:style-name="ce37"/>
          <table:table-cell table:style-name="ce37" office:value-type="string">
            <text:p>Gustave Lorentz</text:p>
          </table:table-cell>
          <table:table-cell table:style-name="ce37" office:value-type="float" office:value="2.23018937804366">
            <text:p>2.23</text:p>
          </table:table-cell>
          <table:table-cell table:style-name="ce37"/>
          <table:table-cell table:style-name="ce37" office:value-type="string">
            <text:p>Banrock Station</text:p>
          </table:table-cell>
          <table:table-cell table:style-name="ce37" office:value-type="float" office:value="2.51442801945362">
            <text:p>2.51</text:p>
          </table:table-cell>
          <table:table-cell table:style-name="ce37"/>
          <table:table-cell table:style-name="ce37" office:value-type="string">
            <text:p>Paringa</text:p>
          </table:table-cell>
          <table:table-cell table:style-name="ce37" office:value-type="float" office:value="2.2797834670846">
            <text:p>2.28</text:p>
          </table:table-cell>
          <table:table-cell table:style-name="ce37"/>
          <table:table-cell table:style-name="ce43" office:value-type="string">
            <text:p>Gustave Lorentz</text:p>
          </table:table-cell>
          <table:table-cell table:style-name="ce43" office:value-type="string">
            <text:p>France</text:p>
          </table:table-cell>
          <table:table-cell table:style-name="ce43" office:value-type="string">
            <text:p>Pinot Gris</text:p>
          </table:table-cell>
          <table:table-cell table:style-name="ce43" office:value-type="string">
            <text:p>white</text:p>
          </table:table-cell>
          <table:table-cell table:style-name="ce45"/>
          <table:table-cell table:style-name="ce49" office:value-type="string">
            <text:p>deb</text:p>
          </table:table-cell>
          <table:table-cell table:style-name="ce54" office:value-type="float" office:value="-0.9642">
            <text:p>-0.96</text:p>
          </table:table-cell>
          <table:table-cell table:style-name="ce54" office:value-type="float" office:value="-0.9994">
            <text:p>-1.00</text:p>
          </table:table-cell>
          <table:table-cell table:style-name="ce54" office:value-type="string">
            <text:p>.</text:p>
          </table:table-cell>
          <table:table-cell table:style-name="ce54" office:value-type="float" office:value="-0.9901">
            <text:p>-0.99</text:p>
          </table:table-cell>
          <table:table-cell table:style-name="ce54" table:number-columns-repeated="3"/>
          <table:table-cell table:style-name="ce54" office:value-type="float" office:value="-0.9914">
            <text:p>-0.99</text:p>
          </table:table-cell>
          <table:table-cell table:style-name="ce54"/>
          <table:table-cell table:style-name="ce54" office:value-type="float" office:value="-0.9754">
            <text:p>-0.98</text:p>
          </table:table-cell>
          <table:table-cell table:style-name="ce54" office:value-type="float" office:value="-0.9767">
            <text:p>-0.98</text:p>
          </table:table-cell>
          <table:table-cell table:style-name="ce54" office:value-type="float" office:value="-0.9617">
            <text:p>-0.96</text:p>
          </table:table-cell>
          <table:table-cell table:style-name="ce54"/>
          <table:table-cell table:style-name="ce54" office:value-type="float" office:value="-0.9593">
            <text:p>-0.96</text:p>
          </table:table-cell>
          <table:table-cell table:style-name="ce54" office:value-type="float" office:value="0.9995">
            <text:p>1.00</text:p>
          </table:table-cell>
          <table:table-cell table:style-name="ce54" office:value-type="float" office:value="-0.9983">
            <text:p>-1.00</text:p>
          </table:table-cell>
          <table:table-cell table:style-name="ce54" office:value-type="float" office:value="-0.9829">
            <text:p>-0.98</text:p>
          </table:table-cell>
          <table:table-cell table:style-name="ce54" office:value-type="float" office:value="-0.9977">
            <text:p>-1.00</text:p>
          </table:table-cell>
          <table:table-cell table:number-columns-repeated="196"/>
        </table:table-row>
        <table:table-row table:style-name="ro2">
          <table:table-cell office:value-type="string">
            <text:p>Banrock Station</text:p>
          </table:table-cell>
          <table:table-cell office:value-type="float" office:value="2">
            <text:p>2.00</text:p>
          </table:table-cell>
          <table:table-cell office:value-type="float" office:value="1.5">
            <text:p>1.50</text:p>
          </table:table-cell>
          <table:table-cell office:value-type="float" office:value="2">
            <text:p>2.00</text:p>
          </table:table-cell>
          <table:table-cell office:value-type="float" office:value="2.3">
            <text:p>2.30</text:p>
          </table:table-cell>
          <table:table-cell table:number-columns-repeated="2"/>
          <table:table-cell office:value-type="float" office:value="2.5">
            <text:p>2.50</text:p>
          </table:table-cell>
          <table:table-cell office:value-type="float" office:value="1">
            <text:p>1.00</text:p>
          </table:table-cell>
          <table:table-cell office:value-type="float" office:value="5">
            <text:p>5.00</text:p>
          </table:table-cell>
          <table:table-cell table:number-columns-repeated="2" office:value-type="float" office:value="2">
            <text:p>2.00</text:p>
          </table:table-cell>
          <table:table-cell office:value-type="float" office:value="2.5">
            <text:p>2.50</text:p>
          </table:table-cell>
          <table:table-cell office:value-type="float" office:value="3">
            <text:p>3.00</text:p>
          </table:table-cell>
          <table:table-cell table:number-columns-repeated="2"/>
          <table:table-cell table:formula="oooc:=AVERAGE([.B10:.P10])" office:value-type="float" office:value="2.34545454545455">
            <text:p>2.35</text:p>
          </table:table-cell>
          <table:table-cell table:formula="oooc:=AVERAGE([.K10:.M10])" office:value-type="float" office:value="2.16666666666667">
            <text:p>2.17</text:p>
          </table:table-cell>
          <table:table-cell table:formula="oooc:=AVERAGE([.B10:.J10])" office:value-type="float" office:value="2.32857142857143">
            <text:p>2.33</text:p>
          </table:table-cell>
          <table:table-cell office:value-type="string">
            <text:p>red</text:p>
          </table:table-cell>
          <table:table-cell/>
          <table:table-cell table:style-name="ce37" office:value-type="string">
            <text:p>John</text:p>
          </table:table-cell>
          <table:table-cell table:style-name="ce37" office:value-type="float" office:value="0.792961461098759">
            <text:p>0.79</text:p>
          </table:table-cell>
          <table:table-cell table:style-name="ce37"/>
          <table:table-cell table:style-name="ce37" office:value-type="string">
            <text:p>No Name</text:p>
          </table:table-cell>
          <table:table-cell table:style-name="ce37" office:value-type="float" office:value="2.125">
            <text:p>2.13</text:p>
          </table:table-cell>
          <table:table-cell table:style-name="ce37"/>
          <table:table-cell table:style-name="ce37" office:value-type="string">
            <text:p>Moseland</text:p>
          </table:table-cell>
          <table:table-cell table:style-name="ce37" office:value-type="float" office:value="2.35954846417713">
            <text:p>2.36</text:p>
          </table:table-cell>
          <table:table-cell table:style-name="ce37"/>
          <table:table-cell table:style-name="ce37" office:value-type="string">
            <text:p>Moseland</text:p>
          </table:table-cell>
          <table:table-cell table:style-name="ce37" office:value-type="float" office:value="3.09154879759847">
            <text:p>3.09</text:p>
          </table:table-cell>
          <table:table-cell table:style-name="ce37"/>
          <table:table-cell table:style-name="ce37" office:value-type="string">
            <text:p>Geyser Peak</text:p>
          </table:table-cell>
          <table:table-cell table:style-name="ce37" office:value-type="float" office:value="2.34113680522272">
            <text:p>2.34</text:p>
          </table:table-cell>
          <table:table-cell table:style-name="ce37"/>
          <table:table-cell table:style-name="ce43" office:value-type="string">
            <text:p>Moseland</text:p>
          </table:table-cell>
          <table:table-cell table:style-name="ce43" office:value-type="string">
            <text:p>Germany</text:p>
          </table:table-cell>
          <table:table-cell table:style-name="ce43" office:value-type="string">
            <text:p>Riesling</text:p>
          </table:table-cell>
          <table:table-cell table:style-name="ce43" office:value-type="string">
            <text:p>white</text:p>
          </table:table-cell>
          <table:table-cell table:style-name="ce45"/>
          <table:table-cell table:style-name="ce48" office:value-type="string">
            <text:p>carol</text:p>
          </table:table-cell>
          <table:table-cell table:style-name="ce52"/>
          <table:table-cell table:style-name="ce52" office:value-type="float" office:value="0.6618">
            <text:p>0.66</text:p>
          </table:table-cell>
          <table:table-cell table:style-name="ce52" table:number-columns-repeated="3"/>
          <table:table-cell table:style-name="ce67"/>
          <table:table-cell table:style-name="ce52"/>
          <table:table-cell table:number-columns-repeated="2" table:style-name="ce52" office:value-type="string">
            <text:p><text:s text:c="9"/></text:p>
          </table:table-cell>
          <table:table-cell table:style-name="ce52" office:value-type="float" office:value="0.5426">
            <text:p>0.54</text:p>
          </table:table-cell>
          <table:table-cell table:number-columns-repeated="2" table:style-name="ce52" office:value-type="string">
            <text:p><text:s text:c="9"/></text:p>
          </table:table-cell>
          <table:table-cell table:style-name="ce55" office:value-type="float" office:value="0.8676">
            <text:p>0.87</text:p>
          </table:table-cell>
          <table:table-cell table:number-columns-repeated="2" table:style-name="ce55" office:value-type="string">
            <text:p><text:s text:c="9"/></text:p>
          </table:table-cell>
          <table:table-cell table:style-name="ce52" office:value-type="float" office:value="0.7103">
            <text:p>0.71</text:p>
          </table:table-cell>
          <table:table-cell table:style-name="ce52" office:value-type="string">
            <text:p><text:s text:c="9"/></text:p>
          </table:table-cell>
          <table:table-cell table:style-name="ce52" office:value-type="float" office:value="0.6332">
            <text:p>0.63</text:p>
          </table:table-cell>
          <table:table-cell table:number-columns-repeated="196"/>
        </table:table-row>
        <table:table-row table:style-name="ro2">
          <table:table-cell office:value-type="string">
            <text:p>No Name</text:p>
          </table:table-cell>
          <table:table-cell office:value-type="float" office:value="2">
            <text:p>2.00</text:p>
          </table:table-cell>
          <table:table-cell office:value-type="float" office:value="1.8">
            <text:p>1.80</text:p>
          </table:table-cell>
          <table:table-cell/>
          <table:table-cell office:value-type="float" office:value="1.8">
            <text:p>1.80</text:p>
          </table:table-cell>
          <table:table-cell office:value-type="float" office:value="1.2">
            <text:p>1.20</text:p>
          </table:table-cell>
          <table:table-cell office:value-type="float" office:value="4">
            <text:p>4.00</text:p>
          </table:table-cell>
          <table:table-cell/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office:value-type="float" office:value="1.75">
            <text:p>1.75</text:p>
          </table:table-cell>
          <table:table-cell office:value-type="float" office:value="2.5">
            <text:p>2.50</text:p>
          </table:table-cell>
          <table:table-cell office:value-type="float" office:value="1.5">
            <text:p>1.50</text:p>
          </table:table-cell>
          <table:table-cell office:value-type="float" office:value="1">
            <text:p>1.00</text:p>
          </table:table-cell>
          <table:table-cell/>
          <table:table-cell table:formula="oooc:=AVERAGE([.B11:.P11])" office:value-type="float" office:value="2.04583333333333">
            <text:p>2.05</text:p>
          </table:table-cell>
          <table:table-cell table:formula="oooc:=AVERAGE([.K11:.M11])" office:value-type="float" office:value="2.08333333333333">
            <text:p>2.08</text:p>
          </table:table-cell>
          <table:table-cell table:formula="oooc:=AVERAGE([.B11:.J11])" office:value-type="float" office:value="2.25714285714286">
            <text:p>2.26</text:p>
          </table:table-cell>
          <table:table-cell office:value-type="string">
            <text:p>red</text:p>
          </table:table-cell>
          <table:table-cell/>
          <table:table-cell table:style-name="ce37" office:value-type="string">
            <text:p>Phil</text:p>
          </table:table-cell>
          <table:table-cell table:style-name="ce37" office:value-type="float" office:value="0.79090815793347">
            <text:p>0.79</text:p>
          </table:table-cell>
          <table:table-cell table:style-name="ce37"/>
          <table:table-cell table:style-name="ce37" office:value-type="string">
            <text:p>Carol</text:p>
          </table:table-cell>
          <table:table-cell table:style-name="ce37" office:value-type="float" office:value="2.13">
            <text:p>2.13</text:p>
          </table:table-cell>
          <table:table-cell table:style-name="ce37"/>
          <table:table-cell table:style-name="ce37" office:value-type="string">
            <text:p>Banrock Station</text:p>
          </table:table-cell>
          <table:table-cell table:style-name="ce37" office:value-type="float" office:value="2.80386374112161">
            <text:p>2.80</text:p>
          </table:table-cell>
          <table:table-cell table:style-name="ce37"/>
          <table:table-cell table:style-name="ce37" office:value-type="string">
            <text:p>Tabor Hill</text:p>
          </table:table-cell>
          <table:table-cell table:style-name="ce37" office:value-type="float" office:value="3.09154879759847">
            <text:p>3.09</text:p>
          </table:table-cell>
          <table:table-cell table:style-name="ce37"/>
          <table:table-cell table:style-name="ce37" office:value-type="string">
            <text:p>No Name</text:p>
          </table:table-cell>
          <table:table-cell table:style-name="ce37" office:value-type="float" office:value="2.60700127048788">
            <text:p>2.61</text:p>
          </table:table-cell>
          <table:table-cell table:style-name="ce37"/>
          <table:table-cell table:style-name="ce43" office:value-type="string">
            <text:p>Banrock Station</text:p>
          </table:table-cell>
          <table:table-cell table:style-name="ce43" office:value-type="string">
            <text:p>Australia</text:p>
          </table:table-cell>
          <table:table-cell table:style-name="ce43" office:value-type="string">
            <text:p>Shiraz</text:p>
          </table:table-cell>
          <table:table-cell table:style-name="ce43" office:value-type="string">
            <text:p>red</text:p>
          </table:table-cell>
          <table:table-cell table:style-name="ce45"/>
          <table:table-cell table:style-name="ce48" office:value-type="string">
            <text:p>neva</text:p>
          </table:table-cell>
          <table:table-cell table:style-name="ce52" table:number-columns-repeated="3"/>
          <table:table-cell table:style-name="ce53" office:value-type="float" office:value="0.7278">
            <text:p>0.73</text:p>
          </table:table-cell>
          <table:table-cell table:style-name="ce52"/>
          <table:table-cell table:style-name="ce67" office:value-type="float" office:value="-0.9914">
            <text:p>-0.99</text:p>
          </table:table-cell>
          <table:table-cell table:style-name="ce52" office:value-type="string">
            <text:p><text:s text:c="9"/></text:p>
          </table:table-cell>
          <table:table-cell table:style-name="ce52" table:number-columns-repeated="2"/>
          <table:table-cell table:style-name="ce52" office:value-type="float" office:value="0.5178">
            <text:p>0.52</text:p>
          </table:table-cell>
          <table:table-cell table:style-name="ce52" table:number-columns-repeated="2"/>
          <table:table-cell table:style-name="ce55"/>
          <table:table-cell table:style-name="ce55" office:value-type="float" office:value="0.6088">
            <text:p>0.61</text:p>
          </table:table-cell>
          <table:table-cell table:style-name="ce55"/>
          <table:table-cell table:style-name="ce52" office:value-type="float" office:value="0.6102">
            <text:p>0.61</text:p>
          </table:table-cell>
          <table:table-cell table:style-name="ce52"/>
          <table:table-cell table:style-name="ce52" office:value-type="float" office:value="0.6757">
            <text:p>0.68</text:p>
          </table:table-cell>
          <table:table-cell table:number-columns-repeated="196"/>
        </table:table-row>
        <table:table-row table:style-name="ro2">
          <table:table-cell office:value-type="string">
            <text:p>Matanzas Creek</text:p>
          </table:table-cell>
          <table:table-cell office:value-type="float" office:value="1.9">
            <text:p>1.90</text:p>
          </table:table-cell>
          <table:table-cell office:value-type="float" office:value="1.3">
            <text:p>1.30</text:p>
          </table:table-cell>
          <table:table-cell office:value-type="float" office:value="2">
            <text:p>2.00</text:p>
          </table:table-cell>
          <table:table-cell table:number-columns-repeated="4"/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office:value-type="float" office:value="1">
            <text:p>1.00</text:p>
          </table:table-cell>
          <table:table-cell office:value-type="float" office:value="1.5">
            <text:p>1.50</text:p>
          </table:table-cell>
          <table:table-cell office:value-type="float" office:value="2.7">
            <text:p>2.70</text:p>
          </table:table-cell>
          <table:table-cell table:number-columns-repeated="2" office:value-type="float" office:value="2">
            <text:p>2.00</text:p>
          </table:table-cell>
          <table:table-cell/>
          <table:table-cell table:formula="oooc:=AVERAGE([.B12:.P12])" office:value-type="float" office:value="1.74">
            <text:p>1.74</text:p>
          </table:table-cell>
          <table:table-cell table:formula="oooc:=AVERAGE([.K12:.M12])" office:value-type="float" office:value="1.73333333333333">
            <text:p>1.73</text:p>
          </table:table-cell>
          <table:table-cell table:formula="oooc:=AVERAGE([.B12:.J12])" office:value-type="float" office:value="1.64">
            <text:p>1.64</text:p>
          </table:table-cell>
          <table:table-cell office:value-type="string">
            <text:p>red</text:p>
          </table:table-cell>
          <table:table-cell/>
          <table:table-cell table:style-name="ce37" office:value-type="string">
            <text:p>No Name IV</text:p>
          </table:table-cell>
          <table:table-cell table:style-name="ce37" office:value-type="float" office:value="0.708754776585903">
            <text:p>0.71</text:p>
          </table:table-cell>
          <table:table-cell table:style-name="ce37"/>
          <table:table-cell table:style-name="ce37" office:value-type="string">
            <text:p>Male</text:p>
          </table:table-cell>
          <table:table-cell table:style-name="ce37" office:value-type="float" office:value="2.15833333333333">
            <text:p>2.16</text:p>
          </table:table-cell>
          <table:table-cell table:style-name="ce37"/>
          <table:table-cell table:style-name="ce37" office:value-type="string">
            <text:p>Geyser Peak</text:p>
          </table:table-cell>
          <table:table-cell table:style-name="ce37" office:value-type="float" office:value="2.93590082813813">
            <text:p>2.94</text:p>
          </table:table-cell>
          <table:table-cell table:style-name="ce37"/>
          <table:table-cell table:style-name="ce37" office:value-type="string">
            <text:p>Paringa</text:p>
          </table:table-cell>
          <table:table-cell table:style-name="ce37" office:value-type="float" office:value="3.09154879759847">
            <text:p>3.09</text:p>
          </table:table-cell>
          <table:table-cell table:style-name="ce37"/>
          <table:table-cell table:style-name="ce37" office:value-type="string">
            <text:p>Banrock Station</text:p>
          </table:table-cell>
          <table:table-cell table:style-name="ce37" office:value-type="float" office:value="2.73285427179684">
            <text:p>2.73</text:p>
          </table:table-cell>
          <table:table-cell table:style-name="ce37"/>
          <table:table-cell table:style-name="ce43" office:value-type="string">
            <text:p>Geyser Peak</text:p>
          </table:table-cell>
          <table:table-cell table:style-name="ce43" office:value-type="string">
            <text:p>US</text:p>
          </table:table-cell>
          <table:table-cell table:style-name="ce43" office:value-type="string">
            <text:p>Sauvignon Blanc</text:p>
          </table:table-cell>
          <table:table-cell table:style-name="ce43" office:value-type="string">
            <text:p>white</text:p>
          </table:table-cell>
          <table:table-cell table:style-name="ce45"/>
          <table:table-cell table:style-name="ce48" office:value-type="string">
            <text:p>dana</text:p>
          </table:table-cell>
          <table:table-cell table:style-name="ce52"/>
          <table:table-cell table:style-name="ce52" office:value-type="float" office:value="0.6074">
            <text:p>0.61</text:p>
          </table:table-cell>
          <table:table-cell table:style-name="ce52"/>
          <table:table-cell table:style-name="ce52" office:value-type="float" office:value="0.5679">
            <text:p>0.57</text:p>
          </table:table-cell>
          <table:table-cell table:style-name="ce52" office:value-type="float" office:value="0.678">
            <text:p>0.68</text:p>
          </table:table-cell>
          <table:table-cell table:style-name="ce67"/>
          <table:table-cell table:style-name="ce52" office:value-type="string">
            <text:p><text:s text:c="9"/></text:p>
          </table:table-cell>
          <table:table-cell table:style-name="ce52" table:number-columns-repeated="5"/>
          <table:table-cell table:style-name="ce55" table:number-columns-repeated="3"/>
          <table:table-cell table:style-name="ce52" office:value-type="float" office:value="0.7105">
            <text:p>0.71</text:p>
          </table:table-cell>
          <table:table-cell table:style-name="ce52"/>
          <table:table-cell table:style-name="ce52" office:value-type="float" office:value="0.7702">
            <text:p>0.77</text:p>
          </table:table-cell>
          <table:table-cell table:number-columns-repeated="196"/>
        </table:table-row>
        <table:table-row table:style-name="ro2">
          <table:table-cell office:value-type="string">
            <text:p>Opolo</text:p>
          </table:table-cell>
          <table:table-cell office:value-type="float" office:value="1.5">
            <text:p>1.50</text:p>
          </table:table-cell>
          <table:table-cell office:value-type="float" office:value="1.2">
            <text:p>1.20</text:p>
          </table:table-cell>
          <table:table-cell office:value-type="float" office:value="1">
            <text:p>1.00</text:p>
          </table:table-cell>
          <table:table-cell office:value-type="float" office:value="1.5">
            <text:p>1.50</text:p>
          </table:table-cell>
          <table:table-cell office:value-type="float" office:value="1">
            <text:p>1.00</text:p>
          </table:table-cell>
          <table:table-cell/>
          <table:table-cell office:value-type="float" office:value="1.1">
            <text:p>1.10</text:p>
          </table:table-cell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office:value-type="float" office:value="1">
            <text:p>1.00</text:p>
          </table:table-cell>
          <table:table-cell office:value-type="float" office:value="1.25">
            <text:p>1.25</text:p>
          </table:table-cell>
          <table:table-cell/>
          <table:table-cell office:value-type="float" office:value="1.2">
            <text:p>1.20</text:p>
          </table:table-cell>
          <table:table-cell office:value-type="float" office:value="2">
            <text:p>2.00</text:p>
          </table:table-cell>
          <table:table-cell/>
          <table:table-cell table:formula="oooc:=AVERAGE([.B13:.P13])" office:value-type="float" office:value="1.3125">
            <text:p>1.31</text:p>
          </table:table-cell>
          <table:table-cell table:formula="oooc:=AVERAGE([.K13:.M13])" office:value-type="float" office:value="1.125">
            <text:p>1.13</text:p>
          </table:table-cell>
          <table:table-cell table:formula="oooc:=AVERAGE([.B13:.J13])" office:value-type="float" office:value="1.2875">
            <text:p>1.29</text:p>
          </table:table-cell>
          <table:table-cell office:value-type="string">
            <text:p>red</text:p>
          </table:table-cell>
          <table:table-cell/>
          <table:table-cell table:style-name="ce37" office:value-type="string">
            <text:p>Elonda</text:p>
          </table:table-cell>
          <table:table-cell table:style-name="ce37" office:value-type="float" office:value="0.690065559342354">
            <text:p>0.69</text:p>
          </table:table-cell>
          <table:table-cell table:style-name="ce37"/>
          <table:table-cell table:style-name="ce37" office:value-type="string">
            <text:p>Average</text:p>
          </table:table-cell>
          <table:table-cell table:style-name="ce37" office:value-type="float" office:value="2.19337222962223">
            <text:p>2.19</text:p>
          </table:table-cell>
          <table:table-cell table:style-name="ce37"/>
          <table:table-cell table:style-name="ce37" office:value-type="string">
            <text:p>Rodney Strong</text:p>
          </table:table-cell>
          <table:table-cell table:style-name="ce37" office:value-type="float" office:value="2.9556614806168">
            <text:p>2.96</text:p>
          </table:table-cell>
          <table:table-cell table:style-name="ce37"/>
          <table:table-cell table:style-name="ce37" office:value-type="string">
            <text:p>Gustave Lorentz</text:p>
          </table:table-cell>
          <table:table-cell table:style-name="ce37" office:value-type="float" office:value="3.3801091866709">
            <text:p>3.38</text:p>
          </table:table-cell>
          <table:table-cell table:style-name="ce37"/>
          <table:table-cell table:style-name="ce37" office:value-type="string">
            <text:p>Rodney Strong</text:p>
          </table:table-cell>
          <table:table-cell table:style-name="ce37" office:value-type="float" office:value="3.01287719970926">
            <text:p>3.01</text:p>
          </table:table-cell>
          <table:table-cell table:style-name="ce37"/>
          <table:table-cell table:style-name="ce43" office:value-type="string">
            <text:p>Rodney Strong</text:p>
          </table:table-cell>
          <table:table-cell table:style-name="ce43" office:value-type="string">
            <text:p>US</text:p>
          </table:table-cell>
          <table:table-cell table:style-name="ce43" office:value-type="string">
            <text:p>Chardonnay</text:p>
          </table:table-cell>
          <table:table-cell table:style-name="ce43" office:value-type="string">
            <text:p>white</text:p>
          </table:table-cell>
          <table:table-cell table:style-name="ce45"/>
          <table:table-cell table:style-name="ce48" office:value-type="string">
            <text:p>john</text:p>
          </table:table-cell>
          <table:table-cell table:style-name="ce52" office:value-type="float" office:value="0.5524">
            <text:p>0.55</text:p>
          </table:table-cell>
          <table:table-cell table:style-name="ce52" table:number-columns-repeated="2"/>
          <table:table-cell table:style-name="ce52" office:value-type="float" office:value="0.6663">
            <text:p>0.67</text:p>
          </table:table-cell>
          <table:table-cell table:style-name="ce52"/>
          <table:table-cell table:style-name="ce67" office:value-type="float" office:value="-0.9754">
            <text:p>-0.98</text:p>
          </table:table-cell>
          <table:table-cell table:style-name="ce52" office:value-type="float" office:value="0.5426">
            <text:p>0.54</text:p>
          </table:table-cell>
          <table:table-cell table:style-name="ce52" office:value-type="float" office:value="0.5178">
            <text:p>0.52</text:p>
          </table:table-cell>
          <table:table-cell table:style-name="ce52" table:number-columns-repeated="4"/>
          <table:table-cell table:style-name="ce55" office:value-type="float" office:value="0.7073">
            <text:p>0.71</text:p>
          </table:table-cell>
          <table:table-cell table:style-name="ce55" office:value-type="float" office:value="0.6559">
            <text:p>0.66</text:p>
          </table:table-cell>
          <table:table-cell table:style-name="ce55"/>
          <table:table-cell table:style-name="ce52" office:value-type="float" office:value="0.6496">
            <text:p>0.65</text:p>
          </table:table-cell>
          <table:table-cell table:style-name="ce52" office:value-type="float" office:value="0.729">
            <text:p>0.73</text:p>
          </table:table-cell>
          <table:table-cell table:style-name="ce52" office:value-type="float" office:value="0.5898">
            <text:p>0.59</text:p>
          </table:table-cell>
          <table:table-cell table:number-columns-repeated="196"/>
        </table:table-row>
        <table:table-row table:style-name="ro2">
          <table:table-cell office:value-type="string">
            <text:p>Paringa</text:p>
          </table:table-cell>
          <table:table-cell office:value-type="float" office:value="3.8">
            <text:p>3.80</text:p>
          </table:table-cell>
          <table:table-cell office:value-type="float" office:value="1.2">
            <text:p>1.20</text:p>
          </table:table-cell>
          <table:table-cell office:value-type="float" office:value="1">
            <text:p>1.00</text:p>
          </table:table-cell>
          <table:table-cell office:value-type="float" office:value="3">
            <text:p>3.00</text:p>
          </table:table-cell>
          <table:table-cell table:number-columns-repeated="2"/>
          <table:table-cell office:value-type="float" office:value="1.5">
            <text:p>1.50</text:p>
          </table:table-cell>
          <table:table-cell table:number-columns-repeated="2"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table:number-columns-repeated="3"/>
          <table:table-cell office:value-type="float" office:value="1">
            <text:p>1.00</text:p>
          </table:table-cell>
          <table:table-cell table:formula="oooc:=AVERAGE([.B14:.P14])" office:value-type="float" office:value="2.05">
            <text:p>2.05</text:p>
          </table:table-cell>
          <table:table-cell table:formula="oooc:=AVERAGE([.K14:.M14])" office:value-type="float" office:value="2.5">
            <text:p>2.50</text:p>
          </table:table-cell>
          <table:table-cell table:formula="oooc:=AVERAGE([.B14:.J14])" office:value-type="float" office:value="2.07142857142857">
            <text:p>2.07</text:p>
          </table:table-cell>
          <table:table-cell office:value-type="string">
            <text:p>Sweet/Sparkling</text:p>
          </table:table-cell>
          <table:table-cell/>
          <table:table-cell table:style-name="ce37" office:value-type="string">
            <text:p>No Name</text:p>
          </table:table-cell>
          <table:table-cell table:style-name="ce37" office:value-type="float" office:value="0.640869944461656">
            <text:p>0.64</text:p>
          </table:table-cell>
          <table:table-cell table:style-name="ce37"/>
          <table:table-cell table:style-name="ce37" office:value-type="string">
            <text:p>Female</text:p>
          </table:table-cell>
          <table:table-cell table:style-name="ce37" office:value-type="float" office:value="2.19641369047619">
            <text:p>2.20</text:p>
          </table:table-cell>
          <table:table-cell table:style-name="ce37"/>
          <table:table-cell table:style-name="ce37" office:value-type="string">
            <text:p>Wilhelm</text:p>
          </table:table-cell>
          <table:table-cell table:style-name="ce37" office:value-type="float" office:value="3.99748699185297">
            <text:p>4.00</text:p>
          </table:table-cell>
          <table:table-cell table:style-name="ce37"/>
          <table:table-cell table:style-name="ce37" office:value-type="string">
            <text:p>Wilhelm</text:p>
          </table:table-cell>
          <table:table-cell table:style-name="ce37" office:value-type="float" office:value="3.3801091866709">
            <text:p>3.38</text:p>
          </table:table-cell>
          <table:table-cell table:style-name="ce37"/>
          <table:table-cell table:style-name="ce37" office:value-type="string">
            <text:p>Wilhelm</text:p>
          </table:table-cell>
          <table:table-cell table:style-name="ce37" office:value-type="float" office:value="4.18016378684983">
            <text:p>4.18</text:p>
          </table:table-cell>
          <table:table-cell table:style-name="ce37"/>
          <table:table-cell table:style-name="ce43" office:value-type="string">
            <text:p>Wilhelm</text:p>
          </table:table-cell>
          <table:table-cell table:style-name="ce43" office:value-type="string">
            <text:p>US</text:p>
          </table:table-cell>
          <table:table-cell table:style-name="ce43" office:value-type="string">
            <text:p>Blend</text:p>
          </table:table-cell>
          <table:table-cell table:style-name="ce43" office:value-type="string">
            <text:p>rose</text:p>
          </table:table-cell>
          <table:table-cell table:style-name="ce45"/>
          <table:table-cell table:style-name="ce48" office:value-type="string">
            <text:p>matt</text:p>
          </table:table-cell>
          <table:table-cell table:style-name="ce52" table:number-columns-repeated="5"/>
          <table:table-cell table:style-name="ce67" office:value-type="float" office:value="-0.9767">
            <text:p>-0.98</text:p>
          </table:table-cell>
          <table:table-cell table:style-name="ce52" office:value-type="string">
            <text:p><text:s text:c="9"/></text:p>
          </table:table-cell>
          <table:table-cell table:style-name="ce52" table:number-columns-repeated="5"/>
          <table:table-cell table:style-name="ce55" table:number-columns-repeated="3"/>
          <table:table-cell table:style-name="ce52"/>
          <table:table-cell table:style-name="ce52" office:value-type="float" office:value="0.7532">
            <text:p>0.75</text:p>
          </table:table-cell>
          <table:table-cell table:style-name="ce52"/>
          <table:table-cell table:number-columns-repeated="196"/>
        </table:table-row>
        <table:table-row table:style-name="ro2">
          <table:table-cell office:value-type="string">
            <text:p>Ferrante</text:p>
          </table:table-cell>
          <table:table-cell office:value-type="float" office:value="2.1">
            <text:p>2.10</text:p>
          </table:table-cell>
          <table:table-cell office:value-type="float" office:value="1.5">
            <text:p>1.50</text:p>
          </table:table-cell>
          <table:table-cell table:number-columns-repeated="2" office:value-type="float" office:value="2">
            <text:p>2.00</text:p>
          </table:table-cell>
          <table:table-cell table:number-columns-repeated="2"/>
          <table:table-cell table:number-columns-repeated="3" office:value-type="float" office:value="2">
            <text:p>2.00</text:p>
          </table:table-cell>
          <table:table-cell office:value-type="float" office:value="1">
            <text:p>1.00</text:p>
          </table:table-cell>
          <table:table-cell office:value-type="float" office:value="1.25">
            <text:p>1.25</text:p>
          </table:table-cell>
          <table:table-cell table:number-columns-repeated="4"/>
          <table:table-cell table:formula="oooc:=AVERAGE([.B15:.P15])" office:value-type="float" office:value="1.76111111111111">
            <text:p>1.76</text:p>
          </table:table-cell>
          <table:table-cell table:formula="oooc:=AVERAGE([.K15:.M15])" office:value-type="float" office:value="1.125">
            <text:p>1.13</text:p>
          </table:table-cell>
          <table:table-cell table:formula="oooc:=AVERAGE([.B15:.J15])" office:value-type="float" office:value="1.94285714285714">
            <text:p>1.94</text:p>
          </table:table-cell>
          <table:table-cell office:value-type="string">
            <text:p>Sweet/Sparkling</text:p>
          </table:table-cell>
          <table:table-cell/>
          <table:table-cell table:style-name="ce37" office:value-type="string">
            <text:p>Tanja</text:p>
          </table:table-cell>
          <table:table-cell table:style-name="ce37" office:value-type="float" office:value="0.627208220222879">
            <text:p>0.63</text:p>
          </table:table-cell>
          <table:table-cell table:style-name="ce37"/>
          <table:table-cell table:style-name="ce37" office:value-type="string">
            <text:p>Tanja</text:p>
          </table:table-cell>
          <table:table-cell table:style-name="ce37" office:value-type="float" office:value="2.35416666666667">
            <text:p>2.35</text:p>
          </table:table-cell>
          <table:table-cell table:style-name="ce37"/>
          <table:table-cell table:style-name="ce37" office:value-type="string">
            <text:p>Tabor Hill</text:p>
          </table:table-cell>
          <table:table-cell table:style-name="ce37" office:value-type="float" office:value="4.32811198286171">
            <text:p>4.33</text:p>
          </table:table-cell>
          <table:table-cell table:style-name="ce37"/>
          <table:table-cell table:style-name="ce37" office:value-type="string">
            <text:p>Geyser Peak</text:p>
          </table:table-cell>
          <table:table-cell table:style-name="ce37" office:value-type="float" office:value="3.66866957574332">
            <text:p>3.67</text:p>
          </table:table-cell>
          <table:table-cell table:style-name="ce37"/>
          <table:table-cell table:style-name="ce37" office:value-type="string">
            <text:p>Tabor Hill</text:p>
          </table:table-cell>
          <table:table-cell table:style-name="ce37" office:value-type="float" office:value="4.36894328881326">
            <text:p>4.37</text:p>
          </table:table-cell>
          <table:table-cell table:style-name="ce37"/>
          <table:table-cell table:style-name="ce43" office:value-type="string">
            <text:p>Tabor Hill</text:p>
          </table:table-cell>
          <table:table-cell table:style-name="ce43" office:value-type="string">
            <text:p>US</text:p>
          </table:table-cell>
          <table:table-cell table:style-name="ce43" office:value-type="string">
            <text:p>Cabernet Franc</text:p>
          </table:table-cell>
          <table:table-cell table:style-name="ce43" office:value-type="string">
            <text:p>red</text:p>
          </table:table-cell>
          <table:table-cell table:style-name="ce45"/>
          <table:table-cell table:style-name="ce48" office:value-type="string">
            <text:p>daveg</text:p>
          </table:table-cell>
          <table:table-cell table:style-name="ce52" table:number-columns-repeated="5"/>
          <table:table-cell table:style-name="ce67" office:value-type="float" office:value="-0.9617">
            <text:p>-0.96</text:p>
          </table:table-cell>
          <table:table-cell table:style-name="ce52" office:value-type="string">
            <text:p><text:s text:c="9"/></text:p>
          </table:table-cell>
          <table:table-cell table:style-name="ce52" table:number-columns-repeated="5"/>
          <table:table-cell table:style-name="ce55" table:number-columns-repeated="3"/>
          <table:table-cell table:style-name="ce52"/>
          <table:table-cell table:style-name="ce52" office:value-type="float" office:value="0.7436">
            <text:p>0.74</text:p>
          </table:table-cell>
          <table:table-cell table:style-name="ce52"/>
          <table:table-cell table:number-columns-repeated="196"/>
        </table:table-row>
        <table:table-row table:style-name="ro1">
          <table:table-cell table:number-columns-repeated="21"/>
          <table:table-cell table:style-name="ce37" office:value-type="string">
            <text:p>Matt</text:p>
          </table:table-cell>
          <table:table-cell table:style-name="ce37" office:value-type="float" office:value="0.578579111166993">
            <text:p>0.58</text:p>
          </table:table-cell>
          <table:table-cell table:style-name="ce37"/>
          <table:table-cell table:style-name="ce37" office:value-type="string">
            <text:p>No Name IV</text:p>
          </table:table-cell>
          <table:table-cell table:style-name="ce37" office:value-type="float" office:value="2.37">
            <text:p>2.37</text:p>
          </table:table-cell>
          <table:table-cell table:style-name="ce37"/>
          <table:table-cell table:style-name="ce36"/>
          <table:table-cell table:style-name="ce37" table:number-columns-repeated="12"/>
          <table:table-cell table:style-name="ce45"/>
          <table:table-cell table:style-name="ce49" office:value-type="string">
            <text:p>nonameiv</text:p>
          </table:table-cell>
          <table:table-cell table:style-name="ce55" office:value-type="float" office:value="0.7074">
            <text:p>0.71</text:p>
          </table:table-cell>
          <table:table-cell table:style-name="ce55" office:value-type="float" office:value="0.6345">
            <text:p>0.63</text:p>
          </table:table-cell>
          <table:table-cell table:style-name="ce55"/>
          <table:table-cell table:style-name="ce55" office:value-type="float" office:value="0.674">
            <text:p>0.67</text:p>
          </table:table-cell>
          <table:table-cell table:style-name="ce55" office:value-type="float" office:value="0.8083">
            <text:p>0.81</text:p>
          </table:table-cell>
          <table:table-cell table:style-name="ce67"/>
          <table:table-cell table:style-name="ce55" office:value-type="float" office:value="0.8676">
            <text:p>0.87</text:p>
          </table:table-cell>
          <table:table-cell table:style-name="ce55" table:number-columns-repeated="2"/>
          <table:table-cell table:style-name="ce55" office:value-type="float" office:value="0.7073">
            <text:p>0.71</text:p>
          </table:table-cell>
          <table:table-cell table:style-name="ce55" table:number-columns-repeated="3"/>
          <table:table-cell table:style-name="ce55" office:value-type="float" office:value="0.743">
            <text:p>0.74</text:p>
          </table:table-cell>
          <table:table-cell table:style-name="ce55"/>
          <table:table-cell table:style-name="ce55" office:value-type="float" office:value="0.854">
            <text:p>0.85</text:p>
          </table:table-cell>
          <table:table-cell table:style-name="ce55" office:value-type="float" office:value="0.6308">
            <text:p>0.63</text:p>
          </table:table-cell>
          <table:table-cell table:style-name="ce55" office:value-type="float" office:value="0.7437">
            <text:p>0.74</text:p>
          </table:table-cell>
          <table:table-cell table:number-columns-repeated="196"/>
        </table:table-row>
        <table:table-row table:style-name="ro1">
          <table:table-cell office:value-type="string">
            <text:p>Std Dev</text:p>
          </table:table-cell>
          <table:table-cell table:formula="oooc:=STDEV([.B4:.B15])" office:value-type="float" office:value="0.627208220222879">
            <text:p>0.63</text:p>
          </table:table-cell>
          <table:table-cell table:formula="oooc:=STDEV([.C4:.C15])" office:value-type="float" office:value="0.506548032363081">
            <text:p>0.51</text:p>
          </table:table-cell>
          <table:table-cell table:formula="oooc:=STDEV([.D4:.D15])" office:value-type="float" office:value="0.690065559342354">
            <text:p>0.69</text:p>
          </table:table-cell>
          <table:table-cell table:formula="oooc:=STDEV([.E4:.E15])" office:value-type="float" office:value="0.897572483778532">
            <text:p>0.90</text:p>
          </table:table-cell>
          <table:table-cell table:formula="oooc:=STDEV([.F4:.F15])" office:value-type="float" office:value="0.79090815793347">
            <text:p>0.79</text:p>
          </table:table-cell>
          <table:table-cell table:formula="oooc:=STDEV([.G4:.G15])" office:value-type="float" office:value="1.4142135623731">
            <text:p>1.41</text:p>
          </table:table-cell>
          <table:table-cell table:formula="oooc:=STDEV([.H4:.H15])" office:value-type="float" office:value="0.801457006540796">
            <text:p>0.80</text:p>
          </table:table-cell>
          <table:table-cell table:formula="oooc:=STDEV([.I4:.I15])" office:value-type="float" office:value="1.16450015288132">
            <text:p>1.16</text:p>
          </table:table-cell>
          <table:table-cell table:formula="oooc:=STDEV([.J4:.J15])" office:value-type="float" office:value="1.21231059126652">
            <text:p>1.21</text:p>
          </table:table-cell>
          <table:table-cell table:formula="oooc:=STDEV([.K4:.K15])" office:value-type="float" office:value="0.792961461098759">
            <text:p>0.79</text:p>
          </table:table-cell>
          <table:table-cell table:formula="oooc:=STDEV([.L4:.L15])" office:value-type="float" office:value="0.578579111166993">
            <text:p>0.58</text:p>
          </table:table-cell>
          <table:table-cell table:formula="oooc:=STDEV([.M4:.M15])" office:value-type="float" office:value="0.48762462794426">
            <text:p>0.49</text:p>
          </table:table-cell>
          <table:table-cell table:formula="oooc:=STDEV([.N4:.N15])" office:value-type="float" office:value="0.708754776585903">
            <text:p>0.71</text:p>
          </table:table-cell>
          <table:table-cell table:formula="oooc:=STDEV([.O4:.O15])" office:value-type="float" office:value="0.640869944461656">
            <text:p>0.64</text:p>
          </table:table-cell>
          <table:table-cell table:formula="oooc:=STDEV([.P4:.P15])" office:value-type="float" office:value="1.14017542509914">
            <text:p>1.14</text:p>
          </table:table-cell>
          <table:table-cell table:formula="oooc:=STDEV([.Q4:.Q15])" office:value-type="float" office:value="0.500495107678704">
            <text:p>0.50</text:p>
          </table:table-cell>
          <table:table-cell table:formula="oooc:=STDEV([.R4:.R15])" office:value-type="float" office:value="0.577579851491103">
            <text:p>0.58</text:p>
          </table:table-cell>
          <table:table-cell table:formula="oooc:=STDEV([.S4:.S15])" office:value-type="float" office:value="0.567555566300896">
            <text:p>0.57</text:p>
          </table:table-cell>
          <table:table-cell table:number-columns-repeated="2"/>
          <table:table-cell table:style-name="ce37" office:value-type="string">
            <text:p>Male</text:p>
          </table:table-cell>
          <table:table-cell table:style-name="ce37" office:value-type="float" office:value="0.577579851491103">
            <text:p>0.58</text:p>
          </table:table-cell>
          <table:table-cell table:style-name="ce37"/>
          <table:table-cell table:style-name="ce37" office:value-type="string">
            <text:p>No NameII</text:p>
          </table:table-cell>
          <table:table-cell table:style-name="ce37" office:value-type="float" office:value="2.4">
            <text:p>2.40</text:p>
          </table:table-cell>
          <table:table-cell table:style-name="ce37"/>
          <table:table-cell table:style-name="ce36" office:value-type="string">
            <text:p>By Type (Normalized)</text:p>
          </table:table-cell>
          <table:table-cell table:style-name="ce36" table:number-columns-repeated="2"/>
          <table:table-cell table:style-name="ce36" office:value-type="string">
            <text:p>Male</text:p>
          </table:table-cell>
          <table:table-cell table:style-name="ce37" table:number-columns-repeated="2"/>
          <table:table-cell table:style-name="ce36" office:value-type="string">
            <text:p>Female</text:p>
          </table:table-cell>
          <table:table-cell table:style-name="ce37" table:number-columns-repeated="4"/>
          <table:table-cell table:style-name="ce45" table:number-columns-repeated="3"/>
          <table:table-cell table:style-name="ce49" office:value-type="string">
            <text:p>noname</text:p>
          </table:table-cell>
          <table:table-cell table:style-name="ce55" table:number-columns-repeated="3"/>
          <table:table-cell table:style-name="ce55" office:value-type="float" office:value="0.6336">
            <text:p>0.63</text:p>
          </table:table-cell>
          <table:table-cell table:style-name="ce55"/>
          <table:table-cell table:style-name="ce67" office:value-type="float" office:value="-0.9593">
            <text:p>-0.96</text:p>
          </table:table-cell>
          <table:table-cell table:style-name="ce55" office:value-type="string">
            <text:p><text:s text:c="9"/></text:p>
          </table:table-cell>
          <table:table-cell table:style-name="ce55" office:value-type="float" office:value="0.6088">
            <text:p>0.61</text:p>
          </table:table-cell>
          <table:table-cell table:style-name="ce55"/>
          <table:table-cell table:style-name="ce55" office:value-type="float" office:value="0.6559">
            <text:p>0.66</text:p>
          </table:table-cell>
          <table:table-cell table:style-name="ce55" table:number-columns-repeated="2"/>
          <table:table-cell table:style-name="ce55" office:value-type="float" office:value="0.743">
            <text:p>0.74</text:p>
          </table:table-cell>
          <table:table-cell table:style-name="ce55"/>
          <table:table-cell table:style-name="ce55" office:value-type="string">
            <text:p><text:s text:c="9"/></text:p>
          </table:table-cell>
          <table:table-cell table:style-name="ce55" office:value-type="float" office:value="0.623">
            <text:p>0.62</text:p>
          </table:table-cell>
          <table:table-cell table:number-columns-repeated="2" table:style-name="ce55" office:value-type="string">
            <text:p><text:s text:c="9"/></text:p>
          </table:table-cell>
          <table:table-cell table:number-columns-repeated="196"/>
        </table:table-row>
        <table:table-row table:style-name="ro1">
          <table:table-cell office:value-type="string">
            <text:p>AvgAll</text:p>
          </table:table-cell>
          <table:table-cell table:formula="oooc:=AVERAGE([.B4:.B15])" office:value-type="float" office:value="2.35416666666667">
            <text:p>2.35</text:p>
          </table:table-cell>
          <table:table-cell table:formula="oooc:=AVERAGE([.C4:.C15])" office:value-type="float" office:value="1.775">
            <text:p>1.78</text:p>
          </table:table-cell>
          <table:table-cell table:formula="oooc:=AVERAGE([.D4:.D15])" office:value-type="float" office:value="1.85714285714286">
            <text:p>1.86</text:p>
          </table:table-cell>
          <table:table-cell table:formula="oooc:=AVERAGE([.E4:.E15])" office:value-type="float" office:value="2.51818181818182">
            <text:p>2.52</text:p>
          </table:table-cell>
          <table:table-cell table:formula="oooc:=AVERAGE([.F4:.F15])" office:value-type="float" office:value="1.9625">
            <text:p>1.96</text:p>
          </table:table-cell>
          <table:table-cell table:formula="oooc:=AVERAGE([.G4:.G15])" office:value-type="float" office:value="3">
            <text:p>3.00</text:p>
          </table:table-cell>
          <table:table-cell table:formula="oooc:=AVERAGE([.H4:.H15])" office:value-type="float" office:value="2.13">
            <text:p>2.13</text:p>
          </table:table-cell>
          <table:table-cell table:formula="oooc:=AVERAGE([.I4:.I15])" office:value-type="float" office:value="1.91666666666667">
            <text:p>1.92</text:p>
          </table:table-cell>
          <table:table-cell table:formula="oooc:=AVERAGE([.J4:.J15])" office:value-type="float" office:value="2.83333333333333">
            <text:p>2.83</text:p>
          </table:table-cell>
          <table:table-cell table:formula="oooc:=AVERAGE([.K4:.K15])" office:value-type="float" office:value="1.91666666666667">
            <text:p>1.92</text:p>
          </table:table-cell>
          <table:table-cell table:formula="oooc:=AVERAGE([.L4:.L15])" office:value-type="float" office:value="2.02083333333333">
            <text:p>2.02</text:p>
          </table:table-cell>
          <table:table-cell table:formula="oooc:=AVERAGE([.M4:.M15])" office:value-type="float" office:value="2.85555555555556">
            <text:p>2.86</text:p>
          </table:table-cell>
          <table:table-cell table:formula="oooc:=AVERAGE([.N4:.N15])" office:value-type="float" office:value="2.37">
            <text:p>2.37</text:p>
          </table:table-cell>
          <table:table-cell table:formula="oooc:=AVERAGE([.O4:.O15])" office:value-type="float" office:value="2.125">
            <text:p>2.13</text:p>
          </table:table-cell>
          <table:table-cell table:formula="oooc:=AVERAGE([.P4:.P15])" office:value-type="float" office:value="2.4">
            <text:p>2.40</text:p>
          </table:table-cell>
          <table:table-cell table:formula="oooc:=AVERAGE([.Q4:.Q15])" office:value-type="float" office:value="2.19337222962223">
            <text:p>2.19</text:p>
          </table:table-cell>
          <table:table-cell table:formula="oooc:=AVERAGE([.R4:.R15])" office:value-type="float" office:value="2.15833333333333">
            <text:p>2.16</text:p>
          </table:table-cell>
          <table:table-cell table:formula="oooc:=AVERAGE([.S4:.S15])" office:value-type="float" office:value="2.19641369047619">
            <text:p>2.20</text:p>
          </table:table-cell>
          <table:table-cell table:number-columns-repeated="2"/>
          <table:table-cell table:style-name="ce37" office:value-type="string">
            <text:p>Female</text:p>
          </table:table-cell>
          <table:table-cell table:style-name="ce37" office:value-type="float" office:value="0.567555566300895">
            <text:p>0.57</text:p>
          </table:table-cell>
          <table:table-cell table:style-name="ce37"/>
          <table:table-cell table:style-name="ce37" office:value-type="string">
            <text:p>Lea</text:p>
          </table:table-cell>
          <table:table-cell table:style-name="ce37" office:value-type="float" office:value="2.51818181818182">
            <text:p>2.52</text:p>
          </table:table-cell>
          <table:table-cell table:style-name="ce37"/>
          <table:table-cell table:style-name="ce37" office:value-type="string">
            <text:p>White</text:p>
          </table:table-cell>
          <table:table-cell table:style-name="ce37" office:value-type="float" office:value="2.62032503774393">
            <text:p>2.62</text:p>
          </table:table-cell>
          <table:table-cell table:style-name="ce37"/>
          <table:table-cell table:style-name="ce37" office:value-type="float" office:value="3.09154879759847">
            <text:p>3.09</text:p>
          </table:table-cell>
          <table:table-cell table:style-name="ce37" table:number-columns-repeated="2"/>
          <table:table-cell table:style-name="ce37" office:value-type="float" office:value="2.33995693333544">
            <text:p>2.34</text:p>
          </table:table-cell>
          <table:table-cell table:style-name="ce37" table:number-columns-repeated="4"/>
          <table:table-cell table:style-name="ce45" table:number-columns-repeated="3"/>
          <table:table-cell table:style-name="ce49" office:value-type="string">
            <text:p>nonameii</text:p>
          </table:table-cell>
          <table:table-cell table:style-name="ce55"/>
          <table:table-cell table:style-name="ce55" office:value-type="float" office:value="0.6684">
            <text:p>0.67</text:p>
          </table:table-cell>
          <table:table-cell table:style-name="ce55" table:number-columns-repeated="3"/>
          <table:table-cell table:style-name="ce67" office:value-type="float" office:value="0.9995">
            <text:p>1.00</text:p>
          </table:table-cell>
          <table:table-cell table:style-name="ce55" office:value-type="string">
            <text:p><text:s text:c="9"/></text:p>
          </table:table-cell>
          <table:table-cell table:style-name="ce55" table:number-columns-repeated="6"/>
          <table:table-cell table:style-name="ce55" office:value-type="string">
            <text:p><text:s text:c="9"/></text:p>
          </table:table-cell>
          <table:table-cell table:style-name="ce55" table:number-columns-repeated="4"/>
          <table:table-cell table:number-columns-repeated="196"/>
        </table:table-row>
        <table:table-row table:style-name="ro2">
          <table:table-cell office:value-type="string">
            <text:p>AvgWhite</text:p>
          </table:table-cell>
          <table:table-cell table:formula="oooc:=IF(SUM([.B4:.B7])&lt;&gt;0;AVERAGE([.B4:.B7]);&quot;&quot;)" office:value-type="float" office:value="2.2875">
            <text:p>2.29</text:p>
          </table:table-cell>
          <table:table-cell table:formula="oooc:=IF(SUM([.C4:.C7])&lt;&gt;0;AVERAGE([.C4:.C7]);&quot;&quot;)" office:value-type="float" office:value="1.9">
            <text:p>1.90</text:p>
          </table:table-cell>
          <table:table-cell table:formula="oooc:=IF(SUM([.D4:.D7])&lt;&gt;0;AVERAGE([.D4:.D7]);&quot;&quot;)" office:value-type="float" office:value="2.5">
            <text:p>2.50</text:p>
          </table:table-cell>
          <table:table-cell table:formula="oooc:=IF(SUM([.E4:.E7])&lt;&gt;0;AVERAGE([.E4:.E7]);&quot;&quot;)" office:value-type="float" office:value="2.275">
            <text:p>2.28</text:p>
          </table:table-cell>
          <table:table-cell table:formula="oooc:=IF(SUM([.F4:.F7])&lt;&gt;0;AVERAGE([.F4:.F7]);&quot;&quot;)" office:value-type="float" office:value="2">
            <text:p>2.00</text:p>
          </table:table-cell>
          <table:table-cell table:formula="oooc:=IF(SUM([.G4:.G7])&lt;&gt;0;AVERAGE([.G4:.G7]);&quot;&quot;)">
            <text:p/>
          </table:table-cell>
          <table:table-cell table:formula="oooc:=IF(SUM([.H4:.H7])&lt;&gt;0;AVERAGE([.H4:.H7]);&quot;&quot;)" office:value-type="float" office:value="2.175">
            <text:p>2.18</text:p>
          </table:table-cell>
          <table:table-cell table:formula="oooc:=IF(SUM([.I4:.I7])&lt;&gt;0;AVERAGE([.I4:.I7]);&quot;&quot;)" office:value-type="float" office:value="1.75">
            <text:p>1.75</text:p>
          </table:table-cell>
          <table:table-cell table:formula="oooc:=IF(SUM([.J4:.J7])&lt;&gt;0;AVERAGE([.J4:.J7]);&quot;&quot;)" office:value-type="float" office:value="2.25">
            <text:p>2.25</text:p>
          </table:table-cell>
          <table:table-cell table:formula="oooc:=IF(SUM([.K4:.K7])&lt;&gt;0;AVERAGE([.K4:.K7]);&quot;&quot;)" office:value-type="float" office:value="2">
            <text:p>2.00</text:p>
          </table:table-cell>
          <table:table-cell table:formula="oooc:=IF(SUM([.L4:.L7])&lt;&gt;0;AVERAGE([.L4:.L7]);&quot;&quot;)" office:value-type="float" office:value="2.5">
            <text:p>2.50</text:p>
          </table:table-cell>
          <table:table-cell table:formula="oooc:=IF(SUM([.M4:.M7])&lt;&gt;0;AVERAGE([.M4:.M7]);&quot;&quot;)" office:value-type="float" office:value="3">
            <text:p>3.00</text:p>
          </table:table-cell>
          <table:table-cell table:formula="oooc:=IF(SUM([.N4:.N7])&lt;&gt;0;AVERAGE([.N4:.N7]);&quot;&quot;)" office:value-type="float" office:value="2.5">
            <text:p>2.50</text:p>
          </table:table-cell>
          <table:table-cell table:formula="oooc:=IF(SUM([.O4:.O7])&lt;&gt;0;AVERAGE([.O4:.O7]);&quot;&quot;)" office:value-type="float" office:value="2.25">
            <text:p>2.25</text:p>
          </table:table-cell>
          <table:table-cell table:formula="oooc:=IF(SUM([.P4:.P7])&lt;&gt;0;AVERAGE([.P4:.P7]);&quot;&quot;)" office:value-type="float" office:value="2.5">
            <text:p>2.50</text:p>
          </table:table-cell>
          <table:table-cell table:formula="oooc:=IF(SUM([.Q4:.Q7])&lt;&gt;0;AVERAGE([.Q4:.Q7]);&quot;&quot;)" office:value-type="float" office:value="2.25359432234432">
            <text:p>2.25</text:p>
          </table:table-cell>
          <table:table-cell table:formula="oooc:=IF(SUM([.R4:.R7])&lt;&gt;0;AVERAGE([.R4:.R7]);&quot;&quot;)" office:value-type="float" office:value="2.5">
            <text:p>2.50</text:p>
          </table:table-cell>
          <table:table-cell table:formula="oooc:=IF(SUM([.S4:.S7])&lt;&gt;0;AVERAGE([.S4:.S7]);&quot;&quot;)" office:value-type="float" office:value="2.10558035714286">
            <text:p>2.11</text:p>
          </table:table-cell>
          <table:table-cell table:number-columns-repeated="2"/>
          <table:table-cell table:style-name="ce37" office:value-type="string">
            <text:p>Gayle</text:p>
          </table:table-cell>
          <table:table-cell table:style-name="ce37" office:value-type="float" office:value="0.50654803236308">
            <text:p>0.51</text:p>
          </table:table-cell>
          <table:table-cell table:style-name="ce37"/>
          <table:table-cell table:style-name="ce37" office:value-type="string">
            <text:p>Dana</text:p>
          </table:table-cell>
          <table:table-cell table:style-name="ce37" office:value-type="float" office:value="2.83333333333333">
            <text:p>2.83</text:p>
          </table:table-cell>
          <table:table-cell table:style-name="ce37"/>
          <table:table-cell table:style-name="ce37" office:value-type="string">
            <text:p>Rose</text:p>
          </table:table-cell>
          <table:table-cell table:style-name="ce37" office:value-type="float" office:value="3.99748699185297">
            <text:p>4.00</text:p>
          </table:table-cell>
          <table:table-cell table:style-name="ce37"/>
          <table:table-cell table:style-name="ce37" office:value-type="float" office:value="3.3801091866709">
            <text:p>3.38</text:p>
          </table:table-cell>
          <table:table-cell table:style-name="ce37" table:number-columns-repeated="2"/>
          <table:table-cell table:style-name="ce37" office:value-type="float" office:value="4.18016378684983">
            <text:p>4.18</text:p>
          </table:table-cell>
          <table:table-cell table:style-name="ce37" table:number-columns-repeated="4"/>
          <table:table-cell table:style-name="ce45" table:number-columns-repeated="3"/>
          <table:table-cell table:style-name="ce48" office:value-type="string">
            <text:p>average</text:p>
          </table:table-cell>
          <table:table-cell table:style-name="ce52"/>
          <table:table-cell table:style-name="ce52" office:value-type="float" office:value="0.8659">
            <text:p>0.87</text:p>
          </table:table-cell>
          <table:table-cell table:style-name="ce52" office:value-type="float" office:value="0.6352">
            <text:p>0.64</text:p>
          </table:table-cell>
          <table:table-cell table:style-name="ce52" office:value-type="float" office:value="0.8133">
            <text:p>0.81</text:p>
          </table:table-cell>
          <table:table-cell table:style-name="ce52" office:value-type="float" office:value="0.8102">
            <text:p>0.81</text:p>
          </table:table-cell>
          <table:table-cell table:style-name="ce67" office:value-type="float" office:value="-0.9983">
            <text:p>-1.00</text:p>
          </table:table-cell>
          <table:table-cell table:style-name="ce52" office:value-type="float" office:value="0.7103">
            <text:p>0.71</text:p>
          </table:table-cell>
          <table:table-cell table:style-name="ce52" office:value-type="float" office:value="0.6102">
            <text:p>0.61</text:p>
          </table:table-cell>
          <table:table-cell table:style-name="ce52" office:value-type="float" office:value="0.7105">
            <text:p>0.71</text:p>
          </table:table-cell>
          <table:table-cell table:style-name="ce52" office:value-type="float" office:value="0.6496">
            <text:p>0.65</text:p>
          </table:table-cell>
          <table:table-cell table:style-name="ce52" table:number-columns-repeated="2"/>
          <table:table-cell table:style-name="ce55" office:value-type="float" office:value="0.854">
            <text:p>0.85</text:p>
          </table:table-cell>
          <table:table-cell table:style-name="ce55" office:value-type="float" office:value="0.623">
            <text:p>0.62</text:p>
          </table:table-cell>
          <table:table-cell table:style-name="ce55"/>
          <table:table-cell table:style-name="ce52"/>
          <table:table-cell table:style-name="ce52" office:value-type="float" office:value="0.7195">
            <text:p>0.72</text:p>
          </table:table-cell>
          <table:table-cell table:style-name="ce52" office:value-type="float" office:value="0.9545">
            <text:p>0.95</text:p>
          </table:table-cell>
          <table:table-cell table:number-columns-repeated="196"/>
        </table:table-row>
        <table:table-row table:style-name="ro2">
          <table:table-cell office:value-type="string">
            <text:p>AvgRose</text:p>
          </table:table-cell>
          <table:table-cell table:formula="oooc:=[.B8]" office:value-type="float" office:value="2.5">
            <text:p>2.50</text:p>
          </table:table-cell>
          <table:table-cell table:formula="oooc:=[.C8]" office:value-type="float" office:value="2.2">
            <text:p>2.20</text:p>
          </table:table-cell>
          <table:table-cell table:formula="oooc:=[.D8]" office:value-type="float" office:value="0">
            <text:p>0.00</text:p>
          </table:table-cell>
          <table:table-cell table:formula="oooc:=[.E8]" office:value-type="float" office:value="4.5">
            <text:p>4.50</text:p>
          </table:table-cell>
          <table:table-cell table:formula="oooc:=[.F8]" office:value-type="float" office:value="2.5">
            <text:p>2.50</text:p>
          </table:table-cell>
          <table:table-cell table:formula="oooc:=[.G8]" office:value-type="float" office:value="2">
            <text:p>2.00</text:p>
          </table:table-cell>
          <table:table-cell table:formula="oooc:=[.H8]" office:value-type="float" office:value="2.5">
            <text:p>2.50</text:p>
          </table:table-cell>
          <table:table-cell table:formula="oooc:=[.I8]" office:value-type="float" office:value="5">
            <text:p>5.00</text:p>
          </table:table-cell>
          <table:table-cell table:formula="oooc:=[.J8]" office:value-type="float" office:value="4">
            <text:p>4.00</text:p>
          </table:table-cell>
          <table:table-cell table:formula="oooc:=[.K8]" office:value-type="float" office:value="3">
            <text:p>3.00</text:p>
          </table:table-cell>
          <table:table-cell table:formula="oooc:=[.L8]" office:value-type="float" office:value="2">
            <text:p>2.00</text:p>
          </table:table-cell>
          <table:table-cell table:formula="oooc:=[.M8]" office:value-type="float" office:value="3">
            <text:p>3.00</text:p>
          </table:table-cell>
          <table:table-cell table:formula="oooc:=[.N8]" office:value-type="float" office:value="3">
            <text:p>3.00</text:p>
          </table:table-cell>
          <table:table-cell table:formula="oooc:=[.O8]" office:value-type="float" office:value="3">
            <text:p>3.00</text:p>
          </table:table-cell>
          <table:table-cell table:formula="oooc:=[.P8]" office:value-type="float" office:value="2">
            <text:p>2.00</text:p>
          </table:table-cell>
          <table:table-cell table:formula="oooc:=[.Q8]" office:value-type="float" office:value="2.94285714285714">
            <text:p>2.94</text:p>
          </table:table-cell>
          <table:table-cell table:formula="oooc:=[.R8]" office:value-type="float" office:value="2.66666666666667">
            <text:p>2.67</text:p>
          </table:table-cell>
          <table:table-cell table:formula="oooc:=[.S8]" office:value-type="float" office:value="3.15">
            <text:p>3.15</text:p>
          </table:table-cell>
          <table:table-cell table:number-columns-repeated="2"/>
          <table:table-cell table:style-name="ce37" office:value-type="string">
            <text:p>Average</text:p>
          </table:table-cell>
          <table:table-cell table:style-name="ce37" office:value-type="float" office:value="0.500495107678706">
            <text:p>0.50</text:p>
          </table:table-cell>
          <table:table-cell table:style-name="ce37"/>
          <table:table-cell table:style-name="ce37" office:value-type="string">
            <text:p>Dave G.</text:p>
          </table:table-cell>
          <table:table-cell table:style-name="ce37" office:value-type="float" office:value="2.85555555555556">
            <text:p>2.86</text:p>
          </table:table-cell>
          <table:table-cell table:style-name="ce37"/>
          <table:table-cell table:style-name="ce37" office:value-type="string">
            <text:p>Red</text:p>
          </table:table-cell>
          <table:table-cell table:style-name="ce37" office:value-type="float" office:value="2.33426813584113">
            <text:p>2.33</text:p>
          </table:table-cell>
          <table:table-cell table:style-name="ce37"/>
          <table:table-cell table:style-name="ce37" office:value-type="float" office:value="2.09024424751716">
            <text:p>2.09</text:p>
          </table:table-cell>
          <table:table-cell table:style-name="ce37" table:number-columns-repeated="2"/>
          <table:table-cell table:style-name="ce37" office:value-type="float" office:value="2.42539538959906">
            <text:p>2.43</text:p>
          </table:table-cell>
          <table:table-cell table:style-name="ce37" table:number-columns-repeated="4"/>
          <table:table-cell table:style-name="ce45" table:number-columns-repeated="3"/>
          <table:table-cell table:style-name="ce48" office:value-type="string">
            <text:p>male</text:p>
          </table:table-cell>
          <table:table-cell table:style-name="ce52"/>
          <table:table-cell table:style-name="ce52" office:value-type="float" office:value="0.547">
            <text:p>0.55</text:p>
          </table:table-cell>
          <table:table-cell table:style-name="ce52" table:number-columns-repeated="2"/>
          <table:table-cell table:style-name="ce52" office:value-type="string">
            <text:p>.</text:p>
          </table:table-cell>
          <table:table-cell table:style-name="ce67" office:value-type="float" office:value="-0.9829">
            <text:p>-0.98</text:p>
          </table:table-cell>
          <table:table-cell table:style-name="ce52" office:value-type="string">
            <text:p><text:s text:c="9"/></text:p>
          </table:table-cell>
          <table:table-cell table:style-name="ce52" table:number-columns-repeated="2"/>
          <table:table-cell table:style-name="ce52" office:value-type="float" office:value="0.729">
            <text:p>0.73</text:p>
          </table:table-cell>
          <table:table-cell table:style-name="ce52" office:value-type="float" office:value="0.7532">
            <text:p>0.75</text:p>
          </table:table-cell>
          <table:table-cell table:style-name="ce52" office:value-type="float" office:value="0.7436">
            <text:p>0.74</text:p>
          </table:table-cell>
          <table:table-cell table:style-name="ce55" office:value-type="float" office:value="0.6308">
            <text:p>0.63</text:p>
          </table:table-cell>
          <table:table-cell table:style-name="ce55" office:value-type="string">
            <text:p><text:s text:c="9"/></text:p>
          </table:table-cell>
          <table:table-cell table:style-name="ce55"/>
          <table:table-cell table:style-name="ce52" office:value-type="float" office:value="0.7195">
            <text:p>0.72</text:p>
          </table:table-cell>
          <table:table-cell table:style-name="ce52"/>
          <table:table-cell table:style-name="ce52" office:value-type="float" office:value="0.5366">
            <text:p>0.54</text:p>
          </table:table-cell>
          <table:table-cell table:number-columns-repeated="196"/>
        </table:table-row>
        <table:table-row table:style-name="ro2">
          <table:table-cell office:value-type="string">
            <text:p>AvgRed</text:p>
          </table:table-cell>
          <table:table-cell table:formula="oooc:=IF(SUM([.B9:.B13])&lt;&gt;0;AVERAGE([.B9:.B13]);&quot;&quot;)" office:value-type="float" office:value="2.14">
            <text:p>2.14</text:p>
          </table:table-cell>
          <table:table-cell table:formula="oooc:=IF(SUM([.C9:.C13])&lt;&gt;0;AVERAGE([.C9:.C13]);&quot;&quot;)" office:value-type="float" office:value="1.76">
            <text:p>1.76</text:p>
          </table:table-cell>
          <table:table-cell table:formula="oooc:=IF(SUM([.D9:.D13])&lt;&gt;0;AVERAGE([.D9:.D13]);&quot;&quot;)" office:value-type="float" office:value="1.66666666666667">
            <text:p>1.67</text:p>
          </table:table-cell>
          <table:table-cell table:formula="oooc:=IF(SUM([.E9:.E13])&lt;&gt;0;AVERAGE([.E9:.E13]);&quot;&quot;)" office:value-type="float" office:value="2.275">
            <text:p>2.28</text:p>
          </table:table-cell>
          <table:table-cell table:formula="oooc:=IF(SUM([.F9:.F13])&lt;&gt;0;AVERAGE([.F9:.F13]);&quot;&quot;)" office:value-type="float" office:value="1.73333333333333">
            <text:p>1.73</text:p>
          </table:table-cell>
          <table:table-cell table:formula="oooc:=IF(SUM([.G9:.G13])&lt;&gt;0;AVERAGE([.G9:.G13]);&quot;&quot;)" office:value-type="float" office:value="4">
            <text:p>4.00</text:p>
          </table:table-cell>
          <table:table-cell table:formula="oooc:=IF(SUM([.H9:.H13])&lt;&gt;0;AVERAGE([.H9:.H13]);&quot;&quot;)" office:value-type="float" office:value="2.2">
            <text:p>2.20</text:p>
          </table:table-cell>
          <table:table-cell table:formula="oooc:=IF(SUM([.I9:.I13])&lt;&gt;0;AVERAGE([.I9:.I13]);&quot;&quot;)" office:value-type="float" office:value="1.4">
            <text:p>1.40</text:p>
          </table:table-cell>
          <table:table-cell table:formula="oooc:=IF(SUM([.J9:.J13])&lt;&gt;0;AVERAGE([.J9:.J13]);&quot;&quot;)" office:value-type="float" office:value="3.4">
            <text:p>3.40</text:p>
          </table:table-cell>
          <table:table-cell table:formula="oooc:=IF(SUM([.K9:.K13])&lt;&gt;0;AVERAGE([.K9:.K13]);&quot;&quot;)" office:value-type="float" office:value="1.6">
            <text:p>1.60</text:p>
          </table:table-cell>
          <table:table-cell table:formula="oooc:=IF(SUM([.L9:.L13])&lt;&gt;0;AVERAGE([.L9:.L13]);&quot;&quot;)" office:value-type="float" office:value="1.8">
            <text:p>1.80</text:p>
          </table:table-cell>
          <table:table-cell table:formula="oooc:=IF(SUM([.M9:.M13])&lt;&gt;0;AVERAGE([.M9:.M13]);&quot;&quot;)" office:value-type="float" office:value="2.675">
            <text:p>2.68</text:p>
          </table:table-cell>
          <table:table-cell table:formula="oooc:=IF(SUM([.N9:.N13])&lt;&gt;0;AVERAGE([.N9:.N13]);&quot;&quot;)" office:value-type="float" office:value="2.14">
            <text:p>2.14</text:p>
          </table:table-cell>
          <table:table-cell table:formula="oooc:=IF(SUM([.O9:.O13])&lt;&gt;0;AVERAGE([.O9:.O13]);&quot;&quot;)" office:value-type="float" office:value="1.66666666666667">
            <text:p>1.67</text:p>
          </table:table-cell>
          <table:table-cell table:formula="oooc:=IF(SUM([.P9:.P13])&lt;&gt;0;AVERAGE([.P9:.P13]);&quot;&quot;)" office:value-type="float" office:value="4">
            <text:p>4.00</text:p>
          </table:table-cell>
          <table:table-cell table:formula="oooc:=IF(SUM([.Q9:.Q13])&lt;&gt;0;AVERAGE([.Q9:.Q13]);&quot;&quot;)" office:value-type="float" office:value="2.11042424242424">
            <text:p>2.11</text:p>
          </table:table-cell>
          <table:table-cell table:formula="oooc:=IF(SUM([.R9:.R13])&lt;&gt;0;AVERAGE([.R9:.R13]);&quot;&quot;)" office:value-type="float" office:value="1.92166666666667">
            <text:p>1.92</text:p>
          </table:table-cell>
          <table:table-cell table:formula="oooc:=IF(SUM([.S9:.S13])&lt;&gt;0;AVERAGE([.S9:.S13]);&quot;&quot;)" office:value-type="float" office:value="2.15407142857143">
            <text:p>2.15</text:p>
          </table:table-cell>
          <table:table-cell table:number-columns-repeated="2"/>
          <table:table-cell table:style-name="ce37" office:value-type="string">
            <text:p>Dave G.</text:p>
          </table:table-cell>
          <table:table-cell table:style-name="ce37" office:value-type="float" office:value="0.48762462794426">
            <text:p>0.49</text:p>
          </table:table-cell>
          <table:table-cell table:style-name="ce37"/>
          <table:table-cell table:style-name="ce37" office:value-type="string">
            <text:p>Deb</text:p>
          </table:table-cell>
          <table:table-cell table:style-name="ce37" office:value-type="float" office:value="3">
            <text:p>3.00</text:p>
          </table:table-cell>
          <table:table-cell table:style-name="ce37"/>
          <table:table-cell table:style-name="ce37" office:value-type="string">
            <text:p>Sweet/Sparkling</text:p>
          </table:table-cell>
          <table:table-cell table:style-name="ce37" office:value-type="float" office:value="1.92493608898283">
            <text:p>1.92</text:p>
          </table:table-cell>
          <table:table-cell table:style-name="ce37"/>
          <table:table-cell table:style-name="ce37" office:value-type="float" office:value="1.90123719267472">
            <text:p>1.90</text:p>
          </table:table-cell>
          <table:table-cell table:style-name="ce37" table:number-columns-repeated="2"/>
          <table:table-cell table:style-name="ce37" office:value-type="float" office:value="2.16651576590654">
            <text:p>2.17</text:p>
          </table:table-cell>
          <table:table-cell table:style-name="ce37" table:number-columns-repeated="4"/>
          <table:table-cell table:style-name="ce45" table:number-columns-repeated="3"/>
          <table:table-cell table:style-name="ce48" office:value-type="string">
            <text:p>female</text:p>
          </table:table-cell>
          <table:table-cell table:style-name="ce52"/>
          <table:table-cell table:style-name="ce52" office:value-type="float" office:value="0.8234">
            <text:p>0.82</text:p>
          </table:table-cell>
          <table:table-cell table:style-name="ce52"/>
          <table:table-cell table:style-name="ce52" office:value-type="float" office:value="0.867">
            <text:p>0.87</text:p>
          </table:table-cell>
          <table:table-cell table:style-name="ce52" office:value-type="string">
            <text:p>.</text:p>
          </table:table-cell>
          <table:table-cell table:style-name="ce67" office:value-type="float" office:value="-0.9977">
            <text:p>-1.00</text:p>
          </table:table-cell>
          <table:table-cell table:style-name="ce52" office:value-type="float" office:value="0.6332">
            <text:p>0.63</text:p>
          </table:table-cell>
          <table:table-cell table:style-name="ce52" office:value-type="float" office:value="0.6757">
            <text:p>0.68</text:p>
          </table:table-cell>
          <table:table-cell table:style-name="ce52" office:value-type="float" office:value="0.7702">
            <text:p>0.77</text:p>
          </table:table-cell>
          <table:table-cell table:style-name="ce52" office:value-type="float" office:value="0.5898">
            <text:p>0.59</text:p>
          </table:table-cell>
          <table:table-cell table:style-name="ce52" table:number-columns-repeated="2"/>
          <table:table-cell table:style-name="ce55" office:value-type="float" office:value="0.7437">
            <text:p>0.74</text:p>
          </table:table-cell>
          <table:table-cell table:style-name="ce55" office:value-type="string">
            <text:p><text:s text:c="9"/></text:p>
          </table:table-cell>
          <table:table-cell table:style-name="ce55"/>
          <table:table-cell table:style-name="ce53" office:value-type="float" office:value="0.9545">
            <text:p>0.95</text:p>
          </table:table-cell>
          <table:table-cell table:style-name="ce52" office:value-type="float" office:value="0.5366">
            <text:p>0.54</text:p>
          </table:table-cell>
          <table:table-cell table:style-name="ce52"/>
          <table:table-cell table:number-columns-repeated="196"/>
        </table:table-row>
        <table:table-row table:style-name="ro1">
          <table:table-cell office:value-type="string">
            <text:p>AvgSweet/Sparkling</text:p>
          </table:table-cell>
          <table:table-cell table:formula="oooc:=IF(SUM([.B14:.B15]);AVERAGE([.B14:.B15]);&quot;&quot;)" office:value-type="float" office:value="2.95">
            <text:p>2.95</text:p>
          </table:table-cell>
          <table:table-cell table:formula="oooc:=IF(SUM([.C14:.C15]);AVERAGE([.C14:.C15]);&quot;&quot;)" office:value-type="float" office:value="1.35">
            <text:p>1.35</text:p>
          </table:table-cell>
          <table:table-cell table:formula="oooc:=IF(SUM([.D14:.D15]);AVERAGE([.D14:.D15]);&quot;&quot;)" office:value-type="float" office:value="1.5">
            <text:p>1.50</text:p>
          </table:table-cell>
          <table:table-cell table:formula="oooc:=IF(SUM([.E14:.E15]);AVERAGE([.E14:.E15]);&quot;&quot;)" office:value-type="float" office:value="2.5">
            <text:p>2.50</text:p>
          </table:table-cell>
          <table:table-cell table:formula="oooc:=IF(SUM([.F14:.F15]);AVERAGE([.F14:.F15]);&quot;&quot;)">
            <text:p/>
          </table:table-cell>
          <table:table-cell table:formula="oooc:=IF(SUM([.G14:.G15]);AVERAGE([.G14:.G15]);&quot;&quot;)">
            <text:p/>
          </table:table-cell>
          <table:table-cell table:formula="oooc:=IF(SUM([.H14:.H15]);AVERAGE([.H14:.H15]);&quot;&quot;)" office:value-type="float" office:value="1.75">
            <text:p>1.75</text:p>
          </table:table-cell>
          <table:table-cell table:formula="oooc:=IF(SUM([.I14:.I15]);AVERAGE([.I14:.I15]);&quot;&quot;)" office:value-type="float" office:value="2">
            <text:p>2.00</text:p>
          </table:table-cell>
          <table:table-cell table:formula="oooc:=IF(SUM([.J14:.J15]);AVERAGE([.J14:.J15]);&quot;&quot;)" office:value-type="float" office:value="2">
            <text:p>2.00</text:p>
          </table:table-cell>
          <table:table-cell table:formula="oooc:=IF(SUM([.K14:.K15]);AVERAGE([.K14:.K15]);&quot;&quot;)" office:value-type="float" office:value="2">
            <text:p>2.00</text:p>
          </table:table-cell>
          <table:table-cell table:formula="oooc:=IF(SUM([.L14:.L15]);AVERAGE([.L14:.L15]);&quot;&quot;)" office:value-type="float" office:value="1.625">
            <text:p>1.63</text:p>
          </table:table-cell>
          <table:table-cell table:formula="oooc:=IF(SUM([.M14:.M15]);AVERAGE([.M14:.M15]);&quot;&quot;)">
            <text:p/>
          </table:table-cell>
          <table:table-cell table:formula="oooc:=IF(SUM([.N14:.N15]);AVERAGE([.N14:.N15]);&quot;&quot;)">
            <text:p/>
          </table:table-cell>
          <table:table-cell table:formula="oooc:=IF(SUM([.O14:.O15]);AVERAGE([.O14:.O15]);&quot;&quot;)">
            <text:p/>
          </table:table-cell>
          <table:table-cell table:formula="oooc:=IF(SUM([.P14:.P15]);AVERAGE([.P14:.P15]);&quot;&quot;)" office:value-type="float" office:value="1">
            <text:p>1.00</text:p>
          </table:table-cell>
          <table:table-cell table:formula="oooc:=IF(SUM([.Q14:.Q15]);AVERAGE([.Q14:.Q15]);&quot;&quot;)" office:value-type="float" office:value="1.90555555555556">
            <text:p>1.91</text:p>
          </table:table-cell>
          <table:table-cell table:formula="oooc:=IF(SUM([.R14:.R15]);AVERAGE([.R14:.R15]);&quot;&quot;)" office:value-type="float" office:value="1.8125">
            <text:p>1.81</text:p>
          </table:table-cell>
          <table:table-cell table:formula="oooc:=IF(SUM([.S14:.S15]);AVERAGE([.S14:.S15]);&quot;&quot;)" office:value-type="float" office:value="2.00714285714286">
            <text:p>2.01</text:p>
          </table:table-cell>
          <table:table-cell table:number-columns-repeated="2"/>
          <table:table-cell table:style-name="ce37" table:number-columns-repeated="21"/>
          <table:table-cell table:style-name="ce56" table:number-columns-repeated="5"/>
          <table:table-cell table:style-name="ce67"/>
          <table:table-cell table:style-name="ce56" table:number-columns-repeated="12"/>
          <table:table-cell table:number-columns-repeated="196"/>
        </table:table-row>
        <table:table-row table:style-name="ro1">
          <table:table-cell table:number-columns-repeated="21"/>
          <table:table-cell table:style-name="ce38" table:number-columns-repeated="14"/>
          <table:table-cell table:number-columns-repeated="7"/>
          <table:table-cell table:style-name="ce57" table:number-columns-repeated="5"/>
          <table:table-cell table:style-name="ce68"/>
          <table:table-cell table:style-name="ce57" table:number-columns-repeated="12"/>
          <table:table-cell table:number-columns-repeated="196"/>
        </table:table-row>
        <table:table-row table:style-name="ro1">
          <table:table-cell table:style-name="ce34" office:value-type="string">
            <text:p>Standardized + 2.5</text:p>
          </table:table-cell>
          <table:table-cell table:number-columns-repeated="20"/>
          <table:table-cell table:style-name="ce38" table:number-columns-repeated="14"/>
          <table:table-cell table:number-columns-repeated="7"/>
          <table:table-cell table:style-name="ce57" table:number-columns-repeated="5"/>
          <table:table-cell table:style-name="ce68"/>
          <table:table-cell table:style-name="ce57" table:number-columns-repeated="12"/>
          <table:table-cell table:number-columns-repeated="196"/>
        </table:table-row>
        <table:table-row table:style-name="ro1">
          <table:table-cell office:value-type="string">
            <text:p>Vinery</text:p>
          </table:table-cell>
          <table:table-cell office:value-type="string">
            <text:p>Tanja</text:p>
          </table:table-cell>
          <table:table-cell office:value-type="string">
            <text:p>Gayle</text:p>
          </table:table-cell>
          <table:table-cell office:value-type="string">
            <text:p>Elonda</text:p>
          </table:table-cell>
          <table:table-cell office:value-type="string">
            <text:p>Lea</text:p>
          </table:table-cell>
          <table:table-cell office:value-type="string">
            <text:p>Phil</text:p>
          </table:table-cell>
          <table:table-cell office:value-type="string">
            <text:p>Deb</text:p>
          </table:table-cell>
          <table:table-cell office:value-type="string">
            <text:p>Carol</text:p>
          </table:table-cell>
          <table:table-cell office:value-type="string">
            <text:p>Neva</text:p>
          </table:table-cell>
          <table:table-cell office:value-type="string">
            <text:p>Dana</text:p>
          </table:table-cell>
          <table:table-cell office:value-type="string">
            <text:p>John</text:p>
          </table:table-cell>
          <table:table-cell office:value-type="string">
            <text:p>Matt</text:p>
          </table:table-cell>
          <table:table-cell office:value-type="string">
            <text:p>Dave G.</text:p>
          </table:table-cell>
          <table:table-cell office:value-type="string">
            <text:p>No Name IV</text:p>
          </table:table-cell>
          <table:table-cell office:value-type="string">
            <text:p>No Name</text:p>
          </table:table-cell>
          <table:table-cell office:value-type="string">
            <text:p>No NameII</text:p>
          </table:table-cell>
          <table:table-cell office:value-type="string">
            <text:p>Averag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Type</text:p>
          </table:table-cell>
          <table:table-cell/>
          <table:table-cell table:style-name="ce39"/>
          <table:table-cell table:style-name="ce38" table:number-columns-repeated="13"/>
          <table:table-cell table:number-columns-repeated="7"/>
          <table:table-cell table:style-name="ce57" table:number-columns-repeated="5"/>
          <table:table-cell table:style-name="ce68"/>
          <table:table-cell table:style-name="ce57" table:number-columns-repeated="12"/>
          <table:table-cell table:number-columns-repeated="196"/>
        </table:table-row>
        <table:table-row table:style-name="ro1">
          <table:table-cell office:value-type="string">
            <text:p>Rodney Strong</text:p>
          </table:table-cell>
          <table:table-cell table:formula="oooc:=IF([.B4]&lt;&gt;0;STANDARDIZE([.B4];[.B$18];[.B$17])+2.5;&quot;&quot;)" office:value-type="float" office:value="2.57307514770302">
            <text:p>2.57</text:p>
          </table:table-cell>
          <table:table-cell table:formula="oooc:=IF([.C4]&lt;&gt;0;STANDARDIZE([.C4];[.C$18];[.C$17])+2.5;&quot;&quot;)" office:value-type="float" office:value="2.94418295131926">
            <text:p>2.94</text:p>
          </table:table-cell>
          <table:table-cell table:formula="oooc:=IF([.D4]&lt;&gt;0;STANDARDIZE([.D4];[.D$18];[.D$17])+2.5;&quot;&quot;)" office:value-type="float" office:value="4.15615734242165">
            <text:p>4.16</text:p>
          </table:table-cell>
          <table:table-cell table:formula="oooc:=IF([.E4]&lt;&gt;0;STANDARDIZE([.E4];[.E$18];[.E$17])+2.5;&quot;&quot;)" office:value-type="float" office:value="3.03680141774162">
            <text:p>3.04</text:p>
          </table:table-cell>
          <table:table-cell table:formula="oooc:=IF([.F4]&lt;&gt;0;STANDARDIZE([.F4];[.F$18];[.F$17])+2.5;&quot;&quot;)" office:value-type="float" office:value="3.81178315660675">
            <text:p>3.81</text:p>
          </table:table-cell>
          <table:table-cell table:formula="oooc:=IF([.G4]&lt;&gt;0;STANDARDIZE([.G4];[.G$18];[.G$17])+2.5;&quot;&quot;)">
            <text:p/>
          </table:table-cell>
          <table:table-cell table:formula="oooc:=IF([.H4]&lt;&gt;0;STANDARDIZE([.H4];[.H$18];[.H$17])+2.5;&quot;&quot;)" office:value-type="float" office:value="2.96165919940855">
            <text:p>2.96</text:p>
          </table:table-cell>
          <table:table-cell table:formula="oooc:=IF([.I4]&lt;&gt;0;STANDARDIZE([.I4];[.I$18];[.I$17])+2.5;&quot;&quot;)" office:value-type="float" office:value="1.71282391900202">
            <text:p>1.71</text:p>
          </table:table-cell>
          <table:table-cell table:formula="oooc:=IF([.J4]&lt;&gt;0;STANDARDIZE([.J4];[.J$18];[.J$17])+2.5;&quot;&quot;)" office:value-type="float" office:value="2.63747852065909">
            <text:p>2.64</text:p>
          </table:table-cell>
          <table:table-cell table:formula="oooc:=IF([.K4]&lt;&gt;0;STANDARDIZE([.K4];[.K$18];[.K$17])+2.5;&quot;&quot;)" office:value-type="float" office:value="2.60509127797694">
            <text:p>2.61</text:p>
          </table:table-cell>
          <table:table-cell table:formula="oooc:=IF([.L4]&lt;&gt;0;STANDARDIZE([.L4];[.L$18];[.L$17])+2.5;&quot;&quot;)" office:value-type="float" office:value="2.46399224767843">
            <text:p>2.46</text:p>
          </table:table-cell>
          <table:table-cell table:formula="oooc:=IF([.M4]&lt;&gt;0;STANDARDIZE([.M4];[.M$18];[.M$17])+2.5;&quot;&quot;)" office:value-type="float" office:value="0.745462787303364">
            <text:p>0.75</text:p>
          </table:table-cell>
          <table:table-cell table:formula="oooc:=IF([.N4]&lt;&gt;0;STANDARDIZE([.N4];[.N$18];[.N$17])+2.5;&quot;&quot;)" office:value-type="float" office:value="3.38888289830614">
            <text:p>3.39</text:p>
          </table:table-cell>
          <table:table-cell table:formula="oooc:=IF([.O4]&lt;&gt;0;STANDARDIZE([.O4];[.O$18];[.O$17])+2.5;&quot;&quot;)" office:value-type="float" office:value="2.30495262559863">
            <text:p>2.30</text:p>
          </table:table-cell>
          <table:table-cell table:formula="oooc:=IF([.P4]&lt;&gt;0;STANDARDIZE([.P4];[.P$18];[.P$17])+2.5;&quot;&quot;)" office:value-type="float" office:value="3.02623481158422">
            <text:p>3.03</text:p>
          </table:table-cell>
          <table:table-cell table:formula="oooc:=IF([.Q4]&lt;&gt;0;STANDARDIZE([.Q4];[.Q$18];[.Q$17])+2.5;&quot;&quot;)" office:value-type="float" office:value="2.9556614806168">
            <text:p>2.96</text:p>
          </table:table-cell>
          <table:table-cell table:formula="oooc:=IF([.R4]&lt;&gt;0;STANDARDIZE([.R4];[.R$18];[.R$17])+2.5;&quot;&quot;)" office:value-type="float" office:value="2.2258676303812">
            <text:p>2.23</text:p>
          </table:table-cell>
          <table:table-cell table:formula="oooc:=IF([.S4]&lt;&gt;0;STANDARDIZE([.S4];[.S$18];[.S$17])+2.5;&quot;&quot;)" office:value-type="float" office:value="3.01287719970926">
            <text:p>3.01</text:p>
          </table:table-cell>
          <table:table-cell office:value-type="string">
            <text:p>white</text:p>
          </table:table-cell>
          <table:table-cell/>
          <table:table-cell table:style-name="ce38"/>
          <table:table-cell table:style-name="ce39" table:number-columns-repeated="3"/>
          <table:table-cell table:style-name="ce38" table:number-columns-repeated="10"/>
          <table:table-cell table:number-columns-repeated="7"/>
          <table:table-cell table:style-name="ce58" table:number-columns-repeated="5"/>
          <table:table-cell table:style-name="ce69"/>
          <table:table-cell table:style-name="ce58"/>
          <table:table-cell table:style-name="ce60" table:number-columns-repeated="6"/>
          <table:table-cell table:style-name="ce75"/>
          <table:table-cell table:style-name="ce57" table:number-columns-repeated="4"/>
          <table:table-cell/>
          <table:table-cell table:style-name="ce27"/>
          <table:table-cell table:number-columns-repeated="194"/>
        </table:table-row>
        <table:table-row table:style-name="ro1">
          <table:table-cell office:value-type="string">
            <text:p>Gustave Lorentz</text:p>
          </table:table-cell>
          <table:table-cell table:formula="oooc:=IF([.B5]&lt;&gt;0;STANDARDIZE([.B5];[.B$18];[.B$17])+2.5;&quot;&quot;)" office:value-type="float" office:value="2.09476509001054">
            <text:p>2.09</text:p>
          </table:table-cell>
          <table:table-cell table:formula="oooc:=IF([.C5]&lt;&gt;0;STANDARDIZE([.C5];[.C$18];[.C$17])+2.5;&quot;&quot;)" office:value-type="float" office:value="2.5493536612577">
            <text:p>2.55</text:p>
          </table:table-cell>
          <table:table-cell table:formula="oooc:=IF([.D5]&lt;&gt;0;STANDARDIZE([.D5];[.D$18];[.D$17])+2.5;&quot;&quot;)">
            <text:p/>
          </table:table-cell>
          <table:table-cell table:formula="oooc:=IF([.E5]&lt;&gt;0;STANDARDIZE([.E5];[.E$18];[.E$17])+2.5;&quot;&quot;)" office:value-type="float" office:value="2.25692011272078">
            <text:p>2.26</text:p>
          </table:table-cell>
          <table:table-cell table:formula="oooc:=IF([.F5]&lt;&gt;0;STANDARDIZE([.F5];[.F$18];[.F$17])+2.5;&quot;&quot;)" office:value-type="float" office:value="2.54741384903398">
            <text:p>2.55</text:p>
          </table:table-cell>
          <table:table-cell table:formula="oooc:=IF([.G5]&lt;&gt;0;STANDARDIZE([.G5];[.G$18];[.G$17])+2.5;&quot;&quot;)">
            <text:p/>
          </table:table-cell>
          <table:table-cell table:formula="oooc:=IF([.H5]&lt;&gt;0;STANDARDIZE([.H5];[.H$18];[.H$17])+2.5;&quot;&quot;)" office:value-type="float" office:value="1.71393163343949">
            <text:p>1.71</text:p>
          </table:table-cell>
          <table:table-cell table:formula="oooc:=IF([.I5]&lt;&gt;0;STANDARDIZE([.I5];[.I$18];[.I$17])+2.5;&quot;&quot;)" office:value-type="float" office:value="1.71282391900202">
            <text:p>1.71</text:p>
          </table:table-cell>
          <table:table-cell table:formula="oooc:=IF([.J5]&lt;&gt;0;STANDARDIZE([.J5];[.J$18];[.J$17])+2.5;&quot;&quot;)" office:value-type="float" office:value="1.81260739670455">
            <text:p>1.81</text:p>
          </table:table-cell>
          <table:table-cell table:formula="oooc:=IF([.K5]&lt;&gt;0;STANDARDIZE([.K5];[.K$18];[.K$17])+2.5;&quot;&quot;)" office:value-type="float" office:value="2.60509127797694">
            <text:p>2.61</text:p>
          </table:table-cell>
          <table:table-cell table:formula="oooc:=IF([.L5]&lt;&gt;0;STANDARDIZE([.L5];[.L$18];[.L$17])+2.5;&quot;&quot;)" office:value-type="float" office:value="4.19236435911364">
            <text:p>4.19</text:p>
          </table:table-cell>
          <table:table-cell table:formula="oooc:=IF([.M5]&lt;&gt;0;STANDARDIZE([.M5];[.M$18];[.M$17])+2.5;&quot;&quot;)" office:value-type="float" office:value="2.79622056837735">
            <text:p>2.80</text:p>
          </table:table-cell>
          <table:table-cell table:formula="oooc:=IF([.N5]&lt;&gt;0;STANDARDIZE([.N5];[.N$18];[.N$17])+2.5;&quot;&quot;)" office:value-type="float" office:value="1.97795766289957">
            <text:p>1.98</text:p>
          </table:table-cell>
          <table:table-cell table:formula="oooc:=IF([.O5]&lt;&gt;0;STANDARDIZE([.O5];[.O$18];[.O$17])+2.5;&quot;&quot;)" office:value-type="float" office:value="2.30495262559863">
            <text:p>2.30</text:p>
          </table:table-cell>
          <table:table-cell table:formula="oooc:=IF([.P5]&lt;&gt;0;STANDARDIZE([.P5];[.P$18];[.P$17])+2.5;&quot;&quot;)">
            <text:p/>
          </table:table-cell>
          <table:table-cell table:formula="oooc:=IF([.Q5]&lt;&gt;0;STANDARDIZE([.Q5];[.Q$18];[.Q$17])+2.5;&quot;&quot;)" office:value-type="float" office:value="2.23018937804366">
            <text:p>2.23</text:p>
          </table:table-cell>
          <table:table-cell table:formula="oooc:=IF([.R5]&lt;&gt;0;STANDARDIZE([.R5];[.R$18];[.R$17])+2.5;&quot;&quot;)" office:value-type="float" office:value="3.3801091866709">
            <text:p>3.38</text:p>
          </table:table-cell>
          <table:table-cell table:formula="oooc:=IF([.S5]&lt;&gt;0;STANDARDIZE([.S5];[.S$18];[.S$17])+2.5;&quot;&quot;)" office:value-type="float" office:value="1.82671266237236">
            <text:p>1.83</text:p>
          </table:table-cell>
          <table:table-cell office:value-type="string">
            <text:p>white</text:p>
          </table:table-cell>
          <table:table-cell/>
          <table:table-cell table:style-name="ce38" table:number-columns-repeated="14"/>
          <table:table-cell table:number-columns-repeated="7"/>
          <table:table-cell table:style-name="ce58" table:number-columns-repeated="5"/>
          <table:table-cell table:style-name="ce69"/>
          <table:table-cell table:style-name="ce58"/>
          <table:table-cell table:style-name="ce60" table:number-columns-repeated="6"/>
          <table:table-cell table:style-name="ce75"/>
          <table:table-cell table:style-name="ce57" table:number-columns-repeated="4"/>
          <table:table-cell table:number-columns-repeated="2"/>
          <table:table-cell table:style-name="ce27"/>
          <table:table-cell table:number-columns-repeated="193"/>
        </table:table-row>
        <table:table-row table:style-name="ro1">
          <table:table-cell office:value-type="string">
            <text:p>Geyser Peak</text:p>
          </table:table-cell>
          <table:table-cell table:formula="oooc:=IF([.B6]&lt;&gt;0;STANDARDIZE([.B6];[.B$18];[.B$17])+2.5;&quot;&quot;)" office:value-type="float" office:value="2.49335680475427">
            <text:p>2.49</text:p>
          </table:table-cell>
          <table:table-cell table:formula="oooc:=IF([.C6]&lt;&gt;0;STANDARDIZE([.C6];[.C$18];[.C$17])+2.5;&quot;&quot;)" office:value-type="float" office:value="2.94418295131926">
            <text:p>2.94</text:p>
          </table:table-cell>
          <table:table-cell table:formula="oooc:=IF([.D6]&lt;&gt;0;STANDARDIZE([.D6];[.D$18];[.D$17])+2.5;&quot;&quot;)" office:value-type="float" office:value="2.70701966780271">
            <text:p>2.71</text:p>
          </table:table-cell>
          <table:table-cell table:formula="oooc:=IF([.E6]&lt;&gt;0;STANDARDIZE([.E6];[.E$18];[.E$17])+2.5;&quot;&quot;)" office:value-type="float" office:value="1.92268526771184">
            <text:p>1.92</text:p>
          </table:table-cell>
          <table:table-cell table:formula="oooc:=IF([.F6]&lt;&gt;0;STANDARDIZE([.F6];[.F$18];[.F$17])+2.5;&quot;&quot;)" office:value-type="float" office:value="1.91522919524759">
            <text:p>1.92</text:p>
          </table:table-cell>
          <table:table-cell table:formula="oooc:=IF([.G6]&lt;&gt;0;STANDARDIZE([.G6];[.G$18];[.G$17])+2.5;&quot;&quot;)">
            <text:p/>
          </table:table-cell>
          <table:table-cell table:formula="oooc:=IF([.H6]&lt;&gt;0;STANDARDIZE([.H6];[.H$18];[.H$17])+2.5;&quot;&quot;)" office:value-type="float" office:value="4.20938676537762">
            <text:p>4.21</text:p>
          </table:table-cell>
          <table:table-cell table:formula="oooc:=IF([.I6]&lt;&gt;0;STANDARDIZE([.I6];[.I$18];[.I$17])+2.5;&quot;&quot;)" office:value-type="float" office:value="2.57156146190891">
            <text:p>2.57</text:p>
          </table:table-cell>
          <table:table-cell table:formula="oooc:=IF([.J6]&lt;&gt;0;STANDARDIZE([.J6];[.J$18];[.J$17])+2.5;&quot;&quot;)" office:value-type="float" office:value="1.40017183472728">
            <text:p>1.40</text:p>
          </table:table-cell>
          <table:table-cell table:formula="oooc:=IF([.K6]&lt;&gt;0;STANDARDIZE([.K6];[.K$18];[.K$17])+2.5;&quot;&quot;)" office:value-type="float" office:value="3.86618661370027">
            <text:p>3.87</text:p>
          </table:table-cell>
          <table:table-cell table:formula="oooc:=IF([.L6]&lt;&gt;0;STANDARDIZE([.L6];[.L$18];[.L$17])+2.5;&quot;&quot;)" office:value-type="float" office:value="2.46399224767843">
            <text:p>2.46</text:p>
          </table:table-cell>
          <table:table-cell table:formula="oooc:=IF([.M6]&lt;&gt;0;STANDARDIZE([.M6];[.M$18];[.M$17])+2.5;&quot;&quot;)" office:value-type="float" office:value="3.82159945891435">
            <text:p>3.82</text:p>
          </table:table-cell>
          <table:table-cell table:formula="oooc:=IF([.N6]&lt;&gt;0;STANDARDIZE([.N6];[.N$18];[.N$17])+2.5;&quot;&quot;)" office:value-type="float" office:value="3.38888289830614">
            <text:p>3.39</text:p>
          </table:table-cell>
          <table:table-cell table:formula="oooc:=IF([.O6]&lt;&gt;0;STANDARDIZE([.O6];[.O$18];[.O$17])+2.5;&quot;&quot;)" office:value-type="float" office:value="3.86533162080961">
            <text:p>3.87</text:p>
          </table:table-cell>
          <table:table-cell table:formula="oooc:=IF([.P6]&lt;&gt;0;STANDARDIZE([.P6];[.P$18];[.P$17])+2.5;&quot;&quot;)">
            <text:p/>
          </table:table-cell>
          <table:table-cell table:formula="oooc:=IF([.Q6]&lt;&gt;0;STANDARDIZE([.Q6];[.Q$18];[.Q$17])+2.5;&quot;&quot;)" office:value-type="float" office:value="2.93590082813814">
            <text:p>2.94</text:p>
          </table:table-cell>
          <table:table-cell table:formula="oooc:=IF([.R6]&lt;&gt;0;STANDARDIZE([.R6];[.R$18];[.R$17])+2.5;&quot;&quot;)" office:value-type="float" office:value="3.66866957574333">
            <text:p>3.67</text:p>
          </table:table-cell>
          <table:table-cell table:formula="oooc:=IF([.S6]&lt;&gt;0;STANDARDIZE([.S6];[.S$18];[.S$17])+2.5;&quot;&quot;)" office:value-type="float" office:value="2.34113680522272">
            <text:p>2.34</text:p>
          </table:table-cell>
          <table:table-cell office:value-type="string">
            <text:p>white</text:p>
          </table:table-cell>
          <table:table-cell/>
          <table:table-cell table:style-name="ce38" table:number-columns-repeated="14"/>
          <table:table-cell table:number-columns-repeated="7"/>
          <table:table-cell table:style-name="ce58" table:number-columns-repeated="4"/>
          <table:table-cell table:style-name="ce59"/>
          <table:table-cell table:style-name="ce70"/>
          <table:table-cell table:style-name="ce58"/>
          <table:table-cell table:style-name="ce57" table:number-columns-repeated="2"/>
          <table:table-cell table:style-name="ce60"/>
          <table:table-cell table:style-name="ce57" table:number-columns-repeated="2"/>
          <table:table-cell table:style-name="ce61"/>
          <table:table-cell table:style-name="ce57" table:number-columns-repeated="5"/>
          <table:table-cell table:number-columns-repeated="2"/>
          <table:table-cell table:style-name="ce27"/>
          <table:table-cell table:number-columns-repeated="193"/>
        </table:table-row>
        <table:table-row table:style-name="ro1">
          <table:table-cell office:value-type="string">
            <text:p>Moseland</text:p>
          </table:table-cell>
          <table:table-cell table:formula="oooc:=IF([.B7]&lt;&gt;0;STANDARDIZE([.B7];[.B$18];[.B$17])+2.5;&quot;&quot;)" office:value-type="float" office:value="2.41363846180553">
            <text:p>2.41</text:p>
          </table:table-cell>
          <table:table-cell table:formula="oooc:=IF([.C7]&lt;&gt;0;STANDARDIZE([.C7];[.C$18];[.C$17])+2.5;&quot;&quot;)" office:value-type="float" office:value="2.5493536612577">
            <text:p>2.55</text:p>
          </table:table-cell>
          <table:table-cell table:formula="oooc:=IF([.D7]&lt;&gt;0;STANDARDIZE([.D7];[.D$18];[.D$17])+2.5;&quot;&quot;)">
            <text:p/>
          </table:table-cell>
          <table:table-cell table:formula="oooc:=IF([.E7]&lt;&gt;0;STANDARDIZE([.E7];[.E$18];[.E$17])+2.5;&quot;&quot;)" office:value-type="float" office:value="1.69986203770589">
            <text:p>1.70</text:p>
          </table:table-cell>
          <table:table-cell table:formula="oooc:=IF([.F7]&lt;&gt;0;STANDARDIZE([.F7];[.F$18];[.F$17])+2.5;&quot;&quot;)" office:value-type="float" office:value="1.91522919524759">
            <text:p>1.92</text:p>
          </table:table-cell>
          <table:table-cell table:formula="oooc:=IF([.G7]&lt;&gt;0;STANDARDIZE([.G7];[.G$18];[.G$17])+2.5;&quot;&quot;)">
            <text:p/>
          </table:table-cell>
          <table:table-cell table:formula="oooc:=IF([.H7]&lt;&gt;0;STANDARDIZE([.H7];[.H$18];[.H$17])+2.5;&quot;&quot;)" office:value-type="float" office:value="1.33961336364877">
            <text:p>1.34</text:p>
          </table:table-cell>
          <table:table-cell table:formula="oooc:=IF([.I7]&lt;&gt;0;STANDARDIZE([.I7];[.I$18];[.I$17])+2.5;&quot;&quot;)" office:value-type="float" office:value="3.4302990048158">
            <text:p>3.43</text:p>
          </table:table-cell>
          <table:table-cell table:formula="oooc:=IF([.J7]&lt;&gt;0;STANDARDIZE([.J7];[.J$18];[.J$17])+2.5;&quot;&quot;)" office:value-type="float" office:value="2.22504295868182">
            <text:p>2.23</text:p>
          </table:table-cell>
          <table:table-cell table:formula="oooc:=IF([.K7]&lt;&gt;0;STANDARDIZE([.K7];[.K$18];[.K$17])+2.5;&quot;&quot;)" office:value-type="float" office:value="1.34399594225362">
            <text:p>1.34</text:p>
          </table:table-cell>
          <table:table-cell table:formula="oooc:=IF([.L7]&lt;&gt;0;STANDARDIZE([.L7];[.L$18];[.L$17])+2.5;&quot;&quot;)" office:value-type="float" office:value="4.19236435911364">
            <text:p>4.19</text:p>
          </table:table-cell>
          <table:table-cell table:formula="oooc:=IF([.M7]&lt;&gt;0;STANDARDIZE([.M7];[.M$18];[.M$17])+2.5;&quot;&quot;)" office:value-type="float" office:value="3.82159945891435">
            <text:p>3.82</text:p>
          </table:table-cell>
          <table:table-cell table:formula="oooc:=IF([.N7]&lt;&gt;0;STANDARDIZE([.N7];[.N$18];[.N$17])+2.5;&quot;&quot;)" office:value-type="float" office:value="1.97795766289957">
            <text:p>1.98</text:p>
          </table:table-cell>
          <table:table-cell table:formula="oooc:=IF([.O7]&lt;&gt;0;STANDARDIZE([.O7];[.O$18];[.O$17])+2.5;&quot;&quot;)" office:value-type="float" office:value="2.30495262559863">
            <text:p>2.30</text:p>
          </table:table-cell>
          <table:table-cell table:formula="oooc:=IF([.P7]&lt;&gt;0;STANDARDIZE([.P7];[.P$18];[.P$17])+2.5;&quot;&quot;)" office:value-type="float" office:value="2.14917679227719">
            <text:p>2.15</text:p>
          </table:table-cell>
          <table:table-cell table:formula="oooc:=IF([.Q7]&lt;&gt;0;STANDARDIZE([.Q7];[.Q$18];[.Q$17])+2.5;&quot;&quot;)" office:value-type="float" office:value="2.35954846417713">
            <text:p>2.36</text:p>
          </table:table-cell>
          <table:table-cell table:formula="oooc:=IF([.R7]&lt;&gt;0;STANDARDIZE([.R7];[.R$18];[.R$17])+2.5;&quot;&quot;)" office:value-type="float" office:value="3.09154879759847">
            <text:p>3.09</text:p>
          </table:table-cell>
          <table:table-cell table:formula="oooc:=IF([.S7]&lt;&gt;0;STANDARDIZE([.S7];[.S$18];[.S$17])+2.5;&quot;&quot;)" office:value-type="float" office:value="2.17910106603744">
            <text:p>2.18</text:p>
          </table:table-cell>
          <table:table-cell office:value-type="string">
            <text:p>white</text:p>
          </table:table-cell>
          <table:table-cell/>
          <table:table-cell table:style-name="ce38" table:number-columns-repeated="14"/>
          <table:table-cell table:number-columns-repeated="2"/>
          <table:table-cell table:style-name="ce44" table:number-columns-repeated="5"/>
          <table:table-cell table:style-name="ce59" table:number-columns-repeated="5"/>
          <table:table-cell table:style-name="ce70"/>
          <table:table-cell table:style-name="ce59"/>
          <table:table-cell table:style-name="ce57"/>
          <table:table-cell table:style-name="ce60"/>
          <table:table-cell table:style-name="ce57" table:number-columns-repeated="3"/>
          <table:table-cell table:style-name="ce61"/>
          <table:table-cell table:style-name="ce57"/>
          <table:table-cell table:style-name="ce59"/>
          <table:table-cell table:style-name="ce60" table:number-columns-repeated="3"/>
          <table:table-cell table:number-columns-repeated="2"/>
          <table:table-cell table:style-name="ce27"/>
          <table:table-cell table:number-columns-repeated="193"/>
        </table:table-row>
        <table:table-row table:style-name="ro1">
          <table:table-cell office:value-type="string">
            <text:p>Wilhelm</text:p>
          </table:table-cell>
          <table:table-cell table:formula="oooc:=IF([.B8]&lt;&gt;0;STANDARDIZE([.B8];[.B$18];[.B$17])+2.5;&quot;&quot;)" office:value-type="float" office:value="2.73251183360051">
            <text:p>2.73</text:p>
          </table:table-cell>
          <table:table-cell table:formula="oooc:=IF([.C8]&lt;&gt;0;STANDARDIZE([.C8];[.C$18];[.C$17])+2.5;&quot;&quot;)" office:value-type="float" office:value="3.33901224138083">
            <text:p>3.34</text:p>
          </table:table-cell>
          <table:table-cell table:formula="oooc:=IF([.D8]&lt;&gt;0;STANDARDIZE([.D8];[.D$18];[.D$17])+2.5;&quot;&quot;)">
            <text:p/>
          </table:table-cell>
          <table:table-cell table:formula="oooc:=IF([.E8]&lt;&gt;0;STANDARDIZE([.E8];[.E$18];[.E$17])+2.5;&quot;&quot;)" office:value-type="float" office:value="4.70797564278628">
            <text:p>4.71</text:p>
          </table:table-cell>
          <table:table-cell table:formula="oooc:=IF([.F8]&lt;&gt;0;STANDARDIZE([.F8];[.F$18];[.F$17])+2.5;&quot;&quot;)" office:value-type="float" office:value="3.17959850282037">
            <text:p>3.18</text:p>
          </table:table-cell>
          <table:table-cell table:formula="oooc:=IF([.G8]&lt;&gt;0;STANDARDIZE([.G8];[.G$18];[.G$17])+2.5;&quot;&quot;)" office:value-type="float" office:value="1.79289321881345">
            <text:p>1.79</text:p>
          </table:table-cell>
          <table:table-cell table:formula="oooc:=IF([.H8]&lt;&gt;0;STANDARDIZE([.H8];[.H$18];[.H$17])+2.5;&quot;&quot;)" office:value-type="float" office:value="2.96165919940855">
            <text:p>2.96</text:p>
          </table:table-cell>
          <table:table-cell table:formula="oooc:=IF([.I8]&lt;&gt;0;STANDARDIZE([.I8];[.I$18];[.I$17])+2.5;&quot;&quot;)" office:value-type="float" office:value="5.14777409062958">
            <text:p>5.15</text:p>
          </table:table-cell>
          <table:table-cell table:formula="oooc:=IF([.J8]&lt;&gt;0;STANDARDIZE([.J8];[.J$18];[.J$17])+2.5;&quot;&quot;)" office:value-type="float" office:value="3.46234964461363">
            <text:p>3.46</text:p>
          </table:table-cell>
          <table:table-cell table:formula="oooc:=IF([.K8]&lt;&gt;0;STANDARDIZE([.K8];[.K$18];[.K$17])+2.5;&quot;&quot;)" office:value-type="float" office:value="3.86618661370027">
            <text:p>3.87</text:p>
          </table:table-cell>
          <table:table-cell table:formula="oooc:=IF([.L8]&lt;&gt;0;STANDARDIZE([.L8];[.L$18];[.L$17])+2.5;&quot;&quot;)" office:value-type="float" office:value="2.46399224767843">
            <text:p>2.46</text:p>
          </table:table-cell>
          <table:table-cell table:formula="oooc:=IF([.M8]&lt;&gt;0;STANDARDIZE([.M8];[.M$18];[.M$17])+2.5;&quot;&quot;)" office:value-type="float" office:value="2.79622056837735">
            <text:p>2.80</text:p>
          </table:table-cell>
          <table:table-cell table:formula="oooc:=IF([.N8]&lt;&gt;0;STANDARDIZE([.N8];[.N$18];[.N$17])+2.5;&quot;&quot;)" office:value-type="float" office:value="3.38888289830614">
            <text:p>3.39</text:p>
          </table:table-cell>
          <table:table-cell table:formula="oooc:=IF([.O8]&lt;&gt;0;STANDARDIZE([.O8];[.O$18];[.O$17])+2.5;&quot;&quot;)" office:value-type="float" office:value="3.86533162080961">
            <text:p>3.87</text:p>
          </table:table-cell>
          <table:table-cell table:formula="oooc:=IF([.P8]&lt;&gt;0;STANDARDIZE([.P8];[.P$18];[.P$17])+2.5;&quot;&quot;)" office:value-type="float" office:value="2.14917679227719">
            <text:p>2.15</text:p>
          </table:table-cell>
          <table:table-cell table:formula="oooc:=IF([.Q8]&lt;&gt;0;STANDARDIZE([.Q8];[.Q$18];[.Q$17])+2.5;&quot;&quot;)" office:value-type="float" office:value="3.99748699185298">
            <text:p>4.00</text:p>
          </table:table-cell>
          <table:table-cell table:formula="oooc:=IF([.R8]&lt;&gt;0;STANDARDIZE([.R8];[.R$18];[.R$17])+2.5;&quot;&quot;)" office:value-type="float" office:value="3.3801091866709">
            <text:p>3.38</text:p>
          </table:table-cell>
          <table:table-cell table:formula="oooc:=IF([.S8]&lt;&gt;0;STANDARDIZE([.S8];[.S$18];[.S$17])+2.5;&quot;&quot;)" office:value-type="float" office:value="4.18016378684982">
            <text:p>4.18</text:p>
          </table:table-cell>
          <table:table-cell office:value-type="string">
            <text:p>rose</text:p>
          </table:table-cell>
          <table:table-cell/>
          <table:table-cell table:style-name="ce38" table:number-columns-repeated="14"/>
          <table:table-cell table:number-columns-repeated="2"/>
          <table:table-cell table:style-name="ce44" table:number-columns-repeated="5"/>
          <table:table-cell table:style-name="ce59" table:number-columns-repeated="5"/>
          <table:table-cell table:style-name="ce70"/>
          <table:table-cell table:style-name="ce58"/>
          <table:table-cell table:style-name="ce57" table:number-columns-repeated="8"/>
          <table:table-cell table:style-name="ce60"/>
          <table:table-cell table:style-name="ce57" table:number-columns-repeated="2"/>
          <table:table-cell table:number-columns-repeated="2"/>
          <table:table-cell table:style-name="ce27"/>
          <table:table-cell table:number-columns-repeated="193"/>
        </table:table-row>
        <table:table-row table:style-name="ro1">
          <table:table-cell office:value-type="string">
            <text:p>Tabor Hill</text:p>
          </table:table-cell>
          <table:table-cell table:formula="oooc:=IF([.B9]&lt;&gt;0;STANDARDIZE([.B9];[.B$18];[.B$17])+2.5;&quot;&quot;)" office:value-type="float" office:value="4.00800532078044">
            <text:p>4.01</text:p>
          </table:table-cell>
          <table:table-cell table:formula="oooc:=IF([.C9]&lt;&gt;0;STANDARDIZE([.C9];[.C$18];[.C$17])+2.5;&quot;&quot;)" office:value-type="float" office:value="4.91832940162711">
            <text:p>4.92</text:p>
          </table:table-cell>
          <table:table-cell table:formula="oooc:=IF([.D9]&lt;&gt;0;STANDARDIZE([.D9];[.D$18];[.D$17])+2.5;&quot;&quot;)">
            <text:p/>
          </table:table-cell>
          <table:table-cell table:formula="oooc:=IF([.E9]&lt;&gt;0;STANDARDIZE([.E9];[.E$18];[.E$17])+2.5;&quot;&quot;)" office:value-type="float" office:value="3.5938594927565">
            <text:p>3.59</text:p>
          </table:table-cell>
          <table:table-cell table:formula="oooc:=IF([.F9]&lt;&gt;0;STANDARDIZE([.F9];[.F$18];[.F$17])+2.5;&quot;&quot;)" office:value-type="float" office:value="3.81178315660675">
            <text:p>3.81</text:p>
          </table:table-cell>
          <table:table-cell table:formula="oooc:=IF([.G9]&lt;&gt;0;STANDARDIZE([.G9];[.G$18];[.G$17])+2.5;&quot;&quot;)">
            <text:p/>
          </table:table-cell>
          <table:table-cell table:formula="oooc:=IF([.H9]&lt;&gt;0;STANDARDIZE([.H9];[.H$18];[.H$17])+2.5;&quot;&quot;)" office:value-type="float" office:value="3.58552298239309">
            <text:p>3.59</text:p>
          </table:table-cell>
          <table:table-cell table:formula="oooc:=IF([.I9]&lt;&gt;0;STANDARDIZE([.I9];[.I$18];[.I$17])+2.5;&quot;&quot;)" office:value-type="float" office:value="2.57156146190891">
            <text:p>2.57</text:p>
          </table:table-cell>
          <table:table-cell table:formula="oooc:=IF([.J9]&lt;&gt;0;STANDARDIZE([.J9];[.J$18];[.J$17])+2.5;&quot;&quot;)" office:value-type="float" office:value="4.28722076856816">
            <text:p>4.29</text:p>
          </table:table-cell>
          <table:table-cell table:formula="oooc:=IF([.K9]&lt;&gt;0;STANDARDIZE([.K9];[.K$18];[.K$17])+2.5;&quot;&quot;)" office:value-type="float" office:value="2.60509127797694">
            <text:p>2.61</text:p>
          </table:table-cell>
          <table:table-cell table:formula="oooc:=IF([.L9]&lt;&gt;0;STANDARDIZE([.L9];[.L$18];[.L$17])+2.5;&quot;&quot;)" office:value-type="float" office:value="3.32817830339604">
            <text:p>3.33</text:p>
          </table:table-cell>
          <table:table-cell table:formula="oooc:=IF([.M9]&lt;&gt;0;STANDARDIZE([.M9];[.M$18];[.M$17])+2.5;&quot;&quot;)" office:value-type="float" office:value="2.79622056837735">
            <text:p>2.80</text:p>
          </table:table-cell>
          <table:table-cell table:formula="oooc:=IF([.N9]&lt;&gt;0;STANDARDIZE([.N9];[.N$18];[.N$17])+2.5;&quot;&quot;)" office:value-type="float" office:value="3.38888289830614">
            <text:p>3.39</text:p>
          </table:table-cell>
          <table:table-cell table:formula="oooc:=IF([.O9]&lt;&gt;0;STANDARDIZE([.O9];[.O$18];[.O$17])+2.5;&quot;&quot;)">
            <text:p/>
          </table:table-cell>
          <table:table-cell table:formula="oooc:=IF([.P9]&lt;&gt;0;STANDARDIZE([.P9];[.P$18];[.P$17])+2.5;&quot;&quot;)" office:value-type="float" office:value="3.90329283089125">
            <text:p>3.90</text:p>
          </table:table-cell>
          <table:table-cell table:formula="oooc:=IF([.Q9]&lt;&gt;0;STANDARDIZE([.Q9];[.Q$18];[.Q$17])+2.5;&quot;&quot;)" office:value-type="float" office:value="4.32811198286172">
            <text:p>4.33</text:p>
          </table:table-cell>
          <table:table-cell table:formula="oooc:=IF([.R9]&lt;&gt;0;STANDARDIZE([.R9];[.R$18];[.R$17])+2.5;&quot;&quot;)" office:value-type="float" office:value="3.09154879759847">
            <text:p>3.09</text:p>
          </table:table-cell>
          <table:table-cell table:formula="oooc:=IF([.S9]&lt;&gt;0;STANDARDIZE([.S9];[.S$18];[.S$17])+2.5;&quot;&quot;)" office:value-type="float" office:value="4.36894328881325">
            <text:p>4.37</text:p>
          </table:table-cell>
          <table:table-cell office:value-type="string">
            <text:p>red</text:p>
          </table:table-cell>
          <table:table-cell table:number-columns-repeated="17"/>
          <table:table-cell table:style-name="ce44" table:number-columns-repeated="5"/>
          <table:table-cell table:style-name="ce59" table:number-columns-repeated="5"/>
          <table:table-cell table:style-name="ce70"/>
          <table:table-cell table:style-name="ce58"/>
          <table:table-cell table:style-name="ce59"/>
          <table:table-cell table:style-name="ce60" table:number-columns-repeated="2"/>
          <table:table-cell table:style-name="ce57" table:number-columns-repeated="2"/>
          <table:table-cell table:style-name="ce61"/>
          <table:table-cell table:style-name="ce59"/>
          <table:table-cell table:style-name="ce57"/>
          <table:table-cell table:style-name="ce60"/>
          <table:table-cell table:style-name="ce57"/>
          <table:table-cell table:style-name="ce60"/>
          <table:table-cell table:number-columns-repeated="2"/>
          <table:table-cell table:style-name="ce27"/>
          <table:table-cell table:number-columns-repeated="193"/>
        </table:table-row>
        <table:table-row table:style-name="ro1">
          <table:table-cell office:value-type="string">
            <text:p>Banrock Station</text:p>
          </table:table-cell>
          <table:table-cell table:formula="oooc:=IF([.B10]&lt;&gt;0;STANDARDIZE([.B10];[.B$18];[.B$17])+2.5;&quot;&quot;)" office:value-type="float" office:value="1.93532840411305">
            <text:p>1.94</text:p>
          </table:table-cell>
          <table:table-cell table:formula="oooc:=IF([.C10]&lt;&gt;0;STANDARDIZE([.C10];[.C$18];[.C$17])+2.5;&quot;&quot;)" office:value-type="float" office:value="1.95710972616534">
            <text:p>1.96</text:p>
          </table:table-cell>
          <table:table-cell table:formula="oooc:=IF([.D10]&lt;&gt;0;STANDARDIZE([.D10];[.D$18];[.D$17])+2.5;&quot;&quot;)" office:value-type="float" office:value="2.70701966780271">
            <text:p>2.71</text:p>
          </table:table-cell>
          <table:table-cell table:formula="oooc:=IF([.E10]&lt;&gt;0;STANDARDIZE([.E10];[.E$18];[.E$17])+2.5;&quot;&quot;)" office:value-type="float" office:value="2.25692011272078">
            <text:p>2.26</text:p>
          </table:table-cell>
          <table:table-cell table:formula="oooc:=IF([.F10]&lt;&gt;0;STANDARDIZE([.F10];[.F$18];[.F$17])+2.5;&quot;&quot;)">
            <text:p/>
          </table:table-cell>
          <table:table-cell table:formula="oooc:=IF([.G10]&lt;&gt;0;STANDARDIZE([.G10];[.G$18];[.G$17])+2.5;&quot;&quot;)">
            <text:p/>
          </table:table-cell>
          <table:table-cell table:formula="oooc:=IF([.H10]&lt;&gt;0;STANDARDIZE([.H10];[.H$18];[.H$17])+2.5;&quot;&quot;)" office:value-type="float" office:value="2.96165919940855">
            <text:p>2.96</text:p>
          </table:table-cell>
          <table:table-cell table:formula="oooc:=IF([.I10]&lt;&gt;0;STANDARDIZE([.I10];[.I$18];[.I$17])+2.5;&quot;&quot;)" office:value-type="float" office:value="1.71282391900202">
            <text:p>1.71</text:p>
          </table:table-cell>
          <table:table-cell table:formula="oooc:=IF([.J10]&lt;&gt;0;STANDARDIZE([.J10];[.J$18];[.J$17])+2.5;&quot;&quot;)" office:value-type="float" office:value="4.28722076856816">
            <text:p>4.29</text:p>
          </table:table-cell>
          <table:table-cell table:formula="oooc:=IF([.K10]&lt;&gt;0;STANDARDIZE([.K10];[.K$18];[.K$17])+2.5;&quot;&quot;)" office:value-type="float" office:value="2.60509127797694">
            <text:p>2.61</text:p>
          </table:table-cell>
          <table:table-cell table:formula="oooc:=IF([.L10]&lt;&gt;0;STANDARDIZE([.L10];[.L$18];[.L$17])+2.5;&quot;&quot;)" office:value-type="float" office:value="2.46399224767843">
            <text:p>2.46</text:p>
          </table:table-cell>
          <table:table-cell table:formula="oooc:=IF([.M10]&lt;&gt;0;STANDARDIZE([.M10];[.M$18];[.M$17])+2.5;&quot;&quot;)" office:value-type="float" office:value="1.77084167784036">
            <text:p>1.77</text:p>
          </table:table-cell>
          <table:table-cell table:formula="oooc:=IF([.N10]&lt;&gt;0;STANDARDIZE([.N10];[.N$18];[.N$17])+2.5;&quot;&quot;)" office:value-type="float" office:value="3.38888289830614">
            <text:p>3.39</text:p>
          </table:table-cell>
          <table:table-cell table:formula="oooc:=IF([.O10]&lt;&gt;0;STANDARDIZE([.O10];[.O$18];[.O$17])+2.5;&quot;&quot;)">
            <text:p/>
          </table:table-cell>
          <table:table-cell table:formula="oooc:=IF([.P10]&lt;&gt;0;STANDARDIZE([.P10];[.P$18];[.P$17])+2.5;&quot;&quot;)">
            <text:p/>
          </table:table-cell>
          <table:table-cell table:formula="oooc:=IF([.Q10]&lt;&gt;0;STANDARDIZE([.Q10];[.Q$18];[.Q$17])+2.5;&quot;&quot;)" office:value-type="float" office:value="2.80386374112161">
            <text:p>2.80</text:p>
          </table:table-cell>
          <table:table-cell table:formula="oooc:=IF([.R10]&lt;&gt;0;STANDARDIZE([.R10];[.R$18];[.R$17])+2.5;&quot;&quot;)" office:value-type="float" office:value="2.51442801945362">
            <text:p>2.51</text:p>
          </table:table-cell>
          <table:table-cell table:formula="oooc:=IF([.S10]&lt;&gt;0;STANDARDIZE([.S10];[.S$18];[.S$17])+2.5;&quot;&quot;)" office:value-type="float" office:value="2.73285427179684">
            <text:p>2.73</text:p>
          </table:table-cell>
          <table:table-cell office:value-type="string">
            <text:p>red</text:p>
          </table:table-cell>
          <table:table-cell table:number-columns-repeated="17"/>
          <table:table-cell table:style-name="ce44"/>
          <table:table-cell table:style-name="ce46"/>
          <table:table-cell table:style-name="ce44" table:number-columns-repeated="3"/>
          <table:table-cell table:style-name="ce59" table:number-columns-repeated="5"/>
          <table:table-cell table:style-name="ce70"/>
          <table:table-cell table:style-name="ce58"/>
          <table:table-cell table:style-name="ce57"/>
          <table:table-cell table:style-name="ce60"/>
          <table:table-cell table:style-name="ce57" table:number-columns-repeated="3"/>
          <table:table-cell table:style-name="ce61"/>
          <table:table-cell table:style-name="ce57" table:number-columns-repeated="2"/>
          <table:table-cell table:style-name="ce60"/>
          <table:table-cell table:style-name="ce57"/>
          <table:table-cell table:style-name="ce60"/>
          <table:table-cell table:number-columns-repeated="2" office:value-type="string">
            <text:p>.</text:p>
          </table:table-cell>
          <table:table-cell table:style-name="ce27" office:value-type="string">
            <text:p>. </text:p>
          </table:table-cell>
          <table:table-cell table:number-columns-repeated="193"/>
        </table:table-row>
        <table:table-row table:style-name="ro1">
          <table:table-cell office:value-type="string">
            <text:p>No Name</text:p>
          </table:table-cell>
          <table:table-cell table:formula="oooc:=IF([.B11]&lt;&gt;0;STANDARDIZE([.B11];[.B$18];[.B$17])+2.5;&quot;&quot;)" office:value-type="float" office:value="1.93532840411305">
            <text:p>1.94</text:p>
          </table:table-cell>
          <table:table-cell table:formula="oooc:=IF([.C11]&lt;&gt;0;STANDARDIZE([.C11];[.C$18];[.C$17])+2.5;&quot;&quot;)" office:value-type="float" office:value="2.5493536612577">
            <text:p>2.55</text:p>
          </table:table-cell>
          <table:table-cell table:formula="oooc:=IF([.D11]&lt;&gt;0;STANDARDIZE([.D11];[.D$18];[.D$17])+2.5;&quot;&quot;)">
            <text:p/>
          </table:table-cell>
          <table:table-cell table:formula="oooc:=IF([.E11]&lt;&gt;0;STANDARDIZE([.E11];[.E$18];[.E$17])+2.5;&quot;&quot;)" office:value-type="float" office:value="1.69986203770589">
            <text:p>1.70</text:p>
          </table:table-cell>
          <table:table-cell table:formula="oooc:=IF([.F11]&lt;&gt;0;STANDARDIZE([.F11];[.F$18];[.F$17])+2.5;&quot;&quot;)" office:value-type="float" office:value="1.53591840297576">
            <text:p>1.54</text:p>
          </table:table-cell>
          <table:table-cell table:formula="oooc:=IF([.G11]&lt;&gt;0;STANDARDIZE([.G11];[.G$18];[.G$17])+2.5;&quot;&quot;)" office:value-type="float" office:value="3.20710678118655">
            <text:p>3.21</text:p>
          </table:table-cell>
          <table:table-cell table:formula="oooc:=IF([.H11]&lt;&gt;0;STANDARDIZE([.H11];[.H$18];[.H$17])+2.5;&quot;&quot;)">
            <text:p/>
          </table:table-cell>
          <table:table-cell table:formula="oooc:=IF([.I11]&lt;&gt;0;STANDARDIZE([.I11];[.I$18];[.I$17])+2.5;&quot;&quot;)" office:value-type="float" office:value="2.57156146190891">
            <text:p>2.57</text:p>
          </table:table-cell>
          <table:table-cell table:formula="oooc:=IF([.J11]&lt;&gt;0;STANDARDIZE([.J11];[.J$18];[.J$17])+2.5;&quot;&quot;)" office:value-type="float" office:value="2.63747852065909">
            <text:p>2.64</text:p>
          </table:table-cell>
          <table:table-cell table:formula="oooc:=IF([.K11]&lt;&gt;0;STANDARDIZE([.K11];[.K$18];[.K$17])+2.5;&quot;&quot;)" office:value-type="float" office:value="2.60509127797694">
            <text:p>2.61</text:p>
          </table:table-cell>
          <table:table-cell table:formula="oooc:=IF([.L11]&lt;&gt;0;STANDARDIZE([.L11];[.L$18];[.L$17])+2.5;&quot;&quot;)" office:value-type="float" office:value="2.03189921981963">
            <text:p>2.03</text:p>
          </table:table-cell>
          <table:table-cell table:formula="oooc:=IF([.M11]&lt;&gt;0;STANDARDIZE([.M11];[.M$18];[.M$17])+2.5;&quot;&quot;)" office:value-type="float" office:value="1.77084167784036">
            <text:p>1.77</text:p>
          </table:table-cell>
          <table:table-cell table:formula="oooc:=IF([.N11]&lt;&gt;0;STANDARDIZE([.N11];[.N$18];[.N$17])+2.5;&quot;&quot;)" office:value-type="float" office:value="1.27249504519628">
            <text:p>1.27</text:p>
          </table:table-cell>
          <table:table-cell table:formula="oooc:=IF([.O11]&lt;&gt;0;STANDARDIZE([.O11];[.O$18];[.O$17])+2.5;&quot;&quot;)" office:value-type="float" office:value="0.744573630387638">
            <text:p>0.74</text:p>
          </table:table-cell>
          <table:table-cell table:formula="oooc:=IF([.P11]&lt;&gt;0;STANDARDIZE([.P11];[.P$18];[.P$17])+2.5;&quot;&quot;)">
            <text:p/>
          </table:table-cell>
          <table:table-cell table:formula="oooc:=IF([.Q11]&lt;&gt;0;STANDARDIZE([.Q11];[.Q$18];[.Q$17])+2.5;&quot;&quot;)" office:value-type="float" office:value="2.20521410893868">
            <text:p>2.21</text:p>
          </table:table-cell>
          <table:table-cell table:formula="oooc:=IF([.R11]&lt;&gt;0;STANDARDIZE([.R11];[.R$18];[.R$17])+2.5;&quot;&quot;)" office:value-type="float" office:value="2.37014782491741">
            <text:p>2.37</text:p>
          </table:table-cell>
          <table:table-cell table:formula="oooc:=IF([.S11]&lt;&gt;0;STANDARDIZE([.S11];[.S$18];[.S$17])+2.5;&quot;&quot;)" office:value-type="float" office:value="2.60700127048788">
            <text:p>2.61</text:p>
          </table:table-cell>
          <table:table-cell office:value-type="string">
            <text:p>red</text:p>
          </table:table-cell>
          <table:table-cell table:number-columns-repeated="17"/>
          <table:table-cell table:style-name="ce44"/>
          <table:table-cell table:style-name="ce46"/>
          <table:table-cell table:style-name="ce44" table:number-columns-repeated="3"/>
          <table:table-cell table:style-name="ce59" table:number-columns-repeated="5"/>
          <table:table-cell table:style-name="ce70"/>
          <table:table-cell table:style-name="ce58"/>
          <table:table-cell table:style-name="ce59"/>
          <table:table-cell table:style-name="ce57"/>
          <table:table-cell table:style-name="ce60"/>
          <table:table-cell table:style-name="ce61" table:number-columns-repeated="2"/>
          <table:table-cell table:style-name="ce57"/>
          <table:table-cell table:style-name="ce59" table:number-columns-repeated="2"/>
          <table:table-cell table:style-name="ce60" table:number-columns-repeated="3"/>
          <table:table-cell table:number-columns-repeated="196"/>
        </table:table-row>
        <table:table-row table:style-name="ro1">
          <table:table-cell office:value-type="string">
            <text:p>Matanzas Creek</text:p>
          </table:table-cell>
          <table:table-cell table:formula="oooc:=IF([.B12]&lt;&gt;0;STANDARDIZE([.B12];[.B$18];[.B$17])+2.5;&quot;&quot;)" office:value-type="float" office:value="1.77589171821556">
            <text:p>1.78</text:p>
          </table:table-cell>
          <table:table-cell table:formula="oooc:=IF([.C12]&lt;&gt;0;STANDARDIZE([.C12];[.C$18];[.C$17])+2.5;&quot;&quot;)" office:value-type="float" office:value="1.56228043610377">
            <text:p>1.56</text:p>
          </table:table-cell>
          <table:table-cell table:formula="oooc:=IF([.D12]&lt;&gt;0;STANDARDIZE([.D12];[.D$18];[.D$17])+2.5;&quot;&quot;)" office:value-type="float" office:value="2.70701966780271">
            <text:p>2.71</text:p>
          </table:table-cell>
          <table:table-cell table:formula="oooc:=IF([.E12]&lt;&gt;0;STANDARDIZE([.E12];[.E$18];[.E$17])+2.5;&quot;&quot;)">
            <text:p/>
          </table:table-cell>
          <table:table-cell table:formula="oooc:=IF([.F12]&lt;&gt;0;STANDARDIZE([.F12];[.F$18];[.F$17])+2.5;&quot;&quot;)">
            <text:p/>
          </table:table-cell>
          <table:table-cell table:formula="oooc:=IF([.G12]&lt;&gt;0;STANDARDIZE([.G12];[.G$18];[.G$17])+2.5;&quot;&quot;)">
            <text:p/>
          </table:table-cell>
          <table:table-cell table:formula="oooc:=IF([.H12]&lt;&gt;0;STANDARDIZE([.H12];[.H$18];[.H$17])+2.5;&quot;&quot;)">
            <text:p/>
          </table:table-cell>
          <table:table-cell table:formula="oooc:=IF([.I12]&lt;&gt;0;STANDARDIZE([.I12];[.I$18];[.I$17])+2.5;&quot;&quot;)" office:value-type="float" office:value="1.71282391900202">
            <text:p>1.71</text:p>
          </table:table-cell>
          <table:table-cell table:formula="oooc:=IF([.J12]&lt;&gt;0;STANDARDIZE([.J12];[.J$18];[.J$17])+2.5;&quot;&quot;)" office:value-type="float" office:value="1.81260739670455">
            <text:p>1.81</text:p>
          </table:table-cell>
          <table:table-cell table:formula="oooc:=IF([.K12]&lt;&gt;0;STANDARDIZE([.K12];[.K$18];[.K$17])+2.5;&quot;&quot;)" office:value-type="float" office:value="1.34399594225362">
            <text:p>1.34</text:p>
          </table:table-cell>
          <table:table-cell table:formula="oooc:=IF([.L12]&lt;&gt;0;STANDARDIZE([.L12];[.L$18];[.L$17])+2.5;&quot;&quot;)" office:value-type="float" office:value="1.59980619196083">
            <text:p>1.60</text:p>
          </table:table-cell>
          <table:table-cell table:formula="oooc:=IF([.M12]&lt;&gt;0;STANDARDIZE([.M12];[.M$18];[.M$17])+2.5;&quot;&quot;)" office:value-type="float" office:value="2.18099323405516">
            <text:p>2.18</text:p>
          </table:table-cell>
          <table:table-cell table:formula="oooc:=IF([.N12]&lt;&gt;0;STANDARDIZE([.N12];[.N$18];[.N$17])+2.5;&quot;&quot;)" office:value-type="float" office:value="1.97795766289957">
            <text:p>1.98</text:p>
          </table:table-cell>
          <table:table-cell table:formula="oooc:=IF([.O12]&lt;&gt;0;STANDARDIZE([.O12];[.O$18];[.O$17])+2.5;&quot;&quot;)" office:value-type="float" office:value="2.30495262559863">
            <text:p>2.30</text:p>
          </table:table-cell>
          <table:table-cell table:formula="oooc:=IF([.P12]&lt;&gt;0;STANDARDIZE([.P12];[.P$18];[.P$17])+2.5;&quot;&quot;)">
            <text:p/>
          </table:table-cell>
          <table:table-cell table:formula="oooc:=IF([.Q12]&lt;&gt;0;STANDARDIZE([.Q12];[.Q$18];[.Q$17])+2.5;&quot;&quot;)" office:value-type="float" office:value="1.59415252483692">
            <text:p>1.59</text:p>
          </table:table-cell>
          <table:table-cell table:formula="oooc:=IF([.R12]&lt;&gt;0;STANDARDIZE([.R12];[.R$18];[.R$17])+2.5;&quot;&quot;)" office:value-type="float" office:value="1.76417100786531">
            <text:p>1.76</text:p>
          </table:table-cell>
          <table:table-cell table:formula="oooc:=IF([.S12]&lt;&gt;0;STANDARDIZE([.S12];[.S$18];[.S$17])+2.5;&quot;&quot;)" office:value-type="float" office:value="1.51963133917851">
            <text:p>1.52</text:p>
          </table:table-cell>
          <table:table-cell office:value-type="string">
            <text:p>red</text:p>
          </table:table-cell>
          <table:table-cell table:number-columns-repeated="17"/>
          <table:table-cell table:style-name="ce44" table:number-columns-repeated="5"/>
          <table:table-cell table:style-name="ce59" table:number-columns-repeated="5"/>
          <table:table-cell table:style-name="ce70"/>
          <table:table-cell table:style-name="ce58" table:number-columns-repeated="4"/>
          <table:table-cell table:style-name="ce74" table:number-columns-repeated="3"/>
          <table:table-cell table:style-name="ce58" table:number-columns-repeated="2"/>
          <table:table-cell table:style-name="ce75" table:number-columns-repeated="3"/>
          <table:table-cell table:number-columns-repeated="196"/>
        </table:table-row>
        <table:table-row table:style-name="ro1">
          <table:table-cell office:value-type="string">
            <text:p>Opolo</text:p>
          </table:table-cell>
          <table:table-cell table:formula="oooc:=IF([.B13]&lt;&gt;0;STANDARDIZE([.B13];[.B$18];[.B$17])+2.5;&quot;&quot;)" office:value-type="float" office:value="1.13814497462559">
            <text:p>1.14</text:p>
          </table:table-cell>
          <table:table-cell table:formula="oooc:=IF([.C13]&lt;&gt;0;STANDARDIZE([.C13];[.C$18];[.C$17])+2.5;&quot;&quot;)" office:value-type="float" office:value="1.36486579107299">
            <text:p>1.36</text:p>
          </table:table-cell>
          <table:table-cell table:formula="oooc:=IF([.D13]&lt;&gt;0;STANDARDIZE([.D13];[.D$18];[.D$17])+2.5;&quot;&quot;)" office:value-type="float" office:value="1.25788199318376">
            <text:p>1.26</text:p>
          </table:table-cell>
          <table:table-cell table:formula="oooc:=IF([.E13]&lt;&gt;0;STANDARDIZE([.E13];[.E$18];[.E$17])+2.5;&quot;&quot;)" office:value-type="float" office:value="1.36562719269696">
            <text:p>1.37</text:p>
          </table:table-cell>
          <table:table-cell table:formula="oooc:=IF([.F13]&lt;&gt;0;STANDARDIZE([.F13];[.F$18];[.F$17])+2.5;&quot;&quot;)" office:value-type="float" office:value="1.2830445414612">
            <text:p>1.28</text:p>
          </table:table-cell>
          <table:table-cell table:formula="oooc:=IF([.G13]&lt;&gt;0;STANDARDIZE([.G13];[.G$18];[.G$17])+2.5;&quot;&quot;)">
            <text:p/>
          </table:table-cell>
          <table:table-cell table:formula="oooc:=IF([.H13]&lt;&gt;0;STANDARDIZE([.H13];[.H$18];[.H$17])+2.5;&quot;&quot;)" office:value-type="float" office:value="1.21484060705186">
            <text:p>1.21</text:p>
          </table:table-cell>
          <table:table-cell table:formula="oooc:=IF([.I13]&lt;&gt;0;STANDARDIZE([.I13];[.I$18];[.I$17])+2.5;&quot;&quot;)" office:value-type="float" office:value="1.71282391900202">
            <text:p>1.71</text:p>
          </table:table-cell>
          <table:table-cell table:formula="oooc:=IF([.J13]&lt;&gt;0;STANDARDIZE([.J13];[.J$18];[.J$17])+2.5;&quot;&quot;)" office:value-type="float" office:value="1.81260739670455">
            <text:p>1.81</text:p>
          </table:table-cell>
          <table:table-cell table:formula="oooc:=IF([.K13]&lt;&gt;0;STANDARDIZE([.K13];[.K$18];[.K$17])+2.5;&quot;&quot;)" office:value-type="float" office:value="1.34399594225362">
            <text:p>1.34</text:p>
          </table:table-cell>
          <table:table-cell table:formula="oooc:=IF([.L13]&lt;&gt;0;STANDARDIZE([.L13];[.L$18];[.L$17])+2.5;&quot;&quot;)" office:value-type="float" office:value="1.16771316410203">
            <text:p>1.17</text:p>
          </table:table-cell>
          <table:table-cell table:formula="oooc:=IF([.M13]&lt;&gt;0;STANDARDIZE([.M13];[.M$18];[.M$17])+2.5;&quot;&quot;)">
            <text:p/>
          </table:table-cell>
          <table:table-cell table:formula="oooc:=IF([.N13]&lt;&gt;0;STANDARDIZE([.N13];[.N$18];[.N$17])+2.5;&quot;&quot;)" office:value-type="float" office:value="0.849217474574307">
            <text:p>0.85</text:p>
          </table:table-cell>
          <table:table-cell table:formula="oooc:=IF([.O13]&lt;&gt;0;STANDARDIZE([.O13];[.O$18];[.O$17])+2.5;&quot;&quot;)" office:value-type="float" office:value="2.30495262559863">
            <text:p>2.30</text:p>
          </table:table-cell>
          <table:table-cell table:formula="oooc:=IF([.P13]&lt;&gt;0;STANDARDIZE([.P13];[.P$18];[.P$17])+2.5;&quot;&quot;)">
            <text:p/>
          </table:table-cell>
          <table:table-cell table:formula="oooc:=IF([.Q13]&lt;&gt;0;STANDARDIZE([.Q13];[.Q$18];[.Q$17])+2.5;&quot;&quot;)" office:value-type="float" office:value="0.739998321446709">
            <text:p>0.74</text:p>
          </table:table-cell>
          <table:table-cell table:formula="oooc:=IF([.R13]&lt;&gt;0;STANDARDIZE([.R13];[.R$18];[.R$17])+2.5;&quot;&quot;)" office:value-type="float" office:value="0.71092558775096">
            <text:p>0.71</text:p>
          </table:table-cell>
          <table:table-cell table:formula="oooc:=IF([.S13]&lt;&gt;0;STANDARDIZE([.S13];[.S$18];[.S$17])+2.5;&quot;&quot;)" office:value-type="float" office:value="0.898546777718819">
            <text:p>0.90</text:p>
          </table:table-cell>
          <table:table-cell office:value-type="string">
            <text:p>red</text:p>
          </table:table-cell>
          <table:table-cell table:number-columns-repeated="17"/>
          <table:table-cell table:style-name="ce44" table:number-columns-repeated="5"/>
          <table:table-cell table:style-name="ce59" table:number-columns-repeated="5"/>
          <table:table-cell table:style-name="ce70"/>
          <table:table-cell table:style-name="ce58"/>
          <table:table-cell table:style-name="ce60" table:number-columns-repeated="7"/>
          <table:table-cell table:style-name="ce57" table:number-columns-repeated="2"/>
          <table:table-cell table:style-name="ce58"/>
          <table:table-cell table:style-name="ce57"/>
          <table:table-cell table:number-columns-repeated="196"/>
        </table:table-row>
        <table:table-row table:style-name="ro1">
          <table:table-cell office:value-type="string">
            <text:p>Paringa</text:p>
          </table:table-cell>
          <table:table-cell table:formula="oooc:=IF([.B14]&lt;&gt;0;STANDARDIZE([.B14];[.B$18];[.B$17])+2.5;&quot;&quot;)" office:value-type="float" office:value="4.8051887502679">
            <text:p>4.81</text:p>
          </table:table-cell>
          <table:table-cell table:formula="oooc:=IF([.C14]&lt;&gt;0;STANDARDIZE([.C14];[.C$18];[.C$17])+2.5;&quot;&quot;)" office:value-type="float" office:value="1.36486579107299">
            <text:p>1.36</text:p>
          </table:table-cell>
          <table:table-cell table:formula="oooc:=IF([.D14]&lt;&gt;0;STANDARDIZE([.D14];[.D$18];[.D$17])+2.5;&quot;&quot;)" office:value-type="float" office:value="1.25788199318376">
            <text:p>1.26</text:p>
          </table:table-cell>
          <table:table-cell table:formula="oooc:=IF([.E14]&lt;&gt;0;STANDARDIZE([.E14];[.E$18];[.E$17])+2.5;&quot;&quot;)" office:value-type="float" office:value="3.03680141774162">
            <text:p>3.04</text:p>
          </table:table-cell>
          <table:table-cell table:formula="oooc:=IF([.F14]&lt;&gt;0;STANDARDIZE([.F14];[.F$18];[.F$17])+2.5;&quot;&quot;)">
            <text:p/>
          </table:table-cell>
          <table:table-cell table:formula="oooc:=IF([.G14]&lt;&gt;0;STANDARDIZE([.G14];[.G$18];[.G$17])+2.5;&quot;&quot;)">
            <text:p/>
          </table:table-cell>
          <table:table-cell table:formula="oooc:=IF([.H14]&lt;&gt;0;STANDARDIZE([.H14];[.H$18];[.H$17])+2.5;&quot;&quot;)" office:value-type="float" office:value="1.71393163343949">
            <text:p>1.71</text:p>
          </table:table-cell>
          <table:table-cell table:formula="oooc:=IF([.I14]&lt;&gt;0;STANDARDIZE([.I14];[.I$18];[.I$17])+2.5;&quot;&quot;)" office:value-type="float" office:value="2.57156146190891">
            <text:p>2.57</text:p>
          </table:table-cell>
          <table:table-cell table:formula="oooc:=IF([.J14]&lt;&gt;0;STANDARDIZE([.J14];[.J$18];[.J$17])+2.5;&quot;&quot;)" office:value-type="float" office:value="1.81260739670455">
            <text:p>1.81</text:p>
          </table:table-cell>
          <table:table-cell table:formula="oooc:=IF([.K14]&lt;&gt;0;STANDARDIZE([.K14];[.K$18];[.K$17])+2.5;&quot;&quot;)" office:value-type="float" office:value="3.86618661370027">
            <text:p>3.87</text:p>
          </table:table-cell>
          <table:table-cell table:formula="oooc:=IF([.L14]&lt;&gt;0;STANDARDIZE([.L14];[.L$18];[.L$17])+2.5;&quot;&quot;)" office:value-type="float" office:value="2.46399224767843">
            <text:p>2.46</text:p>
          </table:table-cell>
          <table:table-cell table:formula="oooc:=IF([.M14]&lt;&gt;0;STANDARDIZE([.M14];[.M$18];[.M$17])+2.5;&quot;&quot;)">
            <text:p/>
          </table:table-cell>
          <table:table-cell table:formula="oooc:=IF([.N14]&lt;&gt;0;STANDARDIZE([.N14];[.N$18];[.N$17])+2.5;&quot;&quot;)">
            <text:p/>
          </table:table-cell>
          <table:table-cell table:formula="oooc:=IF([.O14]&lt;&gt;0;STANDARDIZE([.O14];[.O$18];[.O$17])+2.5;&quot;&quot;)">
            <text:p/>
          </table:table-cell>
          <table:table-cell table:formula="oooc:=IF([.P14]&lt;&gt;0;STANDARDIZE([.P14];[.P$18];[.P$17])+2.5;&quot;&quot;)" office:value-type="float" office:value="1.27211877297016">
            <text:p>1.27</text:p>
          </table:table-cell>
          <table:table-cell table:formula="oooc:=IF([.Q14]&lt;&gt;0;STANDARDIZE([.Q14];[.Q$18];[.Q$17])+2.5;&quot;&quot;)" office:value-type="float" office:value="2.21353919864034">
            <text:p>2.21</text:p>
          </table:table-cell>
          <table:table-cell table:formula="oooc:=IF([.R14]&lt;&gt;0;STANDARDIZE([.R14];[.R$18];[.R$17])+2.5;&quot;&quot;)" office:value-type="float" office:value="3.09154879759847">
            <text:p>3.09</text:p>
          </table:table-cell>
          <table:table-cell table:formula="oooc:=IF([.S14]&lt;&gt;0;STANDARDIZE([.S14];[.S$18];[.S$17])+2.5;&quot;&quot;)" office:value-type="float" office:value="2.2797834670846">
            <text:p>2.28</text:p>
          </table:table-cell>
          <table:table-cell office:value-type="string">
            <text:p>Sweet/Sparkling</text:p>
          </table:table-cell>
          <table:table-cell table:number-columns-repeated="17"/>
          <table:table-cell table:style-name="ce44" table:number-columns-repeated="5"/>
          <table:table-cell table:style-name="ce60" table:number-columns-repeated="5"/>
          <table:table-cell table:style-name="ce70"/>
          <table:table-cell table:style-name="ce58"/>
          <table:table-cell table:style-name="ce60" table:number-columns-repeated="6"/>
          <table:table-cell table:style-name="ce75"/>
          <table:table-cell table:style-name="ce57" table:number-columns-repeated="2"/>
          <table:table-cell table:style-name="ce58"/>
          <table:table-cell table:style-name="ce57"/>
          <table:table-cell table:number-columns-repeated="196"/>
        </table:table-row>
        <table:table-row table:style-name="ro1">
          <table:table-cell office:value-type="string">
            <text:p>Ferrante</text:p>
          </table:table-cell>
          <table:table-cell table:formula="oooc:=IF([.B15]&lt;&gt;0;STANDARDIZE([.B15];[.B$18];[.B$17])+2.5;&quot;&quot;)" office:value-type="float" office:value="2.09476509001054">
            <text:p>2.09</text:p>
          </table:table-cell>
          <table:table-cell table:formula="oooc:=IF([.C15]&lt;&gt;0;STANDARDIZE([.C15];[.C$18];[.C$17])+2.5;&quot;&quot;)" office:value-type="float" office:value="1.95710972616534">
            <text:p>1.96</text:p>
          </table:table-cell>
          <table:table-cell table:formula="oooc:=IF([.D15]&lt;&gt;0;STANDARDIZE([.D15];[.D$18];[.D$17])+2.5;&quot;&quot;)" office:value-type="float" office:value="2.70701966780271">
            <text:p>2.71</text:p>
          </table:table-cell>
          <table:table-cell table:formula="oooc:=IF([.E15]&lt;&gt;0;STANDARDIZE([.E15];[.E$18];[.E$17])+2.5;&quot;&quot;)" office:value-type="float" office:value="1.92268526771184">
            <text:p>1.92</text:p>
          </table:table-cell>
          <table:table-cell table:formula="oooc:=IF([.F15]&lt;&gt;0;STANDARDIZE([.F15];[.F$18];[.F$17])+2.5;&quot;&quot;)">
            <text:p/>
          </table:table-cell>
          <table:table-cell table:formula="oooc:=IF([.G15]&lt;&gt;0;STANDARDIZE([.G15];[.G$18];[.G$17])+2.5;&quot;&quot;)">
            <text:p/>
          </table:table-cell>
          <table:table-cell table:formula="oooc:=IF([.H15]&lt;&gt;0;STANDARDIZE([.H15];[.H$18];[.H$17])+2.5;&quot;&quot;)" office:value-type="float" office:value="2.33779541642402">
            <text:p>2.34</text:p>
          </table:table-cell>
          <table:table-cell table:formula="oooc:=IF([.I15]&lt;&gt;0;STANDARDIZE([.I15];[.I$18];[.I$17])+2.5;&quot;&quot;)" office:value-type="float" office:value="2.57156146190891">
            <text:p>2.57</text:p>
          </table:table-cell>
          <table:table-cell table:formula="oooc:=IF([.J15]&lt;&gt;0;STANDARDIZE([.J15];[.J$18];[.J$17])+2.5;&quot;&quot;)" office:value-type="float" office:value="1.81260739670455">
            <text:p>1.81</text:p>
          </table:table-cell>
          <table:table-cell table:formula="oooc:=IF([.K15]&lt;&gt;0;STANDARDIZE([.K15];[.K$18];[.K$17])+2.5;&quot;&quot;)" office:value-type="float" office:value="1.34399594225362">
            <text:p>1.34</text:p>
          </table:table-cell>
          <table:table-cell table:formula="oooc:=IF([.L15]&lt;&gt;0;STANDARDIZE([.L15];[.L$18];[.L$17])+2.5;&quot;&quot;)" office:value-type="float" office:value="1.16771316410203">
            <text:p>1.17</text:p>
          </table:table-cell>
          <table:table-cell table:formula="oooc:=IF([.M15]&lt;&gt;0;STANDARDIZE([.M15];[.M$18];[.M$17])+2.5;&quot;&quot;)">
            <text:p/>
          </table:table-cell>
          <table:table-cell table:formula="oooc:=IF([.N15]&lt;&gt;0;STANDARDIZE([.N15];[.N$18];[.N$17])+2.5;&quot;&quot;)">
            <text:p/>
          </table:table-cell>
          <table:table-cell table:formula="oooc:=IF([.O15]&lt;&gt;0;STANDARDIZE([.O15];[.O$18];[.O$17])+2.5;&quot;&quot;)">
            <text:p/>
          </table:table-cell>
          <table:table-cell table:formula="oooc:=IF([.P15]&lt;&gt;0;STANDARDIZE([.P15];[.P$18];[.P$17])+2.5;&quot;&quot;)">
            <text:p/>
          </table:table-cell>
          <table:table-cell table:formula="oooc:=IF([.Q15]&lt;&gt;0;STANDARDIZE([.Q15];[.Q$18];[.Q$17])+2.5;&quot;&quot;)" office:value-type="float" office:value="1.63633297932532">
            <text:p>1.64</text:p>
          </table:table-cell>
          <table:table-cell table:formula="oooc:=IF([.R15]&lt;&gt;0;STANDARDIZE([.R15];[.R$18];[.R$17])+2.5;&quot;&quot;)" office:value-type="float" office:value="0.71092558775096">
            <text:p>0.71</text:p>
          </table:table-cell>
          <table:table-cell table:formula="oooc:=IF([.S15]&lt;&gt;0;STANDARDIZE([.S15];[.S$18];[.S$17])+2.5;&quot;&quot;)" office:value-type="float" office:value="2.05324806472848">
            <text:p>2.05</text:p>
          </table:table-cell>
          <table:table-cell office:value-type="string">
            <text:p>Sweet/Sparkling</text:p>
          </table:table-cell>
          <table:table-cell table:number-columns-repeated="17"/>
          <table:table-cell table:style-name="ce44" table:number-columns-repeated="5"/>
          <table:table-cell table:style-name="ce60" table:number-columns-repeated="5"/>
          <table:table-cell table:style-name="ce70"/>
          <table:table-cell table:style-name="ce58"/>
          <table:table-cell table:style-name="ce60" table:number-columns-repeated="7"/>
          <table:table-cell table:style-name="ce57" table:number-columns-repeated="4"/>
          <table:table-cell table:number-columns-repeated="196"/>
        </table:table-row>
        <table:table-row table:style-name="ro1">
          <table:table-cell table:number-columns-repeated="37"/>
          <table:table-cell table:style-name="ce44" table:number-columns-repeated="5"/>
          <table:table-cell table:style-name="ce61" table:number-columns-repeated="5"/>
          <table:table-cell table:style-name="ce70"/>
          <table:table-cell table:style-name="ce74"/>
          <table:table-cell table:style-name="ce60" table:number-columns-repeated="6"/>
          <table:table-cell table:style-name="ce75"/>
          <table:table-cell table:style-name="ce57"/>
          <table:table-cell table:style-name="ce74"/>
          <table:table-cell table:style-name="ce57" table:number-columns-repeated="2"/>
          <table:table-cell table:number-columns-repeated="196"/>
        </table:table-row>
        <table:table-row table:style-name="ro1">
          <table:table-cell office:value-type="string">
            <text:p>Std Dev</text:p>
          </table:table-cell>
          <table:table-cell table:formula="oooc:=STDEV([.B26:.B37])" office:value-type="float" office:value="1">
            <text:p>1.00</text:p>
          </table:table-cell>
          <table:table-cell table:formula="oooc:=STDEV([.C26:.C37])" office:value-type="float" office:value="1">
            <text:p>1.00</text:p>
          </table:table-cell>
          <table:table-cell table:formula="oooc:=STDEV([.D26:.D37])" office:value-type="float" office:value="1">
            <text:p>1.00</text:p>
          </table:table-cell>
          <table:table-cell table:formula="oooc:=STDEV([.E26:.E37])" office:value-type="float" office:value="1">
            <text:p>1.00</text:p>
          </table:table-cell>
          <table:table-cell table:formula="oooc:=STDEV([.F26:.F37])" office:value-type="float" office:value="1">
            <text:p>1.00</text:p>
          </table:table-cell>
          <table:table-cell table:formula="oooc:=STDEV([.G26:.G37])" office:value-type="float" office:value="1">
            <text:p>1.00</text:p>
          </table:table-cell>
          <table:table-cell table:formula="oooc:=STDEV([.H26:.H37])" office:value-type="float" office:value="1">
            <text:p>1.00</text:p>
          </table:table-cell>
          <table:table-cell table:formula="oooc:=STDEV([.I26:.I37])" office:value-type="float" office:value="1">
            <text:p>1.00</text:p>
          </table:table-cell>
          <table:table-cell table:formula="oooc:=STDEV([.J26:.J37])" office:value-type="float" office:value="1">
            <text:p>1.00</text:p>
          </table:table-cell>
          <table:table-cell table:formula="oooc:=STDEV([.K26:.K37])" office:value-type="float" office:value="1">
            <text:p>1.00</text:p>
          </table:table-cell>
          <table:table-cell table:formula="oooc:=STDEV([.L26:.L37])" office:value-type="float" office:value="1">
            <text:p>1.00</text:p>
          </table:table-cell>
          <table:table-cell table:formula="oooc:=STDEV([.M26:.M37])" office:value-type="float" office:value="1">
            <text:p>1.00</text:p>
          </table:table-cell>
          <table:table-cell table:formula="oooc:=STDEV([.N26:.N37])" office:value-type="float" office:value="1">
            <text:p>1.00</text:p>
          </table:table-cell>
          <table:table-cell table:formula="oooc:=STDEV([.O26:.O37])" office:value-type="float" office:value="1">
            <text:p>1.00</text:p>
          </table:table-cell>
          <table:table-cell table:formula="oooc:=STDEV([.P26:.P37])" office:value-type="float" office:value="1">
            <text:p>1.00</text:p>
          </table:table-cell>
          <table:table-cell table:formula="oooc:=STDEV([.Q26:.Q37])" office:value-type="float" office:value="1">
            <text:p>1.00</text:p>
          </table:table-cell>
          <table:table-cell table:formula="oooc:=STDEV([.R26:.R37])" office:value-type="float" office:value="1">
            <text:p>1.00</text:p>
          </table:table-cell>
          <table:table-cell table:formula="oooc:=STDEV([.S26:.S37])" office:value-type="float" office:value="1">
            <text:p>1.00</text:p>
          </table:table-cell>
          <table:table-cell table:number-columns-repeated="15"/>
          <table:table-cell table:style-name="ce40"/>
          <table:table-cell table:number-columns-repeated="2"/>
          <table:table-cell table:style-name="ce44" table:number-columns-repeated="5"/>
          <table:table-cell table:style-name="ce61" table:number-columns-repeated="5"/>
          <table:table-cell table:style-name="ce70"/>
          <table:table-cell table:style-name="ce74"/>
          <table:table-cell table:style-name="ce60" table:number-columns-repeated="6"/>
          <table:table-cell table:style-name="ce75"/>
          <table:table-cell table:style-name="ce57"/>
          <table:table-cell table:style-name="ce74"/>
          <table:table-cell table:style-name="ce76"/>
          <table:table-cell table:style-name="ce57"/>
          <table:table-cell table:number-columns-repeated="196"/>
        </table:table-row>
        <table:table-row table:style-name="ro1">
          <table:table-cell office:value-type="string">
            <text:p>AvgAll</text:p>
          </table:table-cell>
          <table:table-cell table:formula="oooc:=AVERAGE([.B26:.B37])" office:value-type="float" office:value="2.5">
            <text:p>2.50</text:p>
          </table:table-cell>
          <table:table-cell table:formula="oooc:=AVERAGE([.C26:.C37])" office:value-type="float" office:value="2.5">
            <text:p>2.50</text:p>
          </table:table-cell>
          <table:table-cell table:formula="oooc:=AVERAGE([.D26:.D37])" office:value-type="float" office:value="2.5">
            <text:p>2.50</text:p>
          </table:table-cell>
          <table:table-cell table:formula="oooc:=AVERAGE([.E26:.E37])" office:value-type="float" office:value="2.5">
            <text:p>2.50</text:p>
          </table:table-cell>
          <table:table-cell table:formula="oooc:=AVERAGE([.F26:.F37])" office:value-type="float" office:value="2.5">
            <text:p>2.50</text:p>
          </table:table-cell>
          <table:table-cell table:formula="oooc:=AVERAGE([.G26:.G37])" office:value-type="float" office:value="2.5">
            <text:p>2.50</text:p>
          </table:table-cell>
          <table:table-cell table:formula="oooc:=AVERAGE([.H26:.H37])" office:value-type="float" office:value="2.5">
            <text:p>2.50</text:p>
          </table:table-cell>
          <table:table-cell table:formula="oooc:=AVERAGE([.I26:.I37])" office:value-type="float" office:value="2.5">
            <text:p>2.50</text:p>
          </table:table-cell>
          <table:table-cell table:formula="oooc:=AVERAGE([.J26:.J37])" office:value-type="float" office:value="2.5">
            <text:p>2.50</text:p>
          </table:table-cell>
          <table:table-cell table:formula="oooc:=AVERAGE([.K26:.K37])" office:value-type="float" office:value="2.5">
            <text:p>2.50</text:p>
          </table:table-cell>
          <table:table-cell table:formula="oooc:=AVERAGE([.L26:.L37])" office:value-type="float" office:value="2.5">
            <text:p>2.50</text:p>
          </table:table-cell>
          <table:table-cell table:formula="oooc:=AVERAGE([.M26:.M37])" office:value-type="float" office:value="2.5">
            <text:p>2.50</text:p>
          </table:table-cell>
          <table:table-cell table:formula="oooc:=AVERAGE([.N26:.N37])" office:value-type="float" office:value="2.5">
            <text:p>2.50</text:p>
          </table:table-cell>
          <table:table-cell table:formula="oooc:=AVERAGE([.O26:.O37])" office:value-type="float" office:value="2.5">
            <text:p>2.50</text:p>
          </table:table-cell>
          <table:table-cell table:formula="oooc:=AVERAGE([.P26:.P37])" office:value-type="float" office:value="2.5">
            <text:p>2.50</text:p>
          </table:table-cell>
          <table:table-cell table:formula="oooc:=AVERAGE([.Q26:.Q37])" office:value-type="float" office:value="2.5">
            <text:p>2.50</text:p>
          </table:table-cell>
          <table:table-cell table:formula="oooc:=AVERAGE([.R26:.R37])" office:value-type="float" office:value="2.5">
            <text:p>2.50</text:p>
          </table:table-cell>
          <table:table-cell table:formula="oooc:=AVERAGE([.S26:.S37])" office:value-type="float" office:value="2.5">
            <text:p>2.50</text:p>
          </table:table-cell>
          <table:table-cell table:number-columns-repeated="15"/>
          <table:table-cell table:style-name="ce40"/>
          <table:table-cell table:number-columns-repeated="2"/>
          <table:table-cell table:style-name="ce44" table:number-columns-repeated="5"/>
          <table:table-cell table:style-name="ce61" table:number-columns-repeated="5"/>
          <table:table-cell table:style-name="ce70"/>
          <table:table-cell table:style-name="ce74"/>
          <table:table-cell table:style-name="ce60" table:number-columns-repeated="7"/>
          <table:table-cell table:style-name="ce57" table:number-columns-repeated="4"/>
          <table:table-cell table:number-columns-repeated="196"/>
        </table:table-row>
        <table:table-row table:style-name="ro1">
          <table:table-cell office:value-type="string">
            <text:p>AvgWhite</text:p>
          </table:table-cell>
          <table:table-cell table:formula="oooc:=IF(SUM([.B26:.B29])&lt;&gt;0;AVERAGE([.B26:.B29]);&quot;&quot;)" office:value-type="float" office:value="2.39370887606834">
            <text:p>2.39</text:p>
          </table:table-cell>
          <table:table-cell table:formula="oooc:=IF(SUM([.C26:.C29])&lt;&gt;0;AVERAGE([.C26:.C29]);&quot;&quot;)" office:value-type="float" office:value="2.74676830628848">
            <text:p>2.75</text:p>
          </table:table-cell>
          <table:table-cell table:formula="oooc:=IF(SUM([.D26:.D29])&lt;&gt;0;AVERAGE([.D26:.D29]);&quot;&quot;)" office:value-type="float" office:value="3.43158850511218">
            <text:p>3.43</text:p>
          </table:table-cell>
          <table:table-cell table:formula="oooc:=IF(SUM([.E26:.E29])&lt;&gt;0;AVERAGE([.E26:.E29]);&quot;&quot;)" office:value-type="float" office:value="2.22906720897003">
            <text:p>2.23</text:p>
          </table:table-cell>
          <table:table-cell table:formula="oooc:=IF(SUM([.F26:.F29])&lt;&gt;0;AVERAGE([.F26:.F29]);&quot;&quot;)" office:value-type="float" office:value="2.54741384903398">
            <text:p>2.55</text:p>
          </table:table-cell>
          <table:table-cell table:formula="oooc:=IF(SUM([.G26:.G29])&lt;&gt;0;AVERAGE([.G26:.G29]);&quot;&quot;)">
            <text:p/>
          </table:table-cell>
          <table:table-cell table:formula="oooc:=IF(SUM([.H26:.H29])&lt;&gt;0;AVERAGE([.H26:.H29]);&quot;&quot;)" office:value-type="float" office:value="2.55614774046861">
            <text:p>2.56</text:p>
          </table:table-cell>
          <table:table-cell table:formula="oooc:=IF(SUM([.I26:.I29])&lt;&gt;0;AVERAGE([.I26:.I29]);&quot;&quot;)" office:value-type="float" office:value="2.35687707618218">
            <text:p>2.36</text:p>
          </table:table-cell>
          <table:table-cell table:formula="oooc:=IF(SUM([.J26:.J29])&lt;&gt;0;AVERAGE([.J26:.J29]);&quot;&quot;)" office:value-type="float" office:value="2.01882517769319">
            <text:p>2.02</text:p>
          </table:table-cell>
          <table:table-cell table:formula="oooc:=IF(SUM([.K26:.K29])&lt;&gt;0;AVERAGE([.K26:.K29]);&quot;&quot;)" office:value-type="float" office:value="2.60509127797694">
            <text:p>2.61</text:p>
          </table:table-cell>
          <table:table-cell table:formula="oooc:=IF(SUM([.L26:.L29])&lt;&gt;0;AVERAGE([.L26:.L29]);&quot;&quot;)" office:value-type="float" office:value="3.32817830339604">
            <text:p>3.33</text:p>
          </table:table-cell>
          <table:table-cell table:formula="oooc:=IF(SUM([.M26:.M29])&lt;&gt;0;AVERAGE([.M26:.M29]);&quot;&quot;)" office:value-type="float" office:value="2.79622056837735">
            <text:p>2.80</text:p>
          </table:table-cell>
          <table:table-cell table:formula="oooc:=IF(SUM([.N26:.N29])&lt;&gt;0;AVERAGE([.N26:.N29]);&quot;&quot;)" office:value-type="float" office:value="2.68342028060285">
            <text:p>2.68</text:p>
          </table:table-cell>
          <table:table-cell table:formula="oooc:=IF(SUM([.O26:.O29])&lt;&gt;0;AVERAGE([.O26:.O29]);&quot;&quot;)" office:value-type="float" office:value="2.69504737440137">
            <text:p>2.70</text:p>
          </table:table-cell>
          <table:table-cell table:formula="oooc:=IF(SUM([.P26:.P29])&lt;&gt;0;AVERAGE([.P26:.P29]);&quot;&quot;)" office:value-type="float" office:value="2.5877058019307">
            <text:p>2.59</text:p>
          </table:table-cell>
          <table:table-cell table:formula="oooc:=IF(SUM([.Q26:.Q29])&lt;&gt;0;AVERAGE([.Q26:.Q29]);&quot;&quot;)" office:value-type="float" office:value="2.62032503774393">
            <text:p>2.62</text:p>
          </table:table-cell>
          <table:table-cell table:formula="oooc:=IF(SUM([.R26:.R29])&lt;&gt;0;AVERAGE([.R26:.R29]);&quot;&quot;)" office:value-type="float" office:value="3.09154879759847">
            <text:p>3.09</text:p>
          </table:table-cell>
          <table:table-cell table:formula="oooc:=IF(SUM([.S26:.S29])&lt;&gt;0;AVERAGE([.S26:.S29]);&quot;&quot;)" office:value-type="float" office:value="2.33995693333544">
            <text:p>2.34</text:p>
          </table:table-cell>
          <table:table-cell table:number-columns-repeated="15"/>
          <table:table-cell table:style-name="ce40"/>
          <table:table-cell table:number-columns-repeated="2"/>
          <table:table-cell table:style-name="ce44" table:number-columns-repeated="5"/>
          <table:table-cell table:style-name="ce59" table:number-columns-repeated="5"/>
          <table:table-cell table:style-name="ce70"/>
          <table:table-cell table:style-name="ce58"/>
          <table:table-cell table:style-name="ce60" table:number-columns-repeated="6"/>
          <table:table-cell table:style-name="ce75"/>
          <table:table-cell table:style-name="ce57" table:number-columns-repeated="4"/>
          <table:table-cell table:number-columns-repeated="196"/>
        </table:table-row>
        <table:table-row table:style-name="ro1">
          <table:table-cell office:value-type="string">
            <text:p>AvgRose</text:p>
          </table:table-cell>
          <table:table-cell table:formula="oooc:=[.B30]" office:value-type="float" office:value="2.73251183360051">
            <text:p>2.73</text:p>
          </table:table-cell>
          <table:table-cell table:formula="oooc:=[.C30]" office:value-type="float" office:value="3.33901224138083">
            <text:p>3.34</text:p>
          </table:table-cell>
          <table:table-cell table:formula="oooc:=[.D30]">
            <text:p/>
          </table:table-cell>
          <table:table-cell table:formula="oooc:=[.E30]" office:value-type="float" office:value="4.70797564278628">
            <text:p>4.71</text:p>
          </table:table-cell>
          <table:table-cell table:formula="oooc:=[.F30]" office:value-type="float" office:value="3.17959850282037">
            <text:p>3.18</text:p>
          </table:table-cell>
          <table:table-cell table:formula="oooc:=[.G30]" office:value-type="float" office:value="1.79289321881345">
            <text:p>1.79</text:p>
          </table:table-cell>
          <table:table-cell table:formula="oooc:=[.H30]" office:value-type="float" office:value="2.96165919940855">
            <text:p>2.96</text:p>
          </table:table-cell>
          <table:table-cell table:formula="oooc:=[.I30]" office:value-type="float" office:value="5.14777409062958">
            <text:p>5.15</text:p>
          </table:table-cell>
          <table:table-cell table:formula="oooc:=[.J30]" office:value-type="float" office:value="3.46234964461363">
            <text:p>3.46</text:p>
          </table:table-cell>
          <table:table-cell table:formula="oooc:=[.K30]" office:value-type="float" office:value="3.86618661370027">
            <text:p>3.87</text:p>
          </table:table-cell>
          <table:table-cell table:formula="oooc:=[.L30]" office:value-type="float" office:value="2.46399224767843">
            <text:p>2.46</text:p>
          </table:table-cell>
          <table:table-cell table:formula="oooc:=[.M30]" office:value-type="float" office:value="2.79622056837735">
            <text:p>2.80</text:p>
          </table:table-cell>
          <table:table-cell table:formula="oooc:=[.N30]" office:value-type="float" office:value="3.38888289830614">
            <text:p>3.39</text:p>
          </table:table-cell>
          <table:table-cell table:formula="oooc:=[.O30]" office:value-type="float" office:value="3.86533162080961">
            <text:p>3.87</text:p>
          </table:table-cell>
          <table:table-cell table:formula="oooc:=[.P30]" office:value-type="float" office:value="2.14917679227719">
            <text:p>2.15</text:p>
          </table:table-cell>
          <table:table-cell table:formula="oooc:=[.Q30]" office:value-type="float" office:value="3.99748699185298">
            <text:p>4.00</text:p>
          </table:table-cell>
          <table:table-cell table:formula="oooc:=[.R30]" office:value-type="float" office:value="3.3801091866709">
            <text:p>3.38</text:p>
          </table:table-cell>
          <table:table-cell table:formula="oooc:=[.S30]" office:value-type="float" office:value="4.18016378684982">
            <text:p>4.18</text:p>
          </table:table-cell>
          <table:table-cell table:number-columns-repeated="15"/>
          <table:table-cell table:style-name="ce40"/>
          <table:table-cell table:number-columns-repeated="2"/>
          <table:table-cell table:style-name="ce44" table:number-columns-repeated="5"/>
          <table:table-cell table:style-name="ce59" table:number-columns-repeated="5"/>
          <table:table-cell table:style-name="ce70"/>
          <table:table-cell table:style-name="ce58"/>
          <table:table-cell table:style-name="ce76" table:number-columns-repeated="6"/>
          <table:table-cell table:style-name="ce57" table:number-columns-repeated="5"/>
          <table:table-cell table:number-columns-repeated="196"/>
        </table:table-row>
        <table:table-row table:style-name="ro1">
          <table:table-cell office:value-type="string">
            <text:p>AvgRed</text:p>
          </table:table-cell>
          <table:table-cell table:formula="oooc:=IF(SUM([.B31:.B35])&lt;&gt;0;AVERAGE([.B31:.B35]);&quot;&quot;)" office:value-type="float" office:value="2.15853976436954">
            <text:p>2.16</text:p>
          </table:table-cell>
          <table:table-cell table:formula="oooc:=IF(SUM([.C31:.C35])&lt;&gt;0;AVERAGE([.C31:.C35]);&quot;&quot;)" office:value-type="float" office:value="2.47038780324538">
            <text:p>2.47</text:p>
          </table:table-cell>
          <table:table-cell table:formula="oooc:=IF(SUM([.D31:.D35])&lt;&gt;0;AVERAGE([.D31:.D35]);&quot;&quot;)" office:value-type="float" office:value="2.22397377626306">
            <text:p>2.22</text:p>
          </table:table-cell>
          <table:table-cell table:formula="oooc:=IF(SUM([.E31:.E35])&lt;&gt;0;AVERAGE([.E31:.E35]);&quot;&quot;)" office:value-type="float" office:value="2.22906720897003">
            <text:p>2.23</text:p>
          </table:table-cell>
          <table:table-cell table:formula="oooc:=IF(SUM([.F31:.F35])&lt;&gt;0;AVERAGE([.F31:.F35]);&quot;&quot;)" office:value-type="float" office:value="2.21024870034791">
            <text:p>2.21</text:p>
          </table:table-cell>
          <table:table-cell table:formula="oooc:=IF(SUM([.G31:.G35])&lt;&gt;0;AVERAGE([.G31:.G35]);&quot;&quot;)" office:value-type="float" office:value="3.20710678118655">
            <text:p>3.21</text:p>
          </table:table-cell>
          <table:table-cell table:formula="oooc:=IF(SUM([.H31:.H35])&lt;&gt;0;AVERAGE([.H31:.H35]);&quot;&quot;)" office:value-type="float" office:value="2.58734092961783">
            <text:p>2.59</text:p>
          </table:table-cell>
          <table:table-cell table:formula="oooc:=IF(SUM([.I31:.I35])&lt;&gt;0;AVERAGE([.I31:.I35]);&quot;&quot;)" office:value-type="float" office:value="2.05631893616477">
            <text:p>2.06</text:p>
          </table:table-cell>
          <table:table-cell table:formula="oooc:=IF(SUM([.J31:.J35])&lt;&gt;0;AVERAGE([.J31:.J35]);&quot;&quot;)" office:value-type="float" office:value="2.9674269702409">
            <text:p>2.97</text:p>
          </table:table-cell>
          <table:table-cell table:formula="oooc:=IF(SUM([.K31:.K35])&lt;&gt;0;AVERAGE([.K31:.K35]);&quot;&quot;)" office:value-type="float" office:value="2.10065314368761">
            <text:p>2.10</text:p>
          </table:table-cell>
          <table:table-cell table:formula="oooc:=IF(SUM([.L31:.L35])&lt;&gt;0;AVERAGE([.L31:.L35]);&quot;&quot;)" office:value-type="float" office:value="2.11831782539139">
            <text:p>2.12</text:p>
          </table:table-cell>
          <table:table-cell table:formula="oooc:=IF(SUM([.M31:.M35])&lt;&gt;0;AVERAGE([.M31:.M35]);&quot;&quot;)" office:value-type="float" office:value="2.12972428952831">
            <text:p>2.13</text:p>
          </table:table-cell>
          <table:table-cell table:formula="oooc:=IF(SUM([.N31:.N35])&lt;&gt;0;AVERAGE([.N31:.N35]);&quot;&quot;)" office:value-type="float" office:value="2.17548719585649">
            <text:p>2.18</text:p>
          </table:table-cell>
          <table:table-cell table:formula="oooc:=IF(SUM([.O31:.O35])&lt;&gt;0;AVERAGE([.O31:.O35]);&quot;&quot;)" office:value-type="float" office:value="1.78482629386163">
            <text:p>1.78</text:p>
          </table:table-cell>
          <table:table-cell table:formula="oooc:=IF(SUM([.P31:.P35])&lt;&gt;0;AVERAGE([.P31:.P35]);&quot;&quot;)" office:value-type="float" office:value="3.90329283089125">
            <text:p>3.90</text:p>
          </table:table-cell>
          <table:table-cell table:formula="oooc:=IF(SUM([.Q31:.Q35])&lt;&gt;0;AVERAGE([.Q31:.Q35]);&quot;&quot;)" office:value-type="float" office:value="2.33426813584113">
            <text:p>2.33</text:p>
          </table:table-cell>
          <table:table-cell table:formula="oooc:=IF(SUM([.R31:.R35])&lt;&gt;0;AVERAGE([.R31:.R35]);&quot;&quot;)" office:value-type="float" office:value="2.09024424751716">
            <text:p>2.09</text:p>
          </table:table-cell>
          <table:table-cell table:formula="oooc:=IF(SUM([.S31:.S35])&lt;&gt;0;AVERAGE([.S31:.S35]);&quot;&quot;)" office:value-type="float" office:value="2.42539538959906">
            <text:p>2.43</text:p>
          </table:table-cell>
          <table:table-cell table:number-columns-repeated="2"/>
          <table:table-cell table:style-name="ce40"/>
          <table:table-cell table:number-columns-repeated="12"/>
          <table:table-cell table:style-name="ce40"/>
          <table:table-cell table:number-columns-repeated="2"/>
          <table:table-cell table:style-name="ce44" table:number-columns-repeated="5"/>
          <table:table-cell table:style-name="ce60" table:number-columns-repeated="5"/>
          <table:table-cell table:style-name="ce70"/>
          <table:table-cell table:style-name="ce75"/>
          <table:table-cell table:style-name="ce57" table:number-columns-repeated="4"/>
          <table:table-cell table:style-name="ce76"/>
          <table:table-cell table:style-name="ce57" table:number-columns-repeated="6"/>
          <table:table-cell table:number-columns-repeated="196"/>
        </table:table-row>
        <table:table-row table:style-name="ro1">
          <table:table-cell office:value-type="string">
            <text:p>AvgSweet/Sparkling</text:p>
          </table:table-cell>
          <table:table-cell table:formula="oooc:=IF(SUM([.B36:.B37]);AVERAGE([.B36:.B37]);&quot;&quot;)" office:value-type="float" office:value="3.44997692013922">
            <text:p>3.45</text:p>
          </table:table-cell>
          <table:table-cell table:formula="oooc:=IF(SUM([.C36:.C37]);AVERAGE([.C36:.C37]);&quot;&quot;)" office:value-type="float" office:value="1.66098775861917">
            <text:p>1.66</text:p>
          </table:table-cell>
          <table:table-cell table:formula="oooc:=IF(SUM([.D36:.D37]);AVERAGE([.D36:.D37]);&quot;&quot;)" office:value-type="float" office:value="1.98245083049323">
            <text:p>1.98</text:p>
          </table:table-cell>
          <table:table-cell table:formula="oooc:=IF(SUM([.E36:.E37]);AVERAGE([.E36:.E37]);&quot;&quot;)" office:value-type="float" office:value="2.47974334272673">
            <text:p>2.48</text:p>
          </table:table-cell>
          <table:table-cell table:formula="oooc:=IF(SUM([.F36:.F37]);AVERAGE([.F36:.F37]);&quot;&quot;)">
            <text:p/>
          </table:table-cell>
          <table:table-cell table:formula="oooc:=IF(SUM([.G36:.G37]);AVERAGE([.G36:.G37]);&quot;&quot;)">
            <text:p/>
          </table:table-cell>
          <table:table-cell table:formula="oooc:=IF(SUM([.H36:.H37]);AVERAGE([.H36:.H37]);&quot;&quot;)" office:value-type="float" office:value="2.02586352493176">
            <text:p>2.03</text:p>
          </table:table-cell>
          <table:table-cell table:formula="oooc:=IF(SUM([.I36:.I37]);AVERAGE([.I36:.I37]);&quot;&quot;)" office:value-type="float" office:value="2.57156146190891">
            <text:p>2.57</text:p>
          </table:table-cell>
          <table:table-cell table:formula="oooc:=IF(SUM([.J36:.J37]);AVERAGE([.J36:.J37]);&quot;&quot;)" office:value-type="float" office:value="1.81260739670455">
            <text:p>1.81</text:p>
          </table:table-cell>
          <table:table-cell table:formula="oooc:=IF(SUM([.K36:.K37]);AVERAGE([.K36:.K37]);&quot;&quot;)" office:value-type="float" office:value="2.60509127797694">
            <text:p>2.61</text:p>
          </table:table-cell>
          <table:table-cell table:formula="oooc:=IF(SUM([.L36:.L37]);AVERAGE([.L36:.L37]);&quot;&quot;)" office:value-type="float" office:value="1.81585270589023">
            <text:p>1.82</text:p>
          </table:table-cell>
          <table:table-cell table:formula="oooc:=IF(SUM([.M36:.M37]);AVERAGE([.M36:.M37]);&quot;&quot;)">
            <text:p/>
          </table:table-cell>
          <table:table-cell table:formula="oooc:=IF(SUM([.N36:.N37]);AVERAGE([.N36:.N37]);&quot;&quot;)">
            <text:p/>
          </table:table-cell>
          <table:table-cell table:formula="oooc:=IF(SUM([.O36:.O37]);AVERAGE([.O36:.O37]);&quot;&quot;)">
            <text:p/>
          </table:table-cell>
          <table:table-cell table:formula="oooc:=IF(SUM([.P36:.P37]);AVERAGE([.P36:.P37]);&quot;&quot;)" office:value-type="float" office:value="1.27211877297016">
            <text:p>1.27</text:p>
          </table:table-cell>
          <table:table-cell table:formula="oooc:=IF(SUM([.Q36:.Q37]);AVERAGE([.Q36:.Q37]);&quot;&quot;)" office:value-type="float" office:value="1.92493608898283">
            <text:p>1.92</text:p>
          </table:table-cell>
          <table:table-cell table:formula="oooc:=IF(SUM([.R36:.R37]);AVERAGE([.R36:.R37]);&quot;&quot;)" office:value-type="float" office:value="1.90123719267472">
            <text:p>1.90</text:p>
          </table:table-cell>
          <table:table-cell table:formula="oooc:=IF(SUM([.S36:.S37]);AVERAGE([.S36:.S37]);&quot;&quot;)" office:value-type="float" office:value="2.16651576590654">
            <text:p>2.17</text:p>
          </table:table-cell>
          <table:table-cell table:number-columns-repeated="15"/>
          <table:table-cell table:style-name="ce40"/>
          <table:table-cell table:number-columns-repeated="2"/>
          <table:table-cell table:style-name="ce44" table:number-columns-repeated="5"/>
          <table:table-cell table:style-name="ce60" table:number-columns-repeated="4"/>
          <table:table-cell table:style-name="ce57"/>
          <table:table-cell table:style-name="ce70"/>
          <table:table-cell table:style-name="ce75"/>
          <table:table-cell table:style-name="ce57" table:number-columns-repeated="4"/>
          <table:table-cell table:style-name="ce76"/>
          <table:table-cell table:style-name="ce57" table:number-columns-repeated="6"/>
          <table:table-cell table:number-columns-repeated="196"/>
        </table:table-row>
        <table:table-row table:style-name="ro1">
          <table:table-cell table:number-columns-repeated="34"/>
          <table:table-cell table:style-name="ce40"/>
          <table:table-cell table:number-columns-repeated="2"/>
          <table:table-cell table:style-name="ce44" table:number-columns-repeated="5"/>
          <table:table-cell table:style-name="ce60" table:number-columns-repeated="4"/>
          <table:table-cell table:style-name="ce57"/>
          <table:table-cell table:style-name="ce70"/>
          <table:table-cell table:style-name="ce75"/>
          <table:table-cell table:style-name="ce57" table:number-columns-repeated="4"/>
          <table:table-cell table:style-name="ce76"/>
          <table:table-cell table:style-name="ce57" table:number-columns-repeated="6"/>
          <table:table-cell table:number-columns-repeated="196"/>
        </table:table-row>
        <table:table-row table:style-name="ro1">
          <table:table-cell table:number-columns-repeated="34"/>
          <table:table-cell table:style-name="ce40"/>
          <table:table-cell table:number-columns-repeated="2"/>
          <table:table-cell table:style-name="ce44" table:number-columns-repeated="10"/>
          <table:table-cell table:style-name="ce71"/>
          <table:table-cell table:style-name="ce38"/>
          <table:table-cell table:number-columns-repeated="207"/>
        </table:table-row>
        <table:table-row table:style-name="ro1">
          <table:table-cell table:number-columns-repeated="34"/>
          <table:table-cell table:style-name="ce40"/>
          <table:table-cell table:number-columns-repeated="2"/>
          <table:table-cell table:style-name="ce44"/>
          <table:table-cell table:style-name="ce46"/>
          <table:table-cell table:style-name="ce44" table:number-columns-repeated="3"/>
          <table:table-cell table:style-name="ce62"/>
          <table:table-cell table:style-name="ce63" table:number-columns-repeated="4"/>
          <table:table-cell table:style-name="ce72"/>
          <table:table-cell table:style-name="ce63" table:number-columns-repeated="2"/>
          <table:table-cell table:style-name="ce77" table:number-columns-repeated="2"/>
          <table:table-cell table:style-name="ce78" table:number-columns-repeated="3"/>
          <table:table-cell table:style-name="ce63" table:number-columns-repeated="2"/>
          <table:table-cell table:style-name="ce44" table:number-columns-repeated="3"/>
          <table:table-cell table:number-columns-repeated="196"/>
        </table:table-row>
        <table:table-row table:style-name="ro1" table:number-rows-repeated="3">
          <table:table-cell table:number-columns-repeated="34"/>
          <table:table-cell table:style-name="ce40"/>
          <table:table-cell table:number-columns-repeated="2"/>
          <table:table-cell table:style-name="ce44" table:number-columns-repeated="4"/>
          <table:table-cell/>
          <table:table-cell table:style-name="ce62"/>
          <table:table-cell table:style-name="ce63" table:number-columns-repeated="4"/>
          <table:table-cell table:style-name="ce72"/>
          <table:table-cell table:style-name="ce63" table:number-columns-repeated="2"/>
          <table:table-cell table:style-name="ce77" table:number-columns-repeated="2"/>
          <table:table-cell table:style-name="ce78" table:number-columns-repeated="3"/>
          <table:table-cell table:style-name="ce63" table:number-columns-repeated="2"/>
          <table:table-cell table:style-name="ce44" table:number-columns-repeated="3"/>
          <table:table-cell table:number-columns-repeated="196"/>
        </table:table-row>
        <table:table-row table:style-name="ro1" table:number-rows-repeated="2">
          <table:table-cell table:number-columns-repeated="37"/>
          <table:table-cell table:style-name="ce44" table:number-columns-repeated="4"/>
          <table:table-cell/>
          <table:table-cell table:style-name="ce62"/>
          <table:table-cell table:style-name="ce63" table:number-columns-repeated="4"/>
          <table:table-cell table:style-name="ce72"/>
          <table:table-cell table:style-name="ce63" table:number-columns-repeated="2"/>
          <table:table-cell table:style-name="ce77" table:number-columns-repeated="2"/>
          <table:table-cell table:style-name="ce78" table:number-columns-repeated="3"/>
          <table:table-cell table:style-name="ce63" table:number-columns-repeated="2"/>
          <table:table-cell table:style-name="ce44" table:number-columns-repeated="3"/>
          <table:table-cell table:number-columns-repeated="196"/>
        </table:table-row>
        <table:table-row table:style-name="ro1">
          <table:table-cell table:number-columns-repeated="37"/>
          <table:table-cell table:style-name="ce44" table:number-columns-repeated="4"/>
          <table:table-cell/>
          <table:table-cell table:style-name="ce62" table:number-columns-repeated="5"/>
          <table:table-cell table:style-name="ce73"/>
          <table:table-cell table:style-name="ce62" table:number-columns-repeated="4"/>
          <table:table-cell table:style-name="ce79" table:number-columns-repeated="3"/>
          <table:table-cell table:style-name="ce62" table:number-columns-repeated="2"/>
          <table:table-cell table:style-name="ce38" table:number-columns-repeated="3"/>
          <table:table-cell table:number-columns-repeated="196"/>
        </table:table-row>
        <table:table-row table:style-name="ro1" table:number-rows-repeated="2">
          <table:table-cell table:number-columns-repeated="10"/>
          <table:table-cell table:style-name="ce20"/>
          <table:table-cell table:number-columns-repeated="23"/>
          <table:table-cell table:style-name="ce40"/>
          <table:table-cell table:number-columns-repeated="2"/>
          <table:table-cell table:style-name="ce44" table:number-columns-repeated="4"/>
          <table:table-cell table:number-columns-repeated="8"/>
          <table:table-cell table:style-name="ce44" table:number-columns-repeated="7"/>
          <table:table-cell table:style-name="ce27"/>
          <table:table-cell table:number-columns-repeated="199"/>
        </table:table-row>
        <table:table-row table:style-name="ro1">
          <table:table-cell table:number-columns-repeated="22"/>
          <table:table-cell table:style-name="ce34"/>
          <table:table-cell table:number-columns-repeated="14"/>
          <table:table-cell table:style-name="ce44" table:number-columns-repeated="4"/>
          <table:table-cell table:number-columns-repeated="8"/>
          <table:table-cell table:style-name="ce44" table:number-columns-repeated="7"/>
          <table:table-cell table:style-name="ce27"/>
          <table:table-cell table:number-columns-repeated="199"/>
        </table:table-row>
        <table:table-row table:style-name="ro1">
          <table:table-cell table:number-columns-repeated="37"/>
          <table:table-cell table:style-name="ce27" table:number-columns-repeated="4"/>
          <table:table-cell table:number-columns-repeated="8"/>
          <table:table-cell table:style-name="ce44" table:number-columns-repeated="7"/>
          <table:table-cell table:style-name="ce27"/>
          <table:table-cell table:number-columns-repeated="199"/>
        </table:table-row>
        <table:table-row table:style-name="ro1">
          <table:table-cell table:number-columns-repeated="49"/>
          <table:table-cell table:style-name="ce44" table:number-columns-repeated="7"/>
          <table:table-cell table:style-name="ce27" table:number-columns-repeated="4"/>
          <table:table-cell table:number-columns-repeated="196"/>
        </table:table-row>
        <table:table-row table:style-name="ro1">
          <table:table-cell table:number-columns-repeated="49"/>
          <table:table-cell table:style-name="ce44" table:number-columns-repeated="7"/>
          <table:table-cell table:style-name="ce27"/>
          <table:table-cell table:number-columns-repeated="199"/>
        </table:table-row>
        <table:table-row table:style-name="ro1">
          <table:table-cell table:number-columns-repeated="49"/>
          <table:table-cell table:style-name="ce38" table:number-columns-repeated="7"/>
          <table:table-cell table:number-columns-repeated="200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47"/>
          <table:table-cell table:style-name="ce73"/>
          <table:table-cell table:style-name="ce62" table:number-columns-repeated="4"/>
          <table:table-cell table:style-name="ce79" table:number-columns-repeated="3"/>
          <table:table-cell table:style-name="ce62"/>
          <table:table-cell table:number-columns-repeated="200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2">
          <table:table-cell table:number-columns-repeated="46"/>
          <table:table-cell table:style-name="ce27"/>
          <table:table-cell table:number-columns-repeated="209"/>
        </table:table-row>
        <table:table-row table:style-name="ro1" table:number-rows-repeated="5">
          <table:table-cell table:number-columns-repeated="256"/>
        </table:table-row>
        <table:table-row table:style-name="ro1" table:number-rows-repeated="5"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number-columns-repeated="23"/>
          <table:table-cell table:style-name="ce40"/>
          <table:table-cell table:number-columns-repeated="221"/>
        </table:table-row>
        <table:table-row table:style-name="ro1">
          <table:table-cell table:number-columns-repeated="3"/>
          <table:table-cell table:style-name="ce27" table:number-columns-repeated="8"/>
          <table:table-cell table:number-columns-repeated="245"/>
        </table:table-row>
        <table:table-row table:style-name="ro1" table:number-rows-repeated="654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ug 1st" table:style-name="ta3">
        <office:forms form:automatic-focus="false" form:apply-design-mode="false"/>
        <table:table-column table:style-name="co23" table:number-columns-repeated="3" table:default-cell-style-name="ce33"/>
        <table:table-column table:style-name="co2" table:default-cell-style-name="ce33"/>
        <table:table-column table:style-name="co11" table:number-columns-repeated="34" table:default-cell-style-name="ce33"/>
        <table:table-column table:style-name="co23" table:number-columns-repeated="4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35" table:default-cell-style-name="ce33"/>
        <table:table-column table:style-name="co22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23" table:default-cell-style-name="ce33"/>
        <table:table-column table:style-name="co24" table:default-cell-style-name="ce33"/>
        <table:table-column table:style-name="co39" table:default-cell-style-name="ce33"/>
        <table:table-column table:style-name="co23" table:default-cell-style-name="ce33"/>
        <table:table-column table:style-name="co3" table:default-cell-style-name="ce33"/>
        <table:table-column table:style-name="co20" table:default-cell-style-name="ce33"/>
        <table:table-column table:style-name="co23" table:default-cell-style-name="ce33"/>
        <table:table-column table:style-name="co40" table:default-cell-style-name="ce33"/>
        <table:table-column table:style-name="co14" table:default-cell-style-name="ce33"/>
        <table:table-column table:style-name="co41" table:default-cell-style-name="ce33"/>
        <table:table-column table:style-name="co10" table:default-cell-style-name="ce33"/>
        <table:table-column table:style-name="co42" table:default-cell-style-name="ce33"/>
        <table:table-column table:style-name="co43" table:default-cell-style-name="ce90"/>
        <table:table-column table:style-name="co29" table:default-cell-style-name="ce95"/>
        <table:table-column table:style-name="co44" table:default-cell-style-name="ce95"/>
        <table:table-column table:style-name="co34" table:default-cell-style-name="ce95"/>
        <table:table-column table:style-name="co15" table:default-cell-style-name="ce95"/>
        <table:table-column table:style-name="co36" table:default-cell-style-name="ce95"/>
        <table:table-column table:style-name="co45" table:default-cell-style-name="ce95"/>
        <table:table-column table:style-name="co46" table:default-cell-style-name="ce95"/>
        <table:table-column table:style-name="co47" table:default-cell-style-name="ce95"/>
        <table:table-column table:style-name="co48" table:default-cell-style-name="ce95"/>
        <table:table-column table:style-name="co45" table:default-cell-style-name="ce95"/>
        <table:table-column table:style-name="co44" table:default-cell-style-name="ce95"/>
        <table:table-column table:style-name="co33" table:default-cell-style-name="ce95"/>
        <table:table-column table:style-name="co15" table:default-cell-style-name="ce95"/>
        <table:table-column table:style-name="co36" table:default-cell-style-name="ce95"/>
        <table:table-column table:style-name="co28" table:default-cell-style-name="ce95"/>
        <table:table-column table:style-name="co49" table:default-cell-style-name="ce95"/>
        <table:table-column table:style-name="co28" table:number-columns-repeated="2" table:default-cell-style-name="ce95"/>
        <table:table-column table:style-name="co29" table:default-cell-style-name="ce95"/>
        <table:table-column table:style-name="co28" table:default-cell-style-name="ce95"/>
        <table:table-column table:style-name="co29" table:default-cell-style-name="ce95"/>
        <table:table-column table:style-name="co36" table:default-cell-style-name="ce95"/>
        <table:table-column table:style-name="co28" table:default-cell-style-name="ce95"/>
        <table:table-column table:style-name="co15" table:default-cell-style-name="ce95"/>
        <table:table-column table:style-name="co39" table:default-cell-style-name="ce95"/>
        <table:table-column table:style-name="co49" table:default-cell-style-name="ce95"/>
        <table:table-column table:style-name="co50" table:default-cell-style-name="ce95"/>
        <table:table-column table:style-name="co28" table:default-cell-style-name="ce95"/>
        <table:table-column table:style-name="co29" table:default-cell-style-name="ce95"/>
        <table:table-column table:style-name="co39" table:default-cell-style-name="ce95"/>
        <table:table-column table:style-name="co50" table:default-cell-style-name="ce95"/>
        <table:table-column table:style-name="co36" table:default-cell-style-name="ce95"/>
        <table:table-column table:style-name="co28" table:default-cell-style-name="ce118"/>
        <table:table-column table:style-name="co26" table:default-cell-style-name="ce33"/>
        <table:table-column table:style-name="co23" table:number-columns-repeated="159" table:default-cell-style-name="ce33"/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47"/>
          <table:table-cell table:style-name="ce27" table:number-columns-repeated="3"/>
          <table:table-cell table:number-columns-repeated="206"/>
        </table:table-row>
        <table:table-row table:style-name="ro1">
          <table:table-cell table:number-columns-repeated="42"/>
          <table:table-cell table:style-name="ce27" table:number-columns-repeated="3"/>
          <table:table-cell/>
          <table:table-cell table:style-name="ce22"/>
          <table:table-cell table:style-name="ce83"/>
          <table:table-cell table:style-name="ce85"/>
          <table:table-cell table:number-columns-repeated="207"/>
        </table:table-row>
        <table:table-row table:style-name="ro3">
          <table:table-cell table:number-columns-repeated="42"/>
          <table:table-cell table:style-name="ce35" office:value-type="string">
            <text:p>REPORT</text:p>
          </table:table-cell>
          <table:table-cell table:style-name="ce41" table:number-columns-repeated="18"/>
          <table:table-cell/>
          <table:table-cell table:style-name="ce91"/>
          <table:table-cell table:style-name="ce96" office:value-type="string">
            <text:p>tanja</text:p>
          </table:table-cell>
          <table:table-cell table:style-name="ce96" office:value-type="string">
            <text:p>gayle</text:p>
          </table:table-cell>
          <table:table-cell table:style-name="ce96" office:value-type="string">
            <text:p>arielle</text:p>
          </table:table-cell>
          <table:table-cell table:style-name="ce102" office:value-type="string">
            <text:p>erika</text:p>
          </table:table-cell>
          <table:table-cell table:style-name="ce91" office:value-type="string">
            <text:p>marissa</text:p>
          </table:table-cell>
          <table:table-cell table:style-name="ce96" office:value-type="string">
            <text:p>narissa</text:p>
          </table:table-cell>
          <table:table-cell table:style-name="ce96" office:value-type="string">
            <text:p>cecille</text:p>
          </table:table-cell>
          <table:table-cell table:style-name="ce102" office:value-type="string">
            <text:p>jinju</text:p>
          </table:table-cell>
          <table:table-cell table:style-name="ce91" office:value-type="string">
            <text:p>msarora</text:p>
          </table:table-cell>
          <table:table-cell table:style-name="ce96" office:value-type="string">
            <text:p>kristine</text:p>
          </table:table-cell>
          <table:table-cell table:style-name="ce96" office:value-type="string">
            <text:p>stella</text:p>
          </table:table-cell>
          <table:table-cell table:style-name="ce102" office:value-type="string">
            <text:p>kathy</text:p>
          </table:table-cell>
          <table:table-cell table:style-name="ce91" office:value-type="string">
            <text:p>fumie</text:p>
          </table:table-cell>
          <table:table-cell table:style-name="ce96" office:value-type="string">
            <text:p>caroline</text:p>
          </table:table-cell>
          <table:table-cell table:style-name="ce96" office:value-type="string">
            <text:p>basia</text:p>
          </table:table-cell>
          <table:table-cell table:style-name="ce102" office:value-type="string">
            <text:p>kat</text:p>
          </table:table-cell>
          <table:table-cell table:style-name="ce91" office:value-type="string">
            <text:p>john</text:p>
          </table:table-cell>
          <table:table-cell table:style-name="ce96" office:value-type="string">
            <text:p>beau</text:p>
          </table:table-cell>
          <table:table-cell table:style-name="ce96" office:value-type="string">
            <text:p>ben</text:p>
          </table:table-cell>
          <table:table-cell table:style-name="ce102" office:value-type="string">
            <text:p>ted</text:p>
          </table:table-cell>
          <table:table-cell table:style-name="ce91" office:value-type="string">
            <text:p>chris</text:p>
          </table:table-cell>
          <table:table-cell table:style-name="ce96" office:value-type="string">
            <text:p>zachary</text:p>
          </table:table-cell>
          <table:table-cell table:style-name="ce96" office:value-type="string">
            <text:p>dave</text:p>
          </table:table-cell>
          <table:table-cell table:style-name="ce102" office:value-type="string">
            <text:p>aiguo</text:p>
          </table:table-cell>
          <table:table-cell table:style-name="ce91" office:value-type="string">
            <text:p>sam</text:p>
          </table:table-cell>
          <table:table-cell table:style-name="ce96" office:value-type="string">
            <text:p>jeff</text:p>
          </table:table-cell>
          <table:table-cell table:style-name="ce114" office:value-type="string">
            <text:p>christ~e</text:p>
          </table:table-cell>
          <table:table-cell table:style-name="ce102" office:value-type="string">
            <text:p>hans</text:p>
          </table:table-cell>
          <table:table-cell table:style-name="ce91" office:value-type="string">
            <text:p>casey</text:p>
          </table:table-cell>
          <table:table-cell table:style-name="ce96" office:value-type="string">
            <text:p>felix</text:p>
          </table:table-cell>
          <table:table-cell table:style-name="ce96" office:value-type="string">
            <text:p>noname</text:p>
          </table:table-cell>
          <table:table-cell table:style-name="ce102" office:value-type="string">
            <text:p>average</text:p>
          </table:table-cell>
          <table:table-cell table:style-name="ce96" office:value-type="string">
            <text:p>male</text:p>
          </table:table-cell>
          <table:table-cell table:style-name="ce96" office:value-type="string">
            <text:p>female</text:p>
          </table:table-cell>
          <table:table-cell table:style-name="ce119"/>
          <table:table-cell table:number-columns-repeated="158"/>
        </table:table-row>
        <table:table-row table:style-name="ro3">
          <table:table-cell table:number-columns-repeated="42"/>
          <table:table-cell table:style-name="ce36" office:value-type="string">
            <text:p>Most Deviant Person</text:p>
          </table:table-cell>
          <table:table-cell table:style-name="ce37" table:number-columns-repeated="2"/>
          <table:table-cell table:style-name="ce36" office:value-type="string">
            <text:p>Softest Reviewer</text:p>
          </table:table-cell>
          <table:table-cell table:style-name="ce37" table:number-columns-repeated="2"/>
          <table:table-cell table:style-name="ce36" office:value-type="string">
            <text:p>Top Wines (normalized)</text:p>
          </table:table-cell>
          <table:table-cell table:style-name="ce37" table:number-columns-repeated="2"/>
          <table:table-cell table:style-name="ce36" office:value-type="string">
            <text:p>Male (normalized)</text:p>
          </table:table-cell>
          <table:table-cell table:style-name="ce37" table:number-columns-repeated="2"/>
          <table:table-cell table:style-name="ce36" office:value-type="string">
            <text:p>Female (normalized)</text:p>
          </table:table-cell>
          <table:table-cell table:style-name="ce37" table:number-columns-repeated="2"/>
          <table:table-cell table:style-name="ce42" office:value-type="string">
            <text:p>Vinery</text:p>
          </table:table-cell>
          <table:table-cell table:style-name="ce42" office:value-type="string">
            <text:p>Country</text:p>
          </table:table-cell>
          <table:table-cell table:style-name="ce42" office:value-type="string">
            <text:p>Grape</text:p>
          </table:table-cell>
          <table:table-cell table:style-name="ce42" office:value-type="string">
            <text:p>Type</text:p>
          </table:table-cell>
          <table:table-cell/>
          <table:table-cell table:style-name="ce92"/>
          <table:table-cell table:style-name="ce97" table:number-columns-repeated="3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/>
          <table:table-cell table:style-name="ce111"/>
          <table:table-cell table:style-name="ce112"/>
          <table:table-cell table:style-name="ce113"/>
          <table:table-cell table:style-name="ce111" table:number-columns-repeated="2"/>
          <table:table-cell table:style-name="ce112"/>
          <table:table-cell table:style-name="ce113"/>
          <table:table-cell table:style-name="ce97" table:number-columns-repeated="2"/>
          <table:table-cell table:style-name="ce103"/>
          <table:table-cell table:style-name="ce97"/>
          <table:table-cell table:style-name="ce111"/>
          <table:table-cell table:style-name="ce103"/>
          <table:table-cell table:number-columns-repeated="158"/>
        </table:table-row>
        <table:table-row table:style-name="ro3">
          <table:table-cell table:number-columns-repeated="42"/>
          <table:table-cell table:style-name="ce37" office:value-type="string">
            <text:p>Fumie</text:p>
          </table:table-cell>
          <table:table-cell table:style-name="ce45" office:value-type="float" office:value="1.75594229214212">
            <text:p>1.76</text:p>
          </table:table-cell>
          <table:table-cell table:style-name="ce37"/>
          <table:table-cell table:style-name="ce37" office:value-type="string">
            <text:p>John</text:p>
          </table:table-cell>
          <table:table-cell table:style-name="ce37" office:value-type="float" office:value="1.88888888888889">
            <text:p>1.89</text:p>
          </table:table-cell>
          <table:table-cell table:style-name="ce37"/>
          <table:table-cell table:style-name="ce37" office:value-type="string">
            <text:p>Opolo</text:p>
          </table:table-cell>
          <table:table-cell table:style-name="ce37" office:value-type="float" office:value="0.568589964680564">
            <text:p>0.57</text:p>
          </table:table-cell>
          <table:table-cell table:style-name="ce37"/>
          <table:table-cell table:style-name="ce37" office:value-type="string">
            <text:p>Opolo</text:p>
          </table:table-cell>
          <table:table-cell table:style-name="ce37" office:value-type="float" office:value="0.875922031347792">
            <text:p>0.88</text:p>
          </table:table-cell>
          <table:table-cell table:style-name="ce37"/>
          <table:table-cell table:style-name="ce37" office:value-type="string">
            <text:p>Opolo</text:p>
          </table:table-cell>
          <table:table-cell table:style-name="ce37" office:value-type="float" office:value="0.759623423717729">
            <text:p>0.76</text:p>
          </table:table-cell>
          <table:table-cell table:style-name="ce37"/>
          <table:table-cell table:style-name="ce89" office:value-type="string">
            <text:p>Opolo</text:p>
          </table:table-cell>
          <table:table-cell table:style-name="ce89" office:value-type="string">
            <text:p>US</text:p>
          </table:table-cell>
          <table:table-cell table:style-name="ce89" office:value-type="string">
            <text:p>Grand Rouge</text:p>
          </table:table-cell>
          <table:table-cell table:style-name="ce89" office:value-type="string">
            <text:p>red</text:p>
          </table:table-cell>
          <table:table-cell/>
          <table:table-cell table:style-name="ce92" office:value-type="string">
            <text:p>tanja</text:p>
          </table:table-cell>
          <table:table-cell table:style-name="ce97"/>
          <table:table-cell table:style-name="ce97" office:value-type="float" office:value="0.5383">
            <text:p>0.54</text:p>
          </table:table-cell>
          <table:table-cell table:style-name="ce97"/>
          <table:table-cell table:style-name="ce103"/>
          <table:table-cell table:style-name="ce106" office:value-type="float" office:value="-0.8622">
            <text:p>-0.86</text:p>
          </table:table-cell>
          <table:table-cell table:style-name="ce97" office:value-type="float" office:value="-0.9745">
            <text:p>-0.97</text:p>
          </table:table-cell>
          <table:table-cell table:style-name="ce97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 office:value-type="float" office:value="0.7365">
            <text:p>0.74</text:p>
          </table:table-cell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 office:value-type="float" office:value="0.5676">
            <text:p>0.57</text:p>
          </table:table-cell>
          <table:table-cell table:style-name="ce106" office:value-type="float" office:value="-0.8431">
            <text:p>-0.84</text:p>
          </table:table-cell>
          <table:table-cell table:style-name="ce97" table:number-columns-repeated="2"/>
          <table:table-cell table:style-name="ce103" office:value-type="float" office:value="0.6254">
            <text:p>0.63</text:p>
          </table:table-cell>
          <table:table-cell table:style-name="ce97" office:value-type="float" office:value="0.5556">
            <text:p>0.56</text:p>
          </table:table-cell>
          <table:table-cell table:style-name="ce97" office:value-type="float" office:value="0.6353">
            <text:p>0.64</text:p>
          </table:table-cell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table:style-name="ce34" office:value-type="string">
            <text:p>Raw Inputs</text:p>
          </table:table-cell>
          <table:table-cell table:number-columns-repeated="16" office:value-type="string">
            <text:p>f</text:p>
          </table:table-cell>
          <table:table-cell table:number-columns-repeated="12" office:value-type="string">
            <text:p>m</text:p>
          </table:table-cell>
          <table:table-cell table:number-columns-repeated="10"/>
          <table:table-cell table:style-name="ce37" office:value-type="string">
            <text:p>Kat</text:p>
          </table:table-cell>
          <table:table-cell table:style-name="ce37" office:value-type="float" office:value="1.53731367434669">
            <text:p>1.54</text:p>
          </table:table-cell>
          <table:table-cell table:style-name="ce37"/>
          <table:table-cell table:style-name="ce37" office:value-type="string">
            <text:p>Ai Guo</text:p>
          </table:table-cell>
          <table:table-cell table:style-name="ce37" office:value-type="float" office:value="1.9">
            <text:p>1.90</text:p>
          </table:table-cell>
          <table:table-cell table:style-name="ce37"/>
          <table:table-cell table:style-name="ce37" office:value-type="string">
            <text:p>Wente</text:p>
          </table:table-cell>
          <table:table-cell table:style-name="ce37" office:value-type="float" office:value="1.46111293213314">
            <text:p>1.46</text:p>
          </table:table-cell>
          <table:table-cell table:style-name="ce37"/>
          <table:table-cell table:style-name="ce37" office:value-type="string">
            <text:p>Corral de la Villa</text:p>
          </table:table-cell>
          <table:table-cell table:style-name="ce37" office:value-type="float" office:value="1.37910150797873">
            <text:p>1.38</text:p>
          </table:table-cell>
          <table:table-cell table:style-name="ce37"/>
          <table:table-cell table:style-name="ce37" office:value-type="string">
            <text:p>Ferrante</text:p>
          </table:table-cell>
          <table:table-cell table:style-name="ce37" office:value-type="float" office:value="1.28325993101394">
            <text:p>1.28</text:p>
          </table:table-cell>
          <table:table-cell table:style-name="ce37"/>
          <table:table-cell table:style-name="ce89" office:value-type="string">
            <text:p>Wente</text:p>
          </table:table-cell>
          <table:table-cell table:style-name="ce89" office:value-type="string">
            <text:p>US</text:p>
          </table:table-cell>
          <table:table-cell table:style-name="ce89" office:value-type="string">
            <text:p>Merlot</text:p>
          </table:table-cell>
          <table:table-cell table:style-name="ce89" office:value-type="string">
            <text:p>red</text:p>
          </table:table-cell>
          <table:table-cell/>
          <table:table-cell table:style-name="ce92" office:value-type="string">
            <text:p>gayle</text:p>
          </table:table-cell>
          <table:table-cell table:style-name="ce97" office:value-type="float" office:value="0.5383">
            <text:p>0.54</text:p>
          </table:table-cell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 office:value-type="float" office:value="0.5365">
            <text:p>0.54</text:p>
          </table:table-cell>
          <table:table-cell table:style-name="ce106"/>
          <table:table-cell table:style-name="ce97"/>
          <table:table-cell table:style-name="ce97" office:value-type="float" office:value="0.619">
            <text:p>0.62</text:p>
          </table:table-cell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/>
          <table:table-cell table:style-name="ce97" office:value-type="float" office:value="0.6165">
            <text:p>0.62</text:p>
          </table:table-cell>
          <table:table-cell table:style-name="ce103" office:value-type="float" office:value="0.5914">
            <text:p>0.59</text:p>
          </table:table-cell>
          <table:table-cell table:style-name="ce97" office:value-type="float" office:value="0.5345">
            <text:p>0.53</text:p>
          </table:table-cell>
          <table:table-cell table:style-name="ce97" office:value-type="float" office:value="0.5888">
            <text:p>0.59</text:p>
          </table:table-cell>
          <table:table-cell table:style-name="ce103"/>
          <table:table-cell table:number-columns-repeated="158"/>
        </table:table-row>
        <table:table-row table:style-name="ro4">
          <table:table-cell table:number-columns-repeated="3"/>
          <table:table-cell office:value-type="string">
            <text:p>Vinery</text:p>
          </table:table-cell>
          <table:table-cell office:value-type="string">
            <text:p>Tanja</text:p>
          </table:table-cell>
          <table:table-cell office:value-type="string">
            <text:p>Gayle</text:p>
          </table:table-cell>
          <table:table-cell office:value-type="string">
            <text:p>Arielle</text:p>
          </table:table-cell>
          <table:table-cell office:value-type="string">
            <text:p>Erika</text:p>
          </table:table-cell>
          <table:table-cell office:value-type="string">
            <text:p>Marissa</text:p>
          </table:table-cell>
          <table:table-cell office:value-type="string">
            <text:p>Narissa</text:p>
          </table:table-cell>
          <table:table-cell office:value-type="string">
            <text:p>Cecille</text:p>
          </table:table-cell>
          <table:table-cell office:value-type="string">
            <text:p>Jin Ju</text:p>
          </table:table-cell>
          <table:table-cell office:value-type="string">
            <text:p>Ms. Arora</text:p>
          </table:table-cell>
          <table:table-cell office:value-type="string">
            <text:p>Kristine</text:p>
          </table:table-cell>
          <table:table-cell office:value-type="string">
            <text:p>Stella</text:p>
          </table:table-cell>
          <table:table-cell office:value-type="string">
            <text:p>Kathy</text:p>
          </table:table-cell>
          <table:table-cell office:value-type="string">
            <text:p>Fumie</text:p>
          </table:table-cell>
          <table:table-cell office:value-type="string">
            <text:p>Caroline</text:p>
          </table:table-cell>
          <table:table-cell office:value-type="string">
            <text:p>Basia</text:p>
          </table:table-cell>
          <table:table-cell office:value-type="string">
            <text:p>Kat</text:p>
          </table:table-cell>
          <table:table-cell office:value-type="string">
            <text:p>John</text:p>
          </table:table-cell>
          <table:table-cell office:value-type="string">
            <text:p>Beau</text:p>
          </table:table-cell>
          <table:table-cell office:value-type="string">
            <text:p>Ben</text:p>
          </table:table-cell>
          <table:table-cell office:value-type="string">
            <text:p>Ted</text:p>
          </table:table-cell>
          <table:table-cell office:value-type="string">
            <text:p>Chris</text:p>
          </table:table-cell>
          <table:table-cell office:value-type="string">
            <text:p>Zachary</text:p>
          </table:table-cell>
          <table:table-cell office:value-type="string">
            <text:p>Dave</text:p>
          </table:table-cell>
          <table:table-cell office:value-type="string">
            <text:p>Ai Guo</text:p>
          </table:table-cell>
          <table:table-cell office:value-type="string">
            <text:p>Sam</text:p>
          </table:table-cell>
          <table:table-cell office:value-type="string">
            <text:p>Jeff</text:p>
          </table:table-cell>
          <table:table-cell office:value-type="string">
            <text:p>Christine</text:p>
          </table:table-cell>
          <table:table-cell office:value-type="string">
            <text:p>Hans</text:p>
          </table:table-cell>
          <table:table-cell office:value-type="string">
            <text:p>Casey</text:p>
          </table:table-cell>
          <table:table-cell office:value-type="string">
            <text:p>Felix</text:p>
          </table:table-cell>
          <table:table-cell office:value-type="string">
            <text:p>No Name</text:p>
          </table:table-cell>
          <table:table-cell office:value-type="string">
            <text:p>Averag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Country</text:p>
          </table:table-cell>
          <table:table-cell office:value-type="string">
            <text:p>Grape</text:p>
          </table:table-cell>
          <table:table-cell office:value-type="string">
            <text:p>Type</text:p>
          </table:table-cell>
          <table:table-cell/>
          <table:table-cell table:style-name="ce37" office:value-type="string">
            <text:p>Basia</text:p>
          </table:table-cell>
          <table:table-cell table:style-name="ce37" office:value-type="float" office:value="1.48963591240113">
            <text:p>1.49</text:p>
          </table:table-cell>
          <table:table-cell table:style-name="ce37"/>
          <table:table-cell table:style-name="ce37" office:value-type="string">
            <text:p>Caroline</text:p>
          </table:table-cell>
          <table:table-cell table:style-name="ce45" office:value-type="float" office:value="2">
            <text:p>2.00</text:p>
          </table:table-cell>
          <table:table-cell table:style-name="ce37"/>
          <table:table-cell table:style-name="ce37" office:value-type="string">
            <text:p>Fre</text:p>
          </table:table-cell>
          <table:table-cell table:style-name="ce37" office:value-type="float" office:value="1.47954260992714">
            <text:p>1.48</text:p>
          </table:table-cell>
          <table:table-cell table:style-name="ce37"/>
          <table:table-cell table:style-name="ce37" office:value-type="string">
            <text:p>Fre</text:p>
          </table:table-cell>
          <table:table-cell table:style-name="ce37" office:value-type="float" office:value="1.63069124629419">
            <text:p>1.63</text:p>
          </table:table-cell>
          <table:table-cell table:style-name="ce37"/>
          <table:table-cell table:style-name="ce37" office:value-type="string">
            <text:p>Wente</text:p>
          </table:table-cell>
          <table:table-cell table:style-name="ce37" office:value-type="float" office:value="1.42178005358358">
            <text:p>1.42</text:p>
          </table:table-cell>
          <table:table-cell table:style-name="ce37"/>
          <table:table-cell table:style-name="ce89" office:value-type="string">
            <text:p>Fre</text:p>
          </table:table-cell>
          <table:table-cell table:style-name="ce89" office:value-type="string">
            <text:p>US</text:p>
          </table:table-cell>
          <table:table-cell table:style-name="ce89" office:value-type="string">
            <text:p>Brut</text:p>
          </table:table-cell>
          <table:table-cell table:style-name="ce89" office:value-type="string">
            <text:p>Alcohol Free</text:p>
          </table:table-cell>
          <table:table-cell/>
          <table:table-cell table:style-name="ce92" office:value-type="string">
            <text:p>arielle</text:p>
          </table:table-cell>
          <table:table-cell table:style-name="ce98" table:number-columns-repeated="3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98"/>
          <table:table-cell table:style-name="ce98" office:value-type="float" office:value="0.7683">
            <text:p>0.77</text:p>
          </table:table-cell>
          <table:table-cell table:style-name="ce103"/>
          <table:table-cell table:number-columns-repeated="158"/>
        </table:table-row>
        <table:table-row table:style-name="ro5">
          <table:table-cell table:number-columns-repeated="3"/>
          <table:table-cell office:value-type="string">
            <text:p>Fre</text:p>
          </table:table-cell>
          <table:table-cell/>
          <table:table-cell office:value-type="float" office:value="3">
            <text:p>3.00</text:p>
          </table:table-cell>
          <table:table-cell table:number-columns-repeated="5"/>
          <table:table-cell office:value-type="float" office:value="1.5">
            <text:p>1.50</text:p>
          </table:table-cell>
          <table:table-cell/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2">
            <text:p>2.00</text:p>
          </table:table-cell>
          <table:table-cell office:value-type="float" office:value="4.5">
            <text:p>4.50</text:p>
          </table:table-cell>
          <table:table-cell table:number-columns-repeated="2"/>
          <table:table-cell office:value-type="float" office:value="1.2">
            <text:p>1.20</text:p>
          </table:table-cell>
          <table:table-cell/>
          <table:table-cell table:style-name="ce82"/>
          <table:table-cell table:number-columns-repeated="2"/>
          <table:table-cell table:style-name="ce82"/>
          <table:table-cell office:value-type="float" office:value="3.5">
            <text:p>3.50</text:p>
          </table:table-cell>
          <table:table-cell table:style-name="ce82"/>
          <table:table-cell office:value-type="float" office:value="1.6">
            <text:p>1.60</text:p>
          </table:table-cell>
          <table:table-cell office:value-type="float" office:value="2.6">
            <text:p>2.60</text:p>
          </table:table-cell>
          <table:table-cell office:value-type="float" office:value="2.4">
            <text:p>2.40</text:p>
          </table:table-cell>
          <table:table-cell/>
          <table:table-cell office:value-type="float" office:value="2">
            <text:p>2.00</text:p>
          </table:table-cell>
          <table:table-cell/>
          <table:table-cell office:value-type="float" office:value="2">
            <text:p>2.00</text:p>
          </table:table-cell>
          <table:table-cell/>
          <table:table-cell table:formula="oooc:=AVERAGE([.E10:.AI10])" office:value-type="float" office:value="2.63846153846154">
            <text:p>2.64</text:p>
          </table:table-cell>
          <table:table-cell table:formula="oooc:=AVERAGE([.U10:.AF10])" office:value-type="float" office:value="2.42">
            <text:p>2.42</text:p>
          </table:table-cell>
          <table:table-cell table:formula="oooc:=AVERAGE([.E10:.T10])" office:value-type="float" office:value="2.88571428571429">
            <text:p>2.89</text:p>
          </table:table-cell>
          <table:table-cell office:value-type="string">
            <text:p>US</text:p>
          </table:table-cell>
          <table:table-cell office:value-type="string">
            <text:p>Chardonnay</text:p>
          </table:table-cell>
          <table:table-cell office:value-type="string">
            <text:p>Alcohol Free</text:p>
          </table:table-cell>
          <table:table-cell/>
          <table:table-cell table:style-name="ce37" office:value-type="string">
            <text:p>Sam</text:p>
          </table:table-cell>
          <table:table-cell table:style-name="ce37" office:value-type="float" office:value="1.25299640861417">
            <text:p>1.25</text:p>
          </table:table-cell>
          <table:table-cell table:style-name="ce37"/>
          <table:table-cell table:style-name="ce37" office:value-type="string">
            <text:p>Hans</text:p>
          </table:table-cell>
          <table:table-cell table:style-name="ce37" office:value-type="float" office:value="2.125">
            <text:p>2.13</text:p>
          </table:table-cell>
          <table:table-cell table:style-name="ce37"/>
          <table:table-cell table:style-name="ce37" office:value-type="string">
            <text:p>Ferrante</text:p>
          </table:table-cell>
          <table:table-cell table:style-name="ce37" office:value-type="float" office:value="1.56063319222077">
            <text:p>1.56</text:p>
          </table:table-cell>
          <table:table-cell table:style-name="ce37"/>
          <table:table-cell table:style-name="ce37" office:value-type="string">
            <text:p>Wente</text:p>
          </table:table-cell>
          <table:table-cell table:style-name="ce37" office:value-type="float" office:value="1.66213996358363">
            <text:p>1.66</text:p>
          </table:table-cell>
          <table:table-cell table:style-name="ce37"/>
          <table:table-cell table:style-name="ce37" office:value-type="string">
            <text:p>Fre</text:p>
          </table:table-cell>
          <table:table-cell table:style-name="ce37" office:value-type="float" office:value="1.76427486213488">
            <text:p>1.76</text:p>
          </table:table-cell>
          <table:table-cell table:style-name="ce37"/>
          <table:table-cell table:style-name="ce89" office:value-type="string">
            <text:p>Ferrante</text:p>
          </table:table-cell>
          <table:table-cell table:style-name="ce89" office:value-type="string">
            <text:p>US</text:p>
          </table:table-cell>
          <table:table-cell table:style-name="ce89" office:value-type="string">
            <text:p>Cabernet Franc</text:p>
          </table:table-cell>
          <table:table-cell table:style-name="ce89" office:value-type="string">
            <text:p>Sweet/Sparkling</text:p>
          </table:table-cell>
          <table:table-cell/>
          <table:table-cell table:style-name="ce92" office:value-type="string">
            <text:p>erika</text:p>
          </table:table-cell>
          <table:table-cell table:style-name="ce99" table:number-columns-repeated="3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/>
          <table:table-cell table:style-name="ce99" office:value-type="float" office:value="0.8376">
            <text:p>0.84</text:p>
          </table:table-cell>
          <table:table-cell table:style-name="ce105"/>
          <table:table-cell table:style-name="ce99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Fre</text:p>
          </table:table-cell>
          <table:table-cell/>
          <table:table-cell office:value-type="float" office:value="3.2">
            <text:p>3.20</text:p>
          </table:table-cell>
          <table:table-cell table:number-columns-repeated="5"/>
          <table:table-cell office:value-type="float" office:value="3.5">
            <text:p>3.50</text:p>
          </table:table-cell>
          <table:table-cell/>
          <table:table-cell office:value-type="float" office:value="2.4">
            <text:p>2.40</text:p>
          </table:table-cell>
          <table:table-cell office:value-type="float" office:value="4.5">
            <text:p>4.50</text:p>
          </table:table-cell>
          <table:table-cell table:number-columns-repeated="2" office:value-type="float" office:value="3">
            <text:p>3.00</text:p>
          </table:table-cell>
          <table:table-cell table:number-columns-repeated="2"/>
          <table:table-cell office:value-type="float" office:value="4">
            <text:p>4.00</text:p>
          </table:table-cell>
          <table:table-cell table:number-columns-repeated="5"/>
          <table:table-cell office:value-type="float" office:value="4.5">
            <text:p>4.50</text:p>
          </table:table-cell>
          <table:table-cell/>
          <table:table-cell office:value-type="float" office:value="2.2">
            <text:p>2.20</text:p>
          </table:table-cell>
          <table:table-cell office:value-type="float" office:value="4">
            <text:p>4.00</text:p>
          </table:table-cell>
          <table:table-cell office:value-type="float" office:value="3.6">
            <text:p>3.60</text:p>
          </table:table-cell>
          <table:table-cell table:number-columns-repeated="3"/>
          <table:table-cell office:value-type="float" office:value="3">
            <text:p>3.00</text:p>
          </table:table-cell>
          <table:table-cell/>
          <table:table-cell table:formula="oooc:=AVERAGE([.E11:.AI11])" office:value-type="float" office:value="3.40833333333333">
            <text:p>3.41</text:p>
          </table:table-cell>
          <table:table-cell table:formula="oooc:=AVERAGE([.U11:.AF11])" office:value-type="float" office:value="3.575">
            <text:p>3.58</text:p>
          </table:table-cell>
          <table:table-cell table:formula="oooc:=AVERAGE([.E11:.T11])" office:value-type="float" office:value="3.37142857142857">
            <text:p>3.37</text:p>
          </table:table-cell>
          <table:table-cell office:value-type="string">
            <text:p>US</text:p>
          </table:table-cell>
          <table:table-cell office:value-type="string">
            <text:p>Merlot</text:p>
          </table:table-cell>
          <table:table-cell office:value-type="string">
            <text:p>Alcohol Free</text:p>
          </table:table-cell>
          <table:table-cell/>
          <table:table-cell table:style-name="ce37" office:value-type="string">
            <text:p>Zachary</text:p>
          </table:table-cell>
          <table:table-cell table:style-name="ce37" office:value-type="float" office:value="1.1852265204432">
            <text:p>1.19</text:p>
          </table:table-cell>
          <table:table-cell table:style-name="ce37"/>
          <table:table-cell table:style-name="ce37" office:value-type="string">
            <text:p>Jin Ju</text:p>
          </table:table-cell>
          <table:table-cell table:style-name="ce45" office:value-type="float" office:value="2.13333333333333">
            <text:p>2.13</text:p>
          </table:table-cell>
          <table:table-cell table:style-name="ce37"/>
          <table:table-cell table:style-name="ce37" office:value-type="string">
            <text:p>Corral de la Villa</text:p>
          </table:table-cell>
          <table:table-cell table:style-name="ce37" office:value-type="float" office:value="1.97172341689648">
            <text:p>1.97</text:p>
          </table:table-cell>
          <table:table-cell table:style-name="ce37"/>
          <table:table-cell table:style-name="ce37" office:value-type="string">
            <text:p>Los Vascos</text:p>
          </table:table-cell>
          <table:table-cell table:style-name="ce37" office:value-type="float" office:value="1.69808135477155">
            <text:p>1.70</text:p>
          </table:table-cell>
          <table:table-cell table:style-name="ce37"/>
          <table:table-cell table:style-name="ce37" office:value-type="string">
            <text:p>Wilhelm</text:p>
          </table:table-cell>
          <table:table-cell table:style-name="ce37" office:value-type="float" office:value="1.9012727855554">
            <text:p>1.90</text:p>
          </table:table-cell>
          <table:table-cell table:style-name="ce37"/>
          <table:table-cell table:style-name="ce89" office:value-type="string">
            <text:p>Corral de la Villa</text:p>
          </table:table-cell>
          <table:table-cell table:style-name="ce89" office:value-type="string">
            <text:p>Spain</text:p>
          </table:table-cell>
          <table:table-cell table:style-name="ce89" office:value-type="string">
            <text:p>Temranillo</text:p>
          </table:table-cell>
          <table:table-cell table:style-name="ce89" office:value-type="string">
            <text:p>red</text:p>
          </table:table-cell>
          <table:table-cell/>
          <table:table-cell table:style-name="ce92" office:value-type="string">
            <text:p>marissa</text:p>
          </table:table-cell>
          <table:table-cell table:style-name="ce100" office:value-type="float" office:value="-0.8622">
            <text:p>-0.86</text:p>
          </table:table-cell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 office:value-type="float" office:value="0.9992">
            <text:p>1.00</text:p>
          </table:table-cell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97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Fre</text:p>
          </table:table-cell>
          <table:table-cell/>
          <table:table-cell office:value-type="float" office:value="2.5">
            <text:p>2.50</text:p>
          </table:table-cell>
          <table:table-cell table:number-columns-repeated="5"/>
          <table:table-cell office:value-type="float" office:value="1.4">
            <text:p>1.40</text:p>
          </table:table-cell>
          <table:table-cell/>
          <table:table-cell office:value-type="float" office:value="1.7">
            <text:p>1.70</text:p>
          </table:table-cell>
          <table:table-cell office:value-type="float" office:value="3.5">
            <text:p>3.5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table:number-columns-repeated="2"/>
          <table:table-cell office:value-type="float" office:value="1.5">
            <text:p>1.50</text:p>
          </table:table-cell>
          <table:table-cell/>
          <table:table-cell table:style-name="ce82"/>
          <table:table-cell table:number-columns-repeated="3"/>
          <table:table-cell office:value-type="float" office:value="2">
            <text:p>2.00</text:p>
          </table:table-cell>
          <table:table-cell/>
          <table:table-cell office:value-type="float" office:value="1.9">
            <text:p>1.90</text:p>
          </table:table-cell>
          <table:table-cell office:value-type="float" office:value="1.5">
            <text:p>1.50</text:p>
          </table:table-cell>
          <table:table-cell office:value-type="float" office:value="2.8">
            <text:p>2.80</text:p>
          </table:table-cell>
          <table:table-cell table:number-columns-repeated="3"/>
          <table:table-cell office:value-type="float" office:value="1.6">
            <text:p>1.60</text:p>
          </table:table-cell>
          <table:table-cell/>
          <table:table-cell table:formula="oooc:=AVERAGE([.E12:.AI12])" office:value-type="float" office:value="2.03333333333333">
            <text:p>2.03</text:p>
          </table:table-cell>
          <table:table-cell table:formula="oooc:=AVERAGE([.U12:.AF12])" office:value-type="float" office:value="2.05">
            <text:p>2.05</text:p>
          </table:table-cell>
          <table:table-cell table:formula="oooc:=AVERAGE([.E12:.T12])" office:value-type="float" office:value="2.08571428571429">
            <text:p>2.09</text:p>
          </table:table-cell>
          <table:table-cell office:value-type="string">
            <text:p>US</text:p>
          </table:table-cell>
          <table:table-cell office:value-type="string">
            <text:p>Brut</text:p>
          </table:table-cell>
          <table:table-cell office:value-type="string">
            <text:p>Alcohol Free</text:p>
          </table:table-cell>
          <table:table-cell/>
          <table:table-cell table:style-name="ce37" office:value-type="string">
            <text:p>Jin Ju</text:p>
          </table:table-cell>
          <table:table-cell table:style-name="ce45" office:value-type="float" office:value="1.18462370959446">
            <text:p>1.18</text:p>
          </table:table-cell>
          <table:table-cell table:style-name="ce37"/>
          <table:table-cell table:style-name="ce37" office:value-type="string">
            <text:p>Tanja</text:p>
          </table:table-cell>
          <table:table-cell table:style-name="ce45" office:value-type="float" office:value="2.15333333333333">
            <text:p>2.15</text:p>
          </table:table-cell>
          <table:table-cell table:style-name="ce37"/>
          <table:table-cell table:style-name="ce37" office:value-type="string">
            <text:p>Los Vascos</text:p>
          </table:table-cell>
          <table:table-cell table:style-name="ce37" office:value-type="float" office:value="1.99557358815931">
            <text:p>2.00</text:p>
          </table:table-cell>
          <table:table-cell table:style-name="ce37"/>
          <table:table-cell table:style-name="ce37" office:value-type="string">
            <text:p>Klaus Langhoff</text:p>
          </table:table-cell>
          <table:table-cell table:style-name="ce37" office:value-type="float" office:value="1.77221047409664">
            <text:p>1.77</text:p>
          </table:table-cell>
          <table:table-cell table:style-name="ce37"/>
          <table:table-cell table:style-name="ce37" office:value-type="string">
            <text:p>Gustave Lorentz</text:p>
          </table:table-cell>
          <table:table-cell table:style-name="ce37" office:value-type="float" office:value="1.98651593790594">
            <text:p>1.99</text:p>
          </table:table-cell>
          <table:table-cell table:style-name="ce37"/>
          <table:table-cell table:style-name="ce89" office:value-type="string">
            <text:p>Los Vascos</text:p>
          </table:table-cell>
          <table:table-cell table:style-name="ce89" office:value-type="string">
            <text:p>Chile</text:p>
          </table:table-cell>
          <table:table-cell table:style-name="ce89" office:value-type="string">
            <text:p>Cabernet Sauvignon</text:p>
          </table:table-cell>
          <table:table-cell table:style-name="ce89" office:value-type="string">
            <text:p>red</text:p>
          </table:table-cell>
          <table:table-cell/>
          <table:table-cell table:style-name="ce92" office:value-type="string">
            <text:p>narissa</text:p>
          </table:table-cell>
          <table:table-cell table:style-name="ce100" office:value-type="float" office:value="-0.9745">
            <text:p>-0.97</text:p>
          </table:table-cell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97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Geyser Peak</text:p>
          </table:table-cell>
          <table:table-cell office:value-type="float" office:value="2.1">
            <text:p>2.10</text:p>
          </table:table-cell>
          <table:table-cell office:value-type="float" office:value="2.8">
            <text:p>2.80</text:p>
          </table:table-cell>
          <table:table-cell office:value-type="float" office:value="2">
            <text:p>2.00</text:p>
          </table:table-cell>
          <table:table-cell/>
          <table:table-cell office:value-type="float" office:value="3.2">
            <text:p>3.20</text:p>
          </table:table-cell>
          <table:table-cell table:number-columns-repeated="3"/>
          <table:table-cell office:value-type="float" office:value="3">
            <text:p>3.00</text:p>
          </table:table-cell>
          <table:table-cell table:number-columns-repeated="5"/>
          <table:table-cell office:value-type="float" office:value="1.5">
            <text:p>1.50</text:p>
          </table:table-cell>
          <table:table-cell table:number-columns-repeated="2"/>
          <table:table-cell office:value-type="float" office:value="2.1">
            <text:p>2.10</text:p>
          </table:table-cell>
          <table:table-cell table:number-columns-repeated="2" office:value-type="float" office:value="2">
            <text:p>2.00</text:p>
          </table:table-cell>
          <table:table-cell/>
          <table:table-cell office:value-type="float" office:value="3.5">
            <text:p>3.50</text:p>
          </table:table-cell>
          <table:table-cell office:value-type="float" office:value="3">
            <text:p>3.00</text:p>
          </table:table-cell>
          <table:table-cell table:number-columns-repeated="3"/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table:number-columns-repeated="2"/>
          <table:table-cell office:value-type="float" office:value="2.5">
            <text:p>2.50</text:p>
          </table:table-cell>
          <table:table-cell table:formula="oooc:=AVERAGE([.E13:.AI13])" office:value-type="float" office:value="2.33571428571429">
            <text:p>2.34</text:p>
          </table:table-cell>
          <table:table-cell table:formula="oooc:=AVERAGE([.U13:.AF13])" office:value-type="float" office:value="2.22857142857143">
            <text:p>2.23</text:p>
          </table:table-cell>
          <table:table-cell table:formula="oooc:=AVERAGE([.E13:.T13])" office:value-type="float" office:value="2.43333333333333">
            <text:p>2.43</text:p>
          </table:table-cell>
          <table:table-cell office:value-type="string">
            <text:p>US</text:p>
          </table:table-cell>
          <table:table-cell office:value-type="string">
            <text:p>Sauvignon Blanc</text:p>
          </table:table-cell>
          <table:table-cell office:value-type="string">
            <text:p>white</text:p>
          </table:table-cell>
          <table:table-cell/>
          <table:table-cell table:style-name="ce37" office:value-type="string">
            <text:p>Cecille</text:p>
          </table:table-cell>
          <table:table-cell table:style-name="ce45" office:value-type="float" office:value="1.16366109450181">
            <text:p>1.16</text:p>
          </table:table-cell>
          <table:table-cell table:style-name="ce37"/>
          <table:table-cell table:style-name="ce37" office:value-type="string">
            <text:p>Gayle</text:p>
          </table:table-cell>
          <table:table-cell table:style-name="ce45" office:value-type="float" office:value="2.2">
            <text:p>2.20</text:p>
          </table:table-cell>
          <table:table-cell table:style-name="ce37"/>
          <table:table-cell table:style-name="ce37" office:value-type="string">
            <text:p>Klaus Langhoff</text:p>
          </table:table-cell>
          <table:table-cell table:style-name="ce37" office:value-type="float" office:value="2.06078629419964">
            <text:p>2.06</text:p>
          </table:table-cell>
          <table:table-cell table:style-name="ce37"/>
          <table:table-cell table:style-name="ce37" office:value-type="string">
            <text:p>Geyser Peak</text:p>
          </table:table-cell>
          <table:table-cell table:style-name="ce37" office:value-type="float" office:value="1.96764178868098">
            <text:p>1.97</text:p>
          </table:table-cell>
          <table:table-cell table:style-name="ce37"/>
          <table:table-cell table:style-name="ce37" office:value-type="string">
            <text:p>Los Vascos</text:p>
          </table:table-cell>
          <table:table-cell table:style-name="ce37" office:value-type="float" office:value="2.04334470613964">
            <text:p>2.04</text:p>
          </table:table-cell>
          <table:table-cell table:style-name="ce37"/>
          <table:table-cell table:style-name="ce89" office:value-type="string">
            <text:p>Klaus Langhoff</text:p>
          </table:table-cell>
          <table:table-cell table:style-name="ce89" office:value-type="string">
            <text:p>Germany</text:p>
          </table:table-cell>
          <table:table-cell table:style-name="ce89" office:value-type="string">
            <text:p>Mosel</text:p>
          </table:table-cell>
          <table:table-cell table:style-name="ce89" office:value-type="string">
            <text:p>white</text:p>
          </table:table-cell>
          <table:table-cell/>
          <table:table-cell table:style-name="ce92" office:value-type="string">
            <text:p>cecille</text:p>
          </table:table-cell>
          <table:table-cell table:style-name="ce98" table:number-columns-repeated="3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number-columns-repeated="2" table:style-name="ce98" office:value-type="string">
            <text:p><text:s text:c="9"/></text:p>
          </table:table-cell>
          <table:table-cell table:style-name="ce104"/>
          <table:table-cell table:style-name="ce107" office:value-type="string">
            <text:p><text:s text:c="9"/></text:p>
          </table:table-cell>
          <table:table-cell table:number-columns-repeated="2" table:style-name="ce98" office:value-type="string">
            <text:p><text:s text:c="9"/></text:p>
          </table:table-cell>
          <table:table-cell table:style-name="ce104" office:value-type="string">
            <text:p><text:s text:c="9"/></text:p>
          </table:table-cell>
          <table:table-cell table:style-name="ce107" office:value-type="float" office:value="-0.8091">
            <text:p>-0.81</text:p>
          </table:table-cell>
          <table:table-cell table:style-name="ce98"/>
          <table:table-cell table:style-name="ce98" office:value-type="string">
            <text:p><text:s text:c="9"/></text:p>
          </table:table-cell>
          <table:table-cell table:style-name="ce104"/>
          <table:table-cell table:style-name="ce107"/>
          <table:table-cell table:style-name="ce98"/>
          <table:table-cell table:style-name="ce98" office:value-type="string">
            <text:p><text:s text:c="9"/></text:p>
          </table:table-cell>
          <table:table-cell table:style-name="ce104" office:value-type="string">
            <text:p><text:s text:c="9"/></text:p>
          </table:table-cell>
          <table:table-cell table:style-name="ce107" office:value-type="float" office:value="0.9255">
            <text:p>0.93</text:p>
          </table:table-cell>
          <table:table-cell table:style-name="ce98"/>
          <table:table-cell table:style-name="ce98" office:value-type="string">
            <text:p><text:s text:c="9"/></text:p>
          </table:table-cell>
          <table:table-cell table:style-name="ce104" office:value-type="string">
            <text:p><text:s text:c="9"/></text:p>
          </table:table-cell>
          <table:table-cell table:number-columns-repeated="2" table:style-name="ce98" office:value-type="string">
            <text:p><text:s text:c="9"/></text:p>
          </table:table-cell>
          <table:table-cell table:style-name="ce103"/>
          <table:table-cell table:number-columns-repeated="158"/>
        </table:table-row>
        <table:table-row table:style-name="ro6">
          <table:table-cell table:number-columns-repeated="3"/>
          <table:table-cell office:value-type="string">
            <text:p>Domaine Markou</text:p>
          </table:table-cell>
          <table:table-cell office:value-type="float" office:value="2.3">
            <text:p>2.30</text:p>
          </table:table-cell>
          <table:table-cell office:value-type="float" office:value="3">
            <text:p>3.00</text:p>
          </table:table-cell>
          <table:table-cell office:value-type="float" office:value="2.5">
            <text:p>2.50</text:p>
          </table:table-cell>
          <table:table-cell/>
          <table:table-cell office:value-type="float" office:value="3.6">
            <text:p>3.60</text:p>
          </table:table-cell>
          <table:table-cell/>
          <table:table-cell office:value-type="float" office:value="4">
            <text:p>4.00</text:p>
          </table:table-cell>
          <table:table-cell table:number-columns-repeated="7"/>
          <table:table-cell office:value-type="float" office:value="3">
            <text:p>3.00</text:p>
          </table:table-cell>
          <table:table-cell table:number-columns-repeated="2"/>
          <table:table-cell office:value-type="float" office:value="4.7">
            <text:p>4.70</text:p>
          </table:table-cell>
          <table:table-cell office:value-type="float" office:value="2.5">
            <text:p>2.50</text:p>
          </table:table-cell>
          <table:table-cell office:value-type="float" office:value="2.3">
            <text:p>2.30</text:p>
          </table:table-cell>
          <table:table-cell office:value-type="float" office:value="3">
            <text:p>3.00</text:p>
          </table:table-cell>
          <table:table-cell/>
          <table:table-cell office:value-type="float" office:value="3.4">
            <text:p>3.40</text:p>
          </table:table-cell>
          <table:table-cell table:number-columns-repeated="3"/>
          <table:table-cell office:value-type="float" office:value="4.5">
            <text:p>4.50</text:p>
          </table:table-cell>
          <table:table-cell office:value-type="float" office:value="3">
            <text:p>3.00</text:p>
          </table:table-cell>
          <table:table-cell table:number-columns-repeated="2"/>
          <table:table-cell office:value-type="float" office:value="4">
            <text:p>4.00</text:p>
          </table:table-cell>
          <table:table-cell table:formula="oooc:=AVERAGE([.E14:.AI14])" office:value-type="float" office:value="3.27142857142857">
            <text:p>3.27</text:p>
          </table:table-cell>
          <table:table-cell table:formula="oooc:=AVERAGE([.U14:.AF14])" office:value-type="float" office:value="3.34285714285714">
            <text:p>3.34</text:p>
          </table:table-cell>
          <table:table-cell table:formula="oooc:=AVERAGE([.E14:.T14])" office:value-type="float" office:value="3.06666666666667">
            <text:p>3.07</text:p>
          </table:table-cell>
          <table:table-cell office:value-type="string">
            <text:p>Greece</text:p>
          </table:table-cell>
          <table:table-cell office:value-type="string">
            <text:p>Table</text:p>
          </table:table-cell>
          <table:table-cell office:value-type="string">
            <text:p>white</text:p>
          </table:table-cell>
          <table:table-cell/>
          <table:table-cell table:style-name="ce37" office:value-type="string">
            <text:p>Arielle</text:p>
          </table:table-cell>
          <table:table-cell table:style-name="ce45" office:value-type="float" office:value="1.11102430216445">
            <text:p>1.11</text:p>
          </table:table-cell>
          <table:table-cell table:style-name="ce37"/>
          <table:table-cell table:style-name="ce37" office:value-type="string">
            <text:p>Felix</text:p>
          </table:table-cell>
          <table:table-cell table:style-name="ce37" office:value-type="float" office:value="2.2">
            <text:p>2.20</text:p>
          </table:table-cell>
          <table:table-cell table:style-name="ce37"/>
          <table:table-cell table:style-name="ce37" office:value-type="string">
            <text:p>Geyser Peak</text:p>
          </table:table-cell>
          <table:table-cell table:style-name="ce37" office:value-type="float" office:value="2.14827663273822">
            <text:p>2.15</text:p>
          </table:table-cell>
          <table:table-cell table:style-name="ce37"/>
          <table:table-cell table:style-name="ce37" office:value-type="string">
            <text:p>Satek</text:p>
          </table:table-cell>
          <table:table-cell table:style-name="ce37" office:value-type="float" office:value="2.18329013580852">
            <text:p>2.18</text:p>
          </table:table-cell>
          <table:table-cell table:style-name="ce37"/>
          <table:table-cell table:style-name="ce37" office:value-type="string">
            <text:p>Corral de la Villa</text:p>
          </table:table-cell>
          <table:table-cell table:style-name="ce37" office:value-type="float" office:value="2.28013124044671">
            <text:p>2.28</text:p>
          </table:table-cell>
          <table:table-cell table:style-name="ce37"/>
          <table:table-cell table:style-name="ce89" office:value-type="string">
            <text:p>Geyser Peak</text:p>
          </table:table-cell>
          <table:table-cell table:style-name="ce89" office:value-type="string">
            <text:p>US</text:p>
          </table:table-cell>
          <table:table-cell table:style-name="ce89" office:value-type="string">
            <text:p>Sauvignon Blanc</text:p>
          </table:table-cell>
          <table:table-cell table:style-name="ce89" office:value-type="string">
            <text:p>white</text:p>
          </table:table-cell>
          <table:table-cell/>
          <table:table-cell table:style-name="ce92" office:value-type="string">
            <text:p>jinju</text:p>
          </table:table-cell>
          <table:table-cell table:style-name="ce99" table:number-columns-repeated="3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99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Frei Brothers</text:p>
          </table:table-cell>
          <table:table-cell office:value-type="float" office:value="2">
            <text:p>2.00</text:p>
          </table:table-cell>
          <table:table-cell table:number-columns-repeated="2" office:value-type="float" office:value="2.5">
            <text:p>2.50</text:p>
          </table:table-cell>
          <table:table-cell/>
          <table:table-cell office:value-type="float" office:value="3.5">
            <text:p>3.50</text:p>
          </table:table-cell>
          <table:table-cell/>
          <table:table-cell office:value-type="float" office:value="3">
            <text:p>3.00</text:p>
          </table:table-cell>
          <table:table-cell table:number-columns-repeated="7"/>
          <table:table-cell office:value-type="float" office:value="1.3">
            <text:p>1.30</text:p>
          </table:table-cell>
          <table:table-cell/>
          <table:table-cell office:value-type="float" office:value="3.5">
            <text:p>3.50</text:p>
          </table:table-cell>
          <table:table-cell office:value-type="float" office:value="3.4">
            <text:p>3.40</text:p>
          </table:table-cell>
          <table:table-cell/>
          <table:table-cell office:value-type="float" office:value="2.7">
            <text:p>2.70</text:p>
          </table:table-cell>
          <table:table-cell office:value-type="float" office:value="3.5">
            <text:p>3.50</text:p>
          </table:table-cell>
          <table:table-cell/>
          <table:table-cell office:value-type="float" office:value="3">
            <text:p>3.00</text:p>
          </table:table-cell>
          <table:table-cell table:number-columns-repeated="4"/>
          <table:table-cell office:value-type="float" office:value="2.5">
            <text:p>2.50</text:p>
          </table:table-cell>
          <table:table-cell office:value-type="float" office:value="3.5">
            <text:p>3.50</text:p>
          </table:table-cell>
          <table:table-cell/>
          <table:table-cell office:value-type="float" office:value="3">
            <text:p>3.00</text:p>
          </table:table-cell>
          <table:table-cell table:formula="oooc:=AVERAGE([.E15:.AI15])" office:value-type="float" office:value="2.85">
            <text:p>2.85</text:p>
          </table:table-cell>
          <table:table-cell table:formula="oooc:=AVERAGE([.U15:.AF15])" office:value-type="float" office:value="3.1">
            <text:p>3.10</text:p>
          </table:table-cell>
          <table:table-cell table:formula="oooc:=AVERAGE([.E15:.T15])" office:value-type="float" office:value="2.46666666666667">
            <text:p>2.47</text:p>
          </table:table-cell>
          <table:table-cell office:value-type="string">
            <text:p>US</text:p>
          </table:table-cell>
          <table:table-cell office:value-type="string">
            <text:p>Chardonnay</text:p>
          </table:table-cell>
          <table:table-cell office:value-type="string">
            <text:p>white</text:p>
          </table:table-cell>
          <table:table-cell/>
          <table:table-cell table:style-name="ce37" office:value-type="string">
            <text:p>Christine</text:p>
          </table:table-cell>
          <table:table-cell table:style-name="ce37" office:value-type="float" office:value="1.07449776851581">
            <text:p>1.07</text:p>
          </table:table-cell>
          <table:table-cell table:style-name="ce37"/>
          <table:table-cell table:style-name="ce37" office:value-type="string">
            <text:p>Ted</text:p>
          </table:table-cell>
          <table:table-cell table:style-name="ce37" office:value-type="float" office:value="2.2125">
            <text:p>2.21</text:p>
          </table:table-cell>
          <table:table-cell table:style-name="ce37"/>
          <table:table-cell table:style-name="ce37" office:value-type="string">
            <text:p>San Gregorio</text:p>
          </table:table-cell>
          <table:table-cell table:style-name="ce37" office:value-type="float" office:value="2.14971271152736">
            <text:p>2.15</text:p>
          </table:table-cell>
          <table:table-cell table:style-name="ce37"/>
          <table:table-cell table:style-name="ce37" office:value-type="string">
            <text:p>San Gregorio</text:p>
          </table:table-cell>
          <table:table-cell table:style-name="ce37" office:value-type="float" office:value="2.29111430937229">
            <text:p>2.29</text:p>
          </table:table-cell>
          <table:table-cell table:style-name="ce37"/>
          <table:table-cell table:style-name="ce37" office:value-type="string">
            <text:p>Klaus Langhoff</text:p>
          </table:table-cell>
          <table:table-cell table:style-name="ce37" office:value-type="float" office:value="2.30085006219858">
            <text:p>2.30</text:p>
          </table:table-cell>
          <table:table-cell table:style-name="ce37"/>
          <table:table-cell table:style-name="ce89" office:value-type="string">
            <text:p>San Gregorio</text:p>
          </table:table-cell>
          <table:table-cell table:style-name="ce89" office:value-type="string">
            <text:p>US</text:p>
          </table:table-cell>
          <table:table-cell table:style-name="ce89" office:value-type="string">
            <text:p>Zinfandel</text:p>
          </table:table-cell>
          <table:table-cell table:style-name="ce89" office:value-type="string">
            <text:p>red</text:p>
          </table:table-cell>
          <table:table-cell/>
          <table:table-cell table:style-name="ce92" office:value-type="string">
            <text:p>msarora</text:p>
          </table:table-cell>
          <table:table-cell table:style-name="ce97" table:number-columns-repeated="3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97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Gustave Lorentz</text:p>
          </table:table-cell>
          <table:table-cell office:value-type="float" office:value="2.2">
            <text:p>2.20</text:p>
          </table:table-cell>
          <table:table-cell office:value-type="float" office:value="2.5">
            <text:p>2.50</text:p>
          </table:table-cell>
          <table:table-cell office:value-type="float" office:value="1.75">
            <text:p>1.75</text:p>
          </table:table-cell>
          <table:table-cell table:number-columns-repeated="10"/>
          <table:table-cell office:value-type="float" office:value="3.5">
            <text:p>3.50</text:p>
          </table:table-cell>
          <table:table-cell office:value-type="float" office:value="1">
            <text:p>1.00</text:p>
          </table:table-cell>
          <table:table-cell/>
          <table:table-cell office:value-type="float" office:value="2.7">
            <text:p>2.70</text:p>
          </table:table-cell>
          <table:table-cell office:value-type="float" office:value="3.7">
            <text:p>3.70</text:p>
          </table:table-cell>
          <table:table-cell office:value-type="float" office:value="3">
            <text:p>3.00</text:p>
          </table:table-cell>
          <table:table-cell office:value-type="float" office:value="1.8">
            <text:p>1.80</text:p>
          </table:table-cell>
          <table:table-cell office:value-type="float" office:value="2.5">
            <text:p>2.50</text:p>
          </table:table-cell>
          <table:table-cell/>
          <table:table-cell office:value-type="float" office:value="2.6">
            <text:p>2.60</text:p>
          </table:table-cell>
          <table:table-cell table:number-columns-repeated="3"/>
          <table:table-cell office:value-type="float" office:value="2.5">
            <text:p>2.50</text:p>
          </table:table-cell>
          <table:table-cell office:value-type="float" office:value="1.5">
            <text:p>1.50</text:p>
          </table:table-cell>
          <table:table-cell table:number-columns-repeated="2"/>
          <table:table-cell office:value-type="float" office:value="3">
            <text:p>3.00</text:p>
          </table:table-cell>
          <table:table-cell table:formula="oooc:=AVERAGE([.E16:.AI16])" office:value-type="float" office:value="2.44642857142857">
            <text:p>2.45</text:p>
          </table:table-cell>
          <table:table-cell table:formula="oooc:=AVERAGE([.U16:.AF16])" office:value-type="float" office:value="2.5375">
            <text:p>2.54</text:p>
          </table:table-cell>
          <table:table-cell table:formula="oooc:=AVERAGE([.E16:.T16])" office:value-type="float" office:value="2.19">
            <text:p>2.19</text:p>
          </table:table-cell>
          <table:table-cell office:value-type="string">
            <text:p>France</text:p>
          </table:table-cell>
          <table:table-cell office:value-type="string">
            <text:p>Pinot Gris</text:p>
          </table:table-cell>
          <table:table-cell office:value-type="string">
            <text:p>white</text:p>
          </table:table-cell>
          <table:table-cell/>
          <table:table-cell table:style-name="ce37" office:value-type="string">
            <text:p>Casey</text:p>
          </table:table-cell>
          <table:table-cell table:style-name="ce37" office:value-type="float" office:value="1.07349008024339">
            <text:p>1.07</text:p>
          </table:table-cell>
          <table:table-cell table:style-name="ce37"/>
          <table:table-cell table:style-name="ce37" office:value-type="string">
            <text:p>Kat</text:p>
          </table:table-cell>
          <table:table-cell table:style-name="ce37" office:value-type="float" office:value="2.23333333333333">
            <text:p>2.23</text:p>
          </table:table-cell>
          <table:table-cell table:style-name="ce37"/>
          <table:table-cell table:style-name="ce37" office:value-type="string">
            <text:p>Wilhelm</text:p>
          </table:table-cell>
          <table:table-cell table:style-name="ce37" office:value-type="float" office:value="2.32730778845142">
            <text:p>2.33</text:p>
          </table:table-cell>
          <table:table-cell table:style-name="ce37"/>
          <table:table-cell table:style-name="ce37" office:value-type="string">
            <text:p>Fre</text:p>
          </table:table-cell>
          <table:table-cell table:style-name="ce37" office:value-type="float" office:value="2.32885277011961">
            <text:p>2.33</text:p>
          </table:table-cell>
          <table:table-cell table:style-name="ce37"/>
          <table:table-cell table:style-name="ce37" office:value-type="string">
            <text:p>Wilhelm</text:p>
          </table:table-cell>
          <table:table-cell table:style-name="ce37" office:value-type="float" office:value="2.32748854730813">
            <text:p>2.33</text:p>
          </table:table-cell>
          <table:table-cell table:style-name="ce37"/>
          <table:table-cell table:style-name="ce89" office:value-type="string">
            <text:p>Wilhelm</text:p>
          </table:table-cell>
          <table:table-cell table:style-name="ce89" office:value-type="string">
            <text:p>US</text:p>
          </table:table-cell>
          <table:table-cell table:style-name="ce89" office:value-type="string">
            <text:p>Wilhelm Red</text:p>
          </table:table-cell>
          <table:table-cell table:style-name="ce89" office:value-type="string">
            <text:p>Sweet/Sparkling</text:p>
          </table:table-cell>
          <table:table-cell/>
          <table:table-cell table:style-name="ce92" office:value-type="string">
            <text:p>kristine</text:p>
          </table:table-cell>
          <table:table-cell table:style-name="ce97" table:number-columns-repeated="3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 office:value-type="float" office:value="0.9993">
            <text:p>1.00</text:p>
          </table:table-cell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97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Klaus Langhoff</text:p>
          </table:table-cell>
          <table:table-cell office:value-type="float" office:value="2.1">
            <text:p>2.10</text:p>
          </table:table-cell>
          <table:table-cell office:value-type="float" office:value="2">
            <text:p>2.00</text:p>
          </table:table-cell>
          <table:table-cell office:value-type="float" office:value="1.25">
            <text:p>1.25</text:p>
          </table:table-cell>
          <table:table-cell table:number-columns-repeated="11"/>
          <table:table-cell office:value-type="float" office:value="4">
            <text:p>4.00</text:p>
          </table:table-cell>
          <table:table-cell/>
          <table:table-cell office:value-type="float" office:value="1.5">
            <text:p>1.50</text:p>
          </table:table-cell>
          <table:table-cell office:value-type="float" office:value="3.3">
            <text:p>3.30</text:p>
          </table:table-cell>
          <table:table-cell/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2.2">
            <text:p>2.20</text:p>
          </table:table-cell>
          <table:table-cell table:number-columns-repeated="3"/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table:number-columns-repeated="2"/>
          <table:table-cell office:value-type="float" office:value="3.5">
            <text:p>3.50</text:p>
          </table:table-cell>
          <table:table-cell table:formula="oooc:=AVERAGE([.E17:.AI17])" office:value-type="float" office:value="2.29615384615385">
            <text:p>2.30</text:p>
          </table:table-cell>
          <table:table-cell table:formula="oooc:=AVERAGE([.U17:.AF17])" office:value-type="float" office:value="2.125">
            <text:p>2.13</text:p>
          </table:table-cell>
          <table:table-cell table:formula="oooc:=AVERAGE([.E17:.T17])" office:value-type="float" office:value="2.3375">
            <text:p>2.34</text:p>
          </table:table-cell>
          <table:table-cell office:value-type="string">
            <text:p>Germany</text:p>
          </table:table-cell>
          <table:table-cell office:value-type="string">
            <text:p>Mosel</text:p>
          </table:table-cell>
          <table:table-cell office:value-type="string">
            <text:p>white</text:p>
          </table:table-cell>
          <table:table-cell/>
          <table:table-cell table:style-name="ce37" office:value-type="string">
            <text:p>Beau</text:p>
          </table:table-cell>
          <table:table-cell table:style-name="ce37" office:value-type="float" office:value="1.02502032500174">
            <text:p>1.03</text:p>
          </table:table-cell>
          <table:table-cell table:style-name="ce37"/>
          <table:table-cell table:style-name="ce37" office:value-type="string">
            <text:p>Arielle</text:p>
          </table:table-cell>
          <table:table-cell table:style-name="ce45" office:value-type="float" office:value="2.25">
            <text:p>2.25</text:p>
          </table:table-cell>
          <table:table-cell table:style-name="ce37"/>
          <table:table-cell table:style-name="ce37" office:value-type="string">
            <text:p>Gustave Lorentz</text:p>
          </table:table-cell>
          <table:table-cell table:style-name="ce37" office:value-type="float" office:value="2.39312806628715">
            <text:p>2.39</text:p>
          </table:table-cell>
          <table:table-cell table:style-name="ce37"/>
          <table:table-cell table:style-name="ce37" office:value-type="string">
            <text:p>Gustave Lorentz</text:p>
          </table:table-cell>
          <table:table-cell table:style-name="ce37" office:value-type="float" office:value="2.55056622701012">
            <text:p>2.55</text:p>
          </table:table-cell>
          <table:table-cell table:style-name="ce37"/>
          <table:table-cell table:style-name="ce37" office:value-type="string">
            <text:p>San Gregorio</text:p>
          </table:table-cell>
          <table:table-cell table:style-name="ce37" office:value-type="float" office:value="2.43404248774631">
            <text:p>2.43</text:p>
          </table:table-cell>
          <table:table-cell table:style-name="ce37"/>
          <table:table-cell table:style-name="ce89" office:value-type="string">
            <text:p>Gustave Lorentz</text:p>
          </table:table-cell>
          <table:table-cell table:style-name="ce89" office:value-type="string">
            <text:p>France</text:p>
          </table:table-cell>
          <table:table-cell table:style-name="ce89" office:value-type="string">
            <text:p>Pinot Gris</text:p>
          </table:table-cell>
          <table:table-cell table:style-name="ce89" office:value-type="string">
            <text:p>white</text:p>
          </table:table-cell>
          <table:table-cell/>
          <table:table-cell table:style-name="ce92" office:value-type="string">
            <text:p>stella</text:p>
          </table:table-cell>
          <table:table-cell table:style-name="ce98" table:number-columns-repeated="3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98" table:number-columns-repeated="2"/>
          <table:table-cell table:style-name="ce103"/>
          <table:table-cell table:number-columns-repeated="158"/>
        </table:table-row>
        <table:table-row table:style-name="ro7">
          <table:table-cell table:number-columns-repeated="3"/>
          <table:table-cell office:value-type="string">
            <text:p>Wilhelm</text:p>
          </table:table-cell>
          <table:table-cell office:value-type="float" office:value="2.5">
            <text:p>2.50</text:p>
          </table:table-cell>
          <table:table-cell office:value-type="float" office:value="1.8">
            <text:p>1.80</text:p>
          </table:table-cell>
          <table:table-cell table:number-columns-repeated="15"/>
          <table:table-cell office:value-type="float" office:value="4.4">
            <text:p>4.40</text:p>
          </table:table-cell>
          <table:table-cell office:value-type="float" office:value="4">
            <text:p>4.00</text:p>
          </table:table-cell>
          <table:table-cell office:value-type="float" office:value="2.4">
            <text:p>2.40</text:p>
          </table:table-cell>
          <table:table-cell table:number-columns-repeated="2"/>
          <table:table-cell office:value-type="float" office:value="2.9">
            <text:p>2.90</text:p>
          </table:table-cell>
          <table:table-cell table:number-columns-repeated="3"/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table:number-columns-repeated="3"/>
          <table:table-cell table:formula="oooc:=AVERAGE([.E18:.AI18])" office:value-type="float" office:value="3.125">
            <text:p>3.13</text:p>
          </table:table-cell>
          <table:table-cell table:formula="oooc:=AVERAGE([.U18:.AF18])" office:value-type="float" office:value="3.45">
            <text:p>3.45</text:p>
          </table:table-cell>
          <table:table-cell table:formula="oooc:=AVERAGE([.E18:.T18])" office:value-type="float" office:value="2.15">
            <text:p>2.15</text:p>
          </table:table-cell>
          <table:table-cell office:value-type="string">
            <text:p>US</text:p>
          </table:table-cell>
          <table:table-cell office:value-type="string">
            <text:p>101 Lakes</text:p>
          </table:table-cell>
          <table:table-cell office:value-type="string">
            <text:p>white</text:p>
          </table:table-cell>
          <table:table-cell/>
          <table:table-cell table:style-name="ce37" office:value-type="string">
            <text:p>Hans</text:p>
          </table:table-cell>
          <table:table-cell table:style-name="ce37" office:value-type="float" office:value="0.806225774829855">
            <text:p>0.81</text:p>
          </table:table-cell>
          <table:table-cell table:style-name="ce37"/>
          <table:table-cell table:style-name="ce37" office:value-type="string">
            <text:p>Narissa</text:p>
          </table:table-cell>
          <table:table-cell table:style-name="ce45" office:value-type="float" office:value="2.28333333333333">
            <text:p>2.28</text:p>
          </table:table-cell>
          <table:table-cell table:style-name="ce37"/>
          <table:table-cell table:style-name="ce37" office:value-type="string">
            <text:p>German Gilabert</text:p>
          </table:table-cell>
          <table:table-cell table:style-name="ce37" office:value-type="float" office:value="2.62218263315551">
            <text:p>2.62</text:p>
          </table:table-cell>
          <table:table-cell table:style-name="ce37"/>
          <table:table-cell table:style-name="ce37" office:value-type="string">
            <text:p>Ferrante</text:p>
          </table:table-cell>
          <table:table-cell table:style-name="ce37" office:value-type="float" office:value="2.57415276497719">
            <text:p>2.57</text:p>
          </table:table-cell>
          <table:table-cell table:style-name="ce37"/>
          <table:table-cell table:style-name="ce37" office:value-type="string">
            <text:p>Geyser Peak</text:p>
          </table:table-cell>
          <table:table-cell table:style-name="ce37" office:value-type="float" office:value="2.50507844803843">
            <text:p>2.51</text:p>
          </table:table-cell>
          <table:table-cell table:style-name="ce37"/>
          <table:table-cell table:style-name="ce89" office:value-type="string">
            <text:p>German Gilabert</text:p>
          </table:table-cell>
          <table:table-cell table:style-name="ce89" office:value-type="string">
            <text:p>Spain</text:p>
          </table:table-cell>
          <table:table-cell table:style-name="ce89" office:value-type="string">
            <text:p>Cava</text:p>
          </table:table-cell>
          <table:table-cell table:style-name="ce89" office:value-type="string">
            <text:p>Sweet/Sparkling</text:p>
          </table:table-cell>
          <table:table-cell/>
          <table:table-cell table:style-name="ce92" office:value-type="string">
            <text:p>kathy</text:p>
          </table:table-cell>
          <table:table-cell table:style-name="ce99" table:number-columns-repeated="3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99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Satek</text:p>
          </table:table-cell>
          <table:table-cell office:value-type="float" office:value="2.9">
            <text:p>2.90</text:p>
          </table:table-cell>
          <table:table-cell office:value-type="float" office:value="1.7">
            <text:p>1.7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10"/>
          <table:table-cell office:value-type="float" office:value="4">
            <text:p>4.00</text:p>
          </table:table-cell>
          <table:table-cell table:number-columns-repeated="2"/>
          <table:table-cell office:value-type="float" office:value="4.1">
            <text:p>4.10</text:p>
          </table:table-cell>
          <table:table-cell office:value-type="float" office:value="2.8">
            <text:p>2.80</text:p>
          </table:table-cell>
          <table:table-cell office:value-type="float" office:value="2.1">
            <text:p>2.10</text:p>
          </table:table-cell>
          <table:table-cell/>
          <table:table-cell office:value-type="float" office:value="2">
            <text:p>2.00</text:p>
          </table:table-cell>
          <table:table-cell office:value-type="float" office:value="2.4">
            <text:p>2.40</text:p>
          </table:table-cell>
          <table:table-cell table:number-columns-repeated="3"/>
          <table:table-cell office:value-type="float" office:value="1">
            <text:p>1.00</text:p>
          </table:table-cell>
          <table:table-cell office:value-type="float" office:value="2">
            <text:p>2.00</text:p>
          </table:table-cell>
          <table:table-cell table:number-columns-repeated="2"/>
          <table:table-cell office:value-type="float" office:value="3">
            <text:p>3.00</text:p>
          </table:table-cell>
          <table:table-cell table:formula="oooc:=AVERAGE([.E19:.AI19])" office:value-type="float" office:value="2.76923076923077">
            <text:p>2.77</text:p>
          </table:table-cell>
          <table:table-cell table:formula="oooc:=AVERAGE([.U19:.AF19])" office:value-type="float" office:value="2.34285714285714">
            <text:p>2.34</text:p>
          </table:table-cell>
          <table:table-cell table:formula="oooc:=AVERAGE([.E19:.T19])" office:value-type="float" office:value="3.32">
            <text:p>3.32</text:p>
          </table:table-cell>
          <table:table-cell office:value-type="string">
            <text:p>US</text:p>
          </table:table-cell>
          <table:table-cell office:value-type="string">
            <text:p>Delaware</text:p>
          </table:table-cell>
          <table:table-cell office:value-type="string">
            <text:p>red</text:p>
          </table:table-cell>
          <table:table-cell/>
          <table:table-cell table:style-name="ce37" office:value-type="string">
            <text:p>John</text:p>
          </table:table-cell>
          <table:table-cell table:style-name="ce37" office:value-type="float" office:value="0.775313556640867">
            <text:p>0.78</text:p>
          </table:table-cell>
          <table:table-cell table:style-name="ce37"/>
          <table:table-cell table:style-name="ce37" office:value-type="string">
            <text:p>Christine</text:p>
          </table:table-cell>
          <table:table-cell table:style-name="ce37" office:value-type="float" office:value="2.36363636363636">
            <text:p>2.36</text:p>
          </table:table-cell>
          <table:table-cell table:style-name="ce37"/>
          <table:table-cell table:style-name="ce37" office:value-type="string">
            <text:p>Fre</text:p>
          </table:table-cell>
          <table:table-cell table:style-name="ce37" office:value-type="float" office:value="2.8178207512765">
            <text:p>2.82</text:p>
          </table:table-cell>
          <table:table-cell table:style-name="ce37"/>
          <table:table-cell table:style-name="ce37" office:value-type="string">
            <text:p>Wilhelm</text:p>
          </table:table-cell>
          <table:table-cell table:style-name="ce37" office:value-type="float" office:value="2.66849891684549">
            <text:p>2.67</text:p>
          </table:table-cell>
          <table:table-cell table:style-name="ce37"/>
          <table:table-cell table:style-name="ce37" office:value-type="string">
            <text:p>German Gilabert</text:p>
          </table:table-cell>
          <table:table-cell table:style-name="ce37" office:value-type="float" office:value="2.52537443669332">
            <text:p>2.53</text:p>
          </table:table-cell>
          <table:table-cell table:style-name="ce37"/>
          <table:table-cell table:style-name="ce89" office:value-type="string">
            <text:p>Fre</text:p>
          </table:table-cell>
          <table:table-cell table:style-name="ce89" office:value-type="string">
            <text:p>US</text:p>
          </table:table-cell>
          <table:table-cell table:style-name="ce89" office:value-type="string">
            <text:p>Chardonnay</text:p>
          </table:table-cell>
          <table:table-cell table:style-name="ce89" office:value-type="string">
            <text:p>Alcohol Free</text:p>
          </table:table-cell>
          <table:table-cell/>
          <table:table-cell table:style-name="ce92" office:value-type="string">
            <text:p>fumie</text:p>
          </table:table-cell>
          <table:table-cell table:style-name="ce97" table:number-columns-repeated="3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100" office:value-type="float" office:value="0.9993">
            <text:p>1.00</text:p>
          </table:table-cell>
          <table:table-cell table:style-name="ce97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97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Museo de Jamon</text:p>
          </table:table-cell>
          <table:table-cell office:value-type="float" office:value="2.8">
            <text:p>2.80</text:p>
          </table:table-cell>
          <table:table-cell office:value-type="float" office:value="2.6">
            <text:p>2.60</text:p>
          </table:table-cell>
          <table:table-cell table:number-columns-repeated="2" office:value-type="float" office:value="2">
            <text:p>2.00</text:p>
          </table:table-cell>
          <table:table-cell office:value-type="float" office:value="2.5">
            <text:p>2.50</text:p>
          </table:table-cell>
          <table:table-cell office:value-type="float" office:value="1.8">
            <text:p>1.80</text:p>
          </table:table-cell>
          <table:table-cell office:value-type="float" office:value="4">
            <text:p>4.00</text:p>
          </table:table-cell>
          <table:table-cell table:number-columns-repeated="6"/>
          <table:table-cell office:value-type="float" office:value="2">
            <text:p>2.00</text:p>
          </table:table-cell>
          <table:table-cell office:value-type="float" office:value="5">
            <text:p>5.00</text:p>
          </table:table-cell>
          <table:table-cell/>
          <table:table-cell office:value-type="float" office:value="1.4">
            <text:p>1.40</text:p>
          </table:table-cell>
          <table:table-cell office:value-type="float" office:value="3.4">
            <text:p>3.40</text:p>
          </table:table-cell>
          <table:table-cell office:value-type="float" office:value="3">
            <text:p>3.00</text:p>
          </table:table-cell>
          <table:table-cell office:value-type="float" office:value="2.8">
            <text:p>2.80</text:p>
          </table:table-cell>
          <table:table-cell office:value-type="float" office:value="2.5">
            <text:p>2.50</text:p>
          </table:table-cell>
          <table:table-cell/>
          <table:table-cell office:value-type="float" office:value="3.1">
            <text:p>3.10</text:p>
          </table:table-cell>
          <table:table-cell table:number-columns-repeated="3"/>
          <table:table-cell office:value-type="float" office:value="2">
            <text:p>2.00</text:p>
          </table:table-cell>
          <table:table-cell table:number-columns-repeated="2" office:value-type="float" office:value="3">
            <text:p>3.00</text:p>
          </table:table-cell>
          <table:table-cell/>
          <table:table-cell office:value-type="float" office:value="2.1">
            <text:p>2.10</text:p>
          </table:table-cell>
          <table:table-cell table:formula="oooc:=AVERAGE([.E20:.AI20])" office:value-type="float" office:value="2.68421052631579">
            <text:p>2.68</text:p>
          </table:table-cell>
          <table:table-cell table:formula="oooc:=AVERAGE([.U20:.AF20])" office:value-type="float" office:value="2.65">
            <text:p>2.65</text:p>
          </table:table-cell>
          <table:table-cell table:formula="oooc:=AVERAGE([.E20:.T20])" office:value-type="float" office:value="2.74444444444444">
            <text:p>2.74</text:p>
          </table:table-cell>
          <table:table-cell office:value-type="string">
            <text:p>Spain</text:p>
          </table:table-cell>
          <table:table-cell office:value-type="string">
            <text:p>Valdepenas</text:p>
          </table:table-cell>
          <table:table-cell office:value-type="string">
            <text:p>red</text:p>
          </table:table-cell>
          <table:table-cell/>
          <table:table-cell table:style-name="ce37" office:value-type="string">
            <text:p>No Name</text:p>
          </table:table-cell>
          <table:table-cell table:style-name="ce37" office:value-type="float" office:value="0.764506178503285">
            <text:p>0.76</text:p>
          </table:table-cell>
          <table:table-cell table:style-name="ce37"/>
          <table:table-cell table:style-name="ce37" office:value-type="string">
            <text:p>Kristine</text:p>
          </table:table-cell>
          <table:table-cell table:style-name="ce45" office:value-type="float" office:value="2.36666666666667">
            <text:p>2.37</text:p>
          </table:table-cell>
          <table:table-cell table:style-name="ce37"/>
          <table:table-cell table:style-name="ce37" office:value-type="string">
            <text:p>Museo de Jamon</text:p>
          </table:table-cell>
          <table:table-cell table:style-name="ce37" office:value-type="float" office:value="2.91899744394319">
            <text:p>2.92</text:p>
          </table:table-cell>
          <table:table-cell table:style-name="ce37"/>
          <table:table-cell table:style-name="ce37" office:value-type="string">
            <text:p>German Gilabert</text:p>
          </table:table-cell>
          <table:table-cell table:style-name="ce37" office:value-type="float" office:value="2.69208545481257">
            <text:p>2.69</text:p>
          </table:table-cell>
          <table:table-cell table:style-name="ce37"/>
          <table:table-cell table:style-name="ce37" office:value-type="string">
            <text:p>Frei Brothers</text:p>
          </table:table-cell>
          <table:table-cell table:style-name="ce37" office:value-type="float" office:value="2.57611440833055">
            <text:p>2.58</text:p>
          </table:table-cell>
          <table:table-cell table:style-name="ce37"/>
          <table:table-cell table:style-name="ce89" office:value-type="string">
            <text:p>Museo de Jamon</text:p>
          </table:table-cell>
          <table:table-cell table:style-name="ce89" office:value-type="string">
            <text:p>Spain</text:p>
          </table:table-cell>
          <table:table-cell table:style-name="ce89" office:value-type="string">
            <text:p>Valdepenas</text:p>
          </table:table-cell>
          <table:table-cell table:style-name="ce89" office:value-type="string">
            <text:p>red</text:p>
          </table:table-cell>
          <table:table-cell/>
          <table:table-cell table:style-name="ce92" office:value-type="string">
            <text:p>caroline</text:p>
          </table:table-cell>
          <table:table-cell table:style-name="ce97" table:number-columns-repeated="3"/>
          <table:table-cell table:style-name="ce103"/>
          <table:table-cell table:style-name="ce106"/>
          <table:table-cell table:style-name="ce97"/>
          <table:table-cell table:style-name="ce97" office:value-type="string">
            <text:p><text:s text:c="9"/></text:p>
          </table:table-cell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/>
          <table:table-cell table:style-name="ce97" office:value-type="string">
            <text:p><text:s text:c="9"/></text:p>
          </table:table-cell>
          <table:table-cell table:style-name="ce103"/>
          <table:table-cell table:style-name="ce106" office:value-type="float" office:value="0.8784">
            <text:p>0.88</text:p>
          </table:table-cell>
          <table:table-cell table:style-name="ce97" office:value-type="string">
            <text:p><text:s text:c="9"/></text:p>
          </table:table-cell>
          <table:table-cell table:style-name="ce97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 office:value-type="string">
            <text:p><text:s text:c="9"/></text:p>
          </table:table-cell>
          <table:table-cell table:number-columns-repeated="2" table:style-name="ce97" office:value-type="string">
            <text:p><text:s text:c="9"/></text:p>
          </table:table-cell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Corral de la Villa</text:p>
          </table:table-cell>
          <table:table-cell table:number-columns-repeated="2" office:value-type="float" office:value="1.5">
            <text:p>1.50</text:p>
          </table:table-cell>
          <table:table-cell office:value-type="float" office:value="1.75">
            <text:p>1.75</text:p>
          </table:table-cell>
          <table:table-cell office:value-type="float" office:value="2.5">
            <text:p>2.50</text:p>
          </table:table-cell>
          <table:table-cell/>
          <table:table-cell office:value-type="float" office:value="2.7">
            <text:p>2.70</text:p>
          </table:table-cell>
          <table:table-cell office:value-type="float" office:value="4.5">
            <text:p>4.50</text:p>
          </table:table-cell>
          <table:table-cell/>
          <table:table-cell office:value-type="float" office:value="3">
            <text:p>3.00</text:p>
          </table:table-cell>
          <table:table-cell table:number-columns-repeated="4"/>
          <table:table-cell office:value-type="float" office:value="2">
            <text:p>2.00</text:p>
          </table:table-cell>
          <table:table-cell office:value-type="float" office:value="1.5">
            <text:p>1.50</text:p>
          </table:table-cell>
          <table:table-cell/>
          <table:table-cell office:value-type="float" office:value="1.4">
            <text:p>1.40</text:p>
          </table:table-cell>
          <table:table-cell office:value-type="float" office:value="2.7">
            <text:p>2.70</text:p>
          </table:table-cell>
          <table:table-cell/>
          <table:table-cell office:value-type="float" office:value="1.9">
            <text:p>1.90</text:p>
          </table:table-cell>
          <table:table-cell office:value-type="float" office:value="1.5">
            <text:p>1.50</text:p>
          </table:table-cell>
          <table:table-cell/>
          <table:table-cell office:value-type="float" office:value="2.5">
            <text:p>2.50</text:p>
          </table:table-cell>
          <table:table-cell table:number-columns-repeated="4"/>
          <table:table-cell office:value-type="float" office:value="1.5">
            <text:p>1.50</text:p>
          </table:table-cell>
          <table:table-cell office:value-type="float" office:value="4">
            <text:p>4.00</text:p>
          </table:table-cell>
          <table:table-cell/>
          <table:table-cell office:value-type="float" office:value="1.9">
            <text:p>1.90</text:p>
          </table:table-cell>
          <table:table-cell table:formula="oooc:=AVERAGE([.E21:.AI21])" office:value-type="float" office:value="2.25588235294118">
            <text:p>2.26</text:p>
          </table:table-cell>
          <table:table-cell table:formula="oooc:=AVERAGE([.U21:.AF21])" office:value-type="float" office:value="1.91666666666667">
            <text:p>1.92</text:p>
          </table:table-cell>
          <table:table-cell table:formula="oooc:=AVERAGE([.E21:.T21])" office:value-type="float" office:value="2.32777777777778">
            <text:p>2.33</text:p>
          </table:table-cell>
          <table:table-cell office:value-type="string">
            <text:p>Spain</text:p>
          </table:table-cell>
          <table:table-cell office:value-type="string">
            <text:p>Temranillo</text:p>
          </table:table-cell>
          <table:table-cell office:value-type="string">
            <text:p>red</text:p>
          </table:table-cell>
          <table:table-cell/>
          <table:table-cell table:style-name="ce37" office:value-type="string">
            <text:p>Caroline</text:p>
          </table:table-cell>
          <table:table-cell table:style-name="ce45" office:value-type="float" office:value="0.763762615825973">
            <text:p>0.76</text:p>
          </table:table-cell>
          <table:table-cell table:style-name="ce37"/>
          <table:table-cell table:style-name="ce37" office:value-type="string">
            <text:p>Basia</text:p>
          </table:table-cell>
          <table:table-cell table:style-name="ce37" office:value-type="float" office:value="2.39166666666667">
            <text:p>2.39</text:p>
          </table:table-cell>
          <table:table-cell table:style-name="ce37"/>
          <table:table-cell table:style-name="ce37" office:value-type="string">
            <text:p>Satek</text:p>
          </table:table-cell>
          <table:table-cell table:style-name="ce37" office:value-type="float" office:value="3.10702492589013">
            <text:p>3.11</text:p>
          </table:table-cell>
          <table:table-cell table:style-name="ce37"/>
          <table:table-cell table:style-name="ce37" office:value-type="string">
            <text:p>Museo de Jamon</text:p>
          </table:table-cell>
          <table:table-cell table:style-name="ce37" office:value-type="float" office:value="2.76284506871379">
            <text:p>2.76</text:p>
          </table:table-cell>
          <table:table-cell table:style-name="ce37"/>
          <table:table-cell table:style-name="ce37" office:value-type="string">
            <text:p>Museo de Jamon</text:p>
          </table:table-cell>
          <table:table-cell table:style-name="ce37" office:value-type="float" office:value="3.16808074409823">
            <text:p>3.17</text:p>
          </table:table-cell>
          <table:table-cell table:style-name="ce37"/>
          <table:table-cell table:style-name="ce89" office:value-type="string">
            <text:p>Satek</text:p>
          </table:table-cell>
          <table:table-cell table:style-name="ce89" office:value-type="string">
            <text:p>US</text:p>
          </table:table-cell>
          <table:table-cell table:style-name="ce89" office:value-type="string">
            <text:p>Delaware</text:p>
          </table:table-cell>
          <table:table-cell table:style-name="ce89" office:value-type="string">
            <text:p>red</text:p>
          </table:table-cell>
          <table:table-cell/>
          <table:table-cell table:style-name="ce92" office:value-type="string">
            <text:p>basia</text:p>
          </table:table-cell>
          <table:table-cell table:style-name="ce98" table:number-columns-repeated="3"/>
          <table:table-cell table:style-name="ce104"/>
          <table:table-cell table:style-name="ce107"/>
          <table:table-cell table:style-name="ce98"/>
          <table:table-cell table:style-name="ce98" office:value-type="string">
            <text:p><text:s text:c="9"/></text:p>
          </table:table-cell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office:value-type="string">
            <text:p><text:s text:c="9"/></text:p>
          </table:table-cell>
          <table:table-cell table:style-name="ce98"/>
          <table:table-cell table:style-name="ce104"/>
          <table:table-cell table:style-name="ce107"/>
          <table:table-cell table:style-name="ce98" office:value-type="float" office:value="0.5837">
            <text:p>0.58</text:p>
          </table:table-cell>
          <table:table-cell table:style-name="ce98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98" table:number-columns-repeated="2"/>
          <table:table-cell table:style-name="ce103"/>
          <table:table-cell table:number-columns-repeated="158"/>
        </table:table-row>
        <table:table-row table:style-name="ro8">
          <table:table-cell table:number-columns-repeated="3"/>
          <table:table-cell office:value-type="string">
            <text:p>Opolo</text:p>
          </table:table-cell>
          <table:table-cell table:number-columns-repeated="2" office:value-type="float" office:value="1.3">
            <text:p>1.30</text:p>
          </table:table-cell>
          <table:table-cell office:value-type="float" office:value="1.5">
            <text:p>1.50</text:p>
          </table:table-cell>
          <table:table-cell office:value-type="float" office:value="2">
            <text:p>2.00</text:p>
          </table:table-cell>
          <table:table-cell table:number-columns-repeated="4"/>
          <table:table-cell office:value-type="float" office:value="2">
            <text:p>2.00</text:p>
          </table:table-cell>
          <table:table-cell table:number-columns-repeated="4"/>
          <table:table-cell office:value-type="float" office:value="2">
            <text:p>2.00</text:p>
          </table:table-cell>
          <table:table-cell office:value-type="float" office:value="1.2">
            <text:p>1.20</text:p>
          </table:table-cell>
          <table:table-cell/>
          <table:table-cell office:value-type="float" office:value="1.2">
            <text:p>1.20</text:p>
          </table:table-cell>
          <table:table-cell office:value-type="float" office:value="1.4">
            <text:p>1.40</text:p>
          </table:table-cell>
          <table:table-cell/>
          <table:table-cell office:value-type="float" office:value="1.6">
            <text:p>1.60</text:p>
          </table:table-cell>
          <table:table-cell office:value-type="float" office:value="2">
            <text:p>2.00</text:p>
          </table:table-cell>
          <table:table-cell/>
          <table:table-cell office:value-type="float" office:value="2.7">
            <text:p>2.70</text:p>
          </table:table-cell>
          <table:table-cell table:number-columns-repeated="4"/>
          <table:table-cell office:value-type="float" office:value="1">
            <text:p>1.00</text:p>
          </table:table-cell>
          <table:table-cell table:number-columns-repeated="2"/>
          <table:table-cell office:value-type="float" office:value="1.5">
            <text:p>1.50</text:p>
          </table:table-cell>
          <table:table-cell table:formula="oooc:=AVERAGE([.E22:.AI22])" office:value-type="float" office:value="1.62142857142857">
            <text:p>1.62</text:p>
          </table:table-cell>
          <table:table-cell table:formula="oooc:=AVERAGE([.U22:.AF22])" office:value-type="float" office:value="1.65">
            <text:p>1.65</text:p>
          </table:table-cell>
          <table:table-cell table:formula="oooc:=AVERAGE([.E22:.T22])" office:value-type="float" office:value="1.61428571428571">
            <text:p>1.61</text:p>
          </table:table-cell>
          <table:table-cell office:value-type="string">
            <text:p>US</text:p>
          </table:table-cell>
          <table:table-cell office:value-type="string">
            <text:p>Grand Rouge</text:p>
          </table:table-cell>
          <table:table-cell office:value-type="string">
            <text:p>red</text:p>
          </table:table-cell>
          <table:table-cell/>
          <table:table-cell table:style-name="ce37" office:value-type="string">
            <text:p>Stella</text:p>
          </table:table-cell>
          <table:table-cell table:style-name="ce45" office:value-type="float" office:value="0.763762615825973">
            <text:p>0.76</text:p>
          </table:table-cell>
          <table:table-cell table:style-name="ce37"/>
          <table:table-cell table:style-name="ce37" office:value-type="string">
            <text:p>Female</text:p>
          </table:table-cell>
          <table:table-cell table:style-name="ce37" office:value-type="float" office:value="2.43095029239766">
            <text:p>2.43</text:p>
          </table:table-cell>
          <table:table-cell table:style-name="ce37"/>
          <table:table-cell table:style-name="ce37" office:value-type="string">
            <text:p>Frei Brothers</text:p>
          </table:table-cell>
          <table:table-cell table:style-name="ce37" office:value-type="float" office:value="3.28565103373973">
            <text:p>3.29</text:p>
          </table:table-cell>
          <table:table-cell table:style-name="ce37"/>
          <table:table-cell table:style-name="ce37" office:value-type="string">
            <text:p>Frei Brothers</text:p>
          </table:table-cell>
          <table:table-cell table:style-name="ce37" office:value-type="float" office:value="3.61196043552849">
            <text:p>3.61</text:p>
          </table:table-cell>
          <table:table-cell table:style-name="ce37"/>
          <table:table-cell table:style-name="ce37" office:value-type="string">
            <text:p>Fre</text:p>
          </table:table-cell>
          <table:table-cell table:style-name="ce37" office:value-type="float" office:value="3.46913790914579">
            <text:p>3.47</text:p>
          </table:table-cell>
          <table:table-cell table:style-name="ce37"/>
          <table:table-cell table:style-name="ce89" office:value-type="string">
            <text:p>Frei Brothers</text:p>
          </table:table-cell>
          <table:table-cell table:style-name="ce89" office:value-type="string">
            <text:p>US</text:p>
          </table:table-cell>
          <table:table-cell table:style-name="ce89" office:value-type="string">
            <text:p>Chardonnay</text:p>
          </table:table-cell>
          <table:table-cell table:style-name="ce89" office:value-type="string">
            <text:p>white</text:p>
          </table:table-cell>
          <table:table-cell/>
          <table:table-cell table:style-name="ce92" office:value-type="string">
            <text:p>kat</text:p>
          </table:table-cell>
          <table:table-cell table:style-name="ce99" table:number-columns-repeated="3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99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San Gregorio</text:p>
          </table:table-cell>
          <table:table-cell table:number-columns-repeated="2" office:value-type="float" office:value="1.8">
            <text:p>1.80</text:p>
          </table:table-cell>
          <table:table-cell/>
          <table:table-cell office:value-type="float" office:value="2">
            <text:p>2.00</text:p>
          </table:table-cell>
          <table:table-cell table:number-columns-repeated="10"/>
          <table:table-cell office:value-type="float" office:value="4">
            <text:p>4.00</text:p>
          </table:table-cell>
          <table:table-cell/>
          <table:table-cell office:value-type="float" office:value="1.8">
            <text:p>1.80</text:p>
          </table:table-cell>
          <table:table-cell office:value-type="float" office:value="3.5">
            <text:p>3.50</text:p>
          </table:table-cell>
          <table:table-cell/>
          <table:table-cell office:value-type="float" office:value="1.8">
            <text:p>1.80</text:p>
          </table:table-cell>
          <table:table-cell/>
          <table:table-cell office:value-type="float" office:value="3">
            <text:p>3.00</text:p>
          </table:table-cell>
          <table:table-cell office:value-type="float" office:value="2.8">
            <text:p>2.80</text:p>
          </table:table-cell>
          <table:table-cell table:number-columns-repeated="4"/>
          <table:table-cell office:value-type="float" office:value="1.5">
            <text:p>1.50</text:p>
          </table:table-cell>
          <table:table-cell table:number-columns-repeated="2"/>
          <table:table-cell office:value-type="float" office:value="1.7">
            <text:p>1.70</text:p>
          </table:table-cell>
          <table:table-cell table:formula="oooc:=AVERAGE([.E23:.AI23])" office:value-type="float" office:value="2.33636363636364">
            <text:p>2.34</text:p>
          </table:table-cell>
          <table:table-cell table:formula="oooc:=AVERAGE([.U23:.AF23])" office:value-type="float" office:value="2.4">
            <text:p>2.40</text:p>
          </table:table-cell>
          <table:table-cell table:formula="oooc:=AVERAGE([.E23:.T23])" office:value-type="float" office:value="2.4">
            <text:p>2.40</text:p>
          </table:table-cell>
          <table:table-cell office:value-type="string">
            <text:p>US</text:p>
          </table:table-cell>
          <table:table-cell office:value-type="string">
            <text:p>Zinfandel</text:p>
          </table:table-cell>
          <table:table-cell office:value-type="string">
            <text:p>red</text:p>
          </table:table-cell>
          <table:table-cell/>
          <table:table-cell table:style-name="ce37" office:value-type="string">
            <text:p>Felix</text:p>
          </table:table-cell>
          <table:table-cell table:style-name="ce37" office:value-type="float" office:value="0.721110255092799">
            <text:p>0.72</text:p>
          </table:table-cell>
          <table:table-cell table:style-name="ce37"/>
          <table:table-cell table:style-name="ce37" office:value-type="string">
            <text:p>Average</text:p>
          </table:table-cell>
          <table:table-cell table:style-name="ce37" office:value-type="float" office:value="2.4947527720772">
            <text:p>2.49</text:p>
          </table:table-cell>
          <table:table-cell table:style-name="ce37"/>
          <table:table-cell table:style-name="ce37" office:value-type="string">
            <text:p>Wilhelm</text:p>
          </table:table-cell>
          <table:table-cell table:style-name="ce37" office:value-type="float" office:value="3.89383040094192">
            <text:p>3.89</text:p>
          </table:table-cell>
          <table:table-cell table:style-name="ce37"/>
          <table:table-cell table:style-name="ce37" office:value-type="string">
            <text:p>Domaine Markou</text:p>
          </table:table-cell>
          <table:table-cell table:style-name="ce37" office:value-type="float" office:value="4.07021317317452">
            <text:p>4.07</text:p>
          </table:table-cell>
          <table:table-cell table:style-name="ce37"/>
          <table:table-cell table:style-name="ce37" office:value-type="string">
            <text:p>Domaine Markou</text:p>
          </table:table-cell>
          <table:table-cell table:style-name="ce37" office:value-type="float" office:value="3.85476169358874">
            <text:p>3.85</text:p>
          </table:table-cell>
          <table:table-cell table:style-name="ce37"/>
          <table:table-cell table:style-name="ce89" office:value-type="string">
            <text:p>Wilhelm</text:p>
          </table:table-cell>
          <table:table-cell table:style-name="ce89" office:value-type="string">
            <text:p>US</text:p>
          </table:table-cell>
          <table:table-cell table:style-name="ce89" office:value-type="string">
            <text:p>101 Lakes</text:p>
          </table:table-cell>
          <table:table-cell table:style-name="ce89" office:value-type="string">
            <text:p>white</text:p>
          </table:table-cell>
          <table:table-cell/>
          <table:table-cell table:style-name="ce92" office:value-type="string">
            <text:p>john</text:p>
          </table:table-cell>
          <table:table-cell table:style-name="ce97" table:number-columns-repeated="3"/>
          <table:table-cell table:style-name="ce103"/>
          <table:table-cell table:style-name="ce109" office:value-type="float" office:value="0.9992">
            <text:p>1.00</text:p>
          </table:table-cell>
          <table:table-cell table:style-name="ce97"/>
          <table:table-cell table:style-name="ce97" office:value-type="string">
            <text:p><text:s text:c="9"/></text:p>
          </table:table-cell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100" office:value-type="float" office:value="0.8784">
            <text:p>0.88</text:p>
          </table:table-cell>
          <table:table-cell table:style-name="ce97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office:value-type="float" office:value="1">
            <text:p>1.00</text:p>
          </table:table-cell>
          <table:table-cell table:style-name="ce97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97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Wente</text:p>
          </table:table-cell>
          <table:table-cell office:value-type="float" office:value="1.6">
            <text:p>1.60</text:p>
          </table:table-cell>
          <table:table-cell office:value-type="float" office:value="1.7">
            <text:p>1.70</text:p>
          </table:table-cell>
          <table:table-cell table:number-columns-repeated="3"/>
          <table:table-cell office:value-type="float" office:value="2.4">
            <text:p>2.40</text:p>
          </table:table-cell>
          <table:table-cell table:number-columns-repeated="7"/>
          <table:table-cell office:value-type="float" office:value="2">
            <text:p>2.00</text:p>
          </table:table-cell>
          <table:table-cell table:number-columns-repeated="3"/>
          <table:table-cell office:value-type="float" office:value="2.3">
            <text:p>2.30</text:p>
          </table:table-cell>
          <table:table-cell/>
          <table:table-cell office:value-type="float" office:value="1.9">
            <text:p>1.90</text:p>
          </table:table-cell>
          <table:table-cell table:number-columns-repeated="7"/>
          <table:table-cell office:value-type="float" office:value="2">
            <text:p>2.00</text:p>
          </table:table-cell>
          <table:table-cell table:number-columns-repeated="2"/>
          <table:table-cell office:value-type="float" office:value="2.3">
            <text:p>2.30</text:p>
          </table:table-cell>
          <table:table-cell table:formula="oooc:=AVERAGE([.E24:.AI24])" office:value-type="float" office:value="2.025">
            <text:p>2.03</text:p>
          </table:table-cell>
          <table:table-cell table:formula="oooc:=AVERAGE([.U24:.AF24])" office:value-type="float" office:value="2.06666666666667">
            <text:p>2.07</text:p>
          </table:table-cell>
          <table:table-cell table:formula="oooc:=AVERAGE([.E24:.T24])" office:value-type="float" office:value="1.925">
            <text:p>1.93</text:p>
          </table:table-cell>
          <table:table-cell office:value-type="string">
            <text:p>US</text:p>
          </table:table-cell>
          <table:table-cell office:value-type="string">
            <text:p>Merlot</text:p>
          </table:table-cell>
          <table:table-cell office:value-type="string">
            <text:p>red</text:p>
          </table:table-cell>
          <table:table-cell/>
          <table:table-cell table:style-name="ce37" office:value-type="string">
            <text:p>Erika</text:p>
          </table:table-cell>
          <table:table-cell table:style-name="ce45" office:value-type="float" office:value="0.678101340930269">
            <text:p>0.68</text:p>
          </table:table-cell>
          <table:table-cell table:style-name="ce37"/>
          <table:table-cell table:style-name="ce37" office:value-type="string">
            <text:p>Male</text:p>
          </table:table-cell>
          <table:table-cell table:style-name="ce37" office:value-type="float" office:value="2.51070175438596">
            <text:p>2.51</text:p>
          </table:table-cell>
          <table:table-cell table:style-name="ce37"/>
          <table:table-cell table:style-name="ce37" office:value-type="string">
            <text:p>Domaine Markou</text:p>
          </table:table-cell>
          <table:table-cell table:style-name="ce37" office:value-type="float" office:value="4.21766616789374">
            <text:p>4.22</text:p>
          </table:table-cell>
          <table:table-cell table:style-name="ce37"/>
          <table:table-cell table:style-name="ce37" office:value-type="string">
            <text:p>Wilhelm</text:p>
          </table:table-cell>
          <table:table-cell table:style-name="ce37" office:value-type="float" office:value="4.27238349860659">
            <text:p>4.27</text:p>
          </table:table-cell>
          <table:table-cell table:style-name="ce37"/>
          <table:table-cell table:style-name="ce37" office:value-type="string">
            <text:p>Satek</text:p>
          </table:table-cell>
          <table:table-cell table:style-name="ce37" office:value-type="float" office:value="4.39463499180886">
            <text:p>4.39</text:p>
          </table:table-cell>
          <table:table-cell table:style-name="ce37"/>
          <table:table-cell table:style-name="ce89" office:value-type="string">
            <text:p>Domaine Markou</text:p>
          </table:table-cell>
          <table:table-cell table:style-name="ce89" office:value-type="string">
            <text:p>Greece</text:p>
          </table:table-cell>
          <table:table-cell table:style-name="ce89" office:value-type="string">
            <text:p>Table</text:p>
          </table:table-cell>
          <table:table-cell table:style-name="ce89" office:value-type="string">
            <text:p>white</text:p>
          </table:table-cell>
          <table:table-cell/>
          <table:table-cell table:style-name="ce92" office:value-type="string">
            <text:p>beau</text:p>
          </table:table-cell>
          <table:table-cell table:style-name="ce97" table:number-columns-repeated="3"/>
          <table:table-cell table:style-name="ce103"/>
          <table:table-cell table:style-name="ce106"/>
          <table:table-cell table:style-name="ce97"/>
          <table:table-cell table:style-name="ce97" office:value-type="string">
            <text:p><text:s text:c="9"/></text:p>
          </table:table-cell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office:value-type="string">
            <text:p><text:s text:c="9"/></text:p>
          </table:table-cell>
          <table:table-cell table:style-name="ce97" office:value-type="float" office:value="0.5837">
            <text:p>0.58</text:p>
          </table:table-cell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/>
          <table:table-cell table:style-name="ce97" office:value-type="float" office:value="0.7171">
            <text:p>0.72</text:p>
          </table:table-cell>
          <table:table-cell table:style-name="ce103" office:value-type="float" office:value="0.7834">
            <text:p>0.78</text:p>
          </table:table-cell>
          <table:table-cell table:style-name="ce97" office:value-type="float" office:value="0.6928">
            <text:p>0.69</text:p>
          </table:table-cell>
          <table:table-cell table:style-name="ce97" office:value-type="float" office:value="0.5913">
            <text:p>0.59</text:p>
          </table:table-cell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Los Vascos</text:p>
          </table:table-cell>
          <table:table-cell table:number-columns-repeated="2" office:value-type="float" office:value="1.5">
            <text:p>1.50</text:p>
          </table:table-cell>
          <table:table-cell/>
          <table:table-cell office:value-type="float" office:value="2">
            <text:p>2.00</text:p>
          </table:table-cell>
          <table:table-cell/>
          <table:table-cell office:value-type="float" office:value="2.5">
            <text:p>2.50</text:p>
          </table:table-cell>
          <table:table-cell office:value-type="float" office:value="4.7">
            <text:p>4.70</text:p>
          </table:table-cell>
          <table:table-cell table:number-columns-repeated="7"/>
          <table:table-cell office:value-type="float" office:value="1.1">
            <text:p>1.10</text:p>
          </table:table-cell>
          <table:table-cell/>
          <table:table-cell office:value-type="float" office:value="2.2">
            <text:p>2.20</text:p>
          </table:table-cell>
          <table:table-cell office:value-type="float" office:value="1.9">
            <text:p>1.90</text:p>
          </table:table-cell>
          <table:table-cell/>
          <table:table-cell office:value-type="float" office:value="1.9">
            <text:p>1.90</text:p>
          </table:table-cell>
          <table:table-cell office:value-type="float" office:value="2">
            <text:p>2.00</text:p>
          </table:table-cell>
          <table:table-cell/>
          <table:table-cell office:value-type="float" office:value="3.1">
            <text:p>3.10</text:p>
          </table:table-cell>
          <table:table-cell table:number-columns-repeated="3"/>
          <table:table-cell office:value-type="float" office:value="1.5">
            <text:p>1.50</text:p>
          </table:table-cell>
          <table:table-cell office:value-type="float" office:value="2">
            <text:p>2.00</text:p>
          </table:table-cell>
          <table:table-cell office:value-type="float" office:value="4.1">
            <text:p>4.10</text:p>
          </table:table-cell>
          <table:table-cell/>
          <table:table-cell office:value-type="float" office:value="2">
            <text:p>2.00</text:p>
          </table:table-cell>
          <table:table-cell table:formula="oooc:=AVERAGE([.E25:.AI25])" office:value-type="float" office:value="2.26666666666667">
            <text:p>2.27</text:p>
          </table:table-cell>
          <table:table-cell table:formula="oooc:=AVERAGE([.U25:.AF25])" office:value-type="float" office:value="2.08571428571429">
            <text:p>2.09</text:p>
          </table:table-cell>
          <table:table-cell table:formula="oooc:=AVERAGE([.E25:.T25])" office:value-type="float" office:value="2.21666666666667">
            <text:p>2.22</text:p>
          </table:table-cell>
          <table:table-cell office:value-type="string">
            <text:p>Chile</text:p>
          </table:table-cell>
          <table:table-cell office:value-type="string">
            <text:p>Cabernet Sauvignon</text:p>
          </table:table-cell>
          <table:table-cell office:value-type="string">
            <text:p>red</text:p>
          </table:table-cell>
          <table:table-cell/>
          <table:table-cell table:style-name="ce37" office:value-type="string">
            <text:p>Chris</text:p>
          </table:table-cell>
          <table:table-cell table:style-name="ce37" office:value-type="float" office:value="0.660050503118258">
            <text:p>0.66</text:p>
          </table:table-cell>
          <table:table-cell table:style-name="ce37"/>
          <table:table-cell table:style-name="ce37" office:value-type="string">
            <text:p>No Name</text:p>
          </table:table-cell>
          <table:table-cell table:style-name="ce37" office:value-type="float" office:value="2.54166666666667">
            <text:p>2.54</text:p>
          </table:table-cell>
          <table:table-cell table:style-name="ce37"/>
          <table:table-cell table:style-name="ce37" office:value-type="string">
            <text:p>Fre</text:p>
          </table:table-cell>
          <table:table-cell table:style-name="ce37" office:value-type="float" office:value="4.52043944593812">
            <text:p>4.52</text:p>
          </table:table-cell>
          <table:table-cell table:style-name="ce37"/>
          <table:table-cell table:style-name="ce37" office:value-type="string">
            <text:p>Fre</text:p>
          </table:table-cell>
          <table:table-cell table:style-name="ce37" office:value-type="float" office:value="4.50824887827734">
            <text:p>4.51</text:p>
          </table:table-cell>
          <table:table-cell table:style-name="ce37"/>
          <table:table-cell table:style-name="ce37" office:value-type="string">
            <text:p>Fre</text:p>
          </table:table-cell>
          <table:table-cell table:style-name="ce37" office:value-type="float" office:value="4.50423333054528">
            <text:p>4.50</text:p>
          </table:table-cell>
          <table:table-cell table:style-name="ce37"/>
          <table:table-cell table:style-name="ce89" office:value-type="string">
            <text:p>Fre</text:p>
          </table:table-cell>
          <table:table-cell table:style-name="ce89" office:value-type="string">
            <text:p>US</text:p>
          </table:table-cell>
          <table:table-cell table:style-name="ce89" office:value-type="string">
            <text:p>Merlot</text:p>
          </table:table-cell>
          <table:table-cell table:style-name="ce89" office:value-type="string">
            <text:p>Alcohol Free</text:p>
          </table:table-cell>
          <table:table-cell/>
          <table:table-cell table:style-name="ce92" office:value-type="string">
            <text:p>ben</text:p>
          </table:table-cell>
          <table:table-cell table:style-name="ce98" table:number-columns-repeated="3"/>
          <table:table-cell table:style-name="ce104"/>
          <table:table-cell table:style-name="ce107"/>
          <table:table-cell table:style-name="ce98"/>
          <table:table-cell table:style-name="ce98" office:value-type="string">
            <text:p><text:s text:c="9"/></text:p>
          </table:table-cell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 office:value-type="float" office:value="-0.9831">
            <text:p>-0.98</text:p>
          </table:table-cell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 office:value-type="float" office:value="1">
            <text:p>1.00</text:p>
          </table:table-cell>
          <table:table-cell table:style-name="ce98" table:number-columns-repeated="2"/>
          <table:table-cell table:style-name="ce104"/>
          <table:table-cell table:style-name="ce98" table:number-columns-repeated="2"/>
          <table:table-cell table:style-name="ce103"/>
          <table:table-cell table:number-columns-repeated="158"/>
        </table:table-row>
        <table:table-row table:style-name="ro9">
          <table:table-cell table:number-columns-repeated="3"/>
          <table:table-cell office:value-type="string">
            <text:p>Wilhelm</text:p>
          </table:table-cell>
          <table:table-cell office:value-type="float" office:value="2.7">
            <text:p>2.70</text:p>
          </table:table-cell>
          <table:table-cell office:value-type="float" office:value="1.8">
            <text:p>1.80</text:p>
          </table:table-cell>
          <table:table-cell/>
          <table:table-cell office:value-type="float" office:value="3.5">
            <text:p>3.50</text:p>
          </table:table-cell>
          <table:table-cell office:value-type="float" office:value="2.3">
            <text:p>2.30</text:p>
          </table:table-cell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number-columns-repeated="10"/>
          <table:table-cell office:value-type="float" office:value="2.7">
            <text:p>2.70</text:p>
          </table:table-cell>
          <table:table-cell/>
          <table:table-cell office:value-type="float" office:value="2.4">
            <text:p>2.40</text:p>
          </table:table-cell>
          <table:table-cell table:number-columns-repeated="2"/>
          <table:table-cell office:value-type="float" office:value="2.9">
            <text:p>2.90</text:p>
          </table:table-cell>
          <table:table-cell table:number-columns-repeated="3"/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office:value-type="float" office:value="1.9">
            <text:p>1.90</text:p>
          </table:table-cell>
          <table:table-cell table:number-columns-repeated="2"/>
          <table:table-cell table:formula="oooc:=AVERAGE([.E26:.AI26])" office:value-type="float" office:value="2.41666666666667">
            <text:p>2.42</text:p>
          </table:table-cell>
          <table:table-cell table:formula="oooc:=AVERAGE([.U26:.AF26])" office:value-type="float" office:value="2.6">
            <text:p>2.60</text:p>
          </table:table-cell>
          <table:table-cell table:formula="oooc:=AVERAGE([.E26:.T26])" office:value-type="float" office:value="2.35">
            <text:p>2.35</text:p>
          </table:table-cell>
          <table:table-cell office:value-type="string">
            <text:p>US</text:p>
          </table:table-cell>
          <table:table-cell office:value-type="string">
            <text:p>Wilhelm Red</text:p>
          </table:table-cell>
          <table:table-cell office:value-type="string">
            <text:p>Sweet/Sparkling</text:p>
          </table:table-cell>
          <table:table-cell/>
          <table:table-cell table:style-name="ce37" office:value-type="string">
            <text:p>Kristine</text:p>
          </table:table-cell>
          <table:table-cell table:style-name="ce45" office:value-type="float" office:value="0.650640709864769">
            <text:p>0.65</text:p>
          </table:table-cell>
          <table:table-cell table:style-name="ce37"/>
          <table:table-cell table:style-name="ce37" office:value-type="string">
            <text:p>Erika</text:p>
          </table:table-cell>
          <table:table-cell table:style-name="ce45" office:value-type="float" office:value="2.5625">
            <text:p>2.56</text:p>
          </table:table-cell>
          <table:table-cell table:style-name="ce37" table:number-columns-repeated="14"/>
          <table:table-cell/>
          <table:table-cell table:style-name="ce92" office:value-type="string">
            <text:p>ted</text:p>
          </table:table-cell>
          <table:table-cell table:style-name="ce99" office:value-type="float" office:value="0.7365">
            <text:p>0.74</text:p>
          </table:table-cell>
          <table:table-cell table:style-name="ce99" office:value-type="float" office:value="0.5365">
            <text:p>0.54</text:p>
          </table:table-cell>
          <table:table-cell table:style-name="ce99"/>
          <table:table-cell table:style-name="ce105"/>
          <table:table-cell table:style-name="ce108"/>
          <table:table-cell table:style-name="ce99"/>
          <table:table-cell table:style-name="ce99" office:value-type="string">
            <text:p><text:s text:c="9"/></text:p>
          </table:table-cell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/>
          <table:table-cell table:style-name="ce99" office:value-type="float" office:value="0.5519">
            <text:p>0.55</text:p>
          </table:table-cell>
          <table:table-cell table:style-name="ce105"/>
          <table:table-cell table:style-name="ce108"/>
          <table:table-cell table:style-name="ce99" table:number-columns-repeated="2"/>
          <table:table-cell table:style-name="ce105" office:value-type="float" office:value="0.7287">
            <text:p>0.73</text:p>
          </table:table-cell>
          <table:table-cell table:style-name="ce108"/>
          <table:table-cell table:style-name="ce99" table:number-columns-repeated="2"/>
          <table:table-cell table:style-name="ce105"/>
          <table:table-cell table:style-name="ce99" office:value-type="float" office:value="0.5902">
            <text:p>0.59</text:p>
          </table:table-cell>
          <table:table-cell table:style-name="ce99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German Gilabert</text:p>
          </table:table-cell>
          <table:table-cell table:number-columns-repeated="2" office:value-type="float" office:value="3">
            <text:p>3.00</text:p>
          </table:table-cell>
          <table:table-cell/>
          <table:table-cell office:value-type="float" office:value="3.5">
            <text:p>3.50</text:p>
          </table:table-cell>
          <table:table-cell office:value-type="float" office:value="2.5">
            <text:p>2.50</text:p>
          </table:table-cell>
          <table:table-cell/>
          <table:table-cell office:value-type="float" office:value="3">
            <text:p>3.00</text:p>
          </table:table-cell>
          <table:table-cell table:number-columns-repeated="6"/>
          <table:table-cell office:value-type="float" office:value="1">
            <text:p>1.00</text:p>
          </table:table-cell>
          <table:table-cell office:value-type="float" office:value="1.1">
            <text:p>1.10</text:p>
          </table:table-cell>
          <table:table-cell/>
          <table:table-cell office:value-type="float" office:value="1.3">
            <text:p>1.30</text:p>
          </table:table-cell>
          <table:table-cell office:value-type="float" office:value="1.5">
            <text:p>1.50</text:p>
          </table:table-cell>
          <table:table-cell office:value-type="float" office:value="2.6">
            <text:p>2.60</text:p>
          </table:table-cell>
          <table:table-cell office:value-type="float" office:value="3.2">
            <text:p>3.20</text:p>
          </table:table-cell>
          <table:table-cell office:value-type="float" office:value="2.8">
            <text:p>2.80</text:p>
          </table:table-cell>
          <table:table-cell/>
          <table:table-cell office:value-type="float" office:value="3.5">
            <text:p>3.50</text:p>
          </table:table-cell>
          <table:table-cell table:number-columns-repeated="3"/>
          <table:table-cell table:number-columns-repeated="2" office:value-type="float" office:value="3">
            <text:p>3.00</text:p>
          </table:table-cell>
          <table:table-cell office:value-type="float" office:value="2.8">
            <text:p>2.80</text:p>
          </table:table-cell>
          <table:table-cell table:number-columns-repeated="2"/>
          <table:table-cell table:formula="oooc:=AVERAGE([.E27:.AI27])" office:value-type="float" office:value="2.55">
            <text:p>2.55</text:p>
          </table:table-cell>
          <table:table-cell table:formula="oooc:=AVERAGE([.U27:.AF27])" office:value-type="float" office:value="2.6125">
            <text:p>2.61</text:p>
          </table:table-cell>
          <table:table-cell table:formula="oooc:=AVERAGE([.E27:.T27])" office:value-type="float" office:value="2.44285714285714">
            <text:p>2.44</text:p>
          </table:table-cell>
          <table:table-cell office:value-type="string">
            <text:p>Spain</text:p>
          </table:table-cell>
          <table:table-cell office:value-type="string">
            <text:p>Cava</text:p>
          </table:table-cell>
          <table:table-cell office:value-type="string">
            <text:p>Sweet/Sparkling</text:p>
          </table:table-cell>
          <table:table-cell/>
          <table:table-cell table:style-name="ce37" office:value-type="string">
            <text:p>Gayle</text:p>
          </table:table-cell>
          <table:table-cell table:style-name="ce45" office:value-type="float" office:value="0.618241233033045">
            <text:p>0.62</text:p>
          </table:table-cell>
          <table:table-cell table:style-name="ce37"/>
          <table:table-cell table:style-name="ce37" office:value-type="string">
            <text:p>Chris</text:p>
          </table:table-cell>
          <table:table-cell table:style-name="ce37" office:value-type="float" office:value="2.63">
            <text:p>2.63</text:p>
          </table:table-cell>
          <table:table-cell table:style-name="ce37"/>
          <table:table-cell table:style-name="ce36" office:value-type="string">
            <text:p>By Type (Normalized)</text:p>
          </table:table-cell>
          <table:table-cell table:style-name="ce36" table:number-columns-repeated="2"/>
          <table:table-cell table:style-name="ce36" office:value-type="string">
            <text:p>Male (normalized)</text:p>
          </table:table-cell>
          <table:table-cell table:style-name="ce37" table:number-columns-repeated="2"/>
          <table:table-cell table:style-name="ce36" office:value-type="string">
            <text:p>Female (normalized)</text:p>
          </table:table-cell>
          <table:table-cell table:style-name="ce37" table:number-columns-repeated="6"/>
          <table:table-cell/>
          <table:table-cell table:style-name="ce92" office:value-type="string">
            <text:p>chris</text:p>
          </table:table-cell>
          <table:table-cell table:style-name="ce97" table:number-columns-repeated="3"/>
          <table:table-cell table:style-name="ce103"/>
          <table:table-cell table:style-name="ce106"/>
          <table:table-cell table:style-name="ce97"/>
          <table:table-cell table:style-name="ce100" office:value-type="float" office:value="-0.8091">
            <text:p>-0.81</text:p>
          </table:table-cell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/>
          <table:table-cell table:style-name="ce100" office:value-type="float" office:value="-0.9831">
            <text:p>-0.98</text:p>
          </table:table-cell>
          <table:table-cell table:style-name="ce103"/>
          <table:table-cell table:style-name="ce106"/>
          <table:table-cell table:style-name="ce97" office:value-type="string">
            <text:p>. </text:p>
          </table:table-cell>
          <table:table-cell table:style-name="ce97" office:value-type="string">
            <text:p><text:s text:c="9"/></text:p>
          </table:table-cell>
          <table:table-cell table:style-name="ce103"/>
          <table:table-cell table:style-name="ce106"/>
          <table:table-cell table:style-name="ce97"/>
          <table:table-cell table:style-name="ce97" office:value-type="string">
            <text:p><text:s text:c="9"/></text:p>
          </table:table-cell>
          <table:table-cell table:style-name="ce103" office:value-type="string">
            <text:p><text:s text:c="9"/></text:p>
          </table:table-cell>
          <table:table-cell table:style-name="ce106"/>
          <table:table-cell table:style-name="ce97"/>
          <table:table-cell table:style-name="ce97" office:value-type="float" office:value="0.7642">
            <text:p>0.76</text:p>
          </table:table-cell>
          <table:table-cell table:style-name="ce103" office:value-type="string">
            <text:p><text:s text:c="9"/></text:p>
          </table:table-cell>
          <table:table-cell table:style-name="ce97" office:value-type="float" office:value="0.7034">
            <text:p>0.70</text:p>
          </table:table-cell>
          <table:table-cell table:style-name="ce97" office:value-type="string">
            <text:p><text:s text:c="9"/></text:p>
          </table:table-cell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Ferrante</text:p>
          </table:table-cell>
          <table:table-cell/>
          <table:table-cell office:value-type="float" office:value="1.6">
            <text:p>1.60</text:p>
          </table:table-cell>
          <table:table-cell table:number-columns-repeated="2"/>
          <table:table-cell office:value-type="float" office:value="2.2">
            <text:p>2.20</text:p>
          </table:table-cell>
          <table:table-cell office:value-type="float" office:value="2.5">
            <text:p>2.50</text:p>
          </table:table-cell>
          <table:table-cell office:value-type="float" office:value="1.5">
            <text:p>1.50</text:p>
          </table:table-cell>
          <table:table-cell table:number-columns-repeated="6"/>
          <table:table-cell office:value-type="float" office:value="1.5">
            <text:p>1.50</text:p>
          </table:table-cell>
          <table:table-cell table:number-columns-repeated="5"/>
          <table:table-cell office:value-type="float" office:value="2.6">
            <text:p>2.60</text:p>
          </table:table-cell>
          <table:table-cell office:value-type="float" office:value="3.5">
            <text:p>3.50</text:p>
          </table:table-cell>
          <table:table-cell/>
          <table:table-cell office:value-type="float" office:value="2.6">
            <text:p>2.60</text:p>
          </table:table-cell>
          <table:table-cell table:number-columns-repeated="3"/>
          <table:table-cell office:value-type="float" office:value="1.5">
            <text:p>1.50</text:p>
          </table:table-cell>
          <table:table-cell/>
          <table:table-cell office:value-type="float" office:value="1.2">
            <text:p>1.20</text:p>
          </table:table-cell>
          <table:table-cell table:number-columns-repeated="2"/>
          <table:table-cell table:formula="oooc:=AVERAGE([.E28:.AI28])" office:value-type="float" office:value="2.07">
            <text:p>2.07</text:p>
          </table:table-cell>
          <table:table-cell table:formula="oooc:=AVERAGE([.U28:.AF28])" office:value-type="float" office:value="2.55">
            <text:p>2.55</text:p>
          </table:table-cell>
          <table:table-cell table:formula="oooc:=AVERAGE([.E28:.T28])" office:value-type="float" office:value="1.86">
            <text:p>1.86</text:p>
          </table:table-cell>
          <table:table-cell office:value-type="string">
            <text:p>US</text:p>
          </table:table-cell>
          <table:table-cell office:value-type="string">
            <text:p>Cabernet Franc</text:p>
          </table:table-cell>
          <table:table-cell office:value-type="string">
            <text:p>Sweet/Sparkling</text:p>
          </table:table-cell>
          <table:table-cell/>
          <table:table-cell table:style-name="ce37" office:value-type="string">
            <text:p>Ben</text:p>
          </table:table-cell>
          <table:table-cell table:style-name="ce37" office:value-type="float" office:value="0.616055037739166">
            <text:p>0.62</text:p>
          </table:table-cell>
          <table:table-cell table:style-name="ce37"/>
          <table:table-cell table:style-name="ce37" office:value-type="string">
            <text:p>Ms. Arora</text:p>
          </table:table-cell>
          <table:table-cell table:style-name="ce45" office:value-type="float" office:value="2.66666666666667">
            <text:p>2.67</text:p>
          </table:table-cell>
          <table:table-cell table:style-name="ce37"/>
          <table:table-cell table:style-name="ce37" office:value-type="string">
            <text:p>Alcohol Free</text:p>
          </table:table-cell>
          <table:table-cell table:style-name="ce37" office:value-type="float" office:value="2.93926760238059">
            <text:p>2.94</text:p>
          </table:table-cell>
          <table:table-cell table:style-name="ce37" table:number-columns-repeated="2"/>
          <table:table-cell table:style-name="ce37" office:value-type="float" office:value="2.82259763156371">
            <text:p>2.82</text:p>
          </table:table-cell>
          <table:table-cell table:style-name="ce37" table:number-columns-repeated="2"/>
          <table:table-cell table:style-name="ce37" office:value-type="float" office:value="3.24588203394198">
            <text:p>3.25</text:p>
          </table:table-cell>
          <table:table-cell table:style-name="ce37" table:number-columns-repeated="5"/>
          <table:table-cell/>
          <table:table-cell table:style-name="ce92" office:value-type="string">
            <text:p>zachary</text:p>
          </table:table-cell>
          <table:table-cell table:style-name="ce97" table:number-columns-repeated="3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9" office:value-type="float" office:value="1">
            <text:p>1.00</text:p>
          </table:table-cell>
          <table:table-cell table:style-name="ce97" table:number-columns-repeated="2"/>
          <table:table-cell table:style-name="ce103"/>
          <table:table-cell table:style-name="ce106" office:value-type="string">
            <text:p>. </text:p>
          </table:table-cell>
          <table:table-cell table:style-name="ce97"/>
          <table:table-cell table:style-name="ce100" office:value-type="float" office:value="0.9876">
            <text:p>0.99</text:p>
          </table:table-cell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97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Std Dev</text:p>
          </table:table-cell>
          <table:table-cell table:formula="oooc:=STDEV([.E10:.E28])" office:value-type="float" office:value="0.546242576499628">
            <text:p>0.55</text:p>
          </table:table-cell>
          <table:table-cell table:formula="oooc:=STDEV([.F10:.F28])" office:value-type="float" office:value="0.618241233033047">
            <text:p>0.62</text:p>
          </table:table-cell>
          <table:table-cell table:formula="oooc:=STDEV([.G10:.G28])" office:value-type="float" office:value="1.11102430216445">
            <text:p>1.11</text:p>
          </table:table-cell>
          <table:table-cell table:formula="oooc:=STDEV([.H10:.H28])" office:value-type="float" office:value="0.678101340930269">
            <text:p>0.68</text:p>
          </table:table-cell>
          <table:table-cell table:formula="oooc:=STDEV([.I10:.I28])" office:value-type="float" office:value="0.587974732207334">
            <text:p>0.59</text:p>
          </table:table-cell>
          <table:table-cell table:formula="oooc:=STDEV([.J10:.J28])" office:value-type="float" office:value="0.386867763798777">
            <text:p>0.39</text:p>
          </table:table-cell>
          <table:table-cell table:formula="oooc:=STDEV([.K10:.K28])" office:value-type="float" office:value="1.16366109450181">
            <text:p>1.16</text:p>
          </table:table-cell>
          <table:table-cell table:formula="oooc:=STDEV([.L10:.L28])" office:value-type="float" office:value="1.18462370959446">
            <text:p>1.18</text:p>
          </table:table-cell>
          <table:table-cell table:formula="oooc:=STDEV([.M10:.M28])" office:value-type="float" office:value="0.577350269189626">
            <text:p>0.58</text:p>
          </table:table-cell>
          <table:table-cell table:formula="oooc:=STDEV([.N10:.N28])" office:value-type="float" office:value="0.650640709864771">
            <text:p>0.65</text:p>
          </table:table-cell>
          <table:table-cell table:formula="oooc:=STDEV([.O10:.O28])" office:value-type="float" office:value="0.763762615825973">
            <text:p>0.76</text:p>
          </table:table-cell>
          <table:table-cell table:formula="oooc:=STDEV([.P10:.P28])" office:value-type="float" office:value="0.577350269189626">
            <text:p>0.58</text:p>
          </table:table-cell>
          <table:table-cell table:formula="oooc:=STDEV([.Q10:.Q28])" office:value-type="float" office:value="1.75594229214212">
            <text:p>1.76</text:p>
          </table:table-cell>
          <table:table-cell table:formula="oooc:=STDEV([.R10:.R28])" office:value-type="float" office:value="0.763762615825973">
            <text:p>0.76</text:p>
          </table:table-cell>
          <table:table-cell table:formula="oooc:=STDEV([.S10:.S28])" office:value-type="float" office:value="1.48963591240113">
            <text:p>1.49</text:p>
          </table:table-cell>
          <table:table-cell table:formula="oooc:=STDEV([.T10:.T28])" office:value-type="float" office:value="1.53731367434669">
            <text:p>1.54</text:p>
          </table:table-cell>
          <table:table-cell table:formula="oooc:=STDEV([.U10:.U28])" office:value-type="float" office:value="0.775313556640867">
            <text:p>0.78</text:p>
          </table:table-cell>
          <table:table-cell table:formula="oooc:=STDEV([.V10:.V28])" office:value-type="float" office:value="1.02502032500174">
            <text:p>1.03</text:p>
          </table:table-cell>
          <table:table-cell table:formula="oooc:=STDEV([.W10:.W28])" office:value-type="float" office:value="0.616055037739169">
            <text:p>0.62</text:p>
          </table:table-cell>
          <table:table-cell table:formula="oooc:=STDEV([.X10:.X28])" office:value-type="float" office:value="0.439507299901454">
            <text:p>0.44</text:p>
          </table:table-cell>
          <table:table-cell table:formula="oooc:=STDEV([.Y10:.Y28])" office:value-type="float" office:value="0.660050503118259">
            <text:p>0.66</text:p>
          </table:table-cell>
          <table:table-cell table:formula="oooc:=STDEV([.Z10:.Z28])" office:value-type="float" office:value="1.1852265204432">
            <text:p>1.19</text:p>
          </table:table-cell>
          <table:table-cell table:formula="oooc:=STDEV([.AA10:.AA28])" office:value-type="float" office:value="0.358302877997027">
            <text:p>0.36</text:p>
          </table:table-cell>
          <table:table-cell table:formula="oooc:=STDEV([.AB10:.AB28])" office:value-type="float" office:value="0.3">
            <text:p>0.30</text:p>
          </table:table-cell>
          <table:table-cell table:formula="oooc:=STDEV([.AC10:.AC28])" office:value-type="float" office:value="1.25299640861417">
            <text:p>1.25</text:p>
          </table:table-cell>
          <table:table-cell table:formula="oooc:=STDEV([.AD10:.AD28])" office:value-type="float" office:value="0.611010092660779">
            <text:p>0.61</text:p>
          </table:table-cell>
          <table:table-cell table:formula="oooc:=STDEV([.AE10:.AE28])" office:value-type="float" office:value="1.07449776851581">
            <text:p>1.07</text:p>
          </table:table-cell>
          <table:table-cell table:formula="oooc:=STDEV([.AF10:.AF28])" office:value-type="float" office:value="0.806225774829855">
            <text:p>0.81</text:p>
          </table:table-cell>
          <table:table-cell table:formula="oooc:=STDEV([.AG10:.AG28])" office:value-type="float" office:value="1.07349008024339">
            <text:p>1.07</text:p>
          </table:table-cell>
          <table:table-cell table:formula="oooc:=STDEV([.AH10:.AH28])" office:value-type="float" office:value="0.721110255092798">
            <text:p>0.72</text:p>
          </table:table-cell>
          <table:table-cell table:formula="oooc:=STDEV([.AI10:.AI28])" office:value-type="float" office:value="0.764506178503285">
            <text:p>0.76</text:p>
          </table:table-cell>
          <table:table-cell table:formula="oooc:=STDEV([.AJ10:.AJ28])" office:value-type="float" office:value="0.452169236297971">
            <text:p>0.45</text:p>
          </table:table-cell>
          <table:table-cell table:formula="oooc:=STDEV([.AK10:.AK28])" office:value-type="float" office:value="0.529963321342412">
            <text:p>0.53</text:p>
          </table:table-cell>
          <table:table-cell table:formula="oooc:=STDEV([.AL10:.AL28])" office:value-type="float" office:value="0.469245903008227">
            <text:p>0.47</text:p>
          </table:table-cell>
          <table:table-cell table:number-columns-repeated="4"/>
          <table:table-cell table:style-name="ce37" office:value-type="string">
            <text:p>Jeff</text:p>
          </table:table-cell>
          <table:table-cell table:style-name="ce37" office:value-type="float" office:value="0.611010092660777">
            <text:p>0.61</text:p>
          </table:table-cell>
          <table:table-cell table:style-name="ce37"/>
          <table:table-cell table:style-name="ce37" office:value-type="string">
            <text:p>Kathy</text:p>
          </table:table-cell>
          <table:table-cell table:style-name="ce45" office:value-type="float" office:value="2.66666666666667">
            <text:p>2.67</text:p>
          </table:table-cell>
          <table:table-cell table:style-name="ce37"/>
          <table:table-cell table:style-name="ce37" office:value-type="string">
            <text:p>White</text:p>
          </table:table-cell>
          <table:table-cell table:style-name="ce37" office:value-type="float" office:value="2.99988976596673">
            <text:p>3.00</text:p>
          </table:table-cell>
          <table:table-cell table:style-name="ce37" table:number-columns-repeated="2"/>
          <table:table-cell table:style-name="ce37" office:value-type="float" office:value="3.04082926618289">
            <text:p>3.04</text:p>
          </table:table-cell>
          <table:table-cell table:style-name="ce37" table:number-columns-repeated="2"/>
          <table:table-cell table:style-name="ce37" office:value-type="float" office:value="2.52076555593627">
            <text:p>2.52</text:p>
          </table:table-cell>
          <table:table-cell table:style-name="ce37" table:number-columns-repeated="5"/>
          <table:table-cell/>
          <table:table-cell table:style-name="ce92" office:value-type="string">
            <text:p>dave</text:p>
          </table:table-cell>
          <table:table-cell table:style-name="ce98"/>
          <table:table-cell table:style-name="ce98" office:value-type="float" office:value="0.619">
            <text:p>0.62</text:p>
          </table:table-cell>
          <table:table-cell table:style-name="ce98"/>
          <table:table-cell table:style-name="ce104"/>
          <table:table-cell table:style-name="ce107"/>
          <table:table-cell table:style-name="ce98"/>
          <table:table-cell table:style-name="ce98" office:value-type="string">
            <text:p><text:s text:c="9"/></text:p>
          </table:table-cell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 office:value-type="float" office:value="0.5519">
            <text:p>0.55</text:p>
          </table:table-cell>
          <table:table-cell table:style-name="ce107" office:value-type="string">
            <text:p><text:s text:c="9"/></text:p>
          </table:table-cell>
          <table:table-cell table:style-name="ce110" office:value-type="float" office:value="0.9876">
            <text:p>0.99</text:p>
          </table:table-cell>
          <table:table-cell table:style-name="ce98"/>
          <table:table-cell table:style-name="ce104"/>
          <table:table-cell table:style-name="ce107"/>
          <table:table-cell table:style-name="ce98" table:number-columns-repeated="2"/>
          <table:table-cell table:style-name="ce104" office:value-type="float" office:value="0.6702">
            <text:p>0.67</text:p>
          </table:table-cell>
          <table:table-cell table:style-name="ce107"/>
          <table:table-cell table:style-name="ce98" table:number-columns-repeated="2"/>
          <table:table-cell table:style-name="ce104"/>
          <table:table-cell table:style-name="ce98" table:number-columns-repeated="2"/>
          <table:table-cell table:style-name="ce103"/>
          <table:table-cell table:number-columns-repeated="158"/>
        </table:table-row>
        <table:table-row table:style-name="ro10">
          <table:table-cell table:number-columns-repeated="3"/>
          <table:table-cell office:value-type="string">
            <text:p>AvgAll</text:p>
          </table:table-cell>
          <table:table-cell table:formula="oooc:=AVERAGE([.E10:.E28])" office:value-type="float" office:value="2.15333333333333">
            <text:p>2.15</text:p>
          </table:table-cell>
          <table:table-cell table:formula="oooc:=AVERAGE([.F10:.F28])" office:value-type="float" office:value="2.2">
            <text:p>2.20</text:p>
          </table:table-cell>
          <table:table-cell table:formula="oooc:=AVERAGE([.G10:.G28])" office:value-type="float" office:value="2.25">
            <text:p>2.25</text:p>
          </table:table-cell>
          <table:table-cell table:formula="oooc:=AVERAGE([.H10:.H28])" office:value-type="float" office:value="2.5625">
            <text:p>2.56</text:p>
          </table:table-cell>
          <table:table-cell table:formula="oooc:=AVERAGE([.I10:.I28])" office:value-type="float" office:value="2.82857142857143">
            <text:p>2.83</text:p>
          </table:table-cell>
          <table:table-cell table:formula="oooc:=AVERAGE([.J10:.J28])" office:value-type="float" office:value="2.28333333333333">
            <text:p>2.28</text:p>
          </table:table-cell>
          <table:table-cell table:formula="oooc:=AVERAGE([.K10:.K28])" office:value-type="float" office:value="3.3375">
            <text:p>3.34</text:p>
          </table:table-cell>
          <table:table-cell table:formula="oooc:=AVERAGE([.L10:.L28])" office:value-type="float" office:value="2.13333333333333">
            <text:p>2.13</text:p>
          </table:table-cell>
          <table:table-cell table:formula="oooc:=AVERAGE([.M10:.M28])" office:value-type="float" office:value="2.66666666666667">
            <text:p>2.67</text:p>
          </table:table-cell>
          <table:table-cell table:formula="oooc:=AVERAGE([.N10:.N28])" office:value-type="float" office:value="2.36666666666667">
            <text:p>2.37</text:p>
          </table:table-cell>
          <table:table-cell table:formula="oooc:=AVERAGE([.O10:.O28])" office:value-type="float" office:value="4.33333333333333">
            <text:p>4.33</text:p>
          </table:table-cell>
          <table:table-cell table:formula="oooc:=AVERAGE([.P10:.P28])" office:value-type="float" office:value="2.66666666666667">
            <text:p>2.67</text:p>
          </table:table-cell>
          <table:table-cell table:formula="oooc:=AVERAGE([.Q10:.Q28])" office:value-type="float" office:value="2.83333333333333">
            <text:p>2.83</text:p>
          </table:table-cell>
          <table:table-cell table:formula="oooc:=AVERAGE([.R10:.R28])" office:value-type="float" office:value="2">
            <text:p>2.00</text:p>
          </table:table-cell>
          <table:table-cell table:formula="oooc:=AVERAGE([.S10:.S28])" office:value-type="float" office:value="2.39166666666667">
            <text:p>2.39</text:p>
          </table:table-cell>
          <table:table-cell table:formula="oooc:=AVERAGE([.T10:.T28])" office:value-type="float" office:value="2.23333333333333">
            <text:p>2.23</text:p>
          </table:table-cell>
          <table:table-cell table:formula="oooc:=AVERAGE([.U10:.U28])" office:value-type="float" office:value="1.88888888888889">
            <text:p>1.89</text:p>
          </table:table-cell>
          <table:table-cell table:formula="oooc:=AVERAGE([.V10:.V28])" office:value-type="float" office:value="3.00666666666667">
            <text:p>3.01</text:p>
          </table:table-cell>
          <table:table-cell table:formula="oooc:=AVERAGE([.W10:.W28])" office:value-type="float" office:value="2.84285714285714">
            <text:p>2.84</text:p>
          </table:table-cell>
          <table:table-cell table:formula="oooc:=AVERAGE([.X10:.X28])" office:value-type="float" office:value="2.2125">
            <text:p>2.21</text:p>
          </table:table-cell>
          <table:table-cell table:formula="oooc:=AVERAGE([.Y10:.Y28])" office:value-type="float" office:value="2.63">
            <text:p>2.63</text:p>
          </table:table-cell>
          <table:table-cell table:formula="oooc:=AVERAGE([.Z10:.Z28])" office:value-type="float" office:value="2.78571428571429">
            <text:p>2.79</text:p>
          </table:table-cell>
          <table:table-cell table:formula="oooc:=AVERAGE([.AA10:.AA28])" office:value-type="float" office:value="2.84666666666667">
            <text:p>2.85</text:p>
          </table:table-cell>
          <table:table-cell table:formula="oooc:=AVERAGE([.AB10:.AB28])" office:value-type="float" office:value="1.9">
            <text:p>1.90</text:p>
          </table:table-cell>
          <table:table-cell table:formula="oooc:=AVERAGE([.AC10:.AC28])" office:value-type="float" office:value="2.7">
            <text:p>2.70</text:p>
          </table:table-cell>
          <table:table-cell table:formula="oooc:=AVERAGE([.AD10:.AD28])" office:value-type="float" office:value="2.93333333333333">
            <text:p>2.93</text:p>
          </table:table-cell>
          <table:table-cell table:formula="oooc:=AVERAGE([.AE10:.AE28])" office:value-type="float" office:value="2.36363636363636">
            <text:p>2.36</text:p>
          </table:table-cell>
          <table:table-cell table:formula="oooc:=AVERAGE([.AF10:.AF28])" office:value-type="float" office:value="2.125">
            <text:p>2.13</text:p>
          </table:table-cell>
          <table:table-cell table:formula="oooc:=AVERAGE([.AG10:.AG28])" office:value-type="float" office:value="2.92857142857143">
            <text:p>2.93</text:p>
          </table:table-cell>
          <table:table-cell table:formula="oooc:=AVERAGE([.AH10:.AH28])" office:value-type="float" office:value="2.2">
            <text:p>2.20</text:p>
          </table:table-cell>
          <table:table-cell table:formula="oooc:=AVERAGE([.AI10:.AI28])" office:value-type="float" office:value="2.54166666666667">
            <text:p>2.54</text:p>
          </table:table-cell>
          <table:table-cell table:formula="oooc:=AVERAGE([.AJ10:.AJ28])" office:value-type="float" office:value="2.4947527720772">
            <text:p>2.49</text:p>
          </table:table-cell>
          <table:table-cell table:formula="oooc:=AVERAGE([.AK10:.AK28])" office:value-type="float" office:value="2.51070175438596">
            <text:p>2.51</text:p>
          </table:table-cell>
          <table:table-cell table:formula="oooc:=AVERAGE([.AL10:.AL28])" office:value-type="float" office:value="2.43095029239766">
            <text:p>2.43</text:p>
          </table:table-cell>
          <table:table-cell table:number-columns-repeated="4"/>
          <table:table-cell table:style-name="ce37" office:value-type="string">
            <text:p>Marissa</text:p>
          </table:table-cell>
          <table:table-cell table:style-name="ce45" office:value-type="float" office:value="0.587974732207334">
            <text:p>0.59</text:p>
          </table:table-cell>
          <table:table-cell table:style-name="ce37"/>
          <table:table-cell table:style-name="ce37" office:value-type="string">
            <text:p>Sam</text:p>
          </table:table-cell>
          <table:table-cell table:style-name="ce37" office:value-type="float" office:value="2.7">
            <text:p>2.70</text:p>
          </table:table-cell>
          <table:table-cell table:style-name="ce37"/>
          <table:table-cell table:style-name="ce37" office:value-type="string">
            <text:p>Red</text:p>
          </table:table-cell>
          <table:table-cell table:style-name="ce37" office:value-type="float" office:value="2.02467642617574">
            <text:p>2.02</text:p>
          </table:table-cell>
          <table:table-cell table:style-name="ce37" table:number-columns-repeated="2"/>
          <table:table-cell table:style-name="ce37" office:value-type="float" office:value="1.8360706245109">
            <text:p>1.84</text:p>
          </table:table-cell>
          <table:table-cell table:style-name="ce37" table:number-columns-repeated="2"/>
          <table:table-cell table:style-name="ce37" office:value-type="float" office:value="2.35737680679158">
            <text:p>2.36</text:p>
          </table:table-cell>
          <table:table-cell table:style-name="ce37" table:number-columns-repeated="5"/>
          <table:table-cell/>
          <table:table-cell table:style-name="ce92" office:value-type="string">
            <text:p>aiguo</text:p>
          </table:table-cell>
          <table:table-cell table:style-name="ce99" table:number-columns-repeated="3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99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AvgAlcoholFree</text:p>
          </table:table-cell>
          <table:table-cell table:formula="oooc:=IF(SUM([.E10:.E12])&lt;&gt;0;AVERAGE([.E10:.E12]);&quot;&quot;)">
            <text:p/>
          </table:table-cell>
          <table:table-cell table:formula="oooc:=IF(SUM([.F10:.F12])&lt;&gt;0;AVERAGE([.F10:.F12]);&quot;&quot;)" office:value-type="float" office:value="2.9">
            <text:p>2.90</text:p>
          </table:table-cell>
          <table:table-cell table:formula="oooc:=IF(SUM([.G10:.G12])&lt;&gt;0;AVERAGE([.G10:.G12]);&quot;&quot;)">
            <text:p/>
          </table:table-cell>
          <table:table-cell table:formula="oooc:=IF(SUM([.H10:.H12])&lt;&gt;0;AVERAGE([.H10:.H12]);&quot;&quot;)">
            <text:p/>
          </table:table-cell>
          <table:table-cell table:formula="oooc:=IF(SUM([.I10:.I12])&lt;&gt;0;AVERAGE([.I10:.I12]);&quot;&quot;)">
            <text:p/>
          </table:table-cell>
          <table:table-cell table:formula="oooc:=IF(SUM([.J10:.J12])&lt;&gt;0;AVERAGE([.J10:.J12]);&quot;&quot;)">
            <text:p/>
          </table:table-cell>
          <table:table-cell table:formula="oooc:=IF(SUM([.K10:.K12])&lt;&gt;0;AVERAGE([.K10:.K12]);&quot;&quot;)">
            <text:p/>
          </table:table-cell>
          <table:table-cell table:formula="oooc:=IF(SUM([.L10:.L12])&lt;&gt;0;AVERAGE([.L10:.L12]);&quot;&quot;)" office:value-type="float" office:value="2.13333333333333">
            <text:p>2.13</text:p>
          </table:table-cell>
          <table:table-cell table:formula="oooc:=IF(SUM([.M10:.M12])&lt;&gt;0;AVERAGE([.M10:.M12]);&quot;&quot;)">
            <text:p/>
          </table:table-cell>
          <table:table-cell table:formula="oooc:=IF(SUM([.N10:.N12])&lt;&gt;0;AVERAGE([.N10:.N12]);&quot;&quot;)" office:value-type="float" office:value="2.36666666666667">
            <text:p>2.37</text:p>
          </table:table-cell>
          <table:table-cell table:formula="oooc:=IF(SUM([.O10:.O12])&lt;&gt;0;AVERAGE([.O10:.O12]);&quot;&quot;)" office:value-type="float" office:value="4.33333333333333">
            <text:p>4.33</text:p>
          </table:table-cell>
          <table:table-cell table:formula="oooc:=IF(SUM([.P10:.P12])&lt;&gt;0;AVERAGE([.P10:.P12]);&quot;&quot;)" office:value-type="float" office:value="2.66666666666667">
            <text:p>2.67</text:p>
          </table:table-cell>
          <table:table-cell table:formula="oooc:=IF(SUM([.Q10:.Q12])&lt;&gt;0;AVERAGE([.Q10:.Q12]);&quot;&quot;)" office:value-type="float" office:value="2.83333333333333">
            <text:p>2.83</text:p>
          </table:table-cell>
          <table:table-cell table:formula="oooc:=IF(SUM([.R10:.R12])&lt;&gt;0;AVERAGE([.R10:.R12]);&quot;&quot;)">
            <text:p/>
          </table:table-cell>
          <table:table-cell table:formula="oooc:=IF(SUM([.S10:.S12])&lt;&gt;0;AVERAGE([.S10:.S12]);&quot;&quot;)">
            <text:p/>
          </table:table-cell>
          <table:table-cell table:formula="oooc:=IF(SUM([.T10:.T12])&lt;&gt;0;AVERAGE([.T10:.T12]);&quot;&quot;)" office:value-type="float" office:value="2.23333333333333">
            <text:p>2.23</text:p>
          </table:table-cell>
          <table:table-cell table:formula="oooc:=IF(SUM([.U10:.U12])&lt;&gt;0;AVERAGE([.U10:.U12]);&quot;&quot;)">
            <text:p/>
          </table:table-cell>
          <table:table-cell table:formula="oooc:=IF(SUM([.V10:.V12])&lt;&gt;0;AVERAGE([.V10:.V12]);&quot;&quot;)">
            <text:p/>
          </table:table-cell>
          <table:table-cell table:formula="oooc:=IF(SUM([.W10:.W12])&lt;&gt;0;AVERAGE([.W10:.W12]);&quot;&quot;)">
            <text:p/>
          </table:table-cell>
          <table:table-cell table:formula="oooc:=IF(SUM([.X10:.X12])&lt;&gt;0;AVERAGE([.X10:.X12]);&quot;&quot;)">
            <text:p/>
          </table:table-cell>
          <table:table-cell table:formula="oooc:=IF(SUM([.Y10:.Y12])&lt;&gt;0;AVERAGE([.Y10:.Y12]);&quot;&quot;)">
            <text:p/>
          </table:table-cell>
          <table:table-cell table:formula="oooc:=IF(SUM([.Z10:.Z12])&lt;&gt;0;AVERAGE([.Z10:.Z12]);&quot;&quot;)" office:value-type="float" office:value="3.33333333333333">
            <text:p>3.33</text:p>
          </table:table-cell>
          <table:table-cell table:formula="oooc:=IF(SUM([.AA10:.AA12])&lt;&gt;0;AVERAGE([.AA10:.AA12]);&quot;&quot;)">
            <text:p/>
          </table:table-cell>
          <table:table-cell table:formula="oooc:=IF(SUM([.AB10:.AB12])&lt;&gt;0;AVERAGE([.AB10:.AB12]);&quot;&quot;)" office:value-type="float" office:value="1.9">
            <text:p>1.90</text:p>
          </table:table-cell>
          <table:table-cell table:formula="oooc:=IF(SUM([.AC10:.AC12])&lt;&gt;0;AVERAGE([.AC10:.AC12]);&quot;&quot;)" office:value-type="float" office:value="2.7">
            <text:p>2.70</text:p>
          </table:table-cell>
          <table:table-cell table:formula="oooc:=IF(SUM([.AD10:.AD12])&lt;&gt;0;AVERAGE([.AD10:.AD12]);&quot;&quot;)" office:value-type="float" office:value="2.93333333333333">
            <text:p>2.93</text:p>
          </table:table-cell>
          <table:table-cell table:formula="oooc:=IF(SUM([.AE10:.AE12])&lt;&gt;0;AVERAGE([.AE10:.AE12]);&quot;&quot;)">
            <text:p/>
          </table:table-cell>
          <table:table-cell table:formula="oooc:=IF(SUM([.AF10:.AF12])&lt;&gt;0;AVERAGE([.AF10:.AF12]);&quot;&quot;)" office:value-type="float" office:value="2">
            <text:p>2.00</text:p>
          </table:table-cell>
          <table:table-cell table:formula="oooc:=IF(SUM([.AG10:.AG12])&lt;&gt;0;AVERAGE([.AG10:.AG12]);&quot;&quot;)">
            <text:p/>
          </table:table-cell>
          <table:table-cell table:formula="oooc:=IF(SUM([.AH10:.AH12])&lt;&gt;0;AVERAGE([.AH10:.AH12]);&quot;&quot;)" office:value-type="float" office:value="2.2">
            <text:p>2.20</text:p>
          </table:table-cell>
          <table:table-cell table:formula="oooc:=IF(SUM([.AI10:.AI12])&lt;&gt;0;AVERAGE([.AI10:.AI12]);&quot;&quot;)">
            <text:p/>
          </table:table-cell>
          <table:table-cell table:formula="oooc:=IF(SUM([.AJ10:.AJ12])&lt;&gt;0;AVERAGE([.AJ10:.AJ12]);&quot;&quot;)" office:value-type="float" office:value="2.69337606837607">
            <text:p>2.69</text:p>
          </table:table-cell>
          <table:table-cell table:formula="oooc:=IF(SUM([.AK10:.AK12])&lt;&gt;0;AVERAGE([.AK10:.AK12]);&quot;&quot;)" office:value-type="float" office:value="2.68166666666667">
            <text:p>2.68</text:p>
          </table:table-cell>
          <table:table-cell table:formula="oooc:=IF(SUM([.AL10:.AL12])&lt;&gt;0;AVERAGE([.AL10:.AL12]);&quot;&quot;)" office:value-type="float" office:value="2.78095238095238">
            <text:p>2.78</text:p>
          </table:table-cell>
          <table:table-cell table:number-columns-repeated="4"/>
          <table:table-cell table:style-name="ce37" office:value-type="string">
            <text:p>Ms. Arora</text:p>
          </table:table-cell>
          <table:table-cell table:style-name="ce45" office:value-type="float" office:value="0.577350269189626">
            <text:p>0.58</text:p>
          </table:table-cell>
          <table:table-cell table:style-name="ce37"/>
          <table:table-cell table:style-name="ce37" office:value-type="string">
            <text:p>Zachary</text:p>
          </table:table-cell>
          <table:table-cell table:style-name="ce37" office:value-type="float" office:value="2.78571428571429">
            <text:p>2.79</text:p>
          </table:table-cell>
          <table:table-cell table:style-name="ce37"/>
          <table:table-cell table:style-name="ce37" office:value-type="string">
            <text:p>Sweet/Sparkling</text:p>
          </table:table-cell>
          <table:table-cell table:style-name="ce37" office:value-type="float" office:value="2.17004120460923">
            <text:p>2.17</text:p>
          </table:table-cell>
          <table:table-cell table:style-name="ce37" table:number-columns-repeated="2"/>
          <table:table-cell table:style-name="ce37" office:value-type="float" office:value="2.64491237887842">
            <text:p>2.64</text:p>
          </table:table-cell>
          <table:table-cell table:style-name="ce37" table:number-columns-repeated="2"/>
          <table:table-cell table:style-name="ce37" office:value-type="float" office:value="2.04537430500513">
            <text:p>2.05</text:p>
          </table:table-cell>
          <table:table-cell table:style-name="ce37" table:number-columns-repeated="5"/>
          <table:table-cell/>
          <table:table-cell table:style-name="ce92" office:value-type="string">
            <text:p>sam</text:p>
          </table:table-cell>
          <table:table-cell table:style-name="ce97" table:number-columns-repeated="3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 office:value-type="float" office:value="1">
            <text:p>1.00</text:p>
          </table:table-cell>
          <table:table-cell table:style-name="ce97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AvgWhite</text:p>
          </table:table-cell>
          <table:table-cell table:formula="oooc:=IF(SUM([.E13:.E18])&lt;&gt;0;AVERAGE([.E13:.E18]);&quot;&quot;)" office:value-type="float" office:value="2.2">
            <text:p>2.20</text:p>
          </table:table-cell>
          <table:table-cell table:formula="oooc:=IF(SUM([.F13:.F18])&lt;&gt;0;AVERAGE([.F13:.F18]);&quot;&quot;)" office:value-type="float" office:value="2.43333333333333">
            <text:p>2.43</text:p>
          </table:table-cell>
          <table:table-cell table:formula="oooc:=IF(SUM([.G13:.G18])&lt;&gt;0;AVERAGE([.G13:.G18]);&quot;&quot;)" office:value-type="float" office:value="2">
            <text:p>2.00</text:p>
          </table:table-cell>
          <table:table-cell table:formula="oooc:=IF(SUM([.H13:.H18])&lt;&gt;0;AVERAGE([.H13:.H18]);&quot;&quot;)">
            <text:p/>
          </table:table-cell>
          <table:table-cell table:formula="oooc:=IF(SUM([.I13:.I18])&lt;&gt;0;AVERAGE([.I13:.I18]);&quot;&quot;)" office:value-type="float" office:value="3.43333333333333">
            <text:p>3.43</text:p>
          </table:table-cell>
          <table:table-cell table:formula="oooc:=IF(SUM([.J13:.J18])&lt;&gt;0;AVERAGE([.J13:.J18]);&quot;&quot;)">
            <text:p/>
          </table:table-cell>
          <table:table-cell table:formula="oooc:=IF(SUM([.K13:.K18])&lt;&gt;0;AVERAGE([.K13:.K18]);&quot;&quot;)" office:value-type="float" office:value="3.5">
            <text:p>3.50</text:p>
          </table:table-cell>
          <table:table-cell table:formula="oooc:=IF(SUM([.L13:.L18])&lt;&gt;0;AVERAGE([.L13:.L18]);&quot;&quot;)">
            <text:p/>
          </table:table-cell>
          <table:table-cell table:formula="oooc:=IF(SUM([.M13:.M18])&lt;&gt;0;AVERAGE([.M13:.M18]);&quot;&quot;)" office:value-type="float" office:value="3">
            <text:p>3.00</text:p>
          </table:table-cell>
          <table:table-cell table:formula="oooc:=IF(SUM([.N13:.N18])&lt;&gt;0;AVERAGE([.N13:.N18]);&quot;&quot;)">
            <text:p/>
          </table:table-cell>
          <table:table-cell table:formula="oooc:=IF(SUM([.O13:.O18])&lt;&gt;0;AVERAGE([.O13:.O18]);&quot;&quot;)">
            <text:p/>
          </table:table-cell>
          <table:table-cell table:formula="oooc:=IF(SUM([.P13:.P18])&lt;&gt;0;AVERAGE([.P13:.P18]);&quot;&quot;)">
            <text:p/>
          </table:table-cell>
          <table:table-cell table:formula="oooc:=IF(SUM([.Q13:.Q18])&lt;&gt;0;AVERAGE([.Q13:.Q18]);&quot;&quot;)">
            <text:p/>
          </table:table-cell>
          <table:table-cell table:formula="oooc:=IF(SUM([.R13:.R18])&lt;&gt;0;AVERAGE([.R13:.R18]);&quot;&quot;)" office:value-type="float" office:value="3.5">
            <text:p>3.50</text:p>
          </table:table-cell>
          <table:table-cell table:formula="oooc:=IF(SUM([.S13:.S18])&lt;&gt;0;AVERAGE([.S13:.S18]);&quot;&quot;)" office:value-type="float" office:value="2.16">
            <text:p>2.16</text:p>
          </table:table-cell>
          <table:table-cell table:formula="oooc:=IF(SUM([.T13:.T18])&lt;&gt;0;AVERAGE([.T13:.T18]);&quot;&quot;)">
            <text:p/>
          </table:table-cell>
          <table:table-cell table:formula="oooc:=IF(SUM([.U13:.U18])&lt;&gt;0;AVERAGE([.U13:.U18]);&quot;&quot;)" office:value-type="float" office:value="2.56666666666667">
            <text:p>2.57</text:p>
          </table:table-cell>
          <table:table-cell table:formula="oooc:=IF(SUM([.V13:.V18])&lt;&gt;0;AVERAGE([.V13:.V18]);&quot;&quot;)" office:value-type="float" office:value="3.6">
            <text:p>3.60</text:p>
          </table:table-cell>
          <table:table-cell table:formula="oooc:=IF(SUM([.W13:.W18])&lt;&gt;0;AVERAGE([.W13:.W18]);&quot;&quot;)" office:value-type="float" office:value="2.875">
            <text:p>2.88</text:p>
          </table:table-cell>
          <table:table-cell table:formula="oooc:=IF(SUM([.X13:.X18])&lt;&gt;0;AVERAGE([.X13:.X18]);&quot;&quot;)" office:value-type="float" office:value="2.2">
            <text:p>2.20</text:p>
          </table:table-cell>
          <table:table-cell table:formula="oooc:=IF(SUM([.Y13:.Y18])&lt;&gt;0;AVERAGE([.Y13:.Y18]);&quot;&quot;)" office:value-type="float" office:value="3">
            <text:p>3.00</text:p>
          </table:table-cell>
          <table:table-cell table:formula="oooc:=IF(SUM([.Z13:.Z18])&lt;&gt;0;AVERAGE([.Z13:.Z18]);&quot;&quot;)" office:value-type="float" office:value="2.25">
            <text:p>2.25</text:p>
          </table:table-cell>
          <table:table-cell table:formula="oooc:=IF(SUM([.AA13:.AA18])&lt;&gt;0;AVERAGE([.AA13:.AA18]);&quot;&quot;)" office:value-type="float" office:value="2.85">
            <text:p>2.85</text:p>
          </table:table-cell>
          <table:table-cell table:formula="oooc:=IF(SUM([.AB13:.AB18])&lt;&gt;0;AVERAGE([.AB13:.AB18]);&quot;&quot;)">
            <text:p/>
          </table:table-cell>
          <table:table-cell table:formula="oooc:=IF(SUM([.AC13:.AC18])&lt;&gt;0;AVERAGE([.AC13:.AC18]);&quot;&quot;)">
            <text:p/>
          </table:table-cell>
          <table:table-cell table:formula="oooc:=IF(SUM([.AD13:.AD18])&lt;&gt;0;AVERAGE([.AD13:.AD18]);&quot;&quot;)">
            <text:p/>
          </table:table-cell>
          <table:table-cell table:formula="oooc:=IF(SUM([.AE13:.AE18])&lt;&gt;0;AVERAGE([.AE13:.AE18]);&quot;&quot;)" office:value-type="float" office:value="2.8">
            <text:p>2.80</text:p>
          </table:table-cell>
          <table:table-cell table:formula="oooc:=IF(SUM([.AF13:.AF18])&lt;&gt;0;AVERAGE([.AF13:.AF18]);&quot;&quot;)" office:value-type="float" office:value="2.33333333333333">
            <text:p>2.33</text:p>
          </table:table-cell>
          <table:table-cell table:formula="oooc:=IF(SUM([.AG13:.AG18])&lt;&gt;0;AVERAGE([.AG13:.AG18]);&quot;&quot;)" office:value-type="float" office:value="3.5">
            <text:p>3.50</text:p>
          </table:table-cell>
          <table:table-cell table:formula="oooc:=IF(SUM([.AH13:.AH18])&lt;&gt;0;AVERAGE([.AH13:.AH18]);&quot;&quot;)">
            <text:p/>
          </table:table-cell>
          <table:table-cell table:formula="oooc:=IF(SUM([.AI13:.AI18])&lt;&gt;0;AVERAGE([.AI13:.AI18]);&quot;&quot;)" office:value-type="float" office:value="3.2">
            <text:p>3.20</text:p>
          </table:table-cell>
          <table:table-cell table:formula="oooc:=IF(SUM([.AJ13:.AJ18])&lt;&gt;0;AVERAGE([.AJ13:.AJ18]);&quot;&quot;)" office:value-type="float" office:value="2.72078754578755">
            <text:p>2.72</text:p>
          </table:table-cell>
          <table:table-cell table:formula="oooc:=IF(SUM([.AK13:.AK18])&lt;&gt;0;AVERAGE([.AK13:.AK18]);&quot;&quot;)" office:value-type="float" office:value="2.79732142857143">
            <text:p>2.80</text:p>
          </table:table-cell>
          <table:table-cell table:formula="oooc:=IF(SUM([.AL13:.AL18])&lt;&gt;0;AVERAGE([.AL13:.AL18]);&quot;&quot;)" office:value-type="float" office:value="2.44069444444444">
            <text:p>2.44</text:p>
          </table:table-cell>
          <table:table-cell table:number-columns-repeated="4"/>
          <table:table-cell table:style-name="ce37" office:value-type="string">
            <text:p>Kathy</text:p>
          </table:table-cell>
          <table:table-cell table:style-name="ce45" office:value-type="float" office:value="0.577350269189626">
            <text:p>0.58</text:p>
          </table:table-cell>
          <table:table-cell table:style-name="ce37"/>
          <table:table-cell table:style-name="ce37" office:value-type="string">
            <text:p>Marissa</text:p>
          </table:table-cell>
          <table:table-cell table:style-name="ce45" office:value-type="float" office:value="2.82857142857143">
            <text:p>2.83</text:p>
          </table:table-cell>
          <table:table-cell table:style-name="ce37" table:number-columns-repeated="14"/>
          <table:table-cell/>
          <table:table-cell table:style-name="ce92" office:value-type="string">
            <text:p>jeff</text:p>
          </table:table-cell>
          <table:table-cell table:style-name="ce97" table:number-columns-repeated="3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97" table:number-columns-repeated="2"/>
          <table:table-cell table:style-name="ce103"/>
          <table:table-cell table:number-columns-repeated="158"/>
        </table:table-row>
        <table:table-row table:style-name="ro11">
          <table:table-cell table:number-columns-repeated="3"/>
          <table:table-cell office:value-type="string">
            <text:p>AvgRed</text:p>
          </table:table-cell>
          <table:table-cell table:formula="oooc:=IF(SUM([.E19:.E25])&lt;&gt;0;AVERAGE([.E19:.E25]);&quot;&quot;)" office:value-type="float" office:value="1.91428571428571">
            <text:p>1.91</text:p>
          </table:table-cell>
          <table:table-cell table:formula="oooc:=IF(SUM([.F19:.F25])&lt;&gt;0;AVERAGE([.F19:.F25]);&quot;&quot;)" office:value-type="float" office:value="1.72857142857143">
            <text:p>1.73</text:p>
          </table:table-cell>
          <table:table-cell table:formula="oooc:=IF(SUM([.G19:.G25])&lt;&gt;0;AVERAGE([.G19:.G25]);&quot;&quot;)" office:value-type="float" office:value="2.5625">
            <text:p>2.56</text:p>
          </table:table-cell>
          <table:table-cell table:formula="oooc:=IF(SUM([.H19:.H25])&lt;&gt;0;AVERAGE([.H19:.H25]);&quot;&quot;)" office:value-type="float" office:value="2.25">
            <text:p>2.25</text:p>
          </table:table-cell>
          <table:table-cell table:formula="oooc:=IF(SUM([.I19:.I25])&lt;&gt;0;AVERAGE([.I19:.I25]);&quot;&quot;)" office:value-type="float" office:value="2.5">
            <text:p>2.50</text:p>
          </table:table-cell>
          <table:table-cell table:formula="oooc:=IF(SUM([.J19:.J25])&lt;&gt;0;AVERAGE([.J19:.J25]);&quot;&quot;)" office:value-type="float" office:value="2.35">
            <text:p>2.35</text:p>
          </table:table-cell>
          <table:table-cell table:formula="oooc:=IF(SUM([.K19:.K25])&lt;&gt;0;AVERAGE([.K19:.K25]);&quot;&quot;)" office:value-type="float" office:value="4.4">
            <text:p>4.40</text:p>
          </table:table-cell>
          <table:table-cell table:formula="oooc:=IF(SUM([.L19:.L25])&lt;&gt;0;AVERAGE([.L19:.L25]);&quot;&quot;)">
            <text:p/>
          </table:table-cell>
          <table:table-cell table:formula="oooc:=IF(SUM([.M19:.M25])&lt;&gt;0;AVERAGE([.M19:.M25]);&quot;&quot;)" office:value-type="float" office:value="2.5">
            <text:p>2.50</text:p>
          </table:table-cell>
          <table:table-cell table:formula="oooc:=IF(SUM([.N19:.N25])&lt;&gt;0;AVERAGE([.N19:.N25]);&quot;&quot;)">
            <text:p/>
          </table:table-cell>
          <table:table-cell table:formula="oooc:=IF(SUM([.O19:.O25])&lt;&gt;0;AVERAGE([.O19:.O25]);&quot;&quot;)">
            <text:p/>
          </table:table-cell>
          <table:table-cell table:formula="oooc:=IF(SUM([.P19:.P25])&lt;&gt;0;AVERAGE([.P19:.P25]);&quot;&quot;)">
            <text:p/>
          </table:table-cell>
          <table:table-cell table:formula="oooc:=IF(SUM([.Q19:.Q25])&lt;&gt;0;AVERAGE([.Q19:.Q25]);&quot;&quot;)">
            <text:p/>
          </table:table-cell>
          <table:table-cell table:formula="oooc:=IF(SUM([.R19:.R25])&lt;&gt;0;AVERAGE([.R19:.R25]);&quot;&quot;)" office:value-type="float" office:value="2">
            <text:p>2.00</text:p>
          </table:table-cell>
          <table:table-cell table:formula="oooc:=IF(SUM([.S19:.S25])&lt;&gt;0;AVERAGE([.S19:.S25]);&quot;&quot;)" office:value-type="float" office:value="2.8">
            <text:p>2.80</text:p>
          </table:table-cell>
          <table:table-cell table:formula="oooc:=IF(SUM([.T19:.T25])&lt;&gt;0;AVERAGE([.T19:.T25]);&quot;&quot;)">
            <text:p/>
          </table:table-cell>
          <table:table-cell table:formula="oooc:=IF(SUM([.U19:.U25])&lt;&gt;0;AVERAGE([.U19:.U25]);&quot;&quot;)" office:value-type="float" office:value="1.6">
            <text:p>1.60</text:p>
          </table:table-cell>
          <table:table-cell table:formula="oooc:=IF(SUM([.V19:.V25])&lt;&gt;0;AVERAGE([.V19:.V25]);&quot;&quot;)" office:value-type="float" office:value="2.75714285714286">
            <text:p>2.76</text:p>
          </table:table-cell>
          <table:table-cell table:formula="oooc:=IF(SUM([.W19:.W25])&lt;&gt;0;AVERAGE([.W19:.W25]);&quot;&quot;)" office:value-type="float" office:value="2.9">
            <text:p>2.90</text:p>
          </table:table-cell>
          <table:table-cell table:formula="oooc:=IF(SUM([.X19:.X25])&lt;&gt;0;AVERAGE([.X19:.X25]);&quot;&quot;)" office:value-type="float" office:value="2">
            <text:p>2.00</text:p>
          </table:table-cell>
          <table:table-cell table:formula="oooc:=IF(SUM([.Y19:.Y25])&lt;&gt;0;AVERAGE([.Y19:.Y25]);&quot;&quot;)" office:value-type="float" office:value="2">
            <text:p>2.00</text:p>
          </table:table-cell>
          <table:table-cell table:formula="oooc:=IF(SUM([.Z19:.Z25])&lt;&gt;0;AVERAGE([.Z19:.Z25]);&quot;&quot;)" office:value-type="float" office:value="2.5">
            <text:p>2.50</text:p>
          </table:table-cell>
          <table:table-cell table:formula="oooc:=IF(SUM([.AA19:.AA25])&lt;&gt;0;AVERAGE([.AA19:.AA25]);&quot;&quot;)" office:value-type="float" office:value="2.76666666666667">
            <text:p>2.77</text:p>
          </table:table-cell>
          <table:table-cell table:formula="oooc:=IF(SUM([.AB19:.AB25])&lt;&gt;0;AVERAGE([.AB19:.AB25]);&quot;&quot;)">
            <text:p/>
          </table:table-cell>
          <table:table-cell table:formula="oooc:=IF(SUM([.AC19:.AC25])&lt;&gt;0;AVERAGE([.AC19:.AC25]);&quot;&quot;)">
            <text:p/>
          </table:table-cell>
          <table:table-cell table:formula="oooc:=IF(SUM([.AD19:.AD25])&lt;&gt;0;AVERAGE([.AD19:.AD25]);&quot;&quot;)">
            <text:p/>
          </table:table-cell>
          <table:table-cell table:formula="oooc:=IF(SUM([.AE19:.AE25])&lt;&gt;0;AVERAGE([.AE19:.AE25]);&quot;&quot;)" office:value-type="float" office:value="1.5">
            <text:p>1.50</text:p>
          </table:table-cell>
          <table:table-cell table:formula="oooc:=IF(SUM([.AF19:.AF25])&lt;&gt;0;AVERAGE([.AF19:.AF25]);&quot;&quot;)" office:value-type="float" office:value="1.85714285714286">
            <text:p>1.86</text:p>
          </table:table-cell>
          <table:table-cell table:formula="oooc:=IF(SUM([.AG19:.AG25])&lt;&gt;0;AVERAGE([.AG19:.AG25]);&quot;&quot;)" office:value-type="float" office:value="3.7">
            <text:p>3.70</text:p>
          </table:table-cell>
          <table:table-cell table:formula="oooc:=IF(SUM([.AH19:.AH25])&lt;&gt;0;AVERAGE([.AH19:.AH25]);&quot;&quot;)">
            <text:p/>
          </table:table-cell>
          <table:table-cell table:formula="oooc:=IF(SUM([.AI19:.AI25])&lt;&gt;0;AVERAGE([.AI19:.AI25]);&quot;&quot;)" office:value-type="float" office:value="2.07142857142857">
            <text:p>2.07</text:p>
          </table:table-cell>
          <table:table-cell table:formula="oooc:=IF(SUM([.AJ19:.AJ25])&lt;&gt;0;AVERAGE([.AJ19:.AJ25]);&quot;&quot;)" office:value-type="float" office:value="2.27982607470666">
            <text:p>2.28</text:p>
          </table:table-cell>
          <table:table-cell table:formula="oooc:=IF(SUM([.AK19:.AK25])&lt;&gt;0;AVERAGE([.AK19:.AK25]);&quot;&quot;)" office:value-type="float" office:value="2.15884353741497">
            <text:p>2.16</text:p>
          </table:table-cell>
          <table:table-cell table:formula="oooc:=IF(SUM([.AL19:.AL25])&lt;&gt;0;AVERAGE([.AL19:.AL25]);&quot;&quot;)" office:value-type="float" office:value="2.36402494331066">
            <text:p>2.36</text:p>
          </table:table-cell>
          <table:table-cell table:number-columns-repeated="4"/>
          <table:table-cell table:style-name="ce37" office:value-type="string">
            <text:p>Tanja</text:p>
          </table:table-cell>
          <table:table-cell table:style-name="ce45" office:value-type="float" office:value="0.546242576499628">
            <text:p>0.55</text:p>
          </table:table-cell>
          <table:table-cell table:style-name="ce37"/>
          <table:table-cell table:style-name="ce37" office:value-type="string">
            <text:p>Fumie</text:p>
          </table:table-cell>
          <table:table-cell table:style-name="ce45" office:value-type="float" office:value="2.83333333333333">
            <text:p>2.83</text:p>
          </table:table-cell>
          <table:table-cell table:style-name="ce37" table:number-columns-repeated="14"/>
          <table:table-cell/>
          <table:table-cell table:style-name="ce92" office:value-type="string">
            <text:p>christine</text:p>
          </table:table-cell>
          <table:table-cell table:style-name="ce98" table:number-columns-repeated="3"/>
          <table:table-cell table:style-name="ce104"/>
          <table:table-cell table:style-name="ce107"/>
          <table:table-cell table:style-name="ce98"/>
          <table:table-cell table:style-name="ce98" office:value-type="string">
            <text:p><text:s text:c="9"/></text:p>
          </table:table-cell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 office:value-type="string">
            <text:p><text:s text:c="9"/></text:p>
          </table:table-cell>
          <table:table-cell table:style-name="ce98" table:number-columns-repeated="2"/>
          <table:table-cell table:style-name="ce104"/>
          <table:table-cell table:style-name="ce107"/>
          <table:table-cell table:style-name="ce98"/>
          <table:table-cell table:style-name="ce115"/>
          <table:table-cell table:style-name="ce104"/>
          <table:table-cell table:style-name="ce107"/>
          <table:table-cell table:style-name="ce98"/>
          <table:table-cell table:style-name="ce98" office:value-type="float" office:value="0.7647">
            <text:p>0.76</text:p>
          </table:table-cell>
          <table:table-cell table:style-name="ce104"/>
          <table:table-cell table:style-name="ce98" office:value-type="float" office:value="0.6599">
            <text:p>0.66</text:p>
          </table:table-cell>
          <table:table-cell table:style-name="ce115"/>
          <table:table-cell table:style-name="ce103"/>
          <table:table-cell table:number-columns-repeated="158"/>
        </table:table-row>
        <table:table-row table:style-name="ro12">
          <table:table-cell table:number-columns-repeated="3"/>
          <table:table-cell office:value-type="string">
            <text:p>AvgSweet/Sparkling</text:p>
          </table:table-cell>
          <table:table-cell table:formula="oooc:=IF(SUM([.E26:.E28])&lt;&gt;0;AVERAGE([.E26:.E28]);&quot;&quot;)" office:value-type="float" office:value="2.85">
            <text:p>2.85</text:p>
          </table:table-cell>
          <table:table-cell table:formula="oooc:=IF(SUM([.F26:.F28])&lt;&gt;0;AVERAGE([.F26:.F28]);&quot;&quot;)" office:value-type="float" office:value="2.13333333333333">
            <text:p>2.13</text:p>
          </table:table-cell>
          <table:table-cell table:formula="oooc:=IF(SUM([.G26:.G28])&lt;&gt;0;AVERAGE([.G26:.G28]);&quot;&quot;)">
            <text:p/>
          </table:table-cell>
          <table:table-cell table:formula="oooc:=IF(SUM([.H26:.H28])&lt;&gt;0;AVERAGE([.H26:.H28]);&quot;&quot;)" office:value-type="float" office:value="3.5">
            <text:p>3.50</text:p>
          </table:table-cell>
          <table:table-cell table:formula="oooc:=IF(SUM([.I26:.I28])&lt;&gt;0;AVERAGE([.I26:.I28]);&quot;&quot;)" office:value-type="float" office:value="2.33333333333333">
            <text:p>2.33</text:p>
          </table:table-cell>
          <table:table-cell table:formula="oooc:=IF(SUM([.J26:.J28])&lt;&gt;0;AVERAGE([.J26:.J28]);&quot;&quot;)" office:value-type="float" office:value="2.15">
            <text:p>2.15</text:p>
          </table:table-cell>
          <table:table-cell table:formula="oooc:=IF(SUM([.K26:.K28])&lt;&gt;0;AVERAGE([.K26:.K28]);&quot;&quot;)" office:value-type="float" office:value="2.16666666666667">
            <text:p>2.17</text:p>
          </table:table-cell>
          <table:table-cell table:formula="oooc:=IF(SUM([.L26:.L28])&lt;&gt;0;AVERAGE([.L26:.L28]);&quot;&quot;)">
            <text:p/>
          </table:table-cell>
          <table:table-cell table:formula="oooc:=IF(SUM([.M26:.M28])&lt;&gt;0;AVERAGE([.M26:.M28]);&quot;&quot;)">
            <text:p/>
          </table:table-cell>
          <table:table-cell table:formula="oooc:=IF(SUM([.N26:.N28])&lt;&gt;0;AVERAGE([.N26:.N28]);&quot;&quot;)">
            <text:p/>
          </table:table-cell>
          <table:table-cell table:formula="oooc:=IF(SUM([.O26:.O28])&lt;&gt;0;AVERAGE([.O26:.O28]);&quot;&quot;)">
            <text:p/>
          </table:table-cell>
          <table:table-cell table:formula="oooc:=IF(SUM([.P26:.P28])&lt;&gt;0;AVERAGE([.P26:.P28]);&quot;&quot;)">
            <text:p/>
          </table:table-cell>
          <table:table-cell table:formula="oooc:=IF(SUM([.Q26:.Q28])&lt;&gt;0;AVERAGE([.Q26:.Q28]);&quot;&quot;)">
            <text:p/>
          </table:table-cell>
          <table:table-cell table:formula="oooc:=IF(SUM([.R26:.R28])&lt;&gt;0;AVERAGE([.R26:.R28]);&quot;&quot;)" office:value-type="float" office:value="1.25">
            <text:p>1.25</text:p>
          </table:table-cell>
          <table:table-cell table:formula="oooc:=IF(SUM([.S26:.S28])&lt;&gt;0;AVERAGE([.S26:.S28]);&quot;&quot;)" office:value-type="float" office:value="1.1">
            <text:p>1.10</text:p>
          </table:table-cell>
          <table:table-cell table:formula="oooc:=IF(SUM([.T26:.T28])&lt;&gt;0;AVERAGE([.T26:.T28]);&quot;&quot;)">
            <text:p/>
          </table:table-cell>
          <table:table-cell table:formula="oooc:=IF(SUM([.U26:.U28])&lt;&gt;0;AVERAGE([.U26:.U28]);&quot;&quot;)" office:value-type="float" office:value="1.3">
            <text:p>1.30</text:p>
          </table:table-cell>
          <table:table-cell table:formula="oooc:=IF(SUM([.V26:.V28])&lt;&gt;0;AVERAGE([.V26:.V28]);&quot;&quot;)" office:value-type="float" office:value="2.1">
            <text:p>2.10</text:p>
          </table:table-cell>
          <table:table-cell table:formula="oooc:=IF(SUM([.W26:.W28])&lt;&gt;0;AVERAGE([.W26:.W28]);&quot;&quot;)" office:value-type="float" office:value="2.6">
            <text:p>2.60</text:p>
          </table:table-cell>
          <table:table-cell table:formula="oooc:=IF(SUM([.X26:.X28])&lt;&gt;0;AVERAGE([.X26:.X28]);&quot;&quot;)" office:value-type="float" office:value="2.73333333333333">
            <text:p>2.73</text:p>
          </table:table-cell>
          <table:table-cell table:formula="oooc:=IF(SUM([.Y26:.Y28])&lt;&gt;0;AVERAGE([.Y26:.Y28]);&quot;&quot;)" office:value-type="float" office:value="3.15">
            <text:p>3.15</text:p>
          </table:table-cell>
          <table:table-cell table:formula="oooc:=IF(SUM([.Z26:.Z28])&lt;&gt;0;AVERAGE([.Z26:.Z28]);&quot;&quot;)">
            <text:p/>
          </table:table-cell>
          <table:table-cell table:formula="oooc:=IF(SUM([.AA26:.AA28])&lt;&gt;0;AVERAGE([.AA26:.AA28]);&quot;&quot;)" office:value-type="float" office:value="3">
            <text:p>3.00</text:p>
          </table:table-cell>
          <table:table-cell table:formula="oooc:=IF(SUM([.AB26:.AB28])&lt;&gt;0;AVERAGE([.AB26:.AB28]);&quot;&quot;)">
            <text:p/>
          </table:table-cell>
          <table:table-cell table:formula="oooc:=IF(SUM([.AC26:.AC28])&lt;&gt;0;AVERAGE([.AC26:.AC28]);&quot;&quot;)">
            <text:p/>
          </table:table-cell>
          <table:table-cell table:formula="oooc:=IF(SUM([.AD26:.AD28])&lt;&gt;0;AVERAGE([.AD26:.AD28]);&quot;&quot;)">
            <text:p/>
          </table:table-cell>
          <table:table-cell table:formula="oooc:=IF(SUM([.AE26:.AE28])&lt;&gt;0;AVERAGE([.AE26:.AE28]);&quot;&quot;)" office:value-type="float" office:value="2.5">
            <text:p>2.50</text:p>
          </table:table-cell>
          <table:table-cell table:formula="oooc:=IF(SUM([.AF26:.AF28])&lt;&gt;0;AVERAGE([.AF26:.AF28]);&quot;&quot;)" office:value-type="float" office:value="2.5">
            <text:p>2.50</text:p>
          </table:table-cell>
          <table:table-cell table:formula="oooc:=IF(SUM([.AG26:.AG28])&lt;&gt;0;AVERAGE([.AG26:.AG28]);&quot;&quot;)" office:value-type="float" office:value="1.96666666666667">
            <text:p>1.97</text:p>
          </table:table-cell>
          <table:table-cell table:formula="oooc:=IF(SUM([.AH26:.AH28])&lt;&gt;0;AVERAGE([.AH26:.AH28]);&quot;&quot;)">
            <text:p/>
          </table:table-cell>
          <table:table-cell table:formula="oooc:=IF(SUM([.AI26:.AI28])&lt;&gt;0;AVERAGE([.AI26:.AI28]);&quot;&quot;)">
            <text:p/>
          </table:table-cell>
          <table:table-cell table:formula="oooc:=IF(SUM([.AJ26:.AJ28])&lt;&gt;0;AVERAGE([.AJ26:.AJ28]);&quot;&quot;)" office:value-type="float" office:value="2.34555555555556">
            <text:p>2.35</text:p>
          </table:table-cell>
          <table:table-cell table:formula="oooc:=IF(SUM([.AK26:.AK28])&lt;&gt;0;AVERAGE([.AK26:.AK28]);&quot;&quot;)" office:value-type="float" office:value="2.5875">
            <text:p>2.59</text:p>
          </table:table-cell>
          <table:table-cell table:formula="oooc:=IF(SUM([.AL26:.AL28])&lt;&gt;0;AVERAGE([.AL26:.AL28]);&quot;&quot;)" office:value-type="float" office:value="2.21761904761905">
            <text:p>2.22</text:p>
          </table:table-cell>
          <table:table-cell table:number-columns-repeated="4"/>
          <table:table-cell table:style-name="ce37" office:value-type="string">
            <text:p>Male</text:p>
          </table:table-cell>
          <table:table-cell table:style-name="ce37" office:value-type="float" office:value="0.529963321342414">
            <text:p>0.53</text:p>
          </table:table-cell>
          <table:table-cell table:style-name="ce37"/>
          <table:table-cell table:style-name="ce37" office:value-type="string">
            <text:p>Ben</text:p>
          </table:table-cell>
          <table:table-cell table:style-name="ce37" office:value-type="float" office:value="2.84285714285714">
            <text:p>2.84</text:p>
          </table:table-cell>
          <table:table-cell table:style-name="ce37" table:number-columns-repeated="14"/>
          <table:table-cell/>
          <table:table-cell table:style-name="ce92" office:value-type="string">
            <text:p>hans</text:p>
          </table:table-cell>
          <table:table-cell table:style-name="ce99" office:value-type="float" office:value="0.5676">
            <text:p>0.57</text:p>
          </table:table-cell>
          <table:table-cell table:style-name="ce99" table:number-columns-repeated="2"/>
          <table:table-cell table:style-name="ce105"/>
          <table:table-cell table:style-name="ce108"/>
          <table:table-cell table:style-name="ce99"/>
          <table:table-cell table:style-name="ce99" office:value-type="string">
            <text:p><text:s text:c="9"/></text:p>
          </table:table-cell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 table:number-columns-repeated="2"/>
          <table:table-cell table:style-name="ce105" office:value-type="float" office:value="0.7287">
            <text:p>0.73</text:p>
          </table:table-cell>
          <table:table-cell table:style-name="ce108" office:value-type="string">
            <text:p><text:s text:c="9"/></text:p>
          </table:table-cell>
          <table:table-cell table:style-name="ce99"/>
          <table:table-cell table:style-name="ce99" office:value-type="float" office:value="0.6702">
            <text:p>0.67</text:p>
          </table:table-cell>
          <table:table-cell table:style-name="ce105"/>
          <table:table-cell table:style-name="ce108"/>
          <table:table-cell table:style-name="ce99" table:number-columns-repeated="2"/>
          <table:table-cell table:style-name="ce105"/>
          <table:table-cell table:style-name="ce108"/>
          <table:table-cell table:style-name="ce99"/>
          <table:table-cell table:style-name="ce99" office:value-type="string">
            <text:p><text:s text:c="9"/></text:p>
          </table:table-cell>
          <table:table-cell table:style-name="ce105" office:value-type="float" office:value="0.7678">
            <text:p>0.77</text:p>
          </table:table-cell>
          <table:table-cell table:style-name="ce99" office:value-type="float" office:value="0.8215">
            <text:p>0.82</text:p>
          </table:table-cell>
          <table:table-cell table:style-name="ce99" office:value-type="string">
            <text:p><text:s text:c="9"/></text:p>
          </table:table-cell>
          <table:table-cell table:style-name="ce103"/>
          <table:table-cell table:number-columns-repeated="158"/>
        </table:table-row>
        <table:table-row table:style-name="ro3">
          <table:table-cell table:number-columns-repeated="42"/>
          <table:table-cell table:style-name="ce37" office:value-type="string">
            <text:p>Female</text:p>
          </table:table-cell>
          <table:table-cell table:style-name="ce37" office:value-type="float" office:value="0.46924590300823">
            <text:p>0.47</text:p>
          </table:table-cell>
          <table:table-cell table:style-name="ce37"/>
          <table:table-cell table:style-name="ce37" office:value-type="string">
            <text:p>Dave</text:p>
          </table:table-cell>
          <table:table-cell table:style-name="ce37" office:value-type="float" office:value="2.84666666666667">
            <text:p>2.85</text:p>
          </table:table-cell>
          <table:table-cell table:style-name="ce37" table:number-columns-repeated="14"/>
          <table:table-cell/>
          <table:table-cell table:style-name="ce92" office:value-type="string">
            <text:p>casey</text:p>
          </table:table-cell>
          <table:table-cell table:style-name="ce97" office:value-type="float" office:value="-0.8431">
            <text:p>-0.84</text:p>
          </table:table-cell>
          <table:table-cell table:style-name="ce97" table:number-columns-repeated="2"/>
          <table:table-cell table:style-name="ce103"/>
          <table:table-cell table:style-name="ce106"/>
          <table:table-cell table:style-name="ce97"/>
          <table:table-cell table:style-name="ce100" office:value-type="float" office:value="0.9255">
            <text:p>0.93</text:p>
          </table:table-cell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/>
          <table:table-cell table:style-name="ce100" office:value-type="float" office:value="1">
            <text:p>1.00</text:p>
          </table:table-cell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97" table:number-columns-repeated="2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table:style-name="ce34" office:value-type="string">
            <text:p>Standardized + 2.5</text:p>
          </table:table-cell>
          <table:table-cell table:number-columns-repeated="38"/>
          <table:table-cell table:style-name="ce37" office:value-type="string">
            <text:p>Average</text:p>
          </table:table-cell>
          <table:table-cell table:style-name="ce37" office:value-type="float" office:value="0.452169236297971">
            <text:p>0.45</text:p>
          </table:table-cell>
          <table:table-cell table:style-name="ce37"/>
          <table:table-cell table:style-name="ce37" office:value-type="string">
            <text:p>Casey</text:p>
          </table:table-cell>
          <table:table-cell table:style-name="ce37" office:value-type="float" office:value="2.92857142857143">
            <text:p>2.93</text:p>
          </table:table-cell>
          <table:table-cell table:style-name="ce37" table:number-columns-repeated="14"/>
          <table:table-cell/>
          <table:table-cell table:style-name="ce92" office:value-type="string">
            <text:p>felix</text:p>
          </table:table-cell>
          <table:table-cell table:style-name="ce97" table:number-columns-repeated="3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97" office:value-type="float" office:value="0.9989">
            <text:p>1.00</text:p>
          </table:table-cell>
          <table:table-cell table:style-name="ce97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Vinery</text:p>
          </table:table-cell>
          <table:table-cell office:value-type="string">
            <text:p>Tanja</text:p>
          </table:table-cell>
          <table:table-cell office:value-type="string">
            <text:p>Gayle</text:p>
          </table:table-cell>
          <table:table-cell office:value-type="string">
            <text:p>Arielle</text:p>
          </table:table-cell>
          <table:table-cell office:value-type="string">
            <text:p>Erika</text:p>
          </table:table-cell>
          <table:table-cell office:value-type="string">
            <text:p>Marissa</text:p>
          </table:table-cell>
          <table:table-cell office:value-type="string">
            <text:p>Narissa</text:p>
          </table:table-cell>
          <table:table-cell office:value-type="string">
            <text:p>Cecille</text:p>
          </table:table-cell>
          <table:table-cell office:value-type="string">
            <text:p>Jin Ju</text:p>
          </table:table-cell>
          <table:table-cell office:value-type="string">
            <text:p>Ms. Arora</text:p>
          </table:table-cell>
          <table:table-cell office:value-type="string">
            <text:p>Kristine</text:p>
          </table:table-cell>
          <table:table-cell office:value-type="string">
            <text:p>Stella</text:p>
          </table:table-cell>
          <table:table-cell office:value-type="string">
            <text:p>Kathy</text:p>
          </table:table-cell>
          <table:table-cell office:value-type="string">
            <text:p>Fumie</text:p>
          </table:table-cell>
          <table:table-cell office:value-type="string">
            <text:p>Caroline</text:p>
          </table:table-cell>
          <table:table-cell office:value-type="string">
            <text:p>Basia</text:p>
          </table:table-cell>
          <table:table-cell office:value-type="string">
            <text:p>Kat</text:p>
          </table:table-cell>
          <table:table-cell office:value-type="string">
            <text:p>John</text:p>
          </table:table-cell>
          <table:table-cell office:value-type="string">
            <text:p>Beau</text:p>
          </table:table-cell>
          <table:table-cell office:value-type="string">
            <text:p>Ben</text:p>
          </table:table-cell>
          <table:table-cell office:value-type="string">
            <text:p>Ted</text:p>
          </table:table-cell>
          <table:table-cell office:value-type="string">
            <text:p>Chris</text:p>
          </table:table-cell>
          <table:table-cell office:value-type="string">
            <text:p>Zachary</text:p>
          </table:table-cell>
          <table:table-cell office:value-type="string">
            <text:p>Dave</text:p>
          </table:table-cell>
          <table:table-cell office:value-type="string">
            <text:p>Ai Guo</text:p>
          </table:table-cell>
          <table:table-cell office:value-type="string">
            <text:p>Sam</text:p>
          </table:table-cell>
          <table:table-cell office:value-type="string">
            <text:p>Jeff</text:p>
          </table:table-cell>
          <table:table-cell office:value-type="string">
            <text:p>Christine</text:p>
          </table:table-cell>
          <table:table-cell office:value-type="string">
            <text:p>Hans</text:p>
          </table:table-cell>
          <table:table-cell office:value-type="string">
            <text:p>Casey</text:p>
          </table:table-cell>
          <table:table-cell office:value-type="string">
            <text:p>Felix</text:p>
          </table:table-cell>
          <table:table-cell office:value-type="string">
            <text:p>No Name</text:p>
          </table:table-cell>
          <table:table-cell office:value-type="string">
            <text:p>Averag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Country</text:p>
          </table:table-cell>
          <table:table-cell office:value-type="string">
            <text:p>Grape</text:p>
          </table:table-cell>
          <table:table-cell office:value-type="string">
            <text:p>Type</text:p>
          </table:table-cell>
          <table:table-cell table:style-name="ce40"/>
          <table:table-cell table:style-name="ce37" office:value-type="string">
            <text:p>Ted</text:p>
          </table:table-cell>
          <table:table-cell table:style-name="ce37" office:value-type="float" office:value="0.439507299901456">
            <text:p>0.44</text:p>
          </table:table-cell>
          <table:table-cell table:style-name="ce37"/>
          <table:table-cell table:style-name="ce37" office:value-type="string">
            <text:p>Jeff</text:p>
          </table:table-cell>
          <table:table-cell table:style-name="ce37" office:value-type="float" office:value="2.93333333333333">
            <text:p>2.93</text:p>
          </table:table-cell>
          <table:table-cell table:style-name="ce37" table:number-columns-repeated="14"/>
          <table:table-cell/>
          <table:table-cell table:style-name="ce92" office:value-type="string">
            <text:p>noname</text:p>
          </table:table-cell>
          <table:table-cell table:style-name="ce98"/>
          <table:table-cell table:style-name="ce98" office:value-type="float" office:value="0.6165">
            <text:p>0.62</text:p>
          </table:table-cell>
          <table:table-cell table:style-name="ce98"/>
          <table:table-cell table:style-name="ce104" office:value-type="float" office:value="0.8376">
            <text:p>0.84</text:p>
          </table:table-cell>
          <table:table-cell table:style-name="ce107"/>
          <table:table-cell table:style-name="ce98"/>
          <table:table-cell table:style-name="ce98" office:value-type="string">
            <text:p><text:s text:c="9"/></text:p>
          </table:table-cell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table:number-columns-repeated="2"/>
          <table:table-cell table:style-name="ce104"/>
          <table:table-cell table:style-name="ce107"/>
          <table:table-cell table:style-name="ce98" office:value-type="float" office:value="0.7171">
            <text:p>0.72</text:p>
          </table:table-cell>
          <table:table-cell table:style-name="ce98"/>
          <table:table-cell table:style-name="ce104"/>
          <table:table-cell table:style-name="ce107" office:value-type="float" office:value="0.7642">
            <text:p>0.76</text:p>
          </table:table-cell>
          <table:table-cell table:style-name="ce98" table:number-columns-repeated="2"/>
          <table:table-cell table:style-name="ce104"/>
          <table:table-cell table:style-name="ce107"/>
          <table:table-cell table:style-name="ce98"/>
          <table:table-cell table:style-name="ce98" office:value-type="float" office:value="0.7647">
            <text:p>0.76</text:p>
          </table:table-cell>
          <table:table-cell table:style-name="ce104" office:value-type="string">
            <text:p><text:s text:c="9"/></text:p>
          </table:table-cell>
          <table:table-cell table:style-name="ce107"/>
          <table:table-cell table:style-name="ce98" table:number-columns-repeated="2"/>
          <table:table-cell table:style-name="ce104" office:value-type="float" office:value="0.7167">
            <text:p>0.72</text:p>
          </table:table-cell>
          <table:table-cell table:style-name="ce98" office:value-type="float" office:value="0.6604">
            <text:p>0.66</text:p>
          </table:table-cell>
          <table:table-cell table:style-name="ce98"/>
          <table:table-cell table:style-name="ce103"/>
          <table:table-cell table:number-columns-repeated="158"/>
        </table:table-row>
        <table:table-row table:style-name="ro13">
          <table:table-cell table:number-columns-repeated="3"/>
          <table:table-cell office:value-type="string">
            <text:p>Fre</text:p>
          </table:table-cell>
          <table:table-cell table:formula="oooc:=IF([.E10]&lt;&gt;0;STANDARDIZE([.E10];[.E$30];[.E$29])+2.5;&quot;&quot;)">
            <text:p/>
          </table:table-cell>
          <table:table-cell table:formula="oooc:=IF([.F10]&lt;&gt;0;STANDARDIZE([.F10];[.F$30];[.F$29])+2.5;&quot;&quot;)" office:value-type="float" office:value="3.79399327844126">
            <text:p>3.79</text:p>
          </table:table-cell>
          <table:table-cell table:formula="oooc:=IF([.G10]&lt;&gt;0;STANDARDIZE([.G10];[.G$30];[.G$29])+2.5;&quot;&quot;)">
            <text:p/>
          </table:table-cell>
          <table:table-cell table:formula="oooc:=IF([.H10]&lt;&gt;0;STANDARDIZE([.H10];[.H$30];[.H$29])+2.5;&quot;&quot;)">
            <text:p/>
          </table:table-cell>
          <table:table-cell table:formula="oooc:=IF([.I10]&lt;&gt;0;STANDARDIZE([.I10];[.I$30];[.I$29])+2.5;&quot;&quot;)">
            <text:p/>
          </table:table-cell>
          <table:table-cell table:formula="oooc:=IF([.J10]&lt;&gt;0;STANDARDIZE([.J10];[.J$30];[.J$29])+2.5;&quot;&quot;)">
            <text:p/>
          </table:table-cell>
          <table:table-cell table:formula="oooc:=IF([.K10]&lt;&gt;0;STANDARDIZE([.K10];[.K$30];[.K$29])+2.5;&quot;&quot;)">
            <text:p/>
          </table:table-cell>
          <table:table-cell table:formula="oooc:=IF([.L10]&lt;&gt;0;STANDARDIZE([.L10];[.L$30];[.L$29])+2.5;&quot;&quot;)" office:value-type="float" office:value="1.96537172251082">
            <text:p>1.97</text:p>
          </table:table-cell>
          <table:table-cell table:formula="oooc:=IF([.M10]&lt;&gt;0;STANDARDIZE([.M10];[.M$30];[.M$29])+2.5;&quot;&quot;)">
            <text:p/>
          </table:table-cell>
          <table:table-cell table:formula="oooc:=IF([.N10]&lt;&gt;0;STANDARDIZE([.N10];[.N$30];[.N$29])+2.5;&quot;&quot;)" office:value-type="float" office:value="3.47339948719926">
            <text:p>3.47</text:p>
          </table:table-cell>
          <table:table-cell table:formula="oooc:=IF([.O10]&lt;&gt;0;STANDARDIZE([.O10];[.O$30];[.O$29])+2.5;&quot;&quot;)" office:value-type="float" office:value="3.37287156094397">
            <text:p>3.37</text:p>
          </table:table-cell>
          <table:table-cell table:formula="oooc:=IF([.P10]&lt;&gt;0;STANDARDIZE([.P10];[.P$30];[.P$29])+2.5;&quot;&quot;)" office:value-type="float" office:value="1.34529946162075">
            <text:p>1.35</text:p>
          </table:table-cell>
          <table:table-cell table:formula="oooc:=IF([.Q10]&lt;&gt;0;STANDARDIZE([.Q10];[.Q$30];[.Q$29])+2.5;&quot;&quot;)" office:value-type="float" office:value="3.4491579957525">
            <text:p>3.45</text:p>
          </table:table-cell>
          <table:table-cell table:formula="oooc:=IF([.R10]&lt;&gt;0;STANDARDIZE([.R10];[.R$30];[.R$29])+2.5;&quot;&quot;)">
            <text:p/>
          </table:table-cell>
          <table:table-cell table:formula="oooc:=IF([.S10]&lt;&gt;0;STANDARDIZE([.S10];[.S$30];[.S$29])+2.5;&quot;&quot;)">
            <text:p/>
          </table:table-cell>
          <table:table-cell table:formula="oooc:=IF([.T10]&lt;&gt;0;STANDARDIZE([.T10];[.T$30];[.T$29])+2.5;&quot;&quot;)" office:value-type="float" office:value="1.82783182080751">
            <text:p>1.83</text:p>
          </table:table-cell>
          <table:table-cell table:formula="oooc:=IF([.U10]&lt;&gt;0;STANDARDIZE([.U10];[.U$30];[.U$29])+2.5;&quot;&quot;)">
            <text:p/>
          </table:table-cell>
          <table:table-cell table:formula="oooc:=IF([.V10]&lt;&gt;0;STANDARDIZE([.V10];[.V$30];[.V$29])+2.5;&quot;&quot;)">
            <text:p/>
          </table:table-cell>
          <table:table-cell table:formula="oooc:=IF([.W10]&lt;&gt;0;STANDARDIZE([.W10];[.W$30];[.W$29])+2.5;&quot;&quot;)">
            <text:p/>
          </table:table-cell>
          <table:table-cell table:formula="oooc:=IF([.X10]&lt;&gt;0;STANDARDIZE([.X10];[.X$30];[.X$29])+2.5;&quot;&quot;)">
            <text:p/>
          </table:table-cell>
          <table:table-cell table:formula="oooc:=IF([.Y10]&lt;&gt;0;STANDARDIZE([.Y10];[.Y$30];[.Y$29])+2.5;&quot;&quot;)">
            <text:p/>
          </table:table-cell>
          <table:table-cell table:formula="oooc:=IF([.Z10]&lt;&gt;0;STANDARDIZE([.Z10];[.Z$30];[.Z$29])+2.5;&quot;&quot;)" office:value-type="float" office:value="3.10265755276773">
            <text:p>3.10</text:p>
          </table:table-cell>
          <table:table-cell table:formula="oooc:=IF([.AA10]&lt;&gt;0;STANDARDIZE([.AA10];[.AA$30];[.AA$29])+2.5;&quot;&quot;)">
            <text:p/>
          </table:table-cell>
          <table:table-cell table:formula="oooc:=IF([.AB10]&lt;&gt;0;STANDARDIZE([.AB10];[.AB$30];[.AB$29])+2.5;&quot;&quot;)" office:value-type="float" office:value="1.5">
            <text:p>1.50</text:p>
          </table:table-cell>
          <table:table-cell table:formula="oooc:=IF([.AC10]&lt;&gt;0;STANDARDIZE([.AC10];[.AC$30];[.AC$29])+2.5;&quot;&quot;)" office:value-type="float" office:value="2.42019131155324">
            <text:p>2.42</text:p>
          </table:table-cell>
          <table:table-cell table:formula="oooc:=IF([.AD10]&lt;&gt;0;STANDARDIZE([.AD10];[.AD$30];[.AD$29])+2.5;&quot;&quot;)" office:value-type="float" office:value="1.62712843905603">
            <text:p>1.63</text:p>
          </table:table-cell>
          <table:table-cell table:formula="oooc:=IF([.AE10]&lt;&gt;0;STANDARDIZE([.AE10];[.AE$30];[.AE$29])+2.5;&quot;&quot;)">
            <text:p/>
          </table:table-cell>
          <table:table-cell table:formula="oooc:=IF([.AF10]&lt;&gt;0;STANDARDIZE([.AF10];[.AF$30];[.AF$29])+2.5;&quot;&quot;)" office:value-type="float" office:value="2.34495658176349">
            <text:p>2.34</text:p>
          </table:table-cell>
          <table:table-cell table:formula="oooc:=IF([.AG10]&lt;&gt;0;STANDARDIZE([.AG10];[.AG$30];[.AG$29])+2.5;&quot;&quot;)">
            <text:p/>
          </table:table-cell>
          <table:table-cell table:formula="oooc:=IF([.AH10]&lt;&gt;0;STANDARDIZE([.AH10];[.AH$30];[.AH$29])+2.5;&quot;&quot;)" office:value-type="float" office:value="2.22264990188739">
            <text:p>2.22</text:p>
          </table:table-cell>
          <table:table-cell table:formula="oooc:=IF([.AI10]&lt;&gt;0;STANDARDIZE([.AI10];[.AI$30];[.AI$29])+2.5;&quot;&quot;)">
            <text:p/>
          </table:table-cell>
          <table:table-cell table:formula="oooc:=IF([.AJ10]&lt;&gt;0;STANDARDIZE([.AJ10];[.AJ$30];[.AJ$29])+2.5;&quot;&quot;)" office:value-type="float" office:value="2.8178207512765">
            <text:p>2.82</text:p>
          </table:table-cell>
          <table:table-cell table:formula="oooc:=IF([.AK10]&lt;&gt;0;STANDARDIZE([.AK10];[.AK$30];[.AK$29])+2.5;&quot;&quot;)" office:value-type="float" office:value="2.32885277011961">
            <text:p>2.33</text:p>
          </table:table-cell>
          <table:table-cell table:formula="oooc:=IF([.AL10]&lt;&gt;0;STANDARDIZE([.AL10];[.AL$30];[.AL$29])+2.5;&quot;&quot;)" office:value-type="float" office:value="3.4691379091458">
            <text:p>3.47</text:p>
          </table:table-cell>
          <table:table-cell office:value-type="string">
            <text:p>US</text:p>
          </table:table-cell>
          <table:table-cell office:value-type="string">
            <text:p>Chardonnay</text:p>
          </table:table-cell>
          <table:table-cell office:value-type="string">
            <text:p>Alcohol Free</text:p>
          </table:table-cell>
          <table:table-cell table:style-name="ce40"/>
          <table:table-cell table:style-name="ce37" office:value-type="string">
            <text:p>Narissa</text:p>
          </table:table-cell>
          <table:table-cell table:style-name="ce45" office:value-type="float" office:value="0.386867763798777">
            <text:p>0.39</text:p>
          </table:table-cell>
          <table:table-cell table:style-name="ce37"/>
          <table:table-cell table:style-name="ce37" office:value-type="string">
            <text:p>Beau</text:p>
          </table:table-cell>
          <table:table-cell table:style-name="ce37" office:value-type="float" office:value="3.00666666666667">
            <text:p>3.01</text:p>
          </table:table-cell>
          <table:table-cell table:style-name="ce37" table:number-columns-repeated="14"/>
          <table:table-cell/>
          <table:table-cell table:style-name="ce92" office:value-type="string">
            <text:p>average</text:p>
          </table:table-cell>
          <table:table-cell table:style-name="ce97" office:value-type="float" office:value="0.6254">
            <text:p>0.63</text:p>
          </table:table-cell>
          <table:table-cell table:style-name="ce97" office:value-type="float" office:value="0.5914">
            <text:p>0.59</text:p>
          </table:table-cell>
          <table:table-cell table:style-name="ce97"/>
          <table:table-cell table:style-name="ce103"/>
          <table:table-cell table:style-name="ce106"/>
          <table:table-cell table:style-name="ce97"/>
          <table:table-cell table:style-name="ce97" office:value-type="string">
            <text:p><text:s text:c="9"/></text:p>
          </table:table-cell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office:value-type="string">
            <text:p><text:s text:c="9"/></text:p>
          </table:table-cell>
          <table:table-cell table:style-name="ce97"/>
          <table:table-cell table:style-name="ce103"/>
          <table:table-cell table:style-name="ce106"/>
          <table:table-cell table:style-name="ce97" office:value-type="float" office:value="0.7834">
            <text:p>0.78</text:p>
          </table:table-cell>
          <table:table-cell table:style-name="ce97"/>
          <table:table-cell table:style-name="ce103"/>
          <table:table-cell table:style-name="ce106" office:value-type="string">
            <text:p><text:s text:c="9"/></text:p>
          </table:table-cell>
          <table:table-cell table:style-name="ce97" table:number-columns-repeated="2"/>
          <table:table-cell table:style-name="ce103"/>
          <table:table-cell table:style-name="ce106" office:value-type="float" office:value="1">
            <text:p>1.00</text:p>
          </table:table-cell>
          <table:table-cell table:style-name="ce97" table:number-columns-repeated="2"/>
          <table:table-cell table:style-name="ce103" office:value-type="float" office:value="0.7678">
            <text:p>0.77</text:p>
          </table:table-cell>
          <table:table-cell table:style-name="ce106"/>
          <table:table-cell table:style-name="ce97"/>
          <table:table-cell table:style-name="ce97" office:value-type="float" office:value="0.7167">
            <text:p>0.72</text:p>
          </table:table-cell>
          <table:table-cell table:style-name="ce103"/>
          <table:table-cell table:style-name="ce97" office:value-type="float" office:value="0.9087">
            <text:p>0.91</text:p>
          </table:table-cell>
          <table:table-cell table:style-name="ce97" office:value-type="float" office:value="0.7923">
            <text:p>0.79</text:p>
          </table:table-cell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Fre</text:p>
          </table:table-cell>
          <table:table-cell table:formula="oooc:=IF([.E11]&lt;&gt;0;STANDARDIZE([.E11];[.E$30];[.E$29])+2.5;&quot;&quot;)">
            <text:p/>
          </table:table-cell>
          <table:table-cell table:formula="oooc:=IF([.F11]&lt;&gt;0;STANDARDIZE([.F11];[.F$30];[.F$29])+2.5;&quot;&quot;)" office:value-type="float" office:value="4.11749159805158">
            <text:p>4.12</text:p>
          </table:table-cell>
          <table:table-cell table:formula="oooc:=IF([.G11]&lt;&gt;0;STANDARDIZE([.G11];[.G$30];[.G$29])+2.5;&quot;&quot;)">
            <text:p/>
          </table:table-cell>
          <table:table-cell table:formula="oooc:=IF([.H11]&lt;&gt;0;STANDARDIZE([.H11];[.H$30];[.H$29])+2.5;&quot;&quot;)">
            <text:p/>
          </table:table-cell>
          <table:table-cell table:formula="oooc:=IF([.I11]&lt;&gt;0;STANDARDIZE([.I11];[.I$30];[.I$29])+2.5;&quot;&quot;)">
            <text:p/>
          </table:table-cell>
          <table:table-cell table:formula="oooc:=IF([.J11]&lt;&gt;0;STANDARDIZE([.J11];[.J$30];[.J$29])+2.5;&quot;&quot;)">
            <text:p/>
          </table:table-cell>
          <table:table-cell table:formula="oooc:=IF([.K11]&lt;&gt;0;STANDARDIZE([.K11];[.K$30];[.K$29])+2.5;&quot;&quot;)">
            <text:p/>
          </table:table-cell>
          <table:table-cell table:formula="oooc:=IF([.L11]&lt;&gt;0;STANDARDIZE([.L11];[.L$30];[.L$29])+2.5;&quot;&quot;)" office:value-type="float" office:value="3.65367154616087">
            <text:p>3.65</text:p>
          </table:table-cell>
          <table:table-cell table:formula="oooc:=IF([.M11]&lt;&gt;0;STANDARDIZE([.M11];[.M$30];[.M$29])+2.5;&quot;&quot;)">
            <text:p/>
          </table:table-cell>
          <table:table-cell table:formula="oooc:=IF([.N11]&lt;&gt;0;STANDARDIZE([.N11];[.N$30];[.N$29])+2.5;&quot;&quot;)" office:value-type="float" office:value="2.55123155195786">
            <text:p>2.55</text:p>
          </table:table-cell>
          <table:table-cell table:formula="oooc:=IF([.O11]&lt;&gt;0;STANDARDIZE([.O11];[.O$30];[.O$29])+2.5;&quot;&quot;)" office:value-type="float" office:value="2.71821789023599">
            <text:p>2.72</text:p>
          </table:table-cell>
          <table:table-cell table:formula="oooc:=IF([.P11]&lt;&gt;0;STANDARDIZE([.P11];[.P$30];[.P$29])+2.5;&quot;&quot;)" office:value-type="float" office:value="3.07735026918963">
            <text:p>3.08</text:p>
          </table:table-cell>
          <table:table-cell table:formula="oooc:=IF([.Q11]&lt;&gt;0;STANDARDIZE([.Q11];[.Q$30];[.Q$29])+2.5;&quot;&quot;)" office:value-type="float" office:value="2.59491579957525">
            <text:p>2.59</text:p>
          </table:table-cell>
          <table:table-cell table:formula="oooc:=IF([.R11]&lt;&gt;0;STANDARDIZE([.R11];[.R$30];[.R$29])+2.5;&quot;&quot;)">
            <text:p/>
          </table:table-cell>
          <table:table-cell table:formula="oooc:=IF([.S11]&lt;&gt;0;STANDARDIZE([.S11];[.S$30];[.S$29])+2.5;&quot;&quot;)">
            <text:p/>
          </table:table-cell>
          <table:table-cell table:formula="oooc:=IF([.T11]&lt;&gt;0;STANDARDIZE([.T11];[.T$30];[.T$29])+2.5;&quot;&quot;)" office:value-type="float" office:value="3.64919075797426">
            <text:p>3.65</text:p>
          </table:table-cell>
          <table:table-cell table:formula="oooc:=IF([.U11]&lt;&gt;0;STANDARDIZE([.U11];[.U$30];[.U$29])+2.5;&quot;&quot;)">
            <text:p/>
          </table:table-cell>
          <table:table-cell table:formula="oooc:=IF([.V11]&lt;&gt;0;STANDARDIZE([.V11];[.V$30];[.V$29])+2.5;&quot;&quot;)">
            <text:p/>
          </table:table-cell>
          <table:table-cell table:formula="oooc:=IF([.W11]&lt;&gt;0;STANDARDIZE([.W11];[.W$30];[.W$29])+2.5;&quot;&quot;)">
            <text:p/>
          </table:table-cell>
          <table:table-cell table:formula="oooc:=IF([.X11]&lt;&gt;0;STANDARDIZE([.X11];[.X$30];[.X$29])+2.5;&quot;&quot;)">
            <text:p/>
          </table:table-cell>
          <table:table-cell table:formula="oooc:=IF([.Y11]&lt;&gt;0;STANDARDIZE([.Y11];[.Y$30];[.Y$29])+2.5;&quot;&quot;)">
            <text:p/>
          </table:table-cell>
          <table:table-cell table:formula="oooc:=IF([.Z11]&lt;&gt;0;STANDARDIZE([.Z11];[.Z$30];[.Z$29])+2.5;&quot;&quot;)" office:value-type="float" office:value="3.94637812664255">
            <text:p>3.95</text:p>
          </table:table-cell>
          <table:table-cell table:formula="oooc:=IF([.AA11]&lt;&gt;0;STANDARDIZE([.AA11];[.AA$30];[.AA$29])+2.5;&quot;&quot;)">
            <text:p/>
          </table:table-cell>
          <table:table-cell table:formula="oooc:=IF([.AB11]&lt;&gt;0;STANDARDIZE([.AB11];[.AB$30];[.AB$29])+2.5;&quot;&quot;)" office:value-type="float" office:value="3.5">
            <text:p>3.50</text:p>
          </table:table-cell>
          <table:table-cell table:formula="oooc:=IF([.AC11]&lt;&gt;0;STANDARDIZE([.AC11];[.AC$30];[.AC$29])+2.5;&quot;&quot;)" office:value-type="float" office:value="3.53751294980791">
            <text:p>3.54</text:p>
          </table:table-cell>
          <table:table-cell table:formula="oooc:=IF([.AD11]&lt;&gt;0;STANDARDIZE([.AD11];[.AD$30];[.AD$29])+2.5;&quot;&quot;)" office:value-type="float" office:value="3.59108945117996">
            <text:p>3.59</text:p>
          </table:table-cell>
          <table:table-cell table:formula="oooc:=IF([.AE11]&lt;&gt;0;STANDARDIZE([.AE11];[.AE$30];[.AE$29])+2.5;&quot;&quot;)">
            <text:p/>
          </table:table-cell>
          <table:table-cell table:formula="oooc:=IF([.AF11]&lt;&gt;0;STANDARDIZE([.AF11];[.AF$30];[.AF$29])+2.5;&quot;&quot;)">
            <text:p/>
          </table:table-cell>
          <table:table-cell table:formula="oooc:=IF([.AG11]&lt;&gt;0;STANDARDIZE([.AG11];[.AG$30];[.AG$29])+2.5;&quot;&quot;)">
            <text:p/>
          </table:table-cell>
          <table:table-cell table:formula="oooc:=IF([.AH11]&lt;&gt;0;STANDARDIZE([.AH11];[.AH$30];[.AH$29])+2.5;&quot;&quot;)" office:value-type="float" office:value="3.60940039245046">
            <text:p>3.61</text:p>
          </table:table-cell>
          <table:table-cell table:formula="oooc:=IF([.AI11]&lt;&gt;0;STANDARDIZE([.AI11];[.AI$30];[.AI$29])+2.5;&quot;&quot;)">
            <text:p/>
          </table:table-cell>
          <table:table-cell table:formula="oooc:=IF([.AJ11]&lt;&gt;0;STANDARDIZE([.AJ11];[.AJ$30];[.AJ$29])+2.5;&quot;&quot;)" office:value-type="float" office:value="4.52043944593812">
            <text:p>4.52</text:p>
          </table:table-cell>
          <table:table-cell table:formula="oooc:=IF([.AK11]&lt;&gt;0;STANDARDIZE([.AK11];[.AK$30];[.AK$29])+2.5;&quot;&quot;)" office:value-type="float" office:value="4.50824887827735">
            <text:p>4.51</text:p>
          </table:table-cell>
          <table:table-cell table:formula="oooc:=IF([.AL11]&lt;&gt;0;STANDARDIZE([.AL11];[.AL$30];[.AL$29])+2.5;&quot;&quot;)" office:value-type="float" office:value="4.50423333054529">
            <text:p>4.50</text:p>
          </table:table-cell>
          <table:table-cell office:value-type="string">
            <text:p>US</text:p>
          </table:table-cell>
          <table:table-cell office:value-type="string">
            <text:p>Merlot</text:p>
          </table:table-cell>
          <table:table-cell office:value-type="string">
            <text:p>Alcohol Free</text:p>
          </table:table-cell>
          <table:table-cell table:style-name="ce40"/>
          <table:table-cell table:style-name="ce37" office:value-type="string">
            <text:p>Dave</text:p>
          </table:table-cell>
          <table:table-cell table:style-name="ce37" office:value-type="float" office:value="0.358302877997031">
            <text:p>0.36</text:p>
          </table:table-cell>
          <table:table-cell table:style-name="ce37"/>
          <table:table-cell table:style-name="ce37" office:value-type="string">
            <text:p>Cecille</text:p>
          </table:table-cell>
          <table:table-cell table:style-name="ce45" office:value-type="float" office:value="3.3375">
            <text:p>3.34</text:p>
          </table:table-cell>
          <table:table-cell table:style-name="ce37" table:number-columns-repeated="14"/>
          <table:table-cell/>
          <table:table-cell table:style-name="ce92" office:value-type="string">
            <text:p>male</text:p>
          </table:table-cell>
          <table:table-cell table:style-name="ce97" office:value-type="float" office:value="0.5556">
            <text:p>0.56</text:p>
          </table:table-cell>
          <table:table-cell table:style-name="ce97" office:value-type="float" office:value="0.5345">
            <text:p>0.53</text:p>
          </table:table-cell>
          <table:table-cell table:style-name="ce97"/>
          <table:table-cell table:style-name="ce103"/>
          <table:table-cell table:style-name="ce106"/>
          <table:table-cell table:style-name="ce97"/>
          <table:table-cell table:style-name="ce97" office:value-type="string">
            <text:p><text:s text:c="9"/></text:p>
          </table:table-cell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office:value-type="string">
            <text:p><text:s text:c="9"/></text:p>
          </table:table-cell>
          <table:table-cell table:style-name="ce97"/>
          <table:table-cell table:style-name="ce103"/>
          <table:table-cell table:style-name="ce106"/>
          <table:table-cell table:style-name="ce97" office:value-type="float" office:value="0.6928">
            <text:p>0.69</text:p>
          </table:table-cell>
          <table:table-cell table:style-name="ce97"/>
          <table:table-cell table:style-name="ce103" office:value-type="float" office:value="0.5902">
            <text:p>0.59</text:p>
          </table:table-cell>
          <table:table-cell table:style-name="ce106" office:value-type="float" office:value="0.7034">
            <text:p>0.70</text:p>
          </table:table-cell>
          <table:table-cell table:style-name="ce97" table:number-columns-repeated="2"/>
          <table:table-cell table:style-name="ce103"/>
          <table:table-cell table:style-name="ce106"/>
          <table:table-cell table:style-name="ce97"/>
          <table:table-cell table:style-name="ce97" office:value-type="float" office:value="0.6599">
            <text:p>0.66</text:p>
          </table:table-cell>
          <table:table-cell table:style-name="ce103" office:value-type="float" office:value="0.8215">
            <text:p>0.82</text:p>
          </table:table-cell>
          <table:table-cell table:style-name="ce106"/>
          <table:table-cell table:style-name="ce100" office:value-type="float" office:value="0.9989">
            <text:p>1.00</text:p>
          </table:table-cell>
          <table:table-cell table:style-name="ce97" office:value-type="float" office:value="0.6604">
            <text:p>0.66</text:p>
          </table:table-cell>
          <table:table-cell table:style-name="ce117" office:value-type="float" office:value="0.9087">
            <text:p>0.91</text:p>
          </table:table-cell>
          <table:table-cell table:style-name="ce97"/>
          <table:table-cell table:style-name="ce97" office:value-type="float" office:value="0.5328">
            <text:p>0.53</text:p>
          </table:table-cell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Fre</text:p>
          </table:table-cell>
          <table:table-cell table:formula="oooc:=IF([.E12]&lt;&gt;0;STANDARDIZE([.E12];[.E$30];[.E$29])+2.5;&quot;&quot;)">
            <text:p/>
          </table:table-cell>
          <table:table-cell table:formula="oooc:=IF([.F12]&lt;&gt;0;STANDARDIZE([.F12];[.F$30];[.F$29])+2.5;&quot;&quot;)" office:value-type="float" office:value="2.98524747941547">
            <text:p>2.99</text:p>
          </table:table-cell>
          <table:table-cell table:formula="oooc:=IF([.G12]&lt;&gt;0;STANDARDIZE([.G12];[.G$30];[.G$29])+2.5;&quot;&quot;)">
            <text:p/>
          </table:table-cell>
          <table:table-cell table:formula="oooc:=IF([.H12]&lt;&gt;0;STANDARDIZE([.H12];[.H$30];[.H$29])+2.5;&quot;&quot;)">
            <text:p/>
          </table:table-cell>
          <table:table-cell table:formula="oooc:=IF([.I12]&lt;&gt;0;STANDARDIZE([.I12];[.I$30];[.I$29])+2.5;&quot;&quot;)">
            <text:p/>
          </table:table-cell>
          <table:table-cell table:formula="oooc:=IF([.J12]&lt;&gt;0;STANDARDIZE([.J12];[.J$30];[.J$29])+2.5;&quot;&quot;)">
            <text:p/>
          </table:table-cell>
          <table:table-cell table:formula="oooc:=IF([.K12]&lt;&gt;0;STANDARDIZE([.K12];[.K$30];[.K$29])+2.5;&quot;&quot;)">
            <text:p/>
          </table:table-cell>
          <table:table-cell table:formula="oooc:=IF([.L12]&lt;&gt;0;STANDARDIZE([.L12];[.L$30];[.L$29])+2.5;&quot;&quot;)" office:value-type="float" office:value="1.88095673132831">
            <text:p>1.88</text:p>
          </table:table-cell>
          <table:table-cell table:formula="oooc:=IF([.M12]&lt;&gt;0;STANDARDIZE([.M12];[.M$30];[.M$29])+2.5;&quot;&quot;)">
            <text:p/>
          </table:table-cell>
          <table:table-cell table:formula="oooc:=IF([.N12]&lt;&gt;0;STANDARDIZE([.N12];[.N$30];[.N$29])+2.5;&quot;&quot;)" office:value-type="float" office:value="1.47536896084288">
            <text:p>1.48</text:p>
          </table:table-cell>
          <table:table-cell table:formula="oooc:=IF([.O12]&lt;&gt;0;STANDARDIZE([.O12];[.O$30];[.O$29])+2.5;&quot;&quot;)" office:value-type="float" office:value="1.40891054882004">
            <text:p>1.41</text:p>
          </table:table-cell>
          <table:table-cell table:formula="oooc:=IF([.P12]&lt;&gt;0;STANDARDIZE([.P12];[.P$30];[.P$29])+2.5;&quot;&quot;)" office:value-type="float" office:value="3.07735026918963">
            <text:p>3.08</text:p>
          </table:table-cell>
          <table:table-cell table:formula="oooc:=IF([.Q12]&lt;&gt;0;STANDARDIZE([.Q12];[.Q$30];[.Q$29])+2.5;&quot;&quot;)" office:value-type="float" office:value="1.45592620467225">
            <text:p>1.46</text:p>
          </table:table-cell>
          <table:table-cell table:formula="oooc:=IF([.R12]&lt;&gt;0;STANDARDIZE([.R12];[.R$30];[.R$29])+2.5;&quot;&quot;)">
            <text:p/>
          </table:table-cell>
          <table:table-cell table:formula="oooc:=IF([.S12]&lt;&gt;0;STANDARDIZE([.S12];[.S$30];[.S$29])+2.5;&quot;&quot;)">
            <text:p/>
          </table:table-cell>
          <table:table-cell table:formula="oooc:=IF([.T12]&lt;&gt;0;STANDARDIZE([.T12];[.T$30];[.T$29])+2.5;&quot;&quot;)" office:value-type="float" office:value="2.02297742121823">
            <text:p>2.02</text:p>
          </table:table-cell>
          <table:table-cell table:formula="oooc:=IF([.U12]&lt;&gt;0;STANDARDIZE([.U12];[.U$30];[.U$29])+2.5;&quot;&quot;)">
            <text:p/>
          </table:table-cell>
          <table:table-cell table:formula="oooc:=IF([.V12]&lt;&gt;0;STANDARDIZE([.V12];[.V$30];[.V$29])+2.5;&quot;&quot;)">
            <text:p/>
          </table:table-cell>
          <table:table-cell table:formula="oooc:=IF([.W12]&lt;&gt;0;STANDARDIZE([.W12];[.W$30];[.W$29])+2.5;&quot;&quot;)">
            <text:p/>
          </table:table-cell>
          <table:table-cell table:formula="oooc:=IF([.X12]&lt;&gt;0;STANDARDIZE([.X12];[.X$30];[.X$29])+2.5;&quot;&quot;)">
            <text:p/>
          </table:table-cell>
          <table:table-cell table:formula="oooc:=IF([.Y12]&lt;&gt;0;STANDARDIZE([.Y12];[.Y$30];[.Y$29])+2.5;&quot;&quot;)">
            <text:p/>
          </table:table-cell>
          <table:table-cell table:formula="oooc:=IF([.Z12]&lt;&gt;0;STANDARDIZE([.Z12];[.Z$30];[.Z$29])+2.5;&quot;&quot;)" office:value-type="float" office:value="1.8370766919555">
            <text:p>1.84</text:p>
          </table:table-cell>
          <table:table-cell table:formula="oooc:=IF([.AA12]&lt;&gt;0;STANDARDIZE([.AA12];[.AA$30];[.AA$29])+2.5;&quot;&quot;)">
            <text:p/>
          </table:table-cell>
          <table:table-cell table:formula="oooc:=IF([.AB12]&lt;&gt;0;STANDARDIZE([.AB12];[.AB$30];[.AB$29])+2.5;&quot;&quot;)" office:value-type="float" office:value="2.5">
            <text:p>2.50</text:p>
          </table:table-cell>
          <table:table-cell table:formula="oooc:=IF([.AC12]&lt;&gt;0;STANDARDIZE([.AC12];[.AC$30];[.AC$29])+2.5;&quot;&quot;)" office:value-type="float" office:value="1.54229573863885">
            <text:p>1.54</text:p>
          </table:table-cell>
          <table:table-cell table:formula="oooc:=IF([.AD12]&lt;&gt;0;STANDARDIZE([.AD12];[.AD$30];[.AD$29])+2.5;&quot;&quot;)" office:value-type="float" office:value="2.28178210976401">
            <text:p>2.28</text:p>
          </table:table-cell>
          <table:table-cell table:formula="oooc:=IF([.AE12]&lt;&gt;0;STANDARDIZE([.AE12];[.AE$30];[.AE$29])+2.5;&quot;&quot;)">
            <text:p/>
          </table:table-cell>
          <table:table-cell table:formula="oooc:=IF([.AF12]&lt;&gt;0;STANDARDIZE([.AF12];[.AF$30];[.AF$29])+2.5;&quot;&quot;)">
            <text:p/>
          </table:table-cell>
          <table:table-cell table:formula="oooc:=IF([.AG12]&lt;&gt;0;STANDARDIZE([.AG12];[.AG$30];[.AG$29])+2.5;&quot;&quot;)">
            <text:p/>
          </table:table-cell>
          <table:table-cell table:formula="oooc:=IF([.AH12]&lt;&gt;0;STANDARDIZE([.AH12];[.AH$30];[.AH$29])+2.5;&quot;&quot;)" office:value-type="float" office:value="1.66794970566216">
            <text:p>1.67</text:p>
          </table:table-cell>
          <table:table-cell table:formula="oooc:=IF([.AI12]&lt;&gt;0;STANDARDIZE([.AI12];[.AI$30];[.AI$29])+2.5;&quot;&quot;)">
            <text:p/>
          </table:table-cell>
          <table:table-cell table:formula="oooc:=IF([.AJ12]&lt;&gt;0;STANDARDIZE([.AJ12];[.AJ$30];[.AJ$29])+2.5;&quot;&quot;)" office:value-type="float" office:value="1.47954260992715">
            <text:p>1.48</text:p>
          </table:table-cell>
          <table:table-cell table:formula="oooc:=IF([.AK12]&lt;&gt;0;STANDARDIZE([.AK12];[.AK$30];[.AK$29])+2.5;&quot;&quot;)" office:value-type="float" office:value="1.63069124629419">
            <text:p>1.63</text:p>
          </table:table-cell>
          <table:table-cell table:formula="oooc:=IF([.AL12]&lt;&gt;0;STANDARDIZE([.AL12];[.AL$30];[.AL$29])+2.5;&quot;&quot;)" office:value-type="float" office:value="1.76427486213487">
            <text:p>1.76</text:p>
          </table:table-cell>
          <table:table-cell office:value-type="string">
            <text:p>US</text:p>
          </table:table-cell>
          <table:table-cell office:value-type="string">
            <text:p>Brut</text:p>
          </table:table-cell>
          <table:table-cell office:value-type="string">
            <text:p>Alcohol Free</text:p>
          </table:table-cell>
          <table:table-cell table:style-name="ce40"/>
          <table:table-cell table:style-name="ce37" office:value-type="string">
            <text:p>Ai Guo</text:p>
          </table:table-cell>
          <table:table-cell table:style-name="ce37" office:value-type="float" office:value="0.300000000000001">
            <text:p>0.30</text:p>
          </table:table-cell>
          <table:table-cell table:style-name="ce37"/>
          <table:table-cell table:style-name="ce37" office:value-type="string">
            <text:p>Stella</text:p>
          </table:table-cell>
          <table:table-cell table:style-name="ce45" office:value-type="float" office:value="4.33333333333333">
            <text:p>4.33</text:p>
          </table:table-cell>
          <table:table-cell table:style-name="ce37" table:number-columns-repeated="14"/>
          <table:table-cell/>
          <table:table-cell table:style-name="ce92" office:value-type="string">
            <text:p>female</text:p>
          </table:table-cell>
          <table:table-cell table:style-name="ce97" office:value-type="float" office:value="0.6353">
            <text:p>0.64</text:p>
          </table:table-cell>
          <table:table-cell table:style-name="ce97" office:value-type="float" office:value="0.5888">
            <text:p>0.59</text:p>
          </table:table-cell>
          <table:table-cell table:style-name="ce97" office:value-type="float" office:value="0.7683">
            <text:p>0.77</text:p>
          </table:table-cell>
          <table:table-cell table:style-name="ce103"/>
          <table:table-cell table:style-name="ce106"/>
          <table:table-cell table:style-name="ce97"/>
          <table:table-cell table:style-name="ce97" office:value-type="string">
            <text:p><text:s text:c="9"/></text:p>
          </table:table-cell>
          <table:table-cell table:style-name="ce103"/>
          <table:table-cell table:style-name="ce106"/>
          <table:table-cell table:style-name="ce97" table:number-columns-repeated="2"/>
          <table:table-cell table:style-name="ce103"/>
          <table:table-cell table:style-name="ce106"/>
          <table:table-cell table:style-name="ce97" office:value-type="string">
            <text:p><text:s text:c="9"/></text:p>
          </table:table-cell>
          <table:table-cell table:style-name="ce97"/>
          <table:table-cell table:style-name="ce103"/>
          <table:table-cell table:style-name="ce106"/>
          <table:table-cell table:style-name="ce97" office:value-type="float" office:value="0.5913">
            <text:p>0.59</text:p>
          </table:table-cell>
          <table:table-cell table:style-name="ce97"/>
          <table:table-cell table:style-name="ce103"/>
          <table:table-cell table:style-name="ce106" office:value-type="string">
            <text:p><text:s text:c="9"/></text:p>
          </table:table-cell>
          <table:table-cell table:style-name="ce97" table:number-columns-repeated="2"/>
          <table:table-cell table:style-name="ce103"/>
          <table:table-cell table:style-name="ce106"/>
          <table:table-cell table:style-name="ce97"/>
          <table:table-cell table:style-name="ce111"/>
          <table:table-cell table:style-name="ce103" office:value-type="string">
            <text:p><text:s text:c="9"/></text:p>
          </table:table-cell>
          <table:table-cell table:style-name="ce106"/>
          <table:table-cell table:style-name="ce97" table:number-columns-repeated="2"/>
          <table:table-cell table:style-name="ce103" office:value-type="float" office:value="0.7923">
            <text:p>0.79</text:p>
          </table:table-cell>
          <table:table-cell table:style-name="ce97" office:value-type="float" office:value="0.5328">
            <text:p>0.53</text:p>
          </table:table-cell>
          <table:table-cell table:style-name="ce111"/>
          <table:table-cell table:style-name="ce103"/>
          <table:table-cell table:number-columns-repeated="158"/>
        </table:table-row>
        <table:table-row table:style-name="ro3">
          <table:table-cell table:number-columns-repeated="3"/>
          <table:table-cell office:value-type="string">
            <text:p>Geyser Peak</text:p>
          </table:table-cell>
          <table:table-cell table:formula="oooc:=IF([.E13]&lt;&gt;0;STANDARDIZE([.E13];[.E$30];[.E$29])+2.5;&quot;&quot;)" office:value-type="float" office:value="2.40236328029371">
            <text:p>2.40</text:p>
          </table:table-cell>
          <table:table-cell table:formula="oooc:=IF([.F13]&lt;&gt;0;STANDARDIZE([.F13];[.F$30];[.F$29])+2.5;&quot;&quot;)" office:value-type="float" office:value="3.47049495883095">
            <text:p>3.47</text:p>
          </table:table-cell>
          <table:table-cell table:formula="oooc:=IF([.G13]&lt;&gt;0;STANDARDIZE([.G13];[.G$30];[.G$29])+2.5;&quot;&quot;)" office:value-type="float" office:value="2.27498241981479">
            <text:p>2.27</text:p>
          </table:table-cell>
          <table:table-cell table:formula="oooc:=IF([.H13]&lt;&gt;0;STANDARDIZE([.H13];[.H$30];[.H$29])+2.5;&quot;&quot;)">
            <text:p/>
          </table:table-cell>
          <table:table-cell table:formula="oooc:=IF([.I13]&lt;&gt;0;STANDARDIZE([.I13];[.I$30];[.I$29])+2.5;&quot;&quot;)" office:value-type="float" office:value="3.13170838997482">
            <text:p>3.13</text:p>
          </table:table-cell>
          <table:table-cell table:formula="oooc:=IF([.J13]&lt;&gt;0;STANDARDIZE([.J13];[.J$30];[.J$29])+2.5;&quot;&quot;)">
            <text:p/>
          </table:table-cell>
          <table:table-cell table:formula="oooc:=IF([.K13]&lt;&gt;0;STANDARDIZE([.K13];[.K$30];[.K$29])+2.5;&quot;&quot;)">
            <text:p/>
          </table:table-cell>
          <table:table-cell table:formula="oooc:=IF([.L13]&lt;&gt;0;STANDARDIZE([.L13];[.L$30];[.L$29])+2.5;&quot;&quot;)">
            <text:p/>
          </table:table-cell>
          <table:table-cell table:formula="oooc:=IF([.M13]&lt;&gt;0;STANDARDIZE([.M13];[.M$30];[.M$29])+2.5;&quot;&quot;)" office:value-type="float" office:value="3.07735026918963">
            <text:p>3.08</text:p>
          </table:table-cell>
          <table:table-cell table:formula="oooc:=IF([.N13]&lt;&gt;0;STANDARDIZE([.N13];[.N$30];[.N$29])+2.5;&quot;&quot;)">
            <text:p/>
          </table:table-cell>
          <table:table-cell table:formula="oooc:=IF([.O13]&lt;&gt;0;STANDARDIZE([.O13];[.O$30];[.O$29])+2.5;&quot;&quot;)">
            <text:p/>
          </table:table-cell>
          <table:table-cell table:formula="oooc:=IF([.P13]&lt;&gt;0;STANDARDIZE([.P13];[.P$30];[.P$29])+2.5;&quot;&quot;)">
            <text:p/>
          </table:table-cell>
          <table:table-cell table:formula="oooc:=IF([.Q13]&lt;&gt;0;STANDARDIZE([.Q13];[.Q$30];[.Q$29])+2.5;&quot;&quot;)">
            <text:p/>
          </table:table-cell>
          <table:table-cell table:formula="oooc:=IF([.R13]&lt;&gt;0;STANDARDIZE([.R13];[.R$30];[.R$29])+2.5;&quot;&quot;)">
            <text:p/>
          </table:table-cell>
          <table:table-cell table:formula="oooc:=IF([.S13]&lt;&gt;0;STANDARDIZE([.S13];[.S$30];[.S$29])+2.5;&quot;&quot;)" office:value-type="float" office:value="1.90141972998664">
            <text:p>1.90</text:p>
          </table:table-cell>
          <table:table-cell table:formula="oooc:=IF([.T13]&lt;&gt;0;STANDARDIZE([.T13];[.T$30];[.T$29])+2.5;&quot;&quot;)">
            <text:p/>
          </table:table-cell>
          <table:table-cell table:formula="oooc:=IF([.U13]&lt;&gt;0;STANDARDIZE([.U13];[.U$30];[.U$29])+2.5;&quot;&quot;)">
            <text:p/>
          </table:table-cell>
          <table:table-cell table:formula="oooc:=IF([.V13]&lt;&gt;0;STANDARDIZE([.V13];[.V$30];[.V$29])+2.5;&quot;&quot;)" office:value-type="float" office:value="1.61546469416094">
            <text:p>1.62</text:p>
          </table:table-cell>
          <table:table-cell table:formula="oooc:=IF([.W13]&lt;&gt;0;STANDARDIZE([.W13];[.W$30];[.W$29])+2.5;&quot;&quot;)" office:value-type="float" office:value="1.13184765771853">
            <text:p>1.13</text:p>
          </table:table-cell>
          <table:table-cell table:formula="oooc:=IF([.X13]&lt;&gt;0;STANDARDIZE([.X13];[.X$30];[.X$29])+2.5;&quot;&quot;)" office:value-type="float" office:value="2.01650404885733">
            <text:p>2.02</text:p>
          </table:table-cell>
          <table:table-cell table:formula="oooc:=IF([.Y13]&lt;&gt;0;STANDARDIZE([.Y13];[.Y$30];[.Y$29])+2.5;&quot;&quot;)">
            <text:p/>
          </table:table-cell>
          <table:table-cell table:formula="oooc:=IF([.Z13]&lt;&gt;0;STANDARDIZE([.Z13];[.Z$30];[.Z$29])+2.5;&quot;&quot;)" office:value-type="float" office:value="3.10265755276773">
            <text:p>3.10</text:p>
          </table:table-cell>
          <table:table-cell table:formula="oooc:=IF([.AA13]&lt;&gt;0;STANDARDIZE([.AA13];[.AA$30];[.AA$29])+2.5;&quot;&quot;)" office:value-type="float" office:value="2.92794334834956">
            <text:p>2.93</text:p>
          </table:table-cell>
          <table:table-cell table:formula="oooc:=IF([.AB13]&lt;&gt;0;STANDARDIZE([.AB13];[.AB$30];[.AB$29])+2.5;&quot;&quot;)">
            <text:p/>
          </table:table-cell>
          <table:table-cell table:formula="oooc:=IF([.AC13]&lt;&gt;0;STANDARDIZE([.AC13];[.AC$30];[.AC$29])+2.5;&quot;&quot;)">
            <text:p/>
          </table:table-cell>
          <table:table-cell table:formula="oooc:=IF([.AD13]&lt;&gt;0;STANDARDIZE([.AD13];[.AD$30];[.AD$29])+2.5;&quot;&quot;)">
            <text:p/>
          </table:table-cell>
          <table:table-cell table:formula="oooc:=IF([.AE13]&lt;&gt;0;STANDARDIZE([.AE13];[.AE$30];[.AE$29])+2.5;&quot;&quot;)" office:value-type="float" office:value="1.23090814742227">
            <text:p>1.23</text:p>
          </table:table-cell>
          <table:table-cell table:formula="oooc:=IF([.AF13]&lt;&gt;0;STANDARDIZE([.AF13];[.AF$30];[.AF$29])+2.5;&quot;&quot;)" office:value-type="float" office:value="2.34495658176349">
            <text:p>2.34</text:p>
          </table:table-cell>
          <table:table-cell table:formula="oooc:=IF([.AG13]&lt;&gt;0;STANDARDIZE([.AG13];[.AG$30];[.AG$29])+2.5;&quot;&quot;)">
            <text:p/>
          </table:table-cell>
          <table:table-cell table:formula="oooc:=IF([.AH13]&lt;&gt;0;STANDARDIZE([.AH13];[.AH$30];[.AH$29])+2.5;&quot;&quot;)">
            <text:p/>
          </table:table-cell>
          <table:table-cell table:formula="oooc:=IF([.AI13]&lt;&gt;0;STANDARDIZE([.AI13];[.AI$30];[.AI$29])+2.5;&quot;&quot;)" office:value-type="float" office:value="2.44549858740417">
            <text:p>2.45</text:p>
          </table:table-cell>
          <table:table-cell table:formula="oooc:=IF([.AJ13]&lt;&gt;0;STANDARDIZE([.AJ13];[.AJ$30];[.AJ$29])+2.5;&quot;&quot;)" office:value-type="float" office:value="2.14827663273822">
            <text:p>2.15</text:p>
          </table:table-cell>
          <table:table-cell table:formula="oooc:=IF([.AK13]&lt;&gt;0;STANDARDIZE([.AK13];[.AK$30];[.AK$29])+2.5;&quot;&quot;)" office:value-type="float" office:value="1.96764178868097">
            <text:p>1.97</text:p>
          </table:table-cell>
          <table:table-cell table:formula="oooc:=IF([.AL13]&lt;&gt;0;STANDARDIZE([.AL13];[.AL$30];[.AL$29])+2.5;&quot;&quot;)" office:value-type="float" office:value="2.50507844803843">
            <text:p>2.51</text:p>
          </table:table-cell>
          <table:table-cell office:value-type="string">
            <text:p>US</text:p>
          </table:table-cell>
          <table:table-cell office:value-type="string">
            <text:p>Sauvignon Blanc</text:p>
          </table:table-cell>
          <table:table-cell office:value-type="string">
            <text:p>white</text:p>
          </table:table-cell>
          <table:table-cell table:style-name="ce40"/>
          <table:table-cell table:style-name="ce37" table:number-columns-repeated="19"/>
          <table:table-cell/>
          <table:table-cell table:style-name="ce93"/>
          <table:table-cell table:style-name="ce101" table:number-columns-repeated="26"/>
          <table:table-cell table:style-name="ce116"/>
          <table:table-cell table:style-name="ce101" table:number-columns-repeated="7"/>
          <table:table-cell table:style-name="ce120"/>
          <table:table-cell table:number-columns-repeated="158"/>
        </table:table-row>
        <table:table-row table:style-name="ro1">
          <table:table-cell table:number-columns-repeated="3"/>
          <table:table-cell office:value-type="string">
            <text:p>Domaine Markou</text:p>
          </table:table-cell>
          <table:table-cell table:formula="oooc:=IF([.E14]&lt;&gt;0;STANDARDIZE([.E14];[.E$30];[.E$29])+2.5;&quot;&quot;)" office:value-type="float" office:value="2.76850097919228">
            <text:p>2.77</text:p>
          </table:table-cell>
          <table:table-cell table:formula="oooc:=IF([.F14]&lt;&gt;0;STANDARDIZE([.F14];[.F$30];[.F$29])+2.5;&quot;&quot;)" office:value-type="float" office:value="3.79399327844126">
            <text:p>3.79</text:p>
          </table:table-cell>
          <table:table-cell table:formula="oooc:=IF([.G14]&lt;&gt;0;STANDARDIZE([.G14];[.G$30];[.G$29])+2.5;&quot;&quot;)" office:value-type="float" office:value="2.7250175801852">
            <text:p>2.73</text:p>
          </table:table-cell>
          <table:table-cell table:formula="oooc:=IF([.H14]&lt;&gt;0;STANDARDIZE([.H14];[.H$30];[.H$29])+2.5;&quot;&quot;)">
            <text:p/>
          </table:table-cell>
          <table:table-cell table:formula="oooc:=IF([.I14]&lt;&gt;0;STANDARDIZE([.I14];[.I$30];[.I$29])+2.5;&quot;&quot;)" office:value-type="float" office:value="3.81200973302463">
            <text:p>3.81</text:p>
          </table:table-cell>
          <table:table-cell table:formula="oooc:=IF([.J14]&lt;&gt;0;STANDARDIZE([.J14];[.J$30];[.J$29])+2.5;&quot;&quot;)">
            <text:p/>
          </table:table-cell>
          <table:table-cell table:formula="oooc:=IF([.K14]&lt;&gt;0;STANDARDIZE([.K14];[.K$30];[.K$29])+2.5;&quot;&quot;)" office:value-type="float" office:value="3.06932383761067">
            <text:p>3.07</text:p>
          </table:table-cell>
          <table:table-cell table:formula="oooc:=IF([.L14]&lt;&gt;0;STANDARDIZE([.L14];[.L$30];[.L$29])+2.5;&quot;&quot;)">
            <text:p/>
          </table:table-cell>
          <table:table-cell table:formula="oooc:=IF([.M14]&lt;&gt;0;STANDARDIZE([.M14];[.M$30];[.M$29])+2.5;&quot;&quot;)">
            <text:p/>
          </table:table-cell>
          <table:table-cell table:formula="oooc:=IF([.N14]&lt;&gt;0;STANDARDIZE([.N14];[.N$30];[.N$29])+2.5;&quot;&quot;)">
            <text:p/>
          </table:table-cell>
          <table:table-cell table:formula="oooc:=IF([.O14]&lt;&gt;0;STANDARDIZE([.O14];[.O$30];[.O$29])+2.5;&quot;&quot;)">
            <text:p/>
          </table:table-cell>
          <table:table-cell table:formula="oooc:=IF([.P14]&lt;&gt;0;STANDARDIZE([.P14];[.P$30];[.P$29])+2.5;&quot;&quot;)">
            <text:p/>
          </table:table-cell>
          <table:table-cell table:formula="oooc:=IF([.Q14]&lt;&gt;0;STANDARDIZE([.Q14];[.Q$30];[.Q$29])+2.5;&quot;&quot;)">
            <text:p/>
          </table:table-cell>
          <table:table-cell table:formula="oooc:=IF([.R14]&lt;&gt;0;STANDARDIZE([.R14];[.R$30];[.R$29])+2.5;&quot;&quot;)">
            <text:p/>
          </table:table-cell>
          <table:table-cell table:formula="oooc:=IF([.S14]&lt;&gt;0;STANDARDIZE([.S14];[.S$30];[.S$29])+2.5;&quot;&quot;)" office:value-type="float" office:value="2.90837719356052">
            <text:p>2.91</text:p>
          </table:table-cell>
          <table:table-cell table:formula="oooc:=IF([.T14]&lt;&gt;0;STANDARDIZE([.T14];[.T$30];[.T$29])+2.5;&quot;&quot;)">
            <text:p/>
          </table:table-cell>
          <table:table-cell table:formula="oooc:=IF([.U14]&lt;&gt;0;STANDARDIZE([.U14];[.U$30];[.U$29])+2.5;&quot;&quot;)">
            <text:p/>
          </table:table-cell>
          <table:table-cell table:formula="oooc:=IF([.V14]&lt;&gt;0;STANDARDIZE([.V14];[.V$30];[.V$29])+2.5;&quot;&quot;)" office:value-type="float" office:value="4.1519997623759">
            <text:p>4.15</text:p>
          </table:table-cell>
          <table:table-cell table:formula="oooc:=IF([.W14]&lt;&gt;0;STANDARDIZE([.W14];[.W$30];[.W$29])+2.5;&quot;&quot;)" office:value-type="float" office:value="1.9434634539872">
            <text:p>1.94</text:p>
          </table:table-cell>
          <table:table-cell table:formula="oooc:=IF([.X14]&lt;&gt;0;STANDARDIZE([.X14];[.X$30];[.X$29])+2.5;&quot;&quot;)" office:value-type="float" office:value="2.69908656811757">
            <text:p>2.70</text:p>
          </table:table-cell>
          <table:table-cell table:formula="oooc:=IF([.Y14]&lt;&gt;0;STANDARDIZE([.Y14];[.Y$30];[.Y$29])+2.5;&quot;&quot;)" office:value-type="float" office:value="3.06056316638199">
            <text:p>3.06</text:p>
          </table:table-cell>
          <table:table-cell table:formula="oooc:=IF([.Z14]&lt;&gt;0;STANDARDIZE([.Z14];[.Z$30];[.Z$29])+2.5;&quot;&quot;)">
            <text:p/>
          </table:table-cell>
          <table:table-cell table:formula="oooc:=IF([.AA14]&lt;&gt;0;STANDARDIZE([.AA14];[.AA$30];[.AA$29])+2.5;&quot;&quot;)" office:value-type="float" office:value="4.04431730056582">
            <text:p>4.04</text:p>
          </table:table-cell>
          <table:table-cell table:formula="oooc:=IF([.AB14]&lt;&gt;0;STANDARDIZE([.AB14];[.AB$30];[.AB$29])+2.5;&quot;&quot;)">
            <text:p/>
          </table:table-cell>
          <table:table-cell table:formula="oooc:=IF([.AC14]&lt;&gt;0;STANDARDIZE([.AC14];[.AC$30];[.AC$29])+2.5;&quot;&quot;)">
            <text:p/>
          </table:table-cell>
          <table:table-cell table:formula="oooc:=IF([.AD14]&lt;&gt;0;STANDARDIZE([.AD14];[.AD$30];[.AD$29])+2.5;&quot;&quot;)">
            <text:p/>
          </table:table-cell>
          <table:table-cell table:formula="oooc:=IF([.AE14]&lt;&gt;0;STANDARDIZE([.AE14];[.AE$30];[.AE$29])+2.5;&quot;&quot;)" office:value-type="float" office:value="4.48824390237177">
            <text:p>4.49</text:p>
          </table:table-cell>
          <table:table-cell table:formula="oooc:=IF([.AF14]&lt;&gt;0;STANDARDIZE([.AF14];[.AF$30];[.AF$29])+2.5;&quot;&quot;)" office:value-type="float" office:value="3.58530392765557">
            <text:p>3.59</text:p>
          </table:table-cell>
          <table:table-cell table:formula="oooc:=IF([.AG14]&lt;&gt;0;STANDARDIZE([.AG14];[.AG$30];[.AG$29])+2.5;&quot;&quot;)">
            <text:p/>
          </table:table-cell>
          <table:table-cell table:formula="oooc:=IF([.AH14]&lt;&gt;0;STANDARDIZE([.AH14];[.AH$30];[.AH$29])+2.5;&quot;&quot;)">
            <text:p/>
          </table:table-cell>
          <table:table-cell table:formula="oooc:=IF([.AI14]&lt;&gt;0;STANDARDIZE([.AI14];[.AI$30];[.AI$29])+2.5;&quot;&quot;)" office:value-type="float" office:value="4.40754944085395">
            <text:p>4.41</text:p>
          </table:table-cell>
          <table:table-cell table:formula="oooc:=IF([.AJ14]&lt;&gt;0;STANDARDIZE([.AJ14];[.AJ$30];[.AJ$29])+2.5;&quot;&quot;)" office:value-type="float" office:value="4.21766616789374">
            <text:p>4.22</text:p>
          </table:table-cell>
          <table:table-cell table:formula="oooc:=IF([.AK14]&lt;&gt;0;STANDARDIZE([.AK14];[.AK$30];[.AK$29])+2.5;&quot;&quot;)" office:value-type="float" office:value="4.07021317317452">
            <text:p>4.07</text:p>
          </table:table-cell>
          <table:table-cell table:formula="oooc:=IF([.AL14]&lt;&gt;0;STANDARDIZE([.AL14];[.AL$30];[.AL$29])+2.5;&quot;&quot;)" office:value-type="float" office:value="3.85476169358875">
            <text:p>3.85</text:p>
          </table:table-cell>
          <table:table-cell office:value-type="string">
            <text:p>Greece</text:p>
          </table:table-cell>
          <table:table-cell office:value-type="string">
            <text:p>Table</text:p>
          </table:table-cell>
          <table:table-cell office:value-type="string">
            <text:p>white</text:p>
          </table:table-cell>
          <table:table-cell table:style-name="ce40"/>
          <table:table-cell table:number-columns-repeated="53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Frei Brothers</text:p>
          </table:table-cell>
          <table:table-cell table:formula="oooc:=IF([.E15]&lt;&gt;0;STANDARDIZE([.E15];[.E$30];[.E$29])+2.5;&quot;&quot;)" office:value-type="float" office:value="2.21929443084443">
            <text:p>2.22</text:p>
          </table:table-cell>
          <table:table-cell table:formula="oooc:=IF([.F15]&lt;&gt;0;STANDARDIZE([.F15];[.F$30];[.F$29])+2.5;&quot;&quot;)" office:value-type="float" office:value="2.98524747941547">
            <text:p>2.99</text:p>
          </table:table-cell>
          <table:table-cell table:formula="oooc:=IF([.G15]&lt;&gt;0;STANDARDIZE([.G15];[.G$30];[.G$29])+2.5;&quot;&quot;)" office:value-type="float" office:value="2.7250175801852">
            <text:p>2.73</text:p>
          </table:table-cell>
          <table:table-cell table:formula="oooc:=IF([.H15]&lt;&gt;0;STANDARDIZE([.H15];[.H$30];[.H$29])+2.5;&quot;&quot;)">
            <text:p/>
          </table:table-cell>
          <table:table-cell table:formula="oooc:=IF([.I15]&lt;&gt;0;STANDARDIZE([.I15];[.I$30];[.I$29])+2.5;&quot;&quot;)" office:value-type="float" office:value="3.64193439726218">
            <text:p>3.64</text:p>
          </table:table-cell>
          <table:table-cell table:formula="oooc:=IF([.J15]&lt;&gt;0;STANDARDIZE([.J15];[.J$30];[.J$29])+2.5;&quot;&quot;)">
            <text:p/>
          </table:table-cell>
          <table:table-cell table:formula="oooc:=IF([.K15]&lt;&gt;0;STANDARDIZE([.K15];[.K$30];[.K$29])+2.5;&quot;&quot;)" office:value-type="float" office:value="2.20996710159456">
            <text:p>2.21</text:p>
          </table:table-cell>
          <table:table-cell table:formula="oooc:=IF([.L15]&lt;&gt;0;STANDARDIZE([.L15];[.L$30];[.L$29])+2.5;&quot;&quot;)">
            <text:p/>
          </table:table-cell>
          <table:table-cell table:formula="oooc:=IF([.M15]&lt;&gt;0;STANDARDIZE([.M15];[.M$30];[.M$29])+2.5;&quot;&quot;)">
            <text:p/>
          </table:table-cell>
          <table:table-cell table:formula="oooc:=IF([.N15]&lt;&gt;0;STANDARDIZE([.N15];[.N$30];[.N$29])+2.5;&quot;&quot;)">
            <text:p/>
          </table:table-cell>
          <table:table-cell table:formula="oooc:=IF([.O15]&lt;&gt;0;STANDARDIZE([.O15];[.O$30];[.O$29])+2.5;&quot;&quot;)">
            <text:p/>
          </table:table-cell>
          <table:table-cell table:formula="oooc:=IF([.P15]&lt;&gt;0;STANDARDIZE([.P15];[.P$30];[.P$29])+2.5;&quot;&quot;)">
            <text:p/>
          </table:table-cell>
          <table:table-cell table:formula="oooc:=IF([.Q15]&lt;&gt;0;STANDARDIZE([.Q15];[.Q$30];[.Q$29])+2.5;&quot;&quot;)">
            <text:p/>
          </table:table-cell>
          <table:table-cell table:formula="oooc:=IF([.R15]&lt;&gt;0;STANDARDIZE([.R15];[.R$30];[.R$29])+2.5;&quot;&quot;)">
            <text:p/>
          </table:table-cell>
          <table:table-cell table:formula="oooc:=IF([.S15]&lt;&gt;0;STANDARDIZE([.S15];[.S$30];[.S$29])+2.5;&quot;&quot;)" office:value-type="float" office:value="1.76715873484346">
            <text:p>1.77</text:p>
          </table:table-cell>
          <table:table-cell table:formula="oooc:=IF([.T15]&lt;&gt;0;STANDARDIZE([.T15];[.T$30];[.T$29])+2.5;&quot;&quot;)">
            <text:p/>
          </table:table-cell>
          <table:table-cell table:formula="oooc:=IF([.U15]&lt;&gt;0;STANDARDIZE([.U15];[.U$30];[.U$29])+2.5;&quot;&quot;)" office:value-type="float" office:value="4.57801230522968">
            <text:p>4.58</text:p>
          </table:table-cell>
          <table:table-cell table:formula="oooc:=IF([.V15]&lt;&gt;0;STANDARDIZE([.V15];[.V$30];[.V$29])+2.5;&quot;&quot;)" office:value-type="float" office:value="2.88373222826842">
            <text:p>2.88</text:p>
          </table:table-cell>
          <table:table-cell table:formula="oooc:=IF([.W15]&lt;&gt;0;STANDARDIZE([.W15];[.W$30];[.W$29])+2.5;&quot;&quot;)">
            <text:p/>
          </table:table-cell>
          <table:table-cell table:formula="oooc:=IF([.X15]&lt;&gt;0;STANDARDIZE([.X15];[.X$30];[.X$29])+2.5;&quot;&quot;)" office:value-type="float" office:value="3.60919659379789">
            <text:p>3.61</text:p>
          </table:table-cell>
          <table:table-cell table:formula="oooc:=IF([.Y15]&lt;&gt;0;STANDARDIZE([.Y15];[.Y$30];[.Y$29])+2.5;&quot;&quot;)" office:value-type="float" office:value="3.8180809587901">
            <text:p>3.82</text:p>
          </table:table-cell>
          <table:table-cell table:formula="oooc:=IF([.Z15]&lt;&gt;0;STANDARDIZE([.Z15];[.Z$30];[.Z$29])+2.5;&quot;&quot;)">
            <text:p/>
          </table:table-cell>
          <table:table-cell table:formula="oooc:=IF([.AA15]&lt;&gt;0;STANDARDIZE([.AA15];[.AA$30];[.AA$29])+2.5;&quot;&quot;)" office:value-type="float" office:value="2.92794334834956">
            <text:p>2.93</text:p>
          </table:table-cell>
          <table:table-cell table:formula="oooc:=IF([.AB15]&lt;&gt;0;STANDARDIZE([.AB15];[.AB$30];[.AB$29])+2.5;&quot;&quot;)">
            <text:p/>
          </table:table-cell>
          <table:table-cell table:formula="oooc:=IF([.AC15]&lt;&gt;0;STANDARDIZE([.AC15];[.AC$30];[.AC$29])+2.5;&quot;&quot;)">
            <text:p/>
          </table:table-cell>
          <table:table-cell table:formula="oooc:=IF([.AD15]&lt;&gt;0;STANDARDIZE([.AD15];[.AD$30];[.AD$29])+2.5;&quot;&quot;)">
            <text:p/>
          </table:table-cell>
          <table:table-cell table:formula="oooc:=IF([.AE15]&lt;&gt;0;STANDARDIZE([.AE15];[.AE$30];[.AE$29])+2.5;&quot;&quot;)">
            <text:p/>
          </table:table-cell>
          <table:table-cell table:formula="oooc:=IF([.AF15]&lt;&gt;0;STANDARDIZE([.AF15];[.AF$30];[.AF$29])+2.5;&quot;&quot;)" office:value-type="float" office:value="2.96513025470953">
            <text:p>2.97</text:p>
          </table:table-cell>
          <table:table-cell table:formula="oooc:=IF([.AG15]&lt;&gt;0;STANDARDIZE([.AG15];[.AG$30];[.AG$29])+2.5;&quot;&quot;)" office:value-type="float" office:value="3.0323091306992">
            <text:p>3.03</text:p>
          </table:table-cell>
          <table:table-cell table:formula="oooc:=IF([.AH15]&lt;&gt;0;STANDARDIZE([.AH15];[.AH$30];[.AH$29])+2.5;&quot;&quot;)">
            <text:p/>
          </table:table-cell>
          <table:table-cell table:formula="oooc:=IF([.AI15]&lt;&gt;0;STANDARDIZE([.AI15];[.AI$30];[.AI$29])+2.5;&quot;&quot;)" office:value-type="float" office:value="3.0995155385541">
            <text:p>3.10</text:p>
          </table:table-cell>
          <table:table-cell table:formula="oooc:=IF([.AJ15]&lt;&gt;0;STANDARDIZE([.AJ15];[.AJ$30];[.AJ$29])+2.5;&quot;&quot;)" office:value-type="float" office:value="3.28565103373972">
            <text:p>3.29</text:p>
          </table:table-cell>
          <table:table-cell table:formula="oooc:=IF([.AK15]&lt;&gt;0;STANDARDIZE([.AK15];[.AK$30];[.AK$29])+2.5;&quot;&quot;)" office:value-type="float" office:value="3.61196043552849">
            <text:p>3.61</text:p>
          </table:table-cell>
          <table:table-cell table:formula="oooc:=IF([.AL15]&lt;&gt;0;STANDARDIZE([.AL15];[.AL$30];[.AL$29])+2.5;&quot;&quot;)" office:value-type="float" office:value="2.57611440833055">
            <text:p>2.58</text:p>
          </table:table-cell>
          <table:table-cell office:value-type="string">
            <text:p>US</text:p>
          </table:table-cell>
          <table:table-cell office:value-type="string">
            <text:p>Chardonnay</text:p>
          </table:table-cell>
          <table:table-cell office:value-type="string">
            <text:p>white</text:p>
          </table:table-cell>
          <table:table-cell table:style-name="ce40"/>
          <table:table-cell table:number-columns-repeated="53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Gustave Lorentz</text:p>
          </table:table-cell>
          <table:table-cell table:formula="oooc:=IF([.E16]&lt;&gt;0;STANDARDIZE([.E16];[.E$30];[.E$29])+2.5;&quot;&quot;)" office:value-type="float" office:value="2.585432129743">
            <text:p>2.59</text:p>
          </table:table-cell>
          <table:table-cell table:formula="oooc:=IF([.F16]&lt;&gt;0;STANDARDIZE([.F16];[.F$30];[.F$29])+2.5;&quot;&quot;)" office:value-type="float" office:value="2.98524747941547">
            <text:p>2.99</text:p>
          </table:table-cell>
          <table:table-cell table:formula="oooc:=IF([.G16]&lt;&gt;0;STANDARDIZE([.G16];[.G$30];[.G$29])+2.5;&quot;&quot;)" office:value-type="float" office:value="2.04996483962959">
            <text:p>2.05</text:p>
          </table:table-cell>
          <table:table-cell table:formula="oooc:=IF([.H16]&lt;&gt;0;STANDARDIZE([.H16];[.H$30];[.H$29])+2.5;&quot;&quot;)">
            <text:p/>
          </table:table-cell>
          <table:table-cell table:formula="oooc:=IF([.I16]&lt;&gt;0;STANDARDIZE([.I16];[.I$30];[.I$29])+2.5;&quot;&quot;)">
            <text:p/>
          </table:table-cell>
          <table:table-cell table:formula="oooc:=IF([.J16]&lt;&gt;0;STANDARDIZE([.J16];[.J$30];[.J$29])+2.5;&quot;&quot;)">
            <text:p/>
          </table:table-cell>
          <table:table-cell table:formula="oooc:=IF([.K16]&lt;&gt;0;STANDARDIZE([.K16];[.K$30];[.K$29])+2.5;&quot;&quot;)">
            <text:p/>
          </table:table-cell>
          <table:table-cell table:formula="oooc:=IF([.L16]&lt;&gt;0;STANDARDIZE([.L16];[.L$30];[.L$29])+2.5;&quot;&quot;)">
            <text:p/>
          </table:table-cell>
          <table:table-cell table:formula="oooc:=IF([.M16]&lt;&gt;0;STANDARDIZE([.M16];[.M$30];[.M$29])+2.5;&quot;&quot;)">
            <text:p/>
          </table:table-cell>
          <table:table-cell table:formula="oooc:=IF([.N16]&lt;&gt;0;STANDARDIZE([.N16];[.N$30];[.N$29])+2.5;&quot;&quot;)">
            <text:p/>
          </table:table-cell>
          <table:table-cell table:formula="oooc:=IF([.O16]&lt;&gt;0;STANDARDIZE([.O16];[.O$30];[.O$29])+2.5;&quot;&quot;)">
            <text:p/>
          </table:table-cell>
          <table:table-cell table:formula="oooc:=IF([.P16]&lt;&gt;0;STANDARDIZE([.P16];[.P$30];[.P$29])+2.5;&quot;&quot;)">
            <text:p/>
          </table:table-cell>
          <table:table-cell table:formula="oooc:=IF([.Q16]&lt;&gt;0;STANDARDIZE([.Q16];[.Q$30];[.Q$29])+2.5;&quot;&quot;)">
            <text:p/>
          </table:table-cell>
          <table:table-cell table:formula="oooc:=IF([.R16]&lt;&gt;0;STANDARDIZE([.R16];[.R$30];[.R$29])+2.5;&quot;&quot;)" office:value-type="float" office:value="4.46396101212393">
            <text:p>4.46</text:p>
          </table:table-cell>
          <table:table-cell table:formula="oooc:=IF([.S16]&lt;&gt;0;STANDARDIZE([.S16];[.S$30];[.S$29])+2.5;&quot;&quot;)" office:value-type="float" office:value="1.56576724212868">
            <text:p>1.57</text:p>
          </table:table-cell>
          <table:table-cell table:formula="oooc:=IF([.T16]&lt;&gt;0;STANDARDIZE([.T16];[.T$30];[.T$29])+2.5;&quot;&quot;)">
            <text:p/>
          </table:table-cell>
          <table:table-cell table:formula="oooc:=IF([.U16]&lt;&gt;0;STANDARDIZE([.U16];[.U$30];[.U$29])+2.5;&quot;&quot;)" office:value-type="float" office:value="3.54617171228805">
            <text:p>3.55</text:p>
          </table:table-cell>
          <table:table-cell table:formula="oooc:=IF([.V16]&lt;&gt;0;STANDARDIZE([.V16];[.V$30];[.V$29])+2.5;&quot;&quot;)" office:value-type="float" office:value="3.17640935152399">
            <text:p>3.18</text:p>
          </table:table-cell>
          <table:table-cell table:formula="oooc:=IF([.W16]&lt;&gt;0;STANDARDIZE([.W16];[.W$30];[.W$29])+2.5;&quot;&quot;)" office:value-type="float" office:value="2.75507925025587">
            <text:p>2.76</text:p>
          </table:table-cell>
          <table:table-cell table:formula="oooc:=IF([.X16]&lt;&gt;0;STANDARDIZE([.X16];[.X$30];[.X$29])+2.5;&quot;&quot;)" office:value-type="float" office:value="1.56144903601717">
            <text:p>1.56</text:p>
          </table:table-cell>
          <table:table-cell table:formula="oooc:=IF([.Y16]&lt;&gt;0;STANDARDIZE([.Y16];[.Y$30];[.Y$29])+2.5;&quot;&quot;)" office:value-type="float" office:value="2.30304537397389">
            <text:p>2.30</text:p>
          </table:table-cell>
          <table:table-cell table:formula="oooc:=IF([.Z16]&lt;&gt;0;STANDARDIZE([.Z16];[.Z$30];[.Z$29])+2.5;&quot;&quot;)">
            <text:p/>
          </table:table-cell>
          <table:table-cell table:formula="oooc:=IF([.AA16]&lt;&gt;0;STANDARDIZE([.AA16];[.AA$30];[.AA$29])+2.5;&quot;&quot;)" office:value-type="float" office:value="1.81156939613331">
            <text:p>1.81</text:p>
          </table:table-cell>
          <table:table-cell table:formula="oooc:=IF([.AB16]&lt;&gt;0;STANDARDIZE([.AB16];[.AB$30];[.AB$29])+2.5;&quot;&quot;)">
            <text:p/>
          </table:table-cell>
          <table:table-cell table:formula="oooc:=IF([.AC16]&lt;&gt;0;STANDARDIZE([.AC16];[.AC$30];[.AC$29])+2.5;&quot;&quot;)">
            <text:p/>
          </table:table-cell>
          <table:table-cell table:formula="oooc:=IF([.AD16]&lt;&gt;0;STANDARDIZE([.AD16];[.AD$30];[.AD$29])+2.5;&quot;&quot;)">
            <text:p/>
          </table:table-cell>
          <table:table-cell table:formula="oooc:=IF([.AE16]&lt;&gt;0;STANDARDIZE([.AE16];[.AE$30];[.AE$29])+2.5;&quot;&quot;)" office:value-type="float" office:value="2.62690918525777">
            <text:p>2.63</text:p>
          </table:table-cell>
          <table:table-cell table:formula="oooc:=IF([.AF16]&lt;&gt;0;STANDARDIZE([.AF16];[.AF$30];[.AF$29])+2.5;&quot;&quot;)" office:value-type="float" office:value="1.72478290881745">
            <text:p>1.72</text:p>
          </table:table-cell>
          <table:table-cell table:formula="oooc:=IF([.AG16]&lt;&gt;0;STANDARDIZE([.AG16];[.AG$30];[.AG$29])+2.5;&quot;&quot;)">
            <text:p/>
          </table:table-cell>
          <table:table-cell table:formula="oooc:=IF([.AH16]&lt;&gt;0;STANDARDIZE([.AH16];[.AH$30];[.AH$29])+2.5;&quot;&quot;)">
            <text:p/>
          </table:table-cell>
          <table:table-cell table:formula="oooc:=IF([.AI16]&lt;&gt;0;STANDARDIZE([.AI16];[.AI$30];[.AI$29])+2.5;&quot;&quot;)" office:value-type="float" office:value="3.0995155385541">
            <text:p>3.10</text:p>
          </table:table-cell>
          <table:table-cell table:formula="oooc:=IF([.AJ16]&lt;&gt;0;STANDARDIZE([.AJ16];[.AJ$30];[.AJ$29])+2.5;&quot;&quot;)" office:value-type="float" office:value="2.39312806628715">
            <text:p>2.39</text:p>
          </table:table-cell>
          <table:table-cell table:formula="oooc:=IF([.AK16]&lt;&gt;0;STANDARDIZE([.AK16];[.AK$30];[.AK$29])+2.5;&quot;&quot;)" office:value-type="float" office:value="2.55056622701012">
            <text:p>2.55</text:p>
          </table:table-cell>
          <table:table-cell table:formula="oooc:=IF([.AL16]&lt;&gt;0;STANDARDIZE([.AL16];[.AL$30];[.AL$29])+2.5;&quot;&quot;)" office:value-type="float" office:value="1.98651593790594">
            <text:p>1.99</text:p>
          </table:table-cell>
          <table:table-cell office:value-type="string">
            <text:p>France</text:p>
          </table:table-cell>
          <table:table-cell office:value-type="string">
            <text:p>Pinot Gris</text:p>
          </table:table-cell>
          <table:table-cell office:value-type="string">
            <text:p>white</text:p>
          </table:table-cell>
          <table:table-cell table:style-name="ce40"/>
          <table:table-cell table:number-columns-repeated="53"/>
          <table:table-cell table:style-name="ce95" table:number-columns-repeated="3"/>
          <table:table-cell table:number-columns-repeated="158"/>
        </table:table-row>
        <table:table-row table:style-name="ro1">
          <table:table-cell table:number-columns-repeated="3"/>
          <table:table-cell office:value-type="string">
            <text:p>Klaus Langhoff</text:p>
          </table:table-cell>
          <table:table-cell table:formula="oooc:=IF([.E17]&lt;&gt;0;STANDARDIZE([.E17];[.E$30];[.E$29])+2.5;&quot;&quot;)" office:value-type="float" office:value="2.40236328029371">
            <text:p>2.40</text:p>
          </table:table-cell>
          <table:table-cell table:formula="oooc:=IF([.F17]&lt;&gt;0;STANDARDIZE([.F17];[.F$30];[.F$29])+2.5;&quot;&quot;)" office:value-type="float" office:value="2.17650168038968">
            <text:p>2.18</text:p>
          </table:table-cell>
          <table:table-cell table:formula="oooc:=IF([.G17]&lt;&gt;0;STANDARDIZE([.G17];[.G$30];[.G$29])+2.5;&quot;&quot;)" office:value-type="float" office:value="1.59992967925918">
            <text:p>1.60</text:p>
          </table:table-cell>
          <table:table-cell table:formula="oooc:=IF([.H17]&lt;&gt;0;STANDARDIZE([.H17];[.H$30];[.H$29])+2.5;&quot;&quot;)">
            <text:p/>
          </table:table-cell>
          <table:table-cell table:formula="oooc:=IF([.I17]&lt;&gt;0;STANDARDIZE([.I17];[.I$30];[.I$29])+2.5;&quot;&quot;)">
            <text:p/>
          </table:table-cell>
          <table:table-cell table:formula="oooc:=IF([.J17]&lt;&gt;0;STANDARDIZE([.J17];[.J$30];[.J$29])+2.5;&quot;&quot;)">
            <text:p/>
          </table:table-cell>
          <table:table-cell table:formula="oooc:=IF([.K17]&lt;&gt;0;STANDARDIZE([.K17];[.K$30];[.K$29])+2.5;&quot;&quot;)">
            <text:p/>
          </table:table-cell>
          <table:table-cell table:formula="oooc:=IF([.L17]&lt;&gt;0;STANDARDIZE([.L17];[.L$30];[.L$29])+2.5;&quot;&quot;)">
            <text:p/>
          </table:table-cell>
          <table:table-cell table:formula="oooc:=IF([.M17]&lt;&gt;0;STANDARDIZE([.M17];[.M$30];[.M$29])+2.5;&quot;&quot;)">
            <text:p/>
          </table:table-cell>
          <table:table-cell table:formula="oooc:=IF([.N17]&lt;&gt;0;STANDARDIZE([.N17];[.N$30];[.N$29])+2.5;&quot;&quot;)">
            <text:p/>
          </table:table-cell>
          <table:table-cell table:formula="oooc:=IF([.O17]&lt;&gt;0;STANDARDIZE([.O17];[.O$30];[.O$29])+2.5;&quot;&quot;)">
            <text:p/>
          </table:table-cell>
          <table:table-cell table:formula="oooc:=IF([.P17]&lt;&gt;0;STANDARDIZE([.P17];[.P$30];[.P$29])+2.5;&quot;&quot;)">
            <text:p/>
          </table:table-cell>
          <table:table-cell table:formula="oooc:=IF([.Q17]&lt;&gt;0;STANDARDIZE([.Q17];[.Q$30];[.Q$29])+2.5;&quot;&quot;)">
            <text:p/>
          </table:table-cell>
          <table:table-cell table:formula="oooc:=IF([.R17]&lt;&gt;0;STANDARDIZE([.R17];[.R$30];[.R$29])+2.5;&quot;&quot;)">
            <text:p/>
          </table:table-cell>
          <table:table-cell table:formula="oooc:=IF([.S17]&lt;&gt;0;STANDARDIZE([.S17];[.S$30];[.S$29])+2.5;&quot;&quot;)" office:value-type="float" office:value="3.57968216927643">
            <text:p>3.58</text:p>
          </table:table-cell>
          <table:table-cell table:formula="oooc:=IF([.T17]&lt;&gt;0;STANDARDIZE([.T17];[.T$30];[.T$29])+2.5;&quot;&quot;)">
            <text:p/>
          </table:table-cell>
          <table:table-cell table:formula="oooc:=IF([.U17]&lt;&gt;0;STANDARDIZE([.U17];[.U$30];[.U$29])+2.5;&quot;&quot;)" office:value-type="float" office:value="1.99841082287559">
            <text:p>2.00</text:p>
          </table:table-cell>
          <table:table-cell table:formula="oooc:=IF([.V17]&lt;&gt;0;STANDARDIZE([.V17];[.V$30];[.V$29])+2.5;&quot;&quot;)" office:value-type="float" office:value="2.78617318718323">
            <text:p>2.79</text:p>
          </table:table-cell>
          <table:table-cell table:formula="oooc:=IF([.W17]&lt;&gt;0;STANDARDIZE([.W17];[.W$30];[.W$29])+2.5;&quot;&quot;)">
            <text:p/>
          </table:table-cell>
          <table:table-cell table:formula="oooc:=IF([.X17]&lt;&gt;0;STANDARDIZE([.X17];[.X$30];[.X$29])+2.5;&quot;&quot;)" office:value-type="float" office:value="2.01650404885733">
            <text:p>2.02</text:p>
          </table:table-cell>
          <table:table-cell table:formula="oooc:=IF([.Y17]&lt;&gt;0;STANDARDIZE([.Y17];[.Y$30];[.Y$29])+2.5;&quot;&quot;)" office:value-type="float" office:value="3.06056316638199">
            <text:p>3.06</text:p>
          </table:table-cell>
          <table:table-cell table:formula="oooc:=IF([.Z17]&lt;&gt;0;STANDARDIZE([.Z17];[.Z$30];[.Z$29])+2.5;&quot;&quot;)" office:value-type="float" office:value="0.993356118080673">
            <text:p>0.99</text:p>
          </table:table-cell>
          <table:table-cell table:formula="oooc:=IF([.AA17]&lt;&gt;0;STANDARDIZE([.AA17];[.AA$30];[.AA$29])+2.5;&quot;&quot;)" office:value-type="float" office:value="0.695195443917053">
            <text:p>0.70</text:p>
          </table:table-cell>
          <table:table-cell table:formula="oooc:=IF([.AB17]&lt;&gt;0;STANDARDIZE([.AB17];[.AB$30];[.AB$29])+2.5;&quot;&quot;)">
            <text:p/>
          </table:table-cell>
          <table:table-cell table:formula="oooc:=IF([.AC17]&lt;&gt;0;STANDARDIZE([.AC17];[.AC$30];[.AC$29])+2.5;&quot;&quot;)">
            <text:p/>
          </table:table-cell>
          <table:table-cell table:formula="oooc:=IF([.AD17]&lt;&gt;0;STANDARDIZE([.AD17];[.AD$30];[.AD$29])+2.5;&quot;&quot;)">
            <text:p/>
          </table:table-cell>
          <table:table-cell table:formula="oooc:=IF([.AE17]&lt;&gt;0;STANDARDIZE([.AE17];[.AE$30];[.AE$29])+2.5;&quot;&quot;)" office:value-type="float" office:value="3.09224286453627">
            <text:p>3.09</text:p>
          </table:table-cell>
          <table:table-cell table:formula="oooc:=IF([.AF17]&lt;&gt;0;STANDARDIZE([.AF17];[.AF$30];[.AF$29])+2.5;&quot;&quot;)" office:value-type="float" office:value="1.10460923587141">
            <text:p>1.10</text:p>
          </table:table-cell>
          <table:table-cell table:formula="oooc:=IF([.AG17]&lt;&gt;0;STANDARDIZE([.AG17];[.AG$30];[.AG$29])+2.5;&quot;&quot;)">
            <text:p/>
          </table:table-cell>
          <table:table-cell table:formula="oooc:=IF([.AH17]&lt;&gt;0;STANDARDIZE([.AH17];[.AH$30];[.AH$29])+2.5;&quot;&quot;)">
            <text:p/>
          </table:table-cell>
          <table:table-cell table:formula="oooc:=IF([.AI17]&lt;&gt;0;STANDARDIZE([.AI17];[.AI$30];[.AI$29])+2.5;&quot;&quot;)" office:value-type="float" office:value="3.75353248970403">
            <text:p>3.75</text:p>
          </table:table-cell>
          <table:table-cell table:formula="oooc:=IF([.AJ17]&lt;&gt;0;STANDARDIZE([.AJ17];[.AJ$30];[.AJ$29])+2.5;&quot;&quot;)" office:value-type="float" office:value="2.06078629419964">
            <text:p>2.06</text:p>
          </table:table-cell>
          <table:table-cell table:formula="oooc:=IF([.AK17]&lt;&gt;0;STANDARDIZE([.AK17];[.AK$30];[.AK$29])+2.5;&quot;&quot;)" office:value-type="float" office:value="1.77221047409664">
            <text:p>1.77</text:p>
          </table:table-cell>
          <table:table-cell table:formula="oooc:=IF([.AL17]&lt;&gt;0;STANDARDIZE([.AL17];[.AL$30];[.AL$29])+2.5;&quot;&quot;)" office:value-type="float" office:value="2.30085006219858">
            <text:p>2.30</text:p>
          </table:table-cell>
          <table:table-cell office:value-type="string">
            <text:p>Germany</text:p>
          </table:table-cell>
          <table:table-cell office:value-type="string">
            <text:p>Mosel</text:p>
          </table:table-cell>
          <table:table-cell office:value-type="string">
            <text:p>white</text:p>
          </table:table-cell>
          <table:table-cell table:style-name="ce40"/>
          <table:table-cell table:number-columns-repeated="53"/>
          <table:table-cell table:style-name="ce95" table:number-columns-repeated="7"/>
          <table:table-cell table:number-columns-repeated="154"/>
        </table:table-row>
        <table:table-row table:style-name="ro1">
          <table:table-cell table:number-columns-repeated="3"/>
          <table:table-cell office:value-type="string">
            <text:p>Wilhelm</text:p>
          </table:table-cell>
          <table:table-cell table:formula="oooc:=IF([.E18]&lt;&gt;0;STANDARDIZE([.E18];[.E$30];[.E$29])+2.5;&quot;&quot;)" office:value-type="float" office:value="3.13463867809085">
            <text:p>3.13</text:p>
          </table:table-cell>
          <table:table-cell table:formula="oooc:=IF([.F18]&lt;&gt;0;STANDARDIZE([.F18];[.F$30];[.F$29])+2.5;&quot;&quot;)" office:value-type="float" office:value="1.85300336077937">
            <text:p>1.85</text:p>
          </table:table-cell>
          <table:table-cell table:formula="oooc:=IF([.G18]&lt;&gt;0;STANDARDIZE([.G18];[.G$30];[.G$29])+2.5;&quot;&quot;)">
            <text:p/>
          </table:table-cell>
          <table:table-cell table:formula="oooc:=IF([.H18]&lt;&gt;0;STANDARDIZE([.H18];[.H$30];[.H$29])+2.5;&quot;&quot;)">
            <text:p/>
          </table:table-cell>
          <table:table-cell table:formula="oooc:=IF([.I18]&lt;&gt;0;STANDARDIZE([.I18];[.I$30];[.I$29])+2.5;&quot;&quot;)">
            <text:p/>
          </table:table-cell>
          <table:table-cell table:formula="oooc:=IF([.J18]&lt;&gt;0;STANDARDIZE([.J18];[.J$30];[.J$29])+2.5;&quot;&quot;)">
            <text:p/>
          </table:table-cell>
          <table:table-cell table:formula="oooc:=IF([.K18]&lt;&gt;0;STANDARDIZE([.K18];[.K$30];[.K$29])+2.5;&quot;&quot;)">
            <text:p/>
          </table:table-cell>
          <table:table-cell table:formula="oooc:=IF([.L18]&lt;&gt;0;STANDARDIZE([.L18];[.L$30];[.L$29])+2.5;&quot;&quot;)">
            <text:p/>
          </table:table-cell>
          <table:table-cell table:formula="oooc:=IF([.M18]&lt;&gt;0;STANDARDIZE([.M18];[.M$30];[.M$29])+2.5;&quot;&quot;)">
            <text:p/>
          </table:table-cell>
          <table:table-cell table:formula="oooc:=IF([.N18]&lt;&gt;0;STANDARDIZE([.N18];[.N$30];[.N$29])+2.5;&quot;&quot;)">
            <text:p/>
          </table:table-cell>
          <table:table-cell table:formula="oooc:=IF([.O18]&lt;&gt;0;STANDARDIZE([.O18];[.O$30];[.O$29])+2.5;&quot;&quot;)">
            <text:p/>
          </table:table-cell>
          <table:table-cell table:formula="oooc:=IF([.P18]&lt;&gt;0;STANDARDIZE([.P18];[.P$30];[.P$29])+2.5;&quot;&quot;)">
            <text:p/>
          </table:table-cell>
          <table:table-cell table:formula="oooc:=IF([.Q18]&lt;&gt;0;STANDARDIZE([.Q18];[.Q$30];[.Q$29])+2.5;&quot;&quot;)">
            <text:p/>
          </table:table-cell>
          <table:table-cell table:formula="oooc:=IF([.R18]&lt;&gt;0;STANDARDIZE([.R18];[.R$30];[.R$29])+2.5;&quot;&quot;)">
            <text:p/>
          </table:table-cell>
          <table:table-cell table:formula="oooc:=IF([.S18]&lt;&gt;0;STANDARDIZE([.S18];[.S$30];[.S$29])+2.5;&quot;&quot;)">
            <text:p/>
          </table:table-cell>
          <table:table-cell table:formula="oooc:=IF([.T18]&lt;&gt;0;STANDARDIZE([.T18];[.T$30];[.T$29])+2.5;&quot;&quot;)">
            <text:p/>
          </table:table-cell>
          <table:table-cell table:formula="oooc:=IF([.U18]&lt;&gt;0;STANDARDIZE([.U18];[.U$30];[.U$29])+2.5;&quot;&quot;)">
            <text:p/>
          </table:table-cell>
          <table:table-cell table:formula="oooc:=IF([.V18]&lt;&gt;0;STANDARDIZE([.V18];[.V$30];[.V$29])+2.5;&quot;&quot;)" office:value-type="float" office:value="3.85932263912032">
            <text:p>3.86</text:p>
          </table:table-cell>
          <table:table-cell table:formula="oooc:=IF([.W18]&lt;&gt;0;STANDARDIZE([.W18];[.W$30];[.W$29])+2.5;&quot;&quot;)" office:value-type="float" office:value="4.3783108427932">
            <text:p>4.38</text:p>
          </table:table-cell>
          <table:table-cell table:formula="oooc:=IF([.X18]&lt;&gt;0;STANDARDIZE([.X18];[.X$30];[.X$29])+2.5;&quot;&quot;)" office:value-type="float" office:value="2.92661407453765">
            <text:p>2.93</text:p>
          </table:table-cell>
          <table:table-cell table:formula="oooc:=IF([.Y18]&lt;&gt;0;STANDARDIZE([.Y18];[.Y$30];[.Y$29])+2.5;&quot;&quot;)">
            <text:p/>
          </table:table-cell>
          <table:table-cell table:formula="oooc:=IF([.Z18]&lt;&gt;0;STANDARDIZE([.Z18];[.Z$30];[.Z$29])+2.5;&quot;&quot;)">
            <text:p/>
          </table:table-cell>
          <table:table-cell table:formula="oooc:=IF([.AA18]&lt;&gt;0;STANDARDIZE([.AA18];[.AA$30];[.AA$29])+2.5;&quot;&quot;)" office:value-type="float" office:value="2.6488498602955">
            <text:p>2.65</text:p>
          </table:table-cell>
          <table:table-cell table:formula="oooc:=IF([.AB18]&lt;&gt;0;STANDARDIZE([.AB18];[.AB$30];[.AB$29])+2.5;&quot;&quot;)">
            <text:p/>
          </table:table-cell>
          <table:table-cell table:formula="oooc:=IF([.AC18]&lt;&gt;0;STANDARDIZE([.AC18];[.AC$30];[.AC$29])+2.5;&quot;&quot;)">
            <text:p/>
          </table:table-cell>
          <table:table-cell table:formula="oooc:=IF([.AD18]&lt;&gt;0;STANDARDIZE([.AD18];[.AD$30];[.AD$29])+2.5;&quot;&quot;)">
            <text:p/>
          </table:table-cell>
          <table:table-cell table:formula="oooc:=IF([.AE18]&lt;&gt;0;STANDARDIZE([.AE18];[.AE$30];[.AE$29])+2.5;&quot;&quot;)" office:value-type="float" office:value="3.09224286453627">
            <text:p>3.09</text:p>
          </table:table-cell>
          <table:table-cell table:formula="oooc:=IF([.AF18]&lt;&gt;0;STANDARDIZE([.AF18];[.AF$30];[.AF$29])+2.5;&quot;&quot;)" office:value-type="float" office:value="4.82565127354766">
            <text:p>4.83</text:p>
          </table:table-cell>
          <table:table-cell table:formula="oooc:=IF([.AG18]&lt;&gt;0;STANDARDIZE([.AG18];[.AG$30];[.AG$29])+2.5;&quot;&quot;)">
            <text:p/>
          </table:table-cell>
          <table:table-cell table:formula="oooc:=IF([.AH18]&lt;&gt;0;STANDARDIZE([.AH18];[.AH$30];[.AH$29])+2.5;&quot;&quot;)">
            <text:p/>
          </table:table-cell>
          <table:table-cell table:formula="oooc:=IF([.AI18]&lt;&gt;0;STANDARDIZE([.AI18];[.AI$30];[.AI$29])+2.5;&quot;&quot;)">
            <text:p/>
          </table:table-cell>
          <table:table-cell table:formula="oooc:=IF([.AJ18]&lt;&gt;0;STANDARDIZE([.AJ18];[.AJ$30];[.AJ$29])+2.5;&quot;&quot;)" office:value-type="float" office:value="3.89383040094192">
            <text:p>3.89</text:p>
          </table:table-cell>
          <table:table-cell table:formula="oooc:=IF([.AK18]&lt;&gt;0;STANDARDIZE([.AK18];[.AK$30];[.AK$29])+2.5;&quot;&quot;)" office:value-type="float" office:value="4.2723834986066">
            <text:p>4.27</text:p>
          </table:table-cell>
          <table:table-cell table:formula="oooc:=IF([.AL18]&lt;&gt;0;STANDARDIZE([.AL18];[.AL$30];[.AL$29])+2.5;&quot;&quot;)" office:value-type="float" office:value="1.90127278555539">
            <text:p>1.90</text:p>
          </table:table-cell>
          <table:table-cell office:value-type="string">
            <text:p>US</text:p>
          </table:table-cell>
          <table:table-cell office:value-type="string">
            <text:p>101 Lakes</text:p>
          </table:table-cell>
          <table:table-cell office:value-type="string">
            <text:p>white</text:p>
          </table:table-cell>
          <table:table-cell table:style-name="ce40"/>
          <table:table-cell table:number-columns-repeated="40"/>
          <table:table-cell table:style-name="ce33" table:number-columns-repeated="7"/>
          <table:table-cell table:number-columns-repeated="6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Satek</text:p>
          </table:table-cell>
          <table:table-cell table:formula="oooc:=IF([.E19]&lt;&gt;0;STANDARDIZE([.E19];[.E$30];[.E$29])+2.5;&quot;&quot;)" office:value-type="float" office:value="3.86691407588799">
            <text:p>3.87</text:p>
          </table:table-cell>
          <table:table-cell table:formula="oooc:=IF([.F19]&lt;&gt;0;STANDARDIZE([.F19];[.F$30];[.F$29])+2.5;&quot;&quot;)" office:value-type="float" office:value="1.69125420097421">
            <text:p>1.69</text:p>
          </table:table-cell>
          <table:table-cell table:formula="oooc:=IF([.G19]&lt;&gt;0;STANDARDIZE([.G19];[.G$30];[.G$29])+2.5;&quot;&quot;)" office:value-type="float" office:value="4.97519338203725">
            <text:p>4.98</text:p>
          </table:table-cell>
          <table:table-cell table:formula="oooc:=IF([.H19]&lt;&gt;0;STANDARDIZE([.H19];[.H$30];[.H$29])+2.5;&quot;&quot;)" office:value-type="float" office:value="3.14518380010841">
            <text:p>3.15</text:p>
          </table:table-cell>
          <table:table-cell table:formula="oooc:=IF([.I19]&lt;&gt;0;STANDARDIZE([.I19];[.I$30];[.I$29])+2.5;&quot;&quot;)">
            <text:p/>
          </table:table-cell>
          <table:table-cell table:formula="oooc:=IF([.J19]&lt;&gt;0;STANDARDIZE([.J19];[.J$30];[.J$29])+2.5;&quot;&quot;)">
            <text:p/>
          </table:table-cell>
          <table:table-cell table:formula="oooc:=IF([.K19]&lt;&gt;0;STANDARDIZE([.K19];[.K$30];[.K$29])+2.5;&quot;&quot;)">
            <text:p/>
          </table:table-cell>
          <table:table-cell table:formula="oooc:=IF([.L19]&lt;&gt;0;STANDARDIZE([.L19];[.L$30];[.L$29])+2.5;&quot;&quot;)">
            <text:p/>
          </table:table-cell>
          <table:table-cell table:formula="oooc:=IF([.M19]&lt;&gt;0;STANDARDIZE([.M19];[.M$30];[.M$29])+2.5;&quot;&quot;)">
            <text:p/>
          </table:table-cell>
          <table:table-cell table:formula="oooc:=IF([.N19]&lt;&gt;0;STANDARDIZE([.N19];[.N$30];[.N$29])+2.5;&quot;&quot;)">
            <text:p/>
          </table:table-cell>
          <table:table-cell table:formula="oooc:=IF([.O19]&lt;&gt;0;STANDARDIZE([.O19];[.O$30];[.O$29])+2.5;&quot;&quot;)">
            <text:p/>
          </table:table-cell>
          <table:table-cell table:formula="oooc:=IF([.P19]&lt;&gt;0;STANDARDIZE([.P19];[.P$30];[.P$29])+2.5;&quot;&quot;)">
            <text:p/>
          </table:table-cell>
          <table:table-cell table:formula="oooc:=IF([.Q19]&lt;&gt;0;STANDARDIZE([.Q19];[.Q$30];[.Q$29])+2.5;&quot;&quot;)">
            <text:p/>
          </table:table-cell>
          <table:table-cell table:formula="oooc:=IF([.R19]&lt;&gt;0;STANDARDIZE([.R19];[.R$30];[.R$29])+2.5;&quot;&quot;)">
            <text:p/>
          </table:table-cell>
          <table:table-cell table:formula="oooc:=IF([.S19]&lt;&gt;0;STANDARDIZE([.S19];[.S$30];[.S$29])+2.5;&quot;&quot;)" office:value-type="float" office:value="3.57968216927643">
            <text:p>3.58</text:p>
          </table:table-cell>
          <table:table-cell table:formula="oooc:=IF([.T19]&lt;&gt;0;STANDARDIZE([.T19];[.T$30];[.T$29])+2.5;&quot;&quot;)">
            <text:p/>
          </table:table-cell>
          <table:table-cell table:formula="oooc:=IF([.U19]&lt;&gt;0;STANDARDIZE([.U19];[.U$30];[.U$29])+2.5;&quot;&quot;)">
            <text:p/>
          </table:table-cell>
          <table:table-cell table:formula="oooc:=IF([.V19]&lt;&gt;0;STANDARDIZE([.V19];[.V$30];[.V$29])+2.5;&quot;&quot;)" office:value-type="float" office:value="3.56664551586475">
            <text:p>3.57</text:p>
          </table:table-cell>
          <table:table-cell table:formula="oooc:=IF([.W19]&lt;&gt;0;STANDARDIZE([.W19];[.W$30];[.W$29])+2.5;&quot;&quot;)" office:value-type="float" office:value="2.4304329317484">
            <text:p>2.43</text:p>
          </table:table-cell>
          <table:table-cell table:formula="oooc:=IF([.X19]&lt;&gt;0;STANDARDIZE([.X19];[.X$30];[.X$29])+2.5;&quot;&quot;)" office:value-type="float" office:value="2.24403155527741">
            <text:p>2.24</text:p>
          </table:table-cell>
          <table:table-cell table:formula="oooc:=IF([.Y19]&lt;&gt;0;STANDARDIZE([.Y19];[.Y$30];[.Y$29])+2.5;&quot;&quot;)">
            <text:p/>
          </table:table-cell>
          <table:table-cell table:formula="oooc:=IF([.Z19]&lt;&gt;0;STANDARDIZE([.Z19];[.Z$30];[.Z$29])+2.5;&quot;&quot;)" office:value-type="float" office:value="1.8370766919555">
            <text:p>1.84</text:p>
          </table:table-cell>
          <table:table-cell table:formula="oooc:=IF([.AA19]&lt;&gt;0;STANDARDIZE([.AA19];[.AA$30];[.AA$29])+2.5;&quot;&quot;)" office:value-type="float" office:value="1.25338242002518">
            <text:p>1.25</text:p>
          </table:table-cell>
          <table:table-cell table:formula="oooc:=IF([.AB19]&lt;&gt;0;STANDARDIZE([.AB19];[.AB$30];[.AB$29])+2.5;&quot;&quot;)">
            <text:p/>
          </table:table-cell>
          <table:table-cell table:formula="oooc:=IF([.AC19]&lt;&gt;0;STANDARDIZE([.AC19];[.AC$30];[.AC$29])+2.5;&quot;&quot;)">
            <text:p/>
          </table:table-cell>
          <table:table-cell table:formula="oooc:=IF([.AD19]&lt;&gt;0;STANDARDIZE([.AD19];[.AD$30];[.AD$29])+2.5;&quot;&quot;)">
            <text:p/>
          </table:table-cell>
          <table:table-cell table:formula="oooc:=IF([.AE19]&lt;&gt;0;STANDARDIZE([.AE19];[.AE$30];[.AE$29])+2.5;&quot;&quot;)" office:value-type="float" office:value="1.23090814742227">
            <text:p>1.23</text:p>
          </table:table-cell>
          <table:table-cell table:formula="oooc:=IF([.AF19]&lt;&gt;0;STANDARDIZE([.AF19];[.AF$30];[.AF$29])+2.5;&quot;&quot;)" office:value-type="float" office:value="2.34495658176349">
            <text:p>2.34</text:p>
          </table:table-cell>
          <table:table-cell table:formula="oooc:=IF([.AG19]&lt;&gt;0;STANDARDIZE([.AG19];[.AG$30];[.AG$29])+2.5;&quot;&quot;)">
            <text:p/>
          </table:table-cell>
          <table:table-cell table:formula="oooc:=IF([.AH19]&lt;&gt;0;STANDARDIZE([.AH19];[.AH$30];[.AH$29])+2.5;&quot;&quot;)">
            <text:p/>
          </table:table-cell>
          <table:table-cell table:formula="oooc:=IF([.AI19]&lt;&gt;0;STANDARDIZE([.AI19];[.AI$30];[.AI$29])+2.5;&quot;&quot;)" office:value-type="float" office:value="3.0995155385541">
            <text:p>3.10</text:p>
          </table:table-cell>
          <table:table-cell table:formula="oooc:=IF([.AJ19]&lt;&gt;0;STANDARDIZE([.AJ19];[.AJ$30];[.AJ$29])+2.5;&quot;&quot;)" office:value-type="float" office:value="3.10702492589013">
            <text:p>3.11</text:p>
          </table:table-cell>
          <table:table-cell table:formula="oooc:=IF([.AK19]&lt;&gt;0;STANDARDIZE([.AK19];[.AK$30];[.AK$29])+2.5;&quot;&quot;)" office:value-type="float" office:value="2.18329013580852">
            <text:p>2.18</text:p>
          </table:table-cell>
          <table:table-cell table:formula="oooc:=IF([.AL19]&lt;&gt;0;STANDARDIZE([.AL19];[.AL$30];[.AL$29])+2.5;&quot;&quot;)" office:value-type="float" office:value="4.39463499180887">
            <text:p>4.39</text:p>
          </table:table-cell>
          <table:table-cell office:value-type="string">
            <text:p>US</text:p>
          </table:table-cell>
          <table:table-cell office:value-type="string">
            <text:p>Delaware</text:p>
          </table:table-cell>
          <table:table-cell office:value-type="string">
            <text:p>red</text:p>
          </table:table-cell>
          <table:table-cell table:style-name="ce40"/>
          <table:table-cell table:number-columns-repeated="40"/>
          <table:table-cell table:style-name="ce33" table:number-columns-repeated="7"/>
          <table:table-cell table:number-columns-repeated="6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Museo de Jamon</text:p>
          </table:table-cell>
          <table:table-cell table:formula="oooc:=IF([.E20]&lt;&gt;0;STANDARDIZE([.E20];[.E$30];[.E$29])+2.5;&quot;&quot;)" office:value-type="float" office:value="3.68384522643871">
            <text:p>3.68</text:p>
          </table:table-cell>
          <table:table-cell table:formula="oooc:=IF([.F20]&lt;&gt;0;STANDARDIZE([.F20];[.F$30];[.F$29])+2.5;&quot;&quot;)" office:value-type="float" office:value="3.14699663922063">
            <text:p>3.15</text:p>
          </table:table-cell>
          <table:table-cell table:formula="oooc:=IF([.G20]&lt;&gt;0;STANDARDIZE([.G20];[.G$30];[.G$29])+2.5;&quot;&quot;)" office:value-type="float" office:value="2.27498241981479">
            <text:p>2.27</text:p>
          </table:table-cell>
          <table:table-cell table:formula="oooc:=IF([.H20]&lt;&gt;0;STANDARDIZE([.H20];[.H$30];[.H$29])+2.5;&quot;&quot;)" office:value-type="float" office:value="1.67047797128919">
            <text:p>1.67</text:p>
          </table:table-cell>
          <table:table-cell table:formula="oooc:=IF([.I20]&lt;&gt;0;STANDARDIZE([.I20];[.I$30];[.I$29])+2.5;&quot;&quot;)" office:value-type="float" office:value="1.94118103963766">
            <text:p>1.94</text:p>
          </table:table-cell>
          <table:table-cell table:formula="oooc:=IF([.J20]&lt;&gt;0;STANDARDIZE([.J20];[.J$30];[.J$29])+2.5;&quot;&quot;)" office:value-type="float" office:value="1.25064976056074">
            <text:p>1.25</text:p>
          </table:table-cell>
          <table:table-cell table:formula="oooc:=IF([.K20]&lt;&gt;0;STANDARDIZE([.K20];[.K$30];[.K$29])+2.5;&quot;&quot;)" office:value-type="float" office:value="3.06932383761067">
            <text:p>3.07</text:p>
          </table:table-cell>
          <table:table-cell table:formula="oooc:=IF([.L20]&lt;&gt;0;STANDARDIZE([.L20];[.L$30];[.L$29])+2.5;&quot;&quot;)">
            <text:p/>
          </table:table-cell>
          <table:table-cell table:formula="oooc:=IF([.M20]&lt;&gt;0;STANDARDIZE([.M20];[.M$30];[.M$29])+2.5;&quot;&quot;)">
            <text:p/>
          </table:table-cell>
          <table:table-cell table:formula="oooc:=IF([.N20]&lt;&gt;0;STANDARDIZE([.N20];[.N$30];[.N$29])+2.5;&quot;&quot;)">
            <text:p/>
          </table:table-cell>
          <table:table-cell table:formula="oooc:=IF([.O20]&lt;&gt;0;STANDARDIZE([.O20];[.O$30];[.O$29])+2.5;&quot;&quot;)">
            <text:p/>
          </table:table-cell>
          <table:table-cell table:formula="oooc:=IF([.P20]&lt;&gt;0;STANDARDIZE([.P20];[.P$30];[.P$29])+2.5;&quot;&quot;)">
            <text:p/>
          </table:table-cell>
          <table:table-cell table:formula="oooc:=IF([.Q20]&lt;&gt;0;STANDARDIZE([.Q20];[.Q$30];[.Q$29])+2.5;&quot;&quot;)">
            <text:p/>
          </table:table-cell>
          <table:table-cell table:formula="oooc:=IF([.R20]&lt;&gt;0;STANDARDIZE([.R20];[.R$30];[.R$29])+2.5;&quot;&quot;)" office:value-type="float" office:value="2.5">
            <text:p>2.50</text:p>
          </table:table-cell>
          <table:table-cell table:formula="oooc:=IF([.S20]&lt;&gt;0;STANDARDIZE([.S20];[.S$30];[.S$29])+2.5;&quot;&quot;)" office:value-type="float" office:value="4.25098714499235">
            <text:p>4.25</text:p>
          </table:table-cell>
          <table:table-cell table:formula="oooc:=IF([.T20]&lt;&gt;0;STANDARDIZE([.T20];[.T$30];[.T$29])+2.5;&quot;&quot;)">
            <text:p/>
          </table:table-cell>
          <table:table-cell table:formula="oooc:=IF([.U20]&lt;&gt;0;STANDARDIZE([.U20];[.U$30];[.U$29])+2.5;&quot;&quot;)" office:value-type="float" office:value="1.86943074875789">
            <text:p>1.87</text:p>
          </table:table-cell>
          <table:table-cell table:formula="oooc:=IF([.V20]&lt;&gt;0;STANDARDIZE([.V20];[.V$30];[.V$29])+2.5;&quot;&quot;)" office:value-type="float" office:value="2.88373222826842">
            <text:p>2.88</text:p>
          </table:table-cell>
          <table:table-cell table:formula="oooc:=IF([.W20]&lt;&gt;0;STANDARDIZE([.W20];[.W$30];[.W$29])+2.5;&quot;&quot;)" office:value-type="float" office:value="2.75507925025587">
            <text:p>2.76</text:p>
          </table:table-cell>
          <table:table-cell table:formula="oooc:=IF([.X20]&lt;&gt;0;STANDARDIZE([.X20];[.X$30];[.X$29])+2.5;&quot;&quot;)" office:value-type="float" office:value="3.83672410021797">
            <text:p>3.84</text:p>
          </table:table-cell>
          <table:table-cell table:formula="oooc:=IF([.Y20]&lt;&gt;0;STANDARDIZE([.Y20];[.Y$30];[.Y$29])+2.5;&quot;&quot;)" office:value-type="float" office:value="2.30304537397389">
            <text:p>2.30</text:p>
          </table:table-cell>
          <table:table-cell table:formula="oooc:=IF([.Z20]&lt;&gt;0;STANDARDIZE([.Z20];[.Z$30];[.Z$29])+2.5;&quot;&quot;)">
            <text:p/>
          </table:table-cell>
          <table:table-cell table:formula="oooc:=IF([.AA20]&lt;&gt;0;STANDARDIZE([.AA20];[.AA$30];[.AA$29])+2.5;&quot;&quot;)" office:value-type="float" office:value="3.20703683640363">
            <text:p>3.21</text:p>
          </table:table-cell>
          <table:table-cell table:formula="oooc:=IF([.AB20]&lt;&gt;0;STANDARDIZE([.AB20];[.AB$30];[.AB$29])+2.5;&quot;&quot;)">
            <text:p/>
          </table:table-cell>
          <table:table-cell table:formula="oooc:=IF([.AC20]&lt;&gt;0;STANDARDIZE([.AC20];[.AC$30];[.AC$29])+2.5;&quot;&quot;)">
            <text:p/>
          </table:table-cell>
          <table:table-cell table:formula="oooc:=IF([.AD20]&lt;&gt;0;STANDARDIZE([.AD20];[.AD$30];[.AD$29])+2.5;&quot;&quot;)">
            <text:p/>
          </table:table-cell>
          <table:table-cell table:formula="oooc:=IF([.AE20]&lt;&gt;0;STANDARDIZE([.AE20];[.AE$30];[.AE$29])+2.5;&quot;&quot;)" office:value-type="float" office:value="2.16157550597927">
            <text:p>2.16</text:p>
          </table:table-cell>
          <table:table-cell table:formula="oooc:=IF([.AF20]&lt;&gt;0;STANDARDIZE([.AF20];[.AF$30];[.AF$29])+2.5;&quot;&quot;)" office:value-type="float" office:value="3.58530392765557">
            <text:p>3.59</text:p>
          </table:table-cell>
          <table:table-cell table:formula="oooc:=IF([.AG20]&lt;&gt;0;STANDARDIZE([.AG20];[.AG$30];[.AG$29])+2.5;&quot;&quot;)" office:value-type="float" office:value="2.5665386413374">
            <text:p>2.57</text:p>
          </table:table-cell>
          <table:table-cell table:formula="oooc:=IF([.AH20]&lt;&gt;0;STANDARDIZE([.AH20];[.AH$30];[.AH$29])+2.5;&quot;&quot;)">
            <text:p/>
          </table:table-cell>
          <table:table-cell table:formula="oooc:=IF([.AI20]&lt;&gt;0;STANDARDIZE([.AI20];[.AI$30];[.AI$29])+2.5;&quot;&quot;)" office:value-type="float" office:value="1.92228502648423">
            <text:p>1.92</text:p>
          </table:table-cell>
          <table:table-cell table:formula="oooc:=IF([.AJ20]&lt;&gt;0;STANDARDIZE([.AJ20];[.AJ$30];[.AJ$29])+2.5;&quot;&quot;)" office:value-type="float" office:value="2.91899744394318">
            <text:p>2.92</text:p>
          </table:table-cell>
          <table:table-cell table:formula="oooc:=IF([.AK20]&lt;&gt;0;STANDARDIZE([.AK20];[.AK$30];[.AK$29])+2.5;&quot;&quot;)" office:value-type="float" office:value="2.76284506871379">
            <text:p>2.76</text:p>
          </table:table-cell>
          <table:table-cell table:formula="oooc:=IF([.AL20]&lt;&gt;0;STANDARDIZE([.AL20];[.AL$30];[.AL$29])+2.5;&quot;&quot;)" office:value-type="float" office:value="3.16808074409823">
            <text:p>3.17</text:p>
          </table:table-cell>
          <table:table-cell office:value-type="string">
            <text:p>Spain</text:p>
          </table:table-cell>
          <table:table-cell office:value-type="string">
            <text:p>Valdepenas</text:p>
          </table:table-cell>
          <table:table-cell office:value-type="string">
            <text:p>red</text:p>
          </table:table-cell>
          <table:table-cell table:style-name="ce40"/>
          <table:table-cell table:number-columns-repeated="40"/>
          <table:table-cell table:style-name="ce33" table:number-columns-repeated="7"/>
          <table:table-cell table:number-columns-repeated="6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Corral de la Villa</text:p>
          </table:table-cell>
          <table:table-cell table:formula="oooc:=IF([.E21]&lt;&gt;0;STANDARDIZE([.E21];[.E$30];[.E$29])+2.5;&quot;&quot;)" office:value-type="float" office:value="1.303950183598">
            <text:p>1.30</text:p>
          </table:table-cell>
          <table:table-cell table:formula="oooc:=IF([.F21]&lt;&gt;0;STANDARDIZE([.F21];[.F$30];[.F$29])+2.5;&quot;&quot;)" office:value-type="float" office:value="1.3677558813639">
            <text:p>1.37</text:p>
          </table:table-cell>
          <table:table-cell table:formula="oooc:=IF([.G21]&lt;&gt;0;STANDARDIZE([.G21];[.G$30];[.G$29])+2.5;&quot;&quot;)" office:value-type="float" office:value="2.04996483962959">
            <text:p>2.05</text:p>
          </table:table-cell>
          <table:table-cell table:formula="oooc:=IF([.H21]&lt;&gt;0;STANDARDIZE([.H21];[.H$30];[.H$29])+2.5;&quot;&quot;)" office:value-type="float" office:value="2.4078308856988">
            <text:p>2.41</text:p>
          </table:table-cell>
          <table:table-cell table:formula="oooc:=IF([.I21]&lt;&gt;0;STANDARDIZE([.I21];[.I$30];[.I$29])+2.5;&quot;&quot;)">
            <text:p/>
          </table:table-cell>
          <table:table-cell table:formula="oooc:=IF([.J21]&lt;&gt;0;STANDARDIZE([.J21];[.J$30];[.J$29])+2.5;&quot;&quot;)" office:value-type="float" office:value="3.57702606848212">
            <text:p>3.58</text:p>
          </table:table-cell>
          <table:table-cell table:formula="oooc:=IF([.K21]&lt;&gt;0;STANDARDIZE([.K21];[.K$30];[.K$29])+2.5;&quot;&quot;)" office:value-type="float" office:value="3.49900220561872">
            <text:p>3.50</text:p>
          </table:table-cell>
          <table:table-cell table:formula="oooc:=IF([.L21]&lt;&gt;0;STANDARDIZE([.L21];[.L$30];[.L$29])+2.5;&quot;&quot;)">
            <text:p/>
          </table:table-cell>
          <table:table-cell table:formula="oooc:=IF([.M21]&lt;&gt;0;STANDARDIZE([.M21];[.M$30];[.M$29])+2.5;&quot;&quot;)" office:value-type="float" office:value="3.07735026918963">
            <text:p>3.08</text:p>
          </table:table-cell>
          <table:table-cell table:formula="oooc:=IF([.N21]&lt;&gt;0;STANDARDIZE([.N21];[.N$30];[.N$29])+2.5;&quot;&quot;)">
            <text:p/>
          </table:table-cell>
          <table:table-cell table:formula="oooc:=IF([.O21]&lt;&gt;0;STANDARDIZE([.O21];[.O$30];[.O$29])+2.5;&quot;&quot;)">
            <text:p/>
          </table:table-cell>
          <table:table-cell table:formula="oooc:=IF([.P21]&lt;&gt;0;STANDARDIZE([.P21];[.P$30];[.P$29])+2.5;&quot;&quot;)">
            <text:p/>
          </table:table-cell>
          <table:table-cell table:formula="oooc:=IF([.Q21]&lt;&gt;0;STANDARDIZE([.Q21];[.Q$30];[.Q$29])+2.5;&quot;&quot;)">
            <text:p/>
          </table:table-cell>
          <table:table-cell table:formula="oooc:=IF([.R21]&lt;&gt;0;STANDARDIZE([.R21];[.R$30];[.R$29])+2.5;&quot;&quot;)" office:value-type="float" office:value="2.5">
            <text:p>2.50</text:p>
          </table:table-cell>
          <table:table-cell table:formula="oooc:=IF([.S21]&lt;&gt;0;STANDARDIZE([.S21];[.S$30];[.S$29])+2.5;&quot;&quot;)" office:value-type="float" office:value="1.90141972998664">
            <text:p>1.90</text:p>
          </table:table-cell>
          <table:table-cell table:formula="oooc:=IF([.T21]&lt;&gt;0;STANDARDIZE([.T21];[.T$30];[.T$29])+2.5;&quot;&quot;)">
            <text:p/>
          </table:table-cell>
          <table:table-cell table:formula="oooc:=IF([.U21]&lt;&gt;0;STANDARDIZE([.U21];[.U$30];[.U$29])+2.5;&quot;&quot;)" office:value-type="float" office:value="1.86943074875789">
            <text:p>1.87</text:p>
          </table:table-cell>
          <table:table-cell table:formula="oooc:=IF([.V21]&lt;&gt;0;STANDARDIZE([.V21];[.V$30];[.V$29])+2.5;&quot;&quot;)" office:value-type="float" office:value="2.20081894067208">
            <text:p>2.20</text:p>
          </table:table-cell>
          <table:table-cell table:formula="oooc:=IF([.W21]&lt;&gt;0;STANDARDIZE([.W21];[.W$30];[.W$29])+2.5;&quot;&quot;)">
            <text:p/>
          </table:table-cell>
          <table:table-cell table:formula="oooc:=IF([.X21]&lt;&gt;0;STANDARDIZE([.X21];[.X$30];[.X$29])+2.5;&quot;&quot;)" office:value-type="float" office:value="1.78897654243725">
            <text:p>1.79</text:p>
          </table:table-cell>
          <table:table-cell table:formula="oooc:=IF([.Y21]&lt;&gt;0;STANDARDIZE([.Y21];[.Y$30];[.Y$29])+2.5;&quot;&quot;)" office:value-type="float" office:value="0.788009789157692">
            <text:p>0.79</text:p>
          </table:table-cell>
          <table:table-cell table:formula="oooc:=IF([.Z21]&lt;&gt;0;STANDARDIZE([.Z21];[.Z$30];[.Z$29])+2.5;&quot;&quot;)">
            <text:p/>
          </table:table-cell>
          <table:table-cell table:formula="oooc:=IF([.AA21]&lt;&gt;0;STANDARDIZE([.AA21];[.AA$30];[.AA$29])+2.5;&quot;&quot;)" office:value-type="float" office:value="1.53247590807924">
            <text:p>1.53</text:p>
          </table:table-cell>
          <table:table-cell table:formula="oooc:=IF([.AB21]&lt;&gt;0;STANDARDIZE([.AB21];[.AB$30];[.AB$29])+2.5;&quot;&quot;)">
            <text:p/>
          </table:table-cell>
          <table:table-cell table:formula="oooc:=IF([.AC21]&lt;&gt;0;STANDARDIZE([.AC21];[.AC$30];[.AC$29])+2.5;&quot;&quot;)">
            <text:p/>
          </table:table-cell>
          <table:table-cell table:formula="oooc:=IF([.AD21]&lt;&gt;0;STANDARDIZE([.AD21];[.AD$30];[.AD$29])+2.5;&quot;&quot;)">
            <text:p/>
          </table:table-cell>
          <table:table-cell table:formula="oooc:=IF([.AE21]&lt;&gt;0;STANDARDIZE([.AE21];[.AE$30];[.AE$29])+2.5;&quot;&quot;)">
            <text:p/>
          </table:table-cell>
          <table:table-cell table:formula="oooc:=IF([.AF21]&lt;&gt;0;STANDARDIZE([.AF21];[.AF$30];[.AF$29])+2.5;&quot;&quot;)" office:value-type="float" office:value="1.72478290881745">
            <text:p>1.72</text:p>
          </table:table-cell>
          <table:table-cell table:formula="oooc:=IF([.AG21]&lt;&gt;0;STANDARDIZE([.AG21];[.AG$30];[.AG$29])+2.5;&quot;&quot;)" office:value-type="float" office:value="3.498079620061">
            <text:p>3.50</text:p>
          </table:table-cell>
          <table:table-cell table:formula="oooc:=IF([.AH21]&lt;&gt;0;STANDARDIZE([.AH21];[.AH$30];[.AH$29])+2.5;&quot;&quot;)">
            <text:p/>
          </table:table-cell>
          <table:table-cell table:formula="oooc:=IF([.AI21]&lt;&gt;0;STANDARDIZE([.AI21];[.AI$30];[.AI$29])+2.5;&quot;&quot;)" office:value-type="float" office:value="1.66067824602426">
            <text:p>1.66</text:p>
          </table:table-cell>
          <table:table-cell table:formula="oooc:=IF([.AJ21]&lt;&gt;0;STANDARDIZE([.AJ21];[.AJ$30];[.AJ$29])+2.5;&quot;&quot;)" office:value-type="float" office:value="1.97172341689648">
            <text:p>1.97</text:p>
          </table:table-cell>
          <table:table-cell table:formula="oooc:=IF([.AK21]&lt;&gt;0;STANDARDIZE([.AK21];[.AK$30];[.AK$29])+2.5;&quot;&quot;)" office:value-type="float" office:value="1.37910150797872">
            <text:p>1.38</text:p>
          </table:table-cell>
          <table:table-cell table:formula="oooc:=IF([.AL21]&lt;&gt;0;STANDARDIZE([.AL21];[.AL$30];[.AL$29])+2.5;&quot;&quot;)" office:value-type="float" office:value="2.28013124044671">
            <text:p>2.28</text:p>
          </table:table-cell>
          <table:table-cell office:value-type="string">
            <text:p>Spain</text:p>
          </table:table-cell>
          <table:table-cell office:value-type="string">
            <text:p>Temranillo</text:p>
          </table:table-cell>
          <table:table-cell office:value-type="string">
            <text:p>red</text:p>
          </table:table-cell>
          <table:table-cell table:number-columns-repeated="41"/>
          <table:table-cell table:style-name="ce33" table:number-columns-repeated="7"/>
          <table:table-cell table:number-columns-repeated="6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Opolo</text:p>
          </table:table-cell>
          <table:table-cell table:formula="oooc:=IF([.E22]&lt;&gt;0;STANDARDIZE([.E22];[.E$30];[.E$29])+2.5;&quot;&quot;)" office:value-type="float" office:value="0.937812484699434">
            <text:p>0.94</text:p>
          </table:table-cell>
          <table:table-cell table:formula="oooc:=IF([.F22]&lt;&gt;0;STANDARDIZE([.F22];[.F$30];[.F$29])+2.5;&quot;&quot;)" office:value-type="float" office:value="1.04425756175358">
            <text:p>1.04</text:p>
          </table:table-cell>
          <table:table-cell table:formula="oooc:=IF([.G22]&lt;&gt;0;STANDARDIZE([.G22];[.G$30];[.G$29])+2.5;&quot;&quot;)" office:value-type="float" office:value="1.82494725944439">
            <text:p>1.82</text:p>
          </table:table-cell>
          <table:table-cell table:formula="oooc:=IF([.H22]&lt;&gt;0;STANDARDIZE([.H22];[.H$30];[.H$29])+2.5;&quot;&quot;)" office:value-type="float" office:value="1.67047797128919">
            <text:p>1.67</text:p>
          </table:table-cell>
          <table:table-cell table:formula="oooc:=IF([.I22]&lt;&gt;0;STANDARDIZE([.I22];[.I$30];[.I$29])+2.5;&quot;&quot;)">
            <text:p/>
          </table:table-cell>
          <table:table-cell table:formula="oooc:=IF([.J22]&lt;&gt;0;STANDARDIZE([.J22];[.J$30];[.J$29])+2.5;&quot;&quot;)">
            <text:p/>
          </table:table-cell>
          <table:table-cell table:formula="oooc:=IF([.K22]&lt;&gt;0;STANDARDIZE([.K22];[.K$30];[.K$29])+2.5;&quot;&quot;)">
            <text:p/>
          </table:table-cell>
          <table:table-cell table:formula="oooc:=IF([.L22]&lt;&gt;0;STANDARDIZE([.L22];[.L$30];[.L$29])+2.5;&quot;&quot;)">
            <text:p/>
          </table:table-cell>
          <table:table-cell table:formula="oooc:=IF([.M22]&lt;&gt;0;STANDARDIZE([.M22];[.M$30];[.M$29])+2.5;&quot;&quot;)" office:value-type="float" office:value="1.34529946162075">
            <text:p>1.35</text:p>
          </table:table-cell>
          <table:table-cell table:formula="oooc:=IF([.N22]&lt;&gt;0;STANDARDIZE([.N22];[.N$30];[.N$29])+2.5;&quot;&quot;)">
            <text:p/>
          </table:table-cell>
          <table:table-cell table:formula="oooc:=IF([.O22]&lt;&gt;0;STANDARDIZE([.O22];[.O$30];[.O$29])+2.5;&quot;&quot;)">
            <text:p/>
          </table:table-cell>
          <table:table-cell table:formula="oooc:=IF([.P22]&lt;&gt;0;STANDARDIZE([.P22];[.P$30];[.P$29])+2.5;&quot;&quot;)">
            <text:p/>
          </table:table-cell>
          <table:table-cell table:formula="oooc:=IF([.Q22]&lt;&gt;0;STANDARDIZE([.Q22];[.Q$30];[.Q$29])+2.5;&quot;&quot;)">
            <text:p/>
          </table:table-cell>
          <table:table-cell table:formula="oooc:=IF([.R22]&lt;&gt;0;STANDARDIZE([.R22];[.R$30];[.R$29])+2.5;&quot;&quot;)" office:value-type="float" office:value="2.5">
            <text:p>2.50</text:p>
          </table:table-cell>
          <table:table-cell table:formula="oooc:=IF([.S22]&lt;&gt;0;STANDARDIZE([.S22];[.S$30];[.S$29])+2.5;&quot;&quot;)" office:value-type="float" office:value="1.70002823727187">
            <text:p>1.70</text:p>
          </table:table-cell>
          <table:table-cell table:formula="oooc:=IF([.T22]&lt;&gt;0;STANDARDIZE([.T22];[.T$30];[.T$29])+2.5;&quot;&quot;)">
            <text:p/>
          </table:table-cell>
          <table:table-cell table:formula="oooc:=IF([.U22]&lt;&gt;0;STANDARDIZE([.U22];[.U$30];[.U$29])+2.5;&quot;&quot;)" office:value-type="float" office:value="1.61147060052248">
            <text:p>1.61</text:p>
          </table:table-cell>
          <table:table-cell table:formula="oooc:=IF([.V22]&lt;&gt;0;STANDARDIZE([.V22];[.V$30];[.V$29])+2.5;&quot;&quot;)" office:value-type="float" office:value="0.932551406564603">
            <text:p>0.93</text:p>
          </table:table-cell>
          <table:table-cell table:formula="oooc:=IF([.W22]&lt;&gt;0;STANDARDIZE([.W22];[.W$30];[.W$29])+2.5;&quot;&quot;)">
            <text:p/>
          </table:table-cell>
          <table:table-cell table:formula="oooc:=IF([.X22]&lt;&gt;0;STANDARDIZE([.X22];[.X$30];[.X$29])+2.5;&quot;&quot;)" office:value-type="float" office:value="1.10639402317701">
            <text:p>1.11</text:p>
          </table:table-cell>
          <table:table-cell table:formula="oooc:=IF([.Y22]&lt;&gt;0;STANDARDIZE([.Y22];[.Y$30];[.Y$29])+2.5;&quot;&quot;)" office:value-type="float" office:value="1.54552758156579">
            <text:p>1.55</text:p>
          </table:table-cell>
          <table:table-cell table:formula="oooc:=IF([.Z22]&lt;&gt;0;STANDARDIZE([.Z22];[.Z$30];[.Z$29])+2.5;&quot;&quot;)">
            <text:p/>
          </table:table-cell>
          <table:table-cell table:formula="oooc:=IF([.AA22]&lt;&gt;0;STANDARDIZE([.AA22];[.AA$30];[.AA$29])+2.5;&quot;&quot;)" office:value-type="float" office:value="2.09066288418737">
            <text:p>2.09</text:p>
          </table:table-cell>
          <table:table-cell table:formula="oooc:=IF([.AB22]&lt;&gt;0;STANDARDIZE([.AB22];[.AB$30];[.AB$29])+2.5;&quot;&quot;)">
            <text:p/>
          </table:table-cell>
          <table:table-cell table:formula="oooc:=IF([.AC22]&lt;&gt;0;STANDARDIZE([.AC22];[.AC$30];[.AC$29])+2.5;&quot;&quot;)">
            <text:p/>
          </table:table-cell>
          <table:table-cell table:formula="oooc:=IF([.AD22]&lt;&gt;0;STANDARDIZE([.AD22];[.AD$30];[.AD$29])+2.5;&quot;&quot;)">
            <text:p/>
          </table:table-cell>
          <table:table-cell table:formula="oooc:=IF([.AE22]&lt;&gt;0;STANDARDIZE([.AE22];[.AE$30];[.AE$29])+2.5;&quot;&quot;)">
            <text:p/>
          </table:table-cell>
          <table:table-cell table:formula="oooc:=IF([.AF22]&lt;&gt;0;STANDARDIZE([.AF22];[.AF$30];[.AF$29])+2.5;&quot;&quot;)" office:value-type="float" office:value="1.10460923587141">
            <text:p>1.10</text:p>
          </table:table-cell>
          <table:table-cell table:formula="oooc:=IF([.AG22]&lt;&gt;0;STANDARDIZE([.AG22];[.AG$30];[.AG$29])+2.5;&quot;&quot;)">
            <text:p/>
          </table:table-cell>
          <table:table-cell table:formula="oooc:=IF([.AH22]&lt;&gt;0;STANDARDIZE([.AH22];[.AH$30];[.AH$29])+2.5;&quot;&quot;)">
            <text:p/>
          </table:table-cell>
          <table:table-cell table:formula="oooc:=IF([.AI22]&lt;&gt;0;STANDARDIZE([.AI22];[.AI$30];[.AI$29])+2.5;&quot;&quot;)" office:value-type="float" office:value="1.13746468510432">
            <text:p>1.14</text:p>
          </table:table-cell>
          <table:table-cell table:formula="oooc:=IF([.AJ22]&lt;&gt;0;STANDARDIZE([.AJ22];[.AJ$30];[.AJ$29])+2.5;&quot;&quot;)" office:value-type="float" office:value="0.568589964680567">
            <text:p>0.57</text:p>
          </table:table-cell>
          <table:table-cell table:formula="oooc:=IF([.AK22]&lt;&gt;0;STANDARDIZE([.AK22];[.AK$30];[.AK$29])+2.5;&quot;&quot;)" office:value-type="float" office:value="0.875922031347785">
            <text:p>0.88</text:p>
          </table:table-cell>
          <table:table-cell table:formula="oooc:=IF([.AL22]&lt;&gt;0;STANDARDIZE([.AL22];[.AL$30];[.AL$29])+2.5;&quot;&quot;)" office:value-type="float" office:value="0.759623423717718">
            <text:p>0.76</text:p>
          </table:table-cell>
          <table:table-cell office:value-type="string">
            <text:p>US</text:p>
          </table:table-cell>
          <table:table-cell office:value-type="string">
            <text:p>Grand Rouge</text:p>
          </table:table-cell>
          <table:table-cell office:value-type="string">
            <text:p>red</text:p>
          </table:table-cell>
          <table:table-cell table:number-columns-repeated="41"/>
          <table:table-cell table:style-name="ce33" table:number-columns-repeated="7"/>
          <table:table-cell table:number-columns-repeated="6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San Gregorio</text:p>
          </table:table-cell>
          <table:table-cell table:formula="oooc:=IF([.E23]&lt;&gt;0;STANDARDIZE([.E23];[.E$30];[.E$29])+2.5;&quot;&quot;)" office:value-type="float" office:value="1.85315673194586">
            <text:p>1.85</text:p>
          </table:table-cell>
          <table:table-cell table:formula="oooc:=IF([.F23]&lt;&gt;0;STANDARDIZE([.F23];[.F$30];[.F$29])+2.5;&quot;&quot;)" office:value-type="float" office:value="1.85300336077937">
            <text:p>1.85</text:p>
          </table:table-cell>
          <table:table-cell table:formula="oooc:=IF([.G23]&lt;&gt;0;STANDARDIZE([.G23];[.G$30];[.G$29])+2.5;&quot;&quot;)">
            <text:p/>
          </table:table-cell>
          <table:table-cell table:formula="oooc:=IF([.H23]&lt;&gt;0;STANDARDIZE([.H23];[.H$30];[.H$29])+2.5;&quot;&quot;)" office:value-type="float" office:value="1.67047797128919">
            <text:p>1.67</text:p>
          </table:table-cell>
          <table:table-cell table:formula="oooc:=IF([.I23]&lt;&gt;0;STANDARDIZE([.I23];[.I$30];[.I$29])+2.5;&quot;&quot;)">
            <text:p/>
          </table:table-cell>
          <table:table-cell table:formula="oooc:=IF([.J23]&lt;&gt;0;STANDARDIZE([.J23];[.J$30];[.J$29])+2.5;&quot;&quot;)">
            <text:p/>
          </table:table-cell>
          <table:table-cell table:formula="oooc:=IF([.K23]&lt;&gt;0;STANDARDIZE([.K23];[.K$30];[.K$29])+2.5;&quot;&quot;)">
            <text:p/>
          </table:table-cell>
          <table:table-cell table:formula="oooc:=IF([.L23]&lt;&gt;0;STANDARDIZE([.L23];[.L$30];[.L$29])+2.5;&quot;&quot;)">
            <text:p/>
          </table:table-cell>
          <table:table-cell table:formula="oooc:=IF([.M23]&lt;&gt;0;STANDARDIZE([.M23];[.M$30];[.M$29])+2.5;&quot;&quot;)">
            <text:p/>
          </table:table-cell>
          <table:table-cell table:formula="oooc:=IF([.N23]&lt;&gt;0;STANDARDIZE([.N23];[.N$30];[.N$29])+2.5;&quot;&quot;)">
            <text:p/>
          </table:table-cell>
          <table:table-cell table:formula="oooc:=IF([.O23]&lt;&gt;0;STANDARDIZE([.O23];[.O$30];[.O$29])+2.5;&quot;&quot;)">
            <text:p/>
          </table:table-cell>
          <table:table-cell table:formula="oooc:=IF([.P23]&lt;&gt;0;STANDARDIZE([.P23];[.P$30];[.P$29])+2.5;&quot;&quot;)">
            <text:p/>
          </table:table-cell>
          <table:table-cell table:formula="oooc:=IF([.Q23]&lt;&gt;0;STANDARDIZE([.Q23];[.Q$30];[.Q$29])+2.5;&quot;&quot;)">
            <text:p/>
          </table:table-cell>
          <table:table-cell table:formula="oooc:=IF([.R23]&lt;&gt;0;STANDARDIZE([.R23];[.R$30];[.R$29])+2.5;&quot;&quot;)">
            <text:p/>
          </table:table-cell>
          <table:table-cell table:formula="oooc:=IF([.S23]&lt;&gt;0;STANDARDIZE([.S23];[.S$30];[.S$29])+2.5;&quot;&quot;)" office:value-type="float" office:value="3.57968216927643">
            <text:p>3.58</text:p>
          </table:table-cell>
          <table:table-cell table:formula="oooc:=IF([.T23]&lt;&gt;0;STANDARDIZE([.T23];[.T$30];[.T$29])+2.5;&quot;&quot;)">
            <text:p/>
          </table:table-cell>
          <table:table-cell table:formula="oooc:=IF([.U23]&lt;&gt;0;STANDARDIZE([.U23];[.U$30];[.U$29])+2.5;&quot;&quot;)" office:value-type="float" office:value="2.38535104522871">
            <text:p>2.39</text:p>
          </table:table-cell>
          <table:table-cell table:formula="oooc:=IF([.V23]&lt;&gt;0;STANDARDIZE([.V23];[.V$30];[.V$29])+2.5;&quot;&quot;)" office:value-type="float" office:value="2.98129126935361">
            <text:p>2.98</text:p>
          </table:table-cell>
          <table:table-cell table:formula="oooc:=IF([.W23]&lt;&gt;0;STANDARDIZE([.W23];[.W$30];[.W$29])+2.5;&quot;&quot;)">
            <text:p/>
          </table:table-cell>
          <table:table-cell table:formula="oooc:=IF([.X23]&lt;&gt;0;STANDARDIZE([.X23];[.X$30];[.X$29])+2.5;&quot;&quot;)" office:value-type="float" office:value="1.56144903601717">
            <text:p>1.56</text:p>
          </table:table-cell>
          <table:table-cell table:formula="oooc:=IF([.Y23]&lt;&gt;0;STANDARDIZE([.Y23];[.Y$30];[.Y$29])+2.5;&quot;&quot;)">
            <text:p/>
          </table:table-cell>
          <table:table-cell table:formula="oooc:=IF([.Z23]&lt;&gt;0;STANDARDIZE([.Z23];[.Z$30];[.Z$29])+2.5;&quot;&quot;)" office:value-type="float" office:value="2.68079726583032">
            <text:p>2.68</text:p>
          </table:table-cell>
          <table:table-cell table:formula="oooc:=IF([.AA23]&lt;&gt;0;STANDARDIZE([.AA23];[.AA$30];[.AA$29])+2.5;&quot;&quot;)" office:value-type="float" office:value="2.36975637224144">
            <text:p>2.37</text:p>
          </table:table-cell>
          <table:table-cell table:formula="oooc:=IF([.AB23]&lt;&gt;0;STANDARDIZE([.AB23];[.AB$30];[.AB$29])+2.5;&quot;&quot;)">
            <text:p/>
          </table:table-cell>
          <table:table-cell table:formula="oooc:=IF([.AC23]&lt;&gt;0;STANDARDIZE([.AC23];[.AC$30];[.AC$29])+2.5;&quot;&quot;)">
            <text:p/>
          </table:table-cell>
          <table:table-cell table:formula="oooc:=IF([.AD23]&lt;&gt;0;STANDARDIZE([.AD23];[.AD$30];[.AD$29])+2.5;&quot;&quot;)">
            <text:p/>
          </table:table-cell>
          <table:table-cell table:formula="oooc:=IF([.AE23]&lt;&gt;0;STANDARDIZE([.AE23];[.AE$30];[.AE$29])+2.5;&quot;&quot;)">
            <text:p/>
          </table:table-cell>
          <table:table-cell table:formula="oooc:=IF([.AF23]&lt;&gt;0;STANDARDIZE([.AF23];[.AF$30];[.AF$29])+2.5;&quot;&quot;)" office:value-type="float" office:value="1.72478290881745">
            <text:p>1.72</text:p>
          </table:table-cell>
          <table:table-cell table:formula="oooc:=IF([.AG23]&lt;&gt;0;STANDARDIZE([.AG23];[.AG$30];[.AG$29])+2.5;&quot;&quot;)">
            <text:p/>
          </table:table-cell>
          <table:table-cell table:formula="oooc:=IF([.AH23]&lt;&gt;0;STANDARDIZE([.AH23];[.AH$30];[.AH$29])+2.5;&quot;&quot;)">
            <text:p/>
          </table:table-cell>
          <table:table-cell table:formula="oooc:=IF([.AI23]&lt;&gt;0;STANDARDIZE([.AI23];[.AI$30];[.AI$29])+2.5;&quot;&quot;)" office:value-type="float" office:value="1.39907146556429">
            <text:p>1.40</text:p>
          </table:table-cell>
          <table:table-cell table:formula="oooc:=IF([.AJ23]&lt;&gt;0;STANDARDIZE([.AJ23];[.AJ$30];[.AJ$29])+2.5;&quot;&quot;)" office:value-type="float" office:value="2.14971271152736">
            <text:p>2.15</text:p>
          </table:table-cell>
          <table:table-cell table:formula="oooc:=IF([.AK23]&lt;&gt;0;STANDARDIZE([.AK23];[.AK$30];[.AK$29])+2.5;&quot;&quot;)" office:value-type="float" office:value="2.29111430937229">
            <text:p>2.29</text:p>
          </table:table-cell>
          <table:table-cell table:formula="oooc:=IF([.AL23]&lt;&gt;0;STANDARDIZE([.AL23];[.AL$30];[.AL$29])+2.5;&quot;&quot;)" office:value-type="float" office:value="2.43404248774631">
            <text:p>2.43</text:p>
          </table:table-cell>
          <table:table-cell office:value-type="string">
            <text:p>US</text:p>
          </table:table-cell>
          <table:table-cell office:value-type="string">
            <text:p>Zinfandel</text:p>
          </table:table-cell>
          <table:table-cell office:value-type="string">
            <text:p>red</text:p>
          </table:table-cell>
          <table:table-cell table:number-columns-repeated="41"/>
          <table:table-cell table:style-name="ce33" table:number-columns-repeated="7"/>
          <table:table-cell table:number-columns-repeated="6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Wente</text:p>
          </table:table-cell>
          <table:table-cell table:formula="oooc:=IF([.E24]&lt;&gt;0;STANDARDIZE([.E24];[.E$30];[.E$29])+2.5;&quot;&quot;)" office:value-type="float" office:value="1.48701903304729">
            <text:p>1.49</text:p>
          </table:table-cell>
          <table:table-cell table:formula="oooc:=IF([.F24]&lt;&gt;0;STANDARDIZE([.F24];[.F$30];[.F$29])+2.5;&quot;&quot;)" office:value-type="float" office:value="1.69125420097421">
            <text:p>1.69</text:p>
          </table:table-cell>
          <table:table-cell table:formula="oooc:=IF([.G24]&lt;&gt;0;STANDARDIZE([.G24];[.G$30];[.G$29])+2.5;&quot;&quot;)">
            <text:p/>
          </table:table-cell>
          <table:table-cell table:formula="oooc:=IF([.H24]&lt;&gt;0;STANDARDIZE([.H24];[.H$30];[.H$29])+2.5;&quot;&quot;)">
            <text:p/>
          </table:table-cell>
          <table:table-cell table:formula="oooc:=IF([.I24]&lt;&gt;0;STANDARDIZE([.I24];[.I$30];[.I$29])+2.5;&quot;&quot;)">
            <text:p/>
          </table:table-cell>
          <table:table-cell table:formula="oooc:=IF([.J24]&lt;&gt;0;STANDARDIZE([.J24];[.J$30];[.J$29])+2.5;&quot;&quot;)" office:value-type="float" office:value="2.80156729917499">
            <text:p>2.80</text:p>
          </table:table-cell>
          <table:table-cell table:formula="oooc:=IF([.K24]&lt;&gt;0;STANDARDIZE([.K24];[.K$30];[.K$29])+2.5;&quot;&quot;)">
            <text:p/>
          </table:table-cell>
          <table:table-cell table:formula="oooc:=IF([.L24]&lt;&gt;0;STANDARDIZE([.L24];[.L$30];[.L$29])+2.5;&quot;&quot;)">
            <text:p/>
          </table:table-cell>
          <table:table-cell table:formula="oooc:=IF([.M24]&lt;&gt;0;STANDARDIZE([.M24];[.M$30];[.M$29])+2.5;&quot;&quot;)">
            <text:p/>
          </table:table-cell>
          <table:table-cell table:formula="oooc:=IF([.N24]&lt;&gt;0;STANDARDIZE([.N24];[.N$30];[.N$29])+2.5;&quot;&quot;)">
            <text:p/>
          </table:table-cell>
          <table:table-cell table:formula="oooc:=IF([.O24]&lt;&gt;0;STANDARDIZE([.O24];[.O$30];[.O$29])+2.5;&quot;&quot;)">
            <text:p/>
          </table:table-cell>
          <table:table-cell table:formula="oooc:=IF([.P24]&lt;&gt;0;STANDARDIZE([.P24];[.P$30];[.P$29])+2.5;&quot;&quot;)">
            <text:p/>
          </table:table-cell>
          <table:table-cell table:formula="oooc:=IF([.Q24]&lt;&gt;0;STANDARDIZE([.Q24];[.Q$30];[.Q$29])+2.5;&quot;&quot;)">
            <text:p/>
          </table:table-cell>
          <table:table-cell table:formula="oooc:=IF([.R24]&lt;&gt;0;STANDARDIZE([.R24];[.R$30];[.R$29])+2.5;&quot;&quot;)" office:value-type="float" office:value="2.5">
            <text:p>2.50</text:p>
          </table:table-cell>
          <table:table-cell table:formula="oooc:=IF([.S24]&lt;&gt;0;STANDARDIZE([.S24];[.S$30];[.S$29])+2.5;&quot;&quot;)">
            <text:p/>
          </table:table-cell>
          <table:table-cell table:formula="oooc:=IF([.T24]&lt;&gt;0;STANDARDIZE([.T24];[.T$30];[.T$29])+2.5;&quot;&quot;)">
            <text:p/>
          </table:table-cell>
          <table:table-cell table:formula="oooc:=IF([.U24]&lt;&gt;0;STANDARDIZE([.U24];[.U$30];[.U$29])+2.5;&quot;&quot;)">
            <text:p/>
          </table:table-cell>
          <table:table-cell table:formula="oooc:=IF([.V24]&lt;&gt;0;STANDARDIZE([.V24];[.V$30];[.V$29])+2.5;&quot;&quot;)" office:value-type="float" office:value="1.81058277633132">
            <text:p>1.81</text:p>
          </table:table-cell>
          <table:table-cell table:formula="oooc:=IF([.W24]&lt;&gt;0;STANDARDIZE([.W24];[.W$30];[.W$29])+2.5;&quot;&quot;)">
            <text:p/>
          </table:table-cell>
          <table:table-cell table:formula="oooc:=IF([.X24]&lt;&gt;0;STANDARDIZE([.X24];[.X$30];[.X$29])+2.5;&quot;&quot;)" office:value-type="float" office:value="1.78897654243725">
            <text:p>1.79</text:p>
          </table:table-cell>
          <table:table-cell table:formula="oooc:=IF([.Y24]&lt;&gt;0;STANDARDIZE([.Y24];[.Y$30];[.Y$29])+2.5;&quot;&quot;)">
            <text:p/>
          </table:table-cell>
          <table:table-cell table:formula="oooc:=IF([.Z24]&lt;&gt;0;STANDARDIZE([.Z24];[.Z$30];[.Z$29])+2.5;&quot;&quot;)">
            <text:p/>
          </table:table-cell>
          <table:table-cell table:formula="oooc:=IF([.AA24]&lt;&gt;0;STANDARDIZE([.AA24];[.AA$30];[.AA$29])+2.5;&quot;&quot;)">
            <text:p/>
          </table:table-cell>
          <table:table-cell table:formula="oooc:=IF([.AB24]&lt;&gt;0;STANDARDIZE([.AB24];[.AB$30];[.AB$29])+2.5;&quot;&quot;)">
            <text:p/>
          </table:table-cell>
          <table:table-cell table:formula="oooc:=IF([.AC24]&lt;&gt;0;STANDARDIZE([.AC24];[.AC$30];[.AC$29])+2.5;&quot;&quot;)">
            <text:p/>
          </table:table-cell>
          <table:table-cell table:formula="oooc:=IF([.AD24]&lt;&gt;0;STANDARDIZE([.AD24];[.AD$30];[.AD$29])+2.5;&quot;&quot;)">
            <text:p/>
          </table:table-cell>
          <table:table-cell table:formula="oooc:=IF([.AE24]&lt;&gt;0;STANDARDIZE([.AE24];[.AE$30];[.AE$29])+2.5;&quot;&quot;)">
            <text:p/>
          </table:table-cell>
          <table:table-cell table:formula="oooc:=IF([.AF24]&lt;&gt;0;STANDARDIZE([.AF24];[.AF$30];[.AF$29])+2.5;&quot;&quot;)" office:value-type="float" office:value="2.34495658176349">
            <text:p>2.34</text:p>
          </table:table-cell>
          <table:table-cell table:formula="oooc:=IF([.AG24]&lt;&gt;0;STANDARDIZE([.AG24];[.AG$30];[.AG$29])+2.5;&quot;&quot;)">
            <text:p/>
          </table:table-cell>
          <table:table-cell table:formula="oooc:=IF([.AH24]&lt;&gt;0;STANDARDIZE([.AH24];[.AH$30];[.AH$29])+2.5;&quot;&quot;)">
            <text:p/>
          </table:table-cell>
          <table:table-cell table:formula="oooc:=IF([.AI24]&lt;&gt;0;STANDARDIZE([.AI24];[.AI$30];[.AI$29])+2.5;&quot;&quot;)" office:value-type="float" office:value="2.1838918069442">
            <text:p>2.18</text:p>
          </table:table-cell>
          <table:table-cell table:formula="oooc:=IF([.AJ24]&lt;&gt;0;STANDARDIZE([.AJ24];[.AJ$30];[.AJ$29])+2.5;&quot;&quot;)" office:value-type="float" office:value="1.46111293213314">
            <text:p>1.46</text:p>
          </table:table-cell>
          <table:table-cell table:formula="oooc:=IF([.AK24]&lt;&gt;0;STANDARDIZE([.AK24];[.AK$30];[.AK$29])+2.5;&quot;&quot;)" office:value-type="float" office:value="1.66213996358362">
            <text:p>1.66</text:p>
          </table:table-cell>
          <table:table-cell table:formula="oooc:=IF([.AL24]&lt;&gt;0;STANDARDIZE([.AL24];[.AL$30];[.AL$29])+2.5;&quot;&quot;)" office:value-type="float" office:value="1.42178005358357">
            <text:p>1.42</text:p>
          </table:table-cell>
          <table:table-cell office:value-type="string">
            <text:p>US</text:p>
          </table:table-cell>
          <table:table-cell office:value-type="string">
            <text:p>Merlot</text:p>
          </table:table-cell>
          <table:table-cell office:value-type="string">
            <text:p>red</text:p>
          </table:table-cell>
          <table:table-cell table:style-name="ce40"/>
          <table:table-cell table:style-name="ce83" table:number-columns-repeated="3"/>
          <table:table-cell table:style-name="ce85"/>
          <table:table-cell table:style-name="ce22"/>
          <table:table-cell table:style-name="ce85"/>
          <table:table-cell table:style-name="ce22"/>
          <table:table-cell table:style-name="ce85"/>
          <table:table-cell table:number-columns-repeated="32"/>
          <table:table-cell table:style-name="ce33" table:number-columns-repeated="7"/>
          <table:table-cell table:number-columns-repeated="6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Los Vascos</text:p>
          </table:table-cell>
          <table:table-cell table:formula="oooc:=IF([.E25]&lt;&gt;0;STANDARDIZE([.E25];[.E$30];[.E$29])+2.5;&quot;&quot;)" office:value-type="float" office:value="1.303950183598">
            <text:p>1.30</text:p>
          </table:table-cell>
          <table:table-cell table:formula="oooc:=IF([.F25]&lt;&gt;0;STANDARDIZE([.F25];[.F$30];[.F$29])+2.5;&quot;&quot;)" office:value-type="float" office:value="1.3677558813639">
            <text:p>1.37</text:p>
          </table:table-cell>
          <table:table-cell table:formula="oooc:=IF([.G25]&lt;&gt;0;STANDARDIZE([.G25];[.G$30];[.G$29])+2.5;&quot;&quot;)">
            <text:p/>
          </table:table-cell>
          <table:table-cell table:formula="oooc:=IF([.H25]&lt;&gt;0;STANDARDIZE([.H25];[.H$30];[.H$29])+2.5;&quot;&quot;)" office:value-type="float" office:value="1.67047797128919">
            <text:p>1.67</text:p>
          </table:table-cell>
          <table:table-cell table:formula="oooc:=IF([.I25]&lt;&gt;0;STANDARDIZE([.I25];[.I$30];[.I$29])+2.5;&quot;&quot;)">
            <text:p/>
          </table:table-cell>
          <table:table-cell table:formula="oooc:=IF([.J25]&lt;&gt;0;STANDARDIZE([.J25];[.J$30];[.J$29])+2.5;&quot;&quot;)" office:value-type="float" office:value="3.0600535556107">
            <text:p>3.06</text:p>
          </table:table-cell>
          <table:table-cell table:formula="oooc:=IF([.K25]&lt;&gt;0;STANDARDIZE([.K25];[.K$30];[.K$29])+2.5;&quot;&quot;)" office:value-type="float" office:value="3.67087355282194">
            <text:p>3.67</text:p>
          </table:table-cell>
          <table:table-cell table:formula="oooc:=IF([.L25]&lt;&gt;0;STANDARDIZE([.L25];[.L$30];[.L$29])+2.5;&quot;&quot;)">
            <text:p/>
          </table:table-cell>
          <table:table-cell table:formula="oooc:=IF([.M25]&lt;&gt;0;STANDARDIZE([.M25];[.M$30];[.M$29])+2.5;&quot;&quot;)">
            <text:p/>
          </table:table-cell>
          <table:table-cell table:formula="oooc:=IF([.N25]&lt;&gt;0;STANDARDIZE([.N25];[.N$30];[.N$29])+2.5;&quot;&quot;)">
            <text:p/>
          </table:table-cell>
          <table:table-cell table:formula="oooc:=IF([.O25]&lt;&gt;0;STANDARDIZE([.O25];[.O$30];[.O$29])+2.5;&quot;&quot;)">
            <text:p/>
          </table:table-cell>
          <table:table-cell table:formula="oooc:=IF([.P25]&lt;&gt;0;STANDARDIZE([.P25];[.P$30];[.P$29])+2.5;&quot;&quot;)">
            <text:p/>
          </table:table-cell>
          <table:table-cell table:formula="oooc:=IF([.Q25]&lt;&gt;0;STANDARDIZE([.Q25];[.Q$30];[.Q$29])+2.5;&quot;&quot;)">
            <text:p/>
          </table:table-cell>
          <table:table-cell table:formula="oooc:=IF([.R25]&lt;&gt;0;STANDARDIZE([.R25];[.R$30];[.R$29])+2.5;&quot;&quot;)">
            <text:p/>
          </table:table-cell>
          <table:table-cell table:formula="oooc:=IF([.S25]&lt;&gt;0;STANDARDIZE([.S25];[.S$30];[.S$29])+2.5;&quot;&quot;)" office:value-type="float" office:value="1.63289773970027">
            <text:p>1.63</text:p>
          </table:table-cell>
          <table:table-cell table:formula="oooc:=IF([.T25]&lt;&gt;0;STANDARDIZE([.T25];[.T$30];[.T$29])+2.5;&quot;&quot;)">
            <text:p/>
          </table:table-cell>
          <table:table-cell table:formula="oooc:=IF([.U25]&lt;&gt;0;STANDARDIZE([.U25];[.U$30];[.U$29])+2.5;&quot;&quot;)" office:value-type="float" office:value="2.90127134169952">
            <text:p>2.90</text:p>
          </table:table-cell>
          <table:table-cell table:formula="oooc:=IF([.V25]&lt;&gt;0;STANDARDIZE([.V25];[.V$30];[.V$29])+2.5;&quot;&quot;)" office:value-type="float" office:value="1.42034661199056">
            <text:p>1.42</text:p>
          </table:table-cell>
          <table:table-cell table:formula="oooc:=IF([.W25]&lt;&gt;0;STANDARDIZE([.W25];[.W$30];[.W$29])+2.5;&quot;&quot;)">
            <text:p/>
          </table:table-cell>
          <table:table-cell table:formula="oooc:=IF([.X25]&lt;&gt;0;STANDARDIZE([.X25];[.X$30];[.X$29])+2.5;&quot;&quot;)" office:value-type="float" office:value="1.78897654243725">
            <text:p>1.79</text:p>
          </table:table-cell>
          <table:table-cell table:formula="oooc:=IF([.Y25]&lt;&gt;0;STANDARDIZE([.Y25];[.Y$30];[.Y$29])+2.5;&quot;&quot;)" office:value-type="float" office:value="1.54552758156579">
            <text:p>1.55</text:p>
          </table:table-cell>
          <table:table-cell table:formula="oooc:=IF([.Z25]&lt;&gt;0;STANDARDIZE([.Z25];[.Z$30];[.Z$29])+2.5;&quot;&quot;)">
            <text:p/>
          </table:table-cell>
          <table:table-cell table:formula="oooc:=IF([.AA25]&lt;&gt;0;STANDARDIZE([.AA25];[.AA$30];[.AA$29])+2.5;&quot;&quot;)" office:value-type="float" office:value="3.20703683640363">
            <text:p>3.21</text:p>
          </table:table-cell>
          <table:table-cell table:formula="oooc:=IF([.AB25]&lt;&gt;0;STANDARDIZE([.AB25];[.AB$30];[.AB$29])+2.5;&quot;&quot;)">
            <text:p/>
          </table:table-cell>
          <table:table-cell table:formula="oooc:=IF([.AC25]&lt;&gt;0;STANDARDIZE([.AC25];[.AC$30];[.AC$29])+2.5;&quot;&quot;)">
            <text:p/>
          </table:table-cell>
          <table:table-cell table:formula="oooc:=IF([.AD25]&lt;&gt;0;STANDARDIZE([.AD25];[.AD$30];[.AD$29])+2.5;&quot;&quot;)">
            <text:p/>
          </table:table-cell>
          <table:table-cell table:formula="oooc:=IF([.AE25]&lt;&gt;0;STANDARDIZE([.AE25];[.AE$30];[.AE$29])+2.5;&quot;&quot;)" office:value-type="float" office:value="1.69624182670077">
            <text:p>1.70</text:p>
          </table:table-cell>
          <table:table-cell table:formula="oooc:=IF([.AF25]&lt;&gt;0;STANDARDIZE([.AF25];[.AF$30];[.AF$29])+2.5;&quot;&quot;)" office:value-type="float" office:value="2.34495658176349">
            <text:p>2.34</text:p>
          </table:table-cell>
          <table:table-cell table:formula="oooc:=IF([.AG25]&lt;&gt;0;STANDARDIZE([.AG25];[.AG$30];[.AG$29])+2.5;&quot;&quot;)" office:value-type="float" office:value="3.59123371793336">
            <text:p>3.59</text:p>
          </table:table-cell>
          <table:table-cell table:formula="oooc:=IF([.AH25]&lt;&gt;0;STANDARDIZE([.AH25];[.AH$30];[.AH$29])+2.5;&quot;&quot;)">
            <text:p/>
          </table:table-cell>
          <table:table-cell table:formula="oooc:=IF([.AI25]&lt;&gt;0;STANDARDIZE([.AI25];[.AI$30];[.AI$29])+2.5;&quot;&quot;)" office:value-type="float" office:value="1.79148163625425">
            <text:p>1.79</text:p>
          </table:table-cell>
          <table:table-cell table:formula="oooc:=IF([.AJ25]&lt;&gt;0;STANDARDIZE([.AJ25];[.AJ$30];[.AJ$29])+2.5;&quot;&quot;)" office:value-type="float" office:value="1.99557358815931">
            <text:p>2.00</text:p>
          </table:table-cell>
          <table:table-cell table:formula="oooc:=IF([.AK25]&lt;&gt;0;STANDARDIZE([.AK25];[.AK$30];[.AK$29])+2.5;&quot;&quot;)" office:value-type="float" office:value="1.69808135477155">
            <text:p>1.70</text:p>
          </table:table-cell>
          <table:table-cell table:formula="oooc:=IF([.AL25]&lt;&gt;0;STANDARDIZE([.AL25];[.AL$30];[.AL$29])+2.5;&quot;&quot;)" office:value-type="float" office:value="2.04334470613964">
            <text:p>2.04</text:p>
          </table:table-cell>
          <table:table-cell office:value-type="string">
            <text:p>Chile</text:p>
          </table:table-cell>
          <table:table-cell office:value-type="string">
            <text:p>Cabernet Sauvignon</text:p>
          </table:table-cell>
          <table:table-cell office:value-type="string">
            <text:p>red</text:p>
          </table:table-cell>
          <table:table-cell table:style-name="ce40"/>
          <table:table-cell table:style-name="ce27" table:number-columns-repeated="3"/>
          <table:table-cell table:style-name="ce31"/>
          <table:table-cell table:style-name="ce87"/>
          <table:table-cell table:style-name="ce31"/>
          <table:table-cell table:style-name="ce87"/>
          <table:table-cell table:style-name="ce31"/>
          <table:table-cell table:number-columns-repeated="45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Wilhelm</text:p>
          </table:table-cell>
          <table:table-cell table:formula="oooc:=IF([.E26]&lt;&gt;0;STANDARDIZE([.E26];[.E$30];[.E$29])+2.5;&quot;&quot;)" office:value-type="float" office:value="3.50077637698942">
            <text:p>3.50</text:p>
          </table:table-cell>
          <table:table-cell table:formula="oooc:=IF([.F26]&lt;&gt;0;STANDARDIZE([.F26];[.F$30];[.F$29])+2.5;&quot;&quot;)" office:value-type="float" office:value="1.85300336077937">
            <text:p>1.85</text:p>
          </table:table-cell>
          <table:table-cell table:formula="oooc:=IF([.G26]&lt;&gt;0;STANDARDIZE([.G26];[.G$30];[.G$29])+2.5;&quot;&quot;)">
            <text:p/>
          </table:table-cell>
          <table:table-cell table:formula="oooc:=IF([.H26]&lt;&gt;0;STANDARDIZE([.H26];[.H$30];[.H$29])+2.5;&quot;&quot;)" office:value-type="float" office:value="3.88253671451802">
            <text:p>3.88</text:p>
          </table:table-cell>
          <table:table-cell table:formula="oooc:=IF([.I26]&lt;&gt;0;STANDARDIZE([.I26];[.I$30];[.I$29])+2.5;&quot;&quot;)" office:value-type="float" office:value="1.60103036811275">
            <text:p>1.60</text:p>
          </table:table-cell>
          <table:table-cell table:formula="oooc:=IF([.J26]&lt;&gt;0;STANDARDIZE([.J26];[.J$30];[.J$29])+2.5;&quot;&quot;)" office:value-type="float" office:value="1.25064976056074">
            <text:p>1.25</text:p>
          </table:table-cell>
          <table:table-cell table:formula="oooc:=IF([.K26]&lt;&gt;0;STANDARDIZE([.K26];[.K$30];[.K$29])+2.5;&quot;&quot;)" office:value-type="float" office:value="1.35061036557846">
            <text:p>1.35</text:p>
          </table:table-cell>
          <table:table-cell table:formula="oooc:=IF([.L26]&lt;&gt;0;STANDARDIZE([.L26];[.L$30];[.L$29])+2.5;&quot;&quot;)">
            <text:p/>
          </table:table-cell>
          <table:table-cell table:formula="oooc:=IF([.M26]&lt;&gt;0;STANDARDIZE([.M26];[.M$30];[.M$29])+2.5;&quot;&quot;)">
            <text:p/>
          </table:table-cell>
          <table:table-cell table:formula="oooc:=IF([.N26]&lt;&gt;0;STANDARDIZE([.N26];[.N$30];[.N$29])+2.5;&quot;&quot;)">
            <text:p/>
          </table:table-cell>
          <table:table-cell table:formula="oooc:=IF([.O26]&lt;&gt;0;STANDARDIZE([.O26];[.O$30];[.O$29])+2.5;&quot;&quot;)">
            <text:p/>
          </table:table-cell>
          <table:table-cell table:formula="oooc:=IF([.P26]&lt;&gt;0;STANDARDIZE([.P26];[.P$30];[.P$29])+2.5;&quot;&quot;)">
            <text:p/>
          </table:table-cell>
          <table:table-cell table:formula="oooc:=IF([.Q26]&lt;&gt;0;STANDARDIZE([.Q26];[.Q$30];[.Q$29])+2.5;&quot;&quot;)">
            <text:p/>
          </table:table-cell>
          <table:table-cell table:formula="oooc:=IF([.R26]&lt;&gt;0;STANDARDIZE([.R26];[.R$30];[.R$29])+2.5;&quot;&quot;)">
            <text:p/>
          </table:table-cell>
          <table:table-cell table:formula="oooc:=IF([.S26]&lt;&gt;0;STANDARDIZE([.S26];[.S$30];[.S$29])+2.5;&quot;&quot;)">
            <text:p/>
          </table:table-cell>
          <table:table-cell table:formula="oooc:=IF([.T26]&lt;&gt;0;STANDARDIZE([.T26];[.T$30];[.T$29])+2.5;&quot;&quot;)">
            <text:p/>
          </table:table-cell>
          <table:table-cell table:formula="oooc:=IF([.U26]&lt;&gt;0;STANDARDIZE([.U26];[.U$30];[.U$29])+2.5;&quot;&quot;)">
            <text:p/>
          </table:table-cell>
          <table:table-cell table:formula="oooc:=IF([.V26]&lt;&gt;0;STANDARDIZE([.V26];[.V$30];[.V$29])+2.5;&quot;&quot;)" office:value-type="float" office:value="2.20081894067208">
            <text:p>2.20</text:p>
          </table:table-cell>
          <table:table-cell table:formula="oooc:=IF([.W26]&lt;&gt;0;STANDARDIZE([.W26];[.W$30];[.W$29])+2.5;&quot;&quot;)">
            <text:p/>
          </table:table-cell>
          <table:table-cell table:formula="oooc:=IF([.X26]&lt;&gt;0;STANDARDIZE([.X26];[.X$30];[.X$29])+2.5;&quot;&quot;)" office:value-type="float" office:value="2.92661407453765">
            <text:p>2.93</text:p>
          </table:table-cell>
          <table:table-cell table:formula="oooc:=IF([.Y26]&lt;&gt;0;STANDARDIZE([.Y26];[.Y$30];[.Y$29])+2.5;&quot;&quot;)">
            <text:p/>
          </table:table-cell>
          <table:table-cell table:formula="oooc:=IF([.Z26]&lt;&gt;0;STANDARDIZE([.Z26];[.Z$30];[.Z$29])+2.5;&quot;&quot;)">
            <text:p/>
          </table:table-cell>
          <table:table-cell table:formula="oooc:=IF([.AA26]&lt;&gt;0;STANDARDIZE([.AA26];[.AA$30];[.AA$29])+2.5;&quot;&quot;)" office:value-type="float" office:value="2.6488498602955">
            <text:p>2.65</text:p>
          </table:table-cell>
          <table:table-cell table:formula="oooc:=IF([.AB26]&lt;&gt;0;STANDARDIZE([.AB26];[.AB$30];[.AB$29])+2.5;&quot;&quot;)">
            <text:p/>
          </table:table-cell>
          <table:table-cell table:formula="oooc:=IF([.AC26]&lt;&gt;0;STANDARDIZE([.AC26];[.AC$30];[.AC$29])+2.5;&quot;&quot;)">
            <text:p/>
          </table:table-cell>
          <table:table-cell table:formula="oooc:=IF([.AD26]&lt;&gt;0;STANDARDIZE([.AD26];[.AD$30];[.AD$29])+2.5;&quot;&quot;)">
            <text:p/>
          </table:table-cell>
          <table:table-cell table:formula="oooc:=IF([.AE26]&lt;&gt;0;STANDARDIZE([.AE26];[.AE$30];[.AE$29])+2.5;&quot;&quot;)" office:value-type="float" office:value="3.09224286453627">
            <text:p>3.09</text:p>
          </table:table-cell>
          <table:table-cell table:formula="oooc:=IF([.AF26]&lt;&gt;0;STANDARDIZE([.AF26];[.AF$30];[.AF$29])+2.5;&quot;&quot;)" office:value-type="float" office:value="2.34495658176349">
            <text:p>2.34</text:p>
          </table:table-cell>
          <table:table-cell table:formula="oooc:=IF([.AG26]&lt;&gt;0;STANDARDIZE([.AG26];[.AG$30];[.AG$29])+2.5;&quot;&quot;)" office:value-type="float" office:value="1.54184356474144">
            <text:p>1.54</text:p>
          </table:table-cell>
          <table:table-cell table:formula="oooc:=IF([.AH26]&lt;&gt;0;STANDARDIZE([.AH26];[.AH$30];[.AH$29])+2.5;&quot;&quot;)">
            <text:p/>
          </table:table-cell>
          <table:table-cell table:formula="oooc:=IF([.AI26]&lt;&gt;0;STANDARDIZE([.AI26];[.AI$30];[.AI$29])+2.5;&quot;&quot;)">
            <text:p/>
          </table:table-cell>
          <table:table-cell table:formula="oooc:=IF([.AJ26]&lt;&gt;0;STANDARDIZE([.AJ26];[.AJ$30];[.AJ$29])+2.5;&quot;&quot;)" office:value-type="float" office:value="2.32730778845142">
            <text:p>2.33</text:p>
          </table:table-cell>
          <table:table-cell table:formula="oooc:=IF([.AK26]&lt;&gt;0;STANDARDIZE([.AK26];[.AK$30];[.AK$29])+2.5;&quot;&quot;)" office:value-type="float" office:value="2.66849891684549">
            <text:p>2.67</text:p>
          </table:table-cell>
          <table:table-cell table:formula="oooc:=IF([.AL26]&lt;&gt;0;STANDARDIZE([.AL26];[.AL$30];[.AL$29])+2.5;&quot;&quot;)" office:value-type="float" office:value="2.32748854730812">
            <text:p>2.33</text:p>
          </table:table-cell>
          <table:table-cell office:value-type="string">
            <text:p>US</text:p>
          </table:table-cell>
          <table:table-cell office:value-type="string">
            <text:p>Wilhelm Red</text:p>
          </table:table-cell>
          <table:table-cell office:value-type="string">
            <text:p>Sweet/Sparkling</text:p>
          </table:table-cell>
          <table:table-cell table:style-name="ce40"/>
          <table:table-cell table:style-name="ce27" table:number-columns-repeated="3"/>
          <table:table-cell table:style-name="ce31"/>
          <table:table-cell table:style-name="ce20"/>
          <table:table-cell table:style-name="ce31"/>
          <table:table-cell table:style-name="ce20"/>
          <table:table-cell table:style-name="ce31"/>
          <table:table-cell table:number-columns-repeated="45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German Gilabert</text:p>
          </table:table-cell>
          <table:table-cell table:formula="oooc:=IF([.E27]&lt;&gt;0;STANDARDIZE([.E27];[.E$30];[.E$29])+2.5;&quot;&quot;)" office:value-type="float" office:value="4.04998292533728">
            <text:p>4.05</text:p>
          </table:table-cell>
          <table:table-cell table:formula="oooc:=IF([.F27]&lt;&gt;0;STANDARDIZE([.F27];[.F$30];[.F$29])+2.5;&quot;&quot;)" office:value-type="float" office:value="3.79399327844126">
            <text:p>3.79</text:p>
          </table:table-cell>
          <table:table-cell table:formula="oooc:=IF([.G27]&lt;&gt;0;STANDARDIZE([.G27];[.G$30];[.G$29])+2.5;&quot;&quot;)">
            <text:p/>
          </table:table-cell>
          <table:table-cell table:formula="oooc:=IF([.H27]&lt;&gt;0;STANDARDIZE([.H27];[.H$30];[.H$29])+2.5;&quot;&quot;)" office:value-type="float" office:value="3.88253671451802">
            <text:p>3.88</text:p>
          </table:table-cell>
          <table:table-cell table:formula="oooc:=IF([.I27]&lt;&gt;0;STANDARDIZE([.I27];[.I$30];[.I$29])+2.5;&quot;&quot;)" office:value-type="float" office:value="1.94118103963766">
            <text:p>1.94</text:p>
          </table:table-cell>
          <table:table-cell table:formula="oooc:=IF([.J27]&lt;&gt;0;STANDARDIZE([.J27];[.J$30];[.J$29])+2.5;&quot;&quot;)">
            <text:p/>
          </table:table-cell>
          <table:table-cell table:formula="oooc:=IF([.K27]&lt;&gt;0;STANDARDIZE([.K27];[.K$30];[.K$29])+2.5;&quot;&quot;)" office:value-type="float" office:value="2.20996710159456">
            <text:p>2.21</text:p>
          </table:table-cell>
          <table:table-cell table:formula="oooc:=IF([.L27]&lt;&gt;0;STANDARDIZE([.L27];[.L$30];[.L$29])+2.5;&quot;&quot;)">
            <text:p/>
          </table:table-cell>
          <table:table-cell table:formula="oooc:=IF([.M27]&lt;&gt;0;STANDARDIZE([.M27];[.M$30];[.M$29])+2.5;&quot;&quot;)">
            <text:p/>
          </table:table-cell>
          <table:table-cell table:formula="oooc:=IF([.N27]&lt;&gt;0;STANDARDIZE([.N27];[.N$30];[.N$29])+2.5;&quot;&quot;)">
            <text:p/>
          </table:table-cell>
          <table:table-cell table:formula="oooc:=IF([.O27]&lt;&gt;0;STANDARDIZE([.O27];[.O$30];[.O$29])+2.5;&quot;&quot;)">
            <text:p/>
          </table:table-cell>
          <table:table-cell table:formula="oooc:=IF([.P27]&lt;&gt;0;STANDARDIZE([.P27];[.P$30];[.P$29])+2.5;&quot;&quot;)">
            <text:p/>
          </table:table-cell>
          <table:table-cell table:formula="oooc:=IF([.Q27]&lt;&gt;0;STANDARDIZE([.Q27];[.Q$30];[.Q$29])+2.5;&quot;&quot;)">
            <text:p/>
          </table:table-cell>
          <table:table-cell table:formula="oooc:=IF([.R27]&lt;&gt;0;STANDARDIZE([.R27];[.R$30];[.R$29])+2.5;&quot;&quot;)" office:value-type="float" office:value="1.19069265858405">
            <text:p>1.19</text:p>
          </table:table-cell>
          <table:table-cell table:formula="oooc:=IF([.S27]&lt;&gt;0;STANDARDIZE([.S27];[.S$30];[.S$29])+2.5;&quot;&quot;)" office:value-type="float" office:value="1.63289773970027">
            <text:p>1.63</text:p>
          </table:table-cell>
          <table:table-cell table:formula="oooc:=IF([.T27]&lt;&gt;0;STANDARDIZE([.T27];[.T$30];[.T$29])+2.5;&quot;&quot;)">
            <text:p/>
          </table:table-cell>
          <table:table-cell table:formula="oooc:=IF([.U27]&lt;&gt;0;STANDARDIZE([.U27];[.U$30];[.U$29])+2.5;&quot;&quot;)" office:value-type="float" office:value="1.74045067464019">
            <text:p>1.74</text:p>
          </table:table-cell>
          <table:table-cell table:formula="oooc:=IF([.V27]&lt;&gt;0;STANDARDIZE([.V27];[.V$30];[.V$29])+2.5;&quot;&quot;)" office:value-type="float" office:value="1.03011044764979">
            <text:p>1.03</text:p>
          </table:table-cell>
          <table:table-cell table:formula="oooc:=IF([.W27]&lt;&gt;0;STANDARDIZE([.W27];[.W$30];[.W$29])+2.5;&quot;&quot;)" office:value-type="float" office:value="2.10578661324093">
            <text:p>2.11</text:p>
          </table:table-cell>
          <table:table-cell table:formula="oooc:=IF([.X27]&lt;&gt;0;STANDARDIZE([.X27];[.X$30];[.X$29])+2.5;&quot;&quot;)" office:value-type="float" office:value="4.74683412589829">
            <text:p>4.75</text:p>
          </table:table-cell>
          <table:table-cell table:formula="oooc:=IF([.Y27]&lt;&gt;0;STANDARDIZE([.Y27];[.Y$30];[.Y$29])+2.5;&quot;&quot;)" office:value-type="float" office:value="2.75755604941875">
            <text:p>2.76</text:p>
          </table:table-cell>
          <table:table-cell table:formula="oooc:=IF([.Z27]&lt;&gt;0;STANDARDIZE([.Z27];[.Z$30];[.Z$29])+2.5;&quot;&quot;)">
            <text:p/>
          </table:table-cell>
          <table:table-cell table:formula="oooc:=IF([.AA27]&lt;&gt;0;STANDARDIZE([.AA27];[.AA$30];[.AA$29])+2.5;&quot;&quot;)" office:value-type="float" office:value="4.32341078861989">
            <text:p>4.32</text:p>
          </table:table-cell>
          <table:table-cell table:formula="oooc:=IF([.AB27]&lt;&gt;0;STANDARDIZE([.AB27];[.AB$30];[.AB$29])+2.5;&quot;&quot;)">
            <text:p/>
          </table:table-cell>
          <table:table-cell table:formula="oooc:=IF([.AC27]&lt;&gt;0;STANDARDIZE([.AC27];[.AC$30];[.AC$29])+2.5;&quot;&quot;)">
            <text:p/>
          </table:table-cell>
          <table:table-cell table:formula="oooc:=IF([.AD27]&lt;&gt;0;STANDARDIZE([.AD27];[.AD$30];[.AD$29])+2.5;&quot;&quot;)">
            <text:p/>
          </table:table-cell>
          <table:table-cell table:formula="oooc:=IF([.AE27]&lt;&gt;0;STANDARDIZE([.AE27];[.AE$30];[.AE$29])+2.5;&quot;&quot;)" office:value-type="float" office:value="3.09224286453627">
            <text:p>3.09</text:p>
          </table:table-cell>
          <table:table-cell table:formula="oooc:=IF([.AF27]&lt;&gt;0;STANDARDIZE([.AF27];[.AF$30];[.AF$29])+2.5;&quot;&quot;)" office:value-type="float" office:value="3.58530392765557">
            <text:p>3.59</text:p>
          </table:table-cell>
          <table:table-cell table:formula="oooc:=IF([.AG27]&lt;&gt;0;STANDARDIZE([.AG27];[.AG$30];[.AG$29])+2.5;&quot;&quot;)" office:value-type="float" office:value="2.38023044559268">
            <text:p>2.38</text:p>
          </table:table-cell>
          <table:table-cell table:formula="oooc:=IF([.AH27]&lt;&gt;0;STANDARDIZE([.AH27];[.AH$30];[.AH$29])+2.5;&quot;&quot;)">
            <text:p/>
          </table:table-cell>
          <table:table-cell table:formula="oooc:=IF([.AI27]&lt;&gt;0;STANDARDIZE([.AI27];[.AI$30];[.AI$29])+2.5;&quot;&quot;)">
            <text:p/>
          </table:table-cell>
          <table:table-cell table:formula="oooc:=IF([.AJ27]&lt;&gt;0;STANDARDIZE([.AJ27];[.AJ$30];[.AJ$29])+2.5;&quot;&quot;)" office:value-type="float" office:value="2.62218263315551">
            <text:p>2.62</text:p>
          </table:table-cell>
          <table:table-cell table:formula="oooc:=IF([.AK27]&lt;&gt;0;STANDARDIZE([.AK27];[.AK$30];[.AK$29])+2.5;&quot;&quot;)" office:value-type="float" office:value="2.69208545481257">
            <text:p>2.69</text:p>
          </table:table-cell>
          <table:table-cell table:formula="oooc:=IF([.AL27]&lt;&gt;0;STANDARDIZE([.AL27];[.AL$30];[.AL$29])+2.5;&quot;&quot;)" office:value-type="float" office:value="2.52537443669332">
            <text:p>2.53</text:p>
          </table:table-cell>
          <table:table-cell office:value-type="string">
            <text:p>Spain</text:p>
          </table:table-cell>
          <table:table-cell office:value-type="string">
            <text:p>Cava</text:p>
          </table:table-cell>
          <table:table-cell office:value-type="string">
            <text:p>Sweet/Sparkling</text:p>
          </table:table-cell>
          <table:table-cell table:style-name="ce40"/>
          <table:table-cell table:style-name="ce27" table:number-columns-repeated="3"/>
          <table:table-cell table:style-name="ce31"/>
          <table:table-cell table:style-name="ce20"/>
          <table:table-cell table:style-name="ce31"/>
          <table:table-cell table:style-name="ce20"/>
          <table:table-cell table:style-name="ce31"/>
          <table:table-cell table:number-columns-repeated="45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Ferrante</text:p>
          </table:table-cell>
          <table:table-cell table:formula="oooc:=IF([.E28]&lt;&gt;0;STANDARDIZE([.E28];[.E$30];[.E$29])+2.5;&quot;&quot;)">
            <text:p/>
          </table:table-cell>
          <table:table-cell table:formula="oooc:=IF([.F28]&lt;&gt;0;STANDARDIZE([.F28];[.F$30];[.F$29])+2.5;&quot;&quot;)" office:value-type="float" office:value="1.52950504116905">
            <text:p>1.53</text:p>
          </table:table-cell>
          <table:table-cell table:formula="oooc:=IF([.G28]&lt;&gt;0;STANDARDIZE([.G28];[.G$30];[.G$29])+2.5;&quot;&quot;)">
            <text:p/>
          </table:table-cell>
          <table:table-cell table:formula="oooc:=IF([.H28]&lt;&gt;0;STANDARDIZE([.H28];[.H$30];[.H$29])+2.5;&quot;&quot;)">
            <text:p/>
          </table:table-cell>
          <table:table-cell table:formula="oooc:=IF([.I28]&lt;&gt;0;STANDARDIZE([.I28];[.I$30];[.I$29])+2.5;&quot;&quot;)" office:value-type="float" office:value="1.4309550323503">
            <text:p>1.43</text:p>
          </table:table-cell>
          <table:table-cell table:formula="oooc:=IF([.J28]&lt;&gt;0;STANDARDIZE([.J28];[.J$30];[.J$29])+2.5;&quot;&quot;)" office:value-type="float" office:value="3.0600535556107">
            <text:p>3.06</text:p>
          </table:table-cell>
          <table:table-cell table:formula="oooc:=IF([.K28]&lt;&gt;0;STANDARDIZE([.K28];[.K$30];[.K$29])+2.5;&quot;&quot;)" office:value-type="float" office:value="0.920931997570409">
            <text:p>0.92</text:p>
          </table:table-cell>
          <table:table-cell table:formula="oooc:=IF([.L28]&lt;&gt;0;STANDARDIZE([.L28];[.L$30];[.L$29])+2.5;&quot;&quot;)">
            <text:p/>
          </table:table-cell>
          <table:table-cell table:formula="oooc:=IF([.M28]&lt;&gt;0;STANDARDIZE([.M28];[.M$30];[.M$29])+2.5;&quot;&quot;)">
            <text:p/>
          </table:table-cell>
          <table:table-cell table:formula="oooc:=IF([.N28]&lt;&gt;0;STANDARDIZE([.N28];[.N$30];[.N$29])+2.5;&quot;&quot;)">
            <text:p/>
          </table:table-cell>
          <table:table-cell table:formula="oooc:=IF([.O28]&lt;&gt;0;STANDARDIZE([.O28];[.O$30];[.O$29])+2.5;&quot;&quot;)">
            <text:p/>
          </table:table-cell>
          <table:table-cell table:formula="oooc:=IF([.P28]&lt;&gt;0;STANDARDIZE([.P28];[.P$30];[.P$29])+2.5;&quot;&quot;)">
            <text:p/>
          </table:table-cell>
          <table:table-cell table:formula="oooc:=IF([.Q28]&lt;&gt;0;STANDARDIZE([.Q28];[.Q$30];[.Q$29])+2.5;&quot;&quot;)">
            <text:p/>
          </table:table-cell>
          <table:table-cell table:formula="oooc:=IF([.R28]&lt;&gt;0;STANDARDIZE([.R28];[.R$30];[.R$29])+2.5;&quot;&quot;)" office:value-type="float" office:value="1.84534632929202">
            <text:p>1.85</text:p>
          </table:table-cell>
          <table:table-cell table:formula="oooc:=IF([.S28]&lt;&gt;0;STANDARDIZE([.S28];[.S$30];[.S$29])+2.5;&quot;&quot;)">
            <text:p/>
          </table:table-cell>
          <table:table-cell table:formula="oooc:=IF([.T28]&lt;&gt;0;STANDARDIZE([.T28];[.T$30];[.T$29])+2.5;&quot;&quot;)">
            <text:p/>
          </table:table-cell>
          <table:table-cell table:formula="oooc:=IF([.U28]&lt;&gt;0;STANDARDIZE([.U28];[.U$30];[.U$29])+2.5;&quot;&quot;)">
            <text:p/>
          </table:table-cell>
          <table:table-cell table:formula="oooc:=IF([.V28]&lt;&gt;0;STANDARDIZE([.V28];[.V$30];[.V$29])+2.5;&quot;&quot;)">
            <text:p/>
          </table:table-cell>
          <table:table-cell table:formula="oooc:=IF([.W28]&lt;&gt;0;STANDARDIZE([.W28];[.W$30];[.W$29])+2.5;&quot;&quot;)">
            <text:p/>
          </table:table-cell>
          <table:table-cell table:formula="oooc:=IF([.X28]&lt;&gt;0;STANDARDIZE([.X28];[.X$30];[.X$29])+2.5;&quot;&quot;)" office:value-type="float" office:value="3.38166908737781">
            <text:p>3.38</text:p>
          </table:table-cell>
          <table:table-cell table:formula="oooc:=IF([.Y28]&lt;&gt;0;STANDARDIZE([.Y28];[.Y$30];[.Y$29])+2.5;&quot;&quot;)" office:value-type="float" office:value="3.8180809587901">
            <text:p>3.82</text:p>
          </table:table-cell>
          <table:table-cell table:formula="oooc:=IF([.Z28]&lt;&gt;0;STANDARDIZE([.Z28];[.Z$30];[.Z$29])+2.5;&quot;&quot;)">
            <text:p/>
          </table:table-cell>
          <table:table-cell table:formula="oooc:=IF([.AA28]&lt;&gt;0;STANDARDIZE([.AA28];[.AA$30];[.AA$29])+2.5;&quot;&quot;)" office:value-type="float" office:value="1.81156939613331">
            <text:p>1.81</text:p>
          </table:table-cell>
          <table:table-cell table:formula="oooc:=IF([.AB28]&lt;&gt;0;STANDARDIZE([.AB28];[.AB$30];[.AB$29])+2.5;&quot;&quot;)">
            <text:p/>
          </table:table-cell>
          <table:table-cell table:formula="oooc:=IF([.AC28]&lt;&gt;0;STANDARDIZE([.AC28];[.AC$30];[.AC$29])+2.5;&quot;&quot;)">
            <text:p/>
          </table:table-cell>
          <table:table-cell table:formula="oooc:=IF([.AD28]&lt;&gt;0;STANDARDIZE([.AD28];[.AD$30];[.AD$29])+2.5;&quot;&quot;)">
            <text:p/>
          </table:table-cell>
          <table:table-cell table:formula="oooc:=IF([.AE28]&lt;&gt;0;STANDARDIZE([.AE28];[.AE$30];[.AE$29])+2.5;&quot;&quot;)" office:value-type="float" office:value="1.69624182670077">
            <text:p>1.70</text:p>
          </table:table-cell>
          <table:table-cell table:formula="oooc:=IF([.AF28]&lt;&gt;0;STANDARDIZE([.AF28];[.AF$30];[.AF$29])+2.5;&quot;&quot;)">
            <text:p/>
          </table:table-cell>
          <table:table-cell table:formula="oooc:=IF([.AG28]&lt;&gt;0;STANDARDIZE([.AG28];[.AG$30];[.AG$29])+2.5;&quot;&quot;)" office:value-type="float" office:value="0.88976487963492">
            <text:p>0.89</text:p>
          </table:table-cell>
          <table:table-cell table:formula="oooc:=IF([.AH28]&lt;&gt;0;STANDARDIZE([.AH28];[.AH$30];[.AH$29])+2.5;&quot;&quot;)">
            <text:p/>
          </table:table-cell>
          <table:table-cell table:formula="oooc:=IF([.AI28]&lt;&gt;0;STANDARDIZE([.AI28];[.AI$30];[.AI$29])+2.5;&quot;&quot;)">
            <text:p/>
          </table:table-cell>
          <table:table-cell table:formula="oooc:=IF([.AJ28]&lt;&gt;0;STANDARDIZE([.AJ28];[.AJ$30];[.AJ$29])+2.5;&quot;&quot;)" office:value-type="float" office:value="1.56063319222077">
            <text:p>1.56</text:p>
          </table:table-cell>
          <table:table-cell table:formula="oooc:=IF([.AK28]&lt;&gt;0;STANDARDIZE([.AK28];[.AK$30];[.AK$29])+2.5;&quot;&quot;)" office:value-type="float" office:value="2.57415276497719">
            <text:p>2.57</text:p>
          </table:table-cell>
          <table:table-cell table:formula="oooc:=IF([.AL28]&lt;&gt;0;STANDARDIZE([.AL28];[.AL$30];[.AL$29])+2.5;&quot;&quot;)" office:value-type="float" office:value="1.28325993101393">
            <text:p>1.28</text:p>
          </table:table-cell>
          <table:table-cell office:value-type="string">
            <text:p>US</text:p>
          </table:table-cell>
          <table:table-cell office:value-type="string">
            <text:p>Cabernet Franc</text:p>
          </table:table-cell>
          <table:table-cell office:value-type="string">
            <text:p>Sweet/Sparkling</text:p>
          </table:table-cell>
          <table:table-cell table:style-name="ce40"/>
          <table:table-cell table:style-name="ce27" table:number-columns-repeated="3"/>
          <table:table-cell table:style-name="ce31"/>
          <table:table-cell table:style-name="ce20"/>
          <table:table-cell table:style-name="ce31"/>
          <table:table-cell table:style-name="ce20"/>
          <table:table-cell table:style-name="ce31"/>
          <table:table-cell table:number-columns-repeated="45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Std Dev</text:p>
          </table:table-cell>
          <table:table-cell table:formula="oooc:=STDEV([.E38:.E56])" office:value-type="float" office:value="1">
            <text:p>1.00</text:p>
          </table:table-cell>
          <table:table-cell table:formula="oooc:=STDEV([.F38:.F56])" office:value-type="float" office:value="1">
            <text:p>1.00</text:p>
          </table:table-cell>
          <table:table-cell table:formula="oooc:=STDEV([.G38:.G56])" office:value-type="float" office:value="1">
            <text:p>1.00</text:p>
          </table:table-cell>
          <table:table-cell table:formula="oooc:=STDEV([.H38:.H56])" office:value-type="float" office:value="1">
            <text:p>1.00</text:p>
          </table:table-cell>
          <table:table-cell table:formula="oooc:=STDEV([.I38:.I56])" office:value-type="float" office:value="1">
            <text:p>1.00</text:p>
          </table:table-cell>
          <table:table-cell table:formula="oooc:=STDEV([.J38:.J56])" office:value-type="float" office:value="1">
            <text:p>1.00</text:p>
          </table:table-cell>
          <table:table-cell table:formula="oooc:=STDEV([.K38:.K56])" office:value-type="float" office:value="1">
            <text:p>1.00</text:p>
          </table:table-cell>
          <table:table-cell table:formula="oooc:=STDEV([.L38:.L56])" office:value-type="float" office:value="1">
            <text:p>1.00</text:p>
          </table:table-cell>
          <table:table-cell table:formula="oooc:=STDEV([.M38:.M56])" office:value-type="float" office:value="1">
            <text:p>1.00</text:p>
          </table:table-cell>
          <table:table-cell table:formula="oooc:=STDEV([.N38:.N56])" office:value-type="float" office:value="1">
            <text:p>1.00</text:p>
          </table:table-cell>
          <table:table-cell table:formula="oooc:=STDEV([.O38:.O56])" office:value-type="float" office:value="1">
            <text:p>1.00</text:p>
          </table:table-cell>
          <table:table-cell table:formula="oooc:=STDEV([.P38:.P56])" office:value-type="float" office:value="1">
            <text:p>1.00</text:p>
          </table:table-cell>
          <table:table-cell table:formula="oooc:=STDEV([.Q38:.Q56])" office:value-type="float" office:value="1">
            <text:p>1.00</text:p>
          </table:table-cell>
          <table:table-cell table:formula="oooc:=STDEV([.R38:.R56])" office:value-type="float" office:value="1">
            <text:p>1.00</text:p>
          </table:table-cell>
          <table:table-cell table:formula="oooc:=STDEV([.S38:.S56])" office:value-type="float" office:value="1">
            <text:p>1.00</text:p>
          </table:table-cell>
          <table:table-cell table:formula="oooc:=STDEV([.T38:.T56])" office:value-type="float" office:value="1">
            <text:p>1.00</text:p>
          </table:table-cell>
          <table:table-cell table:formula="oooc:=STDEV([.U38:.U56])" office:value-type="float" office:value="1">
            <text:p>1.00</text:p>
          </table:table-cell>
          <table:table-cell table:formula="oooc:=STDEV([.V38:.V56])" office:value-type="float" office:value="1">
            <text:p>1.00</text:p>
          </table:table-cell>
          <table:table-cell table:formula="oooc:=STDEV([.W38:.W56])" office:value-type="float" office:value="1">
            <text:p>1.00</text:p>
          </table:table-cell>
          <table:table-cell table:formula="oooc:=STDEV([.X38:.X56])" office:value-type="float" office:value="1">
            <text:p>1.00</text:p>
          </table:table-cell>
          <table:table-cell table:formula="oooc:=STDEV([.Y38:.Y56])" office:value-type="float" office:value="1">
            <text:p>1.00</text:p>
          </table:table-cell>
          <table:table-cell table:formula="oooc:=STDEV([.Z38:.Z56])" office:value-type="float" office:value="1">
            <text:p>1.00</text:p>
          </table:table-cell>
          <table:table-cell table:formula="oooc:=STDEV([.AA38:.AA56])" office:value-type="float" office:value="1">
            <text:p>1.00</text:p>
          </table:table-cell>
          <table:table-cell table:formula="oooc:=STDEV([.AB38:.AB56])" office:value-type="float" office:value="1">
            <text:p>1.00</text:p>
          </table:table-cell>
          <table:table-cell table:formula="oooc:=STDEV([.AC38:.AC56])" office:value-type="float" office:value="1">
            <text:p>1.00</text:p>
          </table:table-cell>
          <table:table-cell table:formula="oooc:=STDEV([.AD38:.AD56])" office:value-type="float" office:value="1">
            <text:p>1.00</text:p>
          </table:table-cell>
          <table:table-cell table:formula="oooc:=STDEV([.AE38:.AE56])" office:value-type="float" office:value="1">
            <text:p>1.00</text:p>
          </table:table-cell>
          <table:table-cell table:formula="oooc:=STDEV([.AF38:.AF56])" office:value-type="float" office:value="1">
            <text:p>1.00</text:p>
          </table:table-cell>
          <table:table-cell table:formula="oooc:=STDEV([.AG38:.AG56])" office:value-type="float" office:value="1">
            <text:p>1.00</text:p>
          </table:table-cell>
          <table:table-cell table:formula="oooc:=STDEV([.AH38:.AH56])" office:value-type="float" office:value="1">
            <text:p>1.00</text:p>
          </table:table-cell>
          <table:table-cell table:formula="oooc:=STDEV([.AI38:.AI56])" office:value-type="float" office:value="1">
            <text:p>1.00</text:p>
          </table:table-cell>
          <table:table-cell table:formula="oooc:=STDEV([.AJ38:.AJ56])" office:value-type="float" office:value="1">
            <text:p>1.00</text:p>
          </table:table-cell>
          <table:table-cell table:formula="oooc:=STDEV([.AK38:.AK56])" office:value-type="float" office:value="1">
            <text:p>1.00</text:p>
          </table:table-cell>
          <table:table-cell table:formula="oooc:=STDEV([.AL38:.AL56])" office:value-type="float" office:value="1">
            <text:p>1.00</text:p>
          </table:table-cell>
          <table:table-cell table:number-columns-repeated="3"/>
          <table:table-cell table:style-name="ce40"/>
          <table:table-cell table:style-name="ce27" table:number-columns-repeated="3"/>
          <table:table-cell table:style-name="ce31"/>
          <table:table-cell table:style-name="ce20"/>
          <table:table-cell table:style-name="ce31"/>
          <table:table-cell table:style-name="ce20"/>
          <table:table-cell table:style-name="ce31"/>
          <table:table-cell table:number-columns-repeated="45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AvgAll</text:p>
          </table:table-cell>
          <table:table-cell table:formula="oooc:=AVERAGE([.E38:.E56])" office:value-type="float" office:value="2.5">
            <text:p>2.50</text:p>
          </table:table-cell>
          <table:table-cell table:formula="oooc:=AVERAGE([.F38:.F56])" office:value-type="float" office:value="2.5">
            <text:p>2.50</text:p>
          </table:table-cell>
          <table:table-cell table:formula="oooc:=AVERAGE([.G38:.G56])" office:value-type="float" office:value="2.5">
            <text:p>2.50</text:p>
          </table:table-cell>
          <table:table-cell table:formula="oooc:=AVERAGE([.H38:.H56])" office:value-type="float" office:value="2.5">
            <text:p>2.50</text:p>
          </table:table-cell>
          <table:table-cell table:formula="oooc:=AVERAGE([.I38:.I56])" office:value-type="float" office:value="2.5">
            <text:p>2.50</text:p>
          </table:table-cell>
          <table:table-cell table:formula="oooc:=AVERAGE([.J38:.J56])" office:value-type="float" office:value="2.5">
            <text:p>2.50</text:p>
          </table:table-cell>
          <table:table-cell table:formula="oooc:=AVERAGE([.K38:.K56])" office:value-type="float" office:value="2.5">
            <text:p>2.50</text:p>
          </table:table-cell>
          <table:table-cell table:formula="oooc:=AVERAGE([.L38:.L56])" office:value-type="float" office:value="2.5">
            <text:p>2.50</text:p>
          </table:table-cell>
          <table:table-cell table:formula="oooc:=AVERAGE([.M38:.M56])" office:value-type="float" office:value="2.5">
            <text:p>2.50</text:p>
          </table:table-cell>
          <table:table-cell table:formula="oooc:=AVERAGE([.N38:.N56])" office:value-type="float" office:value="2.5">
            <text:p>2.50</text:p>
          </table:table-cell>
          <table:table-cell table:formula="oooc:=AVERAGE([.O38:.O56])" office:value-type="float" office:value="2.5">
            <text:p>2.50</text:p>
          </table:table-cell>
          <table:table-cell table:formula="oooc:=AVERAGE([.P38:.P56])" office:value-type="float" office:value="2.5">
            <text:p>2.50</text:p>
          </table:table-cell>
          <table:table-cell table:formula="oooc:=AVERAGE([.Q38:.Q56])" office:value-type="float" office:value="2.5">
            <text:p>2.50</text:p>
          </table:table-cell>
          <table:table-cell table:formula="oooc:=AVERAGE([.R38:.R56])" office:value-type="float" office:value="2.5">
            <text:p>2.50</text:p>
          </table:table-cell>
          <table:table-cell table:formula="oooc:=AVERAGE([.S38:.S56])" office:value-type="float" office:value="2.5">
            <text:p>2.50</text:p>
          </table:table-cell>
          <table:table-cell table:formula="oooc:=AVERAGE([.T38:.T56])" office:value-type="float" office:value="2.5">
            <text:p>2.50</text:p>
          </table:table-cell>
          <table:table-cell table:formula="oooc:=AVERAGE([.U38:.U56])" office:value-type="float" office:value="2.5">
            <text:p>2.50</text:p>
          </table:table-cell>
          <table:table-cell table:formula="oooc:=AVERAGE([.V38:.V56])" office:value-type="float" office:value="2.5">
            <text:p>2.50</text:p>
          </table:table-cell>
          <table:table-cell table:formula="oooc:=AVERAGE([.W38:.W56])" office:value-type="float" office:value="2.5">
            <text:p>2.50</text:p>
          </table:table-cell>
          <table:table-cell table:formula="oooc:=AVERAGE([.X38:.X56])" office:value-type="float" office:value="2.5">
            <text:p>2.50</text:p>
          </table:table-cell>
          <table:table-cell table:formula="oooc:=AVERAGE([.Y38:.Y56])" office:value-type="float" office:value="2.5">
            <text:p>2.50</text:p>
          </table:table-cell>
          <table:table-cell table:formula="oooc:=AVERAGE([.Z38:.Z56])" office:value-type="float" office:value="2.5">
            <text:p>2.50</text:p>
          </table:table-cell>
          <table:table-cell table:formula="oooc:=AVERAGE([.AA38:.AA56])" office:value-type="float" office:value="2.5">
            <text:p>2.50</text:p>
          </table:table-cell>
          <table:table-cell table:formula="oooc:=AVERAGE([.AB38:.AB56])" office:value-type="float" office:value="2.5">
            <text:p>2.50</text:p>
          </table:table-cell>
          <table:table-cell table:formula="oooc:=AVERAGE([.AC38:.AC56])" office:value-type="float" office:value="2.5">
            <text:p>2.50</text:p>
          </table:table-cell>
          <table:table-cell table:formula="oooc:=AVERAGE([.AD38:.AD56])" office:value-type="float" office:value="2.5">
            <text:p>2.50</text:p>
          </table:table-cell>
          <table:table-cell table:formula="oooc:=AVERAGE([.AE38:.AE56])" office:value-type="float" office:value="2.5">
            <text:p>2.50</text:p>
          </table:table-cell>
          <table:table-cell table:formula="oooc:=AVERAGE([.AF38:.AF56])" office:value-type="float" office:value="2.5">
            <text:p>2.50</text:p>
          </table:table-cell>
          <table:table-cell table:formula="oooc:=AVERAGE([.AG38:.AG56])" office:value-type="float" office:value="2.5">
            <text:p>2.50</text:p>
          </table:table-cell>
          <table:table-cell table:formula="oooc:=AVERAGE([.AH38:.AH56])" office:value-type="float" office:value="2.5">
            <text:p>2.50</text:p>
          </table:table-cell>
          <table:table-cell table:formula="oooc:=AVERAGE([.AI38:.AI56])" office:value-type="float" office:value="2.5">
            <text:p>2.50</text:p>
          </table:table-cell>
          <table:table-cell table:formula="oooc:=AVERAGE([.AJ38:.AJ56])" office:value-type="float" office:value="2.5">
            <text:p>2.50</text:p>
          </table:table-cell>
          <table:table-cell table:formula="oooc:=AVERAGE([.AK38:.AK56])" office:value-type="float" office:value="2.5">
            <text:p>2.50</text:p>
          </table:table-cell>
          <table:table-cell table:formula="oooc:=AVERAGE([.AL38:.AL56])" office:value-type="float" office:value="2.5">
            <text:p>2.50</text:p>
          </table:table-cell>
          <table:table-cell table:number-columns-repeated="3"/>
          <table:table-cell table:style-name="ce40"/>
          <table:table-cell table:style-name="ce27" table:number-columns-repeated="3"/>
          <table:table-cell table:style-name="ce31"/>
          <table:table-cell table:style-name="ce20"/>
          <table:table-cell table:style-name="ce31"/>
          <table:table-cell table:style-name="ce20"/>
          <table:table-cell table:style-name="ce31"/>
          <table:table-cell table:number-columns-repeated="45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AvgAlcoholFree</text:p>
          </table:table-cell>
          <table:table-cell table:formula="oooc:=IF(SUM([.E38:.E40])&lt;&gt;0;AVERAGE([.E38:.E40]);&quot;&quot;)">
            <text:p/>
          </table:table-cell>
          <table:table-cell table:formula="oooc:=IF(SUM([.F38:.F40])&lt;&gt;0;AVERAGE([.F38:.F40]);&quot;&quot;)" office:value-type="float" office:value="3.6322441186361">
            <text:p>3.63</text:p>
          </table:table-cell>
          <table:table-cell table:formula="oooc:=IF(SUM([.G38:.G40])&lt;&gt;0;AVERAGE([.G38:.G40]);&quot;&quot;)">
            <text:p/>
          </table:table-cell>
          <table:table-cell table:formula="oooc:=IF(SUM([.H38:.H40])&lt;&gt;0;AVERAGE([.H38:.H40]);&quot;&quot;)">
            <text:p/>
          </table:table-cell>
          <table:table-cell table:formula="oooc:=IF(SUM([.I38:.I40])&lt;&gt;0;AVERAGE([.I38:.I40]);&quot;&quot;)">
            <text:p/>
          </table:table-cell>
          <table:table-cell table:formula="oooc:=IF(SUM([.J38:.J40])&lt;&gt;0;AVERAGE([.J38:.J40]);&quot;&quot;)">
            <text:p/>
          </table:table-cell>
          <table:table-cell table:formula="oooc:=IF(SUM([.K38:.K40])&lt;&gt;0;AVERAGE([.K38:.K40]);&quot;&quot;)">
            <text:p/>
          </table:table-cell>
          <table:table-cell table:formula="oooc:=IF(SUM([.L38:.L40])&lt;&gt;0;AVERAGE([.L38:.L40]);&quot;&quot;)" office:value-type="float" office:value="2.5">
            <text:p>2.50</text:p>
          </table:table-cell>
          <table:table-cell table:formula="oooc:=IF(SUM([.M38:.M40])&lt;&gt;0;AVERAGE([.M38:.M40]);&quot;&quot;)">
            <text:p/>
          </table:table-cell>
          <table:table-cell table:formula="oooc:=IF(SUM([.N38:.N40])&lt;&gt;0;AVERAGE([.N38:.N40]);&quot;&quot;)" office:value-type="float" office:value="2.5">
            <text:p>2.50</text:p>
          </table:table-cell>
          <table:table-cell table:formula="oooc:=IF(SUM([.O38:.O40])&lt;&gt;0;AVERAGE([.O38:.O40]);&quot;&quot;)" office:value-type="float" office:value="2.5">
            <text:p>2.50</text:p>
          </table:table-cell>
          <table:table-cell table:formula="oooc:=IF(SUM([.P38:.P40])&lt;&gt;0;AVERAGE([.P38:.P40]);&quot;&quot;)" office:value-type="float" office:value="2.5">
            <text:p>2.50</text:p>
          </table:table-cell>
          <table:table-cell table:formula="oooc:=IF(SUM([.Q38:.Q40])&lt;&gt;0;AVERAGE([.Q38:.Q40]);&quot;&quot;)" office:value-type="float" office:value="2.5">
            <text:p>2.50</text:p>
          </table:table-cell>
          <table:table-cell table:formula="oooc:=IF(SUM([.R38:.R40])&lt;&gt;0;AVERAGE([.R38:.R40]);&quot;&quot;)">
            <text:p/>
          </table:table-cell>
          <table:table-cell table:formula="oooc:=IF(SUM([.S38:.S40])&lt;&gt;0;AVERAGE([.S38:.S40]);&quot;&quot;)">
            <text:p/>
          </table:table-cell>
          <table:table-cell table:formula="oooc:=IF(SUM([.T38:.T40])&lt;&gt;0;AVERAGE([.T38:.T40]);&quot;&quot;)" office:value-type="float" office:value="2.5">
            <text:p>2.50</text:p>
          </table:table-cell>
          <table:table-cell table:formula="oooc:=IF(SUM([.U38:.U40])&lt;&gt;0;AVERAGE([.U38:.U40]);&quot;&quot;)">
            <text:p/>
          </table:table-cell>
          <table:table-cell table:formula="oooc:=IF(SUM([.V38:.V40])&lt;&gt;0;AVERAGE([.V38:.V40]);&quot;&quot;)">
            <text:p/>
          </table:table-cell>
          <table:table-cell table:formula="oooc:=IF(SUM([.W38:.W40])&lt;&gt;0;AVERAGE([.W38:.W40]);&quot;&quot;)">
            <text:p/>
          </table:table-cell>
          <table:table-cell table:formula="oooc:=IF(SUM([.X38:.X40])&lt;&gt;0;AVERAGE([.X38:.X40]);&quot;&quot;)">
            <text:p/>
          </table:table-cell>
          <table:table-cell table:formula="oooc:=IF(SUM([.Y38:.Y40])&lt;&gt;0;AVERAGE([.Y38:.Y40]);&quot;&quot;)">
            <text:p/>
          </table:table-cell>
          <table:table-cell table:formula="oooc:=IF(SUM([.Z38:.Z40])&lt;&gt;0;AVERAGE([.Z38:.Z40]);&quot;&quot;)" office:value-type="float" office:value="2.96203745712193">
            <text:p>2.96</text:p>
          </table:table-cell>
          <table:table-cell table:formula="oooc:=IF(SUM([.AA38:.AA40])&lt;&gt;0;AVERAGE([.AA38:.AA40]);&quot;&quot;)">
            <text:p/>
          </table:table-cell>
          <table:table-cell table:formula="oooc:=IF(SUM([.AB38:.AB40])&lt;&gt;0;AVERAGE([.AB38:.AB40]);&quot;&quot;)" office:value-type="float" office:value="2.5">
            <text:p>2.50</text:p>
          </table:table-cell>
          <table:table-cell table:formula="oooc:=IF(SUM([.AC38:.AC40])&lt;&gt;0;AVERAGE([.AC38:.AC40]);&quot;&quot;)" office:value-type="float" office:value="2.5">
            <text:p>2.50</text:p>
          </table:table-cell>
          <table:table-cell table:formula="oooc:=IF(SUM([.AD38:.AD40])&lt;&gt;0;AVERAGE([.AD38:.AD40]);&quot;&quot;)" office:value-type="float" office:value="2.5">
            <text:p>2.50</text:p>
          </table:table-cell>
          <table:table-cell table:formula="oooc:=IF(SUM([.AE38:.AE40])&lt;&gt;0;AVERAGE([.AE38:.AE40]);&quot;&quot;)">
            <text:p/>
          </table:table-cell>
          <table:table-cell table:formula="oooc:=IF(SUM([.AF38:.AF40])&lt;&gt;0;AVERAGE([.AF38:.AF40]);&quot;&quot;)" office:value-type="float" office:value="2.34495658176349">
            <text:p>2.34</text:p>
          </table:table-cell>
          <table:table-cell table:formula="oooc:=IF(SUM([.AG38:.AG40])&lt;&gt;0;AVERAGE([.AG38:.AG40]);&quot;&quot;)">
            <text:p/>
          </table:table-cell>
          <table:table-cell table:formula="oooc:=IF(SUM([.AH38:.AH40])&lt;&gt;0;AVERAGE([.AH38:.AH40]);&quot;&quot;)" office:value-type="float" office:value="2.5">
            <text:p>2.50</text:p>
          </table:table-cell>
          <table:table-cell table:formula="oooc:=IF(SUM([.AI38:.AI40])&lt;&gt;0;AVERAGE([.AI38:.AI40]);&quot;&quot;)">
            <text:p/>
          </table:table-cell>
          <table:table-cell table:formula="oooc:=IF(SUM([.AJ38:.AJ40])&lt;&gt;0;AVERAGE([.AJ38:.AJ40]);&quot;&quot;)" office:value-type="float" office:value="2.93926760238059">
            <text:p>2.94</text:p>
          </table:table-cell>
          <table:table-cell table:formula="oooc:=IF(SUM([.AK38:.AK40])&lt;&gt;0;AVERAGE([.AK38:.AK40]);&quot;&quot;)" office:value-type="float" office:value="2.82259763156372">
            <text:p>2.82</text:p>
          </table:table-cell>
          <table:table-cell table:formula="oooc:=IF(SUM([.AL38:.AL40])&lt;&gt;0;AVERAGE([.AL38:.AL40]);&quot;&quot;)" office:value-type="float" office:value="3.24588203394199">
            <text:p>3.25</text:p>
          </table:table-cell>
          <table:table-cell table:number-columns-repeated="3"/>
          <table:table-cell table:style-name="ce40"/>
          <table:table-cell table:style-name="ce27" table:number-columns-repeated="3"/>
          <table:table-cell table:style-name="ce31"/>
          <table:table-cell table:style-name="ce20"/>
          <table:table-cell table:style-name="ce31"/>
          <table:table-cell table:style-name="ce20"/>
          <table:table-cell table:style-name="ce31"/>
          <table:table-cell table:number-columns-repeated="45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AvgWhite</text:p>
          </table:table-cell>
          <table:table-cell table:formula="oooc:=IF(SUM([.E41:.E46])&lt;&gt;0;AVERAGE([.E41:.E46]);&quot;&quot;)" office:value-type="float" office:value="2.585432129743">
            <text:p>2.59</text:p>
          </table:table-cell>
          <table:table-cell table:formula="oooc:=IF(SUM([.F41:.F46])&lt;&gt;0;AVERAGE([.F41:.F46]);&quot;&quot;)" office:value-type="float" office:value="2.87741470621203">
            <text:p>2.88</text:p>
          </table:table-cell>
          <table:table-cell table:formula="oooc:=IF(SUM([.G41:.G46])&lt;&gt;0;AVERAGE([.G41:.G46]);&quot;&quot;)" office:value-type="float" office:value="2.27498241981479">
            <text:p>2.27</text:p>
          </table:table-cell>
          <table:table-cell table:formula="oooc:=IF(SUM([.H41:.H46])&lt;&gt;0;AVERAGE([.H41:.H46]);&quot;&quot;)">
            <text:p/>
          </table:table-cell>
          <table:table-cell table:formula="oooc:=IF(SUM([.I41:.I46])&lt;&gt;0;AVERAGE([.I41:.I46]);&quot;&quot;)" office:value-type="float" office:value="3.52855084008721">
            <text:p>3.53</text:p>
          </table:table-cell>
          <table:table-cell table:formula="oooc:=IF(SUM([.J41:.J46])&lt;&gt;0;AVERAGE([.J41:.J46]);&quot;&quot;)">
            <text:p/>
          </table:table-cell>
          <table:table-cell table:formula="oooc:=IF(SUM([.K41:.K46])&lt;&gt;0;AVERAGE([.K41:.K46]);&quot;&quot;)" office:value-type="float" office:value="2.63964546960262">
            <text:p>2.64</text:p>
          </table:table-cell>
          <table:table-cell table:formula="oooc:=IF(SUM([.L41:.L46])&lt;&gt;0;AVERAGE([.L41:.L46]);&quot;&quot;)">
            <text:p/>
          </table:table-cell>
          <table:table-cell table:formula="oooc:=IF(SUM([.M41:.M46])&lt;&gt;0;AVERAGE([.M41:.M46]);&quot;&quot;)" office:value-type="float" office:value="3.07735026918963">
            <text:p>3.08</text:p>
          </table:table-cell>
          <table:table-cell table:formula="oooc:=IF(SUM([.N41:.N46])&lt;&gt;0;AVERAGE([.N41:.N46]);&quot;&quot;)">
            <text:p/>
          </table:table-cell>
          <table:table-cell table:formula="oooc:=IF(SUM([.O41:.O46])&lt;&gt;0;AVERAGE([.O41:.O46]);&quot;&quot;)">
            <text:p/>
          </table:table-cell>
          <table:table-cell table:formula="oooc:=IF(SUM([.P41:.P46])&lt;&gt;0;AVERAGE([.P41:.P46]);&quot;&quot;)">
            <text:p/>
          </table:table-cell>
          <table:table-cell table:formula="oooc:=IF(SUM([.Q41:.Q46])&lt;&gt;0;AVERAGE([.Q41:.Q46]);&quot;&quot;)">
            <text:p/>
          </table:table-cell>
          <table:table-cell table:formula="oooc:=IF(SUM([.R41:.R46])&lt;&gt;0;AVERAGE([.R41:.R46]);&quot;&quot;)" office:value-type="float" office:value="4.46396101212393">
            <text:p>4.46</text:p>
          </table:table-cell>
          <table:table-cell table:formula="oooc:=IF(SUM([.S41:.S46])&lt;&gt;0;AVERAGE([.S41:.S46]);&quot;&quot;)" office:value-type="float" office:value="2.34448101395915">
            <text:p>2.34</text:p>
          </table:table-cell>
          <table:table-cell table:formula="oooc:=IF(SUM([.T41:.T46])&lt;&gt;0;AVERAGE([.T41:.T46]);&quot;&quot;)">
            <text:p/>
          </table:table-cell>
          <table:table-cell table:formula="oooc:=IF(SUM([.U41:.U46])&lt;&gt;0;AVERAGE([.U41:.U46]);&quot;&quot;)" office:value-type="float" office:value="3.37419828013111">
            <text:p>3.37</text:p>
          </table:table-cell>
          <table:table-cell table:formula="oooc:=IF(SUM([.V41:.V46])&lt;&gt;0;AVERAGE([.V41:.V46]);&quot;&quot;)" office:value-type="float" office:value="3.0788503104388">
            <text:p>3.08</text:p>
          </table:table-cell>
          <table:table-cell table:formula="oooc:=IF(SUM([.W41:.W46])&lt;&gt;0;AVERAGE([.W41:.W46]);&quot;&quot;)" office:value-type="float" office:value="2.5521753011887">
            <text:p>2.55</text:p>
          </table:table-cell>
          <table:table-cell table:formula="oooc:=IF(SUM([.X41:.X46])&lt;&gt;0;AVERAGE([.X41:.X46]);&quot;&quot;)" office:value-type="float" office:value="2.47155906169749">
            <text:p>2.47</text:p>
          </table:table-cell>
          <table:table-cell table:formula="oooc:=IF(SUM([.Y41:.Y46])&lt;&gt;0;AVERAGE([.Y41:.Y46]);&quot;&quot;)" office:value-type="float" office:value="3.06056316638199">
            <text:p>3.06</text:p>
          </table:table-cell>
          <table:table-cell table:formula="oooc:=IF(SUM([.Z41:.Z46])&lt;&gt;0;AVERAGE([.Z41:.Z46]);&quot;&quot;)" office:value-type="float" office:value="2.0480068354242">
            <text:p>2.05</text:p>
          </table:table-cell>
          <table:table-cell table:formula="oooc:=IF(SUM([.AA41:.AA46])&lt;&gt;0;AVERAGE([.AA41:.AA46]);&quot;&quot;)" office:value-type="float" office:value="2.50930311626847">
            <text:p>2.51</text:p>
          </table:table-cell>
          <table:table-cell table:formula="oooc:=IF(SUM([.AB41:.AB46])&lt;&gt;0;AVERAGE([.AB41:.AB46]);&quot;&quot;)">
            <text:p/>
          </table:table-cell>
          <table:table-cell table:formula="oooc:=IF(SUM([.AC41:.AC46])&lt;&gt;0;AVERAGE([.AC41:.AC46]);&quot;&quot;)">
            <text:p/>
          </table:table-cell>
          <table:table-cell table:formula="oooc:=IF(SUM([.AD41:.AD46])&lt;&gt;0;AVERAGE([.AD41:.AD46]);&quot;&quot;)">
            <text:p/>
          </table:table-cell>
          <table:table-cell table:formula="oooc:=IF(SUM([.AE41:.AE46])&lt;&gt;0;AVERAGE([.AE41:.AE46]);&quot;&quot;)" office:value-type="float" office:value="2.90610939282487">
            <text:p>2.91</text:p>
          </table:table-cell>
          <table:table-cell table:formula="oooc:=IF(SUM([.AF41:.AF46])&lt;&gt;0;AVERAGE([.AF41:.AF46]);&quot;&quot;)" office:value-type="float" office:value="2.75840569706085">
            <text:p>2.76</text:p>
          </table:table-cell>
          <table:table-cell table:formula="oooc:=IF(SUM([.AG41:.AG46])&lt;&gt;0;AVERAGE([.AG41:.AG46]);&quot;&quot;)" office:value-type="float" office:value="3.0323091306992">
            <text:p>3.03</text:p>
          </table:table-cell>
          <table:table-cell table:formula="oooc:=IF(SUM([.AH41:.AH46])&lt;&gt;0;AVERAGE([.AH41:.AH46]);&quot;&quot;)">
            <text:p/>
          </table:table-cell>
          <table:table-cell table:formula="oooc:=IF(SUM([.AI41:.AI46])&lt;&gt;0;AVERAGE([.AI41:.AI46]);&quot;&quot;)" office:value-type="float" office:value="3.36112231901407">
            <text:p>3.36</text:p>
          </table:table-cell>
          <table:table-cell table:formula="oooc:=IF(SUM([.AJ41:.AJ46])&lt;&gt;0;AVERAGE([.AJ41:.AJ46]);&quot;&quot;)" office:value-type="float" office:value="2.99988976596673">
            <text:p>3.00</text:p>
          </table:table-cell>
          <table:table-cell table:formula="oooc:=IF(SUM([.AK41:.AK46])&lt;&gt;0;AVERAGE([.AK41:.AK46]);&quot;&quot;)" office:value-type="float" office:value="3.04082926618289">
            <text:p>3.04</text:p>
          </table:table-cell>
          <table:table-cell table:formula="oooc:=IF(SUM([.AL41:.AL46])&lt;&gt;0;AVERAGE([.AL41:.AL46]);&quot;&quot;)" office:value-type="float" office:value="2.52076555593627">
            <text:p>2.52</text:p>
          </table:table-cell>
          <table:table-cell table:number-columns-repeated="3"/>
          <table:table-cell table:style-name="ce40"/>
          <table:table-cell table:style-name="ce27" table:number-columns-repeated="3"/>
          <table:table-cell table:style-name="ce31"/>
          <table:table-cell table:style-name="ce20"/>
          <table:table-cell table:style-name="ce31"/>
          <table:table-cell table:style-name="ce20"/>
          <table:table-cell table:style-name="ce31"/>
          <table:table-cell table:number-columns-repeated="45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AvgRed</text:p>
          </table:table-cell>
          <table:table-cell table:formula="oooc:=IF(SUM([.E47:.E53])&lt;&gt;0;AVERAGE([.E47:.E53]);&quot;&quot;)" office:value-type="float" office:value="2.06237827417361">
            <text:p>2.06</text:p>
          </table:table-cell>
          <table:table-cell table:formula="oooc:=IF(SUM([.F47:.F53])&lt;&gt;0;AVERAGE([.F47:.F53]);&quot;&quot;)" office:value-type="float" office:value="1.73746824663283">
            <text:p>1.74</text:p>
          </table:table-cell>
          <table:table-cell table:formula="oooc:=IF(SUM([.G47:.G53])&lt;&gt;0;AVERAGE([.G47:.G53]);&quot;&quot;)" office:value-type="float" office:value="2.78127197523151">
            <text:p>2.78</text:p>
          </table:table-cell>
          <table:table-cell table:formula="oooc:=IF(SUM([.H47:.H53])&lt;&gt;0;AVERAGE([.H47:.H53]);&quot;&quot;)" office:value-type="float" office:value="2.03915442849399">
            <text:p>2.04</text:p>
          </table:table-cell>
          <table:table-cell table:formula="oooc:=IF(SUM([.I47:.I53])&lt;&gt;0;AVERAGE([.I47:.I53]);&quot;&quot;)" office:value-type="float" office:value="1.94118103963766">
            <text:p>1.94</text:p>
          </table:table-cell>
          <table:table-cell table:formula="oooc:=IF(SUM([.J47:.J53])&lt;&gt;0;AVERAGE([.J47:.J53]);&quot;&quot;)" office:value-type="float" office:value="2.67232417095714">
            <text:p>2.67</text:p>
          </table:table-cell>
          <table:table-cell table:formula="oooc:=IF(SUM([.K47:.K53])&lt;&gt;0;AVERAGE([.K47:.K53]);&quot;&quot;)" office:value-type="float" office:value="3.41306653201711">
            <text:p>3.41</text:p>
          </table:table-cell>
          <table:table-cell table:formula="oooc:=IF(SUM([.L47:.L53])&lt;&gt;0;AVERAGE([.L47:.L53]);&quot;&quot;)">
            <text:p/>
          </table:table-cell>
          <table:table-cell table:formula="oooc:=IF(SUM([.M47:.M53])&lt;&gt;0;AVERAGE([.M47:.M53]);&quot;&quot;)" office:value-type="float" office:value="2.21132486540519">
            <text:p>2.21</text:p>
          </table:table-cell>
          <table:table-cell table:formula="oooc:=IF(SUM([.N47:.N53])&lt;&gt;0;AVERAGE([.N47:.N53]);&quot;&quot;)">
            <text:p/>
          </table:table-cell>
          <table:table-cell table:formula="oooc:=IF(SUM([.O47:.O53])&lt;&gt;0;AVERAGE([.O47:.O53]);&quot;&quot;)">
            <text:p/>
          </table:table-cell>
          <table:table-cell table:formula="oooc:=IF(SUM([.P47:.P53])&lt;&gt;0;AVERAGE([.P47:.P53]);&quot;&quot;)">
            <text:p/>
          </table:table-cell>
          <table:table-cell table:formula="oooc:=IF(SUM([.Q47:.Q53])&lt;&gt;0;AVERAGE([.Q47:.Q53]);&quot;&quot;)">
            <text:p/>
          </table:table-cell>
          <table:table-cell table:formula="oooc:=IF(SUM([.R47:.R53])&lt;&gt;0;AVERAGE([.R47:.R53]);&quot;&quot;)" office:value-type="float" office:value="2.5">
            <text:p>2.50</text:p>
          </table:table-cell>
          <table:table-cell table:formula="oooc:=IF(SUM([.S47:.S53])&lt;&gt;0;AVERAGE([.S47:.S53]);&quot;&quot;)" office:value-type="float" office:value="2.77411619841733">
            <text:p>2.77</text:p>
          </table:table-cell>
          <table:table-cell table:formula="oooc:=IF(SUM([.T47:.T53])&lt;&gt;0;AVERAGE([.T47:.T53]);&quot;&quot;)">
            <text:p/>
          </table:table-cell>
          <table:table-cell table:formula="oooc:=IF(SUM([.U47:.U53])&lt;&gt;0;AVERAGE([.U47:.U53]);&quot;&quot;)" office:value-type="float" office:value="2.1273908969933">
            <text:p>2.13</text:p>
          </table:table-cell>
          <table:table-cell table:formula="oooc:=IF(SUM([.V47:.V53])&lt;&gt;0;AVERAGE([.V47:.V53]);&quot;&quot;)" office:value-type="float" office:value="2.25656696414933">
            <text:p>2.26</text:p>
          </table:table-cell>
          <table:table-cell table:formula="oooc:=IF(SUM([.W47:.W53])&lt;&gt;0;AVERAGE([.W47:.W53]);&quot;&quot;)" office:value-type="float" office:value="2.59275609100213">
            <text:p>2.59</text:p>
          </table:table-cell>
          <table:table-cell table:formula="oooc:=IF(SUM([.X47:.X53])&lt;&gt;0;AVERAGE([.X47:.X53]);&quot;&quot;)" office:value-type="float" office:value="2.01650404885733">
            <text:p>2.02</text:p>
          </table:table-cell>
          <table:table-cell table:formula="oooc:=IF(SUM([.Y47:.Y53])&lt;&gt;0;AVERAGE([.Y47:.Y53]);&quot;&quot;)" office:value-type="float" office:value="1.54552758156579">
            <text:p>1.55</text:p>
          </table:table-cell>
          <table:table-cell table:formula="oooc:=IF(SUM([.Z47:.Z53])&lt;&gt;0;AVERAGE([.Z47:.Z53]);&quot;&quot;)" office:value-type="float" office:value="2.25893697889291">
            <text:p>2.26</text:p>
          </table:table-cell>
          <table:table-cell table:formula="oooc:=IF(SUM([.AA47:.AA53])&lt;&gt;0;AVERAGE([.AA47:.AA53]);&quot;&quot;)" office:value-type="float" office:value="2.27672520955675">
            <text:p>2.28</text:p>
          </table:table-cell>
          <table:table-cell table:formula="oooc:=IF(SUM([.AB47:.AB53])&lt;&gt;0;AVERAGE([.AB47:.AB53]);&quot;&quot;)">
            <text:p/>
          </table:table-cell>
          <table:table-cell table:formula="oooc:=IF(SUM([.AC47:.AC53])&lt;&gt;0;AVERAGE([.AC47:.AC53]);&quot;&quot;)">
            <text:p/>
          </table:table-cell>
          <table:table-cell table:formula="oooc:=IF(SUM([.AD47:.AD53])&lt;&gt;0;AVERAGE([.AD47:.AD53]);&quot;&quot;)">
            <text:p/>
          </table:table-cell>
          <table:table-cell table:formula="oooc:=IF(SUM([.AE47:.AE53])&lt;&gt;0;AVERAGE([.AE47:.AE53]);&quot;&quot;)" office:value-type="float" office:value="1.69624182670077">
            <text:p>1.70</text:p>
          </table:table-cell>
          <table:table-cell table:formula="oooc:=IF(SUM([.AF47:.AF53])&lt;&gt;0;AVERAGE([.AF47:.AF53]);&quot;&quot;)" office:value-type="float" office:value="2.16776410377891">
            <text:p>2.17</text:p>
          </table:table-cell>
          <table:table-cell table:formula="oooc:=IF(SUM([.AG47:.AG53])&lt;&gt;0;AVERAGE([.AG47:.AG53]);&quot;&quot;)" office:value-type="float" office:value="3.21861732644392">
            <text:p>3.22</text:p>
          </table:table-cell>
          <table:table-cell table:formula="oooc:=IF(SUM([.AH47:.AH53])&lt;&gt;0;AVERAGE([.AH47:.AH53]);&quot;&quot;)">
            <text:p/>
          </table:table-cell>
          <table:table-cell table:formula="oooc:=IF(SUM([.AI47:.AI53])&lt;&gt;0;AVERAGE([.AI47:.AI53]);&quot;&quot;)" office:value-type="float" office:value="1.88491262927566">
            <text:p>1.88</text:p>
          </table:table-cell>
          <table:table-cell table:formula="oooc:=IF(SUM([.AJ47:.AJ53])&lt;&gt;0;AVERAGE([.AJ47:.AJ53]);&quot;&quot;)" office:value-type="float" office:value="2.02467642617574">
            <text:p>2.02</text:p>
          </table:table-cell>
          <table:table-cell table:formula="oooc:=IF(SUM([.AK47:.AK53])&lt;&gt;0;AVERAGE([.AK47:.AK53]);&quot;&quot;)" office:value-type="float" office:value="1.8360706245109">
            <text:p>1.84</text:p>
          </table:table-cell>
          <table:table-cell table:formula="oooc:=IF(SUM([.AL47:.AL53])&lt;&gt;0;AVERAGE([.AL47:.AL53]);&quot;&quot;)" office:value-type="float" office:value="2.35737680679158">
            <text:p>2.36</text:p>
          </table:table-cell>
          <table:table-cell table:number-columns-repeated="3"/>
          <table:table-cell table:style-name="ce40"/>
          <table:table-cell table:style-name="ce27" table:number-columns-repeated="3"/>
          <table:table-cell table:style-name="ce31"/>
          <table:table-cell table:style-name="ce20"/>
          <table:table-cell table:style-name="ce31"/>
          <table:table-cell table:style-name="ce20"/>
          <table:table-cell table:style-name="ce31"/>
          <table:table-cell table:number-columns-repeated="45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office:value-type="string">
            <text:p>AvgSweet/Sparkling</text:p>
          </table:table-cell>
          <table:table-cell table:formula="oooc:=IF(SUM([.E54:.E56])&lt;&gt;0;AVERAGE([.E54:.E56]);&quot;&quot;)" office:value-type="float" office:value="3.77537965116335">
            <text:p>3.78</text:p>
          </table:table-cell>
          <table:table-cell table:formula="oooc:=IF(SUM([.F54:.F56])&lt;&gt;0;AVERAGE([.F54:.F56]);&quot;&quot;)" office:value-type="float" office:value="2.39216722679656">
            <text:p>2.39</text:p>
          </table:table-cell>
          <table:table-cell table:formula="oooc:=IF(SUM([.G54:.G56])&lt;&gt;0;AVERAGE([.G54:.G56]);&quot;&quot;)">
            <text:p/>
          </table:table-cell>
          <table:table-cell table:formula="oooc:=IF(SUM([.H54:.H56])&lt;&gt;0;AVERAGE([.H54:.H56]);&quot;&quot;)" office:value-type="float" office:value="3.88253671451802">
            <text:p>3.88</text:p>
          </table:table-cell>
          <table:table-cell table:formula="oooc:=IF(SUM([.I54:.I56])&lt;&gt;0;AVERAGE([.I54:.I56]);&quot;&quot;)" office:value-type="float" office:value="1.65772214670024">
            <text:p>1.66</text:p>
          </table:table-cell>
          <table:table-cell table:formula="oooc:=IF(SUM([.J54:.J56])&lt;&gt;0;AVERAGE([.J54:.J56]);&quot;&quot;)" office:value-type="float" office:value="2.15535165808572">
            <text:p>2.16</text:p>
          </table:table-cell>
          <table:table-cell table:formula="oooc:=IF(SUM([.K54:.K56])&lt;&gt;0;AVERAGE([.K54:.K56]);&quot;&quot;)" office:value-type="float" office:value="1.49383648824781">
            <text:p>1.49</text:p>
          </table:table-cell>
          <table:table-cell table:formula="oooc:=IF(SUM([.L54:.L56])&lt;&gt;0;AVERAGE([.L54:.L56]);&quot;&quot;)">
            <text:p/>
          </table:table-cell>
          <table:table-cell table:formula="oooc:=IF(SUM([.M54:.M56])&lt;&gt;0;AVERAGE([.M54:.M56]);&quot;&quot;)">
            <text:p/>
          </table:table-cell>
          <table:table-cell table:formula="oooc:=IF(SUM([.N54:.N56])&lt;&gt;0;AVERAGE([.N54:.N56]);&quot;&quot;)">
            <text:p/>
          </table:table-cell>
          <table:table-cell table:formula="oooc:=IF(SUM([.O54:.O56])&lt;&gt;0;AVERAGE([.O54:.O56]);&quot;&quot;)">
            <text:p/>
          </table:table-cell>
          <table:table-cell table:formula="oooc:=IF(SUM([.P54:.P56])&lt;&gt;0;AVERAGE([.P54:.P56]);&quot;&quot;)">
            <text:p/>
          </table:table-cell>
          <table:table-cell table:formula="oooc:=IF(SUM([.Q54:.Q56])&lt;&gt;0;AVERAGE([.Q54:.Q56]);&quot;&quot;)">
            <text:p/>
          </table:table-cell>
          <table:table-cell table:formula="oooc:=IF(SUM([.R54:.R56])&lt;&gt;0;AVERAGE([.R54:.R56]);&quot;&quot;)" office:value-type="float" office:value="1.51801949393803">
            <text:p>1.52</text:p>
          </table:table-cell>
          <table:table-cell table:formula="oooc:=IF(SUM([.S54:.S56])&lt;&gt;0;AVERAGE([.S54:.S56]);&quot;&quot;)" office:value-type="float" office:value="1.63289773970027">
            <text:p>1.63</text:p>
          </table:table-cell>
          <table:table-cell table:formula="oooc:=IF(SUM([.T54:.T56])&lt;&gt;0;AVERAGE([.T54:.T56]);&quot;&quot;)">
            <text:p/>
          </table:table-cell>
          <table:table-cell table:formula="oooc:=IF(SUM([.U54:.U56])&lt;&gt;0;AVERAGE([.U54:.U56]);&quot;&quot;)" office:value-type="float" office:value="1.74045067464019">
            <text:p>1.74</text:p>
          </table:table-cell>
          <table:table-cell table:formula="oooc:=IF(SUM([.V54:.V56])&lt;&gt;0;AVERAGE([.V54:.V56]);&quot;&quot;)" office:value-type="float" office:value="1.61546469416094">
            <text:p>1.62</text:p>
          </table:table-cell>
          <table:table-cell table:formula="oooc:=IF(SUM([.W54:.W56])&lt;&gt;0;AVERAGE([.W54:.W56]);&quot;&quot;)" office:value-type="float" office:value="2.10578661324093">
            <text:p>2.11</text:p>
          </table:table-cell>
          <table:table-cell table:formula="oooc:=IF(SUM([.X54:.X56])&lt;&gt;0;AVERAGE([.X54:.X56]);&quot;&quot;)" office:value-type="float" office:value="3.68503909593792">
            <text:p>3.69</text:p>
          </table:table-cell>
          <table:table-cell table:formula="oooc:=IF(SUM([.Y54:.Y56])&lt;&gt;0;AVERAGE([.Y54:.Y56]);&quot;&quot;)" office:value-type="float" office:value="3.28781850410443">
            <text:p>3.29</text:p>
          </table:table-cell>
          <table:table-cell table:formula="oooc:=IF(SUM([.Z54:.Z56])&lt;&gt;0;AVERAGE([.Z54:.Z56]);&quot;&quot;)">
            <text:p/>
          </table:table-cell>
          <table:table-cell table:formula="oooc:=IF(SUM([.AA54:.AA56])&lt;&gt;0;AVERAGE([.AA54:.AA56]);&quot;&quot;)" office:value-type="float" office:value="2.92794334834956">
            <text:p>2.93</text:p>
          </table:table-cell>
          <table:table-cell table:formula="oooc:=IF(SUM([.AB54:.AB56])&lt;&gt;0;AVERAGE([.AB54:.AB56]);&quot;&quot;)">
            <text:p/>
          </table:table-cell>
          <table:table-cell table:formula="oooc:=IF(SUM([.AC54:.AC56])&lt;&gt;0;AVERAGE([.AC54:.AC56]);&quot;&quot;)">
            <text:p/>
          </table:table-cell>
          <table:table-cell table:formula="oooc:=IF(SUM([.AD54:.AD56])&lt;&gt;0;AVERAGE([.AD54:.AD56]);&quot;&quot;)">
            <text:p/>
          </table:table-cell>
          <table:table-cell table:formula="oooc:=IF(SUM([.AE54:.AE56])&lt;&gt;0;AVERAGE([.AE54:.AE56]);&quot;&quot;)" office:value-type="float" office:value="2.62690918525777">
            <text:p>2.63</text:p>
          </table:table-cell>
          <table:table-cell table:formula="oooc:=IF(SUM([.AF54:.AF56])&lt;&gt;0;AVERAGE([.AF54:.AF56]);&quot;&quot;)" office:value-type="float" office:value="2.96513025470953">
            <text:p>2.97</text:p>
          </table:table-cell>
          <table:table-cell table:formula="oooc:=IF(SUM([.AG54:.AG56])&lt;&gt;0;AVERAGE([.AG54:.AG56]);&quot;&quot;)" office:value-type="float" office:value="1.60394629665635">
            <text:p>1.60</text:p>
          </table:table-cell>
          <table:table-cell table:formula="oooc:=IF(SUM([.AH54:.AH56])&lt;&gt;0;AVERAGE([.AH54:.AH56]);&quot;&quot;)">
            <text:p/>
          </table:table-cell>
          <table:table-cell table:formula="oooc:=IF(SUM([.AI54:.AI56])&lt;&gt;0;AVERAGE([.AI54:.AI56]);&quot;&quot;)">
            <text:p/>
          </table:table-cell>
          <table:table-cell table:formula="oooc:=IF(SUM([.AJ54:.AJ56])&lt;&gt;0;AVERAGE([.AJ54:.AJ56]);&quot;&quot;)" office:value-type="float" office:value="2.17004120460923">
            <text:p>2.17</text:p>
          </table:table-cell>
          <table:table-cell table:formula="oooc:=IF(SUM([.AK54:.AK56])&lt;&gt;0;AVERAGE([.AK54:.AK56]);&quot;&quot;)" office:value-type="float" office:value="2.64491237887842">
            <text:p>2.64</text:p>
          </table:table-cell>
          <table:table-cell table:formula="oooc:=IF(SUM([.AL54:.AL56])&lt;&gt;0;AVERAGE([.AL54:.AL56]);&quot;&quot;)" office:value-type="float" office:value="2.04537430500513">
            <text:p>2.05</text:p>
          </table:table-cell>
          <table:table-cell table:number-columns-repeated="3"/>
          <table:table-cell table:style-name="ce40"/>
          <table:table-cell table:style-name="ce27" table:number-columns-repeated="3"/>
          <table:table-cell table:style-name="ce31"/>
          <table:table-cell table:style-name="ce20"/>
          <table:table-cell table:style-name="ce31"/>
          <table:table-cell table:style-name="ce20"/>
          <table:table-cell table:style-name="ce31"/>
          <table:table-cell table:number-columns-repeated="45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41"/>
          <table:table-cell table:style-name="ce40"/>
          <table:table-cell table:style-name="ce27" table:number-columns-repeated="3"/>
          <table:table-cell table:style-name="ce31"/>
          <table:table-cell table:style-name="ce20"/>
          <table:table-cell table:style-name="ce31"/>
          <table:table-cell table:style-name="ce20"/>
          <table:table-cell table:style-name="ce31"/>
          <table:table-cell table:number-columns-repeated="45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10"/>
          <table:table-cell table:style-name="ce20"/>
          <table:table-cell table:number-columns-repeated="31"/>
          <table:table-cell table:style-name="ce27" table:number-columns-repeated="3"/>
          <table:table-cell table:style-name="ce31"/>
          <table:table-cell table:style-name="ce20"/>
          <table:table-cell table:style-name="ce31"/>
          <table:table-cell table:style-name="ce20"/>
          <table:table-cell table:style-name="ce31"/>
          <table:table-cell table:number-columns-repeated="45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42"/>
          <table:table-cell table:style-name="ce84" table:number-columns-repeated="3"/>
          <table:table-cell table:style-name="ce86"/>
          <table:table-cell table:style-name="ce88"/>
          <table:table-cell table:style-name="ce86"/>
          <table:table-cell table:style-name="ce88"/>
          <table:table-cell table:style-name="ce86"/>
          <table:table-cell table:number-columns-repeated="13"/>
          <table:table-cell table:style-name="ce33" table:number-columns-repeated="7"/>
          <table:table-cell table:number-columns-repeated="25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3"/>
          <table:table-cell table:style-name="ce27" table:number-columns-repeated="8"/>
          <table:table-cell table:number-columns-repeated="52"/>
          <table:table-cell table:style-name="ce33" table:number-columns-repeated="7"/>
          <table:table-cell table:number-columns-repeated="25"/>
          <table:table-cell table:style-name="ce95" table:number-columns-repeated="7"/>
          <table:table-cell table:number-columns-repeated="154"/>
        </table:table-row>
        <table:table-row table:style-name="ro1">
          <table:table-cell table:number-columns-repeated="3"/>
          <table:table-cell table:style-name="ce27" table:number-columns-repeated="8"/>
          <table:table-cell table:number-columns-repeated="31"/>
          <table:table-cell table:style-name="ce83" table:number-columns-repeated="3"/>
          <table:table-cell table:style-name="ce85"/>
          <table:table-cell table:style-name="ce22"/>
          <table:table-cell table:style-name="ce28"/>
          <table:table-cell table:style-name="ce32"/>
          <table:table-cell table:number-columns-repeated="14"/>
          <table:table-cell table:style-name="ce33" table:number-columns-repeated="7"/>
          <table:table-cell table:number-columns-repeated="25"/>
          <table:table-cell table:style-name="ce95" table:number-columns-repeated="7"/>
          <table:table-cell table:number-columns-repeated="154"/>
        </table:table-row>
        <table:table-row table:style-name="ro1" table:number-rows-repeated="2"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number-columns-repeated="30"/>
          <table:table-cell table:style-name="ce40"/>
          <table:table-cell table:style-name="ce27" table:number-columns-repeated="3"/>
          <table:table-cell table:style-name="ce31"/>
          <table:table-cell table:style-name="ce20"/>
          <table:table-cell table:style-name="ce27"/>
          <table:table-cell table:style-name="ce31"/>
          <table:table-cell table:number-columns-repeated="14"/>
          <table:table-cell table:style-name="ce33" table:number-columns-repeated="7"/>
          <table:table-cell table:number-columns-repeated="25"/>
          <table:table-cell table:style-name="ce95" table:number-columns-repeated="7"/>
          <table:table-cell table:number-columns-repeated="154"/>
        </table:table-row>
        <table:table-row table:style-name="ro1">
          <table:table-cell table:number-columns-repeated="3"/>
          <table:table-cell table:style-name="ce34"/>
          <table:table-cell table:number-columns-repeated="27"/>
          <table:table-cell table:style-name="ce34"/>
          <table:table-cell table:number-columns-repeated="10"/>
          <table:table-cell table:style-name="ce84" table:number-columns-repeated="3"/>
          <table:table-cell table:style-name="ce86"/>
          <table:table-cell table:style-name="ce88"/>
          <table:table-cell table:style-name="ce84"/>
          <table:table-cell table:style-name="ce86"/>
          <table:table-cell table:number-columns-repeated="14"/>
          <table:table-cell table:style-name="ce33" table:number-columns-repeated="7"/>
          <table:table-cell table:number-columns-repeated="25"/>
          <table:table-cell table:style-name="ce95" table:number-columns-repeated="7"/>
          <table:table-cell table:number-columns-repeated="154"/>
        </table:table-row>
        <table:table-row table:style-name="ro1">
          <table:table-cell table:number-columns-repeated="63"/>
          <table:table-cell table:style-name="ce33" table:number-columns-repeated="7"/>
          <table:table-cell table:number-columns-repeated="25"/>
          <table:table-cell table:style-name="ce95" table:number-columns-repeated="7"/>
          <table:table-cell table:number-columns-repeated="154"/>
        </table:table-row>
        <table:table-row table:style-name="ro1" table:number-rows-repeated="2">
          <table:table-cell table:number-columns-repeated="95"/>
          <table:table-cell table:style-name="ce95" table:number-columns-repeated="7"/>
          <table:table-cell table:number-columns-repeated="154"/>
        </table:table-row>
        <table:table-row table:style-name="ro1" table:number-rows-repeated="7">
          <table:table-cell table:number-columns-repeated="95"/>
          <table:table-cell table:style-name="ce95" table:number-columns-repeated="3"/>
          <table:table-cell table:number-columns-repeated="158"/>
        </table:table-row>
        <table:table-row table:style-name="ro1" table:number-rows-repeated="7">
          <table:table-cell table:number-columns-repeated="82"/>
          <table:table-cell table:style-name="ce33" table:number-columns-repeated="7"/>
          <table:table-cell table:number-columns-repeated="6"/>
          <table:table-cell table:style-name="ce95" table:number-columns-repeated="3"/>
          <table:table-cell table:number-columns-repeated="158"/>
        </table:table-row>
        <table:table-row table:style-name="ro1">
          <table:table-cell table:number-columns-repeated="5"/>
          <table:table-cell table:style-name="ce82"/>
          <table:table-cell/>
          <table:table-cell table:style-name="ce82"/>
          <table:table-cell table:number-columns-repeated="55"/>
          <table:table-cell table:style-name="ce33" table:number-columns-repeated="7"/>
          <table:table-cell table:number-columns-repeated="25"/>
          <table:table-cell table:style-name="ce95" table:number-columns-repeated="3"/>
          <table:table-cell table:number-columns-repeated="158"/>
        </table:table-row>
        <table:table-row table:style-name="ro1" table:number-rows-repeated="2">
          <table:table-cell table:number-columns-repeated="63"/>
          <table:table-cell table:style-name="ce33" table:number-columns-repeated="7"/>
          <table:table-cell table:number-columns-repeated="25"/>
          <table:table-cell table:style-name="ce95" table:number-columns-repeated="3"/>
          <table:table-cell table:number-columns-repeated="158"/>
        </table:table-row>
        <table:table-row table:style-name="ro1">
          <table:table-cell table:number-columns-repeated="5"/>
          <table:table-cell table:style-name="ce82"/>
          <table:table-cell table:number-columns-repeated="57"/>
          <table:table-cell table:style-name="ce33" table:number-columns-repeated="7"/>
          <table:table-cell table:number-columns-repeated="25"/>
          <table:table-cell table:style-name="ce95" table:number-columns-repeated="3"/>
          <table:table-cell table:number-columns-repeated="158"/>
        </table:table-row>
        <table:table-row table:style-name="ro1">
          <table:table-cell table:number-columns-repeated="63"/>
          <table:table-cell table:style-name="ce33" table:number-columns-repeated="7"/>
          <table:table-cell table:number-columns-repeated="25"/>
          <table:table-cell table:style-name="ce95" table:number-columns-repeated="3"/>
          <table:table-cell table:number-columns-repeated="158"/>
        </table:table-row>
        <table:table-row table:style-name="ro1">
          <table:table-cell table:number-columns-repeated="5"/>
          <table:table-cell table:style-name="ce82"/>
          <table:table-cell table:number-columns-repeated="56"/>
          <table:table-cell table:style-name="ce94"/>
          <table:table-cell table:style-name="ce33" table:number-columns-repeated="7"/>
          <table:table-cell table:number-columns-repeated="25"/>
          <table:table-cell table:style-name="ce95" table:number-columns-repeated="3"/>
          <table:table-cell table:number-columns-repeated="158"/>
        </table:table-row>
        <table:table-row table:style-name="ro1">
          <table:table-cell table:number-columns-repeated="62"/>
          <table:table-cell table:style-name="ce94"/>
          <table:table-cell table:style-name="ce33" table:number-columns-repeated="7"/>
          <table:table-cell table:number-columns-repeated="25"/>
          <table:table-cell table:style-name="ce95" table:number-columns-repeated="2"/>
          <table:table-cell table:number-columns-repeated="159"/>
        </table:table-row>
        <table:table-row table:style-name="ro1" table:number-rows-repeated="7">
          <table:table-cell table:number-columns-repeated="62"/>
          <table:table-cell table:style-name="ce94"/>
          <table:table-cell table:style-name="ce33" table:number-columns-repeated="14"/>
          <table:table-cell table:number-columns-repeated="18"/>
          <table:table-cell table:style-name="ce95" table:number-columns-repeated="2"/>
          <table:table-cell table:number-columns-repeated="159"/>
        </table:table-row>
        <table:table-row table:style-name="ro1" table:number-rows-repeated="8">
          <table:table-cell table:number-columns-repeated="62"/>
          <table:table-cell table:style-name="ce94"/>
          <table:table-cell table:style-name="ce33" table:number-columns-repeated="21"/>
          <table:table-cell table:number-columns-repeated="11"/>
          <table:table-cell table:style-name="ce95" table:number-columns-repeated="2"/>
          <table:table-cell table:number-columns-repeated="159"/>
        </table:table-row>
        <table:table-row table:style-name="ro1" table:number-rows-repeated="2">
          <table:table-cell table:number-columns-repeated="62"/>
          <table:table-cell table:style-name="ce94"/>
          <table:table-cell table:style-name="ce33" table:number-columns-repeated="28"/>
          <table:table-cell table:number-columns-repeated="4"/>
          <table:table-cell table:style-name="ce95" table:number-columns-repeated="2"/>
          <table:table-cell table:number-columns-repeated="159"/>
        </table:table-row>
        <table:table-row table:style-name="ro1">
          <table:table-cell table:number-columns-repeated="62"/>
          <table:table-cell table:style-name="ce94"/>
          <table:table-cell table:style-name="ce33" table:number-columns-repeated="20"/>
          <table:table-cell/>
          <table:table-cell table:style-name="ce33" table:number-columns-repeated="7"/>
          <table:table-cell table:number-columns-repeated="4"/>
          <table:table-cell table:style-name="ce95" table:number-columns-repeated="2"/>
          <table:table-cell table:number-columns-repeated="159"/>
        </table:table-row>
        <table:table-row table:style-name="ro1" table:number-rows-repeated="2">
          <table:table-cell table:number-columns-repeated="62"/>
          <table:table-cell table:style-name="ce94"/>
          <table:table-cell table:style-name="ce33" table:number-columns-repeated="20"/>
          <table:table-cell table:number-columns-repeated="12"/>
          <table:table-cell table:style-name="ce95" table:number-columns-repeated="2"/>
          <table:table-cell table:number-columns-repeated="159"/>
        </table:table-row>
        <table:table-row table:style-name="ro1" table:number-rows-repeated="33">
          <table:table-cell table:number-columns-repeated="62"/>
          <table:table-cell table:style-name="ce94"/>
          <table:table-cell table:style-name="ce33" table:number-columns-repeated="23"/>
          <table:table-cell table:number-columns-repeated="170"/>
        </table:table-row>
        <table:table-row table:style-name="ro1" table:number-rows-repeated="43">
          <table:table-cell table:number-columns-repeated="62"/>
          <table:table-cell table:style-name="ce94"/>
          <table:table-cell table:style-name="ce33" table:number-columns-repeated="15"/>
          <table:table-cell table:number-columns-repeated="178"/>
        </table:table-row>
        <table:table-row table:style-name="ro1" table:number-rows-repeated="111">
          <table:table-cell table:number-columns-repeated="62"/>
          <table:table-cell table:style-name="ce94"/>
          <table:table-cell table:style-name="ce33" table:number-columns-repeated="7"/>
          <table:table-cell table:number-columns-repeated="186"/>
        </table:table-row>
        <table:table-row table:style-name="ro1" table:number-rows-repeated="652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ines" table:style-name="ta4">
        <table:table-column table:style-name="co1" table:number-columns-repeated="3" table:default-cell-style-name="Default"/>
        <table:table-column table:style-name="co1" table:number-columns-repeated="2" table:default-cell-style-name="ce121"/>
        <table:table-column table:style-name="co26" table:number-columns-repeated="2" table:default-cell-style-name="ce121"/>
        <table:table-column table:style-name="co51" table:default-cell-style-name="ce121"/>
        <table:table-column table:style-name="co1" table:number-columns-repeated="15" table:default-cell-style-name="ce121"/>
        <table:table-column table:style-name="co1" table:number-columns-repeated="233" table:default-cell-style-name="Default"/>
        <table:table-row table:style-name="ro1" table:number-rows-repeated="11">
          <table:table-cell table:number-columns-repeated="3"/>
          <table:table-cell table:style-name="Default" table:number-columns-repeated="20"/>
          <table:table-cell table:number-columns-repeated="233"/>
        </table:table-row>
        <table:table-row table:style-name="ro1">
          <table:table-cell table:number-columns-repeated="3"/>
          <table:table-cell table:style-name="Default" office:value-type="string">
            <text:p>Tanja</text:p>
          </table:table-cell>
          <table:table-cell table:style-name="Default" office:value-type="string">
            <text:p>Gayle</text:p>
          </table:table-cell>
          <table:table-cell table:style-name="Default" office:value-type="string">
            <text:p>marissa</text:p>
          </table:table-cell>
          <table:table-cell table:style-name="Default" office:value-type="string">
            <text:p>Cecille</text:p>
          </table:table-cell>
          <table:table-cell table:style-name="Default" office:value-type="string">
            <text:p>Christine</text:p>
          </table:table-cell>
          <table:table-cell table:style-name="Default" office:value-type="string">
            <text:p>Angela</text:p>
          </table:table-cell>
          <table:table-cell table:style-name="Default" office:value-type="string">
            <text:p>Arielle</text:p>
          </table:table-cell>
          <table:table-cell table:style-name="Default" office:value-type="string">
            <text:p>Basia</text:p>
          </table:table-cell>
          <table:table-cell table:style-name="Default" office:value-type="string">
            <text:p>Nicole</text:p>
          </table:table-cell>
          <table:table-cell table:style-name="Default" office:value-type="string">
            <text:p>Jinju</text:p>
          </table:table-cell>
          <table:table-cell table:style-name="Default" office:value-type="string">
            <text:p>Lauren</text:p>
          </table:table-cell>
          <table:table-cell table:style-name="Default" office:value-type="string">
            <text:p>Aiguo</text:p>
          </table:table-cell>
          <table:table-cell table:style-name="Default" office:value-type="string">
            <text:p>Matt Most</text:p>
          </table:table-cell>
          <table:table-cell table:style-name="Default" office:value-type="string">
            <text:p>Ted</text:p>
          </table:table-cell>
          <table:table-cell table:style-name="Default" office:value-type="string">
            <text:p>Graham</text:p>
          </table:table-cell>
          <table:table-cell table:style-name="Default" office:value-type="string">
            <text:p>Will</text:p>
          </table:table-cell>
          <table:table-cell table:style-name="Default" office:value-type="string">
            <text:p>Dave</text:p>
          </table:table-cell>
          <table:table-cell table:style-name="Default" office:value-type="string">
            <text:p>Eric</text:p>
          </table:table-cell>
          <table:table-cell table:style-name="Default" office:value-type="string">
            <text:p>Beau</text:p>
          </table:table-cell>
          <table:table-cell table:style-name="Default" office:value-type="string">
            <text:p>Ben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Jordan_Chardonnay</text:p>
          </table:table-cell>
          <table:table-cell office:value-type="float" office:value="2.045">
            <text:p>2.045</text:p>
          </table:table-cell>
          <table:table-cell office:value-type="float" office:value="1.689">
            <text:p>1.689</text:p>
          </table:table-cell>
          <table:table-cell office:value-type="float" office:value="3.019">
            <text:p>3.019</text:p>
          </table:table-cell>
          <table:table-cell office:value-type="float" office:value="2.85">
            <text:p>2.850</text:p>
          </table:table-cell>
          <table:table-cell office:value-type="float" office:value="4.038">
            <text:p>4.038</text:p>
          </table:table-cell>
          <table:table-cell/>
          <table:table-cell office:value-type="float" office:value="2.87">
            <text:p>2.870</text:p>
          </table:table-cell>
          <table:table-cell office:value-type="float" office:value="2.64">
            <text:p>2.640</text:p>
          </table:table-cell>
          <table:table-cell office:value-type="float" office:value="1.029">
            <text:p>1.029</text:p>
          </table:table-cell>
          <table:table-cell office:value-type="float" office:value="0.746">
            <text:p>0.746</text:p>
          </table:table-cell>
          <table:table-cell office:value-type="float" office:value="4.423">
            <text:p>4.423</text:p>
          </table:table-cell>
          <table:table-cell office:value-type="float" office:value="2.735">
            <text:p>2.735</text:p>
          </table:table-cell>
          <table:table-cell office:value-type="float" office:value="1.955">
            <text:p>1.955</text:p>
          </table:table-cell>
          <table:table-cell office:value-type="float" office:value="2.5">
            <text:p>2.500</text:p>
          </table:table-cell>
          <table:table-cell office:value-type="float" office:value="2.9">
            <text:p>2.900</text:p>
          </table:table-cell>
          <table:table-cell office:value-type="float" office:value="2.602">
            <text:p>2.602</text:p>
          </table:table-cell>
          <table:table-cell office:value-type="float" office:value="2.794">
            <text:p>2.794</text:p>
          </table:table-cell>
          <table:table-cell office:value-type="float" office:value="3.133">
            <text:p>3.133</text:p>
          </table:table-cell>
          <table:table-cell office:value-type="float" office:value="2.24">
            <text:p>2.240</text:p>
          </table:table-cell>
          <table:table-cell office:value-type="float" office:value="1.635">
            <text:p>1.635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Conneaut Cellars_Pinot Gris</text:p>
          </table:table-cell>
          <table:table-cell office:value-type="float" office:value="2.045">
            <text:p>2.045</text:p>
          </table:table-cell>
          <table:table-cell office:value-type="float" office:value="3.041">
            <text:p>3.041</text:p>
          </table:table-cell>
          <table:table-cell office:value-type="float" office:value="4.318">
            <text:p>4.318</text:p>
          </table:table-cell>
          <table:table-cell office:value-type="float" office:value="3.199">
            <text:p>3.199</text:p>
          </table:table-cell>
          <table:table-cell office:value-type="float" office:value="2.5">
            <text:p>2.500</text:p>
          </table:table-cell>
          <table:table-cell/>
          <table:table-cell office:value-type="float" office:value="2.87">
            <text:p>2.870</text:p>
          </table:table-cell>
          <table:table-cell office:value-type="float" office:value="3.339">
            <text:p>3.339</text:p>
          </table:table-cell>
          <table:table-cell/>
          <table:table-cell office:value-type="float" office:value="0.746">
            <text:p>0.746</text:p>
          </table:table-cell>
          <table:table-cell office:value-type="float" office:value="3.462">
            <text:p>3.462</text:p>
          </table:table-cell>
          <table:table-cell office:value-type="float" office:value="2.971">
            <text:p>2.971</text:p>
          </table:table-cell>
          <table:table-cell office:value-type="float" office:value="2.136">
            <text:p>2.136</text:p>
          </table:table-cell>
          <table:table-cell office:value-type="float" office:value="3.906">
            <text:p>3.906</text:p>
          </table:table-cell>
          <table:table-cell office:value-type="float" office:value="4.5">
            <text:p>4.500</text:p>
          </table:table-cell>
          <table:table-cell office:value-type="float" office:value="4.541">
            <text:p>4.541</text:p>
          </table:table-cell>
          <table:table-cell office:value-type="float" office:value="3.676">
            <text:p>3.676</text:p>
          </table:table-cell>
          <table:table-cell office:value-type="float" office:value="2.5">
            <text:p>2.500</text:p>
          </table:table-cell>
          <table:table-cell office:value-type="float" office:value="1.071">
            <text:p>1.071</text:p>
          </table:table-cell>
          <table:table-cell office:value-type="float" office:value="3.077">
            <text:p>3.077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Hogue_Riesling</text:p>
          </table:table-cell>
          <table:table-cell office:value-type="float" office:value="2.5">
            <text:p>2.500</text:p>
          </table:table-cell>
          <table:table-cell office:value-type="float" office:value="3.581">
            <text:p>3.581</text:p>
          </table:table-cell>
          <table:table-cell office:value-type="float" office:value="2.37">
            <text:p>2.370</text:p>
          </table:table-cell>
          <table:table-cell office:value-type="float" office:value="2.15">
            <text:p>2.150</text:p>
          </table:table-cell>
          <table:table-cell office:value-type="float" office:value="1.941">
            <text:p>1.941</text:p>
          </table:table-cell>
          <table:table-cell/>
          <table:table-cell office:value-type="float" office:value="1.944">
            <text:p>1.944</text:p>
          </table:table-cell>
          <table:table-cell office:value-type="float" office:value="1.241">
            <text:p>1.241</text:p>
          </table:table-cell>
          <table:table-cell/>
          <table:table-cell office:value-type="float" office:value="1.623">
            <text:p>1.623</text:p>
          </table:table-cell>
          <table:table-cell office:value-type="float" office:value="3.462">
            <text:p>3.462</text:p>
          </table:table-cell>
          <table:table-cell/>
          <table:table-cell office:value-type="float" office:value="1.955">
            <text:p>1.955</text:p>
          </table:table-cell>
          <table:table-cell office:value-type="float" office:value="3.594">
            <text:p>3.594</text:p>
          </table:table-cell>
          <table:table-cell office:value-type="float" office:value="2.3">
            <text:p>2.300</text:p>
          </table:table-cell>
          <table:table-cell office:value-type="float" office:value="3.52">
            <text:p>3.520</text:p>
          </table:table-cell>
          <table:table-cell office:value-type="float" office:value="1.324">
            <text:p>1.324</text:p>
          </table:table-cell>
          <table:table-cell office:value-type="float" office:value="2.5">
            <text:p>2.500</text:p>
          </table:table-cell>
          <table:table-cell office:value-type="float" office:value="3.149">
            <text:p>3.149</text:p>
          </table:table-cell>
          <table:table-cell office:value-type="float" office:value="3.558">
            <text:p>3.558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Debonne Vineyards_Riesling (wet)</text:p>
          </table:table-cell>
          <table:table-cell office:value-type="float" office:value="2.273">
            <text:p>2.273</text:p>
          </table:table-cell>
          <table:table-cell office:value-type="float" office:value="3.041">
            <text:p>3.041</text:p>
          </table:table-cell>
          <table:table-cell office:value-type="float" office:value="2.11">
            <text:p>2.110</text:p>
          </table:table-cell>
          <table:table-cell office:value-type="float" office:value="2.22">
            <text:p>2.220</text:p>
          </table:table-cell>
          <table:table-cell office:value-type="float" office:value="3.339">
            <text:p>3.339</text:p>
          </table:table-cell>
          <table:table-cell office:value-type="float" office:value="3.382">
            <text:p>3.382</text:p>
          </table:table-cell>
          <table:table-cell office:value-type="float" office:value="1.667">
            <text:p>1.667</text:p>
          </table:table-cell>
          <table:table-cell office:value-type="float" office:value="2.29">
            <text:p>2.290</text:p>
          </table:table-cell>
          <table:table-cell office:value-type="float" office:value="1.814">
            <text:p>1.814</text:p>
          </table:table-cell>
          <table:table-cell office:value-type="float" office:value="1.798">
            <text:p>1.798</text:p>
          </table:table-cell>
          <table:table-cell office:value-type="float" office:value="2.5">
            <text:p>2.500</text:p>
          </table:table-cell>
          <table:table-cell office:value-type="float" office:value="1.559">
            <text:p>1.559</text:p>
          </table:table-cell>
          <table:table-cell office:value-type="float" office:value="2.136">
            <text:p>2.136</text:p>
          </table:table-cell>
          <table:table-cell office:value-type="float" office:value="4.375">
            <text:p>4.375</text:p>
          </table:table-cell>
          <table:table-cell office:value-type="float" office:value="2.5">
            <text:p>2.500</text:p>
          </table:table-cell>
          <table:table-cell/>
          <table:table-cell office:value-type="float" office:value="2.206">
            <text:p>2.206</text:p>
          </table:table-cell>
          <table:table-cell office:value-type="float" office:value="3.766">
            <text:p>3.766</text:p>
          </table:table-cell>
          <table:table-cell office:value-type="float" office:value="3.149">
            <text:p>3.149</text:p>
          </table:table-cell>
          <table:table-cell office:value-type="float" office:value="3.077">
            <text:p>3.077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Illinois Cellars_Chardonnelle</text:p>
          </table:table-cell>
          <table:table-cell office:value-type="float" office:value="2.5">
            <text:p>2.500</text:p>
          </table:table-cell>
          <table:table-cell office:value-type="float" office:value="4.392">
            <text:p>4.392</text:p>
          </table:table-cell>
          <table:table-cell office:value-type="float" office:value="1.851">
            <text:p>1.851</text:p>
          </table:table-cell>
          <table:table-cell office:value-type="float" office:value="3.129">
            <text:p>3.129</text:p>
          </table:table-cell>
          <table:table-cell table:number-columns-repeated="2"/>
          <table:table-cell office:value-type="float" office:value="1.389">
            <text:p>1.389</text:p>
          </table:table-cell>
          <table:table-cell office:value-type="float" office:value="4.038">
            <text:p>4.038</text:p>
          </table:table-cell>
          <table:table-cell office:value-type="float" office:value="2.794">
            <text:p>2.794</text:p>
          </table:table-cell>
          <table:table-cell office:value-type="float" office:value="3.202">
            <text:p>3.202</text:p>
          </table:table-cell>
          <table:table-cell office:value-type="float" office:value="3.462">
            <text:p>3.462</text:p>
          </table:table-cell>
          <table:table-cell office:value-type="float" office:value="3.912">
            <text:p>3.912</text:p>
          </table:table-cell>
          <table:table-cell office:value-type="float" office:value="4.682">
            <text:p>4.682</text:p>
          </table:table-cell>
          <table:table-cell office:value-type="float" office:value="3.75">
            <text:p>3.750</text:p>
          </table:table-cell>
          <table:table-cell office:value-type="float" office:value="3.9">
            <text:p>3.900</text:p>
          </table:table-cell>
          <table:table-cell office:value-type="float" office:value="2.5">
            <text:p>2.500</text:p>
          </table:table-cell>
          <table:table-cell office:value-type="float" office:value="4.265">
            <text:p>4.265</text:p>
          </table:table-cell>
          <table:table-cell/>
          <table:table-cell office:value-type="float" office:value="1.851">
            <text:p>1.851</text:p>
          </table:table-cell>
          <table:table-cell office:value-type="float" office:value="2.115">
            <text:p>2.115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Tabor Hill_Kerner</text:p>
          </table:table-cell>
          <table:table-cell office:value-type="float" office:value="3.409">
            <text:p>3.409</text:p>
          </table:table-cell>
          <table:table-cell office:value-type="float" office:value="4.392">
            <text:p>4.392</text:p>
          </table:table-cell>
          <table:table-cell office:value-type="float" office:value="2.11">
            <text:p>2.110</text:p>
          </table:table-cell>
          <table:table-cell table:number-columns-repeated="3"/>
          <table:table-cell office:value-type="float" office:value="2.222">
            <text:p>2.222</text:p>
          </table:table-cell>
          <table:table-cell office:value-type="float" office:value="4.038">
            <text:p>4.038</text:p>
          </table:table-cell>
          <table:table-cell office:value-type="float" office:value="3.775">
            <text:p>3.775</text:p>
          </table:table-cell>
          <table:table-cell office:value-type="float" office:value="2.149">
            <text:p>2.149</text:p>
          </table:table-cell>
          <table:table-cell office:value-type="float" office:value="3.846">
            <text:p>3.846</text:p>
          </table:table-cell>
          <table:table-cell office:value-type="float" office:value="2.712">
            <text:p>2.712</text:p>
          </table:table-cell>
          <table:table-cell office:value-type="float" office:value="2.318">
            <text:p>2.318</text:p>
          </table:table-cell>
          <table:table-cell office:value-type="float" office:value="2.656">
            <text:p>2.656</text:p>
          </table:table-cell>
          <table:table-cell office:value-type="float" office:value="3.5">
            <text:p>3.500</text:p>
          </table:table-cell>
          <table:table-cell office:value-type="float" office:value="3.52">
            <text:p>3.520</text:p>
          </table:table-cell>
          <table:table-cell office:value-type="float" office:value="2.5">
            <text:p>2.500</text:p>
          </table:table-cell>
          <table:table-cell/>
          <table:table-cell office:value-type="float" office:value="3.669">
            <text:p>3.669</text:p>
          </table:table-cell>
          <table:table-cell office:value-type="float" office:value="4.038">
            <text:p>4.038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Tabor Hill_Traminette</text:p>
          </table:table-cell>
          <table:table-cell office:value-type="float" office:value="2.273">
            <text:p>2.273</text:p>
          </table:table-cell>
          <table:table-cell office:value-type="float" office:value="2.77">
            <text:p>2.770</text:p>
          </table:table-cell>
          <table:table-cell table:number-columns-repeated="4"/>
          <table:table-cell office:value-type="float" office:value="4.259">
            <text:p>4.259</text:p>
          </table:table-cell>
          <table:table-cell office:value-type="float" office:value="2.99">
            <text:p>2.990</text:p>
          </table:table-cell>
          <table:table-cell office:value-type="float" office:value="2.304">
            <text:p>2.304</text:p>
          </table:table-cell>
          <table:table-cell office:value-type="float" office:value="2.5">
            <text:p>2.500</text:p>
          </table:table-cell>
          <table:table-cell/>
          <table:table-cell office:value-type="float" office:value="2.971">
            <text:p>2.971</text:p>
          </table:table-cell>
          <table:table-cell office:value-type="float" office:value="1.591">
            <text:p>1.591</text:p>
          </table:table-cell>
          <table:table-cell office:value-type="float" office:value="2.188">
            <text:p>2.188</text:p>
          </table:table-cell>
          <table:table-cell office:value-type="float" office:value="2.3">
            <text:p>2.300</text:p>
          </table:table-cell>
          <table:table-cell/>
          <table:table-cell office:value-type="float" office:value="1.618">
            <text:p>1.618</text:p>
          </table:table-cell>
          <table:table-cell office:value-type="float" office:value="2.5">
            <text:p>2.500</text:p>
          </table:table-cell>
          <table:table-cell office:value-type="float" office:value="3.149">
            <text:p>3.149</text:p>
          </table:table-cell>
          <table:table-cell office:value-type="float" office:value="3.077">
            <text:p>3.077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Kalyra_Rose</text:p>
          </table:table-cell>
          <table:table-cell office:value-type="float" office:value="2.727">
            <text:p>2.727</text:p>
          </table:table-cell>
          <table:table-cell office:value-type="float" office:value="3.041">
            <text:p>3.041</text:p>
          </table:table-cell>
          <table:table-cell office:value-type="float" office:value="1.331">
            <text:p>1.331</text:p>
          </table:table-cell>
          <table:table-cell table:number-columns-repeated="3"/>
          <table:table-cell office:value-type="float" office:value="2.593">
            <text:p>2.593</text:p>
          </table:table-cell>
          <table:table-cell office:value-type="float" office:value="4.038">
            <text:p>4.038</text:p>
          </table:table-cell>
          <table:table-cell office:value-type="float" office:value="3.284">
            <text:p>3.284</text:p>
          </table:table-cell>
          <table:table-cell office:value-type="float" office:value="2.851">
            <text:p>2.851</text:p>
          </table:table-cell>
          <table:table-cell office:value-type="float" office:value="2.5">
            <text:p>2.500</text:p>
          </table:table-cell>
          <table:table-cell/>
          <table:table-cell office:value-type="float" office:value="1.955">
            <text:p>1.955</text:p>
          </table:table-cell>
          <table:table-cell office:value-type="float" office:value="2.969">
            <text:p>2.969</text:p>
          </table:table-cell>
          <table:table-cell office:value-type="float" office:value="2.1">
            <text:p>2.100</text:p>
          </table:table-cell>
          <table:table-cell office:value-type="float" office:value="3.01">
            <text:p>3.010</text:p>
          </table:table-cell>
          <table:table-cell office:value-type="float" office:value="2.794">
            <text:p>2.794</text:p>
          </table:table-cell>
          <table:table-cell office:value-type="float" office:value="3.133">
            <text:p>3.133</text:p>
          </table:table-cell>
          <table:table-cell office:value-type="float" office:value="3.409">
            <text:p>3.409</text:p>
          </table:table-cell>
          <table:table-cell office:value-type="float" office:value="3.558">
            <text:p>3.558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Tabor Hill_Cabernet Franc</text:p>
          </table:table-cell>
          <table:table-cell office:value-type="float" office:value="5.455">
            <text:p>5.455</text:p>
          </table:table-cell>
          <table:table-cell office:value-type="float" office:value="3.581">
            <text:p>3.581</text:p>
          </table:table-cell>
          <table:table-cell office:value-type="float" office:value="4.968">
            <text:p>4.968</text:p>
          </table:table-cell>
          <table:table-cell table:number-columns-repeated="3"/>
          <table:table-cell office:value-type="float" office:value="2.87">
            <text:p>2.870</text:p>
          </table:table-cell>
          <table:table-cell office:value-type="float" office:value="3.339">
            <text:p>3.339</text:p>
          </table:table-cell>
          <table:table-cell/>
          <table:table-cell office:value-type="float" office:value="3.377">
            <text:p>3.377</text:p>
          </table:table-cell>
          <table:table-cell office:value-type="float" office:value="2.5">
            <text:p>2.500</text:p>
          </table:table-cell>
          <table:table-cell office:value-type="float" office:value="3.206">
            <text:p>3.206</text:p>
          </table:table-cell>
          <table:table-cell office:value-type="float" office:value="2.864">
            <text:p>2.864</text:p>
          </table:table-cell>
          <table:table-cell office:value-type="float" office:value="3.75">
            <text:p>3.750</text:p>
          </table:table-cell>
          <table:table-cell office:value-type="float" office:value="2.1">
            <text:p>2.100</text:p>
          </table:table-cell>
          <table:table-cell office:value-type="float" office:value="2.5">
            <text:p>2.500</text:p>
          </table:table-cell>
          <table:table-cell office:value-type="float" office:value="3.676">
            <text:p>3.676</text:p>
          </table:table-cell>
          <table:table-cell/>
          <table:table-cell office:value-type="float" office:value="2.89">
            <text:p>2.890</text:p>
          </table:table-cell>
          <table:table-cell office:value-type="float" office:value="2.596">
            <text:p>2.596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Rancho sisquoc_Cabernet Franc</text:p>
          </table:table-cell>
          <table:table-cell office:value-type="float" office:value="2.045">
            <text:p>2.045</text:p>
          </table:table-cell>
          <table:table-cell office:value-type="float" office:value="1.689">
            <text:p>1.689</text:p>
          </table:table-cell>
          <table:table-cell table:number-columns-repeated="3"/>
          <table:table-cell office:value-type="float" office:value="4.265">
            <text:p>4.265</text:p>
          </table:table-cell>
          <table:table-cell office:value-type="float" office:value="2.778">
            <text:p>2.778</text:p>
          </table:table-cell>
          <table:table-cell office:value-type="float" office:value="1.941">
            <text:p>1.941</text:p>
          </table:table-cell>
          <table:table-cell/>
          <table:table-cell office:value-type="float" office:value="3.728">
            <text:p>3.728</text:p>
          </table:table-cell>
          <table:table-cell office:value-type="float" office:value="0.577">
            <text:p>0.577</text:p>
          </table:table-cell>
          <table:table-cell/>
          <table:table-cell office:value-type="float" office:value="3.227">
            <text:p>3.227</text:p>
          </table:table-cell>
          <table:table-cell office:value-type="float" office:value="1.25">
            <text:p>1.250</text:p>
          </table:table-cell>
          <table:table-cell office:value-type="float" office:value="1.5">
            <text:p>1.500</text:p>
          </table:table-cell>
          <table:table-cell office:value-type="float" office:value="1.173">
            <text:p>1.173</text:p>
          </table:table-cell>
          <table:table-cell office:value-type="float" office:value="2.794">
            <text:p>2.794</text:p>
          </table:table-cell>
          <table:table-cell/>
          <table:table-cell office:value-type="float" office:value="2.76">
            <text:p>2.760</text:p>
          </table:table-cell>
          <table:table-cell office:value-type="float" office:value="1.827">
            <text:p>1.827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Erath_Pinot Noir</text:p>
          </table:table-cell>
          <table:table-cell office:value-type="float" office:value="2.955">
            <text:p>2.955</text:p>
          </table:table-cell>
          <table:table-cell office:value-type="float" office:value="2.23">
            <text:p>2.230</text:p>
          </table:table-cell>
          <table:table-cell/>
          <table:table-cell office:value-type="float" office:value="2.85">
            <text:p>2.850</text:p>
          </table:table-cell>
          <table:table-cell office:value-type="float" office:value="2.92">
            <text:p>2.920</text:p>
          </table:table-cell>
          <table:table-cell table:number-columns-repeated="2"/>
          <table:table-cell office:value-type="float" office:value="1.311">
            <text:p>1.311</text:p>
          </table:table-cell>
          <table:table-cell/>
          <table:table-cell office:value-type="float" office:value="3.202">
            <text:p>3.202</text:p>
          </table:table-cell>
          <table:table-cell office:value-type="float" office:value="2.5">
            <text:p>2.500</text:p>
          </table:table-cell>
          <table:table-cell/>
          <table:table-cell office:value-type="float" office:value="1.955">
            <text:p>1.955</text:p>
          </table:table-cell>
          <table:table-cell office:value-type="float" office:value="3.125">
            <text:p>3.125</text:p>
          </table:table-cell>
          <table:table-cell office:value-type="float" office:value="3.5">
            <text:p>3.500</text:p>
          </table:table-cell>
          <table:table-cell office:value-type="float" office:value="1.99">
            <text:p>1.990</text:p>
          </table:table-cell>
          <table:table-cell office:value-type="float" office:value="1.912">
            <text:p>1.912</text:p>
          </table:table-cell>
          <table:table-cell office:value-type="float" office:value="3.133">
            <text:p>3.133</text:p>
          </table:table-cell>
          <table:table-cell office:value-type="float" office:value="4.318">
            <text:p>4.318</text:p>
          </table:table-cell>
          <table:table-cell office:value-type="float" office:value="2.885">
            <text:p>2.885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Opolo_Tempranillo</text:p>
          </table:table-cell>
          <table:table-cell office:value-type="float" office:value="1.818">
            <text:p>1.818</text:p>
          </table:table-cell>
          <table:table-cell office:value-type="float" office:value="1.419">
            <text:p>1.419</text:p>
          </table:table-cell>
          <table:table-cell table:number-columns-repeated="2"/>
          <table:table-cell office:value-type="float" office:value="1.661">
            <text:p>1.661</text:p>
          </table:table-cell>
          <table:table-cell/>
          <table:table-cell office:value-type="float" office:value="1.389">
            <text:p>1.389</text:p>
          </table:table-cell>
          <table:table-cell office:value-type="float" office:value="2.99">
            <text:p>2.990</text:p>
          </table:table-cell>
          <table:table-cell/>
          <table:table-cell office:value-type="float" office:value="2.851">
            <text:p>2.851</text:p>
          </table:table-cell>
          <table:table-cell office:value-type="float" office:value="1.923">
            <text:p>1.923</text:p>
          </table:table-cell>
          <table:table-cell/>
          <table:table-cell office:value-type="float" office:value="2.5">
            <text:p>2.500</text:p>
          </table:table-cell>
          <table:table-cell office:value-type="float" office:value="1.719">
            <text:p>1.719</text:p>
          </table:table-cell>
          <table:table-cell office:value-type="float" office:value="1.9">
            <text:p>1.900</text:p>
          </table:table-cell>
          <table:table-cell office:value-type="float" office:value="1.48">
            <text:p>1.480</text:p>
          </table:table-cell>
          <table:table-cell office:value-type="float" office:value="3.088">
            <text:p>3.088</text:p>
          </table:table-cell>
          <table:table-cell/>
          <table:table-cell office:value-type="float" office:value="2.76">
            <text:p>2.760</text:p>
          </table:table-cell>
          <table:table-cell office:value-type="float" office:value="1.442">
            <text:p>1.442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Steltzner_Claret</text:p>
          </table:table-cell>
          <table:table-cell office:value-type="float" office:value="2.727">
            <text:p>2.727</text:p>
          </table:table-cell>
          <table:table-cell office:value-type="float" office:value="1.959">
            <text:p>1.959</text:p>
          </table:table-cell>
          <table:table-cell office:value-type="float" office:value="2.24">
            <text:p>2.240</text:p>
          </table:table-cell>
          <table:table-cell table:number-columns-repeated="4"/>
          <table:table-cell office:value-type="float" office:value="1.941">
            <text:p>1.941</text:p>
          </table:table-cell>
          <table:table-cell/>
          <table:table-cell office:value-type="float" office:value="4.254">
            <text:p>4.254</text:p>
          </table:table-cell>
          <table:table-cell office:value-type="float" office:value="2.885">
            <text:p>2.885</text:p>
          </table:table-cell>
          <table:table-cell/>
          <table:table-cell office:value-type="float" office:value="2.864">
            <text:p>2.864</text:p>
          </table:table-cell>
          <table:table-cell office:value-type="float" office:value="1.406">
            <text:p>1.406</text:p>
          </table:table-cell>
          <table:table-cell office:value-type="float" office:value="2.3">
            <text:p>2.300</text:p>
          </table:table-cell>
          <table:table-cell office:value-type="float" office:value="1.684">
            <text:p>1.684</text:p>
          </table:table-cell>
          <table:table-cell table:number-columns-repeated="2"/>
          <table:table-cell office:value-type="float" office:value="2.5">
            <text:p>2.500</text:p>
          </table:table-cell>
          <table:table-cell office:value-type="float" office:value="1.154">
            <text:p>1.154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Rancho sisquoc_Syrah</text:p>
          </table:table-cell>
          <table:table-cell office:value-type="float" office:value="1.364">
            <text:p>1.364</text:p>
          </table:table-cell>
          <table:table-cell office:value-type="float" office:value="3.311">
            <text:p>3.311</text:p>
          </table:table-cell>
          <table:table-cell table:number-columns-repeated="2"/>
          <table:table-cell office:value-type="float" office:value="1.731">
            <text:p>1.731</text:p>
          </table:table-cell>
          <table:table-cell table:number-columns-repeated="2"/>
          <table:table-cell office:value-type="float" office:value="1.381">
            <text:p>1.381</text:p>
          </table:table-cell>
          <table:table-cell/>
          <table:table-cell office:value-type="float" office:value="3.904">
            <text:p>3.904</text:p>
          </table:table-cell>
          <table:table-cell office:value-type="float" office:value="1.923">
            <text:p>1.923</text:p>
          </table:table-cell>
          <table:table-cell/>
          <table:table-cell office:value-type="float" office:value="2.682">
            <text:p>2.682</text:p>
          </table:table-cell>
          <table:table-cell office:value-type="float" office:value="2.344">
            <text:p>2.344</text:p>
          </table:table-cell>
          <table:table-cell office:value-type="float" office:value="3.5">
            <text:p>3.500</text:p>
          </table:table-cell>
          <table:table-cell/>
          <table:table-cell office:value-type="float" office:value="2.206">
            <text:p>2.206</text:p>
          </table:table-cell>
          <table:table-cell table:number-columns-repeated="2"/>
          <table:table-cell office:value-type="float" office:value="1.346">
            <text:p>1.346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Opolo_Mountain Zinfandel</text:p>
          </table:table-cell>
          <table:table-cell office:value-type="float" office:value="1.136">
            <text:p>1.136</text:p>
          </table:table-cell>
          <table:table-cell office:value-type="float" office:value="0.878">
            <text:p>0.878</text:p>
          </table:table-cell>
          <table:table-cell office:value-type="float" office:value="1.071">
            <text:p>1.071</text:p>
          </table:table-cell>
          <table:table-cell/>
          <table:table-cell office:value-type="float" office:value="1.661">
            <text:p>1.661</text:p>
          </table:table-cell>
          <table:table-cell office:value-type="float" office:value="2.794">
            <text:p>2.794</text:p>
          </table:table-cell>
          <table:table-cell office:value-type="float" office:value="1.204">
            <text:p>1.204</text:p>
          </table:table-cell>
          <table:table-cell office:value-type="float" office:value="1.241">
            <text:p>1.241</text:p>
          </table:table-cell>
          <table:table-cell/>
          <table:table-cell office:value-type="float" office:value="3.377">
            <text:p>3.377</text:p>
          </table:table-cell>
          <table:table-cell office:value-type="float" office:value="0.577">
            <text:p>0.577</text:p>
          </table:table-cell>
          <table:table-cell/>
          <table:table-cell office:value-type="float" office:value="0.5">
            <text:p>0.500</text:p>
          </table:table-cell>
          <table:table-cell office:value-type="float" office:value="1.094">
            <text:p>1.094</text:p>
          </table:table-cell>
          <table:table-cell office:value-type="float" office:value="0.5">
            <text:p>0.500</text:p>
          </table:table-cell>
          <table:table-cell office:value-type="float" office:value="1.582">
            <text:p>1.582</text:p>
          </table:table-cell>
          <table:table-cell office:value-type="float" office:value="1.912">
            <text:p>1.912</text:p>
          </table:table-cell>
          <table:table-cell/>
          <table:table-cell office:value-type="float" office:value="1.201">
            <text:p>1.201</text:p>
          </table:table-cell>
          <table:table-cell office:value-type="float" office:value="1.25">
            <text:p>1.250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Opolo_Cabernet Sauvignion</text:p>
          </table:table-cell>
          <table:table-cell office:value-type="float" office:value="1.364">
            <text:p>1.364</text:p>
          </table:table-cell>
          <table:table-cell office:value-type="float" office:value="1.149">
            <text:p>1.149</text:p>
          </table:table-cell>
          <table:table-cell table:number-columns-repeated="2"/>
          <table:table-cell office:value-type="float" office:value="1.591">
            <text:p>1.591</text:p>
          </table:table-cell>
          <table:table-cell table:number-columns-repeated="2"/>
          <table:table-cell office:value-type="float" office:value="1.241">
            <text:p>1.241</text:p>
          </table:table-cell>
          <table:table-cell/>
          <table:table-cell office:value-type="float" office:value="3.026">
            <text:p>3.026</text:p>
          </table:table-cell>
          <table:table-cell office:value-type="float" office:value="2.5">
            <text:p>2.500</text:p>
          </table:table-cell>
          <table:table-cell/>
          <table:table-cell office:value-type="float" office:value="1.227">
            <text:p>1.227</text:p>
          </table:table-cell>
          <table:table-cell office:value-type="float" office:value="1.875">
            <text:p>1.875</text:p>
          </table:table-cell>
          <table:table-cell office:value-type="float" office:value="3.7">
            <text:p>3.700</text:p>
          </table:table-cell>
          <table:table-cell/>
          <table:table-cell office:value-type="float" office:value="3.971">
            <text:p>3.971</text:p>
          </table:table-cell>
          <table:table-cell/>
          <table:table-cell office:value-type="float" office:value="0.942">
            <text:p>0.942</text:p>
          </table:table-cell>
          <table:table-cell office:value-type="float" office:value="0.962">
            <text:p>0.962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Conneaut Cellars_Hazel Park Red</text:p>
          </table:table-cell>
          <table:table-cell office:value-type="float" office:value="2.5">
            <text:p>2.500</text:p>
          </table:table-cell>
          <table:table-cell office:value-type="float" office:value="1.959">
            <text:p>1.959</text:p>
          </table:table-cell>
          <table:table-cell/>
          <table:table-cell office:value-type="float" office:value="2.01">
            <text:p>2.010</text:p>
          </table:table-cell>
          <table:table-cell/>
          <table:table-cell office:value-type="float" office:value="2.206">
            <text:p>2.206</text:p>
          </table:table-cell>
          <table:table-cell office:value-type="float" office:value="4.259">
            <text:p>4.259</text:p>
          </table:table-cell>
          <table:table-cell office:value-type="float" office:value="2.29">
            <text:p>2.290</text:p>
          </table:table-cell>
          <table:table-cell/>
          <table:table-cell table:number-columns-repeated="2" office:value-type="float" office:value="2.5">
            <text:p>2.500</text:p>
          </table:table-cell>
          <table:table-cell/>
          <table:table-cell office:value-type="float" office:value="3.773">
            <text:p>3.773</text:p>
          </table:table-cell>
          <table:table-cell office:value-type="float" office:value="1.875">
            <text:p>1.875</text:p>
          </table:table-cell>
          <table:table-cell office:value-type="float" office:value="1.7">
            <text:p>1.700</text:p>
          </table:table-cell>
          <table:table-cell/>
          <table:table-cell office:value-type="float" office:value="1.618">
            <text:p>1.618</text:p>
          </table:table-cell>
          <table:table-cell/>
          <table:table-cell office:value-type="float" office:value="1.071">
            <text:p>1.071</text:p>
          </table:table-cell>
          <table:table-cell office:value-type="float" office:value="3.75">
            <text:p>3.750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Illinois Cellars_Velvet Red</text:p>
          </table:table-cell>
          <table:table-cell office:value-type="float" office:value="3.636">
            <text:p>3.636</text:p>
          </table:table-cell>
          <table:table-cell office:value-type="float" office:value="2.23">
            <text:p>2.230</text:p>
          </table:table-cell>
          <table:table-cell table:number-columns-repeated="2"/>
          <table:table-cell office:value-type="float" office:value="4.248">
            <text:p>4.248</text:p>
          </table:table-cell>
          <table:table-cell office:value-type="float" office:value="1.912">
            <text:p>1.912</text:p>
          </table:table-cell>
          <table:table-cell/>
          <table:table-cell office:value-type="float" office:value="1.381">
            <text:p>1.381</text:p>
          </table:table-cell>
          <table:table-cell/>
          <table:table-cell office:value-type="float" office:value="2.675">
            <text:p>2.675</text:p>
          </table:table-cell>
          <table:table-cell office:value-type="float" office:value="1.923">
            <text:p>1.923</text:p>
          </table:table-cell>
          <table:table-cell/>
          <table:table-cell office:value-type="float" office:value="3.955">
            <text:p>3.955</text:p>
          </table:table-cell>
          <table:table-cell office:value-type="float" office:value="2.344">
            <text:p>2.344</text:p>
          </table:table-cell>
          <table:table-cell office:value-type="float" office:value="1.3">
            <text:p>1.300</text:p>
          </table:table-cell>
          <table:table-cell/>
          <table:table-cell office:value-type="float" office:value="0.735">
            <text:p>0.735</text:p>
          </table:table-cell>
          <table:table-cell office:value-type="float" office:value="0.601">
            <text:p>0.601</text:p>
          </table:table-cell>
          <table:table-cell office:value-type="float" office:value="1.721">
            <text:p>1.721</text:p>
          </table:table-cell>
          <table:table-cell office:value-type="float" office:value="3.269">
            <text:p>3.269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Tabor Hill_Spumante</text:p>
          </table:table-cell>
          <table:table-cell office:value-type="float" office:value="4.091">
            <text:p>4.091</text:p>
          </table:table-cell>
          <table:table-cell office:value-type="float" office:value="2.77">
            <text:p>2.770</text:p>
          </table:table-cell>
          <table:table-cell office:value-type="float" office:value="1.591">
            <text:p>1.591</text:p>
          </table:table-cell>
          <table:table-cell office:value-type="float" office:value="2.01">
            <text:p>2.010</text:p>
          </table:table-cell>
          <table:table-cell/>
          <table:table-cell office:value-type="float" office:value="2.206">
            <text:p>2.206</text:p>
          </table:table-cell>
          <table:table-cell/>
          <table:table-cell office:value-type="float" office:value="3.339">
            <text:p>3.339</text:p>
          </table:table-cell>
          <table:table-cell/>
          <table:table-cell office:value-type="float" office:value="1.096">
            <text:p>1.096</text:p>
          </table:table-cell>
          <table:table-cell office:value-type="float" office:value="1.923">
            <text:p>1.923</text:p>
          </table:table-cell>
          <table:table-cell office:value-type="float" office:value="0.853">
            <text:p>0.853</text:p>
          </table:table-cell>
          <table:table-cell/>
          <table:table-cell office:value-type="float" office:value="2.969">
            <text:p>2.969</text:p>
          </table:table-cell>
          <table:table-cell office:value-type="float" office:value="2.1">
            <text:p>2.100</text:p>
          </table:table-cell>
          <table:table-cell/>
          <table:table-cell office:value-type="float" office:value="1.324">
            <text:p>1.324</text:p>
          </table:table-cell>
          <table:table-cell/>
          <table:table-cell office:value-type="float" office:value="1.851">
            <text:p>1.851</text:p>
          </table:table-cell>
          <table:table-cell office:value-type="float" office:value="3.173">
            <text:p>3.173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Kalyra_Black Muscat</text:p>
          </table:table-cell>
          <table:table-cell office:value-type="float" office:value="2.273">
            <text:p>2.273</text:p>
          </table:table-cell>
          <table:table-cell office:value-type="float" office:value="3.041">
            <text:p>3.041</text:p>
          </table:table-cell>
          <table:table-cell/>
          <table:table-cell table:number-columns-repeated="2" office:value-type="float" office:value="1.801">
            <text:p>1.801</text:p>
          </table:table-cell>
          <table:table-cell office:value-type="float" office:value="1.324">
            <text:p>1.324</text:p>
          </table:table-cell>
          <table:table-cell/>
          <table:table-cell office:value-type="float" office:value="2.64">
            <text:p>2.640</text:p>
          </table:table-cell>
          <table:table-cell/>
          <table:table-cell office:value-type="float" office:value="1.974">
            <text:p>1.974</text:p>
          </table:table-cell>
          <table:table-cell office:value-type="float" office:value="1.538">
            <text:p>1.538</text:p>
          </table:table-cell>
          <table:table-cell office:value-type="float" office:value="1.324">
            <text:p>1.324</text:p>
          </table:table-cell>
          <table:table-cell/>
          <table:table-cell office:value-type="float" office:value="1.094">
            <text:p>1.094</text:p>
          </table:table-cell>
          <table:table-cell office:value-type="float" office:value="3.3">
            <text:p>3.300</text:p>
          </table:table-cell>
          <table:table-cell/>
          <table:table-cell office:value-type="float" office:value="1.324">
            <text:p>1.324</text:p>
          </table:table-cell>
          <table:table-cell office:value-type="float" office:value="1.234">
            <text:p>1.234</text:p>
          </table:table-cell>
          <table:table-cell office:value-type="float" office:value="3.669">
            <text:p>3.669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string">
            <text:p>Alamos</text:p>
          </table:table-cell>
          <table:table-cell office:value-type="float" office:value="1.966">
            <text:p>1.966</text:p>
          </table:table-cell>
          <table:table-cell office:value-type="float" office:value="2.799">
            <text:p>2.799</text:p>
          </table:table-cell>
          <table:table-cell office:value-type="float" office:value="2.701">
            <text:p>2.701</text:p>
          </table:table-cell>
          <table:table-cell/>
          <table:table-cell office:value-type="float" office:value="4.544">
            <text:p>4.544</text:p>
          </table:table-cell>
          <table:table-cell table:number-columns-repeated="2"/>
          <table:table-cell office:value-type="float" office:value="3.135">
            <text:p>3.135</text:p>
          </table:table-cell>
          <table:table-cell/>
          <table:table-cell office:value-type="float" office:value="3.17">
            <text:p>3.170</text:p>
          </table:table-cell>
          <table:table-cell/>
          <table:table-cell table:style-name="ce122"/>
          <table:table-cell/>
          <table:table-cell office:value-type="float" office:value="4.907">
            <text:p>4.907</text:p>
          </table:table-cell>
          <table:table-cell table:number-columns-repeated="2"/>
          <table:table-cell office:value-type="float" office:value="2.433">
            <text:p>2.433</text:p>
          </table:table-cell>
          <table:table-cell office:value-type="float" office:value="4.238">
            <text:p>4.238</text:p>
          </table:table-cell>
          <table:table-cell office:value-type="float" office:value="3.587">
            <text:p>3.587</text:p>
          </table:table-cell>
          <table:table-cell office:value-type="float" office:value="2.638">
            <text:p>2.638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AN/2</text:p>
          </table:table-cell>
          <table:table-cell office:value-type="float" office:value="1.254">
            <text:p>1.254</text:p>
          </table:table-cell>
          <table:table-cell office:value-type="float" office:value="2.301">
            <text:p>2.301</text:p>
          </table:table-cell>
          <table:table-cell table:number-columns-repeated="5"/>
          <table:table-cell office:value-type="float" office:value="2.248">
            <text:p>2.248</text:p>
          </table:table-cell>
          <table:table-cell/>
          <table:table-cell office:value-type="float" office:value="2.315">
            <text:p>2.315</text:p>
          </table:table-cell>
          <table:table-cell/>
          <table:table-cell table:style-name="ce122" office:value-type="float" office:value="3.302">
            <text:p>3.302</text:p>
          </table:table-cell>
          <table:table-cell/>
          <table:table-cell office:value-type="float" office:value="3.056">
            <text:p>3.056</text:p>
          </table:table-cell>
          <table:table-cell table:number-columns-repeated="2"/>
          <table:table-cell office:value-type="float" office:value="4.446">
            <text:p>4.446</text:p>
          </table:table-cell>
          <table:table-cell office:value-type="float" office:value="1.79">
            <text:p>1.790</text:p>
          </table:table-cell>
          <table:table-cell office:value-type="float" office:value="2.105">
            <text:p>2.105</text:p>
          </table:table-cell>
          <table:table-cell office:value-type="float" office:value="2.638">
            <text:p>2.638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Banrock Station</text:p>
          </table:table-cell>
          <table:table-cell office:value-type="float" office:value="1.61">
            <text:p>1.610</text:p>
          </table:table-cell>
          <table:table-cell office:value-type="float" office:value="1.803">
            <text:p>1.803</text:p>
          </table:table-cell>
          <table:table-cell office:value-type="float" office:value="3.707">
            <text:p>3.707</text:p>
          </table:table-cell>
          <table:table-cell table:number-columns-repeated="4"/>
          <table:table-cell office:value-type="float" office:value="2.2">
            <text:p>2.200</text:p>
          </table:table-cell>
          <table:table-cell/>
          <table:table-cell office:value-type="float" office:value="3.882">
            <text:p>3.882</text:p>
          </table:table-cell>
          <table:table-cell/>
          <table:table-cell table:style-name="ce122" office:value-type="float" office:value="3.302">
            <text:p>3.302</text:p>
          </table:table-cell>
          <table:table-cell/>
          <table:table-cell office:value-type="float" office:value="1.997">
            <text:p>1.997</text:p>
          </table:table-cell>
          <table:table-cell table:number-columns-repeated="2"/>
          <table:table-cell office:value-type="float" office:value="3.775">
            <text:p>3.775</text:p>
          </table:table-cell>
          <table:table-cell office:value-type="float" office:value="2.402">
            <text:p>2.402</text:p>
          </table:table-cell>
          <table:table-cell office:value-type="float" office:value="2.269">
            <text:p>2.269</text:p>
          </table:table-cell>
          <table:table-cell office:value-type="float" office:value="1.254">
            <text:p>1.254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Domaine Bind Humbrecht</text:p>
          </table:table-cell>
          <table:table-cell office:value-type="float" office:value="1.966">
            <text:p>1.966</text:p>
          </table:table-cell>
          <table:table-cell office:value-type="float" office:value="2.301">
            <text:p>2.301</text:p>
          </table:table-cell>
          <table:table-cell office:value-type="float" office:value="1.293">
            <text:p>1.293</text:p>
          </table:table-cell>
          <table:table-cell/>
          <table:table-cell office:value-type="float" office:value="2.789">
            <text:p>2.789</text:p>
          </table:table-cell>
          <table:table-cell table:number-columns-repeated="2"/>
          <table:table-cell office:value-type="float" office:value="2.656">
            <text:p>2.656</text:p>
          </table:table-cell>
          <table:table-cell/>
          <table:table-cell office:value-type="float" office:value="1.033">
            <text:p>1.033</text:p>
          </table:table-cell>
          <table:table-cell/>
          <table:table-cell table:style-name="ce122" office:value-type="float" office:value="1.87">
            <text:p>1.870</text:p>
          </table:table-cell>
          <table:table-cell/>
          <table:table-cell office:value-type="float" office:value="0.939">
            <text:p>0.939</text:p>
          </table:table-cell>
          <table:table-cell table:number-columns-repeated="2"/>
          <table:table-cell office:value-type="float" office:value="1.93">
            <text:p>1.930</text:p>
          </table:table-cell>
          <table:table-cell office:value-type="float" office:value="3.626">
            <text:p>3.626</text:p>
          </table:table-cell>
          <table:table-cell office:value-type="float" office:value="1.61">
            <text:p>1.610</text:p>
          </table:table-cell>
          <table:table-cell office:value-type="float" office:value="3.33">
            <text:p>3.330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Jordan</text:p>
          </table:table-cell>
          <table:table-cell office:value-type="float" office:value="1.254">
            <text:p>1.254</text:p>
          </table:table-cell>
          <table:table-cell office:value-type="float" office:value="1.057">
            <text:p>1.057</text:p>
          </table:table-cell>
          <table:table-cell table:number-columns-repeated="2"/>
          <table:table-cell office:value-type="float" office:value="1.474">
            <text:p>1.474</text:p>
          </table:table-cell>
          <table:table-cell table:number-columns-repeated="2"/>
          <table:table-cell office:value-type="float" office:value="2.536">
            <text:p>2.536</text:p>
          </table:table-cell>
          <table:table-cell/>
          <table:table-cell office:value-type="float" office:value="2.6">
            <text:p>2.600</text:p>
          </table:table-cell>
          <table:table-cell/>
          <table:table-cell table:style-name="ce122" office:value-type="float" office:value="2.347">
            <text:p>2.347</text:p>
          </table:table-cell>
          <table:table-cell/>
          <table:table-cell office:value-type="float" office:value="1.733">
            <text:p>1.733</text:p>
          </table:table-cell>
          <table:table-cell table:number-columns-repeated="2"/>
          <table:table-cell office:value-type="float" office:value="2.433">
            <text:p>2.433</text:p>
          </table:table-cell>
          <table:table-cell office:value-type="float" office:value="1.423">
            <text:p>1.423</text:p>
          </table:table-cell>
          <table:table-cell office:value-type="float" office:value="1.446">
            <text:p>1.446</text:p>
          </table:table-cell>
          <table:table-cell office:value-type="float" office:value="1.6">
            <text:p>1.600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Kiona</text:p>
          </table:table-cell>
          <table:table-cell office:value-type="float" office:value="3.034">
            <text:p>3.034</text:p>
          </table:table-cell>
          <table:table-cell office:value-type="float" office:value="1.803">
            <text:p>1.803</text:p>
          </table:table-cell>
          <table:table-cell table:number-columns-repeated="2"/>
          <table:table-cell office:value-type="float" office:value="1.737">
            <text:p>1.737</text:p>
          </table:table-cell>
          <table:table-cell table:number-columns-repeated="2"/>
          <table:table-cell office:value-type="float" office:value="2.392">
            <text:p>2.392</text:p>
          </table:table-cell>
          <table:table-cell/>
          <table:table-cell office:value-type="float" office:value="1.46">
            <text:p>1.460</text:p>
          </table:table-cell>
          <table:table-cell/>
          <table:table-cell table:style-name="ce122" office:value-type="float" office:value="1.584">
            <text:p>1.584</text:p>
          </table:table-cell>
          <table:table-cell/>
          <table:table-cell office:value-type="float" office:value="2.262">
            <text:p>2.262</text:p>
          </table:table-cell>
          <table:table-cell table:number-columns-repeated="2"/>
          <table:table-cell office:value-type="float" office:value="1.091">
            <text:p>1.091</text:p>
          </table:table-cell>
          <table:table-cell/>
          <table:table-cell office:value-type="float" office:value="2.764">
            <text:p>2.764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string">
            <text:p>Kovacevic</text:p>
          </table:table-cell>
          <table:table-cell office:value-type="float" office:value="3.034">
            <text:p>3.034</text:p>
          </table:table-cell>
          <table:table-cell office:value-type="float" office:value="3.047">
            <text:p>3.047</text:p>
          </table:table-cell>
          <table:table-cell table:number-columns-repeated="2"/>
          <table:table-cell office:value-type="float" office:value="1.912">
            <text:p>1.912</text:p>
          </table:table-cell>
          <table:table-cell table:number-columns-repeated="2"/>
          <table:table-cell office:value-type="float" office:value="2.296">
            <text:p>2.296</text:p>
          </table:table-cell>
          <table:table-cell/>
          <table:table-cell office:value-type="float" office:value="4.594">
            <text:p>4.594</text:p>
          </table:table-cell>
          <table:table-cell/>
          <table:table-cell table:style-name="ce122"/>
          <table:table-cell/>
          <table:table-cell office:value-type="float" office:value="2.262">
            <text:p>2.262</text:p>
          </table:table-cell>
          <table:table-cell table:number-columns-repeated="2"/>
          <table:table-cell office:value-type="float" office:value="2.097">
            <text:p>2.097</text:p>
          </table:table-cell>
          <table:table-cell office:value-type="float" office:value="1.178">
            <text:p>1.178</text:p>
          </table:table-cell>
          <table:table-cell office:value-type="float" office:value="2.599">
            <text:p>2.599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string">
            <text:p>Kovacevic</text:p>
          </table:table-cell>
          <table:table-cell office:value-type="float" office:value="2.678">
            <text:p>2.678</text:p>
          </table:table-cell>
          <table:table-cell office:value-type="float" office:value="2.799">
            <text:p>2.799</text:p>
          </table:table-cell>
          <table:table-cell table:number-columns-repeated="2"/>
          <table:table-cell office:value-type="float" office:value="3.447">
            <text:p>3.447</text:p>
          </table:table-cell>
          <table:table-cell table:number-columns-repeated="2"/>
          <table:table-cell office:value-type="float" office:value="3.016">
            <text:p>3.016</text:p>
          </table:table-cell>
          <table:table-cell/>
          <table:table-cell office:value-type="float" office:value="1.745">
            <text:p>1.745</text:p>
          </table:table-cell>
          <table:table-cell/>
          <table:table-cell table:style-name="ce122"/>
          <table:table-cell/>
          <table:table-cell office:value-type="float" office:value="3.585">
            <text:p>3.585</text:p>
          </table:table-cell>
          <table:table-cell table:number-columns-repeated="2"/>
          <table:table-cell office:value-type="float" office:value="3.44">
            <text:p>3.440</text:p>
          </table:table-cell>
          <table:table-cell office:value-type="float" office:value="3.014">
            <text:p>3.014</text:p>
          </table:table-cell>
          <table:table-cell office:value-type="float" office:value="4.741">
            <text:p>4.741</text:p>
          </table:table-cell>
          <table:table-cell office:value-type="float" office:value="4.369">
            <text:p>4.369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Reif</text:p>
          </table:table-cell>
          <table:table-cell office:value-type="float" office:value="3.034">
            <text:p>3.034</text:p>
          </table:table-cell>
          <table:table-cell office:value-type="float" office:value="1.803">
            <text:p>1.803</text:p>
          </table:table-cell>
          <table:table-cell table:number-columns-repeated="5"/>
          <table:table-cell office:value-type="float" office:value="2.176">
            <text:p>2.176</text:p>
          </table:table-cell>
          <table:table-cell/>
          <table:table-cell office:value-type="float" office:value="1.887">
            <text:p>1.887</text:p>
          </table:table-cell>
          <table:table-cell/>
          <table:table-cell table:style-name="ce122" office:value-type="float" office:value="1.584">
            <text:p>1.584</text:p>
          </table:table-cell>
          <table:table-cell/>
          <table:table-cell office:value-type="float" office:value="1.997">
            <text:p>1.997</text:p>
          </table:table-cell>
          <table:table-cell table:number-columns-repeated="2"/>
          <table:table-cell office:value-type="float" office:value="1.426">
            <text:p>1.426</text:p>
          </table:table-cell>
          <table:table-cell/>
          <table:table-cell office:value-type="float" office:value="1.94">
            <text:p>1.940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string">
            <text:p>Sausal</text:p>
          </table:table-cell>
          <table:table-cell office:value-type="float" office:value="2.322">
            <text:p>2.322</text:p>
          </table:table-cell>
          <table:table-cell office:value-type="float" office:value="1.803">
            <text:p>1.803</text:p>
          </table:table-cell>
          <table:table-cell office:value-type="float" office:value="2.299">
            <text:p>2.299</text:p>
          </table:table-cell>
          <table:table-cell/>
          <table:table-cell office:value-type="float" office:value="1.912">
            <text:p>1.912</text:p>
          </table:table-cell>
          <table:table-cell table:number-columns-repeated="2"/>
          <table:table-cell office:value-type="float" office:value="2.776">
            <text:p>2.776</text:p>
          </table:table-cell>
          <table:table-cell/>
          <table:table-cell office:value-type="float" office:value="2.6">
            <text:p>2.600</text:p>
          </table:table-cell>
          <table:table-cell/>
          <table:table-cell table:style-name="ce122" office:value-type="float" office:value="4.256">
            <text:p>4.256</text:p>
          </table:table-cell>
          <table:table-cell/>
          <table:table-cell office:value-type="float" office:value="2.526">
            <text:p>2.526</text:p>
          </table:table-cell>
          <table:table-cell table:number-columns-repeated="2"/>
          <table:table-cell office:value-type="float" office:value="3.104">
            <text:p>3.104</text:p>
          </table:table-cell>
          <table:table-cell office:value-type="float" office:value="2.402">
            <text:p>2.402</text:p>
          </table:table-cell>
          <table:table-cell office:value-type="float" office:value="2.928">
            <text:p>2.928</text:p>
          </table:table-cell>
          <table:table-cell office:value-type="float" office:value="1.946">
            <text:p>1.946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The Red Brute</text:p>
          </table:table-cell>
          <table:table-cell office:value-type="float" office:value="3.034">
            <text:p>3.034</text:p>
          </table:table-cell>
          <table:table-cell office:value-type="float" office:value="4.291">
            <text:p>4.291</text:p>
          </table:table-cell>
          <table:table-cell table:number-columns-repeated="2"/>
          <table:table-cell office:value-type="float" office:value="1.912">
            <text:p>1.912</text:p>
          </table:table-cell>
          <table:table-cell table:number-columns-repeated="2"/>
          <table:table-cell office:value-type="float" office:value="2.224">
            <text:p>2.224</text:p>
          </table:table-cell>
          <table:table-cell/>
          <table:table-cell office:value-type="float" office:value="2.457">
            <text:p>2.457</text:p>
          </table:table-cell>
          <table:table-cell/>
          <table:table-cell table:style-name="ce122"/>
          <table:table-cell/>
          <table:table-cell office:value-type="float" office:value="2.262">
            <text:p>2.262</text:p>
          </table:table-cell>
          <table:table-cell table:number-columns-repeated="2"/>
          <table:table-cell office:value-type="float" office:value="1.762">
            <text:p>1.762</text:p>
          </table:table-cell>
          <table:table-cell office:value-type="float" office:value="2.402">
            <text:p>2.402</text:p>
          </table:table-cell>
          <table:table-cell office:value-type="float" office:value="1.446">
            <text:p>1.446</text:p>
          </table:table-cell>
          <table:table-cell office:value-type="float" office:value="2.292">
            <text:p>2.292</text:p>
          </table:table-cell>
          <table:table-cell table:number-columns-repeated="233"/>
        </table:table-row>
        <table:table-row table:style-name="ro1">
          <table:table-cell table:number-columns-repeated="2"/>
          <table:table-cell office:value-type="string">
            <text:p>Tokaji</text:p>
          </table:table-cell>
          <table:table-cell office:value-type="float" office:value="4.813">
            <text:p>4.813</text:p>
          </table:table-cell>
          <table:table-cell office:value-type="float" office:value="4.291">
            <text:p>4.291</text:p>
          </table:table-cell>
          <table:table-cell table:number-columns-repeated="2"/>
          <table:table-cell office:value-type="float" office:value="2.789">
            <text:p>2.789</text:p>
          </table:table-cell>
          <table:table-cell table:number-columns-repeated="2"/>
          <table:table-cell office:value-type="float" office:value="2.344">
            <text:p>2.344</text:p>
          </table:table-cell>
          <table:table-cell/>
          <table:table-cell office:value-type="float" office:value="2.315">
            <text:p>2.315</text:p>
          </table:table-cell>
          <table:table-cell/>
          <table:table-cell table:style-name="ce122" office:value-type="float" office:value="1.775">
            <text:p>1.775</text:p>
          </table:table-cell>
          <table:table-cell/>
          <table:table-cell office:value-type="float" office:value="2.526">
            <text:p>2.526</text:p>
          </table:table-cell>
          <table:table-cell table:number-columns-repeated="2"/>
          <table:table-cell office:value-type="float" office:value="2.097">
            <text:p>2.097</text:p>
          </table:table-cell>
          <table:table-cell table:number-columns-repeated="236"/>
        </table:table-row>
      </table:table>
      <table:table table:name="Sheet2" table:style-name="ta5" table:print-ranges="Sheet2.A1:Sheet2.U50">
        <table:table-column table:style-name="co52" table:default-cell-style-name="ce127"/>
        <table:table-column table:style-name="co9" table:number-columns-repeated="10" table:default-cell-style-name="ce140"/>
        <table:table-column table:style-name="co53" table:default-cell-style-name="ce140"/>
        <table:table-column table:style-name="co9" table:number-columns-repeated="2" table:default-cell-style-name="ce140"/>
        <table:table-column table:style-name="co53" table:number-columns-repeated="2" table:default-cell-style-name="ce140"/>
        <table:table-column table:style-name="co9" table:number-columns-repeated="2" table:default-cell-style-name="ce140"/>
        <table:table-column table:style-name="co53" table:default-cell-style-name="ce144"/>
        <table:table-column table:style-name="co51" table:default-cell-style-name="ce140"/>
        <table:table-column table:style-name="co54" table:default-cell-style-name="ce153"/>
        <table:table-column table:style-name="co55" table:default-cell-style-name="Default"/>
        <table:table-column table:style-name="co45" table:number-columns-repeated="4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45" table:number-columns-repeated="2" table:default-cell-style-name="Default"/>
        <table:table-column table:style-name="co56" table:default-cell-style-name="Default"/>
        <table:table-column table:style-name="co45" table:default-cell-style-name="Default"/>
        <table:table-column table:style-name="co57" table:default-cell-style-name="Default"/>
        <table:table-column table:style-name="co45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4" table:default-cell-style-name="Default"/>
        <table:table-column table:style-name="co1" table:number-columns-repeated="214" table:default-cell-style-name="Default"/>
        <table:table-row table:style-name="ro1">
          <table:table-cell table:style-name="Default"/>
          <table:table-cell table:style-name="ce121" table:number-columns-repeated="20"/>
          <table:table-cell table:number-columns-repeated="235"/>
        </table:table-row>
        <table:table-row table:style-name="ro1">
          <table:table-cell table:style-name="Default"/>
          <table:table-cell table:style-name="ce121"/>
          <table:table-cell table:style-name="Default"/>
          <table:table-cell table:style-name="ce121" table:number-columns-repeated="18"/>
          <table:table-cell table:number-columns-repeated="235"/>
        </table:table-row>
        <table:table-row table:style-name="ro1">
          <table:table-cell table:style-name="Default"/>
          <table:table-cell table:style-name="ce121" table:number-columns-repeated="20"/>
          <table:table-cell table:number-columns-repeated="235"/>
        </table:table-row>
        <table:table-row table:style-name="ro14">
          <table:table-cell table:style-name="ce123" office:value-type="string">
            <text:p>Combined Data</text:p>
          </table:table-cell>
          <table:table-cell table:style-name="ce129"/>
          <table:table-cell table:style-name="ce142" table:number-columns-repeated="18"/>
          <table:table-cell table:style-name="Default"/>
          <table:table-cell table:number-columns-repeated="235"/>
        </table:table-row>
        <table:table-row table:style-name="ro14">
          <table:table-cell table:style-name="ce124"/>
          <table:table-cell table:style-name="ce133" office:value-type="string">
            <text:p>tanja</text:p>
          </table:table-cell>
          <table:table-cell table:style-name="ce133" office:value-type="string">
            <text:p>gayle</text:p>
          </table:table-cell>
          <table:table-cell table:style-name="ce133" office:value-type="string">
            <text:p>marissa</text:p>
          </table:table-cell>
          <table:table-cell table:style-name="ce133" office:value-type="string">
            <text:p>cecille</text:p>
          </table:table-cell>
          <table:table-cell table:style-name="ce133" office:value-type="string">
            <text:p>christine</text:p>
          </table:table-cell>
          <table:table-cell table:style-name="ce133" office:value-type="string">
            <text:p>angela</text:p>
          </table:table-cell>
          <table:table-cell table:style-name="ce133" office:value-type="string">
            <text:p>arielle</text:p>
          </table:table-cell>
          <table:table-cell table:style-name="ce133" office:value-type="string">
            <text:p>basia</text:p>
          </table:table-cell>
          <table:table-cell table:style-name="ce133" office:value-type="string">
            <text:p>nicole</text:p>
          </table:table-cell>
          <table:table-cell table:style-name="ce133" office:value-type="string">
            <text:p>jinju</text:p>
          </table:table-cell>
          <table:table-cell table:style-name="ce133" office:value-type="string">
            <text:p>lauren</text:p>
          </table:table-cell>
          <table:table-cell table:style-name="ce133" office:value-type="string">
            <text:p>aiguo</text:p>
          </table:table-cell>
          <table:table-cell table:style-name="ce133" office:value-type="string">
            <text:p>mattmost</text:p>
          </table:table-cell>
          <table:table-cell table:style-name="ce133" office:value-type="string">
            <text:p>ted</text:p>
          </table:table-cell>
          <table:table-cell table:style-name="ce133" office:value-type="string">
            <text:p>graham</text:p>
          </table:table-cell>
          <table:table-cell table:style-name="ce138" office:value-type="string">
            <text:p>will</text:p>
          </table:table-cell>
          <table:table-cell table:style-name="ce138" office:value-type="string">
            <text:p>dave</text:p>
          </table:table-cell>
          <table:table-cell table:style-name="ce138" office:value-type="string">
            <text:p>eric</text:p>
          </table:table-cell>
          <table:table-cell table:style-name="ce138" office:value-type="string">
            <text:p>beau</text:p>
          </table:table-cell>
          <table:table-cell table:style-name="ce148" office:value-type="string">
            <text:p>ben</text:p>
          </table:table-cell>
          <table:table-cell table:number-columns-repeated="235"/>
        </table:table-row>
        <table:table-row table:style-name="ro14">
          <table:table-cell table:style-name="ce125" office:value-type="string">
            <text:p>tanja</text:p>
          </table:table-cell>
          <table:table-cell table:style-name="ce134" office:value-type="float" office:value="1">
            <text:p>1.000</text:p>
          </table:table-cell>
          <table:table-cell table:style-name="ce134" table:number-columns-repeated="17"/>
          <table:table-cell table:style-name="ce146"/>
          <table:table-cell table:style-name="ce149"/>
          <table:table-cell table:number-columns-repeated="235"/>
        </table:table-row>
        <table:table-row table:style-name="ro14">
          <table:table-cell table:style-name="ce126" office:value-type="string">
            <text:p>gayle</text:p>
          </table:table-cell>
          <table:table-cell table:style-name="ce135" office:value-type="string">
            <text:p>0.5310*</text:p>
          </table:table-cell>
          <table:table-cell table:style-name="ce135" office:value-type="float" office:value="1">
            <text:p>1.000</text:p>
          </table:table-cell>
          <table:table-cell table:style-name="ce135" table:number-columns-repeated="16"/>
          <table:table-cell table:style-name="ce136"/>
          <table:table-cell table:style-name="ce150"/>
          <table:table-cell table:number-columns-repeated="235"/>
        </table:table-row>
        <table:table-row table:style-name="ro14">
          <table:table-cell table:style-name="ce126" office:value-type="string">
            <text:p>marissa</text:p>
          </table:table-cell>
          <table:table-cell table:style-name="ce135" office:value-type="float" office:value="0.34">
            <text:p>0.340</text:p>
          </table:table-cell>
          <table:table-cell table:style-name="ce135" office:value-type="float" office:value="0.1395">
            <text:p>0.140</text:p>
          </table:table-cell>
          <table:table-cell table:style-name="ce135" office:value-type="float" office:value="1">
            <text:p>1.000</text:p>
          </table:table-cell>
          <table:table-cell table:style-name="ce135" table:number-columns-repeated="15"/>
          <table:table-cell table:style-name="ce136"/>
          <table:table-cell table:style-name="ce150"/>
          <table:table-cell table:number-columns-repeated="235"/>
        </table:table-row>
        <table:table-row table:style-name="ro14">
          <table:table-cell table:style-name="ce126" office:value-type="string">
            <text:p>cecille</text:p>
          </table:table-cell>
          <table:table-cell table:style-name="ce135" office:value-type="float" office:value="-0.3153">
            <text:p>-0.315</text:p>
          </table:table-cell>
          <table:table-cell table:style-name="ce135" office:value-type="float" office:value="0.1447">
            <text:p>0.145</text:p>
          </table:table-cell>
          <table:table-cell table:style-name="ce135" office:value-type="float" office:value="0.6145">
            <text:p>0.615</text:p>
          </table:table-cell>
          <table:table-cell table:style-name="ce135" office:value-type="float" office:value="1">
            <text:p>1.000</text:p>
          </table:table-cell>
          <table:table-cell table:style-name="ce135" table:number-columns-repeated="14"/>
          <table:table-cell table:style-name="ce136"/>
          <table:table-cell table:style-name="ce150"/>
          <table:table-cell table:number-columns-repeated="235"/>
        </table:table-row>
        <table:table-row table:style-name="ro14">
          <table:table-cell table:style-name="ce126" office:value-type="string">
            <text:p>christine</text:p>
          </table:table-cell>
          <table:table-cell table:style-name="ce135" office:value-type="float" office:value="0.3056">
            <text:p>0.306</text:p>
          </table:table-cell>
          <table:table-cell table:style-name="ce135" office:value-type="float" office:value="0.1577">
            <text:p>0.158</text:p>
          </table:table-cell>
          <table:table-cell table:style-name="ce135" office:value-type="float" office:value="0.2936">
            <text:p>0.294</text:p>
          </table:table-cell>
          <table:table-cell table:style-name="ce135" office:value-type="float" office:value="0.49">
            <text:p>0.490</text:p>
          </table:table-cell>
          <table:table-cell table:style-name="ce135" office:value-type="float" office:value="1">
            <text:p>1.000</text:p>
          </table:table-cell>
          <table:table-cell table:style-name="ce135" table:number-columns-repeated="13"/>
          <table:table-cell table:style-name="ce136"/>
          <table:table-cell table:style-name="ce150"/>
          <table:table-cell table:number-columns-repeated="235"/>
        </table:table-row>
        <table:table-row table:style-name="ro14">
          <table:table-cell table:style-name="ce126" office:value-type="string">
            <text:p>angela</text:p>
          </table:table-cell>
          <table:table-cell table:style-name="ce135" office:value-type="float" office:value="-0.3919">
            <text:p>-0.392</text:p>
          </table:table-cell>
          <table:table-cell table:style-name="ce135" office:value-type="float" office:value="-0.3546">
            <text:p>-0.355</text:p>
          </table:table-cell>
          <table:table-cell table:style-name="ce135" office:value-type="float" office:value="0.4995">
            <text:p>0.500</text:p>
          </table:table-cell>
          <table:table-cell table:style-name="ce135" office:value-type="string">
            <text:p>0.9951*</text:p>
          </table:table-cell>
          <table:table-cell table:style-name="ce135" office:value-type="float" office:value="0.129">
            <text:p>0.129</text:p>
          </table:table-cell>
          <table:table-cell table:style-name="ce135" office:value-type="float" office:value="1">
            <text:p>1.000</text:p>
          </table:table-cell>
          <table:table-cell table:style-name="ce135" table:number-columns-repeated="12"/>
          <table:table-cell table:style-name="ce136"/>
          <table:table-cell table:style-name="ce150"/>
          <table:table-cell table:number-columns-repeated="235"/>
        </table:table-row>
        <table:table-row table:style-name="ro14">
          <table:table-cell table:style-name="ce126" office:value-type="string">
            <text:p>arielle</text:p>
          </table:table-cell>
          <table:table-cell table:style-name="ce135" office:value-type="float" office:value="0.2213">
            <text:p>0.221</text:p>
          </table:table-cell>
          <table:table-cell table:style-name="ce135" office:value-type="float" office:value="-0.051">
            <text:p>-0.051</text:p>
          </table:table-cell>
          <table:table-cell table:style-name="ce135" office:value-type="string">
            <text:p>0.7139*</text:p>
          </table:table-cell>
          <table:table-cell table:style-name="ce135" office:value-type="float" office:value="-0.2662">
            <text:p>-0.266</text:p>
          </table:table-cell>
          <table:table-cell table:style-name="ce135" office:value-type="float" office:value="0.6398">
            <text:p>0.640</text:p>
          </table:table-cell>
          <table:table-cell table:style-name="ce135" office:value-type="float" office:value="-0.3019">
            <text:p>-0.302</text:p>
          </table:table-cell>
          <table:table-cell table:style-name="ce135" office:value-type="float" office:value="1">
            <text:p>1.000</text:p>
          </table:table-cell>
          <table:table-cell table:style-name="ce135" table:number-columns-repeated="11"/>
          <table:table-cell table:style-name="ce136"/>
          <table:table-cell table:style-name="ce150"/>
          <table:table-cell table:number-columns-repeated="235"/>
        </table:table-row>
        <table:table-row table:style-name="ro14">
          <table:table-cell table:style-name="ce126" office:value-type="string">
            <text:p>basia</text:p>
          </table:table-cell>
          <table:table-cell table:style-name="ce135" office:value-type="float" office:value="0.2716">
            <text:p>0.272</text:p>
          </table:table-cell>
          <table:table-cell table:style-name="ce135" office:value-type="string">
            <text:p>0.4227*</text:p>
          </table:table-cell>
          <table:table-cell table:style-name="ce135" office:value-type="float" office:value="0.0958">
            <text:p>0.096</text:p>
          </table:table-cell>
          <table:table-cell table:style-name="ce135" office:value-type="float" office:value="0.328">
            <text:p>0.328</text:p>
          </table:table-cell>
          <table:table-cell table:style-name="ce135" office:value-type="float" office:value="0.2145">
            <text:p>0.215</text:p>
          </table:table-cell>
          <table:table-cell table:style-name="ce135" office:value-type="float" office:value="-0.241">
            <text:p>-0.241</text:p>
          </table:table-cell>
          <table:table-cell table:style-name="ce135" office:value-type="float" office:value="0.0888">
            <text:p>0.089</text:p>
          </table:table-cell>
          <table:table-cell table:style-name="ce136" office:value-type="float" office:value="1">
            <text:p>1</text:p>
          </table:table-cell>
          <table:table-cell table:style-name="ce136" table:number-columns-repeated="11"/>
          <table:table-cell table:style-name="ce150"/>
          <table:table-cell table:number-columns-repeated="235"/>
        </table:table-row>
        <table:table-row table:style-name="ro14">
          <table:table-cell table:style-name="ce126" office:value-type="string">
            <text:p>nicole</text:p>
          </table:table-cell>
          <table:table-cell table:style-name="ce135" office:value-type="string">
            <text:p>0.9087*</text:p>
          </table:table-cell>
          <table:table-cell table:style-name="ce135" office:value-type="float" office:value="0.8041">
            <text:p>0.804</text:p>
          </table:table-cell>
          <table:table-cell table:style-name="ce135" office:value-type="float" office:value="-0.7414">
            <text:p>-0.741</text:p>
          </table:table-cell>
          <table:table-cell table:style-name="ce135" office:value-type="float" office:value="0.3597">
            <text:p>0.360</text:p>
          </table:table-cell>
          <table:table-cell table:style-name="ce135" office:value-type="float" office:value="-1">
            <text:p>-1.000</text:p>
          </table:table-cell>
          <table:table-cell table:style-name="ce135" office:value-type="string">
            <text:p>.</text:p>
          </table:table-cell>
          <table:table-cell table:style-name="ce135" office:value-type="float" office:value="-0.1808">
            <text:p>-0.181</text:p>
          </table:table-cell>
          <table:table-cell table:style-name="ce136" office:value-type="string">
            <text:p>0.8685*</text:p>
          </table:table-cell>
          <table:table-cell table:style-name="ce136" office:value-type="float" office:value="1">
            <text:p>1</text:p>
          </table:table-cell>
          <table:table-cell table:style-name="ce136" table:number-columns-repeated="10"/>
          <table:table-cell table:style-name="ce150"/>
          <table:table-cell table:number-columns-repeated="235"/>
        </table:table-row>
        <table:table-row table:style-name="ro14">
          <table:table-cell table:style-name="ce126" office:value-type="string">
            <text:p>jinju</text:p>
          </table:table-cell>
          <table:table-cell table:style-name="ce135" office:value-type="float" office:value="-0.0791">
            <text:p>-0.079</text:p>
          </table:table-cell>
          <table:table-cell table:style-name="ce135" office:value-type="float" office:value="-0.0786">
            <text:p>-0.079</text:p>
          </table:table-cell>
          <table:table-cell table:style-name="ce135" office:value-type="float" office:value="0.0429">
            <text:p>0.043</text:p>
          </table:table-cell>
          <table:table-cell table:style-name="ce135" office:value-type="float" office:value="0.0571">
            <text:p>0.057</text:p>
          </table:table-cell>
          <table:table-cell table:style-name="ce135" office:value-type="float" office:value="-0.2562">
            <text:p>-0.256</text:p>
          </table:table-cell>
          <table:table-cell table:style-name="ce135" office:value-type="float" office:value="0.5103">
            <text:p>0.510</text:p>
          </table:table-cell>
          <table:table-cell table:style-name="ce135" office:value-type="float" office:value="-0.1513">
            <text:p>-0.151</text:p>
          </table:table-cell>
          <table:table-cell table:style-name="ce136" office:value-type="float" office:value="-0.2559">
            <text:p>-0.26</text:p>
          </table:table-cell>
          <table:table-cell table:style-name="ce136" office:value-type="float" office:value="0.7106">
            <text:p>0.71</text:p>
          </table:table-cell>
          <table:table-cell table:style-name="ce136" office:value-type="float" office:value="1">
            <text:p>1</text:p>
          </table:table-cell>
          <table:table-cell table:style-name="ce136" table:number-columns-repeated="9"/>
          <table:table-cell table:style-name="ce150"/>
          <table:table-cell table:number-columns-repeated="235"/>
        </table:table-row>
        <table:table-row table:style-name="ro14">
          <table:table-cell table:style-name="ce126" office:value-type="string">
            <text:p>lauren</text:p>
          </table:table-cell>
          <table:table-cell table:style-name="ce135" office:value-type="float" office:value="0.1734">
            <text:p>0.173</text:p>
          </table:table-cell>
          <table:table-cell table:style-name="ce135" office:value-type="string">
            <text:p>0.4618*</text:p>
          </table:table-cell>
          <table:table-cell table:style-name="ce135" office:value-type="float" office:value="0.3808">
            <text:p>0.381</text:p>
          </table:table-cell>
          <table:table-cell table:style-name="ce135" office:value-type="string">
            <text:p>0.6900*</text:p>
          </table:table-cell>
          <table:table-cell table:style-name="ce135" office:value-type="float" office:value="0.4398">
            <text:p>0.440</text:p>
          </table:table-cell>
          <table:table-cell table:style-name="ce135" office:value-type="float" office:value="-0.3807">
            <text:p>-0.381</text:p>
          </table:table-cell>
          <table:table-cell table:style-name="ce135" office:value-type="float" office:value="0.1701">
            <text:p>0.170</text:p>
          </table:table-cell>
          <table:table-cell table:style-name="ce136" office:value-type="float" office:value="0.3827">
            <text:p>0.38</text:p>
          </table:table-cell>
          <table:table-cell table:style-name="ce136" office:value-type="float" office:value="-0.2648">
            <text:p>-0.26</text:p>
          </table:table-cell>
          <table:table-cell table:style-name="ce136" office:value-type="string">
            <text:p>-0.4726*</text:p>
          </table:table-cell>
          <table:table-cell table:style-name="ce136" office:value-type="float" office:value="1">
            <text:p>1</text:p>
          </table:table-cell>
          <table:table-cell table:style-name="ce136" table:number-columns-repeated="8"/>
          <table:table-cell table:style-name="ce150"/>
          <table:table-cell table:number-columns-repeated="235"/>
        </table:table-row>
        <table:table-row table:style-name="ro14">
          <table:table-cell table:style-name="ce126" office:value-type="string">
            <text:p>aiguo</text:p>
          </table:table-cell>
          <table:table-cell table:style-name="ce135" office:value-type="float" office:value="-0.2409">
            <text:p>-0.241</text:p>
          </table:table-cell>
          <table:table-cell table:style-name="ce135" office:value-type="float" office:value="0.0548">
            <text:p>0.055</text:p>
          </table:table-cell>
          <table:table-cell table:style-name="ce135" office:value-type="float" office:value="0.379">
            <text:p>0.379</text:p>
          </table:table-cell>
          <table:table-cell table:style-name="ce135" office:value-type="string">
            <text:p>0.9271*</text:p>
          </table:table-cell>
          <table:table-cell table:style-name="ce135" office:value-type="float" office:value="-0.0322">
            <text:p>-0.032</text:p>
          </table:table-cell>
          <table:table-cell table:style-name="ce135" office:value-type="float" office:value="0.4034">
            <text:p>0.403</text:p>
          </table:table-cell>
          <table:table-cell table:style-name="ce135" office:value-type="float" office:value="0.067">
            <text:p>0.067</text:p>
          </table:table-cell>
          <table:table-cell table:style-name="ce136" office:value-type="float" office:value="0.3135">
            <text:p>0.31</text:p>
          </table:table-cell>
          <table:table-cell table:style-name="ce136" office:value-type="float" office:value="0.3207">
            <text:p>0.32</text:p>
          </table:table-cell>
          <table:table-cell table:style-name="ce136" office:value-type="string">
            <text:p>0.5329*</text:p>
          </table:table-cell>
          <table:table-cell table:style-name="ce136" office:value-type="float" office:value="0.6771">
            <text:p>0.68</text:p>
          </table:table-cell>
          <table:table-cell table:style-name="ce136" office:value-type="float" office:value="1">
            <text:p>1</text:p>
          </table:table-cell>
          <table:table-cell table:style-name="ce136" table:number-columns-repeated="7"/>
          <table:table-cell table:style-name="ce150"/>
          <table:table-cell table:number-columns-repeated="235"/>
        </table:table-row>
        <table:table-row table:style-name="ro14">
          <table:table-cell table:style-name="ce126" office:value-type="string">
            <text:p>mattmost</text:p>
          </table:table-cell>
          <table:table-cell table:style-name="ce135" office:value-type="float" office:value="0.3883">
            <text:p>0.388</text:p>
          </table:table-cell>
          <table:table-cell table:style-name="ce135" office:value-type="float" office:value="0.3647">
            <text:p>0.365</text:p>
          </table:table-cell>
          <table:table-cell table:style-name="ce135" office:value-type="float" office:value="0.1946">
            <text:p>0.195</text:p>
          </table:table-cell>
          <table:table-cell table:style-name="ce135" office:value-type="float" office:value="0.0806">
            <text:p>0.081</text:p>
          </table:table-cell>
          <table:table-cell table:style-name="ce135" office:value-type="float" office:value="0.5329">
            <text:p>0.533</text:p>
          </table:table-cell>
          <table:table-cell table:style-name="ce135" office:value-type="float" office:value="-0.242">
            <text:p>-0.242</text:p>
          </table:table-cell>
          <table:table-cell table:style-name="ce135" office:value-type="float" office:value="0.1127">
            <text:p>0.113</text:p>
          </table:table-cell>
          <table:table-cell table:style-name="ce136" office:value-type="float" office:value="0.2526">
            <text:p>0.25</text:p>
          </table:table-cell>
          <table:table-cell table:style-name="ce136" office:value-type="float" office:value="0.2155">
            <text:p>0.22</text:p>
          </table:table-cell>
          <table:table-cell table:style-name="ce136" office:value-type="float" office:value="0.2034">
            <text:p>0.2</text:p>
          </table:table-cell>
          <table:table-cell table:style-name="ce136" office:value-type="float" office:value="0.0943">
            <text:p>0.09</text:p>
          </table:table-cell>
          <table:table-cell table:style-name="ce136" office:value-type="float" office:value="0.6566">
            <text:p>0.66</text:p>
          </table:table-cell>
          <table:table-cell table:style-name="ce136" office:value-type="float" office:value="1">
            <text:p>1</text:p>
          </table:table-cell>
          <table:table-cell table:style-name="ce136" table:number-columns-repeated="6"/>
          <table:table-cell table:style-name="ce150"/>
          <table:table-cell table:number-columns-repeated="235"/>
        </table:table-row>
        <table:table-row table:style-name="ro14">
          <table:table-cell table:style-name="ce126" office:value-type="string">
            <text:p>ted</text:p>
          </table:table-cell>
          <table:table-cell table:style-name="ce135" office:value-type="float" office:value="0.2526">
            <text:p>0.253</text:p>
          </table:table-cell>
          <table:table-cell table:style-name="ce135" office:value-type="string">
            <text:p>0.4943*</text:p>
          </table:table-cell>
          <table:table-cell table:style-name="ce135" office:value-type="float" office:value="0.3846">
            <text:p>0.385</text:p>
          </table:table-cell>
          <table:table-cell table:style-name="ce135" office:value-type="float" office:value="0.5095">
            <text:p>0.510</text:p>
          </table:table-cell>
          <table:table-cell table:style-name="ce135" office:value-type="string">
            <text:p>0.5626*</text:p>
          </table:table-cell>
          <table:table-cell table:style-name="ce135" office:value-type="float" office:value="0.1448">
            <text:p>0.145</text:p>
          </table:table-cell>
          <table:table-cell table:style-name="ce135" office:value-type="float" office:value="-0.1425">
            <text:p>-0.143</text:p>
          </table:table-cell>
          <table:table-cell table:style-name="ce136" office:value-type="string">
            <text:p>0.3553*</text:p>
          </table:table-cell>
          <table:table-cell table:style-name="ce136" office:value-type="float" office:value="-0.0701">
            <text:p>-0.07</text:p>
          </table:table-cell>
          <table:table-cell table:style-name="ce136" office:value-type="float" office:value="-0.1807">
            <text:p>-0.18</text:p>
          </table:table-cell>
          <table:table-cell table:style-name="ce136" office:value-type="string">
            <text:p>0.5567*</text:p>
          </table:table-cell>
          <table:table-cell table:style-name="ce136" office:value-type="float" office:value="0.2822">
            <text:p>0.28</text:p>
          </table:table-cell>
          <table:table-cell table:style-name="ce136" office:value-type="float" office:value="0.1403">
            <text:p>0.14</text:p>
          </table:table-cell>
          <table:table-cell table:style-name="ce136" office:value-type="float" office:value="1">
            <text:p>1</text:p>
          </table:table-cell>
          <table:table-cell table:style-name="ce136" table:number-columns-repeated="5"/>
          <table:table-cell table:style-name="ce150"/>
          <table:table-cell table:number-columns-repeated="235"/>
        </table:table-row>
        <table:table-row table:style-name="ro14">
          <table:table-cell table:style-name="ce126" office:value-type="string">
            <text:p>graham</text:p>
          </table:table-cell>
          <table:table-cell table:style-name="ce135" office:value-type="float" office:value="-0.1128">
            <text:p>-0.113</text:p>
          </table:table-cell>
          <table:table-cell table:style-name="ce135" office:value-type="string">
            <text:p>0.4752*</text:p>
          </table:table-cell>
          <table:table-cell table:style-name="ce135" office:value-type="float" office:value="0.4132">
            <text:p>0.413</text:p>
          </table:table-cell>
          <table:table-cell table:style-name="ce135" office:value-type="string">
            <text:p>0.7689*</text:p>
          </table:table-cell>
          <table:table-cell table:style-name="ce135" office:value-type="float" office:value="-0.1011">
            <text:p>-0.101</text:p>
          </table:table-cell>
          <table:table-cell table:style-name="ce135" office:value-type="float" office:value="-0.3473">
            <text:p>-0.347</text:p>
          </table:table-cell>
          <table:table-cell table:style-name="ce135" office:value-type="float" office:value="0.0151">
            <text:p>0.015</text:p>
          </table:table-cell>
          <table:table-cell table:style-name="ce136" office:value-type="float" office:value="0.2623">
            <text:p>0.26</text:p>
          </table:table-cell>
          <table:table-cell table:style-name="ce136" office:value-type="float" office:value="0.2324">
            <text:p>0.23</text:p>
          </table:table-cell>
          <table:table-cell table:style-name="ce136" office:value-type="float" office:value="-0.2539">
            <text:p>-0.25</text:p>
          </table:table-cell>
          <table:table-cell table:style-name="ce136" office:value-type="string">
            <text:p>0.5849*</text:p>
          </table:table-cell>
          <table:table-cell table:style-name="ce136" office:value-type="float" office:value="0.3968">
            <text:p>0.4</text:p>
          </table:table-cell>
          <table:table-cell table:style-name="ce136" office:value-type="float" office:value="0.0492">
            <text:p>0.05</text:p>
          </table:table-cell>
          <table:table-cell table:style-name="ce136" office:value-type="float" office:value="0.403">
            <text:p>0.4</text:p>
          </table:table-cell>
          <table:table-cell table:style-name="ce136" office:value-type="float" office:value="1">
            <text:p>1</text:p>
          </table:table-cell>
          <table:table-cell table:style-name="ce136" table:number-columns-repeated="4"/>
          <table:table-cell table:style-name="ce150"/>
          <table:table-cell table:number-columns-repeated="235"/>
        </table:table-row>
        <table:table-row table:style-name="ro14">
          <table:table-cell office:value-type="string">
            <text:p>will</text:p>
          </table:table-cell>
          <table:table-cell table:style-name="ce136" office:value-type="float" office:value="0.1849">
            <text:p>0.18</text:p>
          </table:table-cell>
          <table:table-cell table:style-name="ce136" office:value-type="string">
            <text:p>0.6581*</text:p>
          </table:table-cell>
          <table:table-cell table:style-name="ce136" office:value-type="float" office:value="0.3978">
            <text:p>0.4</text:p>
          </table:table-cell>
          <table:table-cell table:style-name="ce136" office:value-type="float" office:value="0.0218">
            <text:p>0.02</text:p>
          </table:table-cell>
          <table:table-cell table:style-name="ce136" office:value-type="float" office:value="0.1856">
            <text:p>0.19</text:p>
          </table:table-cell>
          <table:table-cell table:style-name="ce136" office:value-type="float" office:value="-1">
            <text:p>-1</text:p>
          </table:table-cell>
          <table:table-cell table:style-name="ce136" office:value-type="float" office:value="0.3637">
            <text:p>0.36</text:p>
          </table:table-cell>
          <table:table-cell table:style-name="ce136" office:value-type="float" office:value="0.4265">
            <text:p>0.43</text:p>
          </table:table-cell>
          <table:table-cell table:style-name="ce136" office:value-type="float" office:value="0.7151">
            <text:p>0.72</text:p>
          </table:table-cell>
          <table:table-cell table:style-name="ce136" office:value-type="string">
            <text:p>-0.7563*</text:p>
          </table:table-cell>
          <table:table-cell table:style-name="ce136" office:value-type="string">
            <text:p>0.6868*</text:p>
          </table:table-cell>
          <table:table-cell table:style-name="ce136" office:value-type="float" office:value="-0.407">
            <text:p>-0.41</text:p>
          </table:table-cell>
          <table:table-cell table:style-name="ce136" office:value-type="float" office:value="-0.0874">
            <text:p>-0.09</text:p>
          </table:table-cell>
          <table:table-cell table:style-name="ce136" office:value-type="string">
            <text:p>0.7523*</text:p>
          </table:table-cell>
          <table:table-cell table:style-name="ce136" office:value-type="string">
            <text:p>0.6594*</text:p>
          </table:table-cell>
          <table:table-cell table:style-name="ce136" office:value-type="float" office:value="1">
            <text:p>1</text:p>
          </table:table-cell>
          <table:table-cell table:style-name="ce136" table:number-columns-repeated="3"/>
          <table:table-cell table:style-name="ce150"/>
          <table:table-cell table:number-columns-repeated="235"/>
        </table:table-row>
        <table:table-row table:style-name="ro14">
          <table:table-cell office:value-type="string">
            <text:p>dave</text:p>
          </table:table-cell>
          <table:table-cell table:style-name="ce136" office:value-type="float" office:value="-0.2586">
            <text:p>-0.26</text:p>
          </table:table-cell>
          <table:table-cell table:style-name="ce136" office:value-type="float" office:value="-0.0031">
            <text:p>0</text:p>
          </table:table-cell>
          <table:table-cell table:style-name="ce136" office:value-type="string">
            <text:p>0.5749*</text:p>
          </table:table-cell>
          <table:table-cell table:style-name="ce136" office:value-type="string">
            <text:p>0.8780*</text:p>
          </table:table-cell>
          <table:table-cell table:style-name="ce136" office:value-type="float" office:value="-0.0527">
            <text:p>-0.05</text:p>
          </table:table-cell>
          <table:table-cell table:style-name="ce136" office:value-type="string">
            <text:p>0.8998*</text:p>
          </table:table-cell>
          <table:table-cell table:style-name="ce136" office:value-type="float" office:value="-0.275">
            <text:p>-0.28</text:p>
          </table:table-cell>
          <table:table-cell table:style-name="ce136" office:value-type="float" office:value="0.3246">
            <text:p>0.32</text:p>
          </table:table-cell>
          <table:table-cell table:style-name="ce136" office:value-type="float" office:value="0.1562">
            <text:p>0.16</text:p>
          </table:table-cell>
          <table:table-cell table:style-name="ce136" office:value-type="float" office:value="0.209">
            <text:p>0.21</text:p>
          </table:table-cell>
          <table:table-cell table:style-name="ce136" office:value-type="float" office:value="0.3074">
            <text:p>0.31</text:p>
          </table:table-cell>
          <table:table-cell table:style-name="ce136" office:value-type="string">
            <text:p>0.8143*</text:p>
          </table:table-cell>
          <table:table-cell table:style-name="ce136" office:value-type="float" office:value="0.0744">
            <text:p>0.07</text:p>
          </table:table-cell>
          <table:table-cell table:style-name="ce136" office:value-type="float" office:value="0.2799">
            <text:p>0.28</text:p>
          </table:table-cell>
          <table:table-cell table:style-name="ce136" office:value-type="string">
            <text:p>0.4663*</text:p>
          </table:table-cell>
          <table:table-cell table:style-name="ce136" office:value-type="float" office:value="0.1083">
            <text:p>0.11</text:p>
          </table:table-cell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50"/>
          <table:table-cell table:number-columns-repeated="235"/>
        </table:table-row>
        <table:table-row table:style-name="ro14">
          <table:table-cell office:value-type="string">
            <text:p>eric</text:p>
          </table:table-cell>
          <table:table-cell table:style-name="ce136" office:value-type="float" office:value="-0.1823">
            <text:p>-0.18</text:p>
          </table:table-cell>
          <table:table-cell table:style-name="ce136" office:value-type="float" office:value="0.124">
            <text:p>0.12</text:p>
          </table:table-cell>
          <table:table-cell table:style-name="ce136" office:value-type="float" office:value="-0.4369">
            <text:p>-0.44</text:p>
          </table:table-cell>
          <table:table-cell table:style-name="ce136" office:value-type="float" office:value="0.4157">
            <text:p>0.42</text:p>
          </table:table-cell>
          <table:table-cell table:style-name="ce136" office:value-type="float" office:value="0.4363">
            <text:p>0.44</text:p>
          </table:table-cell>
          <table:table-cell table:style-name="ce136" office:value-type="float" office:value="0.891">
            <text:p>0.89</text:p>
          </table:table-cell>
          <table:table-cell table:style-name="ce136" office:value-type="float" office:value="-0.5398">
            <text:p>-0.54</text:p>
          </table:table-cell>
          <table:table-cell table:style-name="ce136" office:value-type="float" office:value="0.3371">
            <text:p>0.34</text:p>
          </table:table-cell>
          <table:table-cell table:style-name="ce136" office:value-type="float" office:value="-0.212">
            <text:p>-0.21</text:p>
          </table:table-cell>
          <table:table-cell table:style-name="ce136" office:value-type="float" office:value="-0.2845">
            <text:p>-0.28</text:p>
          </table:table-cell>
          <table:table-cell table:style-name="ce136" office:value-type="float" office:value="0.5033">
            <text:p>0.5</text:p>
          </table:table-cell>
          <table:table-cell table:style-name="ce136" office:value-type="float" office:value="-0.1276">
            <text:p>-0.13</text:p>
          </table:table-cell>
          <table:table-cell table:style-name="ce136" office:value-type="string">
            <text:p>-0.8106*</text:p>
          </table:table-cell>
          <table:table-cell table:style-name="ce136" office:value-type="string">
            <text:p>0.5129*</text:p>
          </table:table-cell>
          <table:table-cell table:style-name="ce136" office:value-type="float" office:value="0.2546">
            <text:p>0.25</text:p>
          </table:table-cell>
          <table:table-cell table:style-name="ce136" office:value-type="float" office:value="-0.8482">
            <text:p>-0.85</text:p>
          </table:table-cell>
          <table:table-cell table:style-name="ce136" office:value-type="float" office:value="0.2047">
            <text:p>0.2</text:p>
          </table:table-cell>
          <table:table-cell table:style-name="ce136" office:value-type="float" office:value="1">
            <text:p>1</text:p>
          </table:table-cell>
          <table:table-cell table:style-name="ce136"/>
          <table:table-cell table:style-name="ce150"/>
          <table:table-cell table:number-columns-repeated="235"/>
        </table:table-row>
        <table:table-row table:style-name="ro14">
          <table:table-cell office:value-type="string">
            <text:p>beau</text:p>
          </table:table-cell>
          <table:table-cell table:style-name="ce136" office:value-type="float" office:value="0.2455">
            <text:p>0.25</text:p>
          </table:table-cell>
          <table:table-cell table:style-name="ce136" office:value-type="float" office:value="0.303">
            <text:p>0.3</text:p>
          </table:table-cell>
          <table:table-cell table:style-name="ce136" office:value-type="float" office:value="0.0124">
            <text:p>0.01</text:p>
          </table:table-cell>
          <table:table-cell table:style-name="ce136" office:value-type="float" office:value="-0.2189">
            <text:p>-0.22</text:p>
          </table:table-cell>
          <table:table-cell table:style-name="ce136" office:value-type="float" office:value="0.3057">
            <text:p>0.31</text:p>
          </table:table-cell>
          <table:table-cell table:style-name="ce136" office:value-type="float" office:value="0.0877">
            <text:p>0.09</text:p>
          </table:table-cell>
          <table:table-cell table:style-name="ce136" office:value-type="float" office:value="-0.0741">
            <text:p>-0.07</text:p>
          </table:table-cell>
          <table:table-cell table:style-name="ce136" office:value-type="float" office:value="0.2271">
            <text:p>0.23</text:p>
          </table:table-cell>
          <table:table-cell table:style-name="ce136" office:value-type="float" office:value="0.5145">
            <text:p>0.51</text:p>
          </table:table-cell>
          <table:table-cell table:style-name="ce136" office:value-type="float" office:value="0.07">
            <text:p>0.07</text:p>
          </table:table-cell>
          <table:table-cell table:style-name="ce136" office:value-type="float" office:value="0.0703">
            <text:p>0.07</text:p>
          </table:table-cell>
          <table:table-cell table:style-name="ce136" office:value-type="float" office:value="-0.0392">
            <text:p>-0.04</text:p>
          </table:table-cell>
          <table:table-cell table:style-name="ce136" office:value-type="float" office:value="-0.102">
            <text:p>-0.1</text:p>
          </table:table-cell>
          <table:table-cell table:style-name="ce136" office:value-type="float" office:value="0.3479">
            <text:p>0.35</text:p>
          </table:table-cell>
          <table:table-cell table:style-name="ce136" office:value-type="float" office:value="0.1059">
            <text:p>0.11</text:p>
          </table:table-cell>
          <table:table-cell table:style-name="ce136" office:value-type="float" office:value="-0.0929">
            <text:p>-0.09</text:p>
          </table:table-cell>
          <table:table-cell table:style-name="ce136" office:value-type="float" office:value="-0.0448">
            <text:p>-0.04</text:p>
          </table:table-cell>
          <table:table-cell table:style-name="ce136" office:value-type="float" office:value="0.3379">
            <text:p>0.34</text:p>
          </table:table-cell>
          <table:table-cell table:style-name="ce136" office:value-type="float" office:value="1">
            <text:p>1</text:p>
          </table:table-cell>
          <table:table-cell table:style-name="ce150"/>
          <table:table-cell table:number-columns-repeated="235"/>
        </table:table-row>
        <table:table-row table:style-name="ro14">
          <table:table-cell table:style-name="ce128" office:value-type="string">
            <text:p>ben</text:p>
          </table:table-cell>
          <table:table-cell table:style-name="ce137" office:value-type="string">
            <text:p>0.4635*</text:p>
          </table:table-cell>
          <table:table-cell table:style-name="ce137" office:value-type="string">
            <text:p>0.5118*</text:p>
          </table:table-cell>
          <table:table-cell table:style-name="ce137" office:value-type="float" office:value="-0.1293">
            <text:p>-0.13</text:p>
          </table:table-cell>
          <table:table-cell table:style-name="ce137" office:value-type="float" office:value="-0.6594">
            <text:p>-0.66</text:p>
          </table:table-cell>
          <table:table-cell table:style-name="ce137" office:value-type="string">
            <text:p>0.5216*</text:p>
          </table:table-cell>
          <table:table-cell table:style-name="ce137" office:value-type="float" office:value="-0.5717">
            <text:p>-0.57</text:p>
          </table:table-cell>
          <table:table-cell table:style-name="ce137" office:value-type="float" office:value="0.4261">
            <text:p>0.43</text:p>
          </table:table-cell>
          <table:table-cell table:style-name="ce137" office:value-type="float" office:value="0.3786">
            <text:p>0.38</text:p>
          </table:table-cell>
          <table:table-cell table:style-name="ce137" office:value-type="float" office:value="0.7689">
            <text:p>0.77</text:p>
          </table:table-cell>
          <table:table-cell table:style-name="ce137" office:value-type="string">
            <text:p>-0.5412*</text:p>
          </table:table-cell>
          <table:table-cell table:style-name="ce137" office:value-type="float" office:value="0.3018">
            <text:p>0.3</text:p>
          </table:table-cell>
          <table:table-cell table:style-name="ce137" office:value-type="float" office:value="-0.4354">
            <text:p>-0.44</text:p>
          </table:table-cell>
          <table:table-cell table:style-name="ce137" office:value-type="float" office:value="0.1755">
            <text:p>0.18</text:p>
          </table:table-cell>
          <table:table-cell table:style-name="ce137" office:value-type="string">
            <text:p>0.4384*</text:p>
          </table:table-cell>
          <table:table-cell table:style-name="ce137" office:value-type="float" office:value="0.0153">
            <text:p>0.02</text:p>
          </table:table-cell>
          <table:table-cell table:style-name="ce137" office:value-type="string">
            <text:p>0.7565*</text:p>
          </table:table-cell>
          <table:table-cell table:style-name="ce137" office:value-type="float" office:value="-0.3221">
            <text:p>-0.32</text:p>
          </table:table-cell>
          <table:table-cell table:style-name="ce137" office:value-type="float" office:value="0.1905">
            <text:p>0.19</text:p>
          </table:table-cell>
          <table:table-cell table:style-name="ce137" office:value-type="string">
            <text:p>0.4093*</text:p>
          </table:table-cell>
          <table:table-cell table:style-name="ce151" office:value-type="float" office:value="1">
            <text:p>1</text:p>
          </table:table-cell>
          <table:table-cell table:number-columns-repeated="235"/>
        </table:table-row>
        <table:table-row table:style-name="ro14">
          <table:table-cell table:style-name="ce129" table:number-columns-repeated="20"/>
          <table:table-cell table:style-name="Default"/>
          <table:table-cell table:number-columns-repeated="235"/>
        </table:table-row>
        <table:table-row table:style-name="ro14">
          <table:table-cell table:style-name="ce123" office:value-type="string">
            <text:p>Combined Data</text:p>
          </table:table-cell>
          <table:table-cell table:style-name="ce129" table:number-columns-repeated="19"/>
          <table:table-cell table:style-name="Default"/>
          <table:table-cell table:number-columns-repeated="235"/>
        </table:table-row>
        <table:table-row table:style-name="ro14">
          <table:table-cell table:style-name="ce130"/>
          <table:table-cell table:style-name="ce138" office:value-type="string">
            <text:p>tanja</text:p>
          </table:table-cell>
          <table:table-cell table:style-name="ce138" office:value-type="string">
            <text:p>gayle</text:p>
          </table:table-cell>
          <table:table-cell table:style-name="ce138" office:value-type="string">
            <text:p>marissa</text:p>
          </table:table-cell>
          <table:table-cell table:style-name="ce138" office:value-type="string">
            <text:p>cecille</text:p>
          </table:table-cell>
          <table:table-cell table:style-name="ce138" office:value-type="string">
            <text:p>christine</text:p>
          </table:table-cell>
          <table:table-cell table:style-name="ce138" office:value-type="string">
            <text:p>angela</text:p>
          </table:table-cell>
          <table:table-cell table:style-name="ce138" office:value-type="string">
            <text:p>arielle</text:p>
          </table:table-cell>
          <table:table-cell table:style-name="ce138" office:value-type="string">
            <text:p>basia</text:p>
          </table:table-cell>
          <table:table-cell table:style-name="ce138" office:value-type="string">
            <text:p>nicole</text:p>
          </table:table-cell>
          <table:table-cell table:style-name="ce138" office:value-type="string">
            <text:p>jinju</text:p>
          </table:table-cell>
          <table:table-cell table:style-name="ce138" office:value-type="string">
            <text:p>lauren</text:p>
          </table:table-cell>
          <table:table-cell table:style-name="ce138" office:value-type="string">
            <text:p>aiguo</text:p>
          </table:table-cell>
          <table:table-cell table:style-name="ce138" office:value-type="string">
            <text:p>mattmost</text:p>
          </table:table-cell>
          <table:table-cell table:style-name="ce138" office:value-type="string">
            <text:p>ted</text:p>
          </table:table-cell>
          <table:table-cell table:style-name="ce138" office:value-type="string">
            <text:p>graham</text:p>
          </table:table-cell>
          <table:table-cell table:style-name="ce138" office:value-type="string">
            <text:p>will</text:p>
          </table:table-cell>
          <table:table-cell table:style-name="ce138" office:value-type="string">
            <text:p>dave</text:p>
          </table:table-cell>
          <table:table-cell table:style-name="ce138" office:value-type="string">
            <text:p>eric</text:p>
          </table:table-cell>
          <table:table-cell table:style-name="ce147" office:value-type="string">
            <text:p>beau</text:p>
          </table:table-cell>
          <table:table-cell table:style-name="ce152" office:value-type="string">
            <text:p>ben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214"/>
        </table:table-row>
        <table:table-row table:style-name="ro14">
          <table:table-cell table:style-name="ce131" office:value-type="string">
            <text:p>tanja</text:p>
          </table:table-cell>
          <table:table-cell table:style-name="ce139" office:value-type="float" office:value="1">
            <text:p>1</text:p>
          </table:table-cell>
          <table:table-cell table:style-name="ce139" table:number-columns-repeated="16"/>
          <table:table-cell table:style-name="ce143"/>
          <table:table-cell table:number-columns-repeated="237"/>
        </table:table-row>
        <table:table-row table:style-name="ro14">
          <table:table-cell office:value-type="string">
            <text:p>gayle</text:p>
          </table:table-cell>
          <table:table-cell office:value-type="float" office:value="0.531">
            <text:p>0.53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4">
          <table:table-cell office:value-type="string">
            <text:p>mariss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52"/>
        </table:table-row>
        <table:table-row table:style-name="ro14">
          <table:table-cell office:value-type="string">
            <text:p>cecill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51"/>
        </table:table-row>
        <table:table-row table:style-name="ro14">
          <table:table-cell office:value-type="string">
            <text:p>christi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50"/>
        </table:table-row>
        <table:table-row table:style-name="ro14">
          <table:table-cell office:value-type="string">
            <text:p>angela</text:p>
          </table:table-cell>
          <table:table-cell table:number-columns-repeated="3"/>
          <table:table-cell office:value-type="float" office:value="0.995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49"/>
        </table:table-row>
        <table:table-row table:style-name="ro14">
          <table:table-cell office:value-type="string">
            <text:p>arielle</text:p>
          </table:table-cell>
          <table:table-cell table:number-columns-repeated="2"/>
          <table:table-cell office:value-type="float" office:value="0.7139">
            <text:p>0.7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48"/>
        </table:table-row>
        <table:table-row table:style-name="ro14">
          <table:table-cell office:value-type="string">
            <text:p>basia</text:p>
          </table:table-cell>
          <table:table-cell/>
          <table:table-cell office:value-type="float" office:value="0.4227">
            <text:p>0.4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7"/>
        </table:table-row>
        <table:table-row table:style-name="ro14">
          <table:table-cell office:value-type="string">
            <text:p>nicole</text:p>
          </table:table-cell>
          <table:table-cell office:value-type="float" office:value="0.9087">
            <text:p>0.91</text:p>
          </table:table-cell>
          <table:table-cell table:number-columns-repeated="6"/>
          <table:table-cell office:value-type="float" office:value="0.8685">
            <text:p>0.87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14">
          <table:table-cell office:value-type="string">
            <text:p>jinju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45"/>
        </table:table-row>
        <table:table-row table:style-name="ro14">
          <table:table-cell office:value-type="string">
            <text:p>lauren</text:p>
          </table:table-cell>
          <table:table-cell/>
          <table:table-cell office:value-type="float" office:value="0.4618">
            <text:p>0.46</text:p>
          </table:table-cell>
          <table:table-cell/>
          <table:table-cell office:value-type="float" office:value="0.69">
            <text:p>0.69</text:p>
          </table:table-cell>
          <table:table-cell table:number-columns-repeated="5"/>
          <table:table-cell office:value-type="float" office:value="-0.4726">
            <text:p>-0.47</text:p>
          </table:table-cell>
          <table:table-cell office:value-type="float" office:value="1">
            <text:p>1</text:p>
          </table:table-cell>
          <table:table-cell table:number-columns-repeated="244"/>
        </table:table-row>
        <table:table-row table:style-name="ro14">
          <table:table-cell office:value-type="string">
            <text:p>aiguo</text:p>
          </table:table-cell>
          <table:table-cell table:number-columns-repeated="3"/>
          <table:table-cell office:value-type="float" office:value="0.9271">
            <text:p>0.93</text:p>
          </table:table-cell>
          <table:table-cell table:number-columns-repeated="5"/>
          <table:table-cell office:value-type="float" office:value="0.5329">
            <text:p>0.53</text:p>
          </table:table-cell>
          <table:table-cell/>
          <table:table-cell office:value-type="float" office:value="1">
            <text:p>1</text:p>
          </table:table-cell>
          <table:table-cell table:number-columns-repeated="243"/>
        </table:table-row>
        <table:table-row table:style-name="ro14">
          <table:table-cell office:value-type="string">
            <text:p>mattmost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42"/>
        </table:table-row>
        <table:table-row table:style-name="ro14">
          <table:table-cell office:value-type="string">
            <text:p>ted</text:p>
          </table:table-cell>
          <table:table-cell/>
          <table:table-cell office:value-type="float" office:value="0.4943">
            <text:p>0.49</text:p>
          </table:table-cell>
          <table:table-cell table:number-columns-repeated="2"/>
          <table:table-cell office:value-type="float" office:value="0.5626">
            <text:p>0.56</text:p>
          </table:table-cell>
          <table:table-cell table:number-columns-repeated="2"/>
          <table:table-cell office:value-type="float" office:value="0.3553">
            <text:p>0.36</text:p>
          </table:table-cell>
          <table:table-cell table:number-columns-repeated="2"/>
          <table:table-cell office:value-type="float" office:value="0.5567">
            <text:p>0.5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41"/>
        </table:table-row>
        <table:table-row table:style-name="ro14">
          <table:table-cell office:value-type="string">
            <text:p>graham</text:p>
          </table:table-cell>
          <table:table-cell/>
          <table:table-cell office:value-type="float" office:value="0.4752">
            <text:p>0.48</text:p>
          </table:table-cell>
          <table:table-cell/>
          <table:table-cell office:value-type="float" office:value="0.7689">
            <text:p>0.77</text:p>
          </table:table-cell>
          <table:table-cell table:number-columns-repeated="6"/>
          <table:table-cell office:value-type="float" office:value="0.5849">
            <text:p>0.5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40"/>
        </table:table-row>
        <table:table-row table:style-name="ro14">
          <table:table-cell office:value-type="string">
            <text:p>will</text:p>
          </table:table-cell>
          <table:table-cell/>
          <table:table-cell office:value-type="float" office:value="0.6581">
            <text:p>0.66</text:p>
          </table:table-cell>
          <table:table-cell table:number-columns-repeated="7"/>
          <table:table-cell office:value-type="float" office:value="-0.7563">
            <text:p>-0.76</text:p>
          </table:table-cell>
          <table:table-cell office:value-type="float" office:value="0.6868">
            <text:p>0.69</text:p>
          </table:table-cell>
          <table:table-cell table:number-columns-repeated="2"/>
          <table:table-cell office:value-type="float" office:value="0.7523">
            <text:p>0.75</text:p>
          </table:table-cell>
          <table:table-cell office:value-type="float" office:value="0.6594">
            <text:p>0.66</text:p>
          </table:table-cell>
          <table:table-cell office:value-type="float" office:value="1">
            <text:p>1</text:p>
          </table:table-cell>
          <table:table-cell table:number-columns-repeated="239"/>
        </table:table-row>
        <table:table-row table:style-name="ro14">
          <table:table-cell office:value-type="string">
            <text:p>dave</text:p>
          </table:table-cell>
          <table:table-cell table:number-columns-repeated="2"/>
          <table:table-cell office:value-type="float" office:value="0.5749">
            <text:p>0.57</text:p>
          </table:table-cell>
          <table:table-cell office:value-type="float" office:value="0.878">
            <text:p>0.88</text:p>
          </table:table-cell>
          <table:table-cell/>
          <table:table-cell office:value-type="float" office:value="0.8998">
            <text:p>0.9</text:p>
          </table:table-cell>
          <table:table-cell table:number-columns-repeated="5"/>
          <table:table-cell office:value-type="float" office:value="0.8143">
            <text:p>0.81</text:p>
          </table:table-cell>
          <table:table-cell table:number-columns-repeated="2"/>
          <table:table-cell office:value-type="float" office:value="0.4663">
            <text:p>0.47</text:p>
          </table:table-cell>
          <table:table-cell/>
          <table:table-cell office:value-type="float" office:value="1">
            <text:p>1</text:p>
          </table:table-cell>
          <table:table-cell table:number-columns-repeated="238"/>
        </table:table-row>
        <table:table-row table:style-name="ro14">
          <table:table-cell office:value-type="string">
            <text:p>eric</text:p>
          </table:table-cell>
          <table:table-cell table:number-columns-repeated="12"/>
          <table:table-cell office:value-type="float" office:value="-0.8106">
            <text:p>-0.81</text:p>
          </table:table-cell>
          <table:table-cell office:value-type="float" office:value="0.5129">
            <text:p>0.5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37"/>
        </table:table-row>
        <table:table-row table:style-name="ro14">
          <table:table-cell office:value-type="string">
            <text:p>beau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236"/>
        </table:table-row>
        <table:table-row table:style-name="ro14">
          <table:table-cell table:style-name="ce128" office:value-type="string">
            <text:p>ben</text:p>
          </table:table-cell>
          <table:table-cell table:style-name="ce141" office:value-type="float" office:value="0.4635">
            <text:p>0.46</text:p>
          </table:table-cell>
          <table:table-cell table:style-name="ce141" office:value-type="float" office:value="0.5118">
            <text:p>0.51</text:p>
          </table:table-cell>
          <table:table-cell table:style-name="ce141" table:number-columns-repeated="2"/>
          <table:table-cell table:style-name="ce141" office:value-type="float" office:value="0.5216">
            <text:p>0.52</text:p>
          </table:table-cell>
          <table:table-cell table:style-name="ce141" table:number-columns-repeated="4"/>
          <table:table-cell table:style-name="ce141" office:value-type="float" office:value="-0.5412">
            <text:p>-0.54</text:p>
          </table:table-cell>
          <table:table-cell table:style-name="ce141" table:number-columns-repeated="3"/>
          <table:table-cell table:style-name="ce141" office:value-type="float" office:value="0.4384">
            <text:p>0.44</text:p>
          </table:table-cell>
          <table:table-cell table:style-name="ce141"/>
          <table:table-cell table:style-name="ce141" office:value-type="float" office:value="0.7565">
            <text:p>0.76</text:p>
          </table:table-cell>
          <table:table-cell table:style-name="ce141"/>
          <table:table-cell table:style-name="ce145"/>
          <table:table-cell table:style-name="ce141" office:value-type="float" office:value="0.4093">
            <text:p>0.41</text:p>
          </table:table-cell>
          <table:table-cell table:style-name="ce154" office:value-type="float" office:value="1">
            <text:p>1</text:p>
          </table:table-cell>
          <table:table-cell table:number-columns-repeated="235"/>
        </table:table-row>
        <table:table-row table:style-name="ro14">
          <table:table-cell table:style-name="ce132" table:number-columns-repeated="20"/>
          <table:table-cell table:style-name="ce3"/>
          <table:table-cell table:number-columns-repeated="235"/>
        </table:table-row>
        <table:table-row table:style-name="ro1">
          <table:table-cell table:style-name="ce3" table:number-columns-repeated="21"/>
          <table:table-cell table:number-columns-repeated="235"/>
        </table:table-row>
      </table:table>
      <table:table table:name="Ben Farewell" table:style-name="ta6">
        <table:table-column table:style-name="co58" table:default-cell-style-name="Default"/>
        <table:table-column table:style-name="co44" table:default-cell-style-name="ce4"/>
        <table:table-column table:style-name="co34" table:default-cell-style-name="ce4"/>
        <table:table-column table:style-name="co26" table:number-columns-repeated="2" table:default-cell-style-name="ce4"/>
        <table:table-column table:style-name="co51" table:default-cell-style-name="Default"/>
        <table:table-column table:style-name="co59" table:default-cell-style-name="Default"/>
        <table:table-column table:style-name="co28" table:default-cell-style-name="Default"/>
        <table:table-column table:style-name="co15" table:default-cell-style-name="ce4"/>
        <table:table-column table:style-name="co60" table:default-cell-style-name="ce4"/>
        <table:table-column table:style-name="co22" table:default-cell-style-name="ce4"/>
        <table:table-column table:style-name="co35" table:default-cell-style-name="ce4"/>
        <table:table-column table:style-name="co15" table:default-cell-style-name="ce4"/>
        <table:table-column table:style-name="co7" table:default-cell-style-name="ce4"/>
        <table:table-column table:style-name="co59" table:default-cell-style-name="ce4"/>
        <table:table-column table:style-name="co36" table:default-cell-style-name="ce4"/>
        <table:table-column table:style-name="co20" table:default-cell-style-name="ce4"/>
        <table:table-column table:style-name="co61" table:default-cell-style-name="ce4"/>
        <table:table-column table:style-name="co20" table:default-cell-style-name="ce4"/>
        <table:table-column table:style-name="co39" table:default-cell-style-name="ce4"/>
        <table:table-column table:style-name="co57" table:default-cell-style-name="ce4"/>
        <table:table-column table:style-name="co44" table:default-cell-style-name="Default"/>
        <table:table-column table:style-name="co1" table:default-cell-style-name="Default"/>
        <table:table-column table:style-name="co62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63" table:default-cell-style-name="Default"/>
        <table:table-column table:style-name="co1" table:number-columns-repeated="229" table:default-cell-style-name="Default"/>
        <table:table-row table:style-name="ro1" table:number-rows-repeated="5">
          <table:table-cell/>
          <table:table-cell table:style-name="Default" table:number-columns-repeated="4"/>
          <table:table-cell table:number-columns-repeated="3"/>
          <table:table-cell table:style-name="Default" table:number-columns-repeated="13"/>
          <table:table-cell table:number-columns-repeated="235"/>
        </table:table-row>
        <table:table-row table:style-name="ro1">
          <table:table-cell table:style-name="ce1" office:value-type="string">
            <text:p>Raw Inputs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13"/>
          <table:table-cell table:number-columns-repeated="235"/>
        </table:table-row>
        <table:table-row table:style-name="ro1">
          <table:table-cell office:value-type="string">
            <text:p>Vinery</text:p>
          </table:table-cell>
          <table:table-cell table:style-name="Default" office:value-type="string">
            <text:p>Tanja</text:p>
          </table:table-cell>
          <table:table-cell table:style-name="Default" office:value-type="string">
            <text:p>Gayle</text:p>
          </table:table-cell>
          <table:table-cell table:style-name="Default" office:value-type="string">
            <text:p>marissa</text:p>
          </table:table-cell>
          <table:table-cell table:style-name="Default" office:value-type="string">
            <text:p>Cecille</text:p>
          </table:table-cell>
          <table:table-cell office:value-type="string">
            <text:p>Christine</text:p>
          </table:table-cell>
          <table:table-cell office:value-type="string">
            <text:p>Angela</text:p>
          </table:table-cell>
          <table:table-cell office:value-type="string">
            <text:p>Arielle</text:p>
          </table:table-cell>
          <table:table-cell table:style-name="Default" office:value-type="string">
            <text:p>Basia</text:p>
          </table:table-cell>
          <table:table-cell table:style-name="Default" office:value-type="string">
            <text:p>Nicole</text:p>
          </table:table-cell>
          <table:table-cell table:style-name="Default" office:value-type="string">
            <text:p>Jinju</text:p>
          </table:table-cell>
          <table:table-cell table:style-name="Default" office:value-type="string">
            <text:p>Lauren</text:p>
          </table:table-cell>
          <table:table-cell table:style-name="Default" office:value-type="string">
            <text:p>Aiguo</text:p>
          </table:table-cell>
          <table:table-cell table:style-name="Default" office:value-type="string">
            <text:p>Matt Most</text:p>
          </table:table-cell>
          <table:table-cell table:style-name="Default" office:value-type="string">
            <text:p>Ted</text:p>
          </table:table-cell>
          <table:table-cell table:style-name="Default" office:value-type="string">
            <text:p>Graham</text:p>
          </table:table-cell>
          <table:table-cell table:style-name="Default" office:value-type="string">
            <text:p>Will</text:p>
          </table:table-cell>
          <table:table-cell table:style-name="Default" office:value-type="string">
            <text:p>Dave</text:p>
          </table:table-cell>
          <table:table-cell table:style-name="Default" office:value-type="string">
            <text:p>Eric</text:p>
          </table:table-cell>
          <table:table-cell table:style-name="Default" office:value-type="string">
            <text:p>Beau</text:p>
          </table:table-cell>
          <table:table-cell table:style-name="Default" office:value-type="string">
            <text:p>Ben</text:p>
          </table:table-cell>
          <table:table-cell office:value-type="string">
            <text:p>State</text:p>
          </table:table-cell>
          <table:table-cell office:value-type="string">
            <text:p>Grape</text:p>
          </table:table-cell>
          <table:table-cell office:value-type="string">
            <text:p>Type</text:p>
          </table:table-cell>
          <table:table-cell table:number-columns-repeated="232"/>
        </table:table-row>
        <table:table-row table:style-name="ro1">
          <table:table-cell office:value-type="string">
            <text:p>Jordan</text:p>
          </table:table-cell>
          <table:table-cell office:value-type="float" office:value="2">
            <text:p>2.0</text:p>
          </table:table-cell>
          <table:table-cell office:value-type="float" office:value="1.5">
            <text:p>1.5</text:p>
          </table:table-cell>
          <table:table-cell table:number-columns-repeated="2" office:value-type="float" office:value="3">
            <text:p>3.0</text:p>
          </table:table-cell>
          <table:table-cell table:style-name="ce6" office:value-type="float" office:value="4.7">
            <text:p>4.7</text:p>
          </table:table-cell>
          <table:table-cell table:style-name="ce6"/>
          <table:table-cell table:style-name="ce6" office:value-type="float" office:value="3">
            <text:p>3.0</text:p>
          </table:table-cell>
          <table:table-cell office:value-type="float" office:value="3">
            <text:p>3.0</text:p>
          </table:table-cell>
          <table:table-cell office:value-type="float" office:value="1.2">
            <text:p>1.2</text:p>
          </table:table-cell>
          <table:table-cell office:value-type="float" office:value="2">
            <text:p>2.0</text:p>
          </table:table-cell>
          <table:table-cell office:value-type="float" office:value="3.5">
            <text:p>3.5</text:p>
          </table:table-cell>
          <table:table-cell office:value-type="float" office:value="2.8">
            <text:p>2.8</text:p>
          </table:table-cell>
          <table:table-cell office:value-type="float" office:value="2">
            <text:p>2.0</text:p>
          </table:table-cell>
          <table:table-cell office:value-type="float" office:value="2.3">
            <text:p>2.3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table:style-name="ce6" office:value-type="float" office:value="2.5">
            <text:p>2.5</text:p>
          </table:table-cell>
          <table:table-cell office:value-type="float" office:value="3">
            <text:p>3.0</text:p>
          </table:table-cell>
          <table:table-cell table:style-name="ce8" office:value-type="float" office:value="2.3">
            <text:p>2.3</text:p>
          </table:table-cell>
          <table:table-cell table:style-name="ce8" office:value-type="float" office:value="2">
            <text:p>2.0</text:p>
          </table:table-cell>
          <table:table-cell office:value-type="string">
            <text:p>CA</text:p>
          </table:table-cell>
          <table:table-cell office:value-type="string">
            <text:p>Chardonnay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Conneaut Cellars</text:p>
          </table:table-cell>
          <table:table-cell table:number-columns-repeated="2" office:value-type="float" office:value="2">
            <text:p>2.0</text:p>
          </table:table-cell>
          <table:table-cell office:value-type="float" office:value="4">
            <text:p>4.0</text:p>
          </table:table-cell>
          <table:table-cell office:value-type="float" office:value="3.5">
            <text:p>3.5</text:p>
          </table:table-cell>
          <table:table-cell table:style-name="ce4" office:value-type="float" office:value="2.5">
            <text:p>2.5</text:p>
          </table:table-cell>
          <table:table-cell table:style-name="ce4"/>
          <table:table-cell table:style-name="ce4" office:value-type="float" office:value="3">
            <text:p>3.0</text:p>
          </table:table-cell>
          <table:table-cell office:value-type="float" office:value="4">
            <text:p>4.0</text:p>
          </table:table-cell>
          <table:table-cell/>
          <table:table-cell office:value-type="float" office:value="2">
            <text:p>2.0</text:p>
          </table:table-cell>
          <table:table-cell table:number-columns-repeated="2" office:value-type="float" office:value="3">
            <text:p>3.0</text:p>
          </table:table-cell>
          <table:table-cell office:value-type="float" office:value="2.1">
            <text:p>2.1</text:p>
          </table:table-cell>
          <table:table-cell office:value-type="float" office:value="3.2">
            <text:p>3.2</text:p>
          </table:table-cell>
          <table:table-cell office:value-type="float" office:value="3">
            <text:p>3.0</text:p>
          </table:table-cell>
          <table:table-cell office:value-type="float" office:value="5">
            <text:p>5.0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1.4">
            <text:p>1.4</text:p>
          </table:table-cell>
          <table:table-cell office:value-type="float" office:value="3.5">
            <text:p>3.5</text:p>
          </table:table-cell>
          <table:table-cell office:value-type="string">
            <text:p>PA</text:p>
          </table:table-cell>
          <table:table-cell office:value-type="string">
            <text:p>Pinot Gris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Hogue</text:p>
          </table:table-cell>
          <table:table-cell table:number-columns-repeated="2"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2">
            <text:p>2.0</text:p>
          </table:table-cell>
          <table:table-cell table:style-name="ce6" office:value-type="float" office:value="1.7">
            <text:p>1.7</text:p>
          </table:table-cell>
          <table:table-cell table:style-name="ce6"/>
          <table:table-cell table:style-name="ce6" office:value-type="float" office:value="2">
            <text:p>2.0</text:p>
          </table:table-cell>
          <table:table-cell office:value-type="float" office:value="1">
            <text:p>1.0</text:p>
          </table:table-cell>
          <table:table-cell/>
          <table:table-cell office:value-type="float" office:value="2.5">
            <text:p>2.5</text:p>
          </table:table-cell>
          <table:table-cell office:value-type="float" office:value="3">
            <text:p>3.0</text:p>
          </table:table-cell>
          <table:table-cell/>
          <table:table-cell office:value-type="float" office:value="2">
            <text:p>2.0</text:p>
          </table:table-cell>
          <table:table-cell office:value-type="float" office:value="3">
            <text:p>3.0</text:p>
          </table:table-cell>
          <table:table-cell office:value-type="float" office:value="1.9">
            <text:p>1.9</text:p>
          </table:table-cell>
          <table:table-cell office:value-type="float" office:value="4">
            <text:p>4.0</text:p>
          </table:table-cell>
          <table:table-cell office:value-type="float" office:value="2">
            <text:p>2.0</text:p>
          </table:table-cell>
          <table:table-cell office:value-type="float" office:value="2.5">
            <text:p>2.5</text:p>
          </table:table-cell>
          <table:table-cell office:value-type="float" office:value="3">
            <text:p>3.0</text:p>
          </table:table-cell>
          <table:table-cell office:value-type="float" office:value="4">
            <text:p>4.0</text:p>
          </table:table-cell>
          <table:table-cell office:value-type="string">
            <text:p>OR</text:p>
          </table:table-cell>
          <table:table-cell office:value-type="string">
            <text:p>Riesling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Debonne Vineyards</text:p>
          </table:table-cell>
          <table:table-cell office:value-type="float" office:value="2.1">
            <text:p>2.1</text:p>
          </table:table-cell>
          <table:table-cell office:value-type="float" office:value="2">
            <text:p>2.0</text:p>
          </table:table-cell>
          <table:table-cell office:value-type="float" office:value="2.3">
            <text:p>2.3</text:p>
          </table:table-cell>
          <table:table-cell office:value-type="float" office:value="2.1">
            <text:p>2.1</text:p>
          </table:table-cell>
          <table:table-cell table:style-name="ce4" office:value-type="float" office:value="3.7">
            <text:p>3.7</text:p>
          </table:table-cell>
          <table:table-cell table:number-columns-repeated="2" table:style-name="ce4" office:value-type="float" office:value="1.7">
            <text:p>1.7</text:p>
          </table:table-cell>
          <table:table-cell office:value-type="float" office:value="2.5">
            <text:p>2.5</text:p>
          </table:table-cell>
          <table:table-cell office:value-type="float" office:value="2">
            <text:p>2.0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1.8">
            <text:p>1.8</text:p>
          </table:table-cell>
          <table:table-cell office:value-type="float" office:value="2.1">
            <text:p>2.1</text:p>
          </table:table-cell>
          <table:table-cell office:value-type="float" office:value="3.5">
            <text:p>3.5</text:p>
          </table:table-cell>
          <table:table-cell office:value-type="float" office:value="2">
            <text:p>2.0</text:p>
          </table:table-cell>
          <table:table-cell/>
          <table:table-cell office:value-type="float" office:value="2.3">
            <text:p>2.3</text:p>
          </table:table-cell>
          <table:table-cell office:value-type="float" office:value="3.5">
            <text:p>3.5</text:p>
          </table:table-cell>
          <table:table-cell office:value-type="float" office:value="3">
            <text:p>3.0</text:p>
          </table:table-cell>
          <table:table-cell office:value-type="float" office:value="3.5">
            <text:p>3.5</text:p>
          </table:table-cell>
          <table:table-cell office:value-type="string">
            <text:p>OH</text:p>
          </table:table-cell>
          <table:table-cell office:value-type="string">
            <text:p>Riesling (wet)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Illinois Cellars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2.1">
            <text:p>2.1</text:p>
          </table:table-cell>
          <table:table-cell office:value-type="float" office:value="3.4">
            <text:p>3.4</text:p>
          </table:table-cell>
          <table:table-cell table:number-columns-repeated="2" table:style-name="ce4"/>
          <table:table-cell table:style-name="ce4" office:value-type="float" office:value="1.4">
            <text:p>1.4</text:p>
          </table:table-cell>
          <table:table-cell office:value-type="float" office:value="5">
            <text:p>5.0</text:p>
          </table:table-cell>
          <table:table-cell office:value-type="float" office:value="3">
            <text:p>3.0</text:p>
          </table:table-cell>
          <table:table-cell office:value-type="float" office:value="3.4">
            <text:p>3.4</text:p>
          </table:table-cell>
          <table:table-cell office:value-type="float" office:value="3">
            <text:p>3.0</text:p>
          </table:table-cell>
          <table:table-cell office:value-type="float" office:value="3.8">
            <text:p>3.8</text:p>
          </table:table-cell>
          <table:table-cell office:value-type="float" office:value="3.5">
            <text:p>3.5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">
            <text:p>3.0</text:p>
          </table:table-cell>
          <table:table-cell/>
          <table:table-cell office:value-type="float" office:value="2">
            <text:p>2.0</text:p>
          </table:table-cell>
          <table:table-cell office:value-type="float" office:value="2.5">
            <text:p>2.5</text:p>
          </table:table-cell>
          <table:table-cell office:value-type="string">
            <text:p>IL</text:p>
          </table:table-cell>
          <table:table-cell office:value-type="string">
            <text:p>Chardonnelle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Tabor Hill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2.3">
            <text:p>2.3</text:p>
          </table:table-cell>
          <table:table-cell/>
          <table:table-cell table:number-columns-repeated="2" table:style-name="ce4"/>
          <table:table-cell table:style-name="ce4" office:value-type="float" office:value="2.3">
            <text:p>2.3</text:p>
          </table:table-cell>
          <table:table-cell office:value-type="float" office:value="5">
            <text:p>5.0</text:p>
          </table:table-cell>
          <table:table-cell office:value-type="float" office:value="4">
            <text:p>4.0</text:p>
          </table:table-cell>
          <table:table-cell office:value-type="float" office:value="2.8">
            <text:p>2.8</text:p>
          </table:table-cell>
          <table:table-cell office:value-type="float" office:value="3.2">
            <text:p>3.2</text:p>
          </table:table-cell>
          <table:table-cell office:value-type="float" office:value="2.78">
            <text:p>2.8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office:value-type="float" office:value="4">
            <text:p>4.0</text:p>
          </table:table-cell>
          <table:table-cell office:value-type="float" office:value="2.4">
            <text:p>2.4</text:p>
          </table:table-cell>
          <table:table-cell/>
          <table:table-cell office:value-type="float" office:value="3.4">
            <text:p>3.4</text:p>
          </table:table-cell>
          <table:table-cell office:value-type="float" office:value="4.5">
            <text:p>4.5</text:p>
          </table:table-cell>
          <table:table-cell office:value-type="string">
            <text:p>MI</text:p>
          </table:table-cell>
          <table:table-cell office:value-type="string">
            <text:p>Kerner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Tabor Hill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table:number-columns-repeated="2"/>
          <table:table-cell table:number-columns-repeated="2" table:style-name="ce4"/>
          <table:table-cell table:style-name="ce4"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">
            <text:p>3.0</text:p>
          </table:table-cell>
          <table:table-cell/>
          <table:table-cell office:value-type="float" office:value="3">
            <text:p>3.0</text:p>
          </table:table-cell>
          <table:table-cell office:value-type="float" office:value="1.8">
            <text:p>1.8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/>
          <table:table-cell office:value-type="float" office:value="2.1">
            <text:p>2.1</text:p>
          </table:table-cell>
          <table:table-cell office:value-type="float" office:value="2.5">
            <text:p>2.5</text:p>
          </table:table-cell>
          <table:table-cell office:value-type="float" office:value="3">
            <text:p>3.0</text:p>
          </table:table-cell>
          <table:table-cell office:value-type="float" office:value="3.5">
            <text:p>3.5</text:p>
          </table:table-cell>
          <table:table-cell office:value-type="string">
            <text:p>MI</text:p>
          </table:table-cell>
          <table:table-cell office:value-type="string">
            <text:p>Traminette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Kalyra</text:p>
          </table:table-cell>
          <table:table-cell office:value-type="float" office:value="2.3">
            <text:p>2.3</text:p>
          </table:table-cell>
          <table:table-cell office:value-type="float" office:value="2">
            <text:p>2.0</text:p>
          </table:table-cell>
          <table:table-cell office:value-type="float" office:value="1.7">
            <text:p>1.7</text:p>
          </table:table-cell>
          <table:table-cell/>
          <table:table-cell table:number-columns-repeated="2" table:style-name="ce4"/>
          <table:table-cell table:style-name="ce4" office:value-type="float" office:value="2.7">
            <text:p>2.7</text:p>
          </table:table-cell>
          <table:table-cell office:value-type="float" office:value="5">
            <text:p>5.0</text:p>
          </table:table-cell>
          <table:table-cell office:value-type="float" office:value="3.5">
            <text:p>3.5</text:p>
          </table:table-cell>
          <table:table-cell office:value-type="float" office:value="3.2">
            <text:p>3.2</text:p>
          </table:table-cell>
          <table:table-cell office:value-type="float" office:value="2.5">
            <text:p>2.5</text:p>
          </table:table-cell>
          <table:table-cell/>
          <table:table-cell office:value-type="float" office:value="2">
            <text:p>2.0</text:p>
          </table:table-cell>
          <table:table-cell office:value-type="float" office:value="2.6">
            <text:p>2.6</text:p>
          </table:table-cell>
          <table:table-cell office:value-type="float" office:value="1.8">
            <text:p>1.8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">
            <text:p>3.0</text:p>
          </table:table-cell>
          <table:table-cell office:value-type="float" office:value="3.2">
            <text:p>3.2</text:p>
          </table:table-cell>
          <table:table-cell office:value-type="float" office:value="4">
            <text:p>4.0</text:p>
          </table:table-cell>
          <table:table-cell office:value-type="string">
            <text:p>CA</text:p>
          </table:table-cell>
          <table:table-cell table:number-columns-repeated="2" office:value-type="string">
            <text:p>Rose</text:p>
          </table:table-cell>
          <table:table-cell table:number-columns-repeated="232"/>
        </table:table-row>
        <table:table-row table:style-name="ro1">
          <table:table-cell office:value-type="string">
            <text:p>Tabor Hill</text:p>
          </table:table-cell>
          <table:table-cell office:value-type="float" office:value="3.5">
            <text:p>3.5</text:p>
          </table:table-cell>
          <table:table-cell office:value-type="float" office:value="2.2">
            <text:p>2.2</text:p>
          </table:table-cell>
          <table:table-cell office:value-type="float" office:value="4.5">
            <text:p>4.5</text:p>
          </table:table-cell>
          <table:table-cell/>
          <table:table-cell table:number-columns-repeated="2" table:style-name="ce4"/>
          <table:table-cell table:style-name="ce4" office:value-type="float" office:value="3">
            <text:p>3.0</text:p>
          </table:table-cell>
          <table:table-cell office:value-type="float" office:value="4">
            <text:p>4.0</text:p>
          </table:table-cell>
          <table:table-cell/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.2">
            <text:p>3.2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1.8">
            <text:p>1.8</text:p>
          </table:table-cell>
          <table:table-cell office:value-type="float" office:value="3">
            <text:p>3.0</text:p>
          </table:table-cell>
          <table:table-cell office:value-type="float" office:value="2.8">
            <text:p>2.8</text:p>
          </table:table-cell>
          <table:table-cell/>
          <table:table-cell office:value-type="float" office:value="2.8">
            <text:p>2.8</text:p>
          </table:table-cell>
          <table:table-cell office:value-type="float" office:value="3">
            <text:p>3.0</text:p>
          </table:table-cell>
          <table:table-cell office:value-type="string">
            <text:p>MI</text:p>
          </table:table-cell>
          <table:table-cell office:value-type="string">
            <text:p>Cabernet Franc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Rancho sisquoc</text:p>
          </table:table-cell>
          <table:table-cell office:value-type="float" office:value="2">
            <text:p>2.0</text:p>
          </table:table-cell>
          <table:table-cell office:value-type="float" office:value="1.5">
            <text:p>1.5</text:p>
          </table:table-cell>
          <table:table-cell table:number-columns-repeated="2"/>
          <table:table-cell table:style-name="ce4"/>
          <table:table-cell table:style-name="ce4" office:value-type="float" office:value="2">
            <text:p>2.0</text:p>
          </table:table-cell>
          <table:table-cell table:style-name="ce4" office:value-type="float" office:value="2.9">
            <text:p>2.9</text:p>
          </table:table-cell>
          <table:table-cell office:value-type="float" office:value="2">
            <text:p>2.0</text:p>
          </table:table-cell>
          <table:table-cell/>
          <table:table-cell office:value-type="float" office:value="3.7">
            <text:p>3.7</text:p>
          </table:table-cell>
          <table:table-cell office:value-type="float" office:value="1.5">
            <text:p>1.5</text:p>
          </table:table-cell>
          <table:table-cell/>
          <table:table-cell office:value-type="float" office:value="2.7">
            <text:p>2.7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2.5">
            <text:p>2.5</text:p>
          </table:table-cell>
          <table:table-cell/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string">
            <text:p>CA</text:p>
          </table:table-cell>
          <table:table-cell office:value-type="string">
            <text:p>Cabernet Franc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Erath</text:p>
          </table:table-cell>
          <table:table-cell office:value-type="float" office:value="2.4">
            <text:p>2.4</text:p>
          </table:table-cell>
          <table:table-cell office:value-type="float" office:value="1.7">
            <text:p>1.7</text:p>
          </table:table-cell>
          <table:table-cell/>
          <table:table-cell office:value-type="float" office:value="3">
            <text:p>3.0</text:p>
          </table:table-cell>
          <table:table-cell table:style-name="ce4" office:value-type="float" office:value="3.1">
            <text:p>3.1</text:p>
          </table:table-cell>
          <table:table-cell table:number-columns-repeated="2" table:style-name="ce4"/>
          <table:table-cell office:value-type="float" office:value="1.1">
            <text:p>1.1</text:p>
          </table:table-cell>
          <table:table-cell/>
          <table:table-cell office:value-type="float" office:value="3.4">
            <text:p>3.4</text:p>
          </table:table-cell>
          <table:table-cell office:value-type="float" office:value="2.5">
            <text:p>2.5</text:p>
          </table:table-cell>
          <table:table-cell/>
          <table:table-cell office:value-type="float" office:value="2">
            <text:p>2.0</text:p>
          </table:table-cell>
          <table:table-cell office:value-type="float" office:value="2.7">
            <text:p>2.7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.2">
            <text:p>2.2</text:p>
          </table:table-cell>
          <table:table-cell office:value-type="float" office:value="3">
            <text:p>3.0</text:p>
          </table:table-cell>
          <table:table-cell office:value-type="float" office:value="3.9">
            <text:p>3.9</text:p>
          </table:table-cell>
          <table:table-cell office:value-type="float" office:value="3.3">
            <text:p>3.3</text:p>
          </table:table-cell>
          <table:table-cell office:value-type="string">
            <text:p>OR</text:p>
          </table:table-cell>
          <table:table-cell office:value-type="string">
            <text:p>Pinot Noir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Opolo</text:p>
          </table:table-cell>
          <table:table-cell office:value-type="float" office:value="1.9">
            <text:p>1.9</text:p>
          </table:table-cell>
          <table:table-cell office:value-type="float" office:value="1.4">
            <text:p>1.4</text:p>
          </table:table-cell>
          <table:table-cell table:number-columns-repeated="2"/>
          <table:table-cell table:style-name="ce4" office:value-type="float" office:value="1.3">
            <text:p>1.3</text:p>
          </table:table-cell>
          <table:table-cell table:style-name="ce4"/>
          <table:table-cell table:style-name="ce4" office:value-type="float" office:value="1.4">
            <text:p>1.4</text:p>
          </table:table-cell>
          <table:table-cell office:value-type="float" office:value="3.5">
            <text:p>3.5</text:p>
          </table:table-cell>
          <table:table-cell/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/>
          <table:table-cell office:value-type="float" office:value="2.3">
            <text:p>2.3</text:p>
          </table:table-cell>
          <table:table-cell office:value-type="float" office:value="1.8">
            <text:p>1.8</text:p>
          </table:table-cell>
          <table:table-cell office:value-type="float" office:value="1.7">
            <text:p>1.7</text:p>
          </table:table-cell>
          <table:table-cell office:value-type="float" office:value="2">
            <text:p>2.0</text:p>
          </table:table-cell>
          <table:table-cell office:value-type="float" office:value="2.6">
            <text:p>2.6</text:p>
          </table:table-cell>
          <table:table-cell/>
          <table:table-cell office:value-type="float" office:value="2.7">
            <text:p>2.7</text:p>
          </table:table-cell>
          <table:table-cell office:value-type="float" office:value="1.8">
            <text:p>1.8</text:p>
          </table:table-cell>
          <table:table-cell office:value-type="string">
            <text:p>CA</text:p>
          </table:table-cell>
          <table:table-cell office:value-type="string">
            <text:p>Tempranillo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Steltzner</text:p>
          </table:table-cell>
          <table:table-cell office:value-type="float" office:value="2.3">
            <text:p>2.3</text:p>
          </table:table-cell>
          <table:table-cell office:value-type="float" office:value="1.6">
            <text:p>1.6</text:p>
          </table:table-cell>
          <table:table-cell office:value-type="float" office:value="2.4">
            <text:p>2.4</text:p>
          </table:table-cell>
          <table:table-cell table:number-columns-repeated="4"/>
          <table:table-cell office:value-type="float" office:value="2">
            <text:p>2.0</text:p>
          </table:table-cell>
          <table:table-cell/>
          <table:table-cell office:value-type="float" office:value="4">
            <text:p>4.0</text:p>
          </table:table-cell>
          <table:table-cell office:value-type="float" office:value="2.7">
            <text:p>2.7</text:p>
          </table:table-cell>
          <table:table-cell/>
          <table:table-cell office:value-type="float" office:value="2.5">
            <text:p>2.5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string">
            <text:p>WA</text:p>
          </table:table-cell>
          <table:table-cell office:value-type="string">
            <text:p>Claret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Rancho sisquoc</text:p>
          </table:table-cell>
          <table:table-cell office:value-type="float" office:value="1.7">
            <text:p>1.7</text:p>
          </table:table-cell>
          <table:table-cell office:value-type="float" office:value="2.1">
            <text:p>2.1</text:p>
          </table:table-cell>
          <table:table-cell table:number-columns-repeated="2"/>
          <table:table-cell table:style-name="ce4" office:value-type="float" office:value="1.4">
            <text:p>1.4</text:p>
          </table:table-cell>
          <table:table-cell table:number-columns-repeated="2" table:style-name="ce4"/>
          <table:table-cell office:value-type="float" office:value="1.2">
            <text:p>1.2</text:p>
          </table:table-cell>
          <table:table-cell/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  <table:table-cell/>
          <table:table-cell office:value-type="float" office:value="2.4">
            <text:p>2.4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/>
          <table:table-cell office:value-type="float" office:value="2.3">
            <text:p>2.3</text:p>
          </table:table-cell>
          <table:table-cell table:number-columns-repeated="2"/>
          <table:table-cell office:value-type="float" office:value="1.7">
            <text:p>1.7</text:p>
          </table:table-cell>
          <table:table-cell office:value-type="string">
            <text:p>CA</text:p>
          </table:table-cell>
          <table:table-cell office:value-type="string">
            <text:p>Syrah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Opolo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/>
          <table:table-cell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/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float" office:value="1">
            <text:p>1.0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/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string">
            <text:p>CA</text:p>
          </table:table-cell>
          <table:table-cell office:value-type="string">
            <text:p>Mountain Zinfandel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Opolo</text:p>
          </table:table-cell>
          <table:table-cell office:value-type="float" office:value="1.7">
            <text:p>1.7</text:p>
          </table:table-cell>
          <table:table-cell office:value-type="float" office:value="1.3">
            <text:p>1.3</text:p>
          </table:table-cell>
          <table:table-cell table:number-columns-repeated="2"/>
          <table:table-cell table:style-name="ce4" office:value-type="float" office:value="1.2">
            <text:p>1.2</text:p>
          </table:table-cell>
          <table:table-cell table:number-columns-repeated="2" table:style-name="ce4"/>
          <table:table-cell office:value-type="float" office:value="1">
            <text:p>1.0</text:p>
          </table:table-cell>
          <table:table-cell/>
          <table:table-cell office:value-type="float" office:value="3.3">
            <text:p>3.3</text:p>
          </table:table-cell>
          <table:table-cell office:value-type="float" office:value="2.5">
            <text:p>2.5</text:p>
          </table:table-cell>
          <table:table-cell/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2.6">
            <text:p>2.6</text:p>
          </table:table-cell>
          <table:table-cell/>
          <table:table-cell office:value-type="float" office:value="2.9">
            <text:p>2.9</text:p>
          </table:table-cell>
          <table:table-cell/>
          <table:table-cell table:number-columns-repeated="2" office:value-type="float" office:value="1.3">
            <text:p>1.3</text:p>
          </table:table-cell>
          <table:table-cell office:value-type="string">
            <text:p>CA</text:p>
          </table:table-cell>
          <table:table-cell office:value-type="string">
            <text:p>Cabernet Sauvignion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Conneaut Cellars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/>
          <table:table-cell office:value-type="float" office:value="1.8">
            <text:p>1.8</text:p>
          </table:table-cell>
          <table:table-cell table:style-name="ce4"/>
          <table:table-cell table:style-name="ce4" office:value-type="float" office:value="1.3">
            <text:p>1.3</text:p>
          </table:table-cell>
          <table:table-cell table:style-name="ce4" office:value-type="float" office:value="4.5">
            <text:p>4.5</text:p>
          </table:table-cell>
          <table:table-cell office:value-type="float" office:value="2.5">
            <text:p>2.5</text:p>
          </table:table-cell>
          <table:table-cell/>
          <table:table-cell office:value-type="float" office:value="3">
            <text:p>3.0</text:p>
          </table:table-cell>
          <table:table-cell office:value-type="float" office:value="2.5">
            <text:p>2.5</text:p>
          </table:table-cell>
          <table:table-cell/>
          <table:table-cell office:value-type="float" office:value="3">
            <text:p>3.0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/>
          <table:table-cell office:value-type="float" office:value="2.1">
            <text:p>2.1</text:p>
          </table:table-cell>
          <table:table-cell/>
          <table:table-cell office:value-type="float" office:value="1.4">
            <text:p>1.4</text:p>
          </table:table-cell>
          <table:table-cell office:value-type="float" office:value="4.2">
            <text:p>4.2</text:p>
          </table:table-cell>
          <table:table-cell office:value-type="string">
            <text:p>PA</text:p>
          </table:table-cell>
          <table:table-cell office:value-type="string">
            <text:p>Hazel Park Red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Illinois Cellars</text:p>
          </table:table-cell>
          <table:table-cell office:value-type="float" office:value="2.7">
            <text:p>2.7</text:p>
          </table:table-cell>
          <table:table-cell office:value-type="float" office:value="1.7">
            <text:p>1.7</text:p>
          </table:table-cell>
          <table:table-cell table:number-columns-repeated="2"/>
          <table:table-cell table:style-name="ce4" office:value-type="float" office:value="5">
            <text:p>5.0</text:p>
          </table:table-cell>
          <table:table-cell table:style-name="ce4" office:value-type="float" office:value="1.2">
            <text:p>1.2</text:p>
          </table:table-cell>
          <table:table-cell table:style-name="ce4"/>
          <table:table-cell office:value-type="float" office:value="1.2">
            <text:p>1.2</text:p>
          </table:table-cell>
          <table:table-cell/>
          <table:table-cell office:value-type="float" office:value="3.1">
            <text:p>3.1</text:p>
          </table:table-cell>
          <table:table-cell office:value-type="float" office:value="2.2">
            <text:p>2.2</text:p>
          </table:table-cell>
          <table:table-cell/>
          <table:table-cell office:value-type="float" office:value="3.1">
            <text:p>3.1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/>
          <table:table-cell office:value-type="float" office:value="1.8">
            <text:p>1.8</text:p>
          </table:table-cell>
          <table:table-cell office:value-type="float" office:value="1">
            <text:p>1.0</text:p>
          </table:table-cell>
          <table:table-cell office:value-type="float" office:value="1.9">
            <text:p>1.9</text:p>
          </table:table-cell>
          <table:table-cell office:value-type="float" office:value="3.7">
            <text:p>3.7</text:p>
          </table:table-cell>
          <table:table-cell office:value-type="string">
            <text:p>IL</text:p>
          </table:table-cell>
          <table:table-cell office:value-type="string">
            <text:p>Velvet Red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Tabor Hill</text:p>
          </table:table-cell>
          <table:table-cell office:value-type="float" office:value="2.9">
            <text:p>2.9</text:p>
          </table:table-cell>
          <table:table-cell table:number-columns-repeated="2" office:value-type="float" office:value="1.9">
            <text:p>1.9</text:p>
          </table:table-cell>
          <table:table-cell office:value-type="float" office:value="1.8">
            <text:p>1.8</text:p>
          </table:table-cell>
          <table:table-cell table:style-name="ce4"/>
          <table:table-cell table:style-name="ce4" office:value-type="float" office:value="1.3">
            <text:p>1.3</text:p>
          </table:table-cell>
          <table:table-cell table:style-name="ce4"/>
          <table:table-cell office:value-type="float" office:value="4">
            <text:p>4.0</text:p>
          </table:table-cell>
          <table:table-cell/>
          <table:table-cell table:number-columns-repeated="2" office:value-type="float" office:value="2.2">
            <text:p>2.2</text:p>
          </table:table-cell>
          <table:table-cell office:value-type="float" office:value="1.2">
            <text:p>1.2</text:p>
          </table:table-cell>
          <table:table-cell/>
          <table:table-cell office:value-type="float" office:value="2.6">
            <text:p>2.6</text:p>
          </table:table-cell>
          <table:table-cell office:value-type="float" office:value="1.8">
            <text:p>1.8</text:p>
          </table:table-cell>
          <table:table-cell/>
          <table:table-cell office:value-type="float" office:value="2">
            <text:p>2.0</text:p>
          </table:table-cell>
          <table:table-cell/>
          <table:table-cell office:value-type="float" office:value="2">
            <text:p>2.0</text:p>
          </table:table-cell>
          <table:table-cell office:value-type="float" office:value="3.6">
            <text:p>3.6</text:p>
          </table:table-cell>
          <table:table-cell office:value-type="string">
            <text:p>MI</text:p>
          </table:table-cell>
          <table:table-cell office:value-type="string">
            <text:p>Spumante</text:p>
          </table:table-cell>
          <table:table-cell office:value-type="string">
            <text:p>Desert</text:p>
          </table:table-cell>
          <table:table-cell table:number-columns-repeated="232"/>
        </table:table-row>
        <table:table-row table:style-name="ro1">
          <table:table-cell office:value-type="string">
            <text:p>Kalyra</text:p>
          </table:table-cell>
          <table:table-cell office:value-type="float" office:value="2.1">
            <text:p>2.1</text:p>
          </table:table-cell>
          <table:table-cell office:value-type="float" office:value="2">
            <text:p>2.0</text:p>
          </table:table-cell>
          <table:table-cell/>
          <table:table-cell office:value-type="float" office:value="1.5">
            <text:p>1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">
            <text:p>1.0</text:p>
          </table:table-cell>
          <table:table-cell table:style-name="ce4"/>
          <table:table-cell office:value-type="float" office:value="3">
            <text:p>3.0</text:p>
          </table:table-cell>
          <table:table-cell/>
          <table:table-cell office:value-type="float" office:value="2.7">
            <text:p>2.7</text:p>
          </table:table-cell>
          <table:table-cell office:value-type="float" office:value="2">
            <text:p>2.0</text:p>
          </table:table-cell>
          <table:table-cell office:value-type="float" office:value="1.6">
            <text:p>1.6</text:p>
          </table:table-cell>
          <table:table-cell/>
          <table:table-cell office:value-type="float" office:value="1.4">
            <text:p>1.4</text:p>
          </table:table-cell>
          <table:table-cell office:value-type="float" office:value="2.4">
            <text:p>2.4</text:p>
          </table:table-cell>
          <table:table-cell/>
          <table:table-cell office:value-type="float" office:value="2">
            <text:p>2.0</text:p>
          </table:table-cell>
          <table:table-cell office:value-type="float" office:value="1.5">
            <text:p>1.5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CA</text:p>
          </table:table-cell>
          <table:table-cell office:value-type="string">
            <text:p>Black Muscat</text:p>
          </table:table-cell>
          <table:table-cell office:value-type="string">
            <text:p>Desert</text:p>
          </table:table-cell>
          <table:table-cell table:number-columns-repeated="232"/>
        </table:table-row>
        <table:table-row table:style-name="ro1">
          <table:table-cell office:value-type="string">
            <text:p>Std Dev</text:p>
          </table:table-cell>
          <table:table-cell table:style-name="ce5" table:formula="oooc:=STDEV([.B8:.B27])" office:value-type="float" office:value="0.443520604161508">
            <text:p>0.44</text:p>
          </table:table-cell>
          <table:table-cell table:style-name="ce5" table:formula="oooc:=STDEV([.C8:.C27])" office:value-type="float" office:value="0.36906710272766">
            <text:p>0.37</text:p>
          </table:table-cell>
          <table:table-cell table:style-name="ce5" table:formula="oooc:=STDEV([.D8:.D27])" office:value-type="float" office:value="0.933030253821094">
            <text:p>0.93</text:p>
          </table:table-cell>
          <table:table-cell table:style-name="ce5" table:formula="oooc:=STDEV([.E8:.E27])" office:value-type="float" office:value="0.7650344945019">
            <text:p>0.77</text:p>
          </table:table-cell>
          <table:table-cell table:style-name="ce5" table:formula="oooc:=STDEV([.F8:.F27])" office:value-type="float" office:value="1.42509967753455">
            <text:p>1.43</text:p>
          </table:table-cell>
          <table:table-cell table:style-name="ce5" table:formula="oooc:=STDEV([.G8:.G27])" office:value-type="float" office:value="0.33523268393901">
            <text:p>0.34</text:p>
          </table:table-cell>
          <table:table-cell table:style-name="ce5" table:formula="oooc:=STDEV([.H8:.H27])" office:value-type="float" office:value="1.07613982505849">
            <text:p>1.08</text:p>
          </table:table-cell>
          <table:table-cell table:style-name="ce5" table:formula="oooc:=STDEV([.I8:.I27])" office:value-type="float" office:value="1.43412360914804">
            <text:p>1.43</text:p>
          </table:table-cell>
          <table:table-cell table:style-name="ce5" table:formula="oooc:=STDEV([.J8:.J27])" office:value-type="float" office:value="1.01980390271856">
            <text:p>1.02</text:p>
          </table:table-cell>
          <table:table-cell table:style-name="ce5" table:formula="oooc:=STDEV([.K8:.K27])" office:value-type="float" office:value="0.574433359242416">
            <text:p>0.57</text:p>
          </table:table-cell>
          <table:table-cell table:style-name="ce5" table:formula="oooc:=STDEV([.L8:.L27])" office:value-type="float" office:value="0.520964018692203">
            <text:p>0.52</text:p>
          </table:table-cell>
          <table:table-cell table:style-name="ce5" table:formula="oooc:=STDEV([.M8:.M27])" office:value-type="float" office:value="0.85051618313691">
            <text:p>0.85</text:p>
          </table:table-cell>
          <table:table-cell table:style-name="ce5" table:formula="oooc:=STDEV([.N8:.N27])" office:value-type="float" office:value="0.553656886268398">
            <text:p>0.55</text:p>
          </table:table-cell>
          <table:table-cell table:style-name="ce5" table:formula="oooc:=STDEV([.O8:.O27])" office:value-type="float" office:value="0.638151112280832">
            <text:p>0.64</text:p>
          </table:table-cell>
          <table:table-cell table:style-name="ce5" table:formula="oooc:=STDEV([.P8:.P27])" office:value-type="float" office:value="0.501864943040089">
            <text:p>0.50</text:p>
          </table:table-cell>
          <table:table-cell table:style-name="ce5" table:formula="oooc:=STDEV([.Q8:.Q27])" office:value-type="float" office:value="0.983923808333786">
            <text:p>0.98</text:p>
          </table:table-cell>
          <table:table-cell table:style-name="ce5" table:formula="oooc:=STDEV([.R8:.R27])" office:value-type="float" office:value="0.341650620076754">
            <text:p>0.34</text:p>
          </table:table-cell>
          <table:table-cell table:style-name="ce5" table:formula="oooc:=STDEV([.S8:.S27])" office:value-type="float" office:value="0.790569415042095">
            <text:p>0.79</text:p>
          </table:table-cell>
          <table:table-cell table:style-name="ce5" table:formula="oooc:=STDEV([.T8:.T27])" office:value-type="float" office:value="0.772782623029362">
            <text:p>0.77</text:p>
          </table:table-cell>
          <table:table-cell table:style-name="ce5" table:formula="oooc:=STDEV([.U8:.U27])" office:value-type="float" office:value="1.03723090641206">
            <text:p>1.04</text:p>
          </table:table-cell>
          <table:table-cell table:number-columns-repeated="235"/>
        </table:table-row>
        <table:table-row table:style-name="ro1">
          <table:table-cell office:value-type="string">
            <text:p>AvgAll</text:p>
          </table:table-cell>
          <table:table-cell table:formula="oooc:=AVERAGE([.B8:.B27])" office:value-type="float" office:value="2.225">
            <text:p>2.2</text:p>
          </table:table-cell>
          <table:table-cell table:formula="oooc:=AVERAGE([.C8:.C27])" office:value-type="float" office:value="1.84">
            <text:p>1.8</text:p>
          </table:table-cell>
          <table:table-cell table:formula="oooc:=AVERAGE([.D8:.D27])" office:value-type="float" office:value="2.56363636363636">
            <text:p>2.6</text:p>
          </table:table-cell>
          <table:table-cell table:formula="oooc:=AVERAGE([.E8:.E27])" office:value-type="float" office:value="2.45555555555556">
            <text:p>2.5</text:p>
          </table:table-cell>
          <table:table-cell table:style-name="ce4" table:formula="oooc:=AVERAGE([.F8:.F27])" office:value-type="float" office:value="2.49090909090909">
            <text:p>2.5</text:p>
          </table:table-cell>
          <table:table-cell table:style-name="ce4" table:formula="oooc:=AVERAGE([.G8:.G27])" office:value-type="float" office:value="1.42857142857143">
            <text:p>1.4</text:p>
          </table:table-cell>
          <table:table-cell table:style-name="ce4" table:formula="oooc:=AVERAGE([.H8:.H27])" office:value-type="float" office:value="2.58461538461538">
            <text:p>2.6</text:p>
          </table:table-cell>
          <table:table-cell table:formula="oooc:=AVERAGE([.I8:.I27])" office:value-type="float" office:value="2.775">
            <text:p>2.8</text:p>
          </table:table-cell>
          <table:table-cell table:formula="oooc:=AVERAGE([.J8:.J27])" office:value-type="float" office:value="2.7">
            <text:p>2.7</text:p>
          </table:table-cell>
          <table:table-cell table:formula="oooc:=AVERAGE([.K8:.K27])" office:value-type="float" office:value="3.045">
            <text:p>3.0</text:p>
          </table:table-cell>
          <table:table-cell table:formula="oooc:=AVERAGE([.L8:.L27])" office:value-type="float" office:value="2.48421052631579">
            <text:p>2.5</text:p>
          </table:table-cell>
          <table:table-cell table:formula="oooc:=AVERAGE([.M8:.M27])" office:value-type="float" office:value="2.57555555555556">
            <text:p>2.6</text:p>
          </table:table-cell>
          <table:table-cell table:formula="oooc:=AVERAGE([.N8:.N27])" office:value-type="float" office:value="2.27777777777778">
            <text:p>2.3</text:p>
          </table:table-cell>
          <table:table-cell table:formula="oooc:=AVERAGE([.O8:.O27])" office:value-type="float" office:value="2.325">
            <text:p>2.3</text:p>
          </table:table-cell>
          <table:table-cell table:formula="oooc:=AVERAGE([.P8:.P27])" office:value-type="float" office:value="2.035">
            <text:p>2.0</text:p>
          </table:table-cell>
          <table:table-cell table:formula="oooc:=AVERAGE([.Q8:.Q27])" office:value-type="float" office:value="3.00833333333333">
            <text:p>3.0</text:p>
          </table:table-cell>
          <table:table-cell table:formula="oooc:=AVERAGE([.R8:.R27])" office:value-type="float" office:value="2.36842105263158">
            <text:p>2.4</text:p>
          </table:table-cell>
          <table:table-cell table:formula="oooc:=AVERAGE([.S8:.S27])" office:value-type="float" office:value="2.5">
            <text:p>2.5</text:p>
          </table:table-cell>
          <table:table-cell table:formula="oooc:=AVERAGE([.T8:.T27])" office:value-type="float" office:value="2.49473684210526">
            <text:p>2.5</text:p>
          </table:table-cell>
          <table:table-cell table:formula="oooc:=AVERAGE([.U8:.U27])" office:value-type="float" office:value="2.91578947368421">
            <text:p>2.9</text:p>
          </table:table-cell>
          <table:table-cell table:number-columns-repeated="23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13"/>
          <table:table-cell table:number-columns-repeated="235"/>
        </table:table-row>
        <table:table-row table:style-name="ro1">
          <table:table-cell table:style-name="ce1" office:value-type="string">
            <text:p>Standerdized 0,1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13"/>
          <table:table-cell table:number-columns-repeated="235"/>
        </table:table-row>
        <table:table-row table:style-name="ro1">
          <table:table-cell office:value-type="string">
            <text:p>Vinery</text:p>
          </table:table-cell>
          <table:table-cell table:style-name="Default" office:value-type="string">
            <text:p>Tanja</text:p>
          </table:table-cell>
          <table:table-cell table:style-name="Default" office:value-type="string">
            <text:p>Gayle</text:p>
          </table:table-cell>
          <table:table-cell table:style-name="Default" office:value-type="string">
            <text:p>marissa</text:p>
          </table:table-cell>
          <table:table-cell table:style-name="Default" office:value-type="string">
            <text:p>Cecille</text:p>
          </table:table-cell>
          <table:table-cell office:value-type="string">
            <text:p>Christine</text:p>
          </table:table-cell>
          <table:table-cell office:value-type="string">
            <text:p>Angela</text:p>
          </table:table-cell>
          <table:table-cell office:value-type="string">
            <text:p>Arielle</text:p>
          </table:table-cell>
          <table:table-cell table:style-name="Default" office:value-type="string">
            <text:p>Basia</text:p>
          </table:table-cell>
          <table:table-cell table:style-name="Default" office:value-type="string">
            <text:p>Nicole</text:p>
          </table:table-cell>
          <table:table-cell table:style-name="Default" office:value-type="string">
            <text:p>Jinju</text:p>
          </table:table-cell>
          <table:table-cell table:style-name="Default" office:value-type="string">
            <text:p>Lauren</text:p>
          </table:table-cell>
          <table:table-cell table:style-name="Default" office:value-type="string">
            <text:p>Aiguo</text:p>
          </table:table-cell>
          <table:table-cell table:style-name="Default" office:value-type="string">
            <text:p>Matt Most</text:p>
          </table:table-cell>
          <table:table-cell table:style-name="Default" office:value-type="string">
            <text:p>Ted</text:p>
          </table:table-cell>
          <table:table-cell table:style-name="Default" office:value-type="string">
            <text:p>Graham</text:p>
          </table:table-cell>
          <table:table-cell table:style-name="Default" office:value-type="string">
            <text:p>Will</text:p>
          </table:table-cell>
          <table:table-cell table:style-name="Default" office:value-type="string">
            <text:p>Dave</text:p>
          </table:table-cell>
          <table:table-cell table:style-name="Default" office:value-type="string">
            <text:p>Eric</text:p>
          </table:table-cell>
          <table:table-cell table:style-name="Default" office:value-type="string">
            <text:p>Beau</text:p>
          </table:table-cell>
          <table:table-cell table:style-name="Default" office:value-type="string">
            <text:p>Ben</text:p>
          </table:table-cell>
          <table:table-cell office:value-type="string">
            <text:p>State</text:p>
          </table:table-cell>
          <table:table-cell office:value-type="string">
            <text:p>Grape</text:p>
          </table:table-cell>
          <table:table-cell office:value-type="string">
            <text:p>Type</text:p>
          </table:table-cell>
          <table:table-cell table:number-columns-repeated="232"/>
        </table:table-row>
        <table:table-row table:style-name="ro1">
          <table:table-cell office:value-type="string">
            <text:p>Jordan</text:p>
          </table:table-cell>
          <table:table-cell table:formula="oooc:=STANDARDIZE([.B8];2.2;0.44)" office:value-type="float" office:value="-0.454545454545455">
            <text:p>-0.5</text:p>
          </table:table-cell>
          <table:table-cell table:formula="oooc:=STANDARDIZE([.C8];1.8;0.37)" office:value-type="float" office:value="-0.810810810810811">
            <text:p>-0.8</text:p>
          </table:table-cell>
          <table:table-cell table:formula="oooc:=IF([.D8]&lt;&gt;&quot;&quot;;STANDARDIZE([.D8];2.6;0.77);&quot;&quot;)" office:value-type="float" office:value="0.519480519480519">
            <text:p>0.5</text:p>
          </table:table-cell>
          <table:table-cell table:formula="oooc:=IF([.E8]&lt;&gt;&quot;&quot;;STANDARDIZE([.E8];2.5;1.43);&quot;&quot;)" office:value-type="float" office:value="0.34965034965035">
            <text:p>0.3</text:p>
          </table:table-cell>
          <table:table-cell table:style-name="ce4" table:formula="oooc:=IF([.F8]&lt;&gt;&quot;&quot;;STANDARDIZE([.F8];2.5;1.43);&quot;&quot;)" office:value-type="float" office:value="1.53846153846154">
            <text:p>1.5</text:p>
          </table:table-cell>
          <table:table-cell table:style-name="ce4" table:formula="oooc:=IF([.G8]&lt;&gt;&quot;&quot;;STANDARDIZE([.G8];1.4;0.34);&quot;&quot;)">
            <text:p/>
          </table:table-cell>
          <table:table-cell table:style-name="ce4" table:formula="oooc:=IF([.H8]&lt;&gt;&quot;&quot;;STANDARDIZE([.H8];2.6;1.08);&quot;&quot;)" office:value-type="float" office:value="0.37037037037037">
            <text:p>0.4</text:p>
          </table:table-cell>
          <table:table-cell table:formula="oooc:=IF([.I8]&lt;&gt;&quot;&quot;;STANDARDIZE([.I8];2.8;1.43);&quot;&quot;)" office:value-type="float" office:value="0.13986013986014">
            <text:p>0.1</text:p>
          </table:table-cell>
          <table:table-cell table:formula="oooc:=IF([.J8]&lt;&gt;&quot;&quot;;STANDARDIZE([.J8];2.7;1.02);&quot;&quot;)" office:value-type="float" office:value="-1.47058823529412">
            <text:p>-1.5</text:p>
          </table:table-cell>
          <table:table-cell table:formula="oooc:=IF([.K8]&lt;&gt;&quot;&quot;;STANDARDIZE([.K8];3;0.57);&quot;&quot;)" office:value-type="float" office:value="-1.75438596491228">
            <text:p>-1.8</text:p>
          </table:table-cell>
          <table:table-cell table:formula="oooc:=IF([.L8]&lt;&gt;&quot;&quot;;STANDARDIZE([.L8];2.5;0.52);&quot;&quot;)" office:value-type="float" office:value="1.92307692307692">
            <text:p>1.9</text:p>
          </table:table-cell>
          <table:table-cell table:formula="oooc:=IF([.M8]&lt;&gt;&quot;&quot;;STANDARDIZE([.M8];2.6;0.85);&quot;&quot;)" office:value-type="float" office:value="0.235294117647059">
            <text:p>0.2</text:p>
          </table:table-cell>
          <table:table-cell table:formula="oooc:=IF([.N8]&lt;&gt;&quot;&quot;;STANDARDIZE([.N8];2.3;0.55);&quot;&quot;)" office:value-type="float" office:value="-0.545454545454545">
            <text:p>-0.5</text:p>
          </table:table-cell>
          <table:table-cell table:formula="oooc:=IF([.O8]&lt;&gt;&quot;&quot;;STANDARDIZE([.O8];2.3;0.64);&quot;&quot;)" office:value-type="float" office:value="6.93889390390723E-016">
            <text:p>0.0</text:p>
          </table:table-cell>
          <table:table-cell table:formula="oooc:=IF([.P8]&lt;&gt;&quot;&quot;;STANDARDIZE([.P8];2;0.5);&quot;&quot;)" office:value-type="float" office:value="0.4">
            <text:p>0.4</text:p>
          </table:table-cell>
          <table:table-cell table:formula="oooc:=IF([.Q8]&lt;&gt;&quot;&quot;;STANDARDIZE([.Q8];3;0.98);&quot;&quot;)" office:value-type="float" office:value="0.102040816326531">
            <text:p>0.1</text:p>
          </table:table-cell>
          <table:table-cell table:formula="oooc:=IF([.R8]&lt;&gt;&quot;&quot;;STANDARDIZE([.R8];2.4;0.34);&quot;&quot;)" office:value-type="float" office:value="0.294117647058824">
            <text:p>0.3</text:p>
          </table:table-cell>
          <table:table-cell table:formula="oooc:=IF([.S8]&lt;&gt;&quot;&quot;;STANDARDIZE([.S8];2.5;0.79);&quot;&quot;)" office:value-type="float" office:value="0.632911392405063">
            <text:p>0.6</text:p>
          </table:table-cell>
          <table:table-cell table:formula="oooc:=IF([.T8]&lt;&gt;&quot;&quot;;STANDARDIZE([.T8];2.5;0.77);&quot;&quot;)" office:value-type="float" office:value="-0.259740259740259">
            <text:p>-0.3</text:p>
          </table:table-cell>
          <table:table-cell table:formula="oooc:=IF([.U8]&lt;&gt;&quot;&quot;;STANDARDIZE([.U8];2.9;1.04);&quot;&quot;)" office:value-type="float" office:value="-0.865384615384615">
            <text:p>-0.9</text:p>
          </table:table-cell>
          <table:table-cell office:value-type="string">
            <text:p>CA</text:p>
          </table:table-cell>
          <table:table-cell office:value-type="string">
            <text:p>Chardonnay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Conneaut Cellars</text:p>
          </table:table-cell>
          <table:table-cell table:formula="oooc:=STANDARDIZE([.B9];2.2;0.44)" office:value-type="float" office:value="-0.454545454545455">
            <text:p>-0.5</text:p>
          </table:table-cell>
          <table:table-cell table:formula="oooc:=STANDARDIZE([.C9];1.8;0.37)" office:value-type="float" office:value="0.54054054054054">
            <text:p>0.5</text:p>
          </table:table-cell>
          <table:table-cell table:formula="oooc:=IF([.D9]&lt;&gt;&quot;&quot;;STANDARDIZE([.D9];2.6;0.77);&quot;&quot;)" office:value-type="float" office:value="1.81818181818182">
            <text:p>1.8</text:p>
          </table:table-cell>
          <table:table-cell table:formula="oooc:=IF([.E9]&lt;&gt;&quot;&quot;;STANDARDIZE([.E9];2.5;1.43);&quot;&quot;)" office:value-type="float" office:value="0.699300699300699">
            <text:p>0.7</text:p>
          </table:table-cell>
          <table:table-cell table:style-name="ce4" table:formula="oooc:=IF([.F9]&lt;&gt;&quot;&quot;;STANDARDIZE([.F9];2.5;1.43);&quot;&quot;)" office:value-type="float" office:value="0">
            <text:p>0.0</text:p>
          </table:table-cell>
          <table:table-cell table:style-name="ce4" table:formula="oooc:=IF([.G9]&lt;&gt;&quot;&quot;;STANDARDIZE([.G9];1.4;0.34);&quot;&quot;)">
            <text:p/>
          </table:table-cell>
          <table:table-cell table:style-name="ce4" table:formula="oooc:=IF([.H9]&lt;&gt;&quot;&quot;;STANDARDIZE([.H9];2.6;1.08);&quot;&quot;)" office:value-type="float" office:value="0.37037037037037">
            <text:p>0.4</text:p>
          </table:table-cell>
          <table:table-cell table:formula="oooc:=IF([.I9]&lt;&gt;&quot;&quot;;STANDARDIZE([.I9];2.8;1.43);&quot;&quot;)" office:value-type="float" office:value="0.839160839160839">
            <text:p>0.8</text:p>
          </table:table-cell>
          <table:table-cell table:formula="oooc:=IF([.J9]&lt;&gt;&quot;&quot;;STANDARDIZE([.J9];2.7;1.02);&quot;&quot;)">
            <text:p/>
          </table:table-cell>
          <table:table-cell table:formula="oooc:=IF([.K9]&lt;&gt;&quot;&quot;;STANDARDIZE([.K9];3;0.57);&quot;&quot;)" office:value-type="float" office:value="-1.75438596491228">
            <text:p>-1.8</text:p>
          </table:table-cell>
          <table:table-cell table:formula="oooc:=IF([.L9]&lt;&gt;&quot;&quot;;STANDARDIZE([.L9];2.5;0.52);&quot;&quot;)" office:value-type="float" office:value="0.961538461538461">
            <text:p>1.0</text:p>
          </table:table-cell>
          <table:table-cell table:formula="oooc:=IF([.M9]&lt;&gt;&quot;&quot;;STANDARDIZE([.M9];2.6;0.85);&quot;&quot;)" office:value-type="float" office:value="0.470588235294118">
            <text:p>0.5</text:p>
          </table:table-cell>
          <table:table-cell table:formula="oooc:=IF([.N9]&lt;&gt;&quot;&quot;;STANDARDIZE([.N9];2.3;0.55);&quot;&quot;)" office:value-type="float" office:value="-0.363636363636363">
            <text:p>-0.4</text:p>
          </table:table-cell>
          <table:table-cell table:formula="oooc:=IF([.O9]&lt;&gt;&quot;&quot;;STANDARDIZE([.O9];2.3;0.64);&quot;&quot;)" office:value-type="float" office:value="1.40625">
            <text:p>1.4</text:p>
          </table:table-cell>
          <table:table-cell table:formula="oooc:=IF([.P9]&lt;&gt;&quot;&quot;;STANDARDIZE([.P9];2;0.5);&quot;&quot;)" office:value-type="float" office:value="2">
            <text:p>2.0</text:p>
          </table:table-cell>
          <table:table-cell table:formula="oooc:=IF([.Q9]&lt;&gt;&quot;&quot;;STANDARDIZE([.Q9];3;0.98);&quot;&quot;)" office:value-type="float" office:value="2.04081632653061">
            <text:p>2.0</text:p>
          </table:table-cell>
          <table:table-cell table:formula="oooc:=IF([.R9]&lt;&gt;&quot;&quot;;STANDARDIZE([.R9];2.4;0.34);&quot;&quot;)" office:value-type="float" office:value="1.1764705882353">
            <text:p>1.2</text:p>
          </table:table-cell>
          <table:table-cell table:formula="oooc:=IF([.S9]&lt;&gt;&quot;&quot;;STANDARDIZE([.S9];2.5;0.79);&quot;&quot;)" office:value-type="float" office:value="0">
            <text:p>0.0</text:p>
          </table:table-cell>
          <table:table-cell table:formula="oooc:=IF([.T9]&lt;&gt;&quot;&quot;;STANDARDIZE([.T9];2.5;0.77);&quot;&quot;)" office:value-type="float" office:value="-1.42857142857143">
            <text:p>-1.4</text:p>
          </table:table-cell>
          <table:table-cell table:formula="oooc:=IF([.U9]&lt;&gt;&quot;&quot;;STANDARDIZE([.U9];2.9;1.04);&quot;&quot;)" office:value-type="float" office:value="0.576923076923077">
            <text:p>0.6</text:p>
          </table:table-cell>
          <table:table-cell office:value-type="string">
            <text:p>PA</text:p>
          </table:table-cell>
          <table:table-cell office:value-type="string">
            <text:p>Pinot Gris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Hogue</text:p>
          </table:table-cell>
          <table:table-cell table:formula="oooc:=STANDARDIZE([.B10];2.2;0.44)" office:value-type="float" office:value="0">
            <text:p>0.0</text:p>
          </table:table-cell>
          <table:table-cell table:formula="oooc:=STANDARDIZE([.C10];1.8;0.37)" office:value-type="float" office:value="1.08108108108108">
            <text:p>1.1</text:p>
          </table:table-cell>
          <table:table-cell table:formula="oooc:=IF([.D10]&lt;&gt;&quot;&quot;;STANDARDIZE([.D10];2.6;0.77);&quot;&quot;)" office:value-type="float" office:value="-0.12987012987013">
            <text:p>-0.1</text:p>
          </table:table-cell>
          <table:table-cell table:formula="oooc:=IF([.E10]&lt;&gt;&quot;&quot;;STANDARDIZE([.E10];2.5;1.43);&quot;&quot;)" office:value-type="float" office:value="-0.34965034965035">
            <text:p>-0.3</text:p>
          </table:table-cell>
          <table:table-cell table:style-name="ce4" table:formula="oooc:=IF([.F10]&lt;&gt;&quot;&quot;;STANDARDIZE([.F10];2.5;1.43);&quot;&quot;)" office:value-type="float" office:value="-0.559440559440559">
            <text:p>-0.6</text:p>
          </table:table-cell>
          <table:table-cell table:style-name="ce4" table:formula="oooc:=IF([.G10]&lt;&gt;&quot;&quot;;STANDARDIZE([.G10];1.4;0.34);&quot;&quot;)">
            <text:p/>
          </table:table-cell>
          <table:table-cell table:style-name="ce4" table:formula="oooc:=IF([.H10]&lt;&gt;&quot;&quot;;STANDARDIZE([.H10];2.6;1.08);&quot;&quot;)" office:value-type="float" office:value="-0.555555555555556">
            <text:p>-0.6</text:p>
          </table:table-cell>
          <table:table-cell table:formula="oooc:=IF([.I10]&lt;&gt;&quot;&quot;;STANDARDIZE([.I10];2.8;1.43);&quot;&quot;)" office:value-type="float" office:value="-1.25874125874126">
            <text:p>-1.3</text:p>
          </table:table-cell>
          <table:table-cell table:formula="oooc:=IF([.J10]&lt;&gt;&quot;&quot;;STANDARDIZE([.J10];2.7;1.02);&quot;&quot;)">
            <text:p/>
          </table:table-cell>
          <table:table-cell table:formula="oooc:=IF([.K10]&lt;&gt;&quot;&quot;;STANDARDIZE([.K10];3;0.57);&quot;&quot;)" office:value-type="float" office:value="-0.87719298245614">
            <text:p>-0.9</text:p>
          </table:table-cell>
          <table:table-cell table:formula="oooc:=IF([.L10]&lt;&gt;&quot;&quot;;STANDARDIZE([.L10];2.5;0.52);&quot;&quot;)" office:value-type="float" office:value="0.961538461538461">
            <text:p>1.0</text:p>
          </table:table-cell>
          <table:table-cell table:formula="oooc:=IF([.M10]&lt;&gt;&quot;&quot;;STANDARDIZE([.M10];2.6;0.85);&quot;&quot;)">
            <text:p/>
          </table:table-cell>
          <table:table-cell table:formula="oooc:=IF([.N10]&lt;&gt;&quot;&quot;;STANDARDIZE([.N10];2.3;0.55);&quot;&quot;)" office:value-type="float" office:value="-0.545454545454545">
            <text:p>-0.5</text:p>
          </table:table-cell>
          <table:table-cell table:formula="oooc:=IF([.O10]&lt;&gt;&quot;&quot;;STANDARDIZE([.O10];2.3;0.64);&quot;&quot;)" office:value-type="float" office:value="1.09375">
            <text:p>1.1</text:p>
          </table:table-cell>
          <table:table-cell table:formula="oooc:=IF([.P10]&lt;&gt;&quot;&quot;;STANDARDIZE([.P10];2;0.5);&quot;&quot;)" office:value-type="float" office:value="-0.2">
            <text:p>-0.2</text:p>
          </table:table-cell>
          <table:table-cell table:formula="oooc:=IF([.Q10]&lt;&gt;&quot;&quot;;STANDARDIZE([.Q10];3;0.98);&quot;&quot;)" office:value-type="float" office:value="1.02040816326531">
            <text:p>1.0</text:p>
          </table:table-cell>
          <table:table-cell table:formula="oooc:=IF([.R10]&lt;&gt;&quot;&quot;;STANDARDIZE([.R10];2.4;0.34);&quot;&quot;)" office:value-type="float" office:value="-1.17647058823529">
            <text:p>-1.2</text:p>
          </table:table-cell>
          <table:table-cell table:formula="oooc:=IF([.S10]&lt;&gt;&quot;&quot;;STANDARDIZE([.S10];2.5;0.79);&quot;&quot;)" office:value-type="float" office:value="0">
            <text:p>0.0</text:p>
          </table:table-cell>
          <table:table-cell table:formula="oooc:=IF([.T10]&lt;&gt;&quot;&quot;;STANDARDIZE([.T10];2.5;0.77);&quot;&quot;)" office:value-type="float" office:value="0.649350649350649">
            <text:p>0.6</text:p>
          </table:table-cell>
          <table:table-cell table:formula="oooc:=IF([.U10]&lt;&gt;&quot;&quot;;STANDARDIZE([.U10];2.9;1.04);&quot;&quot;)" office:value-type="float" office:value="1.05769230769231">
            <text:p>1.1</text:p>
          </table:table-cell>
          <table:table-cell office:value-type="string">
            <text:p>OR</text:p>
          </table:table-cell>
          <table:table-cell office:value-type="string">
            <text:p>Riesling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Debonne Vineyards</text:p>
          </table:table-cell>
          <table:table-cell table:formula="oooc:=STANDARDIZE([.B11];2.2;0.44)" office:value-type="float" office:value="-0.227272727272727">
            <text:p>-0.2</text:p>
          </table:table-cell>
          <table:table-cell table:formula="oooc:=STANDARDIZE([.C11];1.8;0.37)" office:value-type="float" office:value="0.54054054054054">
            <text:p>0.5</text:p>
          </table:table-cell>
          <table:table-cell table:formula="oooc:=IF([.D11]&lt;&gt;&quot;&quot;;STANDARDIZE([.D11];2.6;0.77);&quot;&quot;)" office:value-type="float" office:value="-0.389610389610389">
            <text:p>-0.4</text:p>
          </table:table-cell>
          <table:table-cell table:formula="oooc:=IF([.E11]&lt;&gt;&quot;&quot;;STANDARDIZE([.E11];2.5;1.43);&quot;&quot;)" office:value-type="float" office:value="-0.27972027972028">
            <text:p>-0.3</text:p>
          </table:table-cell>
          <table:table-cell table:style-name="ce4" table:formula="oooc:=IF([.F11]&lt;&gt;&quot;&quot;;STANDARDIZE([.F11];2.5;1.43);&quot;&quot;)" office:value-type="float" office:value="0.839160839160839">
            <text:p>0.8</text:p>
          </table:table-cell>
          <table:table-cell table:style-name="ce4" table:formula="oooc:=IF([.G11]&lt;&gt;&quot;&quot;;STANDARDIZE([.G11];1.4;0.34);&quot;&quot;)" office:value-type="float" office:value="0.882352941176471">
            <text:p>0.9</text:p>
          </table:table-cell>
          <table:table-cell table:style-name="ce4" table:formula="oooc:=IF([.H11]&lt;&gt;&quot;&quot;;STANDARDIZE([.H11];2.6;1.08);&quot;&quot;)" office:value-type="float" office:value="-0.833333333333333">
            <text:p>-0.8</text:p>
          </table:table-cell>
          <table:table-cell table:formula="oooc:=IF([.I11]&lt;&gt;&quot;&quot;;STANDARDIZE([.I11];2.8;1.43);&quot;&quot;)" office:value-type="float" office:value="-0.20979020979021">
            <text:p>-0.2</text:p>
          </table:table-cell>
          <table:table-cell table:formula="oooc:=IF([.J11]&lt;&gt;&quot;&quot;;STANDARDIZE([.J11];2.7;1.02);&quot;&quot;)" office:value-type="float" office:value="-0.686274509803922">
            <text:p>-0.7</text:p>
          </table:table-cell>
          <table:table-cell table:formula="oooc:=IF([.K11]&lt;&gt;&quot;&quot;;STANDARDIZE([.K11];3;0.57);&quot;&quot;)" office:value-type="float" office:value="-0.701754385964912">
            <text:p>-0.7</text:p>
          </table:table-cell>
          <table:table-cell table:formula="oooc:=IF([.L11]&lt;&gt;&quot;&quot;;STANDARDIZE([.L11];2.5;0.52);&quot;&quot;)" office:value-type="float" office:value="0">
            <text:p>0.0</text:p>
          </table:table-cell>
          <table:table-cell table:formula="oooc:=IF([.M11]&lt;&gt;&quot;&quot;;STANDARDIZE([.M11];2.6;0.85);&quot;&quot;)" office:value-type="float" office:value="-0.941176470588235">
            <text:p>-0.9</text:p>
          </table:table-cell>
          <table:table-cell table:formula="oooc:=IF([.N11]&lt;&gt;&quot;&quot;;STANDARDIZE([.N11];2.3;0.55);&quot;&quot;)" office:value-type="float" office:value="-0.363636363636363">
            <text:p>-0.4</text:p>
          </table:table-cell>
          <table:table-cell table:formula="oooc:=IF([.O11]&lt;&gt;&quot;&quot;;STANDARDIZE([.O11];2.3;0.64);&quot;&quot;)" office:value-type="float" office:value="1.875">
            <text:p>1.9</text:p>
          </table:table-cell>
          <table:table-cell table:formula="oooc:=IF([.P11]&lt;&gt;&quot;&quot;;STANDARDIZE([.P11];2;0.5);&quot;&quot;)" office:value-type="float" office:value="0">
            <text:p>0.0</text:p>
          </table:table-cell>
          <table:table-cell table:formula="oooc:=IF([.Q11]&lt;&gt;&quot;&quot;;STANDARDIZE([.Q11];3;0.98);&quot;&quot;)">
            <text:p/>
          </table:table-cell>
          <table:table-cell table:formula="oooc:=IF([.R11]&lt;&gt;&quot;&quot;;STANDARDIZE([.R11];2.4;0.34);&quot;&quot;)" office:value-type="float" office:value="-0.294117647058822">
            <text:p>-0.3</text:p>
          </table:table-cell>
          <table:table-cell table:formula="oooc:=IF([.S11]&lt;&gt;&quot;&quot;;STANDARDIZE([.S11];2.5;0.79);&quot;&quot;)" office:value-type="float" office:value="1.26582278481013">
            <text:p>1.3</text:p>
          </table:table-cell>
          <table:table-cell table:formula="oooc:=IF([.T11]&lt;&gt;&quot;&quot;;STANDARDIZE([.T11];2.5;0.77);&quot;&quot;)" office:value-type="float" office:value="0.649350649350649">
            <text:p>0.6</text:p>
          </table:table-cell>
          <table:table-cell table:formula="oooc:=IF([.U11]&lt;&gt;&quot;&quot;;STANDARDIZE([.U11];2.9;1.04);&quot;&quot;)" office:value-type="float" office:value="0.576923076923077">
            <text:p>0.6</text:p>
          </table:table-cell>
          <table:table-cell office:value-type="string">
            <text:p>OH</text:p>
          </table:table-cell>
          <table:table-cell office:value-type="string">
            <text:p>Riesling (wet)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Illinois Cellars</text:p>
          </table:table-cell>
          <table:table-cell table:formula="oooc:=STANDARDIZE([.B12];2.2;0.44)" office:value-type="float" office:value="0">
            <text:p>0.0</text:p>
          </table:table-cell>
          <table:table-cell table:formula="oooc:=STANDARDIZE([.C12];1.8;0.37)" office:value-type="float" office:value="1.89189189189189">
            <text:p>1.9</text:p>
          </table:table-cell>
          <table:table-cell table:formula="oooc:=IF([.D12]&lt;&gt;&quot;&quot;;STANDARDIZE([.D12];2.6;0.77);&quot;&quot;)" office:value-type="float" office:value="-0.649350649350649">
            <text:p>-0.6</text:p>
          </table:table-cell>
          <table:table-cell table:formula="oooc:=IF([.E12]&lt;&gt;&quot;&quot;;STANDARDIZE([.E12];2.5;1.43);&quot;&quot;)" office:value-type="float" office:value="0.629370629370629">
            <text:p>0.6</text:p>
          </table:table-cell>
          <table:table-cell table:style-name="ce4" table:formula="oooc:=IF([.F12]&lt;&gt;&quot;&quot;;STANDARDIZE([.F12];2.5;1.43);&quot;&quot;)">
            <text:p/>
          </table:table-cell>
          <table:table-cell table:style-name="ce4" table:formula="oooc:=IF([.G12]&lt;&gt;&quot;&quot;;STANDARDIZE([.G12];1.4;0.34);&quot;&quot;)">
            <text:p/>
          </table:table-cell>
          <table:table-cell table:style-name="ce4" table:formula="oooc:=IF([.H12]&lt;&gt;&quot;&quot;;STANDARDIZE([.H12];2.6;1.08);&quot;&quot;)" office:value-type="float" office:value="-1.11111111111111">
            <text:p>-1.1</text:p>
          </table:table-cell>
          <table:table-cell table:formula="oooc:=IF([.I12]&lt;&gt;&quot;&quot;;STANDARDIZE([.I12];2.8;1.43);&quot;&quot;)" office:value-type="float" office:value="1.53846153846154">
            <text:p>1.5</text:p>
          </table:table-cell>
          <table:table-cell table:formula="oooc:=IF([.J12]&lt;&gt;&quot;&quot;;STANDARDIZE([.J12];2.7;1.02);&quot;&quot;)" office:value-type="float" office:value="0.294117647058823">
            <text:p>0.3</text:p>
          </table:table-cell>
          <table:table-cell table:formula="oooc:=IF([.K12]&lt;&gt;&quot;&quot;;STANDARDIZE([.K12];3;0.57);&quot;&quot;)" office:value-type="float" office:value="0.701754385964912">
            <text:p>0.7</text:p>
          </table:table-cell>
          <table:table-cell table:formula="oooc:=IF([.L12]&lt;&gt;&quot;&quot;;STANDARDIZE([.L12];2.5;0.52);&quot;&quot;)" office:value-type="float" office:value="0.961538461538461">
            <text:p>1.0</text:p>
          </table:table-cell>
          <table:table-cell table:formula="oooc:=IF([.M12]&lt;&gt;&quot;&quot;;STANDARDIZE([.M12];2.6;0.85);&quot;&quot;)" office:value-type="float" office:value="1.41176470588235">
            <text:p>1.4</text:p>
          </table:table-cell>
          <table:table-cell table:formula="oooc:=IF([.N12]&lt;&gt;&quot;&quot;;STANDARDIZE([.N12];2.3;0.55);&quot;&quot;)" office:value-type="float" office:value="2.18181818181818">
            <text:p>2.2</text:p>
          </table:table-cell>
          <table:table-cell table:formula="oooc:=IF([.O12]&lt;&gt;&quot;&quot;;STANDARDIZE([.O12];2.3;0.64);&quot;&quot;)" office:value-type="float" office:value="1.25">
            <text:p>1.3</text:p>
          </table:table-cell>
          <table:table-cell table:formula="oooc:=IF([.P12]&lt;&gt;&quot;&quot;;STANDARDIZE([.P12];2;0.5);&quot;&quot;)" office:value-type="float" office:value="1.4">
            <text:p>1.4</text:p>
          </table:table-cell>
          <table:table-cell table:formula="oooc:=IF([.Q12]&lt;&gt;&quot;&quot;;STANDARDIZE([.Q12];3;0.98);&quot;&quot;)" office:value-type="float" office:value="0">
            <text:p>0.0</text:p>
          </table:table-cell>
          <table:table-cell table:formula="oooc:=IF([.R12]&lt;&gt;&quot;&quot;;STANDARDIZE([.R12];2.4;0.34);&quot;&quot;)" office:value-type="float" office:value="1.76470588235294">
            <text:p>1.8</text:p>
          </table:table-cell>
          <table:table-cell table:formula="oooc:=IF([.S12]&lt;&gt;&quot;&quot;;STANDARDIZE([.S12];2.5;0.79);&quot;&quot;)">
            <text:p/>
          </table:table-cell>
          <table:table-cell table:formula="oooc:=IF([.T12]&lt;&gt;&quot;&quot;;STANDARDIZE([.T12];2.5;0.77);&quot;&quot;)" office:value-type="float" office:value="-0.649350649350649">
            <text:p>-0.6</text:p>
          </table:table-cell>
          <table:table-cell table:formula="oooc:=IF([.U12]&lt;&gt;&quot;&quot;;STANDARDIZE([.U12];2.9;1.04);&quot;&quot;)" office:value-type="float" office:value="-0.384615384615384">
            <text:p>-0.4</text:p>
          </table:table-cell>
          <table:table-cell office:value-type="string">
            <text:p>IL</text:p>
          </table:table-cell>
          <table:table-cell office:value-type="string">
            <text:p>Chardonnelle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Tabor Hill</text:p>
          </table:table-cell>
          <table:table-cell table:formula="oooc:=STANDARDIZE([.B13];2.2;0.44)" office:value-type="float" office:value="0.909090909090909">
            <text:p>0.9</text:p>
          </table:table-cell>
          <table:table-cell table:formula="oooc:=STANDARDIZE([.C13];1.8;0.37)" office:value-type="float" office:value="1.89189189189189">
            <text:p>1.9</text:p>
          </table:table-cell>
          <table:table-cell table:formula="oooc:=IF([.D13]&lt;&gt;&quot;&quot;;STANDARDIZE([.D13];2.6;0.77);&quot;&quot;)" office:value-type="float" office:value="-0.389610389610389">
            <text:p>-0.4</text:p>
          </table:table-cell>
          <table:table-cell table:formula="oooc:=IF([.E13]&lt;&gt;&quot;&quot;;STANDARDIZE([.E13];2.5;1.43);&quot;&quot;)">
            <text:p/>
          </table:table-cell>
          <table:table-cell table:style-name="ce4" table:formula="oooc:=IF([.F13]&lt;&gt;&quot;&quot;;STANDARDIZE([.F13];2.5;1.43);&quot;&quot;)">
            <text:p/>
          </table:table-cell>
          <table:table-cell table:style-name="ce4" table:formula="oooc:=IF([.G13]&lt;&gt;&quot;&quot;;STANDARDIZE([.G13];1.4;0.34);&quot;&quot;)">
            <text:p/>
          </table:table-cell>
          <table:table-cell table:style-name="ce4" table:formula="oooc:=IF([.H13]&lt;&gt;&quot;&quot;;STANDARDIZE([.H13];2.6;1.08);&quot;&quot;)" office:value-type="float" office:value="-0.277777777777778">
            <text:p>-0.3</text:p>
          </table:table-cell>
          <table:table-cell table:formula="oooc:=IF([.I13]&lt;&gt;&quot;&quot;;STANDARDIZE([.I13];2.8;1.43);&quot;&quot;)" office:value-type="float" office:value="1.53846153846154">
            <text:p>1.5</text:p>
          </table:table-cell>
          <table:table-cell table:formula="oooc:=IF([.J13]&lt;&gt;&quot;&quot;;STANDARDIZE([.J13];2.7;1.02);&quot;&quot;)" office:value-type="float" office:value="1.27450980392157">
            <text:p>1.3</text:p>
          </table:table-cell>
          <table:table-cell table:formula="oooc:=IF([.K13]&lt;&gt;&quot;&quot;;STANDARDIZE([.K13];3;0.57);&quot;&quot;)" office:value-type="float" office:value="-0.350877192982456">
            <text:p>-0.4</text:p>
          </table:table-cell>
          <table:table-cell table:formula="oooc:=IF([.L13]&lt;&gt;&quot;&quot;;STANDARDIZE([.L13];2.5;0.52);&quot;&quot;)" office:value-type="float" office:value="1.34615384615385">
            <text:p>1.3</text:p>
          </table:table-cell>
          <table:table-cell table:formula="oooc:=IF([.M13]&lt;&gt;&quot;&quot;;STANDARDIZE([.M13];2.6;0.85);&quot;&quot;)" office:value-type="float" office:value="0.211764705882353">
            <text:p>0.2</text:p>
          </table:table-cell>
          <table:table-cell table:formula="oooc:=IF([.N13]&lt;&gt;&quot;&quot;;STANDARDIZE([.N13];2.3;0.55);&quot;&quot;)" office:value-type="float" office:value="-0.181818181818181">
            <text:p>-0.2</text:p>
          </table:table-cell>
          <table:table-cell table:formula="oooc:=IF([.O13]&lt;&gt;&quot;&quot;;STANDARDIZE([.O13];2.3;0.64);&quot;&quot;)" office:value-type="float" office:value="0.15625">
            <text:p>0.2</text:p>
          </table:table-cell>
          <table:table-cell table:formula="oooc:=IF([.P13]&lt;&gt;&quot;&quot;;STANDARDIZE([.P13];2;0.5);&quot;&quot;)" office:value-type="float" office:value="1">
            <text:p>1.0</text:p>
          </table:table-cell>
          <table:table-cell table:formula="oooc:=IF([.Q13]&lt;&gt;&quot;&quot;;STANDARDIZE([.Q13];3;0.98);&quot;&quot;)" office:value-type="float" office:value="1.02040816326531">
            <text:p>1.0</text:p>
          </table:table-cell>
          <table:table-cell table:formula="oooc:=IF([.R13]&lt;&gt;&quot;&quot;;STANDARDIZE([.R13];2.4;0.34);&quot;&quot;)" office:value-type="float" office:value="0">
            <text:p>0.0</text:p>
          </table:table-cell>
          <table:table-cell table:formula="oooc:=IF([.S13]&lt;&gt;&quot;&quot;;STANDARDIZE([.S13];2.5;0.79);&quot;&quot;)">
            <text:p/>
          </table:table-cell>
          <table:table-cell table:formula="oooc:=IF([.T13]&lt;&gt;&quot;&quot;;STANDARDIZE([.T13];2.5;0.77);&quot;&quot;)" office:value-type="float" office:value="1.16883116883117">
            <text:p>1.2</text:p>
          </table:table-cell>
          <table:table-cell table:formula="oooc:=IF([.U13]&lt;&gt;&quot;&quot;;STANDARDIZE([.U13];2.9;1.04);&quot;&quot;)" office:value-type="float" office:value="1.53846153846154">
            <text:p>1.5</text:p>
          </table:table-cell>
          <table:table-cell office:value-type="string">
            <text:p>MI</text:p>
          </table:table-cell>
          <table:table-cell office:value-type="string">
            <text:p>Kerner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Tabor Hill</text:p>
          </table:table-cell>
          <table:table-cell table:formula="oooc:=STANDARDIZE([.B14];2.2;0.44)" office:value-type="float" office:value="-0.227272727272727">
            <text:p>-0.2</text:p>
          </table:table-cell>
          <table:table-cell table:formula="oooc:=STANDARDIZE([.C14];1.8;0.37)" office:value-type="float" office:value="0.27027027027027">
            <text:p>0.3</text:p>
          </table:table-cell>
          <table:table-cell table:formula="oooc:=IF([.D14]&lt;&gt;&quot;&quot;;STANDARDIZE([.D14];2.6;0.77);&quot;&quot;)">
            <text:p/>
          </table:table-cell>
          <table:table-cell table:formula="oooc:=IF([.E14]&lt;&gt;&quot;&quot;;STANDARDIZE([.E14];2.5;1.43);&quot;&quot;)">
            <text:p/>
          </table:table-cell>
          <table:table-cell table:style-name="ce4" table:formula="oooc:=IF([.F14]&lt;&gt;&quot;&quot;;STANDARDIZE([.F14];2.5;1.43);&quot;&quot;)">
            <text:p/>
          </table:table-cell>
          <table:table-cell table:style-name="ce4" table:formula="oooc:=IF([.G14]&lt;&gt;&quot;&quot;;STANDARDIZE([.G14];1.4;0.34);&quot;&quot;)">
            <text:p/>
          </table:table-cell>
          <table:table-cell table:style-name="ce4" table:formula="oooc:=IF([.H14]&lt;&gt;&quot;&quot;;STANDARDIZE([.H14];2.6;1.08);&quot;&quot;)" office:value-type="float" office:value="1.75925925925926">
            <text:p>1.8</text:p>
          </table:table-cell>
          <table:table-cell table:formula="oooc:=IF([.I14]&lt;&gt;&quot;&quot;;STANDARDIZE([.I14];2.8;1.43);&quot;&quot;)" office:value-type="float" office:value="0.48951048951049">
            <text:p>0.5</text:p>
          </table:table-cell>
          <table:table-cell table:formula="oooc:=IF([.J14]&lt;&gt;&quot;&quot;;STANDARDIZE([.J14];2.7;1.02);&quot;&quot;)" office:value-type="float" office:value="-0.196078431372549">
            <text:p>-0.2</text:p>
          </table:table-cell>
          <table:table-cell table:formula="oooc:=IF([.K14]&lt;&gt;&quot;&quot;;STANDARDIZE([.K14];3;0.57);&quot;&quot;)" office:value-type="float" office:value="0">
            <text:p>0.0</text:p>
          </table:table-cell>
          <table:table-cell table:formula="oooc:=IF([.L14]&lt;&gt;&quot;&quot;;STANDARDIZE([.L14];2.5;0.52);&quot;&quot;)">
            <text:p/>
          </table:table-cell>
          <table:table-cell table:formula="oooc:=IF([.M14]&lt;&gt;&quot;&quot;;STANDARDIZE([.M14];2.6;0.85);&quot;&quot;)" office:value-type="float" office:value="0.470588235294118">
            <text:p>0.5</text:p>
          </table:table-cell>
          <table:table-cell table:formula="oooc:=IF([.N14]&lt;&gt;&quot;&quot;;STANDARDIZE([.N14];2.3;0.55);&quot;&quot;)" office:value-type="float" office:value="-0.909090909090909">
            <text:p>-0.9</text:p>
          </table:table-cell>
          <table:table-cell table:formula="oooc:=IF([.O14]&lt;&gt;&quot;&quot;;STANDARDIZE([.O14];2.3;0.64);&quot;&quot;)" office:value-type="float" office:value="-0.3125">
            <text:p>-0.3</text:p>
          </table:table-cell>
          <table:table-cell table:formula="oooc:=IF([.P14]&lt;&gt;&quot;&quot;;STANDARDIZE([.P14];2;0.5);&quot;&quot;)" office:value-type="float" office:value="-0.2">
            <text:p>-0.2</text:p>
          </table:table-cell>
          <table:table-cell table:formula="oooc:=IF([.Q14]&lt;&gt;&quot;&quot;;STANDARDIZE([.Q14];3;0.98);&quot;&quot;)">
            <text:p/>
          </table:table-cell>
          <table:table-cell table:formula="oooc:=IF([.R14]&lt;&gt;&quot;&quot;;STANDARDIZE([.R14];2.4;0.34);&quot;&quot;)" office:value-type="float" office:value="-0.88235294117647">
            <text:p>-0.9</text:p>
          </table:table-cell>
          <table:table-cell table:formula="oooc:=IF([.S14]&lt;&gt;&quot;&quot;;STANDARDIZE([.S14];2.5;0.79);&quot;&quot;)" office:value-type="float" office:value="0">
            <text:p>0.0</text:p>
          </table:table-cell>
          <table:table-cell table:formula="oooc:=IF([.T14]&lt;&gt;&quot;&quot;;STANDARDIZE([.T14];2.5;0.77);&quot;&quot;)" office:value-type="float" office:value="0.649350649350649">
            <text:p>0.6</text:p>
          </table:table-cell>
          <table:table-cell table:formula="oooc:=IF([.U14]&lt;&gt;&quot;&quot;;STANDARDIZE([.U14];2.9;1.04);&quot;&quot;)" office:value-type="float" office:value="0.576923076923077">
            <text:p>0.6</text:p>
          </table:table-cell>
          <table:table-cell office:value-type="string">
            <text:p>MI</text:p>
          </table:table-cell>
          <table:table-cell office:value-type="string">
            <text:p>Traminette</text:p>
          </table:table-cell>
          <table:table-cell office:value-type="string">
            <text:p>White</text:p>
          </table:table-cell>
          <table:table-cell table:number-columns-repeated="232"/>
        </table:table-row>
        <table:table-row table:style-name="ro1">
          <table:table-cell office:value-type="string">
            <text:p>Kalyra</text:p>
          </table:table-cell>
          <table:table-cell table:formula="oooc:=STANDARDIZE([.B15];2.2;0.44)" office:value-type="float" office:value="0.227272727272727">
            <text:p>0.2</text:p>
          </table:table-cell>
          <table:table-cell table:formula="oooc:=STANDARDIZE([.C15];1.8;0.37)" office:value-type="float" office:value="0.54054054054054">
            <text:p>0.5</text:p>
          </table:table-cell>
          <table:table-cell table:formula="oooc:=IF([.D15]&lt;&gt;&quot;&quot;;STANDARDIZE([.D15];2.6;0.77);&quot;&quot;)" office:value-type="float" office:value="-1.16883116883117">
            <text:p>-1.2</text:p>
          </table:table-cell>
          <table:table-cell table:formula="oooc:=IF([.E15]&lt;&gt;&quot;&quot;;STANDARDIZE([.E15];2.5;1.43);&quot;&quot;)">
            <text:p/>
          </table:table-cell>
          <table:table-cell table:style-name="ce4" table:formula="oooc:=IF([.F15]&lt;&gt;&quot;&quot;;STANDARDIZE([.F15];2.5;1.43);&quot;&quot;)">
            <text:p/>
          </table:table-cell>
          <table:table-cell table:style-name="ce4" table:formula="oooc:=IF([.G15]&lt;&gt;&quot;&quot;;STANDARDIZE([.G15];1.4;0.34);&quot;&quot;)">
            <text:p/>
          </table:table-cell>
          <table:table-cell table:style-name="ce4" table:formula="oooc:=IF([.H15]&lt;&gt;&quot;&quot;;STANDARDIZE([.H15];2.6;1.08);&quot;&quot;)" office:value-type="float" office:value="0.0925925925925927">
            <text:p>0.1</text:p>
          </table:table-cell>
          <table:table-cell table:formula="oooc:=IF([.I15]&lt;&gt;&quot;&quot;;STANDARDIZE([.I15];2.8;1.43);&quot;&quot;)" office:value-type="float" office:value="1.53846153846154">
            <text:p>1.5</text:p>
          </table:table-cell>
          <table:table-cell table:formula="oooc:=IF([.J15]&lt;&gt;&quot;&quot;;STANDARDIZE([.J15];2.7;1.02);&quot;&quot;)" office:value-type="float" office:value="0.784313725490196">
            <text:p>0.8</text:p>
          </table:table-cell>
          <table:table-cell table:formula="oooc:=IF([.K15]&lt;&gt;&quot;&quot;;STANDARDIZE([.K15];3;0.57);&quot;&quot;)" office:value-type="float" office:value="0.350877192982456">
            <text:p>0.4</text:p>
          </table:table-cell>
          <table:table-cell table:formula="oooc:=IF([.L15]&lt;&gt;&quot;&quot;;STANDARDIZE([.L15];2.5;0.52);&quot;&quot;)" office:value-type="float" office:value="0">
            <text:p>0.0</text:p>
          </table:table-cell>
          <table:table-cell table:formula="oooc:=IF([.M15]&lt;&gt;&quot;&quot;;STANDARDIZE([.M15];2.6;0.85);&quot;&quot;)">
            <text:p/>
          </table:table-cell>
          <table:table-cell table:formula="oooc:=IF([.N15]&lt;&gt;&quot;&quot;;STANDARDIZE([.N15];2.3;0.55);&quot;&quot;)" office:value-type="float" office:value="-0.545454545454545">
            <text:p>-0.5</text:p>
          </table:table-cell>
          <table:table-cell table:formula="oooc:=IF([.O15]&lt;&gt;&quot;&quot;;STANDARDIZE([.O15];2.3;0.64);&quot;&quot;)" office:value-type="float" office:value="0.46875">
            <text:p>0.5</text:p>
          </table:table-cell>
          <table:table-cell table:formula="oooc:=IF([.P15]&lt;&gt;&quot;&quot;;STANDARDIZE([.P15];2;0.5);&quot;&quot;)" office:value-type="float" office:value="-0.4">
            <text:p>-0.4</text:p>
          </table:table-cell>
          <table:table-cell table:formula="oooc:=IF([.Q15]&lt;&gt;&quot;&quot;;STANDARDIZE([.Q15];3;0.98);&quot;&quot;)" office:value-type="float" office:value="0.510204081632653">
            <text:p>0.5</text:p>
          </table:table-cell>
          <table:table-cell table:formula="oooc:=IF([.R15]&lt;&gt;&quot;&quot;;STANDARDIZE([.R15];2.4;0.34);&quot;&quot;)" office:value-type="float" office:value="0.294117647058824">
            <text:p>0.3</text:p>
          </table:table-cell>
          <table:table-cell table:formula="oooc:=IF([.S15]&lt;&gt;&quot;&quot;;STANDARDIZE([.S15];2.5;0.79);&quot;&quot;)" office:value-type="float" office:value="0.632911392405063">
            <text:p>0.6</text:p>
          </table:table-cell>
          <table:table-cell table:formula="oooc:=IF([.T15]&lt;&gt;&quot;&quot;;STANDARDIZE([.T15];2.5;0.77);&quot;&quot;)" office:value-type="float" office:value="0.909090909090909">
            <text:p>0.9</text:p>
          </table:table-cell>
          <table:table-cell table:formula="oooc:=IF([.U15]&lt;&gt;&quot;&quot;;STANDARDIZE([.U15];2.9;1.04);&quot;&quot;)" office:value-type="float" office:value="1.05769230769231">
            <text:p>1.1</text:p>
          </table:table-cell>
          <table:table-cell office:value-type="string">
            <text:p>CA</text:p>
          </table:table-cell>
          <table:table-cell table:number-columns-repeated="2" office:value-type="string">
            <text:p>Rose</text:p>
          </table:table-cell>
          <table:table-cell table:number-columns-repeated="232"/>
        </table:table-row>
        <table:table-row table:style-name="ro1">
          <table:table-cell office:value-type="string">
            <text:p>Tabor Hill</text:p>
          </table:table-cell>
          <table:table-cell table:formula="oooc:=STANDARDIZE([.B16];2.2;0.44)" office:value-type="float" office:value="2.95454545454545">
            <text:p>3.0</text:p>
          </table:table-cell>
          <table:table-cell table:formula="oooc:=STANDARDIZE([.C16];1.8;0.37)" office:value-type="float" office:value="1.08108108108108">
            <text:p>1.1</text:p>
          </table:table-cell>
          <table:table-cell table:formula="oooc:=IF([.D16]&lt;&gt;&quot;&quot;;STANDARDIZE([.D16];2.6;0.77);&quot;&quot;)" office:value-type="float" office:value="2.46753246753247">
            <text:p>2.5</text:p>
          </table:table-cell>
          <table:table-cell table:formula="oooc:=IF([.E16]&lt;&gt;&quot;&quot;;STANDARDIZE([.E16];2.5;1.43);&quot;&quot;)">
            <text:p/>
          </table:table-cell>
          <table:table-cell table:style-name="ce4" table:formula="oooc:=IF([.F16]&lt;&gt;&quot;&quot;;STANDARDIZE([.F16];2.5;1.43);&quot;&quot;)">
            <text:p/>
          </table:table-cell>
          <table:table-cell table:style-name="ce4" table:formula="oooc:=IF([.G16]&lt;&gt;&quot;&quot;;STANDARDIZE([.G16];1.4;0.34);&quot;&quot;)">
            <text:p/>
          </table:table-cell>
          <table:table-cell table:style-name="ce4" table:formula="oooc:=IF([.H16]&lt;&gt;&quot;&quot;;STANDARDIZE([.H16];2.6;1.08);&quot;&quot;)" office:value-type="float" office:value="0.37037037037037">
            <text:p>0.4</text:p>
          </table:table-cell>
          <table:table-cell table:formula="oooc:=IF([.I16]&lt;&gt;&quot;&quot;;STANDARDIZE([.I16];2.8;1.43);&quot;&quot;)" office:value-type="float" office:value="0.839160839160839">
            <text:p>0.8</text:p>
          </table:table-cell>
          <table:table-cell table:formula="oooc:=IF([.J16]&lt;&gt;&quot;&quot;;STANDARDIZE([.J16];2.7;1.02);&quot;&quot;)">
            <text:p/>
          </table:table-cell>
          <table:table-cell table:formula="oooc:=IF([.K16]&lt;&gt;&quot;&quot;;STANDARDIZE([.K16];3;0.57);&quot;&quot;)" office:value-type="float" office:value="0.87719298245614">
            <text:p>0.9</text:p>
          </table:table-cell>
          <table:table-cell table:formula="oooc:=IF([.L16]&lt;&gt;&quot;&quot;;STANDARDIZE([.L16];2.5;0.52);&quot;&quot;)" office:value-type="float" office:value="0">
            <text:p>0.0</text:p>
          </table:table-cell>
          <table:table-cell table:formula="oooc:=IF([.M16]&lt;&gt;&quot;&quot;;STANDARDIZE([.M16];2.6;0.85);&quot;&quot;)" office:value-type="float" office:value="0.705882352941177">
            <text:p>0.7</text:p>
          </table:table-cell>
          <table:table-cell table:formula="oooc:=IF([.N16]&lt;&gt;&quot;&quot;;STANDARDIZE([.N16];2.3;0.55);&quot;&quot;)" office:value-type="float" office:value="0.363636363636364">
            <text:p>0.4</text:p>
          </table:table-cell>
          <table:table-cell table:formula="oooc:=IF([.O16]&lt;&gt;&quot;&quot;;STANDARDIZE([.O16];2.3;0.64);&quot;&quot;)" office:value-type="float" office:value="1.25">
            <text:p>1.3</text:p>
          </table:table-cell>
          <table:table-cell table:formula="oooc:=IF([.P16]&lt;&gt;&quot;&quot;;STANDARDIZE([.P16];2;0.5);&quot;&quot;)" office:value-type="float" office:value="-0.4">
            <text:p>-0.4</text:p>
          </table:table-cell>
          <table:table-cell table:formula="oooc:=IF([.Q16]&lt;&gt;&quot;&quot;;STANDARDIZE([.Q16];3;0.98);&quot;&quot;)" office:value-type="float" office:value="0">
            <text:p>0.0</text:p>
          </table:table-cell>
          <table:table-cell table:formula="oooc:=IF([.R16]&lt;&gt;&quot;&quot;;STANDARDIZE([.R16];2.4;0.34);&quot;&quot;)" office:value-type="float" office:value="1.1764705882353">
            <text:p>1.2</text:p>
          </table:table-cell>
          <table:table-cell table:formula="oooc:=IF([.S16]&lt;&gt;&quot;&quot;;STANDARDIZE([.S16];2.5;0.79);&quot;&quot;)">
            <text:p/>
          </table:table-cell>
          <table:table-cell table:formula="oooc:=IF([.T16]&lt;&gt;&quot;&quot;;STANDARDIZE([.T16];2.5;0.77);&quot;&quot;)" office:value-type="float" office:value="0.38961038961039">
            <text:p>0.4</text:p>
          </table:table-cell>
          <table:table-cell table:formula="oooc:=IF([.U16]&lt;&gt;&quot;&quot;;STANDARDIZE([.U16];2.9;1.04);&quot;&quot;)" office:value-type="float" office:value="0.0961538461538462">
            <text:p>0.1</text:p>
          </table:table-cell>
          <table:table-cell office:value-type="string">
            <text:p>MI</text:p>
          </table:table-cell>
          <table:table-cell office:value-type="string">
            <text:p>Cabernet Franc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Rancho sisquoc</text:p>
          </table:table-cell>
          <table:table-cell table:formula="oooc:=STANDARDIZE([.B17];2.2;0.44)" office:value-type="float" office:value="-0.454545454545455">
            <text:p>-0.5</text:p>
          </table:table-cell>
          <table:table-cell table:formula="oooc:=STANDARDIZE([.C17];1.8;0.37)" office:value-type="float" office:value="-0.810810810810811">
            <text:p>-0.8</text:p>
          </table:table-cell>
          <table:table-cell table:formula="oooc:=IF([.D17]&lt;&gt;&quot;&quot;;STANDARDIZE([.D17];2.6;0.77);&quot;&quot;)">
            <text:p/>
          </table:table-cell>
          <table:table-cell table:formula="oooc:=IF([.E17]&lt;&gt;&quot;&quot;;STANDARDIZE([.E17];2.5;1.43);&quot;&quot;)">
            <text:p/>
          </table:table-cell>
          <table:table-cell table:style-name="ce4" table:formula="oooc:=IF([.F17]&lt;&gt;&quot;&quot;;STANDARDIZE([.F17];2.5;1.43);&quot;&quot;)">
            <text:p/>
          </table:table-cell>
          <table:table-cell table:style-name="ce4" table:formula="oooc:=IF([.G17]&lt;&gt;&quot;&quot;;STANDARDIZE([.G17];1.4;0.34);&quot;&quot;)" office:value-type="float" office:value="1.76470588235294">
            <text:p>1.8</text:p>
          </table:table-cell>
          <table:table-cell table:style-name="ce4" table:formula="oooc:=IF([.H17]&lt;&gt;&quot;&quot;;STANDARDIZE([.H17];2.6;1.08);&quot;&quot;)" office:value-type="float" office:value="0.277777777777778">
            <text:p>0.3</text:p>
          </table:table-cell>
          <table:table-cell table:formula="oooc:=IF([.I17]&lt;&gt;&quot;&quot;;STANDARDIZE([.I17];2.8;1.43);&quot;&quot;)" office:value-type="float" office:value="-0.559440559440559">
            <text:p>-0.6</text:p>
          </table:table-cell>
          <table:table-cell table:formula="oooc:=IF([.J17]&lt;&gt;&quot;&quot;;STANDARDIZE([.J17];2.7;1.02);&quot;&quot;)">
            <text:p/>
          </table:table-cell>
          <table:table-cell table:formula="oooc:=IF([.K17]&lt;&gt;&quot;&quot;;STANDARDIZE([.K17];3;0.57);&quot;&quot;)" office:value-type="float" office:value="1.2280701754386">
            <text:p>1.2</text:p>
          </table:table-cell>
          <table:table-cell table:formula="oooc:=IF([.L17]&lt;&gt;&quot;&quot;;STANDARDIZE([.L17];2.5;0.52);&quot;&quot;)" office:value-type="float" office:value="-1.92307692307692">
            <text:p>-1.9</text:p>
          </table:table-cell>
          <table:table-cell table:formula="oooc:=IF([.M17]&lt;&gt;&quot;&quot;;STANDARDIZE([.M17];2.6;0.85);&quot;&quot;)">
            <text:p/>
          </table:table-cell>
          <table:table-cell table:formula="oooc:=IF([.N17]&lt;&gt;&quot;&quot;;STANDARDIZE([.N17];2.3;0.55);&quot;&quot;)" office:value-type="float" office:value="0.727272727272728">
            <text:p>0.7</text:p>
          </table:table-cell>
          <table:table-cell table:formula="oooc:=IF([.O17]&lt;&gt;&quot;&quot;;STANDARDIZE([.O17];2.3;0.64);&quot;&quot;)" office:value-type="float" office:value="-1.25">
            <text:p>-1.3</text:p>
          </table:table-cell>
          <table:table-cell table:formula="oooc:=IF([.P17]&lt;&gt;&quot;&quot;;STANDARDIZE([.P17];2;0.5);&quot;&quot;)" office:value-type="float" office:value="-1">
            <text:p>-1.0</text:p>
          </table:table-cell>
          <table:table-cell table:formula="oooc:=IF([.Q17]&lt;&gt;&quot;&quot;;STANDARDIZE([.Q17];3;0.98);&quot;&quot;)" office:value-type="float" office:value="-1.3265306122449">
            <text:p>-1.3</text:p>
          </table:table-cell>
          <table:table-cell table:formula="oooc:=IF([.R17]&lt;&gt;&quot;&quot;;STANDARDIZE([.R17];2.4;0.34);&quot;&quot;)" office:value-type="float" office:value="0.294117647058824">
            <text:p>0.3</text:p>
          </table:table-cell>
          <table:table-cell table:formula="oooc:=IF([.S17]&lt;&gt;&quot;&quot;;STANDARDIZE([.S17];2.5;0.79);&quot;&quot;)">
            <text:p/>
          </table:table-cell>
          <table:table-cell table:formula="oooc:=IF([.T17]&lt;&gt;&quot;&quot;;STANDARDIZE([.T17];2.5;0.77);&quot;&quot;)" office:value-type="float" office:value="0.25974025974026">
            <text:p>0.3</text:p>
          </table:table-cell>
          <table:table-cell table:formula="oooc:=IF([.U17]&lt;&gt;&quot;&quot;;STANDARDIZE([.U17];2.9;1.04);&quot;&quot;)" office:value-type="float" office:value="-0.673076923076923">
            <text:p>-0.7</text:p>
          </table:table-cell>
          <table:table-cell office:value-type="string">
            <text:p>CA</text:p>
          </table:table-cell>
          <table:table-cell office:value-type="string">
            <text:p>Cabernet Franc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Erath</text:p>
          </table:table-cell>
          <table:table-cell table:formula="oooc:=STANDARDIZE([.B18];2.2;0.44)" office:value-type="float" office:value="0.454545454545454">
            <text:p>0.5</text:p>
          </table:table-cell>
          <table:table-cell table:formula="oooc:=STANDARDIZE([.C18];1.8;0.37)" office:value-type="float" office:value="-0.27027027027027">
            <text:p>-0.3</text:p>
          </table:table-cell>
          <table:table-cell table:formula="oooc:=IF([.D18]&lt;&gt;&quot;&quot;;STANDARDIZE([.D18];2.6;0.77);&quot;&quot;)">
            <text:p/>
          </table:table-cell>
          <table:table-cell table:formula="oooc:=IF([.E18]&lt;&gt;&quot;&quot;;STANDARDIZE([.E18];2.5;1.43);&quot;&quot;)" office:value-type="float" office:value="0.34965034965035">
            <text:p>0.3</text:p>
          </table:table-cell>
          <table:table-cell table:style-name="ce4" table:formula="oooc:=IF([.F18]&lt;&gt;&quot;&quot;;STANDARDIZE([.F18];2.5;1.43);&quot;&quot;)" office:value-type="float" office:value="0.41958041958042">
            <text:p>0.4</text:p>
          </table:table-cell>
          <table:table-cell table:style-name="ce4" table:formula="oooc:=IF([.G18]&lt;&gt;&quot;&quot;;STANDARDIZE([.G18];1.4;0.34);&quot;&quot;)">
            <text:p/>
          </table:table-cell>
          <table:table-cell table:style-name="ce4" table:formula="oooc:=IF([.H18]&lt;&gt;&quot;&quot;;STANDARDIZE([.H18];2.6;1.08);&quot;&quot;)">
            <text:p/>
          </table:table-cell>
          <table:table-cell table:formula="oooc:=IF([.I18]&lt;&gt;&quot;&quot;;STANDARDIZE([.I18];2.8;1.43);&quot;&quot;)" office:value-type="float" office:value="-1.18881118881119">
            <text:p>-1.2</text:p>
          </table:table-cell>
          <table:table-cell table:formula="oooc:=IF([.J18]&lt;&gt;&quot;&quot;;STANDARDIZE([.J18];2.7;1.02);&quot;&quot;)">
            <text:p/>
          </table:table-cell>
          <table:table-cell table:formula="oooc:=IF([.K18]&lt;&gt;&quot;&quot;;STANDARDIZE([.K18];3;0.57);&quot;&quot;)" office:value-type="float" office:value="0.701754385964912">
            <text:p>0.7</text:p>
          </table:table-cell>
          <table:table-cell table:formula="oooc:=IF([.L18]&lt;&gt;&quot;&quot;;STANDARDIZE([.L18];2.5;0.52);&quot;&quot;)" office:value-type="float" office:value="0">
            <text:p>0.0</text:p>
          </table:table-cell>
          <table:table-cell table:formula="oooc:=IF([.M18]&lt;&gt;&quot;&quot;;STANDARDIZE([.M18];2.6;0.85);&quot;&quot;)">
            <text:p/>
          </table:table-cell>
          <table:table-cell table:formula="oooc:=IF([.N18]&lt;&gt;&quot;&quot;;STANDARDIZE([.N18];2.3;0.55);&quot;&quot;)" office:value-type="float" office:value="-0.545454545454545">
            <text:p>-0.5</text:p>
          </table:table-cell>
          <table:table-cell table:formula="oooc:=IF([.O18]&lt;&gt;&quot;&quot;;STANDARDIZE([.O18];2.3;0.64);&quot;&quot;)" office:value-type="float" office:value="0.625000000000001">
            <text:p>0.6</text:p>
          </table:table-cell>
          <table:table-cell table:formula="oooc:=IF([.P18]&lt;&gt;&quot;&quot;;STANDARDIZE([.P18];2;0.5);&quot;&quot;)" office:value-type="float" office:value="1">
            <text:p>1.0</text:p>
          </table:table-cell>
          <table:table-cell table:formula="oooc:=IF([.Q18]&lt;&gt;&quot;&quot;;STANDARDIZE([.Q18];3;0.98);&quot;&quot;)" office:value-type="float" office:value="-0.510204081632653">
            <text:p>-0.5</text:p>
          </table:table-cell>
          <table:table-cell table:formula="oooc:=IF([.R18]&lt;&gt;&quot;&quot;;STANDARDIZE([.R18];2.4;0.34);&quot;&quot;)" office:value-type="float" office:value="-0.588235294117646">
            <text:p>-0.6</text:p>
          </table:table-cell>
          <table:table-cell table:formula="oooc:=IF([.S18]&lt;&gt;&quot;&quot;;STANDARDIZE([.S18];2.5;0.79);&quot;&quot;)" office:value-type="float" office:value="0.632911392405063">
            <text:p>0.6</text:p>
          </table:table-cell>
          <table:table-cell table:formula="oooc:=IF([.T18]&lt;&gt;&quot;&quot;;STANDARDIZE([.T18];2.5;0.77);&quot;&quot;)" office:value-type="float" office:value="1.81818181818182">
            <text:p>1.8</text:p>
          </table:table-cell>
          <table:table-cell table:formula="oooc:=IF([.U18]&lt;&gt;&quot;&quot;;STANDARDIZE([.U18];2.9;1.04);&quot;&quot;)" office:value-type="float" office:value="0.384615384615385">
            <text:p>0.4</text:p>
          </table:table-cell>
          <table:table-cell office:value-type="string">
            <text:p>OR</text:p>
          </table:table-cell>
          <table:table-cell office:value-type="string">
            <text:p>Pinot Noir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Opolo</text:p>
          </table:table-cell>
          <table:table-cell table:formula="oooc:=STANDARDIZE([.B19];2.2;0.44)" office:value-type="float" office:value="-0.681818181818182">
            <text:p>-0.7</text:p>
          </table:table-cell>
          <table:table-cell table:formula="oooc:=STANDARDIZE([.C19];1.8;0.37)" office:value-type="float" office:value="-1.08108108108108">
            <text:p>-1.1</text:p>
          </table:table-cell>
          <table:table-cell table:formula="oooc:=IF([.D19]&lt;&gt;&quot;&quot;;STANDARDIZE([.D19];2.6;0.77);&quot;&quot;)">
            <text:p/>
          </table:table-cell>
          <table:table-cell table:formula="oooc:=IF([.E19]&lt;&gt;&quot;&quot;;STANDARDIZE([.E19];2.5;1.43);&quot;&quot;)">
            <text:p/>
          </table:table-cell>
          <table:table-cell table:style-name="ce4" table:formula="oooc:=IF([.F19]&lt;&gt;&quot;&quot;;STANDARDIZE([.F19];2.5;1.43);&quot;&quot;)" office:value-type="float" office:value="-0.839160839160839">
            <text:p>-0.8</text:p>
          </table:table-cell>
          <table:table-cell table:style-name="ce4" table:formula="oooc:=IF([.G19]&lt;&gt;&quot;&quot;;STANDARDIZE([.G19];1.4;0.34);&quot;&quot;)">
            <text:p/>
          </table:table-cell>
          <table:table-cell table:style-name="ce4" table:formula="oooc:=IF([.H19]&lt;&gt;&quot;&quot;;STANDARDIZE([.H19];2.6;1.08);&quot;&quot;)" office:value-type="float" office:value="-1.11111111111111">
            <text:p>-1.1</text:p>
          </table:table-cell>
          <table:table-cell table:formula="oooc:=IF([.I19]&lt;&gt;&quot;&quot;;STANDARDIZE([.I19];2.8;1.43);&quot;&quot;)" office:value-type="float" office:value="0.48951048951049">
            <text:p>0.5</text:p>
          </table:table-cell>
          <table:table-cell table:formula="oooc:=IF([.J19]&lt;&gt;&quot;&quot;;STANDARDIZE([.J19];2.7;1.02);&quot;&quot;)">
            <text:p/>
          </table:table-cell>
          <table:table-cell table:formula="oooc:=IF([.K19]&lt;&gt;&quot;&quot;;STANDARDIZE([.K19];3;0.57);&quot;&quot;)" office:value-type="float" office:value="0.350877192982456">
            <text:p>0.4</text:p>
          </table:table-cell>
          <table:table-cell table:formula="oooc:=IF([.L19]&lt;&gt;&quot;&quot;;STANDARDIZE([.L19];2.5;0.52);&quot;&quot;)" office:value-type="float" office:value="-0.576923076923077">
            <text:p>-0.6</text:p>
          </table:table-cell>
          <table:table-cell table:formula="oooc:=IF([.M19]&lt;&gt;&quot;&quot;;STANDARDIZE([.M19];2.6;0.85);&quot;&quot;)">
            <text:p/>
          </table:table-cell>
          <table:table-cell table:formula="oooc:=IF([.N19]&lt;&gt;&quot;&quot;;STANDARDIZE([.N19];2.3;0.55);&quot;&quot;)" office:value-type="float" office:value="8.07434927000114E-016">
            <text:p>0.0</text:p>
          </table:table-cell>
          <table:table-cell table:formula="oooc:=IF([.O19]&lt;&gt;&quot;&quot;;STANDARDIZE([.O19];2.3;0.64);&quot;&quot;)" office:value-type="float" office:value="-0.78125">
            <text:p>-0.8</text:p>
          </table:table-cell>
          <table:table-cell table:formula="oooc:=IF([.P19]&lt;&gt;&quot;&quot;;STANDARDIZE([.P19];2;0.5);&quot;&quot;)" office:value-type="float" office:value="-0.6">
            <text:p>-0.6</text:p>
          </table:table-cell>
          <table:table-cell table:formula="oooc:=IF([.Q19]&lt;&gt;&quot;&quot;;STANDARDIZE([.Q19];3;0.98);&quot;&quot;)" office:value-type="float" office:value="-1.02040816326531">
            <text:p>-1.0</text:p>
          </table:table-cell>
          <table:table-cell table:formula="oooc:=IF([.R19]&lt;&gt;&quot;&quot;;STANDARDIZE([.R19];2.4;0.34);&quot;&quot;)" office:value-type="float" office:value="0.588235294117647">
            <text:p>0.6</text:p>
          </table:table-cell>
          <table:table-cell table:formula="oooc:=IF([.S19]&lt;&gt;&quot;&quot;;STANDARDIZE([.S19];2.5;0.79);&quot;&quot;)">
            <text:p/>
          </table:table-cell>
          <table:table-cell table:formula="oooc:=IF([.T19]&lt;&gt;&quot;&quot;;STANDARDIZE([.T19];2.5;0.77);&quot;&quot;)" office:value-type="float" office:value="0.25974025974026">
            <text:p>0.3</text:p>
          </table:table-cell>
          <table:table-cell table:formula="oooc:=IF([.U19]&lt;&gt;&quot;&quot;;STANDARDIZE([.U19];2.9;1.04);&quot;&quot;)" office:value-type="float" office:value="-1.05769230769231">
            <text:p>-1.1</text:p>
          </table:table-cell>
          <table:table-cell office:value-type="string">
            <text:p>CA</text:p>
          </table:table-cell>
          <table:table-cell office:value-type="string">
            <text:p>Tempranillo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Steltzner</text:p>
          </table:table-cell>
          <table:table-cell table:formula="oooc:=STANDARDIZE([.B20];2.2;0.44)" office:value-type="float" office:value="0.227272727272727">
            <text:p>0.2</text:p>
          </table:table-cell>
          <table:table-cell table:formula="oooc:=STANDARDIZE([.C20];1.8;0.37)" office:value-type="float" office:value="-0.54054054054054">
            <text:p>-0.5</text:p>
          </table:table-cell>
          <table:table-cell table:formula="oooc:=IF([.D20]&lt;&gt;&quot;&quot;;STANDARDIZE([.D20];2.6;0.77);&quot;&quot;)" office:value-type="float" office:value="-0.25974025974026">
            <text:p>-0.3</text:p>
          </table:table-cell>
          <table:table-cell table:formula="oooc:=IF([.E20]&lt;&gt;&quot;&quot;;STANDARDIZE([.E20];2.5;1.43);&quot;&quot;)">
            <text:p/>
          </table:table-cell>
          <table:table-cell table:style-name="ce4" table:formula="oooc:=IF([.F20]&lt;&gt;&quot;&quot;;STANDARDIZE([.F20];2.5;1.43);&quot;&quot;)">
            <text:p/>
          </table:table-cell>
          <table:table-cell table:style-name="ce4" table:formula="oooc:=IF([.G20]&lt;&gt;&quot;&quot;;STANDARDIZE([.G20];1.4;0.34);&quot;&quot;)">
            <text:p/>
          </table:table-cell>
          <table:table-cell table:style-name="ce4" table:formula="oooc:=IF([.H20]&lt;&gt;&quot;&quot;;STANDARDIZE([.H20];2.6;1.08);&quot;&quot;)">
            <text:p/>
          </table:table-cell>
          <table:table-cell table:formula="oooc:=IF([.I20]&lt;&gt;&quot;&quot;;STANDARDIZE([.I20];2.8;1.43);&quot;&quot;)" office:value-type="float" office:value="-0.559440559440559">
            <text:p>-0.6</text:p>
          </table:table-cell>
          <table:table-cell table:formula="oooc:=IF([.J20]&lt;&gt;&quot;&quot;;STANDARDIZE([.J20];2.7;1.02);&quot;&quot;)">
            <text:p/>
          </table:table-cell>
          <table:table-cell table:formula="oooc:=IF([.K20]&lt;&gt;&quot;&quot;;STANDARDIZE([.K20];3;0.57);&quot;&quot;)" office:value-type="float" office:value="1.75438596491228">
            <text:p>1.8</text:p>
          </table:table-cell>
          <table:table-cell table:formula="oooc:=IF([.L20]&lt;&gt;&quot;&quot;;STANDARDIZE([.L20];2.5;0.52);&quot;&quot;)" office:value-type="float" office:value="0.384615384615385">
            <text:p>0.4</text:p>
          </table:table-cell>
          <table:table-cell table:formula="oooc:=IF([.M20]&lt;&gt;&quot;&quot;;STANDARDIZE([.M20];2.6;0.85);&quot;&quot;)">
            <text:p/>
          </table:table-cell>
          <table:table-cell table:formula="oooc:=IF([.N20]&lt;&gt;&quot;&quot;;STANDARDIZE([.N20];2.3;0.55);&quot;&quot;)" office:value-type="float" office:value="0.363636363636364">
            <text:p>0.4</text:p>
          </table:table-cell>
          <table:table-cell table:formula="oooc:=IF([.O20]&lt;&gt;&quot;&quot;;STANDARDIZE([.O20];2.3;0.64);&quot;&quot;)" office:value-type="float" office:value="-1.09375">
            <text:p>-1.1</text:p>
          </table:table-cell>
          <table:table-cell table:formula="oooc:=IF([.P20]&lt;&gt;&quot;&quot;;STANDARDIZE([.P20];2;0.5);&quot;&quot;)" office:value-type="float" office:value="-0.2">
            <text:p>-0.2</text:p>
          </table:table-cell>
          <table:table-cell table:formula="oooc:=IF([.Q20]&lt;&gt;&quot;&quot;;STANDARDIZE([.Q20];3;0.98);&quot;&quot;)" office:value-type="float" office:value="-0.816326530612245">
            <text:p>-0.8</text:p>
          </table:table-cell>
          <table:table-cell table:formula="oooc:=IF([.R20]&lt;&gt;&quot;&quot;;STANDARDIZE([.R20];2.4;0.34);&quot;&quot;)">
            <text:p/>
          </table:table-cell>
          <table:table-cell table:formula="oooc:=IF([.S20]&lt;&gt;&quot;&quot;;STANDARDIZE([.S20];2.5;0.79);&quot;&quot;)">
            <text:p/>
          </table:table-cell>
          <table:table-cell table:formula="oooc:=IF([.T20]&lt;&gt;&quot;&quot;;STANDARDIZE([.T20];2.5;0.77);&quot;&quot;)" office:value-type="float" office:value="0">
            <text:p>0.0</text:p>
          </table:table-cell>
          <table:table-cell table:formula="oooc:=IF([.U20]&lt;&gt;&quot;&quot;;STANDARDIZE([.U20];2.9;1.04);&quot;&quot;)" office:value-type="float" office:value="-1.34615384615385">
            <text:p>-1.3</text:p>
          </table:table-cell>
          <table:table-cell office:value-type="string">
            <text:p>WA</text:p>
          </table:table-cell>
          <table:table-cell office:value-type="string">
            <text:p>Claret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Rancho sisquoc</text:p>
          </table:table-cell>
          <table:table-cell table:formula="oooc:=STANDARDIZE([.B21];2.2;0.44)" office:value-type="float" office:value="-1.13636363636364">
            <text:p>-1.1</text:p>
          </table:table-cell>
          <table:table-cell table:formula="oooc:=STANDARDIZE([.C21];1.8;0.37)" office:value-type="float" office:value="0.810810810810811">
            <text:p>0.8</text:p>
          </table:table-cell>
          <table:table-cell table:formula="oooc:=IF([.D21]&lt;&gt;&quot;&quot;;STANDARDIZE([.D21];2.6;0.77);&quot;&quot;)">
            <text:p/>
          </table:table-cell>
          <table:table-cell table:formula="oooc:=IF([.E21]&lt;&gt;&quot;&quot;;STANDARDIZE([.E21];2.5;1.43);&quot;&quot;)">
            <text:p/>
          </table:table-cell>
          <table:table-cell table:style-name="ce4" table:formula="oooc:=IF([.F21]&lt;&gt;&quot;&quot;;STANDARDIZE([.F21];2.5;1.43);&quot;&quot;)" office:value-type="float" office:value="-0.769230769230769">
            <text:p>-0.8</text:p>
          </table:table-cell>
          <table:table-cell table:style-name="ce4" table:formula="oooc:=IF([.G21]&lt;&gt;&quot;&quot;;STANDARDIZE([.G21];1.4;0.34);&quot;&quot;)">
            <text:p/>
          </table:table-cell>
          <table:table-cell table:style-name="ce4" table:formula="oooc:=IF([.H21]&lt;&gt;&quot;&quot;;STANDARDIZE([.H21];2.6;1.08);&quot;&quot;)">
            <text:p/>
          </table:table-cell>
          <table:table-cell table:formula="oooc:=IF([.I21]&lt;&gt;&quot;&quot;;STANDARDIZE([.I21];2.8;1.43);&quot;&quot;)" office:value-type="float" office:value="-1.11888111888112">
            <text:p>-1.1</text:p>
          </table:table-cell>
          <table:table-cell table:formula="oooc:=IF([.J21]&lt;&gt;&quot;&quot;;STANDARDIZE([.J21];2.7;1.02);&quot;&quot;)">
            <text:p/>
          </table:table-cell>
          <table:table-cell table:formula="oooc:=IF([.K21]&lt;&gt;&quot;&quot;;STANDARDIZE([.K21];3;0.57);&quot;&quot;)" office:value-type="float" office:value="1.40350877192983">
            <text:p>1.4</text:p>
          </table:table-cell>
          <table:table-cell table:formula="oooc:=IF([.L21]&lt;&gt;&quot;&quot;;STANDARDIZE([.L21];2.5;0.52);&quot;&quot;)" office:value-type="float" office:value="-0.576923076923077">
            <text:p>-0.6</text:p>
          </table:table-cell>
          <table:table-cell table:formula="oooc:=IF([.M21]&lt;&gt;&quot;&quot;;STANDARDIZE([.M21];2.6;0.85);&quot;&quot;)">
            <text:p/>
          </table:table-cell>
          <table:table-cell table:formula="oooc:=IF([.N21]&lt;&gt;&quot;&quot;;STANDARDIZE([.N21];2.3;0.55);&quot;&quot;)" office:value-type="float" office:value="0.181818181818182">
            <text:p>0.2</text:p>
          </table:table-cell>
          <table:table-cell table:formula="oooc:=IF([.O21]&lt;&gt;&quot;&quot;;STANDARDIZE([.O21];2.3;0.64);&quot;&quot;)" office:value-type="float" office:value="-0.156249999999999">
            <text:p>-0.2</text:p>
          </table:table-cell>
          <table:table-cell table:formula="oooc:=IF([.P21]&lt;&gt;&quot;&quot;;STANDARDIZE([.P21];2;0.5);&quot;&quot;)" office:value-type="float" office:value="1">
            <text:p>1.0</text:p>
          </table:table-cell>
          <table:table-cell table:formula="oooc:=IF([.Q21]&lt;&gt;&quot;&quot;;STANDARDIZE([.Q21];3;0.98);&quot;&quot;)">
            <text:p/>
          </table:table-cell>
          <table:table-cell table:formula="oooc:=IF([.R21]&lt;&gt;&quot;&quot;;STANDARDIZE([.R21];2.4;0.34);&quot;&quot;)" office:value-type="float" office:value="-0.294117647058822">
            <text:p>-0.3</text:p>
          </table:table-cell>
          <table:table-cell table:formula="oooc:=IF([.S21]&lt;&gt;&quot;&quot;;STANDARDIZE([.S21];2.5;0.79);&quot;&quot;)">
            <text:p/>
          </table:table-cell>
          <table:table-cell table:formula="oooc:=IF([.T21]&lt;&gt;&quot;&quot;;STANDARDIZE([.T21];2.5;0.77);&quot;&quot;)">
            <text:p/>
          </table:table-cell>
          <table:table-cell table:formula="oooc:=IF([.U21]&lt;&gt;&quot;&quot;;STANDARDIZE([.U21];2.9;1.04);&quot;&quot;)" office:value-type="float" office:value="-1.15384615384615">
            <text:p>-1.2</text:p>
          </table:table-cell>
          <table:table-cell office:value-type="string">
            <text:p>CA</text:p>
          </table:table-cell>
          <table:table-cell office:value-type="string">
            <text:p>Syrah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Opolo</text:p>
          </table:table-cell>
          <table:table-cell table:formula="oooc:=STANDARDIZE([.B22];2.2;0.44)" office:value-type="float" office:value="-1.36363636363636">
            <text:p>-1.4</text:p>
          </table:table-cell>
          <table:table-cell table:formula="oooc:=STANDARDIZE([.C22];1.8;0.37)" office:value-type="float" office:value="-1.62162162162162">
            <text:p>-1.6</text:p>
          </table:table-cell>
          <table:table-cell table:formula="oooc:=IF([.D22]&lt;&gt;&quot;&quot;;STANDARDIZE([.D22];2.6;0.77);&quot;&quot;)" office:value-type="float" office:value="-1.42857142857143">
            <text:p>-1.4</text:p>
          </table:table-cell>
          <table:table-cell table:formula="oooc:=IF([.E22]&lt;&gt;&quot;&quot;;STANDARDIZE([.E22];2.5;1.43);&quot;&quot;)">
            <text:p/>
          </table:table-cell>
          <table:table-cell table:style-name="ce4" table:formula="oooc:=IF([.F22]&lt;&gt;&quot;&quot;;STANDARDIZE([.F22];2.5;1.43);&quot;&quot;)" office:value-type="float" office:value="-0.839160839160839">
            <text:p>-0.8</text:p>
          </table:table-cell>
          <table:table-cell table:style-name="ce4" table:formula="oooc:=IF([.G22]&lt;&gt;&quot;&quot;;STANDARDIZE([.G22];1.4;0.34);&quot;&quot;)" office:value-type="float" office:value="0.294117647058824">
            <text:p>0.3</text:p>
          </table:table-cell>
          <table:table-cell table:style-name="ce4" table:formula="oooc:=IF([.H22]&lt;&gt;&quot;&quot;;STANDARDIZE([.H22];2.6;1.08);&quot;&quot;)" office:value-type="float" office:value="-1.2962962962963">
            <text:p>-1.3</text:p>
          </table:table-cell>
          <table:table-cell table:formula="oooc:=IF([.I22]&lt;&gt;&quot;&quot;;STANDARDIZE([.I22];2.8;1.43);&quot;&quot;)" office:value-type="float" office:value="-1.25874125874126">
            <text:p>-1.3</text:p>
          </table:table-cell>
          <table:table-cell table:formula="oooc:=IF([.J22]&lt;&gt;&quot;&quot;;STANDARDIZE([.J22];2.7;1.02);&quot;&quot;)">
            <text:p/>
          </table:table-cell>
          <table:table-cell table:formula="oooc:=IF([.K22]&lt;&gt;&quot;&quot;;STANDARDIZE([.K22];3;0.57);&quot;&quot;)" office:value-type="float" office:value="0.87719298245614">
            <text:p>0.9</text:p>
          </table:table-cell>
          <table:table-cell table:formula="oooc:=IF([.L22]&lt;&gt;&quot;&quot;;STANDARDIZE([.L22];2.5;0.52);&quot;&quot;)" office:value-type="float" office:value="-1.92307692307692">
            <text:p>-1.9</text:p>
          </table:table-cell>
          <table:table-cell table:formula="oooc:=IF([.M22]&lt;&gt;&quot;&quot;;STANDARDIZE([.M22];2.6;0.85);&quot;&quot;)">
            <text:p/>
          </table:table-cell>
          <table:table-cell table:formula="oooc:=IF([.N22]&lt;&gt;&quot;&quot;;STANDARDIZE([.N22];2.3;0.55);&quot;&quot;)" office:value-type="float" office:value="-2">
            <text:p>-2.0</text:p>
          </table:table-cell>
          <table:table-cell table:formula="oooc:=IF([.O22]&lt;&gt;&quot;&quot;;STANDARDIZE([.O22];2.3;0.64);&quot;&quot;)" office:value-type="float" office:value="-1.40625">
            <text:p>-1.4</text:p>
          </table:table-cell>
          <table:table-cell table:formula="oooc:=IF([.P22]&lt;&gt;&quot;&quot;;STANDARDIZE([.P22];2;0.5);&quot;&quot;)" office:value-type="float" office:value="-2">
            <text:p>-2.0</text:p>
          </table:table-cell>
          <table:table-cell table:formula="oooc:=IF([.Q22]&lt;&gt;&quot;&quot;;STANDARDIZE([.Q22];3;0.98);&quot;&quot;)" office:value-type="float" office:value="-0.918367346938775">
            <text:p>-0.9</text:p>
          </table:table-cell>
          <table:table-cell table:formula="oooc:=IF([.R22]&lt;&gt;&quot;&quot;;STANDARDIZE([.R22];2.4;0.34);&quot;&quot;)" office:value-type="float" office:value="-0.588235294117646">
            <text:p>-0.6</text:p>
          </table:table-cell>
          <table:table-cell table:formula="oooc:=IF([.S22]&lt;&gt;&quot;&quot;;STANDARDIZE([.S22];2.5;0.79);&quot;&quot;)">
            <text:p/>
          </table:table-cell>
          <table:table-cell table:formula="oooc:=IF([.T22]&lt;&gt;&quot;&quot;;STANDARDIZE([.T22];2.5;0.77);&quot;&quot;)" office:value-type="float" office:value="-1.2987012987013">
            <text:p>-1.3</text:p>
          </table:table-cell>
          <table:table-cell table:formula="oooc:=IF([.U22]&lt;&gt;&quot;&quot;;STANDARDIZE([.U22];2.9;1.04);&quot;&quot;)" office:value-type="float" office:value="-1.25">
            <text:p>-1.3</text:p>
          </table:table-cell>
          <table:table-cell office:value-type="string">
            <text:p>CA</text:p>
          </table:table-cell>
          <table:table-cell office:value-type="string">
            <text:p>Mountain Zinfandel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Opolo</text:p>
          </table:table-cell>
          <table:table-cell table:formula="oooc:=STANDARDIZE([.B23];2.2;0.44)" office:value-type="float" office:value="-1.13636363636364">
            <text:p>-1.1</text:p>
          </table:table-cell>
          <table:table-cell table:formula="oooc:=STANDARDIZE([.C23];1.8;0.37)" office:value-type="float" office:value="-1.35135135135135">
            <text:p>-1.4</text:p>
          </table:table-cell>
          <table:table-cell table:formula="oooc:=IF([.D23]&lt;&gt;&quot;&quot;;STANDARDIZE([.D23];2.6;0.77);&quot;&quot;)">
            <text:p/>
          </table:table-cell>
          <table:table-cell table:formula="oooc:=IF([.E23]&lt;&gt;&quot;&quot;;STANDARDIZE([.E23];2.5;1.43);&quot;&quot;)">
            <text:p/>
          </table:table-cell>
          <table:table-cell table:style-name="ce4" table:formula="oooc:=IF([.F23]&lt;&gt;&quot;&quot;;STANDARDIZE([.F23];2.5;1.43);&quot;&quot;)" office:value-type="float" office:value="-0.909090909090909">
            <text:p>-0.9</text:p>
          </table:table-cell>
          <table:table-cell table:style-name="ce4" table:formula="oooc:=IF([.G23]&lt;&gt;&quot;&quot;;STANDARDIZE([.G23];1.4;0.34);&quot;&quot;)">
            <text:p/>
          </table:table-cell>
          <table:table-cell table:style-name="ce4" table:formula="oooc:=IF([.H23]&lt;&gt;&quot;&quot;;STANDARDIZE([.H23];2.6;1.08);&quot;&quot;)">
            <text:p/>
          </table:table-cell>
          <table:table-cell table:formula="oooc:=IF([.I23]&lt;&gt;&quot;&quot;;STANDARDIZE([.I23];2.8;1.43);&quot;&quot;)" office:value-type="float" office:value="-1.25874125874126">
            <text:p>-1.3</text:p>
          </table:table-cell>
          <table:table-cell table:formula="oooc:=IF([.J23]&lt;&gt;&quot;&quot;;STANDARDIZE([.J23];2.7;1.02);&quot;&quot;)">
            <text:p/>
          </table:table-cell>
          <table:table-cell table:formula="oooc:=IF([.K23]&lt;&gt;&quot;&quot;;STANDARDIZE([.K23];3;0.57);&quot;&quot;)" office:value-type="float" office:value="0.526315789473685">
            <text:p>0.5</text:p>
          </table:table-cell>
          <table:table-cell table:formula="oooc:=IF([.L23]&lt;&gt;&quot;&quot;;STANDARDIZE([.L23];2.5;0.52);&quot;&quot;)" office:value-type="float" office:value="0">
            <text:p>0.0</text:p>
          </table:table-cell>
          <table:table-cell table:formula="oooc:=IF([.M23]&lt;&gt;&quot;&quot;;STANDARDIZE([.M23];2.6;0.85);&quot;&quot;)">
            <text:p/>
          </table:table-cell>
          <table:table-cell table:formula="oooc:=IF([.N23]&lt;&gt;&quot;&quot;;STANDARDIZE([.N23];2.3;0.55);&quot;&quot;)" office:value-type="float" office:value="-1.27272727272727">
            <text:p>-1.3</text:p>
          </table:table-cell>
          <table:table-cell table:formula="oooc:=IF([.O23]&lt;&gt;&quot;&quot;;STANDARDIZE([.O23];2.3;0.64);&quot;&quot;)" office:value-type="float" office:value="-0.625">
            <text:p>-0.6</text:p>
          </table:table-cell>
          <table:table-cell table:formula="oooc:=IF([.P23]&lt;&gt;&quot;&quot;;STANDARDIZE([.P23];2;0.5);&quot;&quot;)" office:value-type="float" office:value="1.2">
            <text:p>1.2</text:p>
          </table:table-cell>
          <table:table-cell table:formula="oooc:=IF([.Q23]&lt;&gt;&quot;&quot;;STANDARDIZE([.Q23];3;0.98);&quot;&quot;)">
            <text:p/>
          </table:table-cell>
          <table:table-cell table:formula="oooc:=IF([.R23]&lt;&gt;&quot;&quot;;STANDARDIZE([.R23];2.4;0.34);&quot;&quot;)" office:value-type="float" office:value="1.47058823529412">
            <text:p>1.5</text:p>
          </table:table-cell>
          <table:table-cell table:formula="oooc:=IF([.S23]&lt;&gt;&quot;&quot;;STANDARDIZE([.S23];2.5;0.79);&quot;&quot;)">
            <text:p/>
          </table:table-cell>
          <table:table-cell table:formula="oooc:=IF([.T23]&lt;&gt;&quot;&quot;;STANDARDIZE([.T23];2.5;0.77);&quot;&quot;)" office:value-type="float" office:value="-1.55844155844156">
            <text:p>-1.6</text:p>
          </table:table-cell>
          <table:table-cell table:formula="oooc:=IF([.U23]&lt;&gt;&quot;&quot;;STANDARDIZE([.U23];2.9;1.04);&quot;&quot;)" office:value-type="float" office:value="-1.53846153846154">
            <text:p>-1.5</text:p>
          </table:table-cell>
          <table:table-cell office:value-type="string">
            <text:p>CA</text:p>
          </table:table-cell>
          <table:table-cell office:value-type="string">
            <text:p>Cabernet Sauvignion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Conneaut Cellars</text:p>
          </table:table-cell>
          <table:table-cell table:formula="oooc:=STANDARDIZE([.B24];2.2;0.44)" office:value-type="float" office:value="0">
            <text:p>0.0</text:p>
          </table:table-cell>
          <table:table-cell table:formula="oooc:=STANDARDIZE([.C24];1.8;0.37)" office:value-type="float" office:value="-0.54054054054054">
            <text:p>-0.5</text:p>
          </table:table-cell>
          <table:table-cell table:formula="oooc:=IF([.D24]&lt;&gt;&quot;&quot;;STANDARDIZE([.D24];2.6;0.77);&quot;&quot;)">
            <text:p/>
          </table:table-cell>
          <table:table-cell table:formula="oooc:=IF([.E24]&lt;&gt;&quot;&quot;;STANDARDIZE([.E24];2.5;1.43);&quot;&quot;)" office:value-type="float" office:value="-0.489510489510489">
            <text:p>-0.5</text:p>
          </table:table-cell>
          <table:table-cell table:style-name="ce4" table:formula="oooc:=IF([.F24]&lt;&gt;&quot;&quot;;STANDARDIZE([.F24];2.5;1.43);&quot;&quot;)">
            <text:p/>
          </table:table-cell>
          <table:table-cell table:style-name="ce4" table:formula="oooc:=IF([.G24]&lt;&gt;&quot;&quot;;STANDARDIZE([.G24];1.4;0.34);&quot;&quot;)" office:value-type="float" office:value="-0.294117647058823">
            <text:p>-0.3</text:p>
          </table:table-cell>
          <table:table-cell table:style-name="ce4" table:formula="oooc:=IF([.H24]&lt;&gt;&quot;&quot;;STANDARDIZE([.H24];2.6;1.08);&quot;&quot;)" office:value-type="float" office:value="1.75925925925926">
            <text:p>1.8</text:p>
          </table:table-cell>
          <table:table-cell table:formula="oooc:=IF([.I24]&lt;&gt;&quot;&quot;;STANDARDIZE([.I24];2.8;1.43);&quot;&quot;)" office:value-type="float" office:value="-0.20979020979021">
            <text:p>-0.2</text:p>
          </table:table-cell>
          <table:table-cell table:formula="oooc:=IF([.J24]&lt;&gt;&quot;&quot;;STANDARDIZE([.J24];2.7;1.02);&quot;&quot;)">
            <text:p/>
          </table:table-cell>
          <table:table-cell table:formula="oooc:=IF([.K24]&lt;&gt;&quot;&quot;;STANDARDIZE([.K24];3;0.57);&quot;&quot;)" office:value-type="float" office:value="0">
            <text:p>0.0</text:p>
          </table:table-cell>
          <table:table-cell table:formula="oooc:=IF([.L24]&lt;&gt;&quot;&quot;;STANDARDIZE([.L24];2.5;0.52);&quot;&quot;)" office:value-type="float" office:value="0">
            <text:p>0.0</text:p>
          </table:table-cell>
          <table:table-cell table:formula="oooc:=IF([.M24]&lt;&gt;&quot;&quot;;STANDARDIZE([.M24];2.6;0.85);&quot;&quot;)">
            <text:p/>
          </table:table-cell>
          <table:table-cell table:formula="oooc:=IF([.N24]&lt;&gt;&quot;&quot;;STANDARDIZE([.N24];2.3;0.55);&quot;&quot;)" office:value-type="float" office:value="1.27272727272727">
            <text:p>1.3</text:p>
          </table:table-cell>
          <table:table-cell table:formula="oooc:=IF([.O24]&lt;&gt;&quot;&quot;;STANDARDIZE([.O24];2.3;0.64);&quot;&quot;)" office:value-type="float" office:value="-0.625">
            <text:p>-0.6</text:p>
          </table:table-cell>
          <table:table-cell table:formula="oooc:=IF([.P24]&lt;&gt;&quot;&quot;;STANDARDIZE([.P24];2;0.5);&quot;&quot;)" office:value-type="float" office:value="-0.8">
            <text:p>-0.8</text:p>
          </table:table-cell>
          <table:table-cell table:formula="oooc:=IF([.Q24]&lt;&gt;&quot;&quot;;STANDARDIZE([.Q24];3;0.98);&quot;&quot;)">
            <text:p/>
          </table:table-cell>
          <table:table-cell table:formula="oooc:=IF([.R24]&lt;&gt;&quot;&quot;;STANDARDIZE([.R24];2.4;0.34);&quot;&quot;)" office:value-type="float" office:value="-0.88235294117647">
            <text:p>-0.9</text:p>
          </table:table-cell>
          <table:table-cell table:formula="oooc:=IF([.S24]&lt;&gt;&quot;&quot;;STANDARDIZE([.S24];2.5;0.79);&quot;&quot;)">
            <text:p/>
          </table:table-cell>
          <table:table-cell table:formula="oooc:=IF([.T24]&lt;&gt;&quot;&quot;;STANDARDIZE([.T24];2.5;0.77);&quot;&quot;)" office:value-type="float" office:value="-1.42857142857143">
            <text:p>-1.4</text:p>
          </table:table-cell>
          <table:table-cell table:formula="oooc:=IF([.U24]&lt;&gt;&quot;&quot;;STANDARDIZE([.U24];2.9;1.04);&quot;&quot;)" office:value-type="float" office:value="1.25">
            <text:p>1.3</text:p>
          </table:table-cell>
          <table:table-cell office:value-type="string">
            <text:p>PA</text:p>
          </table:table-cell>
          <table:table-cell office:value-type="string">
            <text:p>Hazel Park Red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Illinois Cellars</text:p>
          </table:table-cell>
          <table:table-cell table:formula="oooc:=STANDARDIZE([.B25];2.2;0.44)" office:value-type="float" office:value="1.13636363636364">
            <text:p>1.1</text:p>
          </table:table-cell>
          <table:table-cell table:formula="oooc:=STANDARDIZE([.C25];1.8;0.37)" office:value-type="float" office:value="-0.27027027027027">
            <text:p>-0.3</text:p>
          </table:table-cell>
          <table:table-cell table:formula="oooc:=IF([.D25]&lt;&gt;&quot;&quot;;STANDARDIZE([.D25];2.6;0.77);&quot;&quot;)">
            <text:p/>
          </table:table-cell>
          <table:table-cell table:formula="oooc:=IF([.E25]&lt;&gt;&quot;&quot;;STANDARDIZE([.E25];2.5;1.43);&quot;&quot;)">
            <text:p/>
          </table:table-cell>
          <table:table-cell table:style-name="ce4" table:formula="oooc:=IF([.F25]&lt;&gt;&quot;&quot;;STANDARDIZE([.F25];2.5;1.43);&quot;&quot;)" office:value-type="float" office:value="1.74825174825175">
            <text:p>1.7</text:p>
          </table:table-cell>
          <table:table-cell table:style-name="ce4" table:formula="oooc:=IF([.G25]&lt;&gt;&quot;&quot;;STANDARDIZE([.G25];1.4;0.34);&quot;&quot;)" office:value-type="float" office:value="-0.588235294117647">
            <text:p>-0.6</text:p>
          </table:table-cell>
          <table:table-cell table:style-name="ce4" table:formula="oooc:=IF([.H25]&lt;&gt;&quot;&quot;;STANDARDIZE([.H25];2.6;1.08);&quot;&quot;)">
            <text:p/>
          </table:table-cell>
          <table:table-cell table:formula="oooc:=IF([.I25]&lt;&gt;&quot;&quot;;STANDARDIZE([.I25];2.8;1.43);&quot;&quot;)" office:value-type="float" office:value="-1.11888111888112">
            <text:p>-1.1</text:p>
          </table:table-cell>
          <table:table-cell table:formula="oooc:=IF([.J25]&lt;&gt;&quot;&quot;;STANDARDIZE([.J25];2.7;1.02);&quot;&quot;)">
            <text:p/>
          </table:table-cell>
          <table:table-cell table:formula="oooc:=IF([.K25]&lt;&gt;&quot;&quot;;STANDARDIZE([.K25];3;0.57);&quot;&quot;)" office:value-type="float" office:value="0.175438596491228">
            <text:p>0.2</text:p>
          </table:table-cell>
          <table:table-cell table:formula="oooc:=IF([.L25]&lt;&gt;&quot;&quot;;STANDARDIZE([.L25];2.5;0.52);&quot;&quot;)" office:value-type="float" office:value="-0.576923076923077">
            <text:p>-0.6</text:p>
          </table:table-cell>
          <table:table-cell table:formula="oooc:=IF([.M25]&lt;&gt;&quot;&quot;;STANDARDIZE([.M25];2.6;0.85);&quot;&quot;)">
            <text:p/>
          </table:table-cell>
          <table:table-cell table:formula="oooc:=IF([.N25]&lt;&gt;&quot;&quot;;STANDARDIZE([.N25];2.3;0.55);&quot;&quot;)" office:value-type="float" office:value="1.45454545454545">
            <text:p>1.5</text:p>
          </table:table-cell>
          <table:table-cell table:formula="oooc:=IF([.O25]&lt;&gt;&quot;&quot;;STANDARDIZE([.O25];2.3;0.64);&quot;&quot;)" office:value-type="float" office:value="-0.156249999999999">
            <text:p>-0.2</text:p>
          </table:table-cell>
          <table:table-cell table:formula="oooc:=IF([.P25]&lt;&gt;&quot;&quot;;STANDARDIZE([.P25];2;0.5);&quot;&quot;)" office:value-type="float" office:value="-1.2">
            <text:p>-1.2</text:p>
          </table:table-cell>
          <table:table-cell table:formula="oooc:=IF([.Q25]&lt;&gt;&quot;&quot;;STANDARDIZE([.Q25];3;0.98);&quot;&quot;)">
            <text:p/>
          </table:table-cell>
          <table:table-cell table:formula="oooc:=IF([.R25]&lt;&gt;&quot;&quot;;STANDARDIZE([.R25];2.4;0.34);&quot;&quot;)" office:value-type="float" office:value="-1.76470588235294">
            <text:p>-1.8</text:p>
          </table:table-cell>
          <table:table-cell table:formula="oooc:=IF([.S25]&lt;&gt;&quot;&quot;;STANDARDIZE([.S25];2.5;0.79);&quot;&quot;)" office:value-type="float" office:value="-1.89873417721519">
            <text:p>-1.9</text:p>
          </table:table-cell>
          <table:table-cell table:formula="oooc:=IF([.T25]&lt;&gt;&quot;&quot;;STANDARDIZE([.T25];2.5;0.77);&quot;&quot;)" office:value-type="float" office:value="-0.779220779220779">
            <text:p>-0.8</text:p>
          </table:table-cell>
          <table:table-cell table:formula="oooc:=IF([.U25]&lt;&gt;&quot;&quot;;STANDARDIZE([.U25];2.9;1.04);&quot;&quot;)" office:value-type="float" office:value="0.769230769230769">
            <text:p>0.8</text:p>
          </table:table-cell>
          <table:table-cell office:value-type="string">
            <text:p>IL</text:p>
          </table:table-cell>
          <table:table-cell office:value-type="string">
            <text:p>Velvet Red</text:p>
          </table:table-cell>
          <table:table-cell office:value-type="string">
            <text:p>Red</text:p>
          </table:table-cell>
          <table:table-cell table:number-columns-repeated="232"/>
        </table:table-row>
        <table:table-row table:style-name="ro1">
          <table:table-cell office:value-type="string">
            <text:p>Tabor Hill</text:p>
          </table:table-cell>
          <table:table-cell table:formula="oooc:=STANDARDIZE([.B26];2.2;0.44)" office:value-type="float" office:value="1.59090909090909">
            <text:p>1.6</text:p>
          </table:table-cell>
          <table:table-cell table:formula="oooc:=STANDARDIZE([.C26];1.8;0.37)" office:value-type="float" office:value="0.27027027027027">
            <text:p>0.3</text:p>
          </table:table-cell>
          <table:table-cell table:formula="oooc:=IF([.D26]&lt;&gt;&quot;&quot;;STANDARDIZE([.D26];2.6;0.77);&quot;&quot;)" office:value-type="float" office:value="-0.909090909090909">
            <text:p>-0.9</text:p>
          </table:table-cell>
          <table:table-cell table:formula="oooc:=IF([.E26]&lt;&gt;&quot;&quot;;STANDARDIZE([.E26];2.5;1.43);&quot;&quot;)" office:value-type="float" office:value="-0.489510489510489">
            <text:p>-0.5</text:p>
          </table:table-cell>
          <table:table-cell table:style-name="ce4" table:formula="oooc:=IF([.F26]&lt;&gt;&quot;&quot;;STANDARDIZE([.F26];2.5;1.43);&quot;&quot;)">
            <text:p/>
          </table:table-cell>
          <table:table-cell table:style-name="ce4" table:formula="oooc:=IF([.G26]&lt;&gt;&quot;&quot;;STANDARDIZE([.G26];1.4;0.34);&quot;&quot;)" office:value-type="float" office:value="-0.294117647058823">
            <text:p>-0.3</text:p>
          </table:table-cell>
          <table:table-cell table:style-name="ce4" table:formula="oooc:=IF([.H26]&lt;&gt;&quot;&quot;;STANDARDIZE([.H26];2.6;1.08);&quot;&quot;)">
            <text:p/>
          </table:table-cell>
          <table:table-cell table:formula="oooc:=IF([.I26]&lt;&gt;&quot;&quot;;STANDARDIZE([.I26];2.8;1.43);&quot;&quot;)" office:value-type="float" office:value="0.839160839160839">
            <text:p>0.8</text:p>
          </table:table-cell>
          <table:table-cell table:formula="oooc:=IF([.J26]&lt;&gt;&quot;&quot;;STANDARDIZE([.J26];2.7;1.02);&quot;&quot;)">
            <text:p/>
          </table:table-cell>
          <table:table-cell table:formula="oooc:=IF([.K26]&lt;&gt;&quot;&quot;;STANDARDIZE([.K26];3;0.57);&quot;&quot;)" office:value-type="float" office:value="-1.40350877192982">
            <text:p>-1.4</text:p>
          </table:table-cell>
          <table:table-cell table:formula="oooc:=IF([.L26]&lt;&gt;&quot;&quot;;STANDARDIZE([.L26];2.5;0.52);&quot;&quot;)" office:value-type="float" office:value="-0.576923076923077">
            <text:p>-0.6</text:p>
          </table:table-cell>
          <table:table-cell table:formula="oooc:=IF([.M26]&lt;&gt;&quot;&quot;;STANDARDIZE([.M26];2.6;0.85);&quot;&quot;)" office:value-type="float" office:value="-1.64705882352941">
            <text:p>-1.6</text:p>
          </table:table-cell>
          <table:table-cell table:formula="oooc:=IF([.N26]&lt;&gt;&quot;&quot;;STANDARDIZE([.N26];2.3;0.55);&quot;&quot;)">
            <text:p/>
          </table:table-cell>
          <table:table-cell table:formula="oooc:=IF([.O26]&lt;&gt;&quot;&quot;;STANDARDIZE([.O26];2.3;0.64);&quot;&quot;)" office:value-type="float" office:value="0.46875">
            <text:p>0.5</text:p>
          </table:table-cell>
          <table:table-cell table:formula="oooc:=IF([.P26]&lt;&gt;&quot;&quot;;STANDARDIZE([.P26];2;0.5);&quot;&quot;)" office:value-type="float" office:value="-0.4">
            <text:p>-0.4</text:p>
          </table:table-cell>
          <table:table-cell table:formula="oooc:=IF([.Q26]&lt;&gt;&quot;&quot;;STANDARDIZE([.Q26];3;0.98);&quot;&quot;)">
            <text:p/>
          </table:table-cell>
          <table:table-cell table:formula="oooc:=IF([.R26]&lt;&gt;&quot;&quot;;STANDARDIZE([.R26];2.4;0.34);&quot;&quot;)" office:value-type="float" office:value="-1.17647058823529">
            <text:p>-1.2</text:p>
          </table:table-cell>
          <table:table-cell table:formula="oooc:=IF([.S26]&lt;&gt;&quot;&quot;;STANDARDIZE([.S26];2.5;0.79);&quot;&quot;)">
            <text:p/>
          </table:table-cell>
          <table:table-cell table:formula="oooc:=IF([.T26]&lt;&gt;&quot;&quot;;STANDARDIZE([.T26];2.5;0.77);&quot;&quot;)" office:value-type="float" office:value="-0.649350649350649">
            <text:p>-0.6</text:p>
          </table:table-cell>
          <table:table-cell table:formula="oooc:=IF([.U26]&lt;&gt;&quot;&quot;;STANDARDIZE([.U26];2.9;1.04);&quot;&quot;)" office:value-type="float" office:value="0.673076923076923">
            <text:p>0.7</text:p>
          </table:table-cell>
          <table:table-cell office:value-type="string">
            <text:p>MI</text:p>
          </table:table-cell>
          <table:table-cell office:value-type="string">
            <text:p>Spumante</text:p>
          </table:table-cell>
          <table:table-cell office:value-type="string">
            <text:p>Desert</text:p>
          </table:table-cell>
          <table:table-cell table:number-columns-repeated="232"/>
        </table:table-row>
        <table:table-row table:style-name="ro1">
          <table:table-cell office:value-type="string">
            <text:p>Kalyra</text:p>
          </table:table-cell>
          <table:table-cell table:formula="oooc:=STANDARDIZE([.B27];2.2;0.44)" office:value-type="float" office:value="-0.227272727272727">
            <text:p>-0.2</text:p>
          </table:table-cell>
          <table:table-cell table:formula="oooc:=STANDARDIZE([.C27];1.8;0.37)" office:value-type="float" office:value="0.54054054054054">
            <text:p>0.5</text:p>
          </table:table-cell>
          <table:table-cell table:formula="oooc:=IF([.D27]&lt;&gt;&quot;&quot;;STANDARDIZE([.D27];2.6;0.77);&quot;&quot;)">
            <text:p/>
          </table:table-cell>
          <table:table-cell table:formula="oooc:=IF([.E27]&lt;&gt;&quot;&quot;;STANDARDIZE([.E27];2.5;1.43);&quot;&quot;)" office:value-type="float" office:value="-0.699300699300699">
            <text:p>-0.7</text:p>
          </table:table-cell>
          <table:table-cell table:style-name="ce4" table:formula="oooc:=IF([.F27]&lt;&gt;&quot;&quot;;STANDARDIZE([.F27];2.5;1.43);&quot;&quot;)" office:value-type="float" office:value="-0.699300699300699">
            <text:p>-0.7</text:p>
          </table:table-cell>
          <table:table-cell table:style-name="ce4" table:formula="oooc:=IF([.G27]&lt;&gt;&quot;&quot;;STANDARDIZE([.G27];1.4;0.34);&quot;&quot;)" office:value-type="float" office:value="-1.17647058823529">
            <text:p>-1.2</text:p>
          </table:table-cell>
          <table:table-cell table:style-name="ce4" table:formula="oooc:=IF([.H27]&lt;&gt;&quot;&quot;;STANDARDIZE([.H27];2.6;1.08);&quot;&quot;)">
            <text:p/>
          </table:table-cell>
          <table:table-cell table:formula="oooc:=IF([.I27]&lt;&gt;&quot;&quot;;STANDARDIZE([.I27];2.8;1.43);&quot;&quot;)" office:value-type="float" office:value="0.13986013986014">
            <text:p>0.1</text:p>
          </table:table-cell>
          <table:table-cell table:formula="oooc:=IF([.J27]&lt;&gt;&quot;&quot;;STANDARDIZE([.J27];2.7;1.02);&quot;&quot;)">
            <text:p/>
          </table:table-cell>
          <table:table-cell table:formula="oooc:=IF([.K27]&lt;&gt;&quot;&quot;;STANDARDIZE([.K27];3;0.57);&quot;&quot;)" office:value-type="float" office:value="-0.526315789473684">
            <text:p>-0.5</text:p>
          </table:table-cell>
          <table:table-cell table:formula="oooc:=IF([.L27]&lt;&gt;&quot;&quot;;STANDARDIZE([.L27];2.5;0.52);&quot;&quot;)" office:value-type="float" office:value="-0.961538461538461">
            <text:p>-1.0</text:p>
          </table:table-cell>
          <table:table-cell table:formula="oooc:=IF([.M27]&lt;&gt;&quot;&quot;;STANDARDIZE([.M27];2.6;0.85);&quot;&quot;)" office:value-type="float" office:value="-1.17647058823529">
            <text:p>-1.2</text:p>
          </table:table-cell>
          <table:table-cell table:formula="oooc:=IF([.N27]&lt;&gt;&quot;&quot;;STANDARDIZE([.N27];2.3;0.55);&quot;&quot;)">
            <text:p/>
          </table:table-cell>
          <table:table-cell table:formula="oooc:=IF([.O27]&lt;&gt;&quot;&quot;;STANDARDIZE([.O27];2.3;0.64);&quot;&quot;)" office:value-type="float" office:value="-1.40625">
            <text:p>-1.4</text:p>
          </table:table-cell>
          <table:table-cell table:formula="oooc:=IF([.P27]&lt;&gt;&quot;&quot;;STANDARDIZE([.P27];2;0.5);&quot;&quot;)" office:value-type="float" office:value="0.8">
            <text:p>0.8</text:p>
          </table:table-cell>
          <table:table-cell table:formula="oooc:=IF([.Q27]&lt;&gt;&quot;&quot;;STANDARDIZE([.Q27];3;0.98);&quot;&quot;)">
            <text:p/>
          </table:table-cell>
          <table:table-cell table:formula="oooc:=IF([.R27]&lt;&gt;&quot;&quot;;STANDARDIZE([.R27];2.4;0.34);&quot;&quot;)" office:value-type="float" office:value="-1.17647058823529">
            <text:p>-1.2</text:p>
          </table:table-cell>
          <table:table-cell table:formula="oooc:=IF([.S27]&lt;&gt;&quot;&quot;;STANDARDIZE([.S27];2.5;0.79);&quot;&quot;)" office:value-type="float" office:value="-1.26582278481013">
            <text:p>-1.3</text:p>
          </table:table-cell>
          <table:table-cell table:formula="oooc:=IF([.T27]&lt;&gt;&quot;&quot;;STANDARDIZE([.T27];2.5;0.77);&quot;&quot;)" office:value-type="float" office:value="1.16883116883117">
            <text:p>1.2</text:p>
          </table:table-cell>
          <table:table-cell table:formula="oooc:=IF([.U27]&lt;&gt;&quot;&quot;;STANDARDIZE([.U27];2.9;1.04);&quot;&quot;)">
            <text:p/>
          </table:table-cell>
          <table:table-cell office:value-type="string">
            <text:p>CA</text:p>
          </table:table-cell>
          <table:table-cell office:value-type="string">
            <text:p>Black Muscat</text:p>
          </table:table-cell>
          <table:table-cell office:value-type="string">
            <text:p>Desert</text:p>
          </table:table-cell>
          <table:table-cell table:number-columns-repeated="23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13"/>
          <table:table-cell table:number-columns-repeated="235"/>
        </table:table-row>
        <table:table-row table:style-name="ro1">
          <table:table-cell table:style-name="ce1" office:value-type="string">
            <text:p>Standerdized 2.5,1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13"/>
          <table:table-cell table:number-columns-repeated="3"/>
          <table:table-cell office:value-type="string">
            <text:p>Ovearll</text:p>
          </table:table-cell>
          <table:table-cell/>
          <table:table-cell office:value-type="string">
            <text:p>Men</text:p>
          </table:table-cell>
          <table:table-cell/>
          <table:table-cell office:value-type="string">
            <text:p>Women</text:p>
          </table:table-cell>
          <table:table-cell table:number-columns-repeated="227"/>
        </table:table-row>
        <table:table-row table:style-name="ro1">
          <table:table-cell office:value-type="string">
            <text:p>Vinery</text:p>
          </table:table-cell>
          <table:table-cell table:style-name="Default" office:value-type="string">
            <text:p>Tanja</text:p>
          </table:table-cell>
          <table:table-cell table:style-name="Default" office:value-type="string">
            <text:p>Gayle</text:p>
          </table:table-cell>
          <table:table-cell table:style-name="Default" office:value-type="string">
            <text:p>marissa</text:p>
          </table:table-cell>
          <table:table-cell table:style-name="Default" office:value-type="string">
            <text:p>Cecille</text:p>
          </table:table-cell>
          <table:table-cell office:value-type="string">
            <text:p>Christine</text:p>
          </table:table-cell>
          <table:table-cell office:value-type="string">
            <text:p>Angela</text:p>
          </table:table-cell>
          <table:table-cell office:value-type="string">
            <text:p>Arielle</text:p>
          </table:table-cell>
          <table:table-cell table:style-name="Default" office:value-type="string">
            <text:p>Basia</text:p>
          </table:table-cell>
          <table:table-cell table:style-name="Default" office:value-type="string">
            <text:p>Nicole</text:p>
          </table:table-cell>
          <table:table-cell table:style-name="Default" office:value-type="string">
            <text:p>Jinju</text:p>
          </table:table-cell>
          <table:table-cell table:style-name="Default" office:value-type="string">
            <text:p>Lauren</text:p>
          </table:table-cell>
          <table:table-cell table:style-name="Default" office:value-type="string">
            <text:p>Aiguo</text:p>
          </table:table-cell>
          <table:table-cell table:style-name="Default" office:value-type="string">
            <text:p>Matt Most</text:p>
          </table:table-cell>
          <table:table-cell table:style-name="Default" office:value-type="string">
            <text:p>Ted</text:p>
          </table:table-cell>
          <table:table-cell table:style-name="Default" office:value-type="string">
            <text:p>Graham</text:p>
          </table:table-cell>
          <table:table-cell table:style-name="Default" office:value-type="string">
            <text:p>Will</text:p>
          </table:table-cell>
          <table:table-cell table:style-name="Default" office:value-type="string">
            <text:p>Dave</text:p>
          </table:table-cell>
          <table:table-cell table:style-name="Default" office:value-type="string">
            <text:p>Eric</text:p>
          </table:table-cell>
          <table:table-cell table:style-name="Default" office:value-type="string">
            <text:p>Beau</text:p>
          </table:table-cell>
          <table:table-cell table:style-name="Default" office:value-type="string">
            <text:p>Ben</text:p>
          </table:table-cell>
          <table:table-cell office:value-type="string">
            <text:p>State</text:p>
          </table:table-cell>
          <table:table-cell office:value-type="string">
            <text:p>Grape</text:p>
          </table:table-cell>
          <table:table-cell office:value-type="string">
            <text:p>Type</text:p>
          </table:table-cell>
          <table:table-cell office:value-type="string">
            <text:p>Average'</text:p>
          </table:table-cell>
          <table:table-cell office:value-type="string">
            <text:p>StDev</text:p>
          </table:table-cell>
          <table:table-cell office:value-type="string">
            <text:p>Average'</text:p>
          </table:table-cell>
          <table:table-cell office:value-type="string">
            <text:p>StDev</text:p>
          </table:table-cell>
          <table:table-cell office:value-type="string">
            <text:p>Average'</text:p>
          </table:table-cell>
          <table:table-cell office:value-type="string">
            <text:p>StDev</text:p>
          </table:table-cell>
          <table:table-cell table:number-columns-repeated="226"/>
        </table:table-row>
        <table:table-row table:style-name="ro1">
          <table:table-cell office:value-type="string">
            <text:p>Jordan</text:p>
          </table:table-cell>
          <table:table-cell office:value-type="float" office:value="2.04545454545454">
            <text:p>2.0</text:p>
          </table:table-cell>
          <table:table-cell office:value-type="float" office:value="1.68918918918919">
            <text:p>1.7</text:p>
          </table:table-cell>
          <table:table-cell office:value-type="float" office:value="3.01948051948052">
            <text:p>3.0</text:p>
          </table:table-cell>
          <table:table-cell office:value-type="float" office:value="2.84965034965035">
            <text:p>2.8</text:p>
          </table:table-cell>
          <table:table-cell table:style-name="ce4" office:value-type="float" office:value="4.03846153846154">
            <text:p>4.0</text:p>
          </table:table-cell>
          <table:table-cell table:style-name="ce4"/>
          <table:table-cell table:style-name="ce4" office:value-type="float" office:value="2.87037037037037">
            <text:p>2.9</text:p>
          </table:table-cell>
          <table:table-cell office:value-type="float" office:value="2.63986013986014">
            <text:p>2.6</text:p>
          </table:table-cell>
          <table:table-cell office:value-type="float" office:value="1.02941176470588">
            <text:p>1.0</text:p>
          </table:table-cell>
          <table:table-cell office:value-type="float" office:value="0.745614035087719">
            <text:p>0.7</text:p>
          </table:table-cell>
          <table:table-cell office:value-type="float" office:value="4.42307692307692">
            <text:p>4.4</text:p>
          </table:table-cell>
          <table:table-cell office:value-type="float" office:value="2.73529411764706">
            <text:p>2.7</text:p>
          </table:table-cell>
          <table:table-cell office:value-type="float" office:value="1.95454545454546">
            <text:p>2.0</text:p>
          </table:table-cell>
          <table:table-cell office:value-type="float" office:value="2.5">
            <text:p>2.5</text:p>
          </table:table-cell>
          <table:table-cell office:value-type="float" office:value="2.9">
            <text:p>2.9</text:p>
          </table:table-cell>
          <table:table-cell office:value-type="float" office:value="2.60204081632653">
            <text:p>2.6</text:p>
          </table:table-cell>
          <table:table-cell office:value-type="float" office:value="2.79411764705882">
            <text:p>2.8</text:p>
          </table:table-cell>
          <table:table-cell office:value-type="float" office:value="3.13291139240506">
            <text:p>3.1</text:p>
          </table:table-cell>
          <table:table-cell office:value-type="float" office:value="2.24025974025974">
            <text:p>2.2</text:p>
          </table:table-cell>
          <table:table-cell office:value-type="float" office:value="1.63461538461538">
            <text:p>1.6</text:p>
          </table:table-cell>
          <table:table-cell office:value-type="string">
            <text:p>CA</text:p>
          </table:table-cell>
          <table:table-cell office:value-type="string">
            <text:p>Chardonnay</text:p>
          </table:table-cell>
          <table:table-cell office:value-type="string">
            <text:p>White</text:p>
          </table:table-cell>
          <table:table-cell table:style-name="ce4" table:formula="oooc:=AVERAGE([.B57:.T57])" office:value-type="float" office:value="2.56720769686555">
            <text:p>2.6</text:p>
          </table:table-cell>
          <table:table-cell table:formula="oooc:=STDEV([.B57:.U57])" office:value-type="float" office:value="0.898732368130815">
            <text:p>0.9</text:p>
          </table:table-cell>
          <table:table-cell table:style-name="ce4" table:formula="oooc:=AVERAGE([.M57:.U57])" office:value-type="float" office:value="2.49930939476201">
            <text:p>2.5</text:p>
          </table:table-cell>
          <table:table-cell table:formula="oooc:=STDEV([.M57:.U57])" office:value-type="float" office:value="0.477850600966769">
            <text:p>0.48</text:p>
          </table:table-cell>
          <table:table-cell table:style-name="ce4" table:formula="oooc:=AVERAGE([.B57:.L57])" office:value-type="float" office:value="2.53505693753372">
            <text:p>2.5</text:p>
          </table:table-cell>
          <table:table-cell table:formula="oooc:=STDEV([.B57:.M57])" office:value-type="float" office:value="1.12883235528862">
            <text:p>1.13</text:p>
          </table:table-cell>
          <table:table-cell table:number-columns-repeated="226"/>
        </table:table-row>
        <table:table-row table:style-name="ro1">
          <table:table-cell office:value-type="string">
            <text:p>Conneaut Cellars</text:p>
          </table:table-cell>
          <table:table-cell office:value-type="float" office:value="2.04545454545454">
            <text:p>2.0</text:p>
          </table:table-cell>
          <table:table-cell office:value-type="float" office:value="3.04054054054054">
            <text:p>3.0</text:p>
          </table:table-cell>
          <table:table-cell office:value-type="float" office:value="4.31818181818182">
            <text:p>4.3</text:p>
          </table:table-cell>
          <table:table-cell office:value-type="float" office:value="3.1993006993007">
            <text:p>3.2</text:p>
          </table:table-cell>
          <table:table-cell table:style-name="ce4" office:value-type="float" office:value="2.5">
            <text:p>2.5</text:p>
          </table:table-cell>
          <table:table-cell table:style-name="ce4"/>
          <table:table-cell table:style-name="ce4" office:value-type="float" office:value="2.87037037037037">
            <text:p>2.9</text:p>
          </table:table-cell>
          <table:table-cell office:value-type="float" office:value="3.33916083916084">
            <text:p>3.3</text:p>
          </table:table-cell>
          <table:table-cell/>
          <table:table-cell office:value-type="float" office:value="0.745614035087719">
            <text:p>0.7</text:p>
          </table:table-cell>
          <table:table-cell office:value-type="float" office:value="3.46153846153846">
            <text:p>3.5</text:p>
          </table:table-cell>
          <table:table-cell office:value-type="float" office:value="2.97058823529412">
            <text:p>3.0</text:p>
          </table:table-cell>
          <table:table-cell office:value-type="float" office:value="2.13636363636364">
            <text:p>2.1</text:p>
          </table:table-cell>
          <table:table-cell office:value-type="float" office:value="3.90625">
            <text:p>3.9</text:p>
          </table:table-cell>
          <table:table-cell office:value-type="float" office:value="4.5">
            <text:p>4.5</text:p>
          </table:table-cell>
          <table:table-cell office:value-type="float" office:value="4.54081632653061">
            <text:p>4.5</text:p>
          </table:table-cell>
          <table:table-cell office:value-type="float" office:value="3.67647058823529">
            <text:p>3.7</text:p>
          </table:table-cell>
          <table:table-cell office:value-type="float" office:value="2.5">
            <text:p>2.5</text:p>
          </table:table-cell>
          <table:table-cell office:value-type="float" office:value="1.07142857142857">
            <text:p>1.1</text:p>
          </table:table-cell>
          <table:table-cell office:value-type="float" office:value="3.07692307692308">
            <text:p>3.1</text:p>
          </table:table-cell>
          <table:table-cell office:value-type="string">
            <text:p>PA</text:p>
          </table:table-cell>
          <table:table-cell office:value-type="string">
            <text:p>Pinot Gris</text:p>
          </table:table-cell>
          <table:table-cell office:value-type="string">
            <text:p>White</text:p>
          </table:table-cell>
          <table:table-cell table:style-name="ce4" table:formula="oooc:=AVERAGE([.B58:.T58])" office:value-type="float" office:value="2.98953403926395">
            <text:p>3.0</text:p>
          </table:table-cell>
          <table:table-cell table:formula="oooc:=STDEV([.B58:.U58])" office:value-type="float" office:value="1.05695789567169">
            <text:p>1.06</text:p>
          </table:table-cell>
          <table:table-cell table:style-name="ce4" table:formula="oooc:=AVERAGE([.M58:.U58])" office:value-type="float" office:value="3.15320449275281">
            <text:p>3.2</text:p>
          </table:table-cell>
          <table:table-cell table:formula="oooc:=STDEV([.M58:.U58])" office:value-type="float" office:value="1.14093216589098">
            <text:p>1.14</text:p>
          </table:table-cell>
          <table:table-cell table:style-name="ce4" table:formula="oooc:=AVERAGE([.B58:.L58])" office:value-type="float" office:value="2.83557347884833">
            <text:p>2.8</text:p>
          </table:table-cell>
          <table:table-cell table:formula="oooc:=STDEV([.B58:.M58])" office:value-type="float" office:value="0.951041168580139">
            <text:p>0.95</text:p>
          </table:table-cell>
          <table:table-cell table:number-columns-repeated="226"/>
        </table:table-row>
        <table:table-row table:style-name="ro1">
          <table:table-cell office:value-type="string">
            <text:p>Hogue</text:p>
          </table:table-cell>
          <table:table-cell office:value-type="float" office:value="2.5">
            <text:p>2.5</text:p>
          </table:table-cell>
          <table:table-cell office:value-type="float" office:value="3.58108108108108">
            <text:p>3.6</text:p>
          </table:table-cell>
          <table:table-cell office:value-type="float" office:value="2.37012987012987">
            <text:p>2.4</text:p>
          </table:table-cell>
          <table:table-cell office:value-type="float" office:value="3.1993006993007">
            <text:p>3.2</text:p>
          </table:table-cell>
          <table:table-cell table:style-name="ce4" office:value-type="float" office:value="1.94055944055944">
            <text:p>1.9</text:p>
          </table:table-cell>
          <table:table-cell table:style-name="ce4"/>
          <table:table-cell table:style-name="ce4" office:value-type="float" office:value="1.94444444444444">
            <text:p>1.9</text:p>
          </table:table-cell>
          <table:table-cell office:value-type="float" office:value="1.24125874125874">
            <text:p>1.2</text:p>
          </table:table-cell>
          <table:table-cell/>
          <table:table-cell office:value-type="float" office:value="1.62280701754386">
            <text:p>1.6</text:p>
          </table:table-cell>
          <table:table-cell office:value-type="float" office:value="3.46153846153846">
            <text:p>3.5</text:p>
          </table:table-cell>
          <table:table-cell/>
          <table:table-cell office:value-type="float" office:value="1.95454545454546">
            <text:p>2.0</text:p>
          </table:table-cell>
          <table:table-cell office:value-type="float" office:value="3.59375">
            <text:p>3.6</text:p>
          </table:table-cell>
          <table:table-cell office:value-type="float" office:value="2.3">
            <text:p>2.3</text:p>
          </table:table-cell>
          <table:table-cell office:value-type="float" office:value="3.52040816326531">
            <text:p>3.5</text:p>
          </table:table-cell>
          <table:table-cell office:value-type="float" office:value="1.32352941176471">
            <text:p>1.3</text:p>
          </table:table-cell>
          <table:table-cell office:value-type="float" office:value="2.5">
            <text:p>2.5</text:p>
          </table:table-cell>
          <table:table-cell office:value-type="float" office:value="3.14935064935065">
            <text:p>3.1</text:p>
          </table:table-cell>
          <table:table-cell office:value-type="float" office:value="3.55769230769231">
            <text:p>3.6</text:p>
          </table:table-cell>
          <table:table-cell office:value-type="string">
            <text:p>OR</text:p>
          </table:table-cell>
          <table:table-cell office:value-type="string">
            <text:p>Riesling</text:p>
          </table:table-cell>
          <table:table-cell office:value-type="string">
            <text:p>White</text:p>
          </table:table-cell>
          <table:table-cell table:style-name="ce4" table:formula="oooc:=AVERAGE([.B59:.T59])" office:value-type="float" office:value="2.51266896467392">
            <text:p>2.5</text:p>
          </table:table-cell>
          <table:table-cell table:formula="oooc:=STDEV([.B59:.U59])" office:value-type="float" office:value="0.828430028717754">
            <text:p>0.83</text:p>
          </table:table-cell>
          <table:table-cell table:style-name="ce4" table:formula="oooc:=AVERAGE([.M59:.U59])" office:value-type="float" office:value="2.7374094983273">
            <text:p>2.7</text:p>
          </table:table-cell>
          <table:table-cell table:formula="oooc:=STDEV([.M59:.U59])" office:value-type="float" office:value="0.849250822169888">
            <text:p>0.85</text:p>
          </table:table-cell>
          <table:table-cell table:style-name="ce4" table:formula="oooc:=AVERAGE([.B59:.L59])" office:value-type="float" office:value="2.42901330620629">
            <text:p>2.4</text:p>
          </table:table-cell>
          <table:table-cell table:formula="oooc:=STDEV([.B59:.M59])" office:value-type="float" office:value="0.831364919807023">
            <text:p>0.83</text:p>
          </table:table-cell>
          <table:table-cell table:number-columns-repeated="226"/>
        </table:table-row>
        <table:table-row table:style-name="ro1">
          <table:table-cell office:value-type="string">
            <text:p>Debonne Vineyards</text:p>
          </table:table-cell>
          <table:table-cell office:value-type="float" office:value="2.27272727272727">
            <text:p>2.3</text:p>
          </table:table-cell>
          <table:table-cell office:value-type="float" office:value="3.04054054054054">
            <text:p>3.0</text:p>
          </table:table-cell>
          <table:table-cell office:value-type="float" office:value="2.11038961038961">
            <text:p>2.1</text:p>
          </table:table-cell>
          <table:table-cell office:value-type="float" office:value="3.1993006993007">
            <text:p>3.2</text:p>
          </table:table-cell>
          <table:table-cell table:style-name="ce4" office:value-type="float" office:value="3.33916083916084">
            <text:p>3.3</text:p>
          </table:table-cell>
          <table:table-cell table:style-name="ce4" office:value-type="float" office:value="3.38235294117647">
            <text:p>3.4</text:p>
          </table:table-cell>
          <table:table-cell table:style-name="ce4" office:value-type="float" office:value="1.66666666666667">
            <text:p>1.7</text:p>
          </table:table-cell>
          <table:table-cell office:value-type="float" office:value="2.29020979020979">
            <text:p>2.3</text:p>
          </table:table-cell>
          <table:table-cell office:value-type="float" office:value="1.81372549019608">
            <text:p>1.8</text:p>
          </table:table-cell>
          <table:table-cell office:value-type="float" office:value="1.79824561403509">
            <text:p>1.8</text:p>
          </table:table-cell>
          <table:table-cell office:value-type="float" office:value="2.5">
            <text:p>2.5</text:p>
          </table:table-cell>
          <table:table-cell office:value-type="float" office:value="1.55882352941176">
            <text:p>1.6</text:p>
          </table:table-cell>
          <table:table-cell office:value-type="float" office:value="2.13636363636364">
            <text:p>2.1</text:p>
          </table:table-cell>
          <table:table-cell office:value-type="float" office:value="4.375">
            <text:p>4.4</text:p>
          </table:table-cell>
          <table:table-cell office:value-type="float" office:value="2.5">
            <text:p>2.5</text:p>
          </table:table-cell>
          <table:table-cell/>
          <table:table-cell office:value-type="float" office:value="2.20588235294118">
            <text:p>2.2</text:p>
          </table:table-cell>
          <table:table-cell office:value-type="float" office:value="3.76582278481013">
            <text:p>3.8</text:p>
          </table:table-cell>
          <table:table-cell office:value-type="float" office:value="3.14935064935065">
            <text:p>3.1</text:p>
          </table:table-cell>
          <table:table-cell office:value-type="float" office:value="3.07692307692308">
            <text:p>3.1</text:p>
          </table:table-cell>
          <table:table-cell office:value-type="string">
            <text:p>OH</text:p>
          </table:table-cell>
          <table:table-cell office:value-type="string">
            <text:p>Riesling (wet)</text:p>
          </table:table-cell>
          <table:table-cell office:value-type="string">
            <text:p>White</text:p>
          </table:table-cell>
          <table:table-cell table:style-name="ce4" table:formula="oooc:=AVERAGE([.B60:.T60])" office:value-type="float" office:value="2.61692013429336">
            <text:p>2.6</text:p>
          </table:table-cell>
          <table:table-cell table:formula="oooc:=STDEV([.B60:.U60])" office:value-type="float" office:value="0.773441765072052">
            <text:p>0.77</text:p>
          </table:table-cell>
          <table:table-cell table:style-name="ce4" table:formula="oooc:=AVERAGE([.M60:.U60])" office:value-type="float" office:value="2.84602075372505">
            <text:p>2.8</text:p>
          </table:table-cell>
          <table:table-cell table:formula="oooc:=STDEV([.M60:.U60])" office:value-type="float" office:value="0.927295273750057">
            <text:p>0.93</text:p>
          </table:table-cell>
          <table:table-cell table:style-name="ce4" table:formula="oooc:=AVERAGE([.B60:.L60])" office:value-type="float" office:value="2.49211995130937">
            <text:p>2.5</text:p>
          </table:table-cell>
          <table:table-cell table:formula="oooc:=STDEV([.B60:.M60])" office:value-type="float" office:value="0.671974900099632">
            <text:p>0.67</text:p>
          </table:table-cell>
          <table:table-cell table:number-columns-repeated="226"/>
        </table:table-row>
        <table:table-row table:style-name="ro1">
          <table:table-cell office:value-type="string">
            <text:p>Illinois Cellars</text:p>
          </table:table-cell>
          <table:table-cell office:value-type="float" office:value="2.5">
            <text:p>2.5</text:p>
          </table:table-cell>
          <table:table-cell office:value-type="float" office:value="4.39189189189189">
            <text:p>4.4</text:p>
          </table:table-cell>
          <table:table-cell office:value-type="float" office:value="1.85064935064935">
            <text:p>1.9</text:p>
          </table:table-cell>
          <table:table-cell office:value-type="float" office:value="3.1993006993007">
            <text:p>3.2</text:p>
          </table:table-cell>
          <table:table-cell table:style-name="ce4" table:number-columns-repeated="2"/>
          <table:table-cell table:style-name="ce4" office:value-type="float" office:value="1.38888888888889">
            <text:p>1.4</text:p>
          </table:table-cell>
          <table:table-cell office:value-type="float" office:value="4.03846153846154">
            <text:p>4.0</text:p>
          </table:table-cell>
          <table:table-cell office:value-type="float" office:value="2.79411764705882">
            <text:p>2.8</text:p>
          </table:table-cell>
          <table:table-cell office:value-type="float" office:value="3.20175438596491">
            <text:p>3.2</text:p>
          </table:table-cell>
          <table:table-cell office:value-type="float" office:value="3.46153846153846">
            <text:p>3.5</text:p>
          </table:table-cell>
          <table:table-cell office:value-type="float" office:value="3.91176470588235">
            <text:p>3.9</text:p>
          </table:table-cell>
          <table:table-cell office:value-type="float" office:value="4.68181818181818">
            <text:p>4.7</text:p>
          </table:table-cell>
          <table:table-cell office:value-type="float" office:value="3.75">
            <text:p>3.8</text:p>
          </table:table-cell>
          <table:table-cell office:value-type="float" office:value="3.9">
            <text:p>3.9</text:p>
          </table:table-cell>
          <table:table-cell office:value-type="float" office:value="2.5">
            <text:p>2.5</text:p>
          </table:table-cell>
          <table:table-cell office:value-type="float" office:value="4.26470588235294">
            <text:p>4.3</text:p>
          </table:table-cell>
          <table:table-cell/>
          <table:table-cell office:value-type="float" office:value="1.85064935064935">
            <text:p>1.9</text:p>
          </table:table-cell>
          <table:table-cell office:value-type="float" office:value="2.11538461538462">
            <text:p>2.1</text:p>
          </table:table-cell>
          <table:table-cell office:value-type="string">
            <text:p>IL</text:p>
          </table:table-cell>
          <table:table-cell office:value-type="string">
            <text:p>Chardonnelle</text:p>
          </table:table-cell>
          <table:table-cell office:value-type="string">
            <text:p>White</text:p>
          </table:table-cell>
          <table:table-cell table:style-name="ce4" table:formula="oooc:=AVERAGE([.B61:.T61])" office:value-type="float" office:value="3.23034631152859">
            <text:p>3.2</text:p>
          </table:table-cell>
          <table:table-cell table:formula="oooc:=STDEV([.B61:.U61])" office:value-type="float" office:value="1.00131664393253">
            <text:p>1</text:p>
          </table:table-cell>
          <table:table-cell table:style-name="ce4" table:formula="oooc:=AVERAGE([.M61:.U61])" office:value-type="float" office:value="3.37179034201093">
            <text:p>3.4</text:p>
          </table:table-cell>
          <table:table-cell table:formula="oooc:=STDEV([.M61:.U61])" office:value-type="float" office:value="1.06096553539051">
            <text:p>1.06</text:p>
          </table:table-cell>
          <table:table-cell table:style-name="ce4" table:formula="oooc:=AVERAGE([.B61:.L61])" office:value-type="float" office:value="2.98073365152828">
            <text:p>3.0</text:p>
          </table:table-cell>
          <table:table-cell table:formula="oooc:=STDEV([.B61:.M61])" office:value-type="float" office:value="0.960039260824497">
            <text:p>0.96</text:p>
          </table:table-cell>
          <table:table-cell table:number-columns-repeated="226"/>
        </table:table-row>
        <table:table-row table:style-name="ro1">
          <table:table-cell office:value-type="string">
            <text:p>Tabor Hill</text:p>
          </table:table-cell>
          <table:table-cell office:value-type="float" office:value="3.40909090909091">
            <text:p>3.4</text:p>
          </table:table-cell>
          <table:table-cell office:value-type="float" office:value="4.39189189189189">
            <text:p>4.4</text:p>
          </table:table-cell>
          <table:table-cell office:value-type="float" office:value="2.11038961038961">
            <text:p>2.1</text:p>
          </table:table-cell>
          <table:table-cell/>
          <table:table-cell table:style-name="ce4" table:number-columns-repeated="2"/>
          <table:table-cell table:style-name="ce4" office:value-type="float" office:value="2.22222222222222">
            <text:p>2.2</text:p>
          </table:table-cell>
          <table:table-cell office:value-type="float" office:value="4.03846153846154">
            <text:p>4.0</text:p>
          </table:table-cell>
          <table:table-cell office:value-type="float" office:value="3.77450980392157">
            <text:p>3.8</text:p>
          </table:table-cell>
          <table:table-cell office:value-type="float" office:value="2.14912280701754">
            <text:p>2.1</text:p>
          </table:table-cell>
          <table:table-cell office:value-type="float" office:value="3.84615384615385">
            <text:p>3.8</text:p>
          </table:table-cell>
          <table:table-cell office:value-type="float" office:value="2.71176470588235">
            <text:p>2.7</text:p>
          </table:table-cell>
          <table:table-cell office:value-type="float" office:value="2.31818181818182">
            <text:p>2.3</text:p>
          </table:table-cell>
          <table:table-cell office:value-type="float" office:value="2.65625">
            <text:p>2.7</text:p>
          </table:table-cell>
          <table:table-cell office:value-type="float" office:value="3.5">
            <text:p>3.5</text:p>
          </table:table-cell>
          <table:table-cell office:value-type="float" office:value="3.52040816326531">
            <text:p>3.5</text:p>
          </table:table-cell>
          <table:table-cell office:value-type="float" office:value="2.5">
            <text:p>2.5</text:p>
          </table:table-cell>
          <table:table-cell/>
          <table:table-cell office:value-type="float" office:value="3.66883116883117">
            <text:p>3.7</text:p>
          </table:table-cell>
          <table:table-cell office:value-type="float" office:value="4.03846153846154">
            <text:p>4.0</text:p>
          </table:table-cell>
          <table:table-cell office:value-type="string">
            <text:p>MI</text:p>
          </table:table-cell>
          <table:table-cell office:value-type="string">
            <text:p>Kerner</text:p>
          </table:table-cell>
          <table:table-cell office:value-type="string">
            <text:p>White</text:p>
          </table:table-cell>
          <table:table-cell table:style-name="ce4" table:formula="oooc:=AVERAGE([.B62:.T62])" office:value-type="float" office:value="3.12115189902065">
            <text:p>3.1</text:p>
          </table:table-cell>
          <table:table-cell table:formula="oooc:=STDEV([.B62:.U62])" office:value-type="float" office:value="0.777700803777202">
            <text:p>0.78</text:p>
          </table:table-cell>
          <table:table-cell table:style-name="ce4" table:formula="oooc:=AVERAGE([.M62:.U62])" office:value-type="float" office:value="3.11423717432777">
            <text:p>3.1</text:p>
          </table:table-cell>
          <table:table-cell table:formula="oooc:=STDEV([.M62:.U62])" office:value-type="float" office:value="0.63900377597844">
            <text:p>0.64</text:p>
          </table:table-cell>
          <table:table-cell table:style-name="ce4" table:formula="oooc:=AVERAGE([.B62:.L62])" office:value-type="float" office:value="3.24273032864364">
            <text:p>3.2</text:p>
          </table:table-cell>
          <table:table-cell table:formula="oooc:=STDEV([.B62:.M62])" office:value-type="float" office:value="0.894326206498895">
            <text:p>0.89</text:p>
          </table:table-cell>
          <table:table-cell table:number-columns-repeated="226"/>
        </table:table-row>
        <table:table-row table:style-name="ro1">
          <table:table-cell office:value-type="string">
            <text:p>Tabor Hill</text:p>
          </table:table-cell>
          <table:table-cell office:value-type="float" office:value="2.27272727272727">
            <text:p>2.3</text:p>
          </table:table-cell>
          <table:table-cell office:value-type="float" office:value="2.77027027027027">
            <text:p>2.8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4.25925925925926">
            <text:p>4.3</text:p>
          </table:table-cell>
          <table:table-cell office:value-type="float" office:value="2.98951048951049">
            <text:p>3.0</text:p>
          </table:table-cell>
          <table:table-cell office:value-type="float" office:value="2.30392156862745">
            <text:p>2.3</text:p>
          </table:table-cell>
          <table:table-cell office:value-type="float" office:value="2.5">
            <text:p>2.5</text:p>
          </table:table-cell>
          <table:table-cell/>
          <table:table-cell office:value-type="float" office:value="2.97058823529412">
            <text:p>3.0</text:p>
          </table:table-cell>
          <table:table-cell office:value-type="float" office:value="1.59090909090909">
            <text:p>1.6</text:p>
          </table:table-cell>
          <table:table-cell office:value-type="float" office:value="2.1875">
            <text:p>2.2</text:p>
          </table:table-cell>
          <table:table-cell office:value-type="float" office:value="2.3">
            <text:p>2.3</text:p>
          </table:table-cell>
          <table:table-cell/>
          <table:table-cell office:value-type="float" office:value="1.61764705882353">
            <text:p>1.6</text:p>
          </table:table-cell>
          <table:table-cell office:value-type="float" office:value="2.5">
            <text:p>2.5</text:p>
          </table:table-cell>
          <table:table-cell office:value-type="float" office:value="3.14935064935065">
            <text:p>3.1</text:p>
          </table:table-cell>
          <table:table-cell office:value-type="float" office:value="3.07692307692308">
            <text:p>3.1</text:p>
          </table:table-cell>
          <table:table-cell office:value-type="string">
            <text:p>MI</text:p>
          </table:table-cell>
          <table:table-cell office:value-type="string">
            <text:p>Traminette</text:p>
          </table:table-cell>
          <table:table-cell office:value-type="string">
            <text:p>White</text:p>
          </table:table-cell>
          <table:table-cell table:style-name="ce4" table:formula="oooc:=AVERAGE([.B63:.T63])" office:value-type="float" office:value="2.57012953036709">
            <text:p>2.6</text:p>
          </table:table-cell>
          <table:table-cell table:formula="oooc:=STDEV([.B63:.U63])" office:value-type="float" office:value="0.682646217806464">
            <text:p>0.68</text:p>
          </table:table-cell>
          <table:table-cell table:style-name="ce4" table:formula="oooc:=AVERAGE([.M63:.U63])" office:value-type="float" office:value="2.42411476391256">
            <text:p>2.4</text:p>
          </table:table-cell>
          <table:table-cell table:formula="oooc:=STDEV([.M63:.U63])" office:value-type="float" office:value="0.6178916318581">
            <text:p>0.62</text:p>
          </table:table-cell>
          <table:table-cell table:style-name="ce4" table:formula="oooc:=AVERAGE([.B63:.L63])" office:value-type="float" office:value="2.84928147673246">
            <text:p>2.8</text:p>
          </table:table-cell>
          <table:table-cell table:formula="oooc:=STDEV([.B63:.M63])" office:value-type="float" office:value="0.680488447516777">
            <text:p>0.68</text:p>
          </table:table-cell>
          <table:table-cell table:number-columns-repeated="226"/>
        </table:table-row>
        <table:table-row table:style-name="ro1">
          <table:table-cell office:value-type="string">
            <text:p>Kalyra</text:p>
          </table:table-cell>
          <table:table-cell office:value-type="float" office:value="2.72727272727273">
            <text:p>2.7</text:p>
          </table:table-cell>
          <table:table-cell office:value-type="float" office:value="3.04054054054054">
            <text:p>3.0</text:p>
          </table:table-cell>
          <table:table-cell office:value-type="float" office:value="1.33116883116883">
            <text:p>1.3</text:p>
          </table:table-cell>
          <table:table-cell/>
          <table:table-cell table:style-name="ce4" table:number-columns-repeated="2"/>
          <table:table-cell table:style-name="ce4" office:value-type="float" office:value="2.59259259259259">
            <text:p>2.6</text:p>
          </table:table-cell>
          <table:table-cell office:value-type="float" office:value="4.03846153846154">
            <text:p>4.0</text:p>
          </table:table-cell>
          <table:table-cell office:value-type="float" office:value="3.2843137254902">
            <text:p>3.3</text:p>
          </table:table-cell>
          <table:table-cell office:value-type="float" office:value="2.85087719298246">
            <text:p>2.9</text:p>
          </table:table-cell>
          <table:table-cell office:value-type="float" office:value="2.5">
            <text:p>2.5</text:p>
          </table:table-cell>
          <table:table-cell/>
          <table:table-cell office:value-type="float" office:value="1.95454545454546">
            <text:p>2.0</text:p>
          </table:table-cell>
          <table:table-cell office:value-type="float" office:value="2.96875">
            <text:p>3.0</text:p>
          </table:table-cell>
          <table:table-cell office:value-type="float" office:value="2.1">
            <text:p>2.1</text:p>
          </table:table-cell>
          <table:table-cell office:value-type="float" office:value="3.01020408163265">
            <text:p>3.0</text:p>
          </table:table-cell>
          <table:table-cell office:value-type="float" office:value="2.79411764705882">
            <text:p>2.8</text:p>
          </table:table-cell>
          <table:table-cell office:value-type="float" office:value="3.13291139240506">
            <text:p>3.1</text:p>
          </table:table-cell>
          <table:table-cell office:value-type="float" office:value="3.40909090909091">
            <text:p>3.4</text:p>
          </table:table-cell>
          <table:table-cell office:value-type="float" office:value="3.55769230769231">
            <text:p>3.6</text:p>
          </table:table-cell>
          <table:table-cell office:value-type="string">
            <text:p>CA</text:p>
          </table:table-cell>
          <table:table-cell table:number-columns-repeated="2" office:value-type="string">
            <text:p>Rose</text:p>
          </table:table-cell>
          <table:table-cell table:style-name="ce4" table:formula="oooc:=AVERAGE([.B64:.T64])" office:value-type="float" office:value="2.78232310888279">
            <text:p>2.8</text:p>
          </table:table-cell>
          <table:table-cell table:formula="oooc:=STDEV([.B64:.U64])" office:value-type="float" office:value="0.655378496672877">
            <text:p>0.66</text:p>
          </table:table-cell>
          <table:table-cell table:style-name="ce4" table:formula="oooc:=AVERAGE([.M64:.U64])" office:value-type="float" office:value="2.86591397405315">
            <text:p>2.9</text:p>
          </table:table-cell>
          <table:table-cell table:formula="oooc:=STDEV([.M64:.U64])" office:value-type="float" office:value="0.573043560673237">
            <text:p>0.57</text:p>
          </table:table-cell>
          <table:table-cell table:style-name="ce4" table:formula="oooc:=AVERAGE([.B64:.L64])" office:value-type="float" office:value="2.79565339356361">
            <text:p>2.8</text:p>
          </table:table-cell>
          <table:table-cell table:formula="oooc:=STDEV([.B64:.M64])" office:value-type="float" office:value="0.767595127174259">
            <text:p>0.77</text:p>
          </table:table-cell>
          <table:table-cell table:number-columns-repeated="226"/>
        </table:table-row>
        <table:table-row table:style-name="ro1">
          <table:table-cell office:value-type="string">
            <text:p>Tabor Hill</text:p>
          </table:table-cell>
          <table:table-cell office:value-type="float" office:value="5.45454545454545">
            <text:p>5.5</text:p>
          </table:table-cell>
          <table:table-cell office:value-type="float" office:value="3.58108108108108">
            <text:p>3.6</text:p>
          </table:table-cell>
          <table:table-cell office:value-type="float" office:value="4.96753246753247">
            <text:p>5.0</text:p>
          </table:table-cell>
          <table:table-cell/>
          <table:table-cell table:style-name="ce4" table:number-columns-repeated="2"/>
          <table:table-cell table:style-name="ce4" office:value-type="float" office:value="2.87037037037037">
            <text:p>2.9</text:p>
          </table:table-cell>
          <table:table-cell office:value-type="float" office:value="3.33916083916084">
            <text:p>3.3</text:p>
          </table:table-cell>
          <table:table-cell/>
          <table:table-cell office:value-type="float" office:value="3.37719298245614">
            <text:p>3.4</text:p>
          </table:table-cell>
          <table:table-cell office:value-type="float" office:value="2.5">
            <text:p>2.5</text:p>
          </table:table-cell>
          <table:table-cell office:value-type="float" office:value="3.20588235294118">
            <text:p>3.2</text:p>
          </table:table-cell>
          <table:table-cell office:value-type="float" office:value="2.86363636363636">
            <text:p>2.9</text:p>
          </table:table-cell>
          <table:table-cell office:value-type="float" office:value="3.75">
            <text:p>3.8</text:p>
          </table:table-cell>
          <table:table-cell office:value-type="float" office:value="2.1">
            <text:p>2.1</text:p>
          </table:table-cell>
          <table:table-cell office:value-type="float" office:value="2.5">
            <text:p>2.5</text:p>
          </table:table-cell>
          <table:table-cell office:value-type="float" office:value="3.67647058823529">
            <text:p>3.7</text:p>
          </table:table-cell>
          <table:table-cell/>
          <table:table-cell office:value-type="float" office:value="2.88961038961039">
            <text:p>2.9</text:p>
          </table:table-cell>
          <table:table-cell office:value-type="float" office:value="2.59615384615385">
            <text:p>2.6</text:p>
          </table:table-cell>
          <table:table-cell office:value-type="string">
            <text:p>MI</text:p>
          </table:table-cell>
          <table:table-cell office:value-type="string">
            <text:p>Cabernet Franc</text:p>
          </table:table-cell>
          <table:table-cell office:value-type="string">
            <text:p>Red</text:p>
          </table:table-cell>
          <table:table-cell table:style-name="ce4" table:formula="oooc:=AVERAGE([.B65:.T65])" office:value-type="float" office:value="3.36253449211211">
            <text:p>3.4</text:p>
          </table:table-cell>
          <table:table-cell table:formula="oooc:=STDEV([.B65:.U65])" office:value-type="float" office:value="0.91101073072989">
            <text:p>0.91</text:p>
          </table:table-cell>
          <table:table-cell table:style-name="ce4" table:formula="oooc:=AVERAGE([.M65:.U65])" office:value-type="float" office:value="2.94771919257213">
            <text:p>2.9</text:p>
          </table:table-cell>
          <table:table-cell table:formula="oooc:=STDEV([.M65:.U65])" office:value-type="float" office:value="0.572526525995351">
            <text:p>0.57</text:p>
          </table:table-cell>
          <table:table-cell table:style-name="ce4" table:formula="oooc:=AVERAGE([.B65:.L65])" office:value-type="float" office:value="3.72712617073519">
            <text:p>3.7</text:p>
          </table:table-cell>
          <table:table-cell table:formula="oooc:=STDEV([.B65:.M65])" office:value-type="float" office:value="1.02081809170325">
            <text:p>1.02</text:p>
          </table:table-cell>
          <table:table-cell table:number-columns-repeated="226"/>
        </table:table-row>
        <table:table-row table:style-name="ro1">
          <table:table-cell office:value-type="string">
            <text:p>Rancho sisquoc</text:p>
          </table:table-cell>
          <table:table-cell office:value-type="float" office:value="2.04545454545454">
            <text:p>2.0</text:p>
          </table:table-cell>
          <table:table-cell office:value-type="float" office:value="1.68918918918919">
            <text:p>1.7</text:p>
          </table:table-cell>
          <table:table-cell table:number-columns-repeated="2"/>
          <table:table-cell table:style-name="ce4"/>
          <table:table-cell table:style-name="ce4" office:value-type="float" office:value="4.26470588235294">
            <text:p>4.3</text:p>
          </table:table-cell>
          <table:table-cell table:style-name="ce4" office:value-type="float" office:value="2.77777777777778">
            <text:p>2.8</text:p>
          </table:table-cell>
          <table:table-cell office:value-type="float" office:value="1.94055944055944">
            <text:p>1.9</text:p>
          </table:table-cell>
          <table:table-cell/>
          <table:table-cell office:value-type="float" office:value="3.7280701754386">
            <text:p>3.7</text:p>
          </table:table-cell>
          <table:table-cell office:value-type="float" office:value="0.576923076923077">
            <text:p>0.6</text:p>
          </table:table-cell>
          <table:table-cell/>
          <table:table-cell office:value-type="float" office:value="3.22727272727273">
            <text:p>3.2</text:p>
          </table:table-cell>
          <table:table-cell office:value-type="float" office:value="1.25">
            <text:p>1.3</text:p>
          </table:table-cell>
          <table:table-cell office:value-type="float" office:value="1.5">
            <text:p>1.5</text:p>
          </table:table-cell>
          <table:table-cell office:value-type="float" office:value="1.1734693877551">
            <text:p>1.2</text:p>
          </table:table-cell>
          <table:table-cell office:value-type="float" office:value="2.79411764705882">
            <text:p>2.8</text:p>
          </table:table-cell>
          <table:table-cell/>
          <table:table-cell office:value-type="float" office:value="2.75974025974026">
            <text:p>2.8</text:p>
          </table:table-cell>
          <table:table-cell office:value-type="float" office:value="1.82692307692308">
            <text:p>1.8</text:p>
          </table:table-cell>
          <table:table-cell office:value-type="string">
            <text:p>CA</text:p>
          </table:table-cell>
          <table:table-cell office:value-type="string">
            <text:p>Cabernet Franc</text:p>
          </table:table-cell>
          <table:table-cell office:value-type="string">
            <text:p>Red</text:p>
          </table:table-cell>
          <table:table-cell table:style-name="ce4" table:formula="oooc:=AVERAGE([.B66:.T66])" office:value-type="float" office:value="2.28671385457865">
            <text:p>2.3</text:p>
          </table:table-cell>
          <table:table-cell table:formula="oooc:=STDEV([.B66:.U66])" office:value-type="float" office:value="1.04457321402765">
            <text:p>1.04</text:p>
          </table:table-cell>
          <table:table-cell table:style-name="ce4" table:formula="oooc:=AVERAGE([.M66:.U66])" office:value-type="float" office:value="2.07593187125">
            <text:p>2.1</text:p>
          </table:table-cell>
          <table:table-cell table:formula="oooc:=STDEV([.M66:.U66])" office:value-type="float" office:value="0.83658784929487">
            <text:p>0.84</text:p>
          </table:table-cell>
          <table:table-cell table:style-name="ce4" table:formula="oooc:=AVERAGE([.B66:.L66])" office:value-type="float" office:value="2.43181144109937">
            <text:p>2.4</text:p>
          </table:table-cell>
          <table:table-cell table:formula="oooc:=STDEV([.B66:.M66])" office:value-type="float" office:value="1.26109610238337">
            <text:p>1.26</text:p>
          </table:table-cell>
          <table:table-cell table:number-columns-repeated="226"/>
        </table:table-row>
        <table:table-row table:style-name="ro1">
          <table:table-cell office:value-type="string">
            <text:p>Erath</text:p>
          </table:table-cell>
          <table:table-cell office:value-type="float" office:value="2.95454545454545">
            <text:p>3.0</text:p>
          </table:table-cell>
          <table:table-cell office:value-type="float" office:value="2.22972972972973">
            <text:p>2.2</text:p>
          </table:table-cell>
          <table:table-cell/>
          <table:table-cell office:value-type="float" office:value="2.84965034965035">
            <text:p>2.8</text:p>
          </table:table-cell>
          <table:table-cell table:style-name="ce4" office:value-type="float" office:value="2.91958041958042">
            <text:p>2.9</text:p>
          </table:table-cell>
          <table:table-cell table:style-name="ce4" table:number-columns-repeated="2"/>
          <table:table-cell office:value-type="float" office:value="1.31118881118881">
            <text:p>1.3</text:p>
          </table:table-cell>
          <table:table-cell/>
          <table:table-cell office:value-type="float" office:value="3.20175438596491">
            <text:p>3.2</text:p>
          </table:table-cell>
          <table:table-cell office:value-type="float" office:value="2.5">
            <text:p>2.5</text:p>
          </table:table-cell>
          <table:table-cell/>
          <table:table-cell office:value-type="float" office:value="1.95454545454546">
            <text:p>2.0</text:p>
          </table:table-cell>
          <table:table-cell office:value-type="float" office:value="3.125">
            <text:p>3.1</text:p>
          </table:table-cell>
          <table:table-cell office:value-type="float" office:value="3.5">
            <text:p>3.5</text:p>
          </table:table-cell>
          <table:table-cell office:value-type="float" office:value="1.98979591836735">
            <text:p>2.0</text:p>
          </table:table-cell>
          <table:table-cell office:value-type="float" office:value="1.91176470588235">
            <text:p>1.9</text:p>
          </table:table-cell>
          <table:table-cell office:value-type="float" office:value="3.13291139240506">
            <text:p>3.1</text:p>
          </table:table-cell>
          <table:table-cell office:value-type="float" office:value="4.31818181818182">
            <text:p>4.3</text:p>
          </table:table-cell>
          <table:table-cell office:value-type="float" office:value="2.88461538461538">
            <text:p>2.9</text:p>
          </table:table-cell>
          <table:table-cell office:value-type="string">
            <text:p>OR</text:p>
          </table:table-cell>
          <table:table-cell office:value-type="string">
            <text:p>Pinot Noir</text:p>
          </table:table-cell>
          <table:table-cell office:value-type="string">
            <text:p>Red</text:p>
          </table:table-cell>
          <table:table-cell table:style-name="ce4" table:formula="oooc:=AVERAGE([.B67:.T67])" office:value-type="float" office:value="2.70704631714584">
            <text:p>2.7</text:p>
          </table:table-cell>
          <table:table-cell table:formula="oooc:=STDEV([.B67:.U67])" office:value-type="float" office:value="0.751845480204695">
            <text:p>0.75</text:p>
          </table:table-cell>
          <table:table-cell table:style-name="ce4" table:formula="oooc:=AVERAGE([.M67:.U67])" office:value-type="float" office:value="2.85210183424968">
            <text:p>2.9</text:p>
          </table:table-cell>
          <table:table-cell table:formula="oooc:=STDEV([.M67:.U67])" office:value-type="float" office:value="0.858317287533106">
            <text:p>0.86</text:p>
          </table:table-cell>
          <table:table-cell table:style-name="ce4" table:formula="oooc:=AVERAGE([.B67:.L67])" office:value-type="float" office:value="2.56663559295138">
            <text:p>2.6</text:p>
          </table:table-cell>
          <table:table-cell table:formula="oooc:=STDEV([.B67:.M67])" office:value-type="float" office:value="0.639349908093315">
            <text:p>0.64</text:p>
          </table:table-cell>
          <table:table-cell table:number-columns-repeated="226"/>
        </table:table-row>
        <table:table-row table:style-name="ro1">
          <table:table-cell office:value-type="string">
            <text:p>Opolo</text:p>
          </table:table-cell>
          <table:table-cell office:value-type="float" office:value="1.81818181818182">
            <text:p>1.8</text:p>
          </table:table-cell>
          <table:table-cell office:value-type="float" office:value="1.41891891891892">
            <text:p>1.4</text:p>
          </table:table-cell>
          <table:table-cell table:number-columns-repeated="2"/>
          <table:table-cell table:style-name="ce4" office:value-type="float" office:value="1.66083916083916">
            <text:p>1.7</text:p>
          </table:table-cell>
          <table:table-cell table:style-name="ce4"/>
          <table:table-cell table:style-name="ce4" office:value-type="float" office:value="1.38888888888889">
            <text:p>1.4</text:p>
          </table:table-cell>
          <table:table-cell office:value-type="float" office:value="2.98951048951049">
            <text:p>3.0</text:p>
          </table:table-cell>
          <table:table-cell/>
          <table:table-cell office:value-type="float" office:value="2.85087719298246">
            <text:p>2.9</text:p>
          </table:table-cell>
          <table:table-cell office:value-type="float" office:value="1.92307692307692">
            <text:p>1.9</text:p>
          </table:table-cell>
          <table:table-cell/>
          <table:table-cell office:value-type="float" office:value="2.5">
            <text:p>2.5</text:p>
          </table:table-cell>
          <table:table-cell office:value-type="float" office:value="1.71875">
            <text:p>1.7</text:p>
          </table:table-cell>
          <table:table-cell office:value-type="float" office:value="1.9">
            <text:p>1.9</text:p>
          </table:table-cell>
          <table:table-cell office:value-type="float" office:value="1.47959183673469">
            <text:p>1.5</text:p>
          </table:table-cell>
          <table:table-cell office:value-type="float" office:value="3.08823529411765">
            <text:p>3.1</text:p>
          </table:table-cell>
          <table:table-cell/>
          <table:table-cell office:value-type="float" office:value="2.75974025974026">
            <text:p>2.8</text:p>
          </table:table-cell>
          <table:table-cell office:value-type="float" office:value="1.44230769230769">
            <text:p>1.4</text:p>
          </table:table-cell>
          <table:table-cell office:value-type="string">
            <text:p>CA</text:p>
          </table:table-cell>
          <table:table-cell office:value-type="string">
            <text:p>Tempranillo</text:p>
          </table:table-cell>
          <table:table-cell office:value-type="string">
            <text:p>Red</text:p>
          </table:table-cell>
          <table:table-cell table:style-name="ce4" table:formula="oooc:=AVERAGE([.B68:.T68])" office:value-type="float" office:value="2.11512390638394">
            <text:p>2.1</text:p>
          </table:table-cell>
          <table:table-cell table:formula="oooc:=STDEV([.B68:.U68])" office:value-type="float" office:value="0.631705823438834">
            <text:p>0.63</text:p>
          </table:table-cell>
          <table:table-cell table:style-name="ce4" table:formula="oooc:=AVERAGE([.M68:.U68])" office:value-type="float" office:value="2.12694644041433">
            <text:p>2.1</text:p>
          </table:table-cell>
          <table:table-cell table:formula="oooc:=STDEV([.M68:.U68])" office:value-type="float" office:value="0.654420921559509">
            <text:p>0.65</text:p>
          </table:table-cell>
          <table:table-cell table:style-name="ce4" table:formula="oooc:=AVERAGE([.B68:.L68])" office:value-type="float" office:value="2.00718477034266">
            <text:p>2.0</text:p>
          </table:table-cell>
          <table:table-cell table:formula="oooc:=STDEV([.B68:.M68])" office:value-type="float" office:value="0.654201645602223">
            <text:p>0.65</text:p>
          </table:table-cell>
          <table:table-cell table:number-columns-repeated="226"/>
        </table:table-row>
        <table:table-row table:style-name="ro1">
          <table:table-cell office:value-type="string">
            <text:p>Steltzner</text:p>
          </table:table-cell>
          <table:table-cell office:value-type="float" office:value="2.72727272727273">
            <text:p>2.7</text:p>
          </table:table-cell>
          <table:table-cell office:value-type="float" office:value="1.95945945945946">
            <text:p>2.0</text:p>
          </table:table-cell>
          <table:table-cell office:value-type="float" office:value="2.24025974025974">
            <text:p>2.2</text:p>
          </table:table-cell>
          <table:table-cell/>
          <table:table-cell table:style-name="ce4" table:number-columns-repeated="3"/>
          <table:table-cell office:value-type="float" office:value="1.94055944055944">
            <text:p>1.9</text:p>
          </table:table-cell>
          <table:table-cell/>
          <table:table-cell office:value-type="float" office:value="4.25438596491228">
            <text:p>4.3</text:p>
          </table:table-cell>
          <table:table-cell office:value-type="float" office:value="2.88461538461538">
            <text:p>2.9</text:p>
          </table:table-cell>
          <table:table-cell/>
          <table:table-cell office:value-type="float" office:value="2.86363636363636">
            <text:p>2.9</text:p>
          </table:table-cell>
          <table:table-cell office:value-type="float" office:value="1.40625">
            <text:p>1.4</text:p>
          </table:table-cell>
          <table:table-cell office:value-type="float" office:value="2.3">
            <text:p>2.3</text:p>
          </table:table-cell>
          <table:table-cell office:value-type="float" office:value="1.68367346938776">
            <text:p>1.7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1.15384615384615">
            <text:p>1.2</text:p>
          </table:table-cell>
          <table:table-cell office:value-type="string">
            <text:p>WA</text:p>
          </table:table-cell>
          <table:table-cell office:value-type="string">
            <text:p>Claret</text:p>
          </table:table-cell>
          <table:table-cell office:value-type="string">
            <text:p>Red</text:p>
          </table:table-cell>
          <table:table-cell table:style-name="ce4" table:formula="oooc:=AVERAGE([.B69:.T69])" office:value-type="float" office:value="2.43273750455483">
            <text:p>2.4</text:p>
          </table:table-cell>
          <table:table-cell table:formula="oooc:=STDEV([.B69:.U69])" office:value-type="float" office:value="0.822108363648565">
            <text:p>0.82</text:p>
          </table:table-cell>
          <table:table-cell table:style-name="ce4" table:formula="oooc:=AVERAGE([.M69:.U69])" office:value-type="float" office:value="1.98456766447838">
            <text:p>2.0</text:p>
          </table:table-cell>
          <table:table-cell table:formula="oooc:=STDEV([.M69:.U69])" office:value-type="float" office:value="0.671269944887637">
            <text:p>0.67</text:p>
          </table:table-cell>
          <table:table-cell table:style-name="ce4" table:formula="oooc:=AVERAGE([.B69:.L69])" office:value-type="float" office:value="2.66775878617984">
            <text:p>2.7</text:p>
          </table:table-cell>
          <table:table-cell table:formula="oooc:=STDEV([.B69:.M69])" office:value-type="float" office:value="0.869622533807374">
            <text:p>0.87</text:p>
          </table:table-cell>
          <table:table-cell table:number-columns-repeated="226"/>
        </table:table-row>
        <table:table-row table:style-name="ro1">
          <table:table-cell office:value-type="string">
            <text:p>Rancho sisquoc</text:p>
          </table:table-cell>
          <table:table-cell office:value-type="float" office:value="1.36363636363636">
            <text:p>1.4</text:p>
          </table:table-cell>
          <table:table-cell office:value-type="float" office:value="3.31081081081081">
            <text:p>3.3</text:p>
          </table:table-cell>
          <table:table-cell table:number-columns-repeated="2"/>
          <table:table-cell table:style-name="ce4" office:value-type="float" office:value="1.73076923076923">
            <text:p>1.7</text:p>
          </table:table-cell>
          <table:table-cell table:style-name="ce4" table:number-columns-repeated="2"/>
          <table:table-cell office:value-type="float" office:value="1.38111888111888">
            <text:p>1.4</text:p>
          </table:table-cell>
          <table:table-cell/>
          <table:table-cell office:value-type="float" office:value="3.90350877192982">
            <text:p>3.9</text:p>
          </table:table-cell>
          <table:table-cell office:value-type="float" office:value="1.92307692307692">
            <text:p>1.9</text:p>
          </table:table-cell>
          <table:table-cell/>
          <table:table-cell office:value-type="float" office:value="2.68181818181818">
            <text:p>2.7</text:p>
          </table:table-cell>
          <table:table-cell office:value-type="float" office:value="2.34375">
            <text:p>2.3</text:p>
          </table:table-cell>
          <table:table-cell office:value-type="float" office:value="3.5">
            <text:p>3.5</text:p>
          </table:table-cell>
          <table:table-cell/>
          <table:table-cell office:value-type="float" office:value="2.20588235294118">
            <text:p>2.2</text:p>
          </table:table-cell>
          <table:table-cell table:number-columns-repeated="2"/>
          <table:table-cell office:value-type="float" office:value="1.34615384615385">
            <text:p>1.3</text:p>
          </table:table-cell>
          <table:table-cell office:value-type="string">
            <text:p>CA</text:p>
          </table:table-cell>
          <table:table-cell office:value-type="string">
            <text:p>Syrah</text:p>
          </table:table-cell>
          <table:table-cell office:value-type="string">
            <text:p>Red</text:p>
          </table:table-cell>
          <table:table-cell table:style-name="ce4" table:formula="oooc:=AVERAGE([.B70:.T70])" office:value-type="float" office:value="2.43443715161014">
            <text:p>2.4</text:p>
          </table:table-cell>
          <table:table-cell table:formula="oooc:=STDEV([.B70:.U70])" office:value-type="float" office:value="0.909544291059418">
            <text:p>0.91</text:p>
          </table:table-cell>
          <table:table-cell table:style-name="ce4" table:formula="oooc:=AVERAGE([.M70:.U70])" office:value-type="float" office:value="2.41552087618264">
            <text:p>2.4</text:p>
          </table:table-cell>
          <table:table-cell table:formula="oooc:=STDEV([.M70:.U70])" office:value-type="float" office:value="0.780969659940754">
            <text:p>0.78</text:p>
          </table:table-cell>
          <table:table-cell table:style-name="ce4" table:formula="oooc:=AVERAGE([.B70:.L70])" office:value-type="float" office:value="2.26882016355701">
            <text:p>2.3</text:p>
          </table:table-cell>
          <table:table-cell table:formula="oooc:=STDEV([.B70:.M70])" office:value-type="float" office:value="1.07464969440286">
            <text:p>1.07</text:p>
          </table:table-cell>
          <table:table-cell table:number-columns-repeated="226"/>
        </table:table-row>
        <table:table-row table:style-name="ro1">
          <table:table-cell office:value-type="string">
            <text:p>Opolo</text:p>
          </table:table-cell>
          <table:table-cell office:value-type="float" office:value="1.13636363636364">
            <text:p>1.1</text:p>
          </table:table-cell>
          <table:table-cell office:value-type="float" office:value="0.878378378378378">
            <text:p>0.9</text:p>
          </table:table-cell>
          <table:table-cell office:value-type="float" office:value="1.07142857142857">
            <text:p>1.1</text:p>
          </table:table-cell>
          <table:table-cell/>
          <table:table-cell table:style-name="ce4" office:value-type="float" office:value="1.66083916083916">
            <text:p>1.7</text:p>
          </table:table-cell>
          <table:table-cell table:style-name="ce4" office:value-type="float" office:value="2.79411764705882">
            <text:p>2.8</text:p>
          </table:table-cell>
          <table:table-cell table:style-name="ce4" office:value-type="float" office:value="1.2037037037037">
            <text:p>1.2</text:p>
          </table:table-cell>
          <table:table-cell office:value-type="float" office:value="1.24125874125874">
            <text:p>1.2</text:p>
          </table:table-cell>
          <table:table-cell/>
          <table:table-cell office:value-type="float" office:value="3.37719298245614">
            <text:p>3.4</text:p>
          </table:table-cell>
          <table:table-cell office:value-type="float" office:value="0.576923076923077">
            <text:p>0.6</text:p>
          </table:table-cell>
          <table:table-cell/>
          <table:table-cell office:value-type="float" office:value="0.5">
            <text:p>0.5</text:p>
          </table:table-cell>
          <table:table-cell office:value-type="float" office:value="1.09375">
            <text:p>1.1</text:p>
          </table:table-cell>
          <table:table-cell office:value-type="float" office:value="0.5">
            <text:p>0.5</text:p>
          </table:table-cell>
          <table:table-cell office:value-type="float" office:value="1.58163265306122">
            <text:p>1.6</text:p>
          </table:table-cell>
          <table:table-cell office:value-type="float" office:value="1.91176470588235">
            <text:p>1.9</text:p>
          </table:table-cell>
          <table:table-cell/>
          <table:table-cell office:value-type="float" office:value="1.2012987012987">
            <text:p>1.2</text:p>
          </table:table-cell>
          <table:table-cell office:value-type="float" office:value="1.25">
            <text:p>1.3</text:p>
          </table:table-cell>
          <table:table-cell office:value-type="string">
            <text:p>CA</text:p>
          </table:table-cell>
          <table:table-cell office:value-type="string">
            <text:p>Mountain Zinfandel</text:p>
          </table:table-cell>
          <table:table-cell office:value-type="string">
            <text:p>Red</text:p>
          </table:table-cell>
          <table:table-cell table:style-name="ce4" table:formula="oooc:=AVERAGE([.B71:.T71])" office:value-type="float" office:value="1.38191013057683">
            <text:p>1.4</text:p>
          </table:table-cell>
          <table:table-cell table:formula="oooc:=STDEV([.B71:.U71])" office:value-type="float" office:value="0.781929287756121">
            <text:p>0.78</text:p>
          </table:table-cell>
          <table:table-cell table:style-name="ce4" table:formula="oooc:=AVERAGE([.M71:.U71])" office:value-type="float" office:value="1.14834943717747">
            <text:p>1.1</text:p>
          </table:table-cell>
          <table:table-cell table:formula="oooc:=STDEV([.M71:.U71])" office:value-type="float" office:value="0.520795667395607">
            <text:p>0.52</text:p>
          </table:table-cell>
          <table:table-cell table:style-name="ce4" table:formula="oooc:=AVERAGE([.B71:.L71])" office:value-type="float" office:value="1.54891176649003">
            <text:p>1.5</text:p>
          </table:table-cell>
          <table:table-cell table:formula="oooc:=STDEV([.B71:.M71])" office:value-type="float" office:value="0.92952002535351">
            <text:p>0.93</text:p>
          </table:table-cell>
          <table:table-cell table:number-columns-repeated="226"/>
        </table:table-row>
        <table:table-row table:style-name="ro1">
          <table:table-cell office:value-type="string">
            <text:p>Opolo</text:p>
          </table:table-cell>
          <table:table-cell office:value-type="float" office:value="1.36363636363636">
            <text:p>1.4</text:p>
          </table:table-cell>
          <table:table-cell office:value-type="float" office:value="1.14864864864865">
            <text:p>1.1</text:p>
          </table:table-cell>
          <table:table-cell table:number-columns-repeated="2"/>
          <table:table-cell table:style-name="ce4" office:value-type="float" office:value="1.59090909090909">
            <text:p>1.6</text:p>
          </table:table-cell>
          <table:table-cell table:style-name="ce4" table:number-columns-repeated="2"/>
          <table:table-cell office:value-type="float" office:value="1.24125874125874">
            <text:p>1.2</text:p>
          </table:table-cell>
          <table:table-cell/>
          <table:table-cell office:value-type="float" office:value="3.02631578947368">
            <text:p>3.0</text:p>
          </table:table-cell>
          <table:table-cell office:value-type="float" office:value="2.5">
            <text:p>2.5</text:p>
          </table:table-cell>
          <table:table-cell/>
          <table:table-cell office:value-type="float" office:value="1.22727272727273">
            <text:p>1.2</text:p>
          </table:table-cell>
          <table:table-cell office:value-type="float" office:value="1.875">
            <text:p>1.9</text:p>
          </table:table-cell>
          <table:table-cell office:value-type="float" office:value="3.7">
            <text:p>3.7</text:p>
          </table:table-cell>
          <table:table-cell/>
          <table:table-cell office:value-type="float" office:value="3.97058823529412">
            <text:p>4.0</text:p>
          </table:table-cell>
          <table:table-cell/>
          <table:table-cell office:value-type="float" office:value="0.941558441558442">
            <text:p>0.9</text:p>
          </table:table-cell>
          <table:table-cell office:value-type="float" office:value="0.961538461538462">
            <text:p>1.0</text:p>
          </table:table-cell>
          <table:table-cell office:value-type="string">
            <text:p>CA</text:p>
          </table:table-cell>
          <table:table-cell office:value-type="string">
            <text:p>Cabernet Sauvignion</text:p>
          </table:table-cell>
          <table:table-cell office:value-type="string">
            <text:p>Red</text:p>
          </table:table-cell>
          <table:table-cell table:style-name="ce4" table:formula="oooc:=AVERAGE([.B72:.T72])" office:value-type="float" office:value="2.05319891255016">
            <text:p>2.1</text:p>
          </table:table-cell>
          <table:table-cell table:formula="oooc:=STDEV([.B72:.U72])" office:value-type="float" office:value="1.07634294532904">
            <text:p>1.08</text:p>
          </table:table-cell>
          <table:table-cell table:style-name="ce4" table:formula="oooc:=AVERAGE([.M72:.U72])" office:value-type="float" office:value="2.11265964427729">
            <text:p>2.1</text:p>
          </table:table-cell>
          <table:table-cell table:formula="oooc:=STDEV([.M72:.U72])" office:value-type="float" office:value="1.3790212585674">
            <text:p>1.38</text:p>
          </table:table-cell>
          <table:table-cell table:style-name="ce4" table:formula="oooc:=AVERAGE([.B72:.L72])" office:value-type="float" office:value="1.81179477232109">
            <text:p>1.8</text:p>
          </table:table-cell>
          <table:table-cell table:formula="oooc:=STDEV([.B72:.M72])" office:value-type="float" office:value="0.769882890330703">
            <text:p>0.77</text:p>
          </table:table-cell>
          <table:table-cell table:number-columns-repeated="226"/>
        </table:table-row>
        <table:table-row table:style-name="ro1">
          <table:table-cell office:value-type="string">
            <text:p>Conneaut Cellars</text:p>
          </table:table-cell>
          <table:table-cell office:value-type="float" office:value="2.5">
            <text:p>2.5</text:p>
          </table:table-cell>
          <table:table-cell office:value-type="float" office:value="1.95945945945946">
            <text:p>2.0</text:p>
          </table:table-cell>
          <table:table-cell/>
          <table:table-cell office:value-type="float" office:value="2.01048951048951">
            <text:p>2.0</text:p>
          </table:table-cell>
          <table:table-cell table:style-name="ce4"/>
          <table:table-cell table:style-name="ce4" office:value-type="float" office:value="2.20588235294118">
            <text:p>2.2</text:p>
          </table:table-cell>
          <table:table-cell table:style-name="ce4" office:value-type="float" office:value="4.25925925925926">
            <text:p>4.3</text:p>
          </table:table-cell>
          <table:table-cell office:value-type="float" office:value="2.29020979020979">
            <text:p>2.3</text:p>
          </table:table-cell>
          <table:table-cell/>
          <table:table-cell table:number-columns-repeated="2" office:value-type="float" office:value="2.5">
            <text:p>2.5</text:p>
          </table:table-cell>
          <table:table-cell/>
          <table:table-cell office:value-type="float" office:value="3.77272727272727">
            <text:p>3.8</text:p>
          </table:table-cell>
          <table:table-cell office:value-type="float" office:value="1.875">
            <text:p>1.9</text:p>
          </table:table-cell>
          <table:table-cell office:value-type="float" office:value="1.7">
            <text:p>1.7</text:p>
          </table:table-cell>
          <table:table-cell/>
          <table:table-cell office:value-type="float" office:value="1.61764705882353">
            <text:p>1.6</text:p>
          </table:table-cell>
          <table:table-cell/>
          <table:table-cell office:value-type="float" office:value="1.07142857142857">
            <text:p>1.1</text:p>
          </table:table-cell>
          <table:table-cell office:value-type="float" office:value="3.75">
            <text:p>3.8</text:p>
          </table:table-cell>
          <table:table-cell office:value-type="string">
            <text:p>PA</text:p>
          </table:table-cell>
          <table:table-cell office:value-type="string">
            <text:p>Hazel Park Red</text:p>
          </table:table-cell>
          <table:table-cell office:value-type="string">
            <text:p>Red</text:p>
          </table:table-cell>
          <table:table-cell table:style-name="ce4" table:formula="oooc:=AVERAGE([.B73:.T73])" office:value-type="float" office:value="2.32785409810297">
            <text:p>2.3</text:p>
          </table:table-cell>
          <table:table-cell table:formula="oooc:=STDEV([.B73:.U73])" office:value-type="float" office:value="0.908080291837019">
            <text:p>0.91</text:p>
          </table:table-cell>
          <table:table-cell table:style-name="ce4" table:formula="oooc:=AVERAGE([.M73:.U73])" office:value-type="float" office:value="2.2978004838299">
            <text:p>2.3</text:p>
          </table:table-cell>
          <table:table-cell table:formula="oooc:=STDEV([.M73:.U73])" office:value-type="float" office:value="1.16507638239221">
            <text:p>1.17</text:p>
          </table:table-cell>
          <table:table-cell table:style-name="ce4" table:formula="oooc:=AVERAGE([.B73:.L73])" office:value-type="float" office:value="2.5281625465449">
            <text:p>2.5</text:p>
          </table:table-cell>
          <table:table-cell table:formula="oooc:=STDEV([.B73:.M73])" office:value-type="float" office:value="0.732019693998362">
            <text:p>0.73</text:p>
          </table:table-cell>
          <table:table-cell table:number-columns-repeated="226"/>
        </table:table-row>
        <table:table-row table:style-name="ro1">
          <table:table-cell office:value-type="string">
            <text:p>Illinois Cellars</text:p>
          </table:table-cell>
          <table:table-cell office:value-type="float" office:value="3.63636363636364">
            <text:p>3.6</text:p>
          </table:table-cell>
          <table:table-cell office:value-type="float" office:value="2.22972972972973">
            <text:p>2.2</text:p>
          </table:table-cell>
          <table:table-cell table:number-columns-repeated="2"/>
          <table:table-cell table:style-name="ce4" office:value-type="float" office:value="4.24825174825175">
            <text:p>4.2</text:p>
          </table:table-cell>
          <table:table-cell table:style-name="ce4" office:value-type="float" office:value="1.91176470588235">
            <text:p>1.9</text:p>
          </table:table-cell>
          <table:table-cell table:style-name="ce4"/>
          <table:table-cell office:value-type="float" office:value="1.38111888111888">
            <text:p>1.4</text:p>
          </table:table-cell>
          <table:table-cell/>
          <table:table-cell office:value-type="float" office:value="2.67543859649123">
            <text:p>2.7</text:p>
          </table:table-cell>
          <table:table-cell office:value-type="float" office:value="1.92307692307692">
            <text:p>1.9</text:p>
          </table:table-cell>
          <table:table-cell/>
          <table:table-cell office:value-type="float" office:value="3.95454545454546">
            <text:p>4.0</text:p>
          </table:table-cell>
          <table:table-cell office:value-type="float" office:value="2.34375">
            <text:p>2.3</text:p>
          </table:table-cell>
          <table:table-cell office:value-type="float" office:value="1.3">
            <text:p>1.3</text:p>
          </table:table-cell>
          <table:table-cell/>
          <table:table-cell office:value-type="float" office:value="0.735294117647059">
            <text:p>0.7</text:p>
          </table:table-cell>
          <table:table-cell office:value-type="float" office:value="0.60126582278481">
            <text:p>0.6</text:p>
          </table:table-cell>
          <table:table-cell office:value-type="float" office:value="1.72077922077922">
            <text:p>1.7</text:p>
          </table:table-cell>
          <table:table-cell office:value-type="float" office:value="3.26923076923077">
            <text:p>3.3</text:p>
          </table:table-cell>
          <table:table-cell office:value-type="string">
            <text:p>IL</text:p>
          </table:table-cell>
          <table:table-cell office:value-type="string">
            <text:p>Velvet Red</text:p>
          </table:table-cell>
          <table:table-cell office:value-type="string">
            <text:p>Red</text:p>
          </table:table-cell>
          <table:table-cell table:style-name="ce4" table:formula="oooc:=AVERAGE([.B74:.T74])" office:value-type="float" office:value="2.2047214489747">
            <text:p>2.2</text:p>
          </table:table-cell>
          <table:table-cell table:formula="oooc:=STDEV([.B74:.U74])" office:value-type="float" office:value="1.15050969373016">
            <text:p>1.15</text:p>
          </table:table-cell>
          <table:table-cell table:style-name="ce4" table:formula="oooc:=AVERAGE([.M74:.U74])" office:value-type="float" office:value="1.98926648356962">
            <text:p>2.0</text:p>
          </table:table-cell>
          <table:table-cell table:formula="oooc:=STDEV([.M74:.U74])" office:value-type="float" office:value="1.2696754699685">
            <text:p>1.27</text:p>
          </table:table-cell>
          <table:table-cell table:style-name="ce4" table:formula="oooc:=AVERAGE([.B74:.L74])" office:value-type="float" office:value="2.57224917441636">
            <text:p>2.6</text:p>
          </table:table-cell>
          <table:table-cell table:formula="oooc:=STDEV([.B74:.M74])" office:value-type="float" office:value="1.028408767882">
            <text:p>1.03</text:p>
          </table:table-cell>
          <table:table-cell table:number-columns-repeated="226"/>
        </table:table-row>
        <table:table-row table:style-name="ro1">
          <table:table-cell office:value-type="string">
            <text:p>Tabor Hill</text:p>
          </table:table-cell>
          <table:table-cell office:value-type="float" office:value="4.09090909090909">
            <text:p>4.1</text:p>
          </table:table-cell>
          <table:table-cell office:value-type="float" office:value="2.77027027027027">
            <text:p>2.8</text:p>
          </table:table-cell>
          <table:table-cell office:value-type="float" office:value="1.59090909090909">
            <text:p>1.6</text:p>
          </table:table-cell>
          <table:table-cell office:value-type="float" office:value="2.01048951048951">
            <text:p>2.0</text:p>
          </table:table-cell>
          <table:table-cell table:style-name="ce4"/>
          <table:table-cell table:style-name="ce4" office:value-type="float" office:value="2.20588235294118">
            <text:p>2.2</text:p>
          </table:table-cell>
          <table:table-cell table:style-name="ce4"/>
          <table:table-cell office:value-type="float" office:value="3.33916083916084">
            <text:p>3.3</text:p>
          </table:table-cell>
          <table:table-cell/>
          <table:table-cell office:value-type="float" office:value="1.09649122807018">
            <text:p>1.1</text:p>
          </table:table-cell>
          <table:table-cell office:value-type="float" office:value="1.92307692307692">
            <text:p>1.9</text:p>
          </table:table-cell>
          <table:table-cell office:value-type="float" office:value="0.852941176470588">
            <text:p>0.9</text:p>
          </table:table-cell>
          <table:table-cell/>
          <table:table-cell office:value-type="float" office:value="2.96875">
            <text:p>3.0</text:p>
          </table:table-cell>
          <table:table-cell office:value-type="float" office:value="2.1">
            <text:p>2.1</text:p>
          </table:table-cell>
          <table:table-cell/>
          <table:table-cell office:value-type="float" office:value="1.32352941176471">
            <text:p>1.3</text:p>
          </table:table-cell>
          <table:table-cell/>
          <table:table-cell office:value-type="float" office:value="1.85064935064935">
            <text:p>1.9</text:p>
          </table:table-cell>
          <table:table-cell office:value-type="float" office:value="3.17307692307692">
            <text:p>3.2</text:p>
          </table:table-cell>
          <table:table-cell office:value-type="string">
            <text:p>MI</text:p>
          </table:table-cell>
          <table:table-cell office:value-type="string">
            <text:p>Spumante</text:p>
          </table:table-cell>
          <table:table-cell office:value-type="string">
            <text:p>Desert</text:p>
          </table:table-cell>
          <table:table-cell table:style-name="ce4" table:formula="oooc:=AVERAGE([.B75:.T75])" office:value-type="float" office:value="2.16331224959321">
            <text:p>2.2</text:p>
          </table:table-cell>
          <table:table-cell table:formula="oooc:=STDEV([.B75:.U75])" office:value-type="float" office:value="0.925488579243166">
            <text:p>0.93</text:p>
          </table:table-cell>
          <table:table-cell table:style-name="ce4" table:formula="oooc:=AVERAGE([.M75:.U75])" office:value-type="float" office:value="2.04482447699359">
            <text:p>2.0</text:p>
          </table:table-cell>
          <table:table-cell table:formula="oooc:=STDEV([.M75:.U75])" office:value-type="float" office:value="0.906442788638607">
            <text:p>0.91</text:p>
          </table:table-cell>
          <table:table-cell table:style-name="ce4" table:formula="oooc:=AVERAGE([.B75:.L75])" office:value-type="float" office:value="2.37839866322838">
            <text:p>2.4</text:p>
          </table:table-cell>
          <table:table-cell table:formula="oooc:=STDEV([.B75:.M75])" office:value-type="float" office:value="1.04365016849404">
            <text:p>1.04</text:p>
          </table:table-cell>
          <table:table-cell table:number-columns-repeated="226"/>
        </table:table-row>
        <table:table-row table:style-name="ro1">
          <table:table-cell office:value-type="string">
            <text:p>Kalyra</text:p>
          </table:table-cell>
          <table:table-cell office:value-type="float" office:value="2.27272727272727">
            <text:p>2.3</text:p>
          </table:table-cell>
          <table:table-cell office:value-type="float" office:value="3.04054054054054">
            <text:p>3.0</text:p>
          </table:table-cell>
          <table:table-cell/>
          <table:table-cell office:value-type="float" office:value="1.8006993006993">
            <text:p>1.8</text:p>
          </table:table-cell>
          <table:table-cell table:style-name="ce4" office:value-type="float" office:value="1.8006993006993">
            <text:p>1.8</text:p>
          </table:table-cell>
          <table:table-cell table:style-name="ce4" office:value-type="float" office:value="1.32352941176471">
            <text:p>1.3</text:p>
          </table:table-cell>
          <table:table-cell table:style-name="ce4"/>
          <table:table-cell office:value-type="float" office:value="2.63986013986014">
            <text:p>2.6</text:p>
          </table:table-cell>
          <table:table-cell/>
          <table:table-cell office:value-type="float" office:value="1.97368421052632">
            <text:p>2.0</text:p>
          </table:table-cell>
          <table:table-cell office:value-type="float" office:value="1.53846153846154">
            <text:p>1.5</text:p>
          </table:table-cell>
          <table:table-cell office:value-type="float" office:value="1.32352941176471">
            <text:p>1.3</text:p>
          </table:table-cell>
          <table:table-cell/>
          <table:table-cell office:value-type="float" office:value="1.09375">
            <text:p>1.1</text:p>
          </table:table-cell>
          <table:table-cell office:value-type="float" office:value="3.3">
            <text:p>3.3</text:p>
          </table:table-cell>
          <table:table-cell/>
          <table:table-cell office:value-type="float" office:value="1.32352941176471">
            <text:p>1.3</text:p>
          </table:table-cell>
          <table:table-cell office:value-type="float" office:value="1.23417721518987">
            <text:p>1.2</text:p>
          </table:table-cell>
          <table:table-cell office:value-type="float" office:value="3.66883116883117">
            <text:p>3.7</text:p>
          </table:table-cell>
          <table:table-cell/>
          <table:table-cell office:value-type="string">
            <text:p>CA</text:p>
          </table:table-cell>
          <table:table-cell office:value-type="string">
            <text:p>Black Muscat</text:p>
          </table:table-cell>
          <table:table-cell office:value-type="string">
            <text:p>Desert</text:p>
          </table:table-cell>
          <table:table-cell table:style-name="ce4" table:formula="oooc:=AVERAGE([.B76:.T76])" office:value-type="float" office:value="2.02385849448783">
            <text:p>2.0</text:p>
          </table:table-cell>
          <table:table-cell table:formula="oooc:=STDEV([.B76:.U76])" office:value-type="float" office:value="0.836996316600097">
            <text:p>0.84</text:p>
          </table:table-cell>
          <table:table-cell table:style-name="ce4" table:formula="oooc:=AVERAGE([.M76:.U76])" office:value-type="float" office:value="1.99063620125841">
            <text:p>2.0</text:p>
          </table:table-cell>
          <table:table-cell table:formula="oooc:=STDEV([.M76:.U76])" office:value-type="float" office:value="1.16597340445057">
            <text:p>1.17</text:p>
          </table:table-cell>
          <table:table-cell table:style-name="ce4" table:formula="oooc:=AVERAGE([.B76:.L76])" office:value-type="float" office:value="2.04877521440989">
            <text:p>2.0</text:p>
          </table:table-cell>
          <table:table-cell table:formula="oooc:=STDEV([.B76:.M76])" office:value-type="float" office:value="0.5879835204712">
            <text:p>0.59</text:p>
          </table:table-cell>
          <table:table-cell table:number-columns-repeated="226"/>
        </table:table-row>
        <table:table-row table:style-name="ro1">
          <table:table-cell/>
          <table:table-cell table:style-name="ce5" table:number-columns-repeated="20"/>
          <table:table-cell table:number-columns-repeated="235"/>
        </table:table-row>
        <table:table-row table:style-name="ro1">
          <table:table-cell office:value-type="string">
            <text:p>Standard Deviations From Low to High</text:p>
          </table:table-cell>
          <table:table-cell table:number-columns-repeated="2"/>
          <table:table-cell table:style-name="Default" table:number-columns-repeated="2"/>
          <table:table-cell office:value-type="string">
            <text:p>Means From Low to High</text:p>
          </table:table-cell>
          <table:table-cell table:style-name="ce4" table:number-columns-repeated="2"/>
          <table:table-cell/>
          <table:table-cell table:style-name="ce155" office:value-type="string">
            <text:p>Favorite Wines</text:p>
          </table:table-cell>
          <table:table-cell table:style-name="ce156" table:number-columns-repeated="3"/>
          <table:table-cell table:style-name="ce156" office:value-type="string">
            <text:p>Ovearll</text:p>
          </table:table-cell>
          <table:table-cell table:style-name="ce156"/>
          <table:table-cell table:style-name="ce158" office:value-type="string">
            <text:p>Men</text:p>
          </table:table-cell>
          <table:table-cell table:style-name="ce156" table:number-columns-repeated="3"/>
          <table:table-cell table:style-name="ce152"/>
          <table:table-cell table:style-name="ce158" office:value-type="string">
            <text:p>Women</text:p>
          </table:table-cell>
          <table:table-cell table:style-name="ce156"/>
          <table:table-cell table:style-name="ce162"/>
          <table:table-cell table:style-name="ce152"/>
          <table:table-cell table:number-columns-repeated="232"/>
        </table:table-row>
        <table:table-row table:style-name="ro1">
          <table:table-cell office:value-type="string">
            <text:p>Angela</text:p>
          </table:table-cell>
          <table:table-cell table:style-name="Default"/>
          <table:table-cell table:style-name="Default" office:value-type="float" office:value="0.33523268393901">
            <text:p>0.34</text:p>
          </table:table-cell>
          <table:table-cell table:style-name="Default" table:number-columns-repeated="2"/>
          <table:table-cell office:value-type="string">
            <text:p>Angela</text:p>
          </table:table-cell>
          <table:table-cell/>
          <table:table-cell office:value-type="float" office:value="1.42857142857143">
            <text:p>1.43</text:p>
          </table:table-cell>
          <table:table-cell table:style-name="Default"/>
          <table:table-cell table:style-name="ce7"/>
          <table:table-cell table:style-name="ce3" office:value-type="string">
            <text:p>State</text:p>
          </table:table-cell>
          <table:table-cell table:style-name="ce3" office:value-type="string">
            <text:p>Grap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Average</text:p>
          </table:table-cell>
          <table:table-cell table:style-name="ce3" office:value-type="string">
            <text:p>StDev</text:p>
          </table:table-cell>
          <table:table-cell table:style-name="ce7" office:value-type="string">
            <text:p>Average</text:p>
          </table:table-cell>
          <table:table-cell table:style-name="ce3" office:value-type="string">
            <text:p>StDev</text:p>
          </table:table-cell>
          <table:table-cell table:style-name="ce3" table:number-columns-repeated="2"/>
          <table:table-cell table:style-name="ce160"/>
          <table:table-cell table:style-name="ce7" office:value-type="string">
            <text:p>Average</text:p>
          </table:table-cell>
          <table:table-cell table:style-name="ce3" office:value-type="string">
            <text:p>StDev</text:p>
          </table:table-cell>
          <table:table-cell table:style-name="ce3"/>
          <table:table-cell table:style-name="ce160"/>
          <table:table-cell table:number-columns-repeated="232"/>
        </table:table-row>
        <table:table-row table:style-name="ro1">
          <table:table-cell office:value-type="string">
            <text:p>Dave</text:p>
          </table:table-cell>
          <table:table-cell table:style-name="Default"/>
          <table:table-cell table:style-name="Default" office:value-type="float" office:value="0.341650620076753">
            <text:p>0.34</text:p>
          </table:table-cell>
          <table:table-cell table:style-name="Default" table:number-columns-repeated="2"/>
          <table:table-cell office:value-type="string">
            <text:p>Gayle</text:p>
          </table:table-cell>
          <table:table-cell/>
          <table:table-cell office:value-type="float" office:value="1.84">
            <text:p>1.84</text:p>
          </table:table-cell>
          <table:table-cell table:style-name="Default"/>
          <table:table-cell table:style-name="ce7" office:value-type="string">
            <text:p>Opolo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Mountain Zinfandel</text:p>
          </table:table-cell>
          <table:table-cell table:style-name="ce3" office:value-type="string">
            <text:p>Red</text:p>
          </table:table-cell>
          <table:table-cell table:style-name="ce3" office:value-type="float" office:value="1.38191013057683">
            <text:p>1.38</text:p>
          </table:table-cell>
          <table:table-cell table:style-name="ce3" office:value-type="float" office:value="0.781929287756121">
            <text:p>0.78</text:p>
          </table:table-cell>
          <table:table-cell table:style-name="ce7" office:value-type="float" office:value="1.14834943717747">
            <text:p>1.15</text:p>
          </table:table-cell>
          <table:table-cell table:style-name="ce3" office:value-type="float" office:value="0.520795667395607">
            <text:p>0.52</text:p>
          </table:table-cell>
          <table:table-cell table:style-name="ce3" office:value-type="string">
            <text:p>Opolo</text:p>
          </table:table-cell>
          <table:table-cell table:style-name="ce3" office:value-type="string">
            <text:p>Mountain Zinfandel</text:p>
          </table:table-cell>
          <table:table-cell table:style-name="ce160"/>
          <table:table-cell table:style-name="ce7" office:value-type="float" office:value="1.54891176649003">
            <text:p>1.55</text:p>
          </table:table-cell>
          <table:table-cell table:style-name="ce3" office:value-type="float" office:value="0.92952002535351">
            <text:p>0.93</text:p>
          </table:table-cell>
          <table:table-cell table:style-name="ce3" office:value-type="string">
            <text:p>Opolo</text:p>
          </table:table-cell>
          <table:table-cell table:style-name="ce160" office:value-type="string">
            <text:p>Mountain Zinfandel</text:p>
          </table:table-cell>
          <table:table-cell table:number-columns-repeated="232"/>
        </table:table-row>
        <table:table-row table:style-name="ro1">
          <table:table-cell office:value-type="string">
            <text:p>Gayle</text:p>
          </table:table-cell>
          <table:table-cell table:style-name="Default"/>
          <table:table-cell table:style-name="Default" office:value-type="float" office:value="0.36906710272766">
            <text:p>0.37</text:p>
          </table:table-cell>
          <table:table-cell table:style-name="Default" table:number-columns-repeated="2"/>
          <table:table-cell office:value-type="string">
            <text:p>Graham</text:p>
          </table:table-cell>
          <table:table-cell/>
          <table:table-cell office:value-type="float" office:value="2.035">
            <text:p>2.04</text:p>
          </table:table-cell>
          <table:table-cell table:style-name="Default"/>
          <table:table-cell table:style-name="ce7" office:value-type="string">
            <text:p>Kalyra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Black Muscat</text:p>
          </table:table-cell>
          <table:table-cell table:style-name="ce3" office:value-type="string">
            <text:p>Desert</text:p>
          </table:table-cell>
          <table:table-cell table:style-name="ce3" office:value-type="float" office:value="2.02385849448783">
            <text:p>2.02</text:p>
          </table:table-cell>
          <table:table-cell table:style-name="ce3" office:value-type="float" office:value="0.836996316600098">
            <text:p>0.84</text:p>
          </table:table-cell>
          <table:table-cell table:style-name="ce7" office:value-type="float" office:value="1.98456766447838">
            <text:p>1.98</text:p>
          </table:table-cell>
          <table:table-cell table:style-name="ce3" office:value-type="float" office:value="0.671269944887638">
            <text:p>0.67</text:p>
          </table:table-cell>
          <table:table-cell table:style-name="ce3" office:value-type="string">
            <text:p>Steltzner</text:p>
          </table:table-cell>
          <table:table-cell table:style-name="ce3" office:value-type="string">
            <text:p>Claret</text:p>
          </table:table-cell>
          <table:table-cell table:style-name="ce160"/>
          <table:table-cell table:style-name="ce7" office:value-type="float" office:value="1.81179477232109">
            <text:p>1.81</text:p>
          </table:table-cell>
          <table:table-cell table:style-name="ce3" office:value-type="float" office:value="0.769882890330703">
            <text:p>0.77</text:p>
          </table:table-cell>
          <table:table-cell table:style-name="ce3" office:value-type="string">
            <text:p>Opolo</text:p>
          </table:table-cell>
          <table:table-cell table:style-name="ce160" office:value-type="string">
            <text:p>Cabernet Sauvignion</text:p>
          </table:table-cell>
          <table:table-cell table:number-columns-repeated="232"/>
        </table:table-row>
        <table:table-row table:style-name="ro1">
          <table:table-cell office:value-type="string">
            <text:p>Tanja</text:p>
          </table:table-cell>
          <table:table-cell table:style-name="Default"/>
          <table:table-cell table:style-name="Default" office:value-type="float" office:value="0.443520604161507">
            <text:p>0.44</text:p>
          </table:table-cell>
          <table:table-cell table:style-name="Default" table:number-columns-repeated="2"/>
          <table:table-cell office:value-type="string">
            <text:p>Tanja</text:p>
          </table:table-cell>
          <table:table-cell/>
          <table:table-cell office:value-type="float" office:value="2.225">
            <text:p>2.23</text:p>
          </table:table-cell>
          <table:table-cell table:style-name="Default"/>
          <table:table-cell table:style-name="ce7" office:value-type="string">
            <text:p>Opolo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Cabernet Sauvignion</text:p>
          </table:table-cell>
          <table:table-cell table:style-name="ce3" office:value-type="string">
            <text:p>Red</text:p>
          </table:table-cell>
          <table:table-cell table:style-name="ce3" office:value-type="float" office:value="2.05319891255017">
            <text:p>2.05</text:p>
          </table:table-cell>
          <table:table-cell table:style-name="ce3" office:value-type="float" office:value="1.07634294532904">
            <text:p>1.08</text:p>
          </table:table-cell>
          <table:table-cell table:style-name="ce7" office:value-type="float" office:value="1.98926648356962">
            <text:p>1.99</text:p>
          </table:table-cell>
          <table:table-cell table:style-name="ce3" office:value-type="float" office:value="1.2696754699685">
            <text:p>1.27</text:p>
          </table:table-cell>
          <table:table-cell table:style-name="ce3" office:value-type="string">
            <text:p>Illinois Cellars</text:p>
          </table:table-cell>
          <table:table-cell table:style-name="ce3" office:value-type="string">
            <text:p>Velvet Red</text:p>
          </table:table-cell>
          <table:table-cell table:style-name="ce160"/>
          <table:table-cell table:style-name="ce7" office:value-type="float" office:value="2.00718477034266">
            <text:p>2.01</text:p>
          </table:table-cell>
          <table:table-cell table:style-name="ce3" office:value-type="float" office:value="0.654201645602223">
            <text:p>0.65</text:p>
          </table:table-cell>
          <table:table-cell table:style-name="ce3" office:value-type="string">
            <text:p>Opolo</text:p>
          </table:table-cell>
          <table:table-cell table:style-name="ce160" office:value-type="string">
            <text:p>Tempranillo</text:p>
          </table:table-cell>
          <table:table-cell table:number-columns-repeated="232"/>
        </table:table-row>
        <table:table-row table:style-name="ro1">
          <table:table-cell office:value-type="string">
            <text:p>Graham</text:p>
          </table:table-cell>
          <table:table-cell table:style-name="Default"/>
          <table:table-cell table:style-name="Default" office:value-type="float" office:value="0.501864943040091">
            <text:p>0.5</text:p>
          </table:table-cell>
          <table:table-cell table:style-name="Default" table:number-columns-repeated="2"/>
          <table:table-cell office:value-type="string">
            <text:p>Matt Most</text:p>
          </table:table-cell>
          <table:table-cell/>
          <table:table-cell office:value-type="float" office:value="2.27777777777778">
            <text:p>2.28</text:p>
          </table:table-cell>
          <table:table-cell table:style-name="Default"/>
          <table:table-cell table:style-name="ce7" office:value-type="string">
            <text:p>Opolo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Tempranillo</text:p>
          </table:table-cell>
          <table:table-cell table:style-name="ce3" office:value-type="string">
            <text:p>Red</text:p>
          </table:table-cell>
          <table:table-cell table:style-name="ce3" office:value-type="float" office:value="2.11512390638394">
            <text:p>2.12</text:p>
          </table:table-cell>
          <table:table-cell table:style-name="ce3" office:value-type="float" office:value="0.631705823438834">
            <text:p>0.63</text:p>
          </table:table-cell>
          <table:table-cell table:style-name="ce7" office:value-type="float" office:value="1.99063620125841">
            <text:p>1.99</text:p>
          </table:table-cell>
          <table:table-cell table:style-name="ce3" office:value-type="float" office:value="1.16597340445057">
            <text:p>1.17</text:p>
          </table:table-cell>
          <table:table-cell table:style-name="ce3" office:value-type="string">
            <text:p>Kalyra</text:p>
          </table:table-cell>
          <table:table-cell table:style-name="ce3" office:value-type="string">
            <text:p>Black Muscat</text:p>
          </table:table-cell>
          <table:table-cell table:style-name="ce160"/>
          <table:table-cell table:style-name="ce7" office:value-type="float" office:value="2.04877521440989">
            <text:p>2.05</text:p>
          </table:table-cell>
          <table:table-cell table:style-name="ce3" office:value-type="float" office:value="0.5879835204712">
            <text:p>0.59</text:p>
          </table:table-cell>
          <table:table-cell table:style-name="ce3" office:value-type="string">
            <text:p>Kalyra</text:p>
          </table:table-cell>
          <table:table-cell table:style-name="ce160" office:value-type="string">
            <text:p>Black Muscat</text:p>
          </table:table-cell>
          <table:table-cell table:number-columns-repeated="232"/>
        </table:table-row>
        <table:table-row table:style-name="ro1">
          <table:table-cell office:value-type="string">
            <text:p>Lauren</text:p>
          </table:table-cell>
          <table:table-cell table:style-name="Default"/>
          <table:table-cell table:style-name="Default" office:value-type="float" office:value="0.520964018692202">
            <text:p>0.52</text:p>
          </table:table-cell>
          <table:table-cell table:style-name="Default" table:number-columns-repeated="2"/>
          <table:table-cell office:value-type="string">
            <text:p>Ted</text:p>
          </table:table-cell>
          <table:table-cell/>
          <table:table-cell office:value-type="float" office:value="2.325">
            <text:p>2.33</text:p>
          </table:table-cell>
          <table:table-cell table:style-name="Default"/>
          <table:table-cell table:style-name="ce7" office:value-type="string">
            <text:p>Tabor Hill</text:p>
          </table:table-cell>
          <table:table-cell table:style-name="ce3" office:value-type="string">
            <text:p>MI</text:p>
          </table:table-cell>
          <table:table-cell table:style-name="ce3" office:value-type="string">
            <text:p>Spumante</text:p>
          </table:table-cell>
          <table:table-cell table:style-name="ce3" office:value-type="string">
            <text:p>Desert</text:p>
          </table:table-cell>
          <table:table-cell table:style-name="ce3" office:value-type="float" office:value="2.16331224959321">
            <text:p>2.16</text:p>
          </table:table-cell>
          <table:table-cell table:style-name="ce3" office:value-type="float" office:value="0.925488579243165">
            <text:p>0.93</text:p>
          </table:table-cell>
          <table:table-cell table:style-name="ce7" office:value-type="float" office:value="2.04482447699359">
            <text:p>2.04</text:p>
          </table:table-cell>
          <table:table-cell table:style-name="ce3" office:value-type="float" office:value="0.906442788638607">
            <text:p>0.91</text:p>
          </table:table-cell>
          <table:table-cell table:style-name="ce3" office:value-type="string">
            <text:p>Tabor Hill</text:p>
          </table:table-cell>
          <table:table-cell table:style-name="ce3" office:value-type="string">
            <text:p>Spumante</text:p>
          </table:table-cell>
          <table:table-cell table:style-name="ce160"/>
          <table:table-cell table:style-name="ce7" office:value-type="float" office:value="2.26882016355701">
            <text:p>2.27</text:p>
          </table:table-cell>
          <table:table-cell table:style-name="ce3" office:value-type="float" office:value="1.07464969440286">
            <text:p>1.07</text:p>
          </table:table-cell>
          <table:table-cell table:style-name="ce3" office:value-type="string">
            <text:p>Rancho sisquoc</text:p>
          </table:table-cell>
          <table:table-cell table:style-name="ce160" office:value-type="string">
            <text:p>Syrah</text:p>
          </table:table-cell>
          <table:table-cell table:number-columns-repeated="232"/>
        </table:table-row>
        <table:table-row table:style-name="ro1">
          <table:table-cell office:value-type="string">
            <text:p>Matt Most</text:p>
          </table:table-cell>
          <table:table-cell table:style-name="Default"/>
          <table:table-cell table:style-name="Default" office:value-type="float" office:value="0.553656886268397">
            <text:p>0.55</text:p>
          </table:table-cell>
          <table:table-cell table:style-name="Default" table:number-columns-repeated="2"/>
          <table:table-cell office:value-type="string">
            <text:p>Dave</text:p>
          </table:table-cell>
          <table:table-cell/>
          <table:table-cell office:value-type="float" office:value="2.36842105263158">
            <text:p>2.37</text:p>
          </table:table-cell>
          <table:table-cell table:style-name="Default"/>
          <table:table-cell table:style-name="ce7" office:value-type="string">
            <text:p>Illinois Cellars</text:p>
          </table:table-cell>
          <table:table-cell table:style-name="ce3" office:value-type="string">
            <text:p>IL</text:p>
          </table:table-cell>
          <table:table-cell table:style-name="ce3" office:value-type="string">
            <text:p>Velvet Red</text:p>
          </table:table-cell>
          <table:table-cell table:style-name="ce3" office:value-type="string">
            <text:p>Red</text:p>
          </table:table-cell>
          <table:table-cell table:style-name="ce3" office:value-type="float" office:value="2.2047214489747">
            <text:p>2.2</text:p>
          </table:table-cell>
          <table:table-cell table:style-name="ce3" office:value-type="float" office:value="1.15050969373016">
            <text:p>1.15</text:p>
          </table:table-cell>
          <table:table-cell table:style-name="ce7" office:value-type="float" office:value="2.07593187125">
            <text:p>2.08</text:p>
          </table:table-cell>
          <table:table-cell table:style-name="ce3" office:value-type="float" office:value="0.836587849294869">
            <text:p>0.84</text:p>
          </table:table-cell>
          <table:table-cell table:style-name="ce3" office:value-type="string">
            <text:p>Rancho sisquoc</text:p>
          </table:table-cell>
          <table:table-cell table:style-name="ce3" office:value-type="string">
            <text:p>Cabernet Franc</text:p>
          </table:table-cell>
          <table:table-cell table:style-name="ce160"/>
          <table:table-cell table:style-name="ce7" office:value-type="float" office:value="2.31246318965617">
            <text:p>2.31</text:p>
          </table:table-cell>
          <table:table-cell table:style-name="ce3" office:value-type="float" office:value="0.781936413432265">
            <text:p>0.78</text:p>
          </table:table-cell>
          <table:table-cell table:style-name="ce3" office:value-type="string">
            <text:p>Hogue</text:p>
          </table:table-cell>
          <table:table-cell table:style-name="ce160" office:value-type="string">
            <text:p>Riesling</text:p>
          </table:table-cell>
          <table:table-cell table:number-columns-repeated="232"/>
        </table:table-row>
        <table:table-row table:style-name="ro1">
          <table:table-cell office:value-type="string">
            <text:p>Jinju</text:p>
          </table:table-cell>
          <table:table-cell table:style-name="Default"/>
          <table:table-cell table:style-name="Default" office:value-type="float" office:value="0.574433359242414">
            <text:p>0.57</text:p>
          </table:table-cell>
          <table:table-cell table:style-name="Default" table:number-columns-repeated="2"/>
          <table:table-cell office:value-type="string">
            <text:p>Cecille</text:p>
          </table:table-cell>
          <table:table-cell/>
          <table:table-cell office:value-type="float" office:value="2.45555555555556">
            <text:p>2.46</text:p>
          </table:table-cell>
          <table:table-cell table:style-name="Default"/>
          <table:table-cell table:style-name="ce7" office:value-type="string">
            <text:p>Rancho sisquoc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Cabernet Franc</text:p>
          </table:table-cell>
          <table:table-cell table:style-name="ce3" office:value-type="string">
            <text:p>Red</text:p>
          </table:table-cell>
          <table:table-cell table:style-name="ce3" office:value-type="float" office:value="2.28671385457865">
            <text:p>2.29</text:p>
          </table:table-cell>
          <table:table-cell table:style-name="ce3" office:value-type="float" office:value="1.04457321402765">
            <text:p>1.04</text:p>
          </table:table-cell>
          <table:table-cell table:style-name="ce7" office:value-type="float" office:value="2.11265964427729">
            <text:p>2.11</text:p>
          </table:table-cell>
          <table:table-cell table:style-name="ce3" office:value-type="float" office:value="1.3790212585674">
            <text:p>1.38</text:p>
          </table:table-cell>
          <table:table-cell table:style-name="ce3" office:value-type="string">
            <text:p>Opolo</text:p>
          </table:table-cell>
          <table:table-cell table:style-name="ce3" office:value-type="string">
            <text:p>Cabernet Sauvignion</text:p>
          </table:table-cell>
          <table:table-cell table:style-name="ce160"/>
          <table:table-cell table:style-name="ce7" office:value-type="float" office:value="2.37839866322838">
            <text:p>2.38</text:p>
          </table:table-cell>
          <table:table-cell table:style-name="ce3" office:value-type="float" office:value="1.04365016849404">
            <text:p>1.04</text:p>
          </table:table-cell>
          <table:table-cell table:style-name="ce3" office:value-type="string">
            <text:p>Tabor Hill</text:p>
          </table:table-cell>
          <table:table-cell table:style-name="ce160" office:value-type="string">
            <text:p>Spumante</text:p>
          </table:table-cell>
          <table:table-cell table:number-columns-repeated="232"/>
        </table:table-row>
        <table:table-row table:style-name="ro1">
          <table:table-cell office:value-type="string">
            <text:p>Ted</text:p>
          </table:table-cell>
          <table:table-cell table:style-name="Default"/>
          <table:table-cell table:style-name="Default" office:value-type="float" office:value="0.638151112280831">
            <text:p>0.64</text:p>
          </table:table-cell>
          <table:table-cell table:style-name="Default" table:number-columns-repeated="2"/>
          <table:table-cell office:value-type="string">
            <text:p>Lauren</text:p>
          </table:table-cell>
          <table:table-cell/>
          <table:table-cell office:value-type="float" office:value="2.48421052631579">
            <text:p>2.48</text:p>
          </table:table-cell>
          <table:table-cell table:style-name="Default"/>
          <table:table-cell table:style-name="ce7" office:value-type="string">
            <text:p>Conneaut Cellars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Hazel Park Red</text:p>
          </table:table-cell>
          <table:table-cell table:style-name="ce3" office:value-type="string">
            <text:p>Red</text:p>
          </table:table-cell>
          <table:table-cell table:style-name="ce3" office:value-type="float" office:value="2.32785409810297">
            <text:p>2.33</text:p>
          </table:table-cell>
          <table:table-cell table:style-name="ce3" office:value-type="float" office:value="0.908080291837018">
            <text:p>0.91</text:p>
          </table:table-cell>
          <table:table-cell table:style-name="ce7" office:value-type="float" office:value="2.12694644041433">
            <text:p>2.13</text:p>
          </table:table-cell>
          <table:table-cell table:style-name="ce3" office:value-type="float" office:value="0.654420921559508">
            <text:p>0.65</text:p>
          </table:table-cell>
          <table:table-cell table:style-name="ce3" office:value-type="string">
            <text:p>Opolo</text:p>
          </table:table-cell>
          <table:table-cell table:style-name="ce3" office:value-type="string">
            <text:p>Tempranillo</text:p>
          </table:table-cell>
          <table:table-cell table:style-name="ce160"/>
          <table:table-cell table:style-name="ce7" office:value-type="float" office:value="2.40311804412564">
            <text:p>2.4</text:p>
          </table:table-cell>
          <table:table-cell table:style-name="ce3" office:value-type="float" office:value="0.625858377458553">
            <text:p>0.63</text:p>
          </table:table-cell>
          <table:table-cell table:style-name="ce3" office:value-type="string">
            <text:p>Debonne Vineyards</text:p>
          </table:table-cell>
          <table:table-cell table:style-name="ce160" office:value-type="string">
            <text:p>Riesling (wet)</text:p>
          </table:table-cell>
          <table:table-cell table:number-columns-repeated="232"/>
        </table:table-row>
        <table:table-row table:style-name="ro1">
          <table:table-cell office:value-type="string">
            <text:p>Cecille</text:p>
          </table:table-cell>
          <table:table-cell table:style-name="Default"/>
          <table:table-cell table:style-name="Default" office:value-type="float" office:value="0.7650344945019">
            <text:p>0.77</text:p>
          </table:table-cell>
          <table:table-cell table:style-name="Default" table:number-columns-repeated="2"/>
          <table:table-cell office:value-type="string">
            <text:p>Christine</text:p>
          </table:table-cell>
          <table:table-cell/>
          <table:table-cell office:value-type="float" office:value="2.49090909090909">
            <text:p>2.49</text:p>
          </table:table-cell>
          <table:table-cell table:style-name="Default"/>
          <table:table-cell table:style-name="ce7" office:value-type="string">
            <text:p>Steltzner</text:p>
          </table:table-cell>
          <table:table-cell table:style-name="ce3" office:value-type="string">
            <text:p>WA</text:p>
          </table:table-cell>
          <table:table-cell table:style-name="ce3" office:value-type="string">
            <text:p>Claret</text:p>
          </table:table-cell>
          <table:table-cell table:style-name="ce3" office:value-type="string">
            <text:p>Red</text:p>
          </table:table-cell>
          <table:table-cell table:style-name="ce3" office:value-type="float" office:value="2.43273750455483">
            <text:p>2.43</text:p>
          </table:table-cell>
          <table:table-cell table:style-name="ce3" office:value-type="float" office:value="0.822108363648565">
            <text:p>0.82</text:p>
          </table:table-cell>
          <table:table-cell table:style-name="ce7" office:value-type="float" office:value="2.2978004838299">
            <text:p>2.3</text:p>
          </table:table-cell>
          <table:table-cell table:style-name="ce3" office:value-type="float" office:value="1.16507638239221">
            <text:p>1.17</text:p>
          </table:table-cell>
          <table:table-cell table:style-name="ce3" office:value-type="string">
            <text:p>Conneaut Cellars</text:p>
          </table:table-cell>
          <table:table-cell table:style-name="ce3" office:value-type="string">
            <text:p>Hazel Park Red</text:p>
          </table:table-cell>
          <table:table-cell table:style-name="ce160"/>
          <table:table-cell table:style-name="ce7" office:value-type="float" office:value="2.43181144109937">
            <text:p>2.43</text:p>
          </table:table-cell>
          <table:table-cell table:style-name="ce3" office:value-type="float" office:value="1.26109610238337">
            <text:p>1.26</text:p>
          </table:table-cell>
          <table:table-cell table:style-name="ce3" office:value-type="string">
            <text:p>Rancho sisquoc</text:p>
          </table:table-cell>
          <table:table-cell table:style-name="ce160" office:value-type="string">
            <text:p>Cabernet Franc</text:p>
          </table:table-cell>
          <table:table-cell table:number-columns-repeated="232"/>
        </table:table-row>
        <table:table-row table:style-name="ro1">
          <table:table-cell office:value-type="string">
            <text:p>Beau</text:p>
          </table:table-cell>
          <table:table-cell table:style-name="Default"/>
          <table:table-cell table:style-name="Default" office:value-type="float" office:value="0.772782623029363">
            <text:p>0.77</text:p>
          </table:table-cell>
          <table:table-cell table:style-name="Default" table:number-columns-repeated="2"/>
          <table:table-cell office:value-type="string">
            <text:p>Beau</text:p>
          </table:table-cell>
          <table:table-cell/>
          <table:table-cell office:value-type="float" office:value="2.49473684210526">
            <text:p>2.49</text:p>
          </table:table-cell>
          <table:table-cell table:style-name="Default"/>
          <table:table-cell table:style-name="ce7" office:value-type="string">
            <text:p>Rancho sisquoc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Syrah</text:p>
          </table:table-cell>
          <table:table-cell table:style-name="ce3" office:value-type="string">
            <text:p>Red</text:p>
          </table:table-cell>
          <table:table-cell table:style-name="ce3" office:value-type="float" office:value="2.43443715161014">
            <text:p>2.43</text:p>
          </table:table-cell>
          <table:table-cell table:style-name="ce3" office:value-type="float" office:value="0.909544291059418">
            <text:p>0.91</text:p>
          </table:table-cell>
          <table:table-cell table:style-name="ce7" office:value-type="float" office:value="2.41552087618264">
            <text:p>2.42</text:p>
          </table:table-cell>
          <table:table-cell table:style-name="ce3" office:value-type="float" office:value="0.780969659940754">
            <text:p>0.78</text:p>
          </table:table-cell>
          <table:table-cell table:style-name="ce3" office:value-type="string">
            <text:p>Rancho sisquoc</text:p>
          </table:table-cell>
          <table:table-cell table:style-name="ce3" office:value-type="string">
            <text:p>Syrah</text:p>
          </table:table-cell>
          <table:table-cell table:style-name="ce160"/>
          <table:table-cell table:style-name="ce7" office:value-type="float" office:value="2.5281625465449">
            <text:p>2.53</text:p>
          </table:table-cell>
          <table:table-cell table:style-name="ce3" office:value-type="float" office:value="0.732019693998361">
            <text:p>0.73</text:p>
          </table:table-cell>
          <table:table-cell table:style-name="ce3" office:value-type="string">
            <text:p>Conneaut Cellars</text:p>
          </table:table-cell>
          <table:table-cell table:style-name="ce160" office:value-type="string">
            <text:p>Hazel Park Red</text:p>
          </table:table-cell>
          <table:table-cell table:number-columns-repeated="232"/>
        </table:table-row>
        <table:table-row table:style-name="ro1">
          <table:table-cell office:value-type="string">
            <text:p>Eric</text:p>
          </table:table-cell>
          <table:table-cell table:style-name="Default"/>
          <table:table-cell table:style-name="Default" office:value-type="float" office:value="0.790569415042095">
            <text:p>0.79</text:p>
          </table:table-cell>
          <table:table-cell table:style-name="Default" table:number-columns-repeated="2"/>
          <table:table-cell office:value-type="string">
            <text:p>Eric</text:p>
          </table:table-cell>
          <table:table-cell/>
          <table:table-cell office:value-type="float" office:value="2.5">
            <text:p>2.5</text:p>
          </table:table-cell>
          <table:table-cell table:style-name="Default"/>
          <table:table-cell table:style-name="ce7" office:value-type="string">
            <text:p>Hogue</text:p>
          </table:table-cell>
          <table:table-cell table:style-name="ce3" office:value-type="string">
            <text:p>OR</text:p>
          </table:table-cell>
          <table:table-cell table:style-name="ce3" office:value-type="string">
            <text:p>Riesling</text:p>
          </table:table-cell>
          <table:table-cell table:style-name="ce3" office:value-type="string">
            <text:p>White</text:p>
          </table:table-cell>
          <table:table-cell table:style-name="ce3" office:value-type="float" office:value="2.44710952411448">
            <text:p>2.45</text:p>
          </table:table-cell>
          <table:table-cell table:style-name="ce3" office:value-type="float" office:value="0.817954455995623">
            <text:p>0.82</text:p>
          </table:table-cell>
          <table:table-cell table:style-name="ce7" office:value-type="float" office:value="2.42411476391256">
            <text:p>2.42</text:p>
          </table:table-cell>
          <table:table-cell table:style-name="ce3" office:value-type="float" office:value="0.617891631858101">
            <text:p>0.62</text:p>
          </table:table-cell>
          <table:table-cell table:style-name="ce3" office:value-type="string">
            <text:p>Tabor Hill</text:p>
          </table:table-cell>
          <table:table-cell table:style-name="ce3" office:value-type="string">
            <text:p>Traminette</text:p>
          </table:table-cell>
          <table:table-cell table:style-name="ce160"/>
          <table:table-cell table:style-name="ce7" office:value-type="float" office:value="2.53505693753372">
            <text:p>2.54</text:p>
          </table:table-cell>
          <table:table-cell table:style-name="ce3" office:value-type="float" office:value="1.12883235528862">
            <text:p>1.13</text:p>
          </table:table-cell>
          <table:table-cell table:style-name="ce3" office:value-type="string">
            <text:p>Jordan</text:p>
          </table:table-cell>
          <table:table-cell table:style-name="ce160" office:value-type="string">
            <text:p>Chardonnay</text:p>
          </table:table-cell>
          <table:table-cell table:number-columns-repeated="232"/>
        </table:table-row>
        <table:table-row table:style-name="ro1">
          <table:table-cell office:value-type="string">
            <text:p>Aiguo</text:p>
          </table:table-cell>
          <table:table-cell table:style-name="Default"/>
          <table:table-cell table:style-name="Default" office:value-type="float" office:value="0.85051618313691">
            <text:p>0.85</text:p>
          </table:table-cell>
          <table:table-cell table:style-name="Default" table:number-columns-repeated="2"/>
          <table:table-cell office:value-type="string">
            <text:p>marissa</text:p>
          </table:table-cell>
          <table:table-cell/>
          <table:table-cell office:value-type="float" office:value="2.56363636363636">
            <text:p>2.56</text:p>
          </table:table-cell>
          <table:table-cell table:style-name="Default"/>
          <table:table-cell table:style-name="ce7" office:value-type="string">
            <text:p>Debonne Vineyards</text:p>
          </table:table-cell>
          <table:table-cell table:style-name="ce3" office:value-type="string">
            <text:p>OH</text:p>
          </table:table-cell>
          <table:table-cell table:style-name="ce3" office:value-type="string">
            <text:p>Riesling (wet)</text:p>
          </table:table-cell>
          <table:table-cell table:style-name="ce3" office:value-type="string">
            <text:p>White</text:p>
          </table:table-cell>
          <table:table-cell table:style-name="ce3" office:value-type="float" office:value="2.5625300799033">
            <text:p>2.56</text:p>
          </table:table-cell>
          <table:table-cell table:style-name="ce3" office:value-type="float" office:value="0.76677298361564">
            <text:p>0.77</text:p>
          </table:table-cell>
          <table:table-cell table:style-name="ce7" office:value-type="float" office:value="2.49930939476201">
            <text:p>2.5</text:p>
          </table:table-cell>
          <table:table-cell table:style-name="ce3" office:value-type="float" office:value="0.477850600966769">
            <text:p>0.48</text:p>
          </table:table-cell>
          <table:table-cell table:style-name="ce3" office:value-type="string">
            <text:p>Jordan</text:p>
          </table:table-cell>
          <table:table-cell table:style-name="ce3" office:value-type="string">
            <text:p>Chardonnay</text:p>
          </table:table-cell>
          <table:table-cell table:style-name="ce160"/>
          <table:table-cell table:style-name="ce7" office:value-type="float" office:value="2.56663559295138">
            <text:p>2.57</text:p>
          </table:table-cell>
          <table:table-cell table:style-name="ce3" office:value-type="float" office:value="0.639349908093313">
            <text:p>0.64</text:p>
          </table:table-cell>
          <table:table-cell table:style-name="ce3" office:value-type="string">
            <text:p>Erath</text:p>
          </table:table-cell>
          <table:table-cell table:style-name="ce160" office:value-type="string">
            <text:p>Pinot Noir</text:p>
          </table:table-cell>
          <table:table-cell table:number-columns-repeated="232"/>
        </table:table-row>
        <table:table-row table:style-name="ro1">
          <table:table-cell office:value-type="string">
            <text:p>marissa</text:p>
          </table:table-cell>
          <table:table-cell table:style-name="Default"/>
          <table:table-cell table:style-name="Default" office:value-type="float" office:value="0.933030253821095">
            <text:p>0.93</text:p>
          </table:table-cell>
          <table:table-cell table:style-name="Default" table:number-columns-repeated="2"/>
          <table:table-cell office:value-type="string">
            <text:p>Aiguo</text:p>
          </table:table-cell>
          <table:table-cell/>
          <table:table-cell office:value-type="float" office:value="2.57555555555556">
            <text:p>2.58</text:p>
          </table:table-cell>
          <table:table-cell table:style-name="Default"/>
          <table:table-cell table:style-name="ce7" office:value-type="string">
            <text:p>Jordan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Chardonnay</text:p>
          </table:table-cell>
          <table:table-cell table:style-name="ce3" office:value-type="string">
            <text:p>White</text:p>
          </table:table-cell>
          <table:table-cell table:style-name="ce3" office:value-type="float" office:value="2.56720769686555">
            <text:p>2.57</text:p>
          </table:table-cell>
          <table:table-cell table:style-name="ce3" office:value-type="float" office:value="0.898732368130814">
            <text:p>0.9</text:p>
          </table:table-cell>
          <table:table-cell table:style-name="ce7" office:value-type="float" office:value="2.7374094983273">
            <text:p>2.74</text:p>
          </table:table-cell>
          <table:table-cell table:style-name="ce3" office:value-type="float" office:value="0.849250822169889">
            <text:p>0.85</text:p>
          </table:table-cell>
          <table:table-cell table:style-name="ce3" office:value-type="string">
            <text:p>Hogue</text:p>
          </table:table-cell>
          <table:table-cell table:style-name="ce3" office:value-type="string">
            <text:p>Riesling</text:p>
          </table:table-cell>
          <table:table-cell table:style-name="ce160"/>
          <table:table-cell table:style-name="ce7" office:value-type="float" office:value="2.57224917441636">
            <text:p>2.57</text:p>
          </table:table-cell>
          <table:table-cell table:style-name="ce3" office:value-type="float" office:value="1.028408767882">
            <text:p>1.03</text:p>
          </table:table-cell>
          <table:table-cell table:style-name="ce3" office:value-type="string">
            <text:p>Illinois Cellars</text:p>
          </table:table-cell>
          <table:table-cell table:style-name="ce160" office:value-type="string">
            <text:p>Velvet Red</text:p>
          </table:table-cell>
          <table:table-cell table:number-columns-repeated="232"/>
        </table:table-row>
        <table:table-row table:style-name="ro1">
          <table:table-cell office:value-type="string">
            <text:p>Will</text:p>
          </table:table-cell>
          <table:table-cell table:style-name="Default"/>
          <table:table-cell table:style-name="Default" office:value-type="float" office:value="0.983923808333785">
            <text:p>0.98</text:p>
          </table:table-cell>
          <table:table-cell table:style-name="Default" table:number-columns-repeated="2"/>
          <table:table-cell office:value-type="string">
            <text:p>Arielle</text:p>
          </table:table-cell>
          <table:table-cell/>
          <table:table-cell office:value-type="float" office:value="2.58461538461538">
            <text:p>2.58</text:p>
          </table:table-cell>
          <table:table-cell table:style-name="Default"/>
          <table:table-cell table:style-name="ce7" office:value-type="string">
            <text:p>Tabor Hill</text:p>
          </table:table-cell>
          <table:table-cell table:style-name="ce3" office:value-type="string">
            <text:p>MI</text:p>
          </table:table-cell>
          <table:table-cell table:style-name="ce3" office:value-type="string">
            <text:p>Traminette</text:p>
          </table:table-cell>
          <table:table-cell table:style-name="ce3" office:value-type="string">
            <text:p>White</text:p>
          </table:table-cell>
          <table:table-cell table:style-name="ce3" office:value-type="float" office:value="2.57012953036709">
            <text:p>2.57</text:p>
          </table:table-cell>
          <table:table-cell table:style-name="ce3" office:value-type="float" office:value="0.682646217806464">
            <text:p>0.68</text:p>
          </table:table-cell>
          <table:table-cell table:style-name="ce7" office:value-type="float" office:value="2.84602075372505">
            <text:p>2.85</text:p>
          </table:table-cell>
          <table:table-cell table:style-name="ce3" office:value-type="float" office:value="0.927295273750058">
            <text:p>0.93</text:p>
          </table:table-cell>
          <table:table-cell table:style-name="ce3" office:value-type="string">
            <text:p>Debonne Vineyards</text:p>
          </table:table-cell>
          <table:table-cell table:style-name="ce3" office:value-type="string">
            <text:p>Riesling (wet)</text:p>
          </table:table-cell>
          <table:table-cell table:style-name="ce160"/>
          <table:table-cell table:style-name="ce7" office:value-type="float" office:value="2.66775878617984">
            <text:p>2.67</text:p>
          </table:table-cell>
          <table:table-cell table:style-name="ce3" office:value-type="float" office:value="0.869622533807374">
            <text:p>0.87</text:p>
          </table:table-cell>
          <table:table-cell table:style-name="ce3" office:value-type="string">
            <text:p>Steltzner</text:p>
          </table:table-cell>
          <table:table-cell table:style-name="ce160" office:value-type="string">
            <text:p>Claret</text:p>
          </table:table-cell>
          <table:table-cell table:number-columns-repeated="232"/>
        </table:table-row>
        <table:table-row table:style-name="ro1">
          <table:table-cell office:value-type="string">
            <text:p>Nicole</text:p>
          </table:table-cell>
          <table:table-cell table:style-name="Default"/>
          <table:table-cell table:style-name="Default" office:value-type="float" office:value="1.01980390271856">
            <text:p>1.02</text:p>
          </table:table-cell>
          <table:table-cell table:style-name="Default" table:number-columns-repeated="2"/>
          <table:table-cell office:value-type="string">
            <text:p>Nicole</text:p>
          </table:table-cell>
          <table:table-cell/>
          <table:table-cell office:value-type="float" office:value="2.7">
            <text:p>2.7</text:p>
          </table:table-cell>
          <table:table-cell table:style-name="Default"/>
          <table:table-cell table:style-name="ce7" office:value-type="string">
            <text:p>Erath</text:p>
          </table:table-cell>
          <table:table-cell table:style-name="ce3" office:value-type="string">
            <text:p>OR</text:p>
          </table:table-cell>
          <table:table-cell table:style-name="ce3" office:value-type="string">
            <text:p>Pinot Noir</text:p>
          </table:table-cell>
          <table:table-cell table:style-name="ce3" office:value-type="string">
            <text:p>Red</text:p>
          </table:table-cell>
          <table:table-cell table:style-name="ce3" office:value-type="float" office:value="2.70704631714584">
            <text:p>2.71</text:p>
          </table:table-cell>
          <table:table-cell table:style-name="ce3" office:value-type="float" office:value="0.751845480204693">
            <text:p>0.75</text:p>
          </table:table-cell>
          <table:table-cell table:style-name="ce7" office:value-type="float" office:value="2.85210183424968">
            <text:p>2.85</text:p>
          </table:table-cell>
          <table:table-cell table:style-name="ce3" office:value-type="float" office:value="0.858317287533106">
            <text:p>0.86</text:p>
          </table:table-cell>
          <table:table-cell table:style-name="ce3" office:value-type="string">
            <text:p>Erath</text:p>
          </table:table-cell>
          <table:table-cell table:style-name="ce3" office:value-type="string">
            <text:p>Pinot Noir</text:p>
          </table:table-cell>
          <table:table-cell table:style-name="ce160"/>
          <table:table-cell table:style-name="ce7" office:value-type="float" office:value="2.79565339356361">
            <text:p>2.8</text:p>
          </table:table-cell>
          <table:table-cell table:style-name="ce3" office:value-type="float" office:value="0.76759512717426">
            <text:p>0.77</text:p>
          </table:table-cell>
          <table:table-cell table:style-name="ce3" office:value-type="string">
            <text:p>Kalyra</text:p>
          </table:table-cell>
          <table:table-cell table:style-name="ce160" office:value-type="string">
            <text:p>Rose</text:p>
          </table:table-cell>
          <table:table-cell table:number-columns-repeated="232"/>
        </table:table-row>
        <table:table-row table:style-name="ro1">
          <table:table-cell office:value-type="string">
            <text:p>Ben</text:p>
          </table:table-cell>
          <table:table-cell table:style-name="Default"/>
          <table:table-cell table:style-name="Default" office:value-type="float" office:value="1.03723090641205">
            <text:p>1.04</text:p>
          </table:table-cell>
          <table:table-cell table:style-name="Default" table:number-columns-repeated="2"/>
          <table:table-cell office:value-type="string">
            <text:p>Basia</text:p>
          </table:table-cell>
          <table:table-cell/>
          <table:table-cell office:value-type="float" office:value="2.775">
            <text:p>2.78</text:p>
          </table:table-cell>
          <table:table-cell table:style-name="Default"/>
          <table:table-cell table:style-name="ce7" office:value-type="string">
            <text:p>Kalyra</text:p>
          </table:table-cell>
          <table:table-cell table:style-name="ce3" office:value-type="string">
            <text:p>CA</text:p>
          </table:table-cell>
          <table:table-cell table:number-columns-repeated="2" table:style-name="ce3" office:value-type="string">
            <text:p>Rose</text:p>
          </table:table-cell>
          <table:table-cell table:style-name="ce3" office:value-type="float" office:value="2.78232310888279">
            <text:p>2.78</text:p>
          </table:table-cell>
          <table:table-cell table:style-name="ce3" office:value-type="float" office:value="0.655378496672879">
            <text:p>0.66</text:p>
          </table:table-cell>
          <table:table-cell table:style-name="ce7" office:value-type="float" office:value="2.86591397405315">
            <text:p>2.87</text:p>
          </table:table-cell>
          <table:table-cell table:style-name="ce3" office:value-type="float" office:value="0.573043560673236">
            <text:p>0.57</text:p>
          </table:table-cell>
          <table:table-cell table:style-name="ce3" office:value-type="string">
            <text:p>Kalyra</text:p>
          </table:table-cell>
          <table:table-cell table:style-name="ce3" office:value-type="string">
            <text:p>Rose</text:p>
          </table:table-cell>
          <table:table-cell table:style-name="ce160"/>
          <table:table-cell table:style-name="ce7" office:value-type="float" office:value="2.83557347884833">
            <text:p>2.84</text:p>
          </table:table-cell>
          <table:table-cell table:style-name="ce3" office:value-type="float" office:value="0.951041168580139">
            <text:p>0.95</text:p>
          </table:table-cell>
          <table:table-cell table:style-name="ce3" office:value-type="string">
            <text:p>Conneaut Cellars</text:p>
          </table:table-cell>
          <table:table-cell table:style-name="ce160" office:value-type="string">
            <text:p>Pinot Gris</text:p>
          </table:table-cell>
          <table:table-cell table:number-columns-repeated="232"/>
        </table:table-row>
        <table:table-row table:style-name="ro1">
          <table:table-cell office:value-type="string">
            <text:p>Arielle</text:p>
          </table:table-cell>
          <table:table-cell table:style-name="Default"/>
          <table:table-cell table:style-name="Default" office:value-type="float" office:value="1.07613982505849">
            <text:p>1.08</text:p>
          </table:table-cell>
          <table:table-cell table:style-name="Default" table:number-columns-repeated="2"/>
          <table:table-cell office:value-type="string">
            <text:p>Ben</text:p>
          </table:table-cell>
          <table:table-cell/>
          <table:table-cell office:value-type="float" office:value="2.91578947368421">
            <text:p>2.92</text:p>
          </table:table-cell>
          <table:table-cell table:style-name="Default"/>
          <table:table-cell table:style-name="ce7" office:value-type="string">
            <text:p>Conneaut Cellars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Pinot Gris</text:p>
          </table:table-cell>
          <table:table-cell table:style-name="ce3" office:value-type="string">
            <text:p>White</text:p>
          </table:table-cell>
          <table:table-cell table:style-name="ce3" office:value-type="float" office:value="2.98953403926395">
            <text:p>2.99</text:p>
          </table:table-cell>
          <table:table-cell table:style-name="ce3" office:value-type="float" office:value="1.05695789567169">
            <text:p>1.06</text:p>
          </table:table-cell>
          <table:table-cell table:style-name="ce7" office:value-type="float" office:value="2.94771919257213">
            <text:p>2.95</text:p>
          </table:table-cell>
          <table:table-cell table:style-name="ce3" office:value-type="float" office:value="0.572526525995354">
            <text:p>0.57</text:p>
          </table:table-cell>
          <table:table-cell table:style-name="ce3" office:value-type="string">
            <text:p>Tabor Hill</text:p>
          </table:table-cell>
          <table:table-cell table:style-name="ce3" office:value-type="string">
            <text:p>Cabernet Franc</text:p>
          </table:table-cell>
          <table:table-cell table:style-name="ce160"/>
          <table:table-cell table:style-name="ce7" office:value-type="float" office:value="2.84928147673246">
            <text:p>2.85</text:p>
          </table:table-cell>
          <table:table-cell table:style-name="ce3" office:value-type="float" office:value="0.680488447516777">
            <text:p>0.68</text:p>
          </table:table-cell>
          <table:table-cell table:style-name="ce3" office:value-type="string">
            <text:p>Tabor Hill</text:p>
          </table:table-cell>
          <table:table-cell table:style-name="ce160" office:value-type="string">
            <text:p>Traminette</text:p>
          </table:table-cell>
          <table:table-cell table:number-columns-repeated="232"/>
        </table:table-row>
        <table:table-row table:style-name="ro1">
          <table:table-cell office:value-type="string">
            <text:p>Christine</text:p>
          </table:table-cell>
          <table:table-cell table:style-name="Default"/>
          <table:table-cell table:style-name="Default" office:value-type="float" office:value="1.42509967753456">
            <text:p>1.43</text:p>
          </table:table-cell>
          <table:table-cell table:style-name="Default" table:number-columns-repeated="2"/>
          <table:table-cell office:value-type="string">
            <text:p>Will</text:p>
          </table:table-cell>
          <table:table-cell/>
          <table:table-cell office:value-type="float" office:value="3.00833333333333">
            <text:p>3.01</text:p>
          </table:table-cell>
          <table:table-cell table:style-name="Default"/>
          <table:table-cell table:style-name="ce7" office:value-type="string">
            <text:p>Tabor Hill</text:p>
          </table:table-cell>
          <table:table-cell table:style-name="ce3" office:value-type="string">
            <text:p>MI</text:p>
          </table:table-cell>
          <table:table-cell table:style-name="ce3" office:value-type="string">
            <text:p>Kerner</text:p>
          </table:table-cell>
          <table:table-cell table:style-name="ce3" office:value-type="string">
            <text:p>White</text:p>
          </table:table-cell>
          <table:table-cell table:style-name="ce3" office:value-type="float" office:value="3.12115189902065">
            <text:p>3.12</text:p>
          </table:table-cell>
          <table:table-cell table:style-name="ce3" office:value-type="float" office:value="0.777700803777199">
            <text:p>0.78</text:p>
          </table:table-cell>
          <table:table-cell table:style-name="ce7" office:value-type="float" office:value="3.11423717432777">
            <text:p>3.11</text:p>
          </table:table-cell>
          <table:table-cell table:style-name="ce3" office:value-type="float" office:value="0.639003775978441">
            <text:p>0.64</text:p>
          </table:table-cell>
          <table:table-cell table:style-name="ce3" office:value-type="string">
            <text:p>Tabor Hill</text:p>
          </table:table-cell>
          <table:table-cell table:style-name="ce3" office:value-type="string">
            <text:p>Kerner</text:p>
          </table:table-cell>
          <table:table-cell table:style-name="ce160"/>
          <table:table-cell table:style-name="ce7" office:value-type="float" office:value="2.97296364375828">
            <text:p>2.97</text:p>
          </table:table-cell>
          <table:table-cell table:style-name="ce3" office:value-type="float" office:value="0.959278214168787">
            <text:p>0.96</text:p>
          </table:table-cell>
          <table:table-cell table:style-name="ce3" office:value-type="string">
            <text:p>Illinois Cellars</text:p>
          </table:table-cell>
          <table:table-cell table:style-name="ce160" office:value-type="string">
            <text:p>Chardonnelle</text:p>
          </table:table-cell>
          <table:table-cell table:number-columns-repeated="232"/>
        </table:table-row>
        <table:table-row table:style-name="ro1">
          <table:table-cell office:value-type="string">
            <text:p>Basia</text:p>
          </table:table-cell>
          <table:table-cell table:style-name="Default"/>
          <table:table-cell table:style-name="Default" office:value-type="float" office:value="1.43412360914804">
            <text:p>1.43</text:p>
          </table:table-cell>
          <table:table-cell table:style-name="Default" table:number-columns-repeated="2"/>
          <table:table-cell office:value-type="string">
            <text:p>Jinju</text:p>
          </table:table-cell>
          <table:table-cell/>
          <table:table-cell office:value-type="float" office:value="3.045">
            <text:p>3.05</text:p>
          </table:table-cell>
          <table:table-cell table:style-name="Default"/>
          <table:table-cell table:style-name="ce7" office:value-type="string">
            <text:p>Illinois Cellars</text:p>
          </table:table-cell>
          <table:table-cell table:style-name="ce3" office:value-type="string">
            <text:p>IL</text:p>
          </table:table-cell>
          <table:table-cell table:style-name="ce3" office:value-type="string">
            <text:p>Chardonnelle</text:p>
          </table:table-cell>
          <table:table-cell table:style-name="ce3" office:value-type="string">
            <text:p>White</text:p>
          </table:table-cell>
          <table:table-cell table:style-name="ce3" office:value-type="float" office:value="3.22597568215796">
            <text:p>3.23</text:p>
          </table:table-cell>
          <table:table-cell table:style-name="ce3" office:value-type="float" office:value="1.00130951997526">
            <text:p>1</text:p>
          </table:table-cell>
          <table:table-cell table:style-name="ce7" office:value-type="float" office:value="3.15320449275281">
            <text:p>3.15</text:p>
          </table:table-cell>
          <table:table-cell table:style-name="ce3" office:value-type="float" office:value="1.14093216589098">
            <text:p>1.14</text:p>
          </table:table-cell>
          <table:table-cell table:style-name="ce3" office:value-type="string">
            <text:p>Conneaut Cellars</text:p>
          </table:table-cell>
          <table:table-cell table:style-name="ce3" office:value-type="string">
            <text:p>Pinot Gris</text:p>
          </table:table-cell>
          <table:table-cell table:style-name="ce160"/>
          <table:table-cell table:style-name="ce7" office:value-type="float" office:value="3.24273032864364">
            <text:p>3.24</text:p>
          </table:table-cell>
          <table:table-cell table:style-name="ce3" office:value-type="float" office:value="0.894326206498896">
            <text:p>0.89</text:p>
          </table:table-cell>
          <table:table-cell table:style-name="ce3" office:value-type="string">
            <text:p>Tabor Hill</text:p>
          </table:table-cell>
          <table:table-cell table:style-name="ce160" office:value-type="string">
            <text:p>Kerner</text:p>
          </table:table-cell>
          <table:table-cell table:number-columns-repeated="23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style-name="ce13" office:value-type="string">
            <text:p>Tabor Hill</text:p>
          </table:table-cell>
          <table:table-cell table:style-name="ce157" office:value-type="string">
            <text:p>MI</text:p>
          </table:table-cell>
          <table:table-cell table:style-name="ce157" office:value-type="string">
            <text:p>Cabernet Franc</text:p>
          </table:table-cell>
          <table:table-cell table:style-name="ce157" office:value-type="string">
            <text:p>Red</text:p>
          </table:table-cell>
          <table:table-cell table:style-name="ce157" office:value-type="float" office:value="3.36253449211211">
            <text:p>3.36</text:p>
          </table:table-cell>
          <table:table-cell table:style-name="ce157" office:value-type="float" office:value="0.911010730729891">
            <text:p>0.91</text:p>
          </table:table-cell>
          <table:table-cell table:style-name="ce13" office:value-type="float" office:value="3.37179034201093">
            <text:p>3.37</text:p>
          </table:table-cell>
          <table:table-cell table:style-name="ce157" office:value-type="float" office:value="1.0609655353905">
            <text:p>1.06</text:p>
          </table:table-cell>
          <table:table-cell table:style-name="ce157" office:value-type="string">
            <text:p>Illinois Cellars</text:p>
          </table:table-cell>
          <table:table-cell table:style-name="ce157" office:value-type="string">
            <text:p>Chardonnelle</text:p>
          </table:table-cell>
          <table:table-cell table:style-name="ce161"/>
          <table:table-cell table:style-name="ce13" office:value-type="float" office:value="3.72712617073519">
            <text:p>3.73</text:p>
          </table:table-cell>
          <table:table-cell table:style-name="ce157" office:value-type="float" office:value="1.02081809170325">
            <text:p>1.02</text:p>
          </table:table-cell>
          <table:table-cell table:style-name="ce157" office:value-type="string">
            <text:p>Tabor Hill</text:p>
          </table:table-cell>
          <table:table-cell table:style-name="ce161" office:value-type="string">
            <text:p>Cabernet Franc</text:p>
          </table:table-cell>
          <table:table-cell table:number-columns-repeated="23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13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style-name="Default" office:value-type="string">
            <text:p>Favorite Types</text:p>
          </table:table-cell>
          <table:table-cell table:style-name="Default"/>
          <table:table-cell table:style-name="Default" office:value-type="string">
            <text:p>Men</text:p>
          </table:table-cell>
          <table:table-cell table:style-name="Default"/>
          <table:table-cell table:style-name="Default" office:value-type="string">
            <text:p>Women</text:p>
          </table:table-cell>
          <table:table-cell table:style-name="Default" table:number-columns-repeated="7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style-name="Default" office:value-type="string">
            <text:p>Desert</text:p>
          </table:table-cell>
          <table:table-cell table:style-name="Default" office:value-type="float" office:value="2.09358537204052">
            <text:p>2.09</text:p>
          </table:table-cell>
          <table:table-cell table:style-name="Default" office:value-type="string">
            <text:p>Desert</text:p>
          </table:table-cell>
          <table:table-cell table:style-name="Default" office:value-type="float" office:value="2.017730339126">
            <text:p>2.02</text:p>
          </table:table-cell>
          <table:table-cell table:style-name="Default" office:value-type="string">
            <text:p>Desert</text:p>
          </table:table-cell>
          <table:table-cell table:style-name="Default" office:value-type="float" office:value="2.21358693881914">
            <text:p>2.21</text:p>
          </table:table-cell>
          <table:table-cell table:style-name="Default" table:number-columns-repeated="2"/>
          <table:table-cell table:style-name="ce3"/>
          <table:table-cell table:style-name="ce159"/>
          <table:table-cell table:style-name="ce3"/>
          <table:table-cell table:style-name="Default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style-name="Default" office:value-type="string">
            <text:p>Red</text:p>
          </table:table-cell>
          <table:table-cell table:style-name="Default" office:value-type="float" office:value="2.33062778165902">
            <text:p>2.33</text:p>
          </table:table-cell>
          <table:table-cell table:style-name="Default" office:value-type="string">
            <text:p>Red</text:p>
          </table:table-cell>
          <table:table-cell table:style-name="Default" office:value-type="float" office:value="2.19508639280014">
            <text:p>2.2</text:p>
          </table:table-cell>
          <table:table-cell table:style-name="Default" office:value-type="string">
            <text:p>Red</text:p>
          </table:table-cell>
          <table:table-cell table:style-name="Default" office:value-type="float" office:value="2.41304551846378">
            <text:p>2.41</text:p>
          </table:table-cell>
          <table:table-cell table:style-name="Default" table:number-columns-repeated="2"/>
          <table:table-cell table:style-name="ce3" table:number-columns-repeated="3"/>
          <table:table-cell table:style-name="Default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style-name="Default" office:value-type="string">
            <text:p>White</text:p>
          </table:table-cell>
          <table:table-cell table:style-name="Default" office:value-type="float" office:value="2.78337692167042">
            <text:p>2.78</text:p>
          </table:table-cell>
          <table:table-cell table:style-name="Default" office:value-type="string">
            <text:p>White</text:p>
          </table:table-cell>
          <table:table-cell table:style-name="Default" office:value-type="float" office:value="2.87801234568835">
            <text:p>2.88</text:p>
          </table:table-cell>
          <table:table-cell table:style-name="Default" office:value-type="string">
            <text:p>White</text:p>
          </table:table-cell>
          <table:table-cell table:style-name="Default" office:value-type="float" office:value="2.73588387132832">
            <text:p>2.74</text:p>
          </table:table-cell>
          <table:table-cell table:style-name="Default" table:number-columns-repeated="2"/>
          <table:table-cell table:style-name="ce3" table:number-columns-repeated="3"/>
          <table:table-cell table:style-name="Default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style-name="ce3" table:number-columns-repeated="4"/>
          <table:table-cell table:style-name="Default" table:number-columns-repeated="2"/>
          <table:table-cell table:style-name="ce3" table:number-columns-repeated="5"/>
          <table:table-cell table:style-name="Default"/>
          <table:table-cell table:number-columns-repeated="235"/>
        </table:table-row>
        <table:table-row table:style-name="ro1" table:number-rows-repeated="17">
          <table:table-cell/>
          <table:table-cell table:style-name="Default" table:number-columns-repeated="4"/>
          <table:table-cell table:number-columns-repeated="3"/>
          <table:table-cell table:style-name="Default"/>
          <table:table-cell table:style-name="ce3" table:number-columns-repeated="11"/>
          <table:table-cell table:style-name="Default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style-name="ce3" table:number-columns-repeated="11"/>
          <table:table-cell table:style-name="Default"/>
          <table:table-cell table:number-columns-repeated="235"/>
        </table:table-row>
      </table:table>
      <table:table table:name="Summary" table:style-name="ta7">
        <table:table-column table:style-name="co1" table:default-cell-style-name="Default"/>
        <table:table-column table:style-name="co64" table:default-cell-style-name="Default"/>
        <table:table-column table:style-name="co34" table:default-cell-style-name="ce168"/>
        <table:table-column table:style-name="co1" table:default-cell-style-name="Default"/>
        <table:table-column table:style-name="co65" table:default-cell-style-name="Default"/>
        <table:table-column table:style-name="co1" table:number-columns-repeated="2" table:default-cell-style-name="Default"/>
        <table:table-column table:style-name="co23" table:default-cell-style-name="ce168"/>
        <table:table-column table:style-name="co1" table:default-cell-style-name="Default"/>
        <table:table-column table:style-name="co23" table:default-cell-style-name="ce168"/>
        <table:table-column table:style-name="co1" table:default-cell-style-name="Default"/>
        <table:table-column table:style-name="co66" table:default-cell-style-name="Default"/>
        <table:table-column table:style-name="co46" table:default-cell-style-name="Default"/>
        <table:table-column table:style-name="co5" table:default-cell-style-name="Default"/>
        <table:table-column table:style-name="co51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7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" table:number-columns-repeated="235" table:default-cell-style-name="Default"/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1" office:value-type="string">
            <text:p>1st Tasting</text:p>
          </table:table-cell>
          <table:table-cell table:number-columns-repeated="9"/>
          <table:table-cell table:style-name="ce1" office:value-type="string">
            <text:p>Ben Farewell Tasting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5" table:number-columns-repeated="4"/>
          <table:table-cell table:style-name="ce178"/>
          <table:table-cell table:style-name="ce5"/>
          <table:table-cell table:style-name="ce178"/>
          <table:table-cell table:number-columns-repeated="246"/>
        </table:table-row>
        <table:table-row table:style-name="ro1">
          <table:table-cell/>
          <table:table-cell table:style-name="ce163" office:value-type="string">
            <text:p>Most Popular Wines (Normalized)</text:p>
          </table:table-cell>
          <table:table-cell table:style-name="ce169"/>
          <table:table-cell table:style-name="ce179" table:number-columns-repeated="3"/>
          <table:table-cell table:style-name="ce191" office:value-type="string">
            <text:p>Male only</text:p>
          </table:table-cell>
          <table:table-cell table:style-name="ce169"/>
          <table:table-cell table:style-name="ce191" office:value-type="string">
            <text:p>Female Only</text:p>
          </table:table-cell>
          <table:table-cell table:style-name="ce195"/>
          <table:table-cell table:style-name="ce5"/>
          <table:table-cell table:style-name="ce12" office:value-type="string">
            <text:p>Most Popular Wines (Normalized)</text:p>
          </table:table-cell>
          <table:table-cell table:style-name="ce156" table:number-columns-repeated="2"/>
          <table:table-cell table:style-name="ce197" office:value-type="string">
            <text:p>Overall</text:p>
          </table:table-cell>
          <table:table-cell table:style-name="ce200" office:value-type="string">
            <text:p>Male</text:p>
          </table:table-cell>
          <table:table-cell table:style-name="ce156" table:number-columns-repeated="2"/>
          <table:table-cell table:style-name="ce158" office:value-type="string">
            <text:p>Female</text:p>
          </table:table-cell>
          <table:table-cell table:style-name="ce162"/>
          <table:table-cell table:style-name="ce152"/>
          <table:table-cell table:number-columns-repeated="235"/>
        </table:table-row>
        <table:table-row table:style-name="ro1">
          <table:table-cell/>
          <table:table-cell table:style-name="ce164" office:value-type="string">
            <text:p>Jordan</text:p>
          </table:table-cell>
          <table:table-cell table:style-name="ce170" office:value-type="float" office:value="1.8093563772587">
            <text:p>1.81</text:p>
          </table:table-cell>
          <table:table-cell table:style-name="ce180" office:value-type="string">
            <text:p>US</text:p>
          </table:table-cell>
          <table:table-cell table:style-name="ce180" office:value-type="string">
            <text:p>Cabernet Suvignon</text:p>
          </table:table-cell>
          <table:table-cell table:style-name="ce180" office:value-type="string">
            <text:p>red</text:p>
          </table:table-cell>
          <table:table-cell table:style-name="ce180" office:value-type="string">
            <text:p>Reif</text:p>
          </table:table-cell>
          <table:table-cell table:style-name="ce170" office:value-type="float" office:value="1.73684166598275">
            <text:p>1.74</text:p>
          </table:table-cell>
          <table:table-cell table:style-name="ce180" office:value-type="string">
            <text:p>Jordan</text:p>
          </table:table-cell>
          <table:table-cell table:style-name="ce175" office:value-type="float" office:value="1.78420657243755">
            <text:p>1.78</text:p>
          </table:table-cell>
          <table:table-cell/>
          <table:table-cell table:style-name="ce13"/>
          <table:table-cell table:style-name="ce157" office:value-type="string">
            <text:p>State</text:p>
          </table:table-cell>
          <table:table-cell table:style-name="ce157" office:value-type="string">
            <text:p>Grape</text:p>
          </table:table-cell>
          <table:table-cell table:style-name="ce198" office:value-type="string">
            <text:p>Average</text:p>
          </table:table-cell>
          <table:table-cell table:style-name="ce201" office:value-type="string">
            <text:p>Average</text:p>
          </table:table-cell>
          <table:table-cell table:style-name="ce157"/>
          <table:table-cell table:style-name="ce161"/>
          <table:table-cell table:style-name="ce157" office:value-type="string">
            <text:p>Average</text:p>
          </table:table-cell>
          <table:table-cell table:style-name="ce157"/>
          <table:table-cell table:style-name="ce161"/>
          <table:table-cell table:number-columns-repeated="235"/>
        </table:table-row>
        <table:table-row table:style-name="ro1">
          <table:table-cell/>
          <table:table-cell table:style-name="ce165" office:value-type="string">
            <text:p>Reif</text:p>
          </table:table-cell>
          <table:table-cell table:style-name="ce171" office:value-type="float" office:value="1.98104755755592">
            <text:p>1.98</text:p>
          </table:table-cell>
          <table:table-cell table:style-name="ce181" office:value-type="string">
            <text:p>Canada</text:p>
          </table:table-cell>
          <table:table-cell table:style-name="ce181" office:value-type="string">
            <text:p>Icewine-cabernet</text:p>
          </table:table-cell>
          <table:table-cell table:style-name="ce181" office:value-type="string">
            <text:p>desert</text:p>
          </table:table-cell>
          <table:table-cell table:style-name="ce181" office:value-type="string">
            <text:p>Jordan</text:p>
          </table:table-cell>
          <table:table-cell table:style-name="ce171" office:value-type="float" office:value="1.83031454794299">
            <text:p>1.83</text:p>
          </table:table-cell>
          <table:table-cell table:style-name="ce181" office:value-type="string">
            <text:p>Domaine Bind Humbrecht</text:p>
          </table:table-cell>
          <table:table-cell table:style-name="ce176" office:value-type="float" office:value="2.00634270861063">
            <text:p>2.01</text:p>
          </table:table-cell>
          <table:table-cell/>
          <table:table-cell table:style-name="ce184" office:value-type="string">
            <text:p>Opolo</text:p>
          </table:table-cell>
          <table:table-cell table:style-name="ce180" office:value-type="string">
            <text:p>CA</text:p>
          </table:table-cell>
          <table:table-cell table:style-name="ce180" office:value-type="string">
            <text:p>Mountain Zinfandel</text:p>
          </table:table-cell>
          <table:table-cell table:style-name="ce175" office:value-type="float" office:value="1.38191013057683">
            <text:p>1.38</text:p>
          </table:table-cell>
          <table:table-cell table:style-name="ce202" office:value-type="float" office:value="1.14834943717747">
            <text:p>1.15</text:p>
          </table:table-cell>
          <table:table-cell table:style-name="ce180" office:value-type="string">
            <text:p>Opolo</text:p>
          </table:table-cell>
          <table:table-cell table:style-name="ce211" office:value-type="string">
            <text:p>Mountain Zinfandel</text:p>
          </table:table-cell>
          <table:table-cell table:style-name="ce202" office:value-type="float" office:value="1.54891176649003">
            <text:p>1.55</text:p>
          </table:table-cell>
          <table:table-cell table:style-name="ce180" office:value-type="string">
            <text:p>Opolo</text:p>
          </table:table-cell>
          <table:table-cell table:style-name="ce211" office:value-type="string">
            <text:p>Mountain Zinfandel</text:p>
          </table:table-cell>
          <table:table-cell table:number-columns-repeated="235"/>
        </table:table-row>
        <table:table-row table:style-name="ro1">
          <table:table-cell/>
          <table:table-cell table:style-name="ce165" office:value-type="string">
            <text:p>Kiona</text:p>
          </table:table-cell>
          <table:table-cell table:style-name="ce171" office:value-type="float" office:value="2.01404472224847">
            <text:p>2.01</text:p>
          </table:table-cell>
          <table:table-cell table:style-name="ce181" office:value-type="string">
            <text:p>US</text:p>
          </table:table-cell>
          <table:table-cell table:style-name="ce181" office:value-type="string">
            <text:p>Icewine-chenin</text:p>
          </table:table-cell>
          <table:table-cell table:style-name="ce181" office:value-type="string">
            <text:p>desert</text:p>
          </table:table-cell>
          <table:table-cell table:style-name="ce181" office:value-type="string">
            <text:p>Kiona</text:p>
          </table:table-cell>
          <table:table-cell table:style-name="ce171" office:value-type="float" office:value="1.92501742191942">
            <text:p>1.93</text:p>
          </table:table-cell>
          <table:table-cell table:style-name="ce181" office:value-type="string">
            <text:p>AN/2</text:p>
          </table:table-cell>
          <table:table-cell table:style-name="ce176" office:value-type="float" office:value="2.02961491927897">
            <text:p>2.03</text:p>
          </table:table-cell>
          <table:table-cell/>
          <table:table-cell table:style-name="ce185" office:value-type="string">
            <text:p>Kalyra</text:p>
          </table:table-cell>
          <table:table-cell table:style-name="ce181" office:value-type="string">
            <text:p>CA</text:p>
          </table:table-cell>
          <table:table-cell table:style-name="ce181" office:value-type="string">
            <text:p>Black Muscat</text:p>
          </table:table-cell>
          <table:table-cell table:style-name="ce176" office:value-type="float" office:value="2.02385849448783">
            <text:p>2.02</text:p>
          </table:table-cell>
          <table:table-cell table:style-name="ce203" office:value-type="float" office:value="1.98456766447838">
            <text:p>1.98</text:p>
          </table:table-cell>
          <table:table-cell table:style-name="ce181" office:value-type="string">
            <text:p>Steltzner</text:p>
          </table:table-cell>
          <table:table-cell table:style-name="ce212" office:value-type="string">
            <text:p>Claret</text:p>
          </table:table-cell>
          <table:table-cell table:style-name="ce203" office:value-type="float" office:value="1.81179477232109">
            <text:p>1.81</text:p>
          </table:table-cell>
          <table:table-cell table:style-name="ce181" office:value-type="string">
            <text:p>Opolo</text:p>
          </table:table-cell>
          <table:table-cell table:style-name="ce212" office:value-type="string">
            <text:p>Cabernet Sauvignion</text:p>
          </table:table-cell>
          <table:table-cell table:number-columns-repeated="235"/>
        </table:table-row>
        <table:table-row table:style-name="ro1">
          <table:table-cell/>
          <table:table-cell table:style-name="ce165" office:value-type="string">
            <text:p>Domaine Bind Humbrecht</text:p>
          </table:table-cell>
          <table:table-cell table:style-name="ce171" office:value-type="float" office:value="2.11198905257501">
            <text:p>2.11</text:p>
          </table:table-cell>
          <table:table-cell table:style-name="ce181" office:value-type="string">
            <text:p>France</text:p>
          </table:table-cell>
          <table:table-cell table:style-name="ce181" office:value-type="string">
            <text:p>Reisling</text:p>
          </table:table-cell>
          <table:table-cell table:style-name="ce181" office:value-type="string">
            <text:p>white</text:p>
          </table:table-cell>
          <table:table-cell table:style-name="ce181" office:value-type="string">
            <text:p>The Red Brute</text:p>
          </table:table-cell>
          <table:table-cell table:style-name="ce171" office:value-type="float" office:value="2.03275046436807">
            <text:p>2.03</text:p>
          </table:table-cell>
          <table:table-cell table:style-name="ce181" office:value-type="string">
            <text:p>Kiona</text:p>
          </table:table-cell>
          <table:table-cell table:style-name="ce176" office:value-type="float" office:value="2.08526656251171">
            <text:p>2.09</text:p>
          </table:table-cell>
          <table:table-cell/>
          <table:table-cell table:style-name="ce185" office:value-type="string">
            <text:p>Opolo</text:p>
          </table:table-cell>
          <table:table-cell table:style-name="ce181" office:value-type="string">
            <text:p>CA</text:p>
          </table:table-cell>
          <table:table-cell table:style-name="ce181" office:value-type="string">
            <text:p>Cabernet Sauvignion</text:p>
          </table:table-cell>
          <table:table-cell table:style-name="ce176" office:value-type="float" office:value="2.05319891255017">
            <text:p>2.05</text:p>
          </table:table-cell>
          <table:table-cell table:style-name="ce203" office:value-type="float" office:value="1.98926648356962">
            <text:p>1.99</text:p>
          </table:table-cell>
          <table:table-cell table:style-name="ce181" office:value-type="string">
            <text:p>Illinois Cellars</text:p>
          </table:table-cell>
          <table:table-cell table:style-name="ce212" office:value-type="string">
            <text:p>Velvet Red</text:p>
          </table:table-cell>
          <table:table-cell table:style-name="ce203" office:value-type="float" office:value="2.00718477034266">
            <text:p>2.01</text:p>
          </table:table-cell>
          <table:table-cell table:style-name="ce181" office:value-type="string">
            <text:p>Opolo</text:p>
          </table:table-cell>
          <table:table-cell table:style-name="ce212" office:value-type="string">
            <text:p>Tempranillo</text:p>
          </table:table-cell>
          <table:table-cell table:number-columns-repeated="235"/>
        </table:table-row>
        <table:table-row table:style-name="ro1">
          <table:table-cell/>
          <table:table-cell table:style-name="ce165" office:value-type="string">
            <text:p>The Red Brute</text:p>
          </table:table-cell>
          <table:table-cell table:style-name="ce171" office:value-type="float" office:value="2.40823712096618">
            <text:p>2.41</text:p>
          </table:table-cell>
          <table:table-cell table:style-name="ce181" office:value-type="string">
            <text:p>Australia</text:p>
          </table:table-cell>
          <table:table-cell table:style-name="ce181" office:value-type="string">
            <text:p>Sparkling Shiraz</text:p>
          </table:table-cell>
          <table:table-cell table:style-name="ce181" office:value-type="string">
            <text:p>desert</text:p>
          </table:table-cell>
          <table:table-cell table:style-name="ce181" office:value-type="string">
            <text:p>Kovacevic Red</text:p>
          </table:table-cell>
          <table:table-cell table:style-name="ce171" office:value-type="float" office:value="2.03403939022529">
            <text:p>2.03</text:p>
          </table:table-cell>
          <table:table-cell table:style-name="ce181" office:value-type="string">
            <text:p>Reif</text:p>
          </table:table-cell>
          <table:table-cell table:style-name="ce176" office:value-type="float" office:value="2.22525344912908">
            <text:p>2.23</text:p>
          </table:table-cell>
          <table:table-cell/>
          <table:table-cell table:style-name="ce185" office:value-type="string">
            <text:p>Opolo</text:p>
          </table:table-cell>
          <table:table-cell table:style-name="ce181" office:value-type="string">
            <text:p>CA</text:p>
          </table:table-cell>
          <table:table-cell table:style-name="ce181" office:value-type="string">
            <text:p>Tempranillo</text:p>
          </table:table-cell>
          <table:table-cell table:style-name="ce176" office:value-type="float" office:value="2.11512390638394">
            <text:p>2.12</text:p>
          </table:table-cell>
          <table:table-cell table:style-name="ce203" office:value-type="float" office:value="1.99063620125841">
            <text:p>1.99</text:p>
          </table:table-cell>
          <table:table-cell table:style-name="ce181" office:value-type="string">
            <text:p>Kalyra</text:p>
          </table:table-cell>
          <table:table-cell table:style-name="ce212" office:value-type="string">
            <text:p>Black Muscat</text:p>
          </table:table-cell>
          <table:table-cell table:style-name="ce203" office:value-type="float" office:value="2.04877521440989">
            <text:p>2.05</text:p>
          </table:table-cell>
          <table:table-cell table:style-name="ce181" office:value-type="string">
            <text:p>Kalyra</text:p>
          </table:table-cell>
          <table:table-cell table:style-name="ce212" office:value-type="string">
            <text:p>Black Muscat</text:p>
          </table:table-cell>
          <table:table-cell table:number-columns-repeated="235"/>
        </table:table-row>
        <table:table-row table:style-name="ro1">
          <table:table-cell/>
          <table:table-cell table:style-name="ce165" office:value-type="string">
            <text:p>AN/2</text:p>
          </table:table-cell>
          <table:table-cell table:style-name="ce171" office:value-type="float" office:value="2.54549575089561">
            <text:p>2.55</text:p>
          </table:table-cell>
          <table:table-cell table:style-name="ce181" office:value-type="string">
            <text:p>Spain</text:p>
          </table:table-cell>
          <table:table-cell table:style-name="ce181" office:value-type="string">
            <text:p>Red</text:p>
          </table:table-cell>
          <table:table-cell table:style-name="ce181" office:value-type="string">
            <text:p>red</text:p>
          </table:table-cell>
          <table:table-cell table:style-name="ce181" office:value-type="string">
            <text:p>Tokaji</text:p>
          </table:table-cell>
          <table:table-cell table:style-name="ce171" office:value-type="float" office:value="2.13285987433399">
            <text:p>2.13</text:p>
          </table:table-cell>
          <table:table-cell table:style-name="ce181" office:value-type="string">
            <text:p>Sausal</text:p>
          </table:table-cell>
          <table:table-cell table:style-name="ce176" office:value-type="float" office:value="2.28535242975195">
            <text:p>2.29</text:p>
          </table:table-cell>
          <table:table-cell/>
          <table:table-cell table:style-name="ce185" office:value-type="string">
            <text:p>Tabor Hill</text:p>
          </table:table-cell>
          <table:table-cell table:style-name="ce181" office:value-type="string">
            <text:p>MI</text:p>
          </table:table-cell>
          <table:table-cell table:style-name="ce181" office:value-type="string">
            <text:p>Spumante</text:p>
          </table:table-cell>
          <table:table-cell table:style-name="ce176" office:value-type="float" office:value="2.16331224959321">
            <text:p>2.16</text:p>
          </table:table-cell>
          <table:table-cell table:style-name="ce203" office:value-type="float" office:value="2.04482447699359">
            <text:p>2.04</text:p>
          </table:table-cell>
          <table:table-cell table:style-name="ce181" office:value-type="string">
            <text:p>Tabor Hill</text:p>
          </table:table-cell>
          <table:table-cell table:style-name="ce212" office:value-type="string">
            <text:p>Spumante</text:p>
          </table:table-cell>
          <table:table-cell table:style-name="ce203" office:value-type="float" office:value="2.26882016355701">
            <text:p>2.27</text:p>
          </table:table-cell>
          <table:table-cell table:style-name="ce181" office:value-type="string">
            <text:p>Rancho sisquoc</text:p>
          </table:table-cell>
          <table:table-cell table:style-name="ce212" office:value-type="string">
            <text:p>Syrah</text:p>
          </table:table-cell>
          <table:table-cell table:number-columns-repeated="235"/>
        </table:table-row>
        <table:table-row table:style-name="ro1">
          <table:table-cell/>
          <table:table-cell table:style-name="ce165" office:value-type="string">
            <text:p>Kovacevic</text:p>
          </table:table-cell>
          <table:table-cell table:style-name="ce171" office:value-type="float" office:value="2.55774332633228">
            <text:p>2.56</text:p>
          </table:table-cell>
          <table:table-cell table:style-name="ce181" office:value-type="string">
            <text:p>Serbia</text:p>
          </table:table-cell>
          <table:table-cell table:style-name="ce181" office:value-type="string">
            <text:p>Bermet</text:p>
          </table:table-cell>
          <table:table-cell table:style-name="ce181" office:value-type="string">
            <text:p>red</text:p>
          </table:table-cell>
          <table:table-cell table:style-name="ce181" office:value-type="string">
            <text:p>Domaine Bind Humbrecht</text:p>
          </table:table-cell>
          <table:table-cell table:style-name="ce171" office:value-type="float" office:value="2.21763539653939">
            <text:p>2.22</text:p>
          </table:table-cell>
          <table:table-cell table:style-name="ce181" office:value-type="string">
            <text:p>Banrock Station</text:p>
          </table:table-cell>
          <table:table-cell table:style-name="ce176" office:value-type="float" office:value="2.64061050448933">
            <text:p>2.64</text:p>
          </table:table-cell>
          <table:table-cell/>
          <table:table-cell table:style-name="ce185" office:value-type="string">
            <text:p>Illinois Cellars</text:p>
          </table:table-cell>
          <table:table-cell table:style-name="ce181" office:value-type="string">
            <text:p>IL</text:p>
          </table:table-cell>
          <table:table-cell table:style-name="ce181" office:value-type="string">
            <text:p>Velvet Red</text:p>
          </table:table-cell>
          <table:table-cell table:style-name="ce176" office:value-type="float" office:value="2.2047214489747">
            <text:p>2.20</text:p>
          </table:table-cell>
          <table:table-cell table:style-name="ce203" office:value-type="float" office:value="2.07593187125">
            <text:p>2.08</text:p>
          </table:table-cell>
          <table:table-cell table:style-name="ce181" office:value-type="string">
            <text:p>Rancho sisquoc</text:p>
          </table:table-cell>
          <table:table-cell table:style-name="ce212" office:value-type="string">
            <text:p>Cabernet Franc</text:p>
          </table:table-cell>
          <table:table-cell table:style-name="ce203" office:value-type="float" office:value="2.31246318965617">
            <text:p>2.31</text:p>
          </table:table-cell>
          <table:table-cell table:style-name="ce181" office:value-type="string">
            <text:p>Hogue</text:p>
          </table:table-cell>
          <table:table-cell table:style-name="ce212" office:value-type="string">
            <text:p>Riesling</text:p>
          </table:table-cell>
          <table:table-cell table:number-columns-repeated="235"/>
        </table:table-row>
        <table:table-row table:style-name="ro1">
          <table:table-cell/>
          <table:table-cell table:style-name="ce165" office:value-type="string">
            <text:p>Banrock Station</text:p>
          </table:table-cell>
          <table:table-cell table:style-name="ce171" office:value-type="float" office:value="2.56389682375854">
            <text:p>2.56</text:p>
          </table:table-cell>
          <table:table-cell table:style-name="ce181" office:value-type="string">
            <text:p>Australia</text:p>
          </table:table-cell>
          <table:table-cell table:style-name="ce181" office:value-type="string">
            <text:p>Shiraz</text:p>
          </table:table-cell>
          <table:table-cell table:style-name="ce181" office:value-type="string">
            <text:p>red</text:p>
          </table:table-cell>
          <table:table-cell table:style-name="ce181" office:value-type="string">
            <text:p>Banrock Station</text:p>
          </table:table-cell>
          <table:table-cell table:style-name="ce171" office:value-type="float" office:value="2.49996875648289">
            <text:p>2.50</text:p>
          </table:table-cell>
          <table:table-cell table:style-name="ce181" office:value-type="string">
            <text:p>Kovacevic</text:p>
          </table:table-cell>
          <table:table-cell table:style-name="ce176" office:value-type="float" office:value="2.73688272035799">
            <text:p>2.74</text:p>
          </table:table-cell>
          <table:table-cell/>
          <table:table-cell table:style-name="ce185" office:value-type="string">
            <text:p>Rancho sisquoc</text:p>
          </table:table-cell>
          <table:table-cell table:style-name="ce181" office:value-type="string">
            <text:p>CA</text:p>
          </table:table-cell>
          <table:table-cell table:style-name="ce181" office:value-type="string">
            <text:p>Cabernet Franc</text:p>
          </table:table-cell>
          <table:table-cell table:style-name="ce176" office:value-type="float" office:value="2.28671385457865">
            <text:p>2.29</text:p>
          </table:table-cell>
          <table:table-cell table:style-name="ce203" office:value-type="float" office:value="2.11265964427729">
            <text:p>2.11</text:p>
          </table:table-cell>
          <table:table-cell table:style-name="ce181" office:value-type="string">
            <text:p>Opolo</text:p>
          </table:table-cell>
          <table:table-cell table:style-name="ce212" office:value-type="string">
            <text:p>Cabernet Sauvignion</text:p>
          </table:table-cell>
          <table:table-cell table:style-name="ce203" office:value-type="float" office:value="2.37839866322838">
            <text:p>2.38</text:p>
          </table:table-cell>
          <table:table-cell table:style-name="ce181" office:value-type="string">
            <text:p>Tabor Hill</text:p>
          </table:table-cell>
          <table:table-cell table:style-name="ce212" office:value-type="string">
            <text:p>Spumante</text:p>
          </table:table-cell>
          <table:table-cell table:number-columns-repeated="235"/>
        </table:table-row>
        <table:table-row table:style-name="ro1">
          <table:table-cell/>
          <table:table-cell table:style-name="ce165" office:value-type="string">
            <text:p>Sausal</text:p>
          </table:table-cell>
          <table:table-cell table:style-name="ce171" office:value-type="float" office:value="2.57292544049017">
            <text:p>2.57</text:p>
          </table:table-cell>
          <table:table-cell table:style-name="ce181" office:value-type="string">
            <text:p>US</text:p>
          </table:table-cell>
          <table:table-cell table:style-name="ce181" office:value-type="string">
            <text:p>Zinfandel</text:p>
          </table:table-cell>
          <table:table-cell table:style-name="ce181" office:value-type="string">
            <text:p>red</text:p>
          </table:table-cell>
          <table:table-cell table:style-name="ce181" office:value-type="string">
            <text:p>Sausal</text:p>
          </table:table-cell>
          <table:table-cell table:style-name="ce171" office:value-type="float" office:value="2.8604984512284">
            <text:p>2.86</text:p>
          </table:table-cell>
          <table:table-cell table:style-name="ce181" office:value-type="string">
            <text:p>The Red Brute</text:p>
          </table:table-cell>
          <table:table-cell table:style-name="ce176" office:value-type="float" office:value="2.78372377756429">
            <text:p>2.78</text:p>
          </table:table-cell>
          <table:table-cell/>
          <table:table-cell table:style-name="ce185" office:value-type="string">
            <text:p>Conneaut Cellars</text:p>
          </table:table-cell>
          <table:table-cell table:style-name="ce181" office:value-type="string">
            <text:p>PA</text:p>
          </table:table-cell>
          <table:table-cell table:style-name="ce181" office:value-type="string">
            <text:p>Hazel Park Red</text:p>
          </table:table-cell>
          <table:table-cell table:style-name="ce176" office:value-type="float" office:value="2.32785409810297">
            <text:p>2.33</text:p>
          </table:table-cell>
          <table:table-cell table:style-name="ce203" office:value-type="float" office:value="2.12694644041433">
            <text:p>2.13</text:p>
          </table:table-cell>
          <table:table-cell table:style-name="ce181" office:value-type="string">
            <text:p>Opolo</text:p>
          </table:table-cell>
          <table:table-cell table:style-name="ce212" office:value-type="string">
            <text:p>Tempranillo</text:p>
          </table:table-cell>
          <table:table-cell table:style-name="ce203" office:value-type="float" office:value="2.40311804412564">
            <text:p>2.40</text:p>
          </table:table-cell>
          <table:table-cell table:style-name="ce181" office:value-type="string">
            <text:p>Debonne Vineyards</text:p>
          </table:table-cell>
          <table:table-cell table:style-name="ce212" office:value-type="string">
            <text:p>Riesling (wet)</text:p>
          </table:table-cell>
          <table:table-cell table:number-columns-repeated="235"/>
        </table:table-row>
        <table:table-row table:style-name="ro1">
          <table:table-cell/>
          <table:table-cell table:style-name="ce165" office:value-type="string">
            <text:p>Tokaji</text:p>
          </table:table-cell>
          <table:table-cell table:style-name="ce171" office:value-type="float" office:value="2.86890060727163">
            <text:p>2.87</text:p>
          </table:table-cell>
          <table:table-cell table:style-name="ce181" office:value-type="string">
            <text:p>Hungary</text:p>
          </table:table-cell>
          <table:table-cell table:style-name="ce181" office:value-type="string">
            <text:p>tokaji</text:p>
          </table:table-cell>
          <table:table-cell table:style-name="ce181" office:value-type="string">
            <text:p>desert</text:p>
          </table:table-cell>
          <table:table-cell table:style-name="ce181" office:value-type="string">
            <text:p>AN/2</text:p>
          </table:table-cell>
          <table:table-cell table:style-name="ce171" office:value-type="float" office:value="2.8894163053067">
            <text:p>2.89</text:p>
          </table:table-cell>
          <table:table-cell table:style-name="ce181" office:value-type="string">
            <text:p>Kovacevic</text:p>
          </table:table-cell>
          <table:table-cell table:style-name="ce176" office:value-type="float" office:value="2.97670647521788">
            <text:p>2.98</text:p>
          </table:table-cell>
          <table:table-cell/>
          <table:table-cell table:style-name="ce185" office:value-type="string">
            <text:p>Steltzner</text:p>
          </table:table-cell>
          <table:table-cell table:style-name="ce181" office:value-type="string">
            <text:p>WA</text:p>
          </table:table-cell>
          <table:table-cell table:style-name="ce181" office:value-type="string">
            <text:p>Claret</text:p>
          </table:table-cell>
          <table:table-cell table:style-name="ce176" office:value-type="float" office:value="2.43273750455483">
            <text:p>2.43</text:p>
          </table:table-cell>
          <table:table-cell table:style-name="ce203" office:value-type="float" office:value="2.2978004838299">
            <text:p>2.30</text:p>
          </table:table-cell>
          <table:table-cell table:style-name="ce181" office:value-type="string">
            <text:p>Conneaut Cellars</text:p>
          </table:table-cell>
          <table:table-cell table:style-name="ce212" office:value-type="string">
            <text:p>Hazel Park Red</text:p>
          </table:table-cell>
          <table:table-cell table:style-name="ce203" office:value-type="float" office:value="2.43181144109937">
            <text:p>2.43</text:p>
          </table:table-cell>
          <table:table-cell table:style-name="ce181" office:value-type="string">
            <text:p>Rancho sisquoc</text:p>
          </table:table-cell>
          <table:table-cell table:style-name="ce212" office:value-type="string">
            <text:p>Cabernet Franc</text:p>
          </table:table-cell>
          <table:table-cell table:number-columns-repeated="235"/>
        </table:table-row>
        <table:table-row table:style-name="ro1">
          <table:table-cell/>
          <table:table-cell table:style-name="ce165" office:value-type="string">
            <text:p>Kovacevic</text:p>
          </table:table-cell>
          <table:table-cell table:style-name="ce171" office:value-type="float" office:value="3.28317821828684">
            <text:p>3.28</text:p>
          </table:table-cell>
          <table:table-cell table:style-name="ce181" office:value-type="string">
            <text:p>Serbia</text:p>
          </table:table-cell>
          <table:table-cell table:style-name="ce181" office:value-type="string">
            <text:p>Sauvignon Blanc</text:p>
          </table:table-cell>
          <table:table-cell table:style-name="ce181" office:value-type="string">
            <text:p>white</text:p>
          </table:table-cell>
          <table:table-cell table:style-name="ce181" office:value-type="string">
            <text:p>Alamos</text:p>
          </table:table-cell>
          <table:table-cell table:style-name="ce171" office:value-type="float" office:value="3.56081647513813">
            <text:p>3.56</text:p>
          </table:table-cell>
          <table:table-cell table:style-name="ce181" office:value-type="string">
            <text:p>Alamos</text:p>
          </table:table-cell>
          <table:table-cell table:style-name="ce176" office:value-type="float" office:value="3.05246230038649">
            <text:p>3.05</text:p>
          </table:table-cell>
          <table:table-cell/>
          <table:table-cell table:style-name="ce185" office:value-type="string">
            <text:p>Rancho sisquoc</text:p>
          </table:table-cell>
          <table:table-cell table:style-name="ce181" office:value-type="string">
            <text:p>CA</text:p>
          </table:table-cell>
          <table:table-cell table:style-name="ce181" office:value-type="string">
            <text:p>Syrah</text:p>
          </table:table-cell>
          <table:table-cell table:style-name="ce176" office:value-type="float" office:value="2.43443715161014">
            <text:p>2.43</text:p>
          </table:table-cell>
          <table:table-cell table:style-name="ce203" office:value-type="float" office:value="2.41552087618264">
            <text:p>2.42</text:p>
          </table:table-cell>
          <table:table-cell table:style-name="ce181" office:value-type="string">
            <text:p>Rancho sisquoc</text:p>
          </table:table-cell>
          <table:table-cell table:style-name="ce212" office:value-type="string">
            <text:p>Syrah</text:p>
          </table:table-cell>
          <table:table-cell table:style-name="ce203" office:value-type="float" office:value="2.5281625465449">
            <text:p>2.53</text:p>
          </table:table-cell>
          <table:table-cell table:style-name="ce181" office:value-type="string">
            <text:p>Conneaut Cellars</text:p>
          </table:table-cell>
          <table:table-cell table:style-name="ce212" office:value-type="string">
            <text:p>Hazel Park Red</text:p>
          </table:table-cell>
          <table:table-cell table:number-columns-repeated="235"/>
        </table:table-row>
        <table:table-row table:style-name="ro1">
          <table:table-cell/>
          <table:table-cell table:style-name="ce166" office:value-type="string">
            <text:p>Alamos</text:p>
          </table:table-cell>
          <table:table-cell table:style-name="ce172" office:value-type="float" office:value="3.28353237981905">
            <text:p>3.28</text:p>
          </table:table-cell>
          <table:table-cell table:style-name="ce182" office:value-type="string">
            <text:p>US</text:p>
          </table:table-cell>
          <table:table-cell table:style-name="ce182" office:value-type="string">
            <text:p>Chardonnay</text:p>
          </table:table-cell>
          <table:table-cell table:style-name="ce182" office:value-type="string">
            <text:p>white</text:p>
          </table:table-cell>
          <table:table-cell table:style-name="ce182" office:value-type="string">
            <text:p>Kovacevic White</text:p>
          </table:table-cell>
          <table:table-cell table:style-name="ce172" office:value-type="float" office:value="3.82947371621569">
            <text:p>3.83</text:p>
          </table:table-cell>
          <table:table-cell table:style-name="ce182" office:value-type="string">
            <text:p>Tokaji</text:p>
          </table:table-cell>
          <table:table-cell table:style-name="ce177" office:value-type="float" office:value="3.31052504703421">
            <text:p>3.31</text:p>
          </table:table-cell>
          <table:table-cell/>
          <table:table-cell table:style-name="ce185" office:value-type="string">
            <text:p>Hogue</text:p>
          </table:table-cell>
          <table:table-cell table:style-name="ce181" office:value-type="string">
            <text:p>OR</text:p>
          </table:table-cell>
          <table:table-cell table:style-name="ce181" office:value-type="string">
            <text:p>Riesling</text:p>
          </table:table-cell>
          <table:table-cell table:style-name="ce176" office:value-type="float" office:value="2.44710952411448">
            <text:p>2.45</text:p>
          </table:table-cell>
          <table:table-cell table:style-name="ce203" office:value-type="float" office:value="2.42411476391256">
            <text:p>2.42</text:p>
          </table:table-cell>
          <table:table-cell table:style-name="ce181" office:value-type="string">
            <text:p>Tabor Hill</text:p>
          </table:table-cell>
          <table:table-cell table:style-name="ce212" office:value-type="string">
            <text:p>Traminette</text:p>
          </table:table-cell>
          <table:table-cell table:style-name="ce203" office:value-type="float" office:value="2.53505693753372">
            <text:p>2.54</text:p>
          </table:table-cell>
          <table:table-cell table:style-name="ce181" office:value-type="string">
            <text:p>Jordan</text:p>
          </table:table-cell>
          <table:table-cell table:style-name="ce212" office:value-type="string">
            <text:p>Chardonnay</text:p>
          </table:table-cell>
          <table:table-cell table:number-columns-repeated="235"/>
        </table:table-row>
        <table:table-row table:style-name="ro1">
          <table:table-cell table:number-columns-repeated="3"/>
          <table:table-cell table:style-name="ce5" table:number-columns-repeated="2"/>
          <table:table-cell table:style-name="ce2"/>
          <table:table-cell table:style-name="ce5"/>
          <table:table-cell table:style-name="ce178"/>
          <table:table-cell table:style-name="ce5"/>
          <table:table-cell table:style-name="ce178"/>
          <table:table-cell/>
          <table:table-cell table:style-name="ce185" office:value-type="string">
            <text:p>Debonne Vineyards</text:p>
          </table:table-cell>
          <table:table-cell table:style-name="ce181" office:value-type="string">
            <text:p>OH</text:p>
          </table:table-cell>
          <table:table-cell table:style-name="ce181" office:value-type="string">
            <text:p>Riesling (wet)</text:p>
          </table:table-cell>
          <table:table-cell table:style-name="ce176" office:value-type="float" office:value="2.5625300799033">
            <text:p>2.56</text:p>
          </table:table-cell>
          <table:table-cell table:style-name="ce203" office:value-type="float" office:value="2.49930939476201">
            <text:p>2.50</text:p>
          </table:table-cell>
          <table:table-cell table:style-name="ce181" office:value-type="string">
            <text:p>Jordan</text:p>
          </table:table-cell>
          <table:table-cell table:style-name="ce212" office:value-type="string">
            <text:p>Chardonnay</text:p>
          </table:table-cell>
          <table:table-cell table:style-name="ce203" office:value-type="float" office:value="2.56663559295138">
            <text:p>2.57</text:p>
          </table:table-cell>
          <table:table-cell table:style-name="ce181" office:value-type="string">
            <text:p>Erath</text:p>
          </table:table-cell>
          <table:table-cell table:style-name="ce212" office:value-type="string">
            <text:p>Pinot Noir</text:p>
          </table:table-cell>
          <table:table-cell table:number-columns-repeated="235"/>
        </table:table-row>
        <table:table-row table:style-name="ro1">
          <table:table-cell table:number-columns-repeated="10"/>
          <table:table-cell table:style-name="ce5"/>
          <table:table-cell table:style-name="ce185" office:value-type="string">
            <text:p>Jordan</text:p>
          </table:table-cell>
          <table:table-cell table:style-name="ce181" office:value-type="string">
            <text:p>CA</text:p>
          </table:table-cell>
          <table:table-cell table:style-name="ce181" office:value-type="string">
            <text:p>Chardonnay</text:p>
          </table:table-cell>
          <table:table-cell table:style-name="ce176" office:value-type="float" office:value="2.56720769686555">
            <text:p>2.57</text:p>
          </table:table-cell>
          <table:table-cell table:style-name="ce203" office:value-type="float" office:value="2.7374094983273">
            <text:p>2.74</text:p>
          </table:table-cell>
          <table:table-cell table:style-name="ce181" office:value-type="string">
            <text:p>Hogue</text:p>
          </table:table-cell>
          <table:table-cell table:style-name="ce212" office:value-type="string">
            <text:p>Riesling</text:p>
          </table:table-cell>
          <table:table-cell table:style-name="ce203" office:value-type="float" office:value="2.57224917441636">
            <text:p>2.57</text:p>
          </table:table-cell>
          <table:table-cell table:style-name="ce181" office:value-type="string">
            <text:p>Illinois Cellars</text:p>
          </table:table-cell>
          <table:table-cell table:style-name="ce212" office:value-type="string">
            <text:p>Velvet Red</text:p>
          </table:table-cell>
          <table:table-cell table:number-columns-repeated="235"/>
        </table:table-row>
        <table:table-row table:style-name="ro1">
          <table:table-cell table:number-columns-repeated="11"/>
          <table:table-cell table:style-name="ce185" office:value-type="string">
            <text:p>Tabor Hill</text:p>
          </table:table-cell>
          <table:table-cell table:style-name="ce181" office:value-type="string">
            <text:p>MI</text:p>
          </table:table-cell>
          <table:table-cell table:style-name="ce181" office:value-type="string">
            <text:p>Traminette</text:p>
          </table:table-cell>
          <table:table-cell table:style-name="ce176" office:value-type="float" office:value="2.57012953036709">
            <text:p>2.57</text:p>
          </table:table-cell>
          <table:table-cell table:style-name="ce203" office:value-type="float" office:value="2.84602075372505">
            <text:p>2.85</text:p>
          </table:table-cell>
          <table:table-cell table:style-name="ce181" office:value-type="string">
            <text:p>Debonne Vineyards</text:p>
          </table:table-cell>
          <table:table-cell table:style-name="ce212" office:value-type="string">
            <text:p>Riesling (wet)</text:p>
          </table:table-cell>
          <table:table-cell table:style-name="ce203" office:value-type="float" office:value="2.66775878617984">
            <text:p>2.67</text:p>
          </table:table-cell>
          <table:table-cell table:style-name="ce181" office:value-type="string">
            <text:p>Steltzner</text:p>
          </table:table-cell>
          <table:table-cell table:style-name="ce212" office:value-type="string">
            <text:p>Claret</text:p>
          </table:table-cell>
          <table:table-cell table:number-columns-repeated="235"/>
        </table:table-row>
        <table:table-row table:style-name="ro1">
          <table:table-cell table:number-columns-repeated="11"/>
          <table:table-cell table:style-name="ce185" office:value-type="string">
            <text:p>Erath</text:p>
          </table:table-cell>
          <table:table-cell table:style-name="ce181" office:value-type="string">
            <text:p>OR</text:p>
          </table:table-cell>
          <table:table-cell table:style-name="ce181" office:value-type="string">
            <text:p>Pinot Noir</text:p>
          </table:table-cell>
          <table:table-cell table:style-name="ce176" office:value-type="float" office:value="2.70704631714584">
            <text:p>2.71</text:p>
          </table:table-cell>
          <table:table-cell table:style-name="ce203" office:value-type="float" office:value="2.85210183424968">
            <text:p>2.85</text:p>
          </table:table-cell>
          <table:table-cell table:style-name="ce181" office:value-type="string">
            <text:p>Erath</text:p>
          </table:table-cell>
          <table:table-cell table:style-name="ce212" office:value-type="string">
            <text:p>Pinot Noir</text:p>
          </table:table-cell>
          <table:table-cell table:style-name="ce203" office:value-type="float" office:value="2.79565339356361">
            <text:p>2.80</text:p>
          </table:table-cell>
          <table:table-cell table:style-name="ce181" office:value-type="string">
            <text:p>Kalyra</text:p>
          </table:table-cell>
          <table:table-cell table:style-name="ce212" office:value-type="string">
            <text:p>Rose</text:p>
          </table:table-cell>
          <table:table-cell table:number-columns-repeated="235"/>
        </table:table-row>
        <table:table-row table:style-name="ro1">
          <table:table-cell table:number-columns-repeated="11"/>
          <table:table-cell table:style-name="ce185" office:value-type="string">
            <text:p>Kalyra</text:p>
          </table:table-cell>
          <table:table-cell table:style-name="ce181" office:value-type="string">
            <text:p>CA</text:p>
          </table:table-cell>
          <table:table-cell table:style-name="ce181" office:value-type="string">
            <text:p>Rose</text:p>
          </table:table-cell>
          <table:table-cell table:style-name="ce176" office:value-type="float" office:value="2.78232310888279">
            <text:p>2.78</text:p>
          </table:table-cell>
          <table:table-cell table:style-name="ce203" office:value-type="float" office:value="2.86591397405315">
            <text:p>2.87</text:p>
          </table:table-cell>
          <table:table-cell table:style-name="ce181" office:value-type="string">
            <text:p>Kalyra</text:p>
          </table:table-cell>
          <table:table-cell table:style-name="ce212" office:value-type="string">
            <text:p>Rose</text:p>
          </table:table-cell>
          <table:table-cell table:style-name="ce203" office:value-type="float" office:value="2.83557347884833">
            <text:p>2.84</text:p>
          </table:table-cell>
          <table:table-cell table:style-name="ce181" office:value-type="string">
            <text:p>Conneaut Cellars</text:p>
          </table:table-cell>
          <table:table-cell table:style-name="ce212" office:value-type="string">
            <text:p>Pinot Gris</text:p>
          </table:table-cell>
          <table:table-cell table:number-columns-repeated="235"/>
        </table:table-row>
        <table:table-row table:style-name="ro1">
          <table:table-cell table:number-columns-repeated="11"/>
          <table:table-cell table:style-name="ce185" office:value-type="string">
            <text:p>Conneaut Cellars</text:p>
          </table:table-cell>
          <table:table-cell table:style-name="ce181" office:value-type="string">
            <text:p>PA</text:p>
          </table:table-cell>
          <table:table-cell table:style-name="ce181" office:value-type="string">
            <text:p>Pinot Gris</text:p>
          </table:table-cell>
          <table:table-cell table:style-name="ce176" office:value-type="float" office:value="2.98953403926395">
            <text:p>2.99</text:p>
          </table:table-cell>
          <table:table-cell table:style-name="ce203" office:value-type="float" office:value="2.94771919257213">
            <text:p>2.95</text:p>
          </table:table-cell>
          <table:table-cell table:style-name="ce181" office:value-type="string">
            <text:p>Tabor Hill</text:p>
          </table:table-cell>
          <table:table-cell table:style-name="ce212" office:value-type="string">
            <text:p>Cabernet Franc</text:p>
          </table:table-cell>
          <table:table-cell table:style-name="ce203" office:value-type="float" office:value="2.84928147673246">
            <text:p>2.85</text:p>
          </table:table-cell>
          <table:table-cell table:style-name="ce181" office:value-type="string">
            <text:p>Tabor Hill</text:p>
          </table:table-cell>
          <table:table-cell table:style-name="ce212" office:value-type="string">
            <text:p>Traminette</text:p>
          </table:table-cell>
          <table:table-cell table:number-columns-repeated="235"/>
        </table:table-row>
        <table:table-row table:style-name="ro1">
          <table:table-cell table:number-columns-repeated="11"/>
          <table:table-cell table:style-name="ce185" office:value-type="string">
            <text:p>Tabor Hill</text:p>
          </table:table-cell>
          <table:table-cell table:style-name="ce181" office:value-type="string">
            <text:p>MI</text:p>
          </table:table-cell>
          <table:table-cell table:style-name="ce181" office:value-type="string">
            <text:p>Kerner</text:p>
          </table:table-cell>
          <table:table-cell table:style-name="ce176" office:value-type="float" office:value="3.12115189902065">
            <text:p>3.12</text:p>
          </table:table-cell>
          <table:table-cell table:style-name="ce203" office:value-type="float" office:value="3.11423717432777">
            <text:p>3.11</text:p>
          </table:table-cell>
          <table:table-cell table:style-name="ce181" office:value-type="string">
            <text:p>Tabor Hill</text:p>
          </table:table-cell>
          <table:table-cell table:style-name="ce212" office:value-type="string">
            <text:p>Kerner</text:p>
          </table:table-cell>
          <table:table-cell table:style-name="ce203" office:value-type="float" office:value="2.97296364375828">
            <text:p>2.97</text:p>
          </table:table-cell>
          <table:table-cell table:style-name="ce181" office:value-type="string">
            <text:p>Illinois Cellars</text:p>
          </table:table-cell>
          <table:table-cell table:style-name="ce212" office:value-type="string">
            <text:p>Chardonnelle</text:p>
          </table:table-cell>
          <table:table-cell table:number-columns-repeated="235"/>
        </table:table-row>
        <table:table-row table:style-name="ro1">
          <table:table-cell table:number-columns-repeated="10"/>
          <table:table-cell table:style-name="ce4"/>
          <table:table-cell table:style-name="ce185" office:value-type="string">
            <text:p>Illinois Cellars</text:p>
          </table:table-cell>
          <table:table-cell table:style-name="ce181" office:value-type="string">
            <text:p>IL</text:p>
          </table:table-cell>
          <table:table-cell table:style-name="ce181" office:value-type="string">
            <text:p>Chardonnelle</text:p>
          </table:table-cell>
          <table:table-cell table:style-name="ce176" office:value-type="float" office:value="3.22597568215796">
            <text:p>3.23</text:p>
          </table:table-cell>
          <table:table-cell table:style-name="ce203" office:value-type="float" office:value="3.15320449275281">
            <text:p>3.15</text:p>
          </table:table-cell>
          <table:table-cell table:style-name="ce181" office:value-type="string">
            <text:p>Conneaut Cellars</text:p>
          </table:table-cell>
          <table:table-cell table:style-name="ce212" office:value-type="string">
            <text:p>Pinot Gris</text:p>
          </table:table-cell>
          <table:table-cell table:style-name="ce203" office:value-type="float" office:value="3.24273032864364">
            <text:p>3.24</text:p>
          </table:table-cell>
          <table:table-cell table:style-name="ce181" office:value-type="string">
            <text:p>Tabor Hill</text:p>
          </table:table-cell>
          <table:table-cell table:style-name="ce212" office:value-type="string">
            <text:p>Kerner</text:p>
          </table:table-cell>
          <table:table-cell table:number-columns-repeated="235"/>
        </table:table-row>
        <table:table-row table:style-name="ro1">
          <table:table-cell table:number-columns-repeated="11"/>
          <table:table-cell table:style-name="ce186" office:value-type="string">
            <text:p>Tabor Hill</text:p>
          </table:table-cell>
          <table:table-cell table:style-name="ce182" office:value-type="string">
            <text:p>MI</text:p>
          </table:table-cell>
          <table:table-cell table:style-name="ce182" office:value-type="string">
            <text:p>Cabernet Franc</text:p>
          </table:table-cell>
          <table:table-cell table:style-name="ce177" office:value-type="float" office:value="3.36253449211211">
            <text:p>3.36</text:p>
          </table:table-cell>
          <table:table-cell table:style-name="ce204" office:value-type="float" office:value="3.37179034201093">
            <text:p>3.37</text:p>
          </table:table-cell>
          <table:table-cell table:style-name="ce182" office:value-type="string">
            <text:p>Illinois Cellars</text:p>
          </table:table-cell>
          <table:table-cell table:style-name="ce213" office:value-type="string">
            <text:p>Chardonnelle</text:p>
          </table:table-cell>
          <table:table-cell table:style-name="ce204" office:value-type="float" office:value="3.72712617073519">
            <text:p>3.73</text:p>
          </table:table-cell>
          <table:table-cell table:style-name="ce182" office:value-type="string">
            <text:p>Tabor Hill</text:p>
          </table:table-cell>
          <table:table-cell table:style-name="ce213" office:value-type="string">
            <text:p>Cabernet Franc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3"/>
          <table:table-cell table:style-name="ce196" office:value-type="string">
            <text:p>By Type</text:p>
          </table:table-cell>
          <table:table-cell table:style-name="ce199" office:value-type="string">
            <text:p>All</text:p>
          </table:table-cell>
          <table:table-cell table:style-name="ce205" office:value-type="string">
            <text:p>Male</text:p>
          </table:table-cell>
          <table:table-cell table:style-name="ce208" office:value-type="string">
            <text:p>Female</text:p>
          </table:table-cell>
          <table:table-cell table:number-columns-repeated="239"/>
        </table:table-row>
        <table:table-row table:style-name="ro1">
          <table:table-cell table:number-columns-repeated="13"/>
          <table:table-cell table:style-name="ce7" office:value-type="string">
            <text:p>desert</text:p>
          </table:table-cell>
          <table:table-cell table:style-name="ce2" office:value-type="float" office:value="2.31805750201055">
            <text:p>2.32</text:p>
          </table:table-cell>
          <table:table-cell table:style-name="ce206" office:value-type="float" office:value="1.95686735665106">
            <text:p>1.96</text:p>
          </table:table-cell>
          <table:table-cell table:style-name="ce209" office:value-type="float" office:value="2.60119220905982">
            <text:p>2.60</text:p>
          </table:table-cell>
          <table:table-cell table:number-columns-repeated="239"/>
        </table:table-row>
        <table:table-row table:style-name="ro1">
          <table:table-cell table:number-columns-repeated="13"/>
          <table:table-cell table:style-name="ce7" office:value-type="string">
            <text:p>red</text:p>
          </table:table-cell>
          <table:table-cell table:style-name="ce2" office:value-type="float" office:value="2.40988354374706">
            <text:p>2.41</text:p>
          </table:table-cell>
          <table:table-cell table:style-name="ce206" office:value-type="float" office:value="2.42284749023726">
            <text:p>2.42</text:p>
          </table:table-cell>
          <table:table-cell table:style-name="ce209" office:value-type="float" office:value="2.34329818023514">
            <text:p>2.34</text:p>
          </table:table-cell>
          <table:table-cell table:number-columns-repeated="239"/>
        </table:table-row>
        <table:table-row table:style-name="ro1">
          <table:table-cell table:number-columns-repeated="13"/>
          <table:table-cell table:style-name="ce13" office:value-type="string">
            <text:p>white</text:p>
          </table:table-cell>
          <table:table-cell table:style-name="ce15" office:value-type="float" office:value="2.8928998835603">
            <text:p>2.89</text:p>
          </table:table-cell>
          <table:table-cell table:style-name="ce207" office:value-type="float" office:value="3.20264186263107">
            <text:p>3.20</text:p>
          </table:table-cell>
          <table:table-cell table:style-name="ce210" office:value-type="float" office:value="2.5985625764517">
            <text:p>2.6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3"/>
          <table:table-cell table:style-name="ce196" office:value-type="string">
            <text:p>By Type</text:p>
          </table:table-cell>
          <table:table-cell table:style-name="ce199" office:value-type="string">
            <text:p>All</text:p>
          </table:table-cell>
          <table:table-cell table:style-name="ce205" office:value-type="string">
            <text:p>Male</text:p>
          </table:table-cell>
          <table:table-cell table:style-name="ce208" office:value-type="string">
            <text:p>Female</text:p>
          </table:table-cell>
          <table:table-cell table:number-columns-repeated="239"/>
        </table:table-row>
        <table:table-row table:style-name="ro1">
          <table:table-cell table:number-columns-repeated="13"/>
          <table:table-cell table:style-name="ce7" office:value-type="string">
            <text:p>Desert</text:p>
          </table:table-cell>
          <table:table-cell table:style-name="ce3" office:value-type="float" office:value="2.09358537204052">
            <text:p>2.09</text:p>
          </table:table-cell>
          <table:table-cell table:style-name="ce3" office:value-type="float" office:value="2.017730339126">
            <text:p>2.02</text:p>
          </table:table-cell>
          <table:table-cell table:style-name="ce160" office:value-type="float" office:value="2.21358693881914">
            <text:p>2.21</text:p>
          </table:table-cell>
          <table:table-cell table:number-columns-repeated="239"/>
        </table:table-row>
        <table:table-row table:style-name="ro1">
          <table:table-cell table:number-columns-repeated="13"/>
          <table:table-cell table:style-name="ce7" office:value-type="string">
            <text:p>Red</text:p>
          </table:table-cell>
          <table:table-cell table:style-name="ce3" office:value-type="float" office:value="2.33062778165902">
            <text:p>2.33</text:p>
          </table:table-cell>
          <table:table-cell table:style-name="ce3" office:value-type="float" office:value="2.19508639280014">
            <text:p>2.2</text:p>
          </table:table-cell>
          <table:table-cell table:style-name="ce160" office:value-type="float" office:value="2.41304551846378">
            <text:p>2.41</text:p>
          </table:table-cell>
          <table:table-cell table:number-columns-repeated="239"/>
        </table:table-row>
        <table:table-row table:style-name="ro1">
          <table:table-cell table:number-columns-repeated="13"/>
          <table:table-cell table:style-name="ce13" office:value-type="string">
            <text:p>White</text:p>
          </table:table-cell>
          <table:table-cell table:style-name="ce157" office:value-type="float" office:value="2.78337692167042">
            <text:p>2.78</text:p>
          </table:table-cell>
          <table:table-cell table:style-name="ce157" office:value-type="float" office:value="2.87801234568835">
            <text:p>2.88</text:p>
          </table:table-cell>
          <table:table-cell table:style-name="ce161" office:value-type="float" office:value="2.73588387132832">
            <text:p>2.74</text:p>
          </table:table-cell>
          <table:table-cell table:number-columns-repeated="23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11" office:value-type="string">
            <text:p>1st Tasting</text:p>
          </table:table-cell>
          <table:table-cell table:style-name="ce173"/>
          <table:table-cell table:style-name="ce3" table:number-columns-repeated="2"/>
          <table:table-cell/>
          <table:table-cell table:style-name="ce1" office:value-type="string">
            <text:p>Ben Farewell Tasting</text:p>
          </table:table-cell>
          <table:table-cell table:number-columns-repeated="249"/>
        </table:table-row>
        <table:table-row table:style-name="ro1">
          <table:table-cell/>
          <table:table-cell table:style-name="ce167" office:value-type="string">
            <text:p>Standard Deviations in Rating</text:p>
          </table:table-cell>
          <table:table-cell table:style-name="ce174"/>
          <table:table-cell table:style-name="ce183" office:value-type="string">
            <text:p>Average Rating</text:p>
          </table:table-cell>
          <table:table-cell table:style-name="ce187"/>
          <table:table-cell/>
          <table:table-cell table:style-name="ce192" office:value-type="string">
            <text:p>Standard Deviation</text:p>
          </table:table-cell>
          <table:table-cell table:style-name="ce193"/>
          <table:table-cell table:style-name="ce194" office:value-type="string">
            <text:p>Means</text:p>
          </table:table-cell>
          <table:table-cell table:style-name="ce193"/>
          <table:table-cell table:number-columns-repeated="246"/>
        </table:table-row>
        <table:table-row table:style-name="ro1">
          <table:table-cell table:style-name="ce160"/>
          <table:table-cell table:style-name="ce164" office:value-type="string">
            <text:p>Tanja</text:p>
          </table:table-cell>
          <table:table-cell table:style-name="ce175" office:value-type="float" office:value="0.281231059968325">
            <text:p>0.28</text:p>
          </table:table-cell>
          <table:table-cell table:style-name="ce184" office:value-type="string">
            <text:p>Beau</text:p>
          </table:table-cell>
          <table:table-cell table:style-name="ce188" office:value-type="float" office:value="1.73636363636364">
            <text:p>1.74</text:p>
          </table:table-cell>
          <table:table-cell table:style-name="ce5"/>
          <table:table-cell table:style-name="ce184" office:value-type="string">
            <text:p>Angela</text:p>
          </table:table-cell>
          <table:table-cell table:style-name="ce175" office:value-type="float" office:value="0.33523268393901">
            <text:p>0.34</text:p>
          </table:table-cell>
          <table:table-cell table:style-name="ce184" office:value-type="string">
            <text:p>Angela</text:p>
          </table:table-cell>
          <table:table-cell table:style-name="ce175" office:value-type="float" office:value="1.42857142857143">
            <text:p>1.43</text:p>
          </table:table-cell>
          <table:table-cell table:number-columns-repeated="246"/>
        </table:table-row>
        <table:table-row table:style-name="ro1">
          <table:table-cell table:style-name="ce160"/>
          <table:table-cell table:style-name="ce165" office:value-type="string">
            <text:p>Ben</text:p>
          </table:table-cell>
          <table:table-cell table:style-name="ce176" office:value-type="float" office:value="0.287538817255291">
            <text:p>0.29</text:p>
          </table:table-cell>
          <table:table-cell table:style-name="ce185" office:value-type="string">
            <text:p>Gayle</text:p>
          </table:table-cell>
          <table:table-cell table:style-name="ce189" office:value-type="float" office:value="1.78333333333333">
            <text:p>1.78</text:p>
          </table:table-cell>
          <table:table-cell table:style-name="ce5"/>
          <table:table-cell table:style-name="ce185" office:value-type="string">
            <text:p>Dave</text:p>
          </table:table-cell>
          <table:table-cell table:style-name="ce176" office:value-type="float" office:value="0.341650620076753">
            <text:p>0.34</text:p>
          </table:table-cell>
          <table:table-cell table:style-name="ce185" office:value-type="string">
            <text:p>Gayle</text:p>
          </table:table-cell>
          <table:table-cell table:style-name="ce176" office:value-type="float" office:value="1.84">
            <text:p>1.84</text:p>
          </table:table-cell>
          <table:table-cell table:number-columns-repeated="246"/>
        </table:table-row>
        <table:table-row table:style-name="ro1">
          <table:table-cell table:style-name="ce160"/>
          <table:table-cell table:style-name="ce165" office:value-type="string">
            <text:p>Dave</text:p>
          </table:table-cell>
          <table:table-cell table:style-name="ce176" office:value-type="float" office:value="0.298068275684779">
            <text:p>0.30</text:p>
          </table:table-cell>
          <table:table-cell table:style-name="ce185" office:value-type="string">
            <text:p>Tanja</text:p>
          </table:table-cell>
          <table:table-cell table:style-name="ce189" office:value-type="float" office:value="1.85">
            <text:p>1.85</text:p>
          </table:table-cell>
          <table:table-cell table:style-name="ce5"/>
          <table:table-cell table:style-name="ce185" office:value-type="string">
            <text:p>Gayle</text:p>
          </table:table-cell>
          <table:table-cell table:style-name="ce176" office:value-type="float" office:value="0.36906710272766">
            <text:p>0.37</text:p>
          </table:table-cell>
          <table:table-cell table:style-name="ce185" office:value-type="string">
            <text:p>Graham</text:p>
          </table:table-cell>
          <table:table-cell table:style-name="ce176" office:value-type="float" office:value="2.035">
            <text:p>2.04</text:p>
          </table:table-cell>
          <table:table-cell table:number-columns-repeated="246"/>
        </table:table-row>
        <table:table-row table:style-name="ro1">
          <table:table-cell table:style-name="ce160"/>
          <table:table-cell table:style-name="ce165" office:value-type="string">
            <text:p>Ted</text:p>
          </table:table-cell>
          <table:table-cell table:style-name="ce176" office:value-type="float" office:value="0.377692355166892">
            <text:p>0.38</text:p>
          </table:table-cell>
          <table:table-cell table:style-name="ce185" office:value-type="string">
            <text:p>Ben</text:p>
          </table:table-cell>
          <table:table-cell table:style-name="ce189" office:value-type="float" office:value="1.8625">
            <text:p>1.86</text:p>
          </table:table-cell>
          <table:table-cell table:style-name="ce5"/>
          <table:table-cell table:style-name="ce185" office:value-type="string">
            <text:p>Tanja</text:p>
          </table:table-cell>
          <table:table-cell table:style-name="ce176" office:value-type="float" office:value="0.443520604161507">
            <text:p>0.44</text:p>
          </table:table-cell>
          <table:table-cell table:style-name="ce185" office:value-type="string">
            <text:p>Tanja</text:p>
          </table:table-cell>
          <table:table-cell table:style-name="ce176" office:value-type="float" office:value="2.225">
            <text:p>2.23</text:p>
          </table:table-cell>
          <table:table-cell table:number-columns-repeated="246"/>
        </table:table-row>
        <table:table-row table:style-name="ro1">
          <table:table-cell table:style-name="ce160"/>
          <table:table-cell table:style-name="ce165" office:value-type="string">
            <text:p>Gayle</text:p>
          </table:table-cell>
          <table:table-cell table:style-name="ce176" office:value-type="float" office:value="0.401889476740996">
            <text:p>0.40</text:p>
          </table:table-cell>
          <table:table-cell table:style-name="ce185" office:value-type="string">
            <text:p>Eric</text:p>
          </table:table-cell>
          <table:table-cell table:style-name="ce189" office:value-type="float" office:value="2.07777777777778">
            <text:p>2.08</text:p>
          </table:table-cell>
          <table:table-cell table:style-name="ce5"/>
          <table:table-cell table:style-name="ce185" office:value-type="string">
            <text:p>Graham</text:p>
          </table:table-cell>
          <table:table-cell table:style-name="ce176" office:value-type="float" office:value="0.501864943040091">
            <text:p>0.50</text:p>
          </table:table-cell>
          <table:table-cell table:style-name="ce185" office:value-type="string">
            <text:p>Matt Most</text:p>
          </table:table-cell>
          <table:table-cell table:style-name="ce176" office:value-type="float" office:value="2.27777777777778">
            <text:p>2.28</text:p>
          </table:table-cell>
          <table:table-cell table:number-columns-repeated="246"/>
        </table:table-row>
        <table:table-row table:style-name="ro1">
          <table:table-cell table:style-name="ce160"/>
          <table:table-cell table:style-name="ce165" office:value-type="string">
            <text:p>marissa</text:p>
          </table:table-cell>
          <table:table-cell table:style-name="ce176" office:value-type="float" office:value="0.496655480858377">
            <text:p>0.50</text:p>
          </table:table-cell>
          <table:table-cell table:style-name="ce185" office:value-type="string">
            <text:p>Aiguo</text:p>
          </table:table-cell>
          <table:table-cell table:style-name="ce189" office:value-type="float" office:value="2.08125">
            <text:p>2.08</text:p>
          </table:table-cell>
          <table:table-cell table:style-name="ce5"/>
          <table:table-cell table:style-name="ce185" office:value-type="string">
            <text:p>Lauren</text:p>
          </table:table-cell>
          <table:table-cell table:style-name="ce176" office:value-type="float" office:value="0.520964018692202">
            <text:p>0.52</text:p>
          </table:table-cell>
          <table:table-cell table:style-name="ce185" office:value-type="string">
            <text:p>Ted</text:p>
          </table:table-cell>
          <table:table-cell table:style-name="ce176" office:value-type="float" office:value="2.325">
            <text:p>2.33</text:p>
          </table:table-cell>
          <table:table-cell table:number-columns-repeated="246"/>
        </table:table-row>
        <table:table-row table:style-name="ro1">
          <table:table-cell table:style-name="ce160"/>
          <table:table-cell table:style-name="ce165" office:value-type="string">
            <text:p>Aiguo</text:p>
          </table:table-cell>
          <table:table-cell table:style-name="ce176" office:value-type="float" office:value="0.523680314150315">
            <text:p>0.52</text:p>
          </table:table-cell>
          <table:table-cell table:style-name="ce185" office:value-type="string">
            <text:p>Ted</text:p>
          </table:table-cell>
          <table:table-cell table:style-name="ce189" office:value-type="float" office:value="2.09166666666667">
            <text:p>2.09</text:p>
          </table:table-cell>
          <table:table-cell table:style-name="ce5"/>
          <table:table-cell table:style-name="ce185" office:value-type="string">
            <text:p>Matt Most</text:p>
          </table:table-cell>
          <table:table-cell table:style-name="ce176" office:value-type="float" office:value="0.553656886268397">
            <text:p>0.55</text:p>
          </table:table-cell>
          <table:table-cell table:style-name="ce185" office:value-type="string">
            <text:p>Dave</text:p>
          </table:table-cell>
          <table:table-cell table:style-name="ce176" office:value-type="float" office:value="2.36842105263158">
            <text:p>2.37</text:p>
          </table:table-cell>
          <table:table-cell table:number-columns-repeated="246"/>
        </table:table-row>
        <table:table-row table:style-name="ro1">
          <table:table-cell table:style-name="ce160"/>
          <table:table-cell table:style-name="ce165" office:value-type="string">
            <text:p>Beau</text:p>
          </table:table-cell>
          <table:table-cell table:style-name="ce176" office:value-type="float" office:value="0.607079446650483">
            <text:p>0.61</text:p>
          </table:table-cell>
          <table:table-cell table:style-name="ce185" office:value-type="string">
            <text:p>Christine</text:p>
          </table:table-cell>
          <table:table-cell table:style-name="ce189" office:value-type="float" office:value="2.17222222222222">
            <text:p>2.17</text:p>
          </table:table-cell>
          <table:table-cell table:style-name="ce5"/>
          <table:table-cell table:style-name="ce185" office:value-type="string">
            <text:p>Jinju</text:p>
          </table:table-cell>
          <table:table-cell table:style-name="ce176" office:value-type="float" office:value="0.574433359242414">
            <text:p>0.57</text:p>
          </table:table-cell>
          <table:table-cell table:style-name="ce185" office:value-type="string">
            <text:p>Cecille</text:p>
          </table:table-cell>
          <table:table-cell table:style-name="ce176" office:value-type="float" office:value="2.45555555555556">
            <text:p>2.46</text:p>
          </table:table-cell>
          <table:table-cell table:number-columns-repeated="246"/>
        </table:table-row>
        <table:table-row table:style-name="ro1">
          <table:table-cell table:style-name="ce160"/>
          <table:table-cell table:style-name="ce165" office:value-type="string">
            <text:p>Jinju</text:p>
          </table:table-cell>
          <table:table-cell table:style-name="ce176" office:value-type="float" office:value="0.702376916856849">
            <text:p>0.70</text:p>
          </table:table-cell>
          <table:table-cell table:style-name="ce185" office:value-type="string">
            <text:p>Basia</text:p>
          </table:table-cell>
          <table:table-cell table:style-name="ce189" office:value-type="float" office:value="2.35">
            <text:p>2.35</text:p>
          </table:table-cell>
          <table:table-cell table:style-name="ce5"/>
          <table:table-cell table:style-name="ce185" office:value-type="string">
            <text:p>Ted</text:p>
          </table:table-cell>
          <table:table-cell table:style-name="ce176" office:value-type="float" office:value="0.638151112280831">
            <text:p>0.64</text:p>
          </table:table-cell>
          <table:table-cell table:style-name="ce185" office:value-type="string">
            <text:p>Lauren</text:p>
          </table:table-cell>
          <table:table-cell table:style-name="ce176" office:value-type="float" office:value="2.48421052631579">
            <text:p>2.48</text:p>
          </table:table-cell>
          <table:table-cell table:number-columns-repeated="246"/>
        </table:table-row>
        <table:table-row table:style-name="ro1">
          <table:table-cell table:style-name="ce160"/>
          <table:table-cell table:style-name="ce165" office:value-type="string">
            <text:p>Eric</text:p>
          </table:table-cell>
          <table:table-cell table:style-name="ce176" office:value-type="float" office:value="0.816666666666666">
            <text:p>0.82</text:p>
          </table:table-cell>
          <table:table-cell table:style-name="ce185" office:value-type="string">
            <text:p>Dave</text:p>
          </table:table-cell>
          <table:table-cell table:style-name="ce189" office:value-type="float" office:value="2.42083333333333">
            <text:p>2.42</text:p>
          </table:table-cell>
          <table:table-cell table:style-name="ce5"/>
          <table:table-cell table:style-name="ce185" office:value-type="string">
            <text:p>Cecille</text:p>
          </table:table-cell>
          <table:table-cell table:style-name="ce176" office:value-type="float" office:value="0.7650344945019">
            <text:p>0.77</text:p>
          </table:table-cell>
          <table:table-cell table:style-name="ce185" office:value-type="string">
            <text:p>Christine</text:p>
          </table:table-cell>
          <table:table-cell table:style-name="ce176" office:value-type="float" office:value="2.49090909090909">
            <text:p>2.49</text:p>
          </table:table-cell>
          <table:table-cell table:number-columns-repeated="246"/>
        </table:table-row>
        <table:table-row table:style-name="ro1">
          <table:table-cell table:style-name="ce160"/>
          <table:table-cell table:style-name="ce165" office:value-type="string">
            <text:p>Christine</text:p>
          </table:table-cell>
          <table:table-cell table:style-name="ce176" office:value-type="float" office:value="1.13388466981631">
            <text:p>1.13</text:p>
          </table:table-cell>
          <table:table-cell table:style-name="ce185" office:value-type="string">
            <text:p>Jinju</text:p>
          </table:table-cell>
          <table:table-cell table:style-name="ce189" office:value-type="float" office:value="2.53333333333333">
            <text:p>2.53</text:p>
          </table:table-cell>
          <table:table-cell table:style-name="ce5"/>
          <table:table-cell table:style-name="ce185" office:value-type="string">
            <text:p>Beau</text:p>
          </table:table-cell>
          <table:table-cell table:style-name="ce176" office:value-type="float" office:value="0.772782623029363">
            <text:p>0.77</text:p>
          </table:table-cell>
          <table:table-cell table:style-name="ce185" office:value-type="string">
            <text:p>Beau</text:p>
          </table:table-cell>
          <table:table-cell table:style-name="ce176" office:value-type="float" office:value="2.49473684210526">
            <text:p>2.49</text:p>
          </table:table-cell>
          <table:table-cell table:number-columns-repeated="246"/>
        </table:table-row>
        <table:table-row table:style-name="ro1">
          <table:table-cell table:style-name="ce160"/>
          <table:table-cell table:style-name="ce166" office:value-type="string">
            <text:p>Basia</text:p>
          </table:table-cell>
          <table:table-cell table:style-name="ce177" office:value-type="float" office:value="1.36747943311773">
            <text:p>1.37</text:p>
          </table:table-cell>
          <table:table-cell table:style-name="ce186" office:value-type="string">
            <text:p>marissa</text:p>
          </table:table-cell>
          <table:table-cell table:style-name="ce190" office:value-type="float" office:value="2.6">
            <text:p>2.60</text:p>
          </table:table-cell>
          <table:table-cell table:style-name="ce5"/>
          <table:table-cell table:style-name="ce185" office:value-type="string">
            <text:p>Eric</text:p>
          </table:table-cell>
          <table:table-cell table:style-name="ce176" office:value-type="float" office:value="0.790569415042095">
            <text:p>0.79</text:p>
          </table:table-cell>
          <table:table-cell table:style-name="ce185" office:value-type="string">
            <text:p>Eric</text:p>
          </table:table-cell>
          <table:table-cell table:style-name="ce176" office:value-type="float" office:value="2.5">
            <text:p>2.50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78"/>
          <table:table-cell table:style-name="ce5" table:number-columns-repeated="3"/>
          <table:table-cell table:style-name="ce185" office:value-type="string">
            <text:p>Aiguo</text:p>
          </table:table-cell>
          <table:table-cell table:style-name="ce176" office:value-type="float" office:value="0.85051618313691">
            <text:p>0.85</text:p>
          </table:table-cell>
          <table:table-cell table:style-name="ce185" office:value-type="string">
            <text:p>marissa</text:p>
          </table:table-cell>
          <table:table-cell table:style-name="ce176" office:value-type="float" office:value="2.56363636363636">
            <text:p>2.56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78"/>
          <table:table-cell table:style-name="ce5" table:number-columns-repeated="3"/>
          <table:table-cell table:style-name="ce185" office:value-type="string">
            <text:p>marissa</text:p>
          </table:table-cell>
          <table:table-cell table:style-name="ce176" office:value-type="float" office:value="0.933030253821095">
            <text:p>0.93</text:p>
          </table:table-cell>
          <table:table-cell table:style-name="ce185" office:value-type="string">
            <text:p>Aiguo</text:p>
          </table:table-cell>
          <table:table-cell table:style-name="ce176" office:value-type="float" office:value="2.57555555555556">
            <text:p>2.58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78"/>
          <table:table-cell table:style-name="ce5" table:number-columns-repeated="3"/>
          <table:table-cell table:style-name="ce185" office:value-type="string">
            <text:p>Will</text:p>
          </table:table-cell>
          <table:table-cell table:style-name="ce176" office:value-type="float" office:value="0.983923808333785">
            <text:p>0.98</text:p>
          </table:table-cell>
          <table:table-cell table:style-name="ce185" office:value-type="string">
            <text:p>Arielle</text:p>
          </table:table-cell>
          <table:table-cell table:style-name="ce176" office:value-type="float" office:value="2.58461538461538">
            <text:p>2.58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78"/>
          <table:table-cell table:style-name="ce5" table:number-columns-repeated="3"/>
          <table:table-cell table:style-name="ce185" office:value-type="string">
            <text:p>Nicole</text:p>
          </table:table-cell>
          <table:table-cell table:style-name="ce176" office:value-type="float" office:value="1.01980390271856">
            <text:p>1.02</text:p>
          </table:table-cell>
          <table:table-cell table:style-name="ce185" office:value-type="string">
            <text:p>Nicole</text:p>
          </table:table-cell>
          <table:table-cell table:style-name="ce176" office:value-type="float" office:value="2.7">
            <text:p>2.70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78"/>
          <table:table-cell table:style-name="ce5" table:number-columns-repeated="3"/>
          <table:table-cell table:style-name="ce185" office:value-type="string">
            <text:p>Ben</text:p>
          </table:table-cell>
          <table:table-cell table:style-name="ce176" office:value-type="float" office:value="1.03723090641205">
            <text:p>1.04</text:p>
          </table:table-cell>
          <table:table-cell table:style-name="ce185" office:value-type="string">
            <text:p>Basia</text:p>
          </table:table-cell>
          <table:table-cell table:style-name="ce176" office:value-type="float" office:value="2.775">
            <text:p>2.78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78"/>
          <table:table-cell table:style-name="ce5" table:number-columns-repeated="3"/>
          <table:table-cell table:style-name="ce185" office:value-type="string">
            <text:p>Arielle</text:p>
          </table:table-cell>
          <table:table-cell table:style-name="ce176" office:value-type="float" office:value="1.07613982505849">
            <text:p>1.08</text:p>
          </table:table-cell>
          <table:table-cell table:style-name="ce185" office:value-type="string">
            <text:p>Ben</text:p>
          </table:table-cell>
          <table:table-cell table:style-name="ce176" office:value-type="float" office:value="2.91578947368421">
            <text:p>2.92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78"/>
          <table:table-cell table:style-name="ce5" table:number-columns-repeated="3"/>
          <table:table-cell table:style-name="ce185" office:value-type="string">
            <text:p>Christine</text:p>
          </table:table-cell>
          <table:table-cell table:style-name="ce176" office:value-type="float" office:value="1.42509967753456">
            <text:p>1.43</text:p>
          </table:table-cell>
          <table:table-cell table:style-name="ce185" office:value-type="string">
            <text:p>Will</text:p>
          </table:table-cell>
          <table:table-cell table:style-name="ce176" office:value-type="float" office:value="3.00833333333333">
            <text:p>3.01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78"/>
          <table:table-cell table:style-name="ce5" table:number-columns-repeated="3"/>
          <table:table-cell table:style-name="ce186" office:value-type="string">
            <text:p>Basia</text:p>
          </table:table-cell>
          <table:table-cell table:style-name="ce177" office:value-type="float" office:value="1.43412360914804">
            <text:p>1.43</text:p>
          </table:table-cell>
          <table:table-cell table:style-name="ce186" office:value-type="string">
            <text:p>Jinju</text:p>
          </table:table-cell>
          <table:table-cell table:style-name="ce177" office:value-type="float" office:value="3.045">
            <text:p>3.05</text:p>
          </table:table-cell>
          <table:table-cell table:number-columns-repeated="246"/>
        </table:table-row>
        <table:table-row table:style-name="ro1" table:number-rows-repeated="2">
          <table:table-cell table:number-columns-repeated="2"/>
          <table:table-cell table:style-name="ce178"/>
          <table:table-cell table:style-name="ce5" table:number-columns-repeated="4"/>
          <table:table-cell table:style-name="ce178"/>
          <table:table-cell table:style-name="ce5"/>
          <table:table-cell table:style-name="ce178"/>
          <table:table-cell table:number-columns-repeated="246"/>
        </table:table-row>
        <table:table-row table:style-name="ro1" table:number-rows-repeated="6547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Print_Area_5" table:base-cell-address="$'1st Tasting'.$A$1" table:cell-range-address="$Sheet2.$A$1:.$U$5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</number:number-style>
    <number:number-style style:name="N129P0" style:volatile="true">
      <number:text>Yes</number:text>
    </number:number-style>
    <number:number-style style:name="N129P1" style:volatile="true">
      <number:text>Yes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On</number:text>
    </number:number-style>
    <number:number-style style:name="N131P1" style:volatile="true">
      <number:text>On</number:text>
    </number:number-style>
    <number:number-style style:name="N131">
      <number:text>Off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2P0"/>
    </number:currency-style>
    <number:number-style style:name="N133">
      <number:number number:decimal-places="3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2_5f_1_5f_2" style:display-name="Excel_CondFormat_2_1_2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2_5f_2_5f_2" style:display-name="Excel_CondFormat_2_2_2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ext-properties fo:color="#333399"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ext-properties fo:color="#333399" fo:font-style="normal" fo:font-weight="bold" style:font-style-asian="normal" style:font-weight-asian="bold" style:font-style-complex="normal" style:font-weight-complex="bold"/>
    </style:style>
    <style:style style:name="Excel_5f_CondFormat_5f_2_5f_4_5f_2" style:display-name="Excel_CondFormat_2_4_2" style:family="table-cell" style:parent-style-name="Default"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3_5f_1_5f_1" style:display-name="Excel_CondFormat_3_1_1" style:family="table-cell" style:parent-style-name="Default"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3_5f_1_5f_2" style:display-name="Excel_CondFormat_3_1_2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Excel_5f_CondFormat_5f_3_5f_2_5f_1" style:display-name="Excel_CondFormat_3_2_1" style:family="table-cell" style:parent-style-name="Default"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3_5f_2_5f_2" style:display-name="Excel_CondFormat_3_2_2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58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6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97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3">09/03/2008</text:date>, <text:time>12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st_20_Tasting" style:display-name="PageStyle_1st Tasting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May_20_2" style:display-name="PageStyle_May 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ug_20_1st" style:display-name="PageStyle_Aug 1s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ines" style:display-name="PageStyle_win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Ben_20_Farewell" style:display-name="PageStyle_Ben Farewel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Dave Paunesku</meta:initial-creator>
    <meta:creation-date>2007-09-27T15:14:39</meta:creation-date>
    <dc:date>2008-09-03T12:31:59</dc:date>
    <meta:print-date>2008-01-11T16:52:21</meta:print-date>
    <meta:editing-cycles>1</meta:editing-cycles>
    <meta:editing-duration>PT1M15S</meta:editing-duration>
    <meta:user-defined meta:name="Info 1"/>
    <meta:user-defined meta:name="Info 2"/>
    <meta:user-defined meta:name="Info 3"/>
    <meta:user-defined meta:name="Info 4"/>
    <meta:document-statistic meta:table-count="7" meta:cell-count="7955"/>
  </office:meta>
</office:document-meta>
</file>